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54cm"/>
      <style:text-properties style:font-name="Courier New"/>
    </style:style>
    <style:style style:name="P2" style:family="paragraph" style:parent-style-name="Standard">
      <style:paragraph-properties fo:margin-top="0cm" fo:margin-bottom="0.254cm"/>
      <style:text-properties style:font-name="Courier New" fo:language="en" fo:country="US" style:font-name-complex="Arial1"/>
    </style:style>
    <style:style style:name="T1" style:family="text">
      <style:text-properties style:font-name-asian="Arial1"/>
    </style:style>
    <style:style style:name="T2" style:family="text">
      <style:text-properties style:font-name="Arial1" fo:language="en" fo:country="US" style:font-name-asian="Arial1" style:font-name-complex="Arial1"/>
    </style:style>
    <style:style style:name="T3" style:family="text">
      <style:text-properties style:font-name="Arial1" fo:language="en" fo:country="US" style:font-name-complex="Arial1"/>
    </style:style>
    <style:style style:name="T4" style:family="text">
      <style:text-properties fo:language="en" fo:country="US" style:font-name-complex="Arial1"/>
    </style:style>
    <style:style style:name="T5" style:family="text">
      <style:text-properties fo:language="en" fo:country="US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cifal<text:span text:style-name="T1"> </text:span>was<text:span text:style-name="T1"> </text:span>standing<text:span text:style-name="T1"> </text:span>on<text:span text:style-name="T1"> </text:span>the<text:span text:style-name="T1"> </text:span>docks,<text:span text:style-name="T1"> </text:span>watching<text:span text:style-name="T1"> </text:span>the<text:span text:style-name="T1"> </text:span>good<text:span text:style-name="T1"> </text:span>ship<text:span text:style-name="T1"> </text:span>Autania<text:span text:style-name="T1"> </text:span>as<text:span text:style-name="T1"> </text:span>it<text:span text:style-name="T1"> </text:span>gracefully<text:span text:style-name="T1"> </text:span>waded<text:span text:style-name="T1"> </text:span>through<text:span text:style-name="T1"> </text:span>the<text:span text:style-name="T1"> </text:span>peaceful<text:span text:style-name="T1"> </text:span>waters<text:span text:style-name="T1"> </text:span>of<text:span text:style-name="T1"> </text:span>Hobb<text:span text:style-name="T1">’</text:span>s<text:span text:style-name="T1"> </text:span>Bay;<text:span text:style-name="T1"> </text:span>the<text:span text:style-name="T1"> </text:span>wind<text:span text:style-name="T1"> </text:span>was<text:span text:style-name="T1"> </text:span>at<text:span text:style-name="T1"> </text:span>her<text:span text:style-name="T1"> </text:span>stern,<text:span text:style-name="T1"> </text:span>her<text:span text:style-name="T1"> </text:span>sails<text:span text:style-name="T1"> </text:span>full.<text:span text:style-name="T1"> </text:span>She<text:span text:style-name="T1"> </text:span>was<text:span text:style-name="T1"> </text:span>making<text:span text:style-name="T1"> </text:span>good<text:span text:style-name="T1"> </text:span>speed.</text:p>
      <text:p text:style-name="P1"><text:span text:style-name="T5">“</text:span><text:span text:style-name="T4">I</text:span><text:span text:style-name="T5"> </text:span><text:span text:style-name="T4">hope</text:span><text:span text:style-name="T5"> </text:span><text:span text:style-name="T4">the</text:span><text:span text:style-name="T5"> </text:span><text:span text:style-name="T4">damn</text:span><text:span text:style-name="T5"> </text:span><text:span text:style-name="T4">thing</text:span><text:span text:style-name="T5"> </text:span><text:span text:style-name="T4">sinks</text:span><text:span text:style-name="T5"> </text:span><text:span text:style-name="T4">and</text:span><text:span text:style-name="T5"> </text:span><text:span text:style-name="T4">they</text:span><text:span text:style-name="T5"> </text:span><text:span text:style-name="T4">all</text:span><text:span text:style-name="T5"> </text:span><text:span text:style-name="T4">drown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deep</text:span><text:span text:style-name="T5"> </text:span><text:span text:style-name="T4">scowl</text:span><text:span text:style-name="T5"> </text:span><text:span text:style-name="T4">on</text:span><text:span text:style-name="T5"> </text:span><text:span text:style-name="T4">her</text:span><text:span text:style-name="T5"> </text:span><text:span text:style-name="T4">proud</text:span><text:span text:style-name="T5"> </text:span><text:span text:style-name="T4">face.</text:span><text:span text:style-name="T5"> </text:span><text:span text:style-name="T4">Behind</text:span><text:span text:style-name="T5"> </text:span><text:span text:style-name="T4">her,</text:span><text:span text:style-name="T5"> </text:span><text:span text:style-name="T4">the</text:span><text:span text:style-name="T5"> </text:span><text:span text:style-name="T4">small</text:span><text:span text:style-name="T5"> </text:span><text:span text:style-name="T4">harbor</text:span><text:span text:style-name="T5"> </text:span><text:span text:style-name="T4">was</text:span><text:span text:style-name="T5"> </text:span><text:span text:style-name="T4">settling</text:span><text:span text:style-name="T5"> </text:span><text:span text:style-name="T4">into</text:span><text:span text:style-name="T5"> </text:span><text:span text:style-name="T4">its</text:span><text:span text:style-name="T5"> </text:span><text:span text:style-name="T4">nightly</text:span><text:span text:style-name="T5"> </text:span><text:span text:style-name="T4">rhythm.</text:span><text:span text:style-name="T5"> </text:span><text:span text:style-name="T4">Rowdy</text:span><text:span text:style-name="T5"> </text:span><text:span text:style-name="T4">sailors</text:span><text:span text:style-name="T5"> </text:span><text:span text:style-name="T4">were</text:span><text:span text:style-name="T5"> </text:span><text:span text:style-name="T4">looking</text:span><text:span text:style-name="T5"> </text:span><text:span text:style-name="T4">for</text:span><text:span text:style-name="T5"> </text:span><text:span text:style-name="T4">the</text:span><text:span text:style-name="T5"> </text:span><text:span text:style-name="T4">next</text:span><text:span text:style-name="T5"> </text:span><text:span text:style-name="T4">tavern</text:span><text:span text:style-name="T5"> </text:span><text:span text:style-name="T4">in</text:span><text:span text:style-name="T5"> </text:span><text:span text:style-name="T4">line</text:span><text:span text:style-name="T5"> </text:span><text:span text:style-name="T4">to</text:span><text:span text:style-name="T5"> </text:span><text:span text:style-name="T4">get</text:span><text:span text:style-name="T5"> </text:span><text:span text:style-name="T4">drunk</text:span><text:span text:style-name="T5"> </text:span><text:span text:style-name="T4">and</text:span><text:span text:style-name="T5"> </text:span><text:span text:style-name="T4">have</text:span><text:span text:style-name="T5"> </text:span><text:span text:style-name="T4">a</text:span><text:span text:style-name="T5"> </text:span><text:span text:style-name="T4">brawl,</text:span><text:span text:style-name="T5"> </text:span><text:span text:style-name="T4">the</text:span><text:span text:style-name="T5"> </text:span><text:span text:style-name="T4">traders</text:span><text:span text:style-name="T5"> </text:span><text:span text:style-name="T4">were</text:span><text:span text:style-name="T5"> </text:span><text:span text:style-name="T4">finishing</text:span><text:span text:style-name="T5"> </text:span><text:span text:style-name="T4">up</text:span><text:span text:style-name="T5"> </text:span><text:span text:style-name="T4">their</text:span><text:span text:style-name="T5"> </text:span><text:span text:style-name="T4">business</text:span><text:span text:style-name="T5"> </text:span><text:span text:style-name="T4">with</text:span><text:span text:style-name="T5"> </text:span><text:span text:style-name="T4">shady-looking</text:span><text:span text:style-name="T5"> </text:span><text:span text:style-name="T4">characters</text:span><text:span text:style-name="T5"> </text:span><text:span text:style-name="T4">and</text:span><text:span text:style-name="T5"> </text:span><text:span text:style-name="T4">the</text:span><text:span text:style-name="T5"> </text:span><text:span text:style-name="T4">fishermen</text:span><text:span text:style-name="T5"> </text:span><text:span text:style-name="T4">were</text:span><text:span text:style-name="T5"> </text:span><text:span text:style-name="T4">readying</text:span><text:span text:style-name="T5"> </text:span><text:span text:style-name="T4">their</text:span><text:span text:style-name="T5"> </text:span><text:span text:style-name="T4">nets</text:span><text:span text:style-name="T5"> </text:span><text:span text:style-name="T4">for</text:span><text:span text:style-name="T5"> </text:span><text:span text:style-name="T4">the</text:span><text:span text:style-name="T5"> </text:span><text:span text:style-name="T4">break</text:span><text:span text:style-name="T5"> </text:span><text:span text:style-name="T4">of</text:span><text:span text:style-name="T5"> </text:span><text:span text:style-name="T4">dawn</text:span><text:span text:style-name="T5"> </text:span><text:span text:style-name="T4">and</text:span><text:span text:style-name="T5"> </text:span><text:span text:style-name="T4">their</text:span><text:span text:style-name="T5"> </text:span><text:span text:style-name="T4">next</text:span><text:span text:style-name="T5"> </text:span><text:span text:style-name="T4">catch.</text:span></text:p>
      <text:p text:style-name="P2">Lernea<text:span text:style-name="T1"> </text:span>was<text:span text:style-name="T1"> </text:span>sitting<text:span text:style-name="T1"> </text:span>right<text:span text:style-name="T1"> </text:span>beside<text:span text:style-name="T1"> </text:span>her<text:span text:style-name="T1"> </text:span>on<text:span text:style-name="T1"> </text:span>the<text:span text:style-name="T1"> </text:span>stony<text:span text:style-name="T1"> </text:span>pier,<text:span text:style-name="T1"> </text:span>her<text:span text:style-name="T1"> </text:span>naked<text:span text:style-name="T1"> </text:span>feet<text:span text:style-name="T1"> </text:span>dangling<text:span text:style-name="T1"> </text:span>in<text:span text:style-name="T1"> </text:span>the<text:span text:style-name="T1"> </text:span>water.<text:span text:style-name="T1"> </text:span>She<text:span text:style-name="T1"> </text:span>asked<text:span text:style-name="T1"> </text:span>Parcifal<text:span text:style-name="T1"> </text:span>with<text:span text:style-name="T1"> </text:span>a<text:span text:style-name="T1"> </text:span>look<text:span text:style-name="T1"> </text:span>of<text:span text:style-name="T1"> </text:span>tempered<text:span text:style-name="T1"> </text:span>sadness:</text:p>
      <text:p text:style-name="P1"><text:span text:style-name="T5">“</text:span><text:span text:style-name="T4">Does</text:span><text:span text:style-name="T5"> </text:span><text:span text:style-name="T4">that</text:span><text:span text:style-name="T5"> </text:span><text:span text:style-name="T4">mean</text:span><text:span text:style-name="T5"> </text:span><text:span text:style-name="T4">we</text:span><text:span text:style-name="T5"> </text:span><text:span text:style-name="T4">can</text:span><text:span text:style-name="T5">’</text:span><text:span text:style-name="T4">t</text:span><text:span text:style-name="T5"> </text:span><text:span text:style-name="T4">go</text:span><text:span text:style-name="T5"> </text:span><text:span text:style-name="T4">back?</text:span><text:span text:style-name="T5">”</text:span></text:p>
      <text:p text:style-name="P1"><text:span text:style-name="T5">“</text:span><text:span text:style-name="T4">No,</text:span><text:span text:style-name="T5"> </text:span><text:span text:style-name="T4">we</text:span><text:span text:style-name="T5"> </text:span><text:span text:style-name="T4">can</text:span><text:span text:style-name="T5">’</text:span><text:span text:style-name="T4">t</text:span><text:span text:style-name="T5"> </text:span><text:span text:style-name="T4">go</text:span><text:span text:style-name="T5"> </text:span><text:span text:style-name="T4">back</text:span><text:span text:style-name="T5"> </text:span><text:span text:style-name="T4">Lernea,</text:span><text:span text:style-name="T5">” </text:span><text:span text:style-name="T4">repli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sigh</text:span><text:span text:style-name="T5"> </text:span><text:span text:style-name="T4">and</text:span><text:span text:style-name="T5"> </text:span><text:span text:style-name="T4">a</text:span><text:span text:style-name="T5"> </text:span><text:span text:style-name="T4">shook</text:span><text:span text:style-name="T5"> </text:span><text:span text:style-name="T4">her</text:span><text:span text:style-name="T5"> </text:span><text:span text:style-name="T4">head.</text:span><text:span text:style-name="T5"> </text:span><text:span text:style-name="T4">Her</text:span><text:span text:style-name="T5"> </text:span><text:span text:style-name="T4">piercing</text:span><text:span text:style-name="T5"> </text:span><text:span text:style-name="T4">hazel</text:span><text:span text:style-name="T5"> </text:span><text:span text:style-name="T4">eyes</text:span><text:span text:style-name="T5"> </text:span><text:span text:style-name="T4">were</text:span><text:span text:style-name="T5"> </text:span><text:span text:style-name="T4">stuck</text:span><text:span text:style-name="T5"> </text:span><text:span text:style-name="T4">gazing</text:span><text:span text:style-name="T5"> </text:span><text:span text:style-name="T4">somewhere</text:span><text:span text:style-name="T5"> </text:span><text:span text:style-name="T4">beyond</text:span><text:span text:style-name="T5"> </text:span><text:span text:style-name="T4">the</text:span><text:span text:style-name="T5"> </text:span><text:span text:style-name="T4">rosy-red</text:span><text:span text:style-name="T5"> </text:span><text:span text:style-name="T4">horizon,</text:span><text:span text:style-name="T5"> </text:span><text:span text:style-name="T4">fiddling</text:span><text:span text:style-name="T5"> </text:span><text:span text:style-name="T4">with</text:span><text:span text:style-name="T5"> </text:span><text:span text:style-name="T4">her</text:span><text:span text:style-name="T5"> </text:span><text:span text:style-name="T4">cropped</text:span><text:span text:style-name="T5"> </text:span><text:span text:style-name="T4">red</text:span><text:span text:style-name="T5"> </text:span><text:span text:style-name="T4">hair.</text:span></text:p>
      <text:p text:style-name="P2">Lernea<text:span text:style-name="T1"> </text:span>nodded<text:span text:style-name="T1"> </text:span>with<text:span text:style-name="T1"> </text:span>understanding<text:span text:style-name="T1"> </text:span>and<text:span text:style-name="T1"> </text:span>raised<text:span text:style-name="T1"> </text:span>an<text:span text:style-name="T1"> </text:span>eyebrow.<text:span text:style-name="T1"> </text:span>She<text:span text:style-name="T1"> </text:span>noticed<text:span text:style-name="T1"> </text:span>Parcifal<text:span text:style-name="T1"> </text:span>had<text:span text:style-name="T1"> </text:span>an<text:span text:style-name="T1"> </text:span>angry,<text:span text:style-name="T1"> </text:span>bothersome<text:span text:style-name="T1"> </text:span>look<text:span text:style-name="T1"> </text:span>about<text:span text:style-name="T1"> </text:span>her<text:span text:style-name="T1"> </text:span>and<text:span text:style-name="T1"> </text:span>knew<text:span text:style-name="T1"> </text:span>her<text:span text:style-name="T1"> </text:span>timing<text:span text:style-name="T1"> </text:span>was<text:span text:style-name="T1"> </text:span>off.<text:span text:style-name="T1"> </text:span>But<text:span text:style-name="T1"> </text:span>she<text:span text:style-name="T1"> </text:span>had<text:span text:style-name="T1"> </text:span>to<text:span text:style-name="T1"> </text:span>ask<text:span text:style-name="T1"> </text:span>her<text:span text:style-name="T1"> </text:span>anyway:</text:p>
      <text:p text:style-name="P1"><text:span text:style-name="T5">“</text:span><text:span text:style-name="T4">Not</text:span><text:span text:style-name="T5"> </text:span><text:span text:style-name="T4">ever?</text:span><text:span text:style-name="T5">”</text:span></text:p>
      <text:p text:style-name="P2">Parcifal<text:span text:style-name="T1"> </text:span>turned<text:span text:style-name="T1"> </text:span>her<text:span text:style-name="T1"> </text:span>head<text:span text:style-name="T1"> </text:span>slowly<text:span text:style-name="T1"> </text:span>around<text:span text:style-name="T1"> </text:span>and<text:span text:style-name="T1"> </text:span>stabbed<text:span text:style-name="T1"> </text:span>Lernea<text:span text:style-name="T1"> </text:span>with<text:span text:style-name="T1"> </text:span>a<text:span text:style-name="T1"> </text:span>fierce<text:span text:style-name="T1"> </text:span>look<text:span text:style-name="T1"> </text:span>before<text:span text:style-name="T1"> </text:span>answering<text:span text:style-name="T1"> </text:span>coldly:</text:p>
      <text:p text:style-name="P1"><text:span text:style-name="T5">“</text:span><text:span text:style-name="T4">Not</text:span><text:span text:style-name="T5"> </text:span><text:span text:style-name="T4">as</text:span><text:span text:style-name="T5"> </text:span><text:span text:style-name="T4">long</text:span><text:span text:style-name="T5"> </text:span><text:span text:style-name="T4">as</text:span><text:span text:style-name="T5"> </text:span><text:span text:style-name="T4">the</text:span><text:span text:style-name="T5"> </text:span><text:span text:style-name="T4">Jangdrivals</text:span><text:span text:style-name="T5"> </text:span><text:span text:style-name="T4">are</text:span><text:span text:style-name="T5"> </text:span><text:span text:style-name="T4">in</text:span><text:span text:style-name="T5"> </text:span><text:span text:style-name="T4">power</text:span><text:span text:style-name="T5"> </text:span><text:span text:style-name="T4">and</text:span><text:span text:style-name="T5"> </text:span><text:span text:style-name="T4">the</text:span><text:span text:style-name="T5"> </text:span><text:span text:style-name="T4">Unseen</text:span><text:span text:style-name="T5"> </text:span><text:span text:style-name="T4">Council</text:span><text:span text:style-name="T5"> </text:span><text:span text:style-name="T4">remains</text:span><text:span text:style-name="T5"> </text:span><text:span text:style-name="T4">in</text:span><text:span text:style-name="T5"> </text:span><text:span text:style-name="T4">place,</text:span><text:span text:style-name="T5"> </text:span><text:span text:style-name="T4">not</text:span><text:span text:style-name="T5"> </text:span><text:span text:style-name="T4">while</text:span><text:span text:style-name="T5"> </text:span><text:span text:style-name="T4">the</text:span><text:span text:style-name="T5"> </text:span><text:span text:style-name="T4">Eleven</text:span><text:span text:style-name="T5"> </text:span><text:span text:style-name="T4">Pillars</text:span><text:span text:style-name="T5"> </text:span><text:span text:style-name="T4">stand</text:span><text:span text:style-name="T5"> </text:span><text:span text:style-name="T4">and</text:span><text:span text:style-name="T5"> </text:span><text:span text:style-name="T4">the</text:span><text:span text:style-name="T5"> </text:span><text:span text:style-name="T4">Noble</text:span><text:span text:style-name="T5"> </text:span><text:span text:style-name="T4">Eagles</text:span><text:span text:style-name="T5"> </text:span><text:span text:style-name="T4">fly</text:span><text:span text:style-name="T5"> </text:span><text:span text:style-name="T4">above</text:span><text:span text:style-name="T5"> </text:span><text:span text:style-name="T4">the</text:span><text:span text:style-name="T5"> </text:span><text:span text:style-name="T4">Skarlas,</text:span><text:span text:style-name="T5"> </text:span><text:span text:style-name="T4">no.</text:span><text:span text:style-name="T5">” </text:span><text:span text:style-name="T4">Her</text:span><text:span text:style-name="T5"> </text:span><text:span text:style-name="T4">tone</text:span><text:span text:style-name="T5"> </text:span><text:span text:style-name="T4">was</text:span><text:span text:style-name="T5"> </text:span><text:span text:style-name="T4">harsh,</text:span><text:span text:style-name="T5"> </text:span><text:span text:style-name="T4">unerringly</text:span><text:span text:style-name="T5"> </text:span><text:span text:style-name="T4">final.</text:span></text:p>
      <text:p text:style-name="P2">Lernea<text:span text:style-name="T1"> </text:span>put<text:span text:style-name="T1"> </text:span>a<text:span text:style-name="T1"> </text:span>finger<text:span text:style-name="T1"> </text:span>on<text:span text:style-name="T1"> </text:span>her<text:span text:style-name="T1"> </text:span>lip<text:span text:style-name="T1"> </text:span>and<text:span text:style-name="T1"> </text:span>spent<text:span text:style-name="T1"> </text:span>a<text:span text:style-name="T1"> </text:span>few<text:span text:style-name="T1"> </text:span>moments<text:span text:style-name="T1"> </text:span>playing<text:span text:style-name="T1"> </text:span>with<text:span text:style-name="T1"> </text:span>a<text:span text:style-name="T1"> </text:span>lock<text:span text:style-name="T1"> </text:span>of<text:span text:style-name="T1"> </text:span>her<text:span text:style-name="T1"> </text:span>long,<text:span text:style-name="T1"> </text:span>brown<text:span text:style-name="T1"> </text:span>hair.<text:span text:style-name="T1"> </text:span>She<text:span text:style-name="T1"> </text:span>then<text:span text:style-name="T1"> </text:span>frowned<text:span text:style-name="T1"> </text:span>from<text:span text:style-name="T1"> </text:span>frustration<text:span text:style-name="T1"> </text:span>and<text:span text:style-name="T1"> </text:span>asked<text:span text:style-name="T1"> </text:span>her<text:span text:style-name="T1"> </text:span>sister<text:span text:style-name="T1"> </text:span>once<text:span text:style-name="T1"> </text:span>more:</text:p>
      <text:p text:style-name="P1"><text:span text:style-name="T5">“</text:span><text:span text:style-name="T4">Is</text:span><text:span text:style-name="T5"> </text:span><text:span text:style-name="T4">that</text:span><text:span text:style-name="T5"> </text:span><text:span text:style-name="T4">never</text:span><text:span text:style-name="T5"> </text:span><text:span text:style-name="T4">ever,</text:span><text:span text:style-name="T5"> </text:span><text:span text:style-name="T4">or</text:span><text:span text:style-name="T5"> </text:span><text:span text:style-name="T4">really</text:span><text:span text:style-name="T5"> </text:span><text:span text:style-name="T4">just</text:span><text:span text:style-name="T5"> </text:span><text:span text:style-name="T4">a</text:span><text:span text:style-name="T5"> </text:span><text:span text:style-name="T4">long</text:span><text:span text:style-name="T5"> </text:span><text:span text:style-name="T4">time?</text:span><text:span text:style-name="T5">”</text:span></text:p>
      <text:p text:style-name="P1"><text:span text:style-name="T5">“</text:span><text:span text:style-name="T4">You</text:span><text:span text:style-name="T5"> </text:span><text:span text:style-name="T4">vex</text:span><text:span text:style-name="T5"> </text:span><text:span text:style-name="T4">me,</text:span><text:span text:style-name="T5"> </text:span><text:span text:style-name="T4">sister.</text:span><text:span text:style-name="T5"> </text:span><text:span text:style-name="T4">Never</text:span><text:span text:style-name="T5"> </text:span><text:span text:style-name="T4">means</text:span><text:span text:style-name="T5"> </text:span><text:span text:style-name="T4">never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dryly.</text:span></text:p>
      <text:p text:style-name="P1"><text:span text:style-name="T5">“</text:span><text:span text:style-name="T4">Well,</text:span><text:span text:style-name="T5"> </text:span><text:span text:style-name="T4">didn</text:span><text:span text:style-name="T5">’</text:span><text:span text:style-name="T4">t</text:span><text:span text:style-name="T5"> </text:span><text:span text:style-name="T4">master</text:span><text:span text:style-name="T5"> </text:span><text:span text:style-name="T4">Sisyphus</text:span><text:span text:style-name="T5"> </text:span><text:span text:style-name="T4">always</text:span><text:span text:style-name="T5"> </text:span><text:span text:style-name="T4">say,</text:span><text:span text:style-name="T5"> ‘</text:span><text:span text:style-name="T4">never</text:span><text:span text:style-name="T5"> </text:span><text:span text:style-name="T4">say</text:span><text:span text:style-name="T5"> </text:span><text:span text:style-name="T4">never</text:span><text:span text:style-name="T5">’</text:span><text:span text:style-name="T4">?</text:span><text:span text:style-name="T5">” </text:span><text:span text:style-name="T4">replied</text:span><text:span text:style-name="T5"> </text:span><text:span text:style-name="T4">Lernea</text:span><text:span text:style-name="T5"> </text:span><text:span text:style-name="T4">with</text:span><text:span text:style-name="T5"> </text:span><text:span text:style-name="T4">a</text:span><text:span text:style-name="T5"> </text:span><text:span text:style-name="T4">hesitant</text:span><text:span text:style-name="T5"> </text:span><text:span text:style-name="T4">smile</text:span><text:span text:style-name="T5"> </text:span><text:span text:style-name="T4">creeping</text:span><text:span text:style-name="T5"> </text:span><text:span text:style-name="T4">up</text:span><text:span text:style-name="T5"> </text:span><text:span text:style-name="T4">on</text:span><text:span text:style-name="T5"> </text:span><text:span text:style-name="T4">her</text:span><text:span text:style-name="T5"> </text:span><text:span text:style-name="T4">lip.</text:span><text:span text:style-name="T5"> </text:span><text:span text:style-name="T4">Parcifal</text:span><text:span text:style-name="T5">’</text:span><text:span text:style-name="T4">s</text:span><text:span text:style-name="T5"> </text:span><text:span text:style-name="T4">visage</text:span><text:span text:style-name="T5"> </text:span><text:span text:style-name="T4">turned</text:span><text:span text:style-name="T5"> </text:span><text:span text:style-name="T4">suddenly</text:span><text:span text:style-name="T5"> </text:span><text:span text:style-name="T4">sorrowful,</text:span><text:span text:style-name="T5"> </text:span><text:span text:style-name="T4">like</text:span><text:span text:style-name="T5"> </text:span><text:span text:style-name="T4">a</text:span><text:span text:style-name="T5"> </text:span><text:span text:style-name="T4">noble,</text:span><text:span text:style-name="T5"> </text:span><text:span text:style-name="T4">sleek</text:span><text:span text:style-name="T5"> </text:span><text:span text:style-name="T4">and</text:span><text:span text:style-name="T5"> </text:span><text:span text:style-name="T4">gray</text:span><text:span text:style-name="T5"> </text:span><text:span text:style-name="T4">statue</text:span><text:span text:style-name="T5"> </text:span><text:span text:style-name="T4">in</text:span><text:span text:style-name="T5"> </text:span><text:span text:style-name="T4">the</text:span><text:span text:style-name="T5"> </text:span><text:span text:style-name="T4">palace</text:span><text:span text:style-name="T5"> </text:span><text:span text:style-name="T4">grounds</text:span><text:span text:style-name="T5"> </text:span><text:span text:style-name="T4">they</text:span><text:span text:style-name="T5"> </text:span><text:span text:style-name="T4">would</text:span><text:span text:style-name="T5"> </text:span><text:span text:style-name="T4">never</text:span><text:span text:style-name="T5"> </text:span><text:span text:style-name="T4">see</text:span><text:span text:style-name="T5"> </text:span><text:span text:style-name="T4">again.</text:span></text:p>
      <text:p text:style-name="P1"><text:span text:style-name="T5">“</text:span><text:span text:style-name="T4">Master</text:span><text:span text:style-name="T5"> </text:span><text:span text:style-name="T4">Sisyphus</text:span><text:span text:style-name="T5"> </text:span><text:span text:style-name="T4">is</text:span><text:span text:style-name="T5"> </text:span><text:span text:style-name="T4">dead,</text:span><text:span text:style-name="T5"> </text:span><text:span text:style-name="T4">Lernea.</text:span><text:span text:style-name="T5">”</text:span></text:p>
      <text:p text:style-name="P1"><text:span text:style-name="T5">“</text:span><text:span text:style-name="T4">That</text:span><text:span text:style-name="T5"> </text:span><text:span text:style-name="T4">doesn</text:span><text:span text:style-name="T5">’</text:span><text:span text:style-name="T4">t</text:span><text:span text:style-name="T5"> </text:span><text:span text:style-name="T4">mean</text:span><text:span text:style-name="T5"> </text:span><text:span text:style-name="T4">he</text:span><text:span text:style-name="T5"> </text:span><text:span text:style-name="T4">was</text:span><text:span text:style-name="T5"> </text:span><text:span text:style-name="T4">wrong,</text:span><text:span text:style-name="T5"> </text:span><text:span text:style-name="T4">though.</text:span><text:span text:style-name="T5"> </text:span><text:span text:style-name="T4">Never</text:span><text:span text:style-name="T5"> </text:span><text:span text:style-name="T4">is</text:span><text:span text:style-name="T5"> </text:span><text:span text:style-name="T4">such</text:span><text:span text:style-name="T5"> </text:span><text:span text:style-name="T4">a</text:span><text:span text:style-name="T5"> </text:span><text:span text:style-name="T4">final</text:span><text:span text:style-name="T5"> </text:span><text:span text:style-name="T4">word,</text:span><text:span text:style-name="T5"> </text:span><text:span text:style-name="T4">you</text:span><text:span text:style-name="T5"> </text:span><text:span text:style-name="T4">know?</text:span><text:span text:style-name="T5">” </text:span><text:span text:style-name="T4">retorted</text:span><text:span text:style-name="T5"> </text:span><text:span text:style-name="T4">Lernea</text:span><text:span text:style-name="T5"> </text:span><text:span text:style-name="T4">and</text:span><text:span text:style-name="T5"> </text:span><text:span text:style-name="T4">stood</text:span><text:span text:style-name="T5"> </text:span><text:span text:style-name="T4">upright</text:span><text:span text:style-name="T5"> </text:span><text:span text:style-name="T4">on</text:span><text:span text:style-name="T5"> </text:span><text:span text:style-name="T4">her</text:span><text:span text:style-name="T5"> </text:span><text:span text:style-name="T4">toes,</text:span><text:span text:style-name="T5"> </text:span><text:span text:style-name="T4">with</text:span><text:span text:style-name="T5"> </text:span><text:span text:style-name="T4">hands</text:span><text:span text:style-name="T5"> </text:span><text:span text:style-name="T4">on</text:span><text:span text:style-name="T5"> </text:span><text:span text:style-name="T4">her</text:span><text:span text:style-name="T5"> </text:span><text:span text:style-name="T4">waist.</text:span><text:span text:style-name="T5"> </text:span><text:span text:style-name="T4">She</text:span><text:span text:style-name="T5"> </text:span><text:span text:style-name="T4">faced</text:span><text:span text:style-name="T5"> </text:span><text:span text:style-name="T4">her</text:span><text:span text:style-name="T5"> </text:span><text:span text:style-name="T4">sister</text:span><text:span text:style-name="T5"> </text:span><text:span text:style-name="T4">with</text:span><text:span text:style-name="T5"> </text:span><text:span text:style-name="T4">a</text:span><text:span text:style-name="T5"> </text:span><text:span text:style-name="T4">bright</text:span><text:span text:style-name="T5"> </text:span><text:span text:style-name="T4">smile</text:span><text:span text:style-name="T5"> </text:span><text:span text:style-name="T4">full</text:span><text:span text:style-name="T5"> </text:span><text:span text:style-name="T4">of</text:span><text:span text:style-name="T5"> </text:span><text:span text:style-name="T4">optimism</text:span><text:span text:style-name="T5"> </text:span><text:span text:style-name="T4">which</text:span><text:span text:style-name="T5"> </text:span><text:span text:style-name="T4">Parcifal</text:span><text:span text:style-name="T5"> </text:span><text:span text:style-name="T4">clearly</text:span><text:span text:style-name="T5"> </text:span><text:span text:style-name="T4">did</text:span><text:span text:style-name="T5"> </text:span><text:span text:style-name="T4">not</text:span><text:span text:style-name="T5"> </text:span><text:span text:style-name="T4">share.</text:span><text:span text:style-name="T5"> </text:span><text:span text:style-name="T4">Her</text:span><text:span text:style-name="T5"> </text:span><text:span text:style-name="T4">sister</text:span><text:span text:style-name="T5">’</text:span><text:span text:style-name="T4">s</text:span><text:span text:style-name="T5"> </text:span><text:span text:style-name="T4">attitude</text:span><text:span text:style-name="T5"> </text:span><text:span text:style-name="T4">made</text:span><text:span text:style-name="T5"> </text:span><text:span text:style-name="T4">Parcifal</text:span><text:span text:style-name="T5">’</text:span><text:span text:style-name="T4">s</text:span><text:span text:style-name="T5"> </text:span><text:span text:style-name="T4">sadness</text:span><text:span text:style-name="T5"> </text:span><text:span text:style-name="T4">turn</text:span><text:span text:style-name="T5"> </text:span><text:span text:style-name="T4">into</text:span><text:span text:style-name="T5"> </text:span><text:span text:style-name="T4">barely</text:span><text:span text:style-name="T5"> </text:span><text:span text:style-name="T4">suppressed</text:span><text:span text:style-name="T5"> </text:span><text:span text:style-name="T4">anger</text:span><text:span text:style-name="T5"> </text:span><text:span text:style-name="T4">at</text:span><text:span text:style-name="T5"> </text:span><text:span text:style-name="T4">Lernea</text:span><text:span text:style-name="T5">’</text:span><text:span text:style-name="T4">s</text:span><text:span text:style-name="T5"> </text:span><text:span text:style-name="T4">persistence</text:span><text:span text:style-name="T5"> </text:span><text:span text:style-name="T4">to</text:span><text:span text:style-name="T5"> </text:span><text:span text:style-name="T4">face</text:span><text:span text:style-name="T5"> </text:span><text:span text:style-name="T4">their</text:span><text:span text:style-name="T5"> </text:span><text:span text:style-name="T4">new</text:span><text:span text:style-name="T5"> </text:span><text:span text:style-name="T4">reality.</text:span></text:p>
      <text:p text:style-name="P1"><text:soft-page-break/><text:span text:style-name="T5">“</text:span><text:span text:style-name="T4">Get</text:span><text:span text:style-name="T5"> </text:span><text:span text:style-name="T4">it</text:span><text:span text:style-name="T5"> </text:span><text:span text:style-name="T4">right</text:span><text:span text:style-name="T5"> </text:span><text:span text:style-name="T4">in</text:span><text:span text:style-name="T5"> </text:span><text:span text:style-name="T4">that</text:span><text:span text:style-name="T5"> </text:span><text:span text:style-name="T4">little</text:span><text:span text:style-name="T5"> </text:span><text:span text:style-name="T4">thick</text:span><text:span text:style-name="T5"> </text:span><text:span text:style-name="T4">skull</text:span><text:span text:style-name="T5"> </text:span><text:span text:style-name="T4">of</text:span><text:span text:style-name="T5"> </text:span><text:span text:style-name="T4">yours,</text:span><text:span text:style-name="T5"> </text:span><text:span text:style-name="T4">Lernea.</text:span><text:span text:style-name="T5"> </text:span><text:span text:style-name="T4">We</text:span><text:span text:style-name="T5"> </text:span><text:span text:style-name="T4">are,</text:span><text:span text:style-name="T5"> </text:span><text:span text:style-name="T4">never,</text:span><text:span text:style-name="T5"> </text:span><text:span text:style-name="T4">going,</text:span><text:span text:style-name="T5"> </text:span><text:span text:style-name="T4">back,</text:span><text:span text:style-name="T5"> </text:span><text:span text:style-name="T4">to,</text:span><text:span text:style-name="T5"> </text:span><text:span text:style-name="T4">Nomos.</text:span><text:span text:style-name="T5"> </text:span><text:span text:style-name="T4">Never!</text:span><text:span text:style-name="T5">” </text:span><text:span text:style-name="T4">she</text:span><text:span text:style-name="T5"> </text:span><text:span text:style-name="T4">shouted,</text:span><text:span text:style-name="T5"> </text:span><text:span text:style-name="T4">a</text:span><text:span text:style-name="T5"> </text:span><text:span text:style-name="T4">lone</text:span><text:span text:style-name="T5"> </text:span><text:span text:style-name="T4">finger</text:span><text:span text:style-name="T5"> </text:span><text:span text:style-name="T4">rapping</text:span><text:span text:style-name="T5"> </text:span><text:span text:style-name="T4">at</text:span><text:span text:style-name="T5"> </text:span><text:span text:style-name="T4">Lernea</text:span><text:span text:style-name="T5">’</text:span><text:span text:style-name="T4">s</text:span><text:span text:style-name="T5"> </text:span><text:span text:style-name="T4">breastplate</text:span><text:span text:style-name="T5"> </text:span><text:span text:style-name="T4">with</text:span><text:span text:style-name="T5"> </text:span><text:span text:style-name="T4">a</text:span><text:span text:style-name="T5"> </text:span><text:span text:style-name="T4">clanging</text:span><text:span text:style-name="T5"> </text:span><text:span text:style-name="T4">sound</text:span><text:span text:style-name="T5"> </text:span><text:span text:style-name="T4">after</text:span><text:span text:style-name="T5"> </text:span><text:span text:style-name="T4">every</text:span><text:span text:style-name="T5"> </text:span><text:span text:style-name="T4">word.</text:span><text:span text:style-name="T5"> </text:span><text:span text:style-name="T4">Lernea</text:span><text:span text:style-name="T5">’</text:span><text:span text:style-name="T4">s</text:span><text:span text:style-name="T5"> </text:span><text:span text:style-name="T4">eyes</text:span><text:span text:style-name="T5"> </text:span><text:span text:style-name="T4">wandered</text:span><text:span text:style-name="T5"> </text:span><text:span text:style-name="T4">to</text:span><text:span text:style-name="T5"> </text:span><text:span text:style-name="T4">her</text:span><text:span text:style-name="T5"> </text:span><text:span text:style-name="T4">chest</text:span><text:span text:style-name="T5"> </text:span><text:span text:style-name="T4">for</text:span><text:span text:style-name="T5"> </text:span><text:span text:style-name="T4">a</text:span><text:span text:style-name="T5"> </text:span><text:span text:style-name="T4">moment,</text:span><text:span text:style-name="T5"> </text:span><text:span text:style-name="T4">before</text:span><text:span text:style-name="T5"> </text:span><text:span text:style-name="T4">her</text:span><text:span text:style-name="T5"> </text:span><text:span text:style-name="T4">face</text:span><text:span text:style-name="T5"> </text:span><text:span text:style-name="T4">reddened</text:span><text:span text:style-name="T5"> </text:span><text:span text:style-name="T4">and</text:span><text:span text:style-name="T5"> </text:span><text:span text:style-name="T4">her</text:span><text:span text:style-name="T5"> </text:span><text:span text:style-name="T4">breathing</text:span><text:span text:style-name="T5"> </text:span><text:span text:style-name="T4">became</text:span><text:span text:style-name="T5"> </text:span><text:span text:style-name="T4">more</text:span><text:span text:style-name="T5"> </text:span><text:span text:style-name="T4">pronounced.</text:span><text:span text:style-name="T5"> </text:span><text:span text:style-name="T4">Her</text:span><text:span text:style-name="T5"> </text:span><text:span text:style-name="T4">nostrils</text:span><text:span text:style-name="T5"> </text:span><text:span text:style-name="T4">flared</text:span><text:span text:style-name="T5"> </text:span><text:span text:style-name="T4">up</text:span><text:span text:style-name="T5"> </text:span><text:span text:style-name="T4">and</text:span><text:span text:style-name="T5"> </text:span><text:span text:style-name="T4">she</text:span><text:span text:style-name="T5"> </text:span><text:span text:style-name="T4">turned</text:span><text:span text:style-name="T5"> </text:span><text:span text:style-name="T4">her</text:span><text:span text:style-name="T5"> </text:span><text:span text:style-name="T4">gaze</text:span><text:span text:style-name="T5"> </text:span><text:span text:style-name="T4">at</text:span><text:span text:style-name="T5"> </text:span><text:span text:style-name="T4">her</text:span><text:span text:style-name="T5"> </text:span><text:span text:style-name="T4">sister.</text:span><text:span text:style-name="T5"> </text:span><text:span text:style-name="T4">She</text:span><text:span text:style-name="T5"> </text:span><text:span text:style-name="T4">pouted</text:span><text:span text:style-name="T5"> </text:span><text:span text:style-name="T4">her</text:span><text:span text:style-name="T5"> </text:span><text:span text:style-name="T4">lips</text:span><text:span text:style-name="T5"> </text:span><text:span text:style-name="T4">and</text:span><text:span text:style-name="T5"> </text:span><text:span text:style-name="T4">said</text:span><text:span text:style-name="T5"> </text:span><text:span text:style-name="T4">icily:</text:span></text:p>
      <text:p text:style-name="P1"><text:span text:style-name="T5">“</text:span><text:span text:style-name="T4">Don</text:span><text:span text:style-name="T5">’</text:span><text:span text:style-name="T4">t</text:span><text:span text:style-name="T5"> </text:span><text:span text:style-name="T4">do</text:span><text:span text:style-name="T5"> </text:span><text:span text:style-name="T4">that.</text:span><text:span text:style-name="T5">”</text:span></text:p>
      <text:p text:style-name="P1"><text:span text:style-name="T5">“</text:span><text:span text:style-name="T4">Well,</text:span><text:span text:style-name="T5"> </text:span><text:span text:style-name="T4">I</text:span><text:span text:style-name="T5"> </text:span><text:span text:style-name="T4">think</text:span><text:span text:style-name="T5"> </text:span><text:span text:style-name="T4">I</text:span><text:span text:style-name="T5">’</text:span><text:span text:style-name="T4">ll</text:span><text:span text:style-name="T5"> </text:span><text:span text:style-name="T4">just</text:span><text:span text:style-name="T5"> </text:span><text:span text:style-name="T4">do</text:span><text:span text:style-name="T5"> </text:span><text:span text:style-name="T4">what</text:span><text:span text:style-name="T5"> </text:span><text:span text:style-name="T4">I</text:span><text:span text:style-name="T5"> </text:span><text:span text:style-name="T4">please</text:span><text:span text:style-name="T5"> </text:span><text:span text:style-name="T4">from</text:span><text:span text:style-name="T5"> </text:span><text:span text:style-name="T4">now</text:span><text:span text:style-name="T5"> </text:span><text:span text:style-name="T4">on,</text:span><text:span text:style-name="T5">” </text:span><text:span text:style-name="T4">replied</text:span><text:span text:style-name="T5"> </text:span><text:span text:style-name="T4">Parcifal;</text:span><text:span text:style-name="T5"> </text:span><text:span text:style-name="T4">her</text:span><text:span text:style-name="T5"> </text:span><text:span text:style-name="T4">face</text:span><text:span text:style-name="T5"> </text:span><text:span text:style-name="T4">had</text:span><text:span text:style-name="T5"> </text:span><text:span text:style-name="T4">the</text:span><text:span text:style-name="T5"> </text:span><text:span text:style-name="T4">look</text:span><text:span text:style-name="T5"> </text:span><text:span text:style-name="T4">of</text:span><text:span text:style-name="T5"> </text:span><text:span text:style-name="T4">a</text:span><text:span text:style-name="T5"> </text:span><text:span text:style-name="T4">poised</text:span><text:span text:style-name="T5"> </text:span><text:span text:style-name="T4">hawk.</text:span></text:p>
      <text:p text:style-name="P1"><text:span text:style-name="T5">“</text:span><text:span text:style-name="T4">I</text:span><text:span text:style-name="T5"> </text:span><text:span text:style-name="T4">hate</text:span><text:span text:style-name="T5"> </text:span><text:span text:style-name="T4">it</text:span><text:span text:style-name="T5"> </text:span><text:span text:style-name="T4">when</text:span><text:span text:style-name="T5"> </text:span><text:span text:style-name="T4">you</text:span><text:span text:style-name="T5"> </text:span><text:span text:style-name="T4">do</text:span><text:span text:style-name="T5"> </text:span><text:span text:style-name="T4">that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in</text:span><text:span text:style-name="T5"> </text:span><text:span text:style-name="T4">the</text:span><text:span text:style-name="T5"> </text:span><text:span text:style-name="T4">same</text:span><text:span text:style-name="T5"> </text:span><text:span text:style-name="T4">vein,</text:span><text:span text:style-name="T5"> </text:span><text:span text:style-name="T4">shaking</text:span><text:span text:style-name="T5"> </text:span><text:span text:style-name="T4">her</text:span><text:span text:style-name="T5"> </text:span><text:span text:style-name="T4">head</text:span><text:span text:style-name="T5"> </text:span><text:span text:style-name="T4">slowly</text:span><text:span text:style-name="T5"> </text:span><text:span text:style-name="T4">with</text:span><text:span text:style-name="T5"> </text:span><text:span text:style-name="T4">mounting</text:span><text:span text:style-name="T5"> </text:span><text:span text:style-name="T4">irritation.</text:span></text:p>
      <text:p text:style-name="P1"><text:span text:style-name="T5">“</text:span><text:span text:style-name="T4">I</text:span><text:span text:style-name="T5"> </text:span><text:span text:style-name="T4">know,</text:span><text:span text:style-name="T5"> </text:span><text:span text:style-name="T4">that</text:span><text:span text:style-name="T5">’</text:span><text:span text:style-name="T4">s</text:span><text:span text:style-name="T5"> </text:span><text:span text:style-name="T4">why</text:span><text:span text:style-name="T5"> </text:span><text:span text:style-name="T4">I</text:span><text:span text:style-name="T5"> </text:span><text:span text:style-name="T4">do</text:span><text:span text:style-name="T5"> </text:span><text:span text:style-name="T4">it.</text:span><text:span text:style-name="T5">”</text:span></text:p>
      <text:p text:style-name="P1"><text:span text:style-name="T5">“</text:span><text:span text:style-name="T4">You</text:span><text:span text:style-name="T5">’</text:span><text:span text:style-name="T4">re</text:span><text:span text:style-name="T5"> </text:span><text:span text:style-name="T4">such</text:span><text:span text:style-name="T5"> </text:span><text:span text:style-name="T4">a</text:span><text:span text:style-name="T5"> </text:span><text:span text:style-name="T4">child,</text:span><text:span text:style-name="T5">” </text:span><text:span text:style-name="T4">replied</text:span><text:span text:style-name="T5"> </text:span><text:span text:style-name="T4">Lernea</text:span><text:span text:style-name="T5"> </text:span><text:span text:style-name="T4">with</text:span><text:span text:style-name="T5"> </text:span><text:span text:style-name="T4">disdain.</text:span></text:p>
      <text:p text:style-name="P1"><text:span text:style-name="T5">“</text:span><text:span text:style-name="T4">Says</text:span><text:span text:style-name="T5"> </text:span><text:span text:style-name="T4">the</text:span><text:span text:style-name="T5"> </text:span><text:span text:style-name="T4">one</text:span><text:span text:style-name="T5"> </text:span><text:span text:style-name="T4">who</text:span><text:span text:style-name="T5"> </text:span><text:span text:style-name="T4">can</text:span><text:span text:style-name="T5">’</text:span><text:span text:style-name="T4">t</text:span><text:span text:style-name="T5"> </text:span><text:span text:style-name="T4">accept</text:span><text:span text:style-name="T5"> </text:span><text:span text:style-name="T4">defeat!</text:span><text:span text:style-name="T5">”</text:span></text:p>
      <text:p text:style-name="P2">Parcifal<text:span text:style-name="T1">’</text:span>s<text:span text:style-name="T1"> </text:span>loud<text:span text:style-name="T1"> </text:span>tone<text:span text:style-name="T1"> </text:span>made<text:span text:style-name="T1"> </text:span>a<text:span text:style-name="T1"> </text:span>few<text:span text:style-name="T1"> </text:span>heads<text:span text:style-name="T1"> </text:span>turn<text:span text:style-name="T1"> </text:span>and<text:span text:style-name="T1"> </text:span>look.<text:span text:style-name="T1"> </text:span>Lernea<text:span text:style-name="T1"> </text:span>did<text:span text:style-name="T1"> </text:span>not<text:span text:style-name="T1"> </text:span>even<text:span text:style-name="T1"> </text:span>notice<text:span text:style-name="T1"> </text:span>they<text:span text:style-name="T1"> </text:span>were<text:span text:style-name="T1"> </text:span>attracting<text:span text:style-name="T1"> </text:span>the<text:span text:style-name="T1"> </text:span>attention<text:span text:style-name="T1"> </text:span>of<text:span text:style-name="T1"> </text:span>the<text:span text:style-name="T1"> </text:span>locals,<text:span text:style-name="T1"> </text:span>and<text:span text:style-name="T1"> </text:span>added<text:span text:style-name="T1"> </text:span>her<text:span text:style-name="T1"> </text:span>own<text:span text:style-name="T1"> </text:span>shouts<text:span text:style-name="T1"> </text:span>to<text:span text:style-name="T1"> </text:span>the<text:span text:style-name="T1"> </text:span>rising<text:span text:style-name="T1"> </text:span>din<text:span text:style-name="T1"> </text:span>of<text:span text:style-name="T1"> </text:span>their<text:span text:style-name="T1"> </text:span>heated<text:span text:style-name="T1"> </text:span>debate.</text:p>
      <text:p text:style-name="P1"><text:span text:style-name="T5">“</text:span><text:span text:style-name="T4">This</text:span><text:span text:style-name="T5"> </text:span><text:span text:style-name="T4">isn</text:span><text:span text:style-name="T5">’</text:span><text:span text:style-name="T4">t</text:span><text:span text:style-name="T5"> </text:span><text:span text:style-name="T4">about</text:span><text:span text:style-name="T5"> </text:span><text:span text:style-name="T4">winning</text:span><text:span text:style-name="T5"> </text:span><text:span text:style-name="T4">or</text:span><text:span text:style-name="T5"> </text:span><text:span text:style-name="T4">losing,</text:span><text:span text:style-name="T5"> </text:span><text:span text:style-name="T4">by</text:span><text:span text:style-name="T5"> </text:span><text:span text:style-name="T4">Skrala!</text:span><text:span text:style-name="T5"> </text:span><text:span text:style-name="T4">You</text:span><text:span text:style-name="T5"> </text:span><text:span text:style-name="T4">can</text:span><text:span text:style-name="T5">’</text:span><text:span text:style-name="T4">t</text:span><text:span text:style-name="T5"> </text:span><text:span text:style-name="T4">be</text:span><text:span text:style-name="T5"> </text:span><text:span text:style-name="T4">that</text:span><text:span text:style-name="T5"> </text:span><text:span text:style-name="T4">daft!</text:span><text:span text:style-name="T5">”</text:span></text:p>
      <text:p text:style-name="P1"><text:span text:style-name="T5">“</text:span><text:span text:style-name="T4">You</text:span><text:span text:style-name="T5">’</text:span><text:span text:style-name="T4">re</text:span><text:span text:style-name="T5"> </text:span><text:span text:style-name="T4">the</text:span><text:span text:style-name="T5"> </text:span><text:span text:style-name="T4">one</text:span><text:span text:style-name="T5"> </text:span><text:span text:style-name="T4">that</text:span><text:span text:style-name="T5"> </text:span><text:span text:style-name="T4">got</text:span><text:span text:style-name="T5"> </text:span><text:span text:style-name="T4">us</text:span><text:span text:style-name="T5"> </text:span><text:span text:style-name="T4">into</text:span><text:span text:style-name="T5"> </text:span><text:span text:style-name="T4">this</text:span><text:span text:style-name="T5"> </text:span><text:span text:style-name="T4">mess</text:span><text:span text:style-name="T5"> </text:span><text:span text:style-name="T4">in</text:span><text:span text:style-name="T5"> </text:span><text:span text:style-name="T4">the</text:span><text:span text:style-name="T5"> </text:span><text:span text:style-name="T4">first</text:span><text:span text:style-name="T5"> </text:span><text:span text:style-name="T4">place,</text:span><text:span text:style-name="T5"> </text:span><text:span text:style-name="T4">remember?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rms</text:span><text:span text:style-name="T5"> </text:span><text:span text:style-name="T4">crossed</text:span><text:span text:style-name="T5"> </text:span><text:span text:style-name="T4">on</text:span><text:span text:style-name="T5"> </text:span><text:span text:style-name="T4">her</text:span><text:span text:style-name="T5"> </text:span><text:span text:style-name="T4">chest.</text:span><text:span text:style-name="T5"> </text:span><text:span text:style-name="T4">Lernea</text:span><text:span text:style-name="T5"> </text:span><text:span text:style-name="T4">flailed</text:span><text:span text:style-name="T5"> </text:span><text:span text:style-name="T4">her</text:span><text:span text:style-name="T5"> </text:span><text:span text:style-name="T4">arms</text:span><text:span text:style-name="T5"> </text:span><text:span text:style-name="T4">wildly</text:span><text:span text:style-name="T5"> </text:span><text:span text:style-name="T4">around</text:span><text:span text:style-name="T5"> </text:span><text:span text:style-name="T4">her</text:span><text:span text:style-name="T5"> </text:span><text:span text:style-name="T4">while</text:span><text:span text:style-name="T5"> </text:span><text:span text:style-name="T4">moving</text:span><text:span text:style-name="T5"> </text:span><text:span text:style-name="T4">about</text:span><text:span text:style-name="T5"> </text:span><text:span text:style-name="T4">nervously.</text:span></text:p>
      <text:p text:style-name="P1"><text:span text:style-name="T5">“</text:span><text:span text:style-name="T4">Oh,</text:span><text:span text:style-name="T5"> </text:span><text:span text:style-name="T4">really</text:span><text:span text:style-name="T5"> </text:span><text:span text:style-name="T4">now</text:span><text:span text:style-name="T5"> </text:span><text:span text:style-name="T4">that</text:span><text:span text:style-name="T5">’</text:span><text:span text:style-name="T4">s</text:span><text:span text:style-name="T5"> </text:span><text:span text:style-name="T4">just</text:span><text:span text:style-name="T5"> </text:span><text:span text:style-name="T4">so</text:span><text:span text:style-name="T5"> </text:span><text:span text:style-name="T4">typical,</text:span><text:span text:style-name="T5"> </text:span><text:span text:style-name="T4">trying</text:span><text:span text:style-name="T5"> </text:span><text:span text:style-name="T4">to</text:span><text:span text:style-name="T5"> </text:span><text:span text:style-name="T4">put</text:span><text:span text:style-name="T5"> </text:span><text:span text:style-name="T4">the</text:span><text:span text:style-name="T5"> </text:span><text:span text:style-name="T4">blame</text:span><text:span text:style-name="T5"> </text:span><text:span text:style-name="T4">on</text:span><text:span text:style-name="T5"> </text:span><text:span text:style-name="T4">me</text:span><text:span text:style-name="T5"> </text:span><text:span text:style-name="T4">like</text:span><text:span text:style-name="T5"> </text:span><text:span text:style-name="T4">we</text:span><text:span text:style-name="T5">’</text:span><text:span text:style-name="T4">re</text:span><text:span text:style-name="T5"> </text:span><text:span text:style-name="T4">still</text:span><text:span text:style-name="T5"> </text:span><text:span text:style-name="T4">meddling</text:span><text:span text:style-name="T5"> </text:span><text:span text:style-name="T4">with</text:span><text:span text:style-name="T5"> </text:span><text:span text:style-name="T4">the</text:span><text:span text:style-name="T5"> </text:span><text:span text:style-name="T4">master</text:span><text:span text:style-name="T5">’</text:span><text:span text:style-name="T4">s</text:span><text:span text:style-name="T5"> </text:span><text:span text:style-name="T4">spellbook!</text:span><text:span text:style-name="T5">”</text:span></text:p>
      <text:p text:style-name="P1"><text:span text:style-name="T5">“</text:span><text:span text:style-name="T4">Well,</text:span><text:span text:style-name="T5"> 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the</text:span><text:span text:style-name="T5"> </text:span><text:span text:style-name="T4">one</text:span><text:span text:style-name="T5"> </text:span><text:span text:style-name="T4">who</text:span><text:span text:style-name="T5"> </text:span><text:span text:style-name="T4">married</text:span><text:span text:style-name="T5"> </text:span><text:span text:style-name="T4">Therion</text:span><text:span text:style-name="T5"> </text:span><text:span text:style-name="T4">Jangdrival</text:span><text:span text:style-name="T5"> </text:span><text:span text:style-name="T4">on</text:span><text:span text:style-name="T5"> </text:span><text:span text:style-name="T4">a</text:span><text:span text:style-name="T5"> </text:span><text:span text:style-name="T4">whim</text:span><text:span text:style-name="T5"> </text:span><text:span text:style-name="T4">and</text:span><text:span text:style-name="T5"> </text:span><text:span text:style-name="T4">got</text:span><text:span text:style-name="T5"> </text:span><text:span text:style-name="T4">us</text:span><text:span text:style-name="T5"> </text:span><text:span text:style-name="T4">exiled!</text:span><text:span text:style-name="T5">” </text:span><text:span text:style-name="T4">remark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wide</text:span><text:span text:style-name="T5"> </text:span><text:span text:style-name="T4">open</text:span><text:span text:style-name="T5"> </text:span><text:span text:style-name="T4">arms</text:span><text:span text:style-name="T5"> </text:span><text:span text:style-name="T4">and</text:span><text:span text:style-name="T5"> </text:span><text:span text:style-name="T4">a</text:span><text:span text:style-name="T5"> </text:span><text:span text:style-name="T4">mocking</text:span><text:span text:style-name="T5"> </text:span><text:span text:style-name="T4">smile.</text:span><text:span text:style-name="T5"> </text:span><text:span text:style-name="T4">Lernea</text:span><text:span text:style-name="T5">’</text:span><text:span text:style-name="T4">s</text:span><text:span text:style-name="T5"> </text:span><text:span text:style-name="T4">reply</text:span><text:span text:style-name="T5"> </text:span><text:span text:style-name="T4">was</text:span><text:span text:style-name="T5"> </text:span><text:span text:style-name="T4">filled</text:span><text:span text:style-name="T5"> </text:span><text:span text:style-name="T4">with</text:span><text:span text:style-name="T5"> </text:span><text:span text:style-name="T4">overtones</text:span><text:span text:style-name="T5"> </text:span><text:span text:style-name="T4">of</text:span><text:span text:style-name="T5"> </text:span><text:span text:style-name="T4">shock</text:span><text:span text:style-name="T5"> </text:span><text:span text:style-name="T4">and</text:span><text:span text:style-name="T5"> </text:span><text:span text:style-name="T4">disgust,</text:span><text:span text:style-name="T5"> </text:span><text:span text:style-name="T4">her</text:span><text:span text:style-name="T5"> </text:span><text:span text:style-name="T4">face</text:span><text:span text:style-name="T5"> </text:span><text:span text:style-name="T4">screwed</text:span><text:span text:style-name="T5"> </text:span><text:span text:style-name="T4">up,</text:span><text:span text:style-name="T5"> </text:span><text:span text:style-name="T4">her</text:span><text:span text:style-name="T5"> </text:span><text:span text:style-name="T4">revulsion</text:span><text:span text:style-name="T5"> </text:span><text:span text:style-name="T4">evident</text:span><text:span text:style-name="T5"> </text:span><text:span text:style-name="T4">in</text:span><text:span text:style-name="T5"> </text:span><text:span text:style-name="T4">every</text:span><text:span text:style-name="T5"> </text:span><text:span text:style-name="T4">word.</text:span></text:p>
      <text:p text:style-name="P1"><text:span text:style-name="T5">“</text:span><text:span text:style-name="T4">It</text:span><text:span text:style-name="T5"> </text:span><text:span text:style-name="T4">was</text:span><text:span text:style-name="T5"> </text:span><text:span text:style-name="T4">him</text:span><text:span text:style-name="T5"> </text:span><text:span text:style-name="T4">or</text:span><text:span text:style-name="T5"> </text:span><text:span text:style-name="T4">Gheighran!</text:span><text:span text:style-name="T5"> </text:span><text:span text:style-name="T4">Have</text:span><text:span text:style-name="T5"> </text:span><text:span text:style-name="T4">you</text:span><text:span text:style-name="T5"> </text:span><text:span text:style-name="T4">even</text:span><text:span text:style-name="T5"> </text:span><text:span text:style-name="T4">seen</text:span><text:span text:style-name="T5"> </text:span><text:span text:style-name="T4">Gheighran?</text:span><text:span text:style-name="T5"> </text:span><text:span text:style-name="T4">He</text:span><text:span text:style-name="T5">’</text:span><text:span text:style-name="T4">s</text:span><text:span text:style-name="T5"> </text:span><text:span text:style-name="T4">a</text:span><text:span text:style-name="T5"> </text:span><text:span text:style-name="T4">walking</text:span><text:span text:style-name="T5"> </text:span><text:span text:style-name="T4">swamp-thing,</text:span><text:span text:style-name="T5"> </text:span><text:span text:style-name="T4">not</text:span><text:span text:style-name="T5"> </text:span><text:span text:style-name="T4">a</text:span><text:span text:style-name="T5"> </text:span><text:span text:style-name="T4">man!</text:span><text:span text:style-name="T5">”</text:span></text:p>
      <text:p text:style-name="P2">Parcifal<text:span text:style-name="T1"> </text:span>shook<text:span text:style-name="T1"> </text:span>her<text:span text:style-name="T1"> </text:span>head<text:span text:style-name="T1"> </text:span>and<text:span text:style-name="T1"> </text:span>berated<text:span text:style-name="T1"> </text:span>her<text:span text:style-name="T1"> </text:span>slightly<text:span text:style-name="T1"> </text:span>older<text:span text:style-name="T1"> </text:span>sister,<text:span text:style-name="T1"> </text:span>her<text:span text:style-name="T1"> </text:span>face<text:span text:style-name="T1"> </text:span>suddenly<text:span text:style-name="T1"> </text:span>grim<text:span text:style-name="T1"> </text:span>and<text:span text:style-name="T1"> </text:span>her<text:span text:style-name="T1"> </text:span>voice<text:span text:style-name="T1"> </text:span>low-keyed<text:span text:style-name="T1"> </text:span>and<text:span text:style-name="T1"> </text:span>even.</text:p>
      <text:p text:style-name="P1"><text:span text:style-name="T5">“</text:span><text:span text:style-name="T4">Is</text:span><text:span text:style-name="T5"> </text:span><text:span text:style-name="T4">that</text:span><text:span text:style-name="T5"> </text:span><text:span text:style-name="T4">how</text:span><text:span text:style-name="T5"> </text:span><text:span text:style-name="T4">you</text:span><text:span text:style-name="T5"> </text:span><text:span text:style-name="T4">make</text:span><text:span text:style-name="T5"> </text:span><text:span text:style-name="T4">decisions</text:span><text:span text:style-name="T5"> </text:span><text:span text:style-name="T4">about</text:span><text:span text:style-name="T5"> </text:span><text:span text:style-name="T4">your</text:span><text:span text:style-name="T5"> </text:span><text:span text:style-name="T4">kingdom,</text:span><text:span text:style-name="T5"> </text:span><text:span text:style-name="T4">my</text:span><text:span text:style-name="T5"> </text:span><text:span text:style-name="T4">Queen?</text:span><text:span text:style-name="T5"> </text:span><text:span text:style-name="T4">Based</text:span><text:span text:style-name="T5"> </text:span><text:span text:style-name="T4">on</text:span><text:span text:style-name="T5"> </text:span><text:span text:style-name="T4">looks</text:span><text:span text:style-name="T5"> </text:span><text:span text:style-name="T4">and</text:span><text:span text:style-name="T5"> </text:span><text:span text:style-name="T4">appearances?</text:span><text:span text:style-name="T5"> </text:span><text:span text:style-name="T4">Only</text:span><text:span text:style-name="T5"> </text:span><text:span text:style-name="T4">if</text:span><text:span text:style-name="T5"> </text:span><text:span text:style-name="T4">mother</text:span><text:span text:style-name="T5"> </text:span><text:span text:style-name="T4">were</text:span><text:span text:style-name="T5"> </text:span><text:span text:style-name="T4">alive..</text:span><text:span text:style-name="T5">”</text:span></text:p>
      <text:p text:style-name="P2">She<text:span text:style-name="T1"> </text:span>let<text:span text:style-name="T1"> </text:span>her<text:span text:style-name="T1"> </text:span>voice<text:span text:style-name="T1"> </text:span>trail<text:span text:style-name="T1"> </text:span>off<text:span text:style-name="T1"> </text:span>and<text:span text:style-name="T1"> </text:span>ventured<text:span text:style-name="T1"> </text:span>a<text:span text:style-name="T1"> </text:span>look<text:span text:style-name="T1"> </text:span>towards<text:span text:style-name="T1"> </text:span>the<text:span text:style-name="T1"> </text:span>ocean.<text:span text:style-name="T1"> </text:span>The<text:span text:style-name="T1"> </text:span>Autania<text:span text:style-name="T1">’</text:span>s<text:span text:style-name="T1"> </text:span>sail<text:span text:style-name="T1"> </text:span>was<text:span text:style-name="T1"> </text:span>barely<text:span text:style-name="T1"> </text:span>visible,<text:span text:style-name="T1"> </text:span>the<text:span text:style-name="T1"> </text:span>light<text:span text:style-name="T1"> </text:span>of<text:span text:style-name="T1"> </text:span>day<text:span text:style-name="T1"> </text:span>growing<text:span text:style-name="T1"> </text:span>dimmer<text:span text:style-name="T1"> </text:span>with<text:span text:style-name="T1"> </text:span>every<text:span text:style-name="T1"> </text:span>passing<text:span text:style-name="T1"> </text:span>minute.<text:span text:style-name="T1"> </text:span>Lernea<text:span text:style-name="T1"> </text:span>was<text:span text:style-name="T1"> </text:span>looking<text:span text:style-name="T1"> </text:span>at<text:span text:style-name="T1"> </text:span>her<text:span text:style-name="T1"> </text:span>feet,<text:span text:style-name="T1"> </text:span>feeling<text:span text:style-name="T1"> </text:span>scolded<text:span text:style-name="T1"> </text:span>and<text:span text:style-name="T1"> </text:span>reprimanded<text:span text:style-name="T1"> </text:span>like<text:span text:style-name="T1"> </text:span>a<text:span text:style-name="T1"> </text:span>child.<text:span text:style-name="T1"> </text:span>Yet,<text:span text:style-name="T1"> </text:span>when<text:span text:style-name="T1"> </text:span>she<text:span text:style-name="T1"> </text:span>talked<text:span text:style-name="T1"> </text:span>next<text:span text:style-name="T1"> </text:span>she<text:span text:style-name="T1"> </text:span>had<text:span text:style-name="T1"> </text:span>the<text:span text:style-name="T1"> </text:span>voice<text:span text:style-name="T1"> </text:span>of<text:span text:style-name="T1"> </text:span>a<text:span text:style-name="T1"> </text:span>proud<text:span text:style-name="T1"> </text:span>woman:</text:p>
      <text:p text:style-name="P1"><text:span text:style-name="T5">“</text:span><text:span text:style-name="T4">Mother</text:span><text:span text:style-name="T5"> </text:span><text:span text:style-name="T4">made</text:span><text:span text:style-name="T5"> </text:span><text:span text:style-name="T4">mistakes</text:span><text:span text:style-name="T5"> </text:span><text:span text:style-name="T4">as</text:span><text:span text:style-name="T5"> </text:span><text:span text:style-name="T4">well</text:span><text:span text:style-name="T5"> </text:span><text:span text:style-name="T4">in</text:span><text:span text:style-name="T5"> </text:span><text:span text:style-name="T4">her</text:span><text:span text:style-name="T5"> </text:span><text:span text:style-name="T4">reign.</text:span><text:span text:style-name="T5">”</text:span></text:p>
      <text:p text:style-name="P1"><text:span text:style-name="T5">“</text:span><text:span text:style-name="T4">Yes,</text:span><text:span text:style-name="T5"> </text:span><text:span text:style-name="T4">she</text:span><text:span text:style-name="T5"> </text:span><text:span text:style-name="T4">did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nodding</text:span><text:span text:style-name="T5"> </text:span><text:span text:style-name="T4">and</text:span><text:span text:style-name="T5"> </text:span><text:span text:style-name="T4">went</text:span><text:span text:style-name="T5"> </text:span><text:span text:style-name="T4">on</text:span><text:span text:style-name="T5"> </text:span><text:span text:style-name="T4">to</text:span><text:span text:style-name="T5"> </text:span><text:span text:style-name="T4">shout,</text:span><text:span text:style-name="T5"> “</text:span><text:span text:style-name="T4">She</text:span><text:span text:style-name="T5"> </text:span><text:span text:style-name="T4">gave</text:span><text:span text:style-name="T5"> </text:span><text:span text:style-name="T4">birth</text:span><text:span text:style-name="T5"> </text:span><text:span text:style-name="T4">to</text:span><text:span text:style-name="T5"> </text:span><text:span text:style-name="T4">you!</text:span><text:span text:style-name="T5">”</text:span></text:p>
      <text:p text:style-name="P1"><text:soft-page-break/><text:span text:style-name="T5">“</text:span><text:span text:style-name="T4">We</text:span><text:span text:style-name="T5">’</text:span><text:span text:style-name="T4">re</text:span><text:span text:style-name="T5"> </text:span><text:span text:style-name="T4">only</text:span><text:span text:style-name="T5"> </text:span><text:span text:style-name="T4">a</text:span><text:span text:style-name="T5"> </text:span><text:span text:style-name="T4">minute</text:span><text:span text:style-name="T5"> </text:span><text:span text:style-name="T4">apart,</text:span><text:span text:style-name="T5"> </text:span><text:span text:style-name="T4">you</text:span><text:span text:style-name="T5"> </text:span><text:span text:style-name="T4">stupid-</text:span><text:span text:style-name="T5">”</text:span></text:p>
      <text:p text:style-name="P2">Lernea<text:span text:style-name="T1"> </text:span>stopped<text:span text:style-name="T1"> </text:span>in<text:span text:style-name="T1"> </text:span>mid-sentence<text:span text:style-name="T1"> </text:span>even<text:span text:style-name="T1"> </text:span>as<text:span text:style-name="T1"> </text:span>her<text:span text:style-name="T1"> </text:span>mouth<text:span text:style-name="T1"> </text:span>began<text:span text:style-name="T1"> </text:span>to<text:span text:style-name="T1"> </text:span>form<text:span text:style-name="T1"> </text:span>the<text:span text:style-name="T1"> </text:span>word<text:span text:style-name="T1"> ‘</text:span>cow<text:span text:style-name="T1">’</text:span>.<text:span text:style-name="T1"> </text:span>She<text:span text:style-name="T1"> </text:span>had<text:span text:style-name="T1"> </text:span>instinctively<text:span text:style-name="T1"> </text:span>flung<text:span text:style-name="T1"> </text:span>her<text:span text:style-name="T1"> </text:span>arm<text:span text:style-name="T1"> </text:span>and<text:span text:style-name="T1"> </text:span>was<text:span text:style-name="T1"> </text:span>grabbing<text:span text:style-name="T1"> </text:span>at<text:span text:style-name="T1"> </text:span>what<text:span text:style-name="T1"> </text:span>seemed<text:span text:style-name="T1"> </text:span>to<text:span text:style-name="T1"> </text:span>be<text:span text:style-name="T1"> </text:span>a<text:span text:style-name="T1"> </text:span>child<text:span text:style-name="T1">’</text:span>s<text:span text:style-name="T1"> </text:span>arm<text:span text:style-name="T1"> </text:span>attached<text:span text:style-name="T1"> </text:span>to<text:span text:style-name="T1"> </text:span>a<text:span text:style-name="T1"> </text:span>hand<text:span text:style-name="T1"> </text:span>holding<text:span text:style-name="T1"> </text:span>her<text:span text:style-name="T1"> </text:span>coinpurse.</text:p>
      <text:p text:style-name="P1"><text:span text:style-name="T5">“</text:span><text:span text:style-name="T4">Hey,</text:span><text:span text:style-name="T5">” </text:span><text:span text:style-name="T4">she</text:span><text:span text:style-name="T5"> </text:span><text:span text:style-name="T4">said</text:span><text:span text:style-name="T5"> </text:span><text:span text:style-name="T4">and</text:span><text:span text:style-name="T5"> </text:span><text:span text:style-name="T4">turned</text:span><text:span text:style-name="T5"> </text:span><text:span text:style-name="T4">to</text:span><text:span text:style-name="T5"> </text:span><text:span text:style-name="T4">look</text:span><text:span text:style-name="T5"> </text:span><text:span text:style-name="T4">nearly</text:span><text:span text:style-name="T5"> </text:span><text:span text:style-name="T4">right</text:span><text:span text:style-name="T5"> </text:span><text:span text:style-name="T4">behind</text:span><text:span text:style-name="T5"> </text:span><text:span text:style-name="T4">her.</text:span><text:span text:style-name="T5"> </text:span><text:span text:style-name="T4">There</text:span><text:span text:style-name="T5"> </text:span><text:span text:style-name="T4">was</text:span><text:span text:style-name="T5"> </text:span><text:span text:style-name="T4">a</text:span><text:span text:style-name="T5"> </text:span><text:span text:style-name="T4">short</text:span><text:span text:style-name="T5"> </text:span><text:span text:style-name="T4">person</text:span><text:span text:style-name="T5"> </text:span><text:span text:style-name="T4">standing</text:span><text:span text:style-name="T5"> </text:span><text:span text:style-name="T4">there,</text:span><text:span text:style-name="T5"> </text:span><text:span text:style-name="T4">all</text:span><text:span text:style-name="T5"> </text:span><text:span text:style-name="T4">dressed</text:span><text:span text:style-name="T5"> </text:span><text:span text:style-name="T4">up</text:span><text:span text:style-name="T5"> </text:span><text:span text:style-name="T4">in</text:span><text:span text:style-name="T5"> </text:span><text:span text:style-name="T4">dark</text:span><text:span text:style-name="T5"> </text:span><text:span text:style-name="T4">leather</text:span><text:span text:style-name="T5"> </text:span><text:span text:style-name="T4">and</text:span><text:span text:style-name="T5"> </text:span><text:span text:style-name="T4">an</text:span><text:span text:style-name="T5"> </text:span><text:span text:style-name="T4">impossibly</text:span><text:span text:style-name="T5"> </text:span><text:span text:style-name="T4">bland,</text:span><text:span text:style-name="T5"> </text:span><text:span text:style-name="T4">expressionless</text:span><text:span text:style-name="T5"> </text:span><text:span text:style-name="T4">face.</text:span></text:p>
      <text:p text:style-name="P2">Parcifal<text:span text:style-name="T1"> </text:span>grabbed<text:span text:style-name="T1"> </text:span>a<text:span text:style-name="T1"> </text:span>silver,<text:span text:style-name="T1"> </text:span>teardrop-shaped<text:span text:style-name="T1"> </text:span>knife<text:span text:style-name="T1"> </text:span>from<text:span text:style-name="T1"> </text:span>her<text:span text:style-name="T1"> </text:span>waistband<text:span text:style-name="T1"> </text:span>and<text:span text:style-name="T1"> </text:span>took<text:span text:style-name="T1"> </text:span>a<text:span text:style-name="T1"> </text:span>step<text:span text:style-name="T1"> </text:span>towards<text:span text:style-name="T1"> </text:span>her<text:span text:style-name="T1"> </text:span>sister<text:span text:style-name="T1">’</text:span>s<text:span text:style-name="T1"> </text:span>side<text:span text:style-name="T1"> </text:span>where<text:span text:style-name="T1"> </text:span>the<text:span text:style-name="T1"> </text:span>short<text:span text:style-name="T1"> </text:span>person<text:span text:style-name="T1"> </text:span>stood<text:span text:style-name="T1"> </text:span>frozen,<text:span text:style-name="T1"> </text:span>said<text:span text:style-name="T1"> </text:span>person<text:span text:style-name="T1"> </text:span>pretending<text:span text:style-name="T1"> </text:span>he<text:span text:style-name="T1"> </text:span>was<text:span text:style-name="T1"> </text:span>nothing<text:span text:style-name="T1"> </text:span>more<text:span text:style-name="T1"> </text:span>than<text:span text:style-name="T1"> </text:span>a<text:span text:style-name="T1"> </text:span>misplaced<text:span text:style-name="T1"> </text:span>piece<text:span text:style-name="T1"> </text:span>of<text:span text:style-name="T1"> </text:span>furniture.<text:span text:style-name="T1"> </text:span>He<text:span text:style-name="T1"> </text:span>seemed<text:span text:style-name="T1"> </text:span>to<text:span text:style-name="T1"> </text:span>be<text:span text:style-name="T1"> </text:span>holding<text:span text:style-name="T1"> </text:span>his<text:span text:style-name="T1"> </text:span>breath.</text:p>
      <text:p text:style-name="P1"><text:span text:style-name="T5">“</text:span><text:span text:style-name="T4">A</text:span><text:span text:style-name="T5"> </text:span><text:span text:style-name="T4">thieving</text:span><text:span text:style-name="T5"> </text:span><text:span text:style-name="T4">scum,</text:span><text:span text:style-name="T5"> </text:span><text:span text:style-name="T4">and</text:span><text:span text:style-name="T5"> </text:span><text:span text:style-name="T4">a</text:span><text:span text:style-name="T5"> </text:span><text:span text:style-name="T4">bad</text:span><text:span text:style-name="T5"> </text:span><text:span text:style-name="T4">one</text:span><text:span text:style-name="T5"> </text:span><text:span text:style-name="T4">at</text:span><text:span text:style-name="T5"> </text:span><text:span text:style-name="T4">that,</text:span><text:span text:style-name="T5"> </text:span><text:span text:style-name="T4">eh?</text:span><text:span text:style-name="T5">”</text:span></text:p>
      <text:p text:style-name="P1"><text:span text:style-name="T5">“</text:span><text:span text:style-name="T4">Bugger,</text:span><text:span text:style-name="T5">” </text:span><text:span text:style-name="T4">said</text:span><text:span text:style-name="T5"> </text:span><text:span text:style-name="T4">the</text:span><text:span text:style-name="T5"> </text:span><text:span text:style-name="T4">short</text:span><text:span text:style-name="T5"> </text:span><text:span text:style-name="T4">person</text:span><text:span text:style-name="T5"> </text:span><text:span text:style-name="T4">with</text:span><text:span text:style-name="T5"> </text:span><text:span text:style-name="T4">a</text:span><text:span text:style-name="T5"> </text:span><text:span text:style-name="T4">whiz.</text:span><text:span text:style-name="T5"> </text:span><text:span text:style-name="T4">Out</text:span><text:span text:style-name="T5"> </text:span><text:span text:style-name="T4">of</text:span><text:span text:style-name="T5"> </text:span><text:span text:style-name="T4">breath,</text:span><text:span text:style-name="T5"> </text:span><text:span text:style-name="T4">he</text:span><text:span text:style-name="T5"> </text:span><text:span text:style-name="T4">looked</text:span><text:span text:style-name="T5"> </text:span><text:span text:style-name="T4">sideways</text:span><text:span text:style-name="T5"> </text:span><text:span text:style-name="T4">at</text:span><text:span text:style-name="T5"> </text:span><text:span text:style-name="T4">the</text:span><text:span text:style-name="T5"> </text:span><text:span text:style-name="T4">bristling</text:span><text:span text:style-name="T5"> </text:span><text:span text:style-name="T4">knife-point</text:span><text:span text:style-name="T5"> </text:span><text:span text:style-name="T4">and</text:span><text:span text:style-name="T5"> </text:span><text:span text:style-name="T4">suddenly</text:span><text:span text:style-name="T5"> </text:span><text:span text:style-name="T4">sucked</text:span><text:span text:style-name="T5"> </text:span><text:span text:style-name="T4">on</text:span><text:span text:style-name="T5"> </text:span><text:span text:style-name="T4">air</text:span><text:span text:style-name="T5"> </text:span><text:span text:style-name="T4">through</text:span><text:span text:style-name="T5"> </text:span><text:span text:style-name="T4">his</text:span><text:span text:style-name="T5"> </text:span><text:span text:style-name="T4">nostrils</text:span><text:span text:style-name="T5"> </text:span><text:span text:style-name="T4">loudly.</text:span><text:span text:style-name="T5"> </text:span><text:span text:style-name="T4">His</text:span><text:span text:style-name="T5"> </text:span><text:span text:style-name="T4">body</text:span><text:span text:style-name="T5"> </text:span><text:span text:style-name="T4">relaxed</text:span><text:span text:style-name="T5"> </text:span><text:span text:style-name="T4">and</text:span><text:span text:style-name="T5"> </text:span><text:span text:style-name="T4">he</text:span><text:span text:style-name="T5"> </text:span><text:span text:style-name="T4">let</text:span><text:span text:style-name="T5"> </text:span><text:span text:style-name="T4">the</text:span><text:span text:style-name="T5"> </text:span><text:span text:style-name="T4">bulging</text:span><text:span text:style-name="T5"> </text:span><text:span text:style-name="T4">coinpurse</text:span><text:span text:style-name="T5"> </text:span><text:span text:style-name="T4">drop</text:span><text:span text:style-name="T5"> </text:span><text:span text:style-name="T4">to</text:span><text:span text:style-name="T5"> </text:span><text:span text:style-name="T4">the</text:span><text:span text:style-name="T5"> </text:span><text:span text:style-name="T4">wooden</text:span><text:span text:style-name="T5"> </text:span><text:span text:style-name="T4">pier</text:span><text:span text:style-name="T5"> </text:span><text:span text:style-name="T4">with</text:span><text:span text:style-name="T5"> </text:span><text:span text:style-name="T4">a</text:span><text:span text:style-name="T5"> </text:span><text:span text:style-name="T4">heavy</text:span><text:span text:style-name="T5"> </text:span><text:span text:style-name="T4">jingle.</text:span></text:p>
      <text:p text:style-name="P2">Lernea<text:span text:style-name="T1"> </text:span>made<text:span text:style-name="T1"> </text:span>a<text:span text:style-name="T1"> </text:span>grimace<text:span text:style-name="T1"> </text:span>and<text:span text:style-name="T1"> </text:span>turned<text:span text:style-name="T1"> </text:span>her<text:span text:style-name="T1"> </text:span>head<text:span text:style-name="T1"> </text:span>away<text:span text:style-name="T1"> </text:span>from<text:span text:style-name="T1"> </text:span>the<text:span text:style-name="T1"> </text:span>short<text:span text:style-name="T1"> </text:span>man.</text:p>
      <text:p text:style-name="P1"><text:span text:style-name="T5">“</text:span><text:span text:style-name="T4">I</text:span><text:span text:style-name="T5"> </text:span><text:span text:style-name="T4">can</text:span><text:span text:style-name="T5"> </text:span><text:span text:style-name="T4">see</text:span><text:span text:style-name="T5"> </text:span><text:span text:style-name="T4">why</text:span><text:span text:style-name="T5"> </text:span><text:span text:style-name="T4">you</text:span><text:span text:style-name="T5"> </text:span><text:span text:style-name="T4">held</text:span><text:span text:style-name="T5"> </text:span><text:span text:style-name="T4">that</text:span><text:span text:style-name="T5"> </text:span><text:span text:style-name="T4">breath</text:span><text:span text:style-name="T5"> </text:span><text:span text:style-name="T4">of</text:span><text:span text:style-name="T5"> </text:span><text:span text:style-name="T4">yours.</text:span><text:span text:style-name="T5"> </text:span><text:span text:style-name="T4">Could</text:span><text:span text:style-name="T5"> </text:span><text:span text:style-name="T4">even</text:span><text:span text:style-name="T5"> </text:span><text:span text:style-name="T4">kill</text:span><text:span text:style-name="T5"> </text:span><text:span text:style-name="T4">a</text:span><text:span text:style-name="T5"> </text:span><text:span text:style-name="T4">man;</text:span><text:span text:style-name="T5"> </text:span><text:span text:style-name="T4">one</text:span><text:span text:style-name="T5"> </text:span><text:span text:style-name="T4">of</text:span><text:span text:style-name="T5"> </text:span><text:span text:style-name="T4">your</text:span><text:span text:style-name="T5"> </text:span><text:span text:style-name="T4">stature,</text:span><text:span text:style-name="T5"> </text:span><text:span text:style-name="T4">at</text:span><text:span text:style-name="T5"> </text:span><text:span text:style-name="T4">least.</text:span><text:span text:style-name="T5">”</text:span></text:p>
      <text:p text:style-name="P2">Parcifal<text:span text:style-name="T1"> </text:span>seemed<text:span text:style-name="T1"> </text:span>less<text:span text:style-name="T1"> </text:span>inclined<text:span text:style-name="T1"> </text:span>to<text:span text:style-name="T1"> </text:span>comment<text:span text:style-name="T1"> </text:span>on<text:span text:style-name="T1"> </text:span>the<text:span text:style-name="T1"> </text:span>aspiring<text:span text:style-name="T1"> </text:span>thief<text:span text:style-name="T1">’</text:span>s<text:span text:style-name="T1"> </text:span>lack<text:span text:style-name="T1"> </text:span>of<text:span text:style-name="T1"> </text:span>mouth<text:span text:style-name="T1"> </text:span>hygiene.<text:span text:style-name="T1"> </text:span>She<text:span text:style-name="T1"> </text:span>looked<text:span text:style-name="T1"> </text:span>at<text:span text:style-name="T1"> </text:span>him<text:span text:style-name="T1"> </text:span>with<text:span text:style-name="T1"> </text:span>mixed<text:span text:style-name="T1"> </text:span>feelings<text:span text:style-name="T1"> </text:span>of<text:span text:style-name="T1"> </text:span>curiosity<text:span text:style-name="T1"> </text:span>and<text:span text:style-name="T1"> </text:span>frustration,<text:span text:style-name="T1"> </text:span>brandishing<text:span text:style-name="T1"> </text:span>her<text:span text:style-name="T1"> </text:span>knife<text:span text:style-name="T1"> </text:span>accusingly.</text:p>
      <text:p text:style-name="P1"><text:span text:style-name="T5">“</text:span><text:span text:style-name="T4">Barely</text:span><text:span text:style-name="T5"> </text:span><text:span text:style-name="T4">stepped</text:span><text:span text:style-name="T5"> </text:span><text:span text:style-name="T4">foot</text:span><text:span text:style-name="T5"> </text:span><text:span text:style-name="T4">on</text:span><text:span text:style-name="T5"> </text:span><text:span text:style-name="T4">this</text:span><text:span text:style-name="T5"> </text:span><text:span text:style-name="T4">land,</text:span><text:span text:style-name="T5"> </text:span><text:span text:style-name="T4">and</text:span><text:span text:style-name="T5"> </text:span><text:span text:style-name="T4">here</text:span><text:span text:style-name="T5">’</text:span><text:span text:style-name="T4">s</text:span><text:span text:style-name="T5"> </text:span><text:span text:style-name="T4">our</text:span><text:span text:style-name="T5"> </text:span><text:span text:style-name="T4">greeting.</text:span><text:span text:style-name="T5"> </text:span><text:span text:style-name="T4">Couldn</text:span><text:span text:style-name="T5">’</text:span><text:span text:style-name="T4">t</text:span><text:span text:style-name="T5"> </text:span><text:span text:style-name="T4">resist</text:span><text:span text:style-name="T5"> </text:span><text:span text:style-name="T4">our</text:span><text:span text:style-name="T5"> </text:span><text:span text:style-name="T4">riches,</text:span><text:span text:style-name="T5"> </text:span><text:span text:style-name="T4">little</text:span><text:span text:style-name="T5"> </text:span><text:span text:style-name="T4">man?</text:span><text:span text:style-name="T5">” </text:span><text:span text:style-name="T4">asked</text:span><text:span text:style-name="T5"> </text:span><text:span text:style-name="T4">Parcifal,</text:span><text:span text:style-name="T5"> </text:span><text:span text:style-name="T4">her</text:span><text:span text:style-name="T5"> </text:span><text:span text:style-name="T4">shiny</text:span><text:span text:style-name="T5"> </text:span><text:span text:style-name="T4">breastplate</text:span><text:span text:style-name="T5"> </text:span><text:span text:style-name="T4">protruding</text:span><text:span text:style-name="T5"> </text:span><text:span text:style-name="T4">from</text:span><text:span text:style-name="T5"> </text:span><text:span text:style-name="T4">the</text:span><text:span text:style-name="T5"> </text:span><text:span text:style-name="T4">rest</text:span><text:span text:style-name="T5"> </text:span><text:span text:style-name="T4">of</text:span><text:span text:style-name="T5"> </text:span><text:span text:style-name="T4">her</text:span><text:span text:style-name="T5"> </text:span><text:span text:style-name="T4">body</text:span><text:span text:style-name="T5"> </text:span><text:span text:style-name="T4">armor</text:span><text:span text:style-name="T5"> </text:span><text:span text:style-name="T4">straight</text:span><text:span text:style-name="T5"> </text:span><text:span text:style-name="T4">at</text:span><text:span text:style-name="T5"> </text:span><text:span text:style-name="T4">the</text:span><text:span text:style-name="T5"> </text:span><text:span text:style-name="T4">thief</text:span><text:span text:style-name="T5">’</text:span><text:span text:style-name="T4">s</text:span><text:span text:style-name="T5"> </text:span><text:span text:style-name="T4">face.</text:span></text:p>
      <text:p text:style-name="P1"><text:span text:style-name="T5">“</text:span><text:span text:style-name="T4">Be</text:span><text:span text:style-name="T5"> </text:span><text:span text:style-name="T4">fair,</text:span><text:span text:style-name="T5"> </text:span><text:span text:style-name="T4">my</text:span><text:span text:style-name="T5"> </text:span><text:span text:style-name="T4">fair</text:span><text:span text:style-name="T5"> </text:span><text:span text:style-name="T4">lady!</text:span><text:span text:style-name="T5"> </text:span><text:span text:style-name="T4">Wasn</text:span><text:span text:style-name="T5">’</text:span><text:span text:style-name="T4">t</text:span><text:span text:style-name="T5"> </text:span><text:span text:style-name="T4">ogling</text:span><text:span text:style-name="T5"> </text:span><text:span text:style-name="T4">your,</text:span><text:span text:style-name="T5"> </text:span><text:span text:style-name="T4">ehm,</text:span><text:span text:style-name="T5"> </text:span><text:span text:style-name="T4">lady</text:span><text:span text:style-name="T5"> </text:span><text:span text:style-name="T4">parts</text:span><text:span text:style-name="T5"> </text:span><text:span text:style-name="T4">or</text:span><text:span text:style-name="T5"> </text:span><text:span text:style-name="T4">anything,</text:span><text:span text:style-name="T5"> </text:span><text:span text:style-name="T4">your</text:span><text:span text:style-name="T5"> </text:span><text:span text:style-name="T4">gracefulness.</text:span><text:span text:style-name="T5"> </text:span><text:span text:style-name="T4">Not</text:span><text:span text:style-name="T5"> </text:span><text:span text:style-name="T4">that</text:span><text:span text:style-name="T5"> </text:span><text:span text:style-name="T4">they</text:span><text:span text:style-name="T5">’</text:span><text:span text:style-name="T4">re</text:span><text:span text:style-name="T5"> </text:span><text:span text:style-name="T4">not</text:span><text:span text:style-name="T5"> </text:span><text:span text:style-name="T4">worth</text:span><text:span text:style-name="T5"> </text:span><text:span text:style-name="T4">to,</text:span><text:span text:style-name="T5"> </text:span><text:span text:style-name="T4">well,</text:span><text:span text:style-name="T5"> </text:span><text:span text:style-name="T4">ogle,</text:span><text:span text:style-name="T5">” </text:span><text:span text:style-name="T4">he</text:span><text:span text:style-name="T5"> </text:span><text:span text:style-name="T4">said</text:span><text:span text:style-name="T5"> </text:span><text:span text:style-name="T4">with</text:span><text:span text:style-name="T5"> </text:span><text:span text:style-name="T4">an</text:span><text:span text:style-name="T5"> </text:span><text:span text:style-name="T4">awkward</text:span><text:span text:style-name="T5"> </text:span><text:span text:style-name="T4">smile</text:span><text:span text:style-name="T5"> </text:span><text:span text:style-name="T4">and</text:span><text:span text:style-name="T5"> </text:span><text:span text:style-name="T4">looked</text:span><text:span text:style-name="T5"> </text:span><text:span text:style-name="T4">up</text:span><text:span text:style-name="T5"> </text:span><text:span text:style-name="T4">to</text:span><text:span text:style-name="T5"> </text:span><text:span text:style-name="T4">Parcifal</text:span><text:span text:style-name="T5"> </text:span><text:span text:style-name="T4">like</text:span><text:span text:style-name="T5"> </text:span><text:span text:style-name="T4">a</text:span><text:span text:style-name="T5"> </text:span><text:span text:style-name="T4">man</text:span><text:span text:style-name="T5"> </text:span><text:span text:style-name="T4">seeking</text:span><text:span text:style-name="T5"> </text:span><text:span text:style-name="T4">redemption</text:span><text:span text:style-name="T5"> </text:span><text:span text:style-name="T4">in</text:span><text:span text:style-name="T5"> </text:span><text:span text:style-name="T4">prayer.</text:span></text:p>
      <text:p text:style-name="P2">Lernea<text:span text:style-name="T1"> </text:span>punched<text:span text:style-name="T1"> </text:span>him<text:span text:style-name="T1"> </text:span>in<text:span text:style-name="T1"> </text:span>the<text:span text:style-name="T1"> </text:span>gut<text:span text:style-name="T1"> </text:span>without<text:span text:style-name="T1"> </text:span>warning;<text:span text:style-name="T1"> </text:span>the<text:span text:style-name="T1"> </text:span>short<text:span text:style-name="T1"> </text:span>little<text:span text:style-name="T1"> </text:span>man<text:span text:style-name="T1"> </text:span>doubled<text:span text:style-name="T1"> </text:span>over,<text:span text:style-name="T1"> </text:span>his<text:span text:style-name="T1"> </text:span>face<text:span text:style-name="T1"> </text:span>flustered.<text:span text:style-name="T1"> </text:span>He<text:span text:style-name="T1"> </text:span>looked<text:span text:style-name="T1"> </text:span>momentously<text:span text:style-name="T1"> </text:span>surprised<text:span text:style-name="T1"> </text:span>and<text:span text:style-name="T1"> </text:span>awestruck,<text:span text:style-name="T1"> </text:span>rather<text:span text:style-name="T1"> </text:span>than<text:span text:style-name="T1"> </text:span>simply<text:span text:style-name="T1"> </text:span>hurt;<text:span text:style-name="T1"> </text:span>he<text:span text:style-name="T1"> </text:span>seemed<text:span text:style-name="T1"> </text:span>to<text:span text:style-name="T1"> </text:span>have<text:span text:style-name="T1"> </text:span>some<text:span text:style-name="T1"> </text:span>trouble<text:span text:style-name="T1"> </text:span>breathing.</text:p>
      <text:p text:style-name="P1"><text:span text:style-name="T5">“</text:span><text:span text:style-name="T4">She</text:span><text:span text:style-name="T5"> </text:span><text:span text:style-name="T4">was</text:span><text:span text:style-name="T5"> </text:span><text:span text:style-name="T4">talking</text:span><text:span text:style-name="T5"> </text:span><text:span text:style-name="T4">about</text:span><text:span text:style-name="T5"> </text:span><text:span text:style-name="T4">our</text:span><text:span text:style-name="T5"> </text:span><text:span text:style-name="T4">money,</text:span><text:span text:style-name="T5"> </text:span><text:span text:style-name="T4">our</text:span><text:span text:style-name="T5"> </text:span><text:span text:style-name="T4">armor,</text:span><text:span text:style-name="T5"> </text:span><text:span text:style-name="T4">our</text:span><text:span text:style-name="T5"> </text:span><text:span text:style-name="T4">valuables!</text:span><text:span text:style-name="T5"> </text:span><text:span text:style-name="T4">Really,</text:span><text:span text:style-name="T5"> </text:span><text:span text:style-name="T4">to</text:span><text:span text:style-name="T5"> </text:span><text:span text:style-name="T4">address</text:span><text:span text:style-name="T5"> </text:span><text:span text:style-name="T4">any</text:span><text:span text:style-name="T5"> </text:span><text:span text:style-name="T4">woman</text:span><text:span text:style-name="T5"> </text:span><text:span text:style-name="T4">in</text:span><text:span text:style-name="T5"> </text:span><text:span text:style-name="T4">such</text:span><text:span text:style-name="T5"> </text:span><text:span text:style-name="T4">a</text:span><text:span text:style-name="T5"> </text:span><text:span text:style-name="T4">fashion.</text:span><text:span text:style-name="T5">”</text:span></text:p>
      <text:p text:style-name="P2">Parcifal<text:span text:style-name="T1"> </text:span>turned<text:span text:style-name="T1"> </text:span>and<text:span text:style-name="T1"> </text:span>looked<text:span text:style-name="T1"> </text:span>at<text:span text:style-name="T1"> </text:span>her<text:span text:style-name="T1"> </text:span>sister<text:span text:style-name="T1"> </text:span>with<text:span text:style-name="T1"> </text:span>a<text:span text:style-name="T1"> </text:span>bewildered<text:span text:style-name="T1"> </text:span>expression,<text:span text:style-name="T1"> </text:span>squinting<text:span text:style-name="T1"> </text:span>her<text:span text:style-name="T1"> </text:span>eyes<text:span text:style-name="T1"> </text:span>slightly,<text:span text:style-name="T1"> </text:span>her<text:span text:style-name="T1"> </text:span>knife<text:span text:style-name="T1"> </text:span>still<text:span text:style-name="T1"> </text:span>aimed<text:span text:style-name="T1"> </text:span>at<text:span text:style-name="T1"> </text:span>the<text:span text:style-name="T1"> </text:span>thief<text:span text:style-name="T1">’</text:span>s<text:span text:style-name="T1"> </text:span>general<text:span text:style-name="T1"> </text:span>direction<text:span text:style-name="T1"> </text:span>who<text:span text:style-name="T1"> </text:span>was<text:span text:style-name="T1"> </text:span>trying<text:span text:style-name="T1"> </text:span>to<text:span text:style-name="T1"> </text:span>stand<text:span text:style-name="T1"> </text:span>up<text:span text:style-name="T1"> </text:span>again<text:span text:style-name="T1"> </text:span>to<text:span text:style-name="T1"> </text:span>his<text:span text:style-name="T1"> </text:span>full<text:span text:style-name="T1"> </text:span>four<text:span text:style-name="T1"> </text:span>feet<text:span text:style-name="T1"> </text:span>of<text:span text:style-name="T1"> </text:span>height.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all</text:span><text:span text:style-name="T5"> </text:span><text:span text:style-name="T4">about</text:span><text:span text:style-name="T5"> </text:span><text:span text:style-name="T4">being</text:span><text:span text:style-name="T5"> </text:span><text:span text:style-name="T4">a</text:span><text:span text:style-name="T5"> </text:span><text:span text:style-name="T4">queen</text:span><text:span text:style-name="T5"> </text:span><text:span text:style-name="T4">proper,</text:span><text:span text:style-name="T5"> </text:span><text:span text:style-name="T4">isn</text:span><text:span text:style-name="T5">’</text:span><text:span text:style-name="T4">t</text:span><text:span text:style-name="T5"> </text:span><text:span text:style-name="T4">it?</text:span><text:span text:style-name="T5"> </text:span><text:span text:style-name="T4">He</text:span><text:span text:style-name="T5"> </text:span><text:span text:style-name="T4">was</text:span><text:span text:style-name="T5"> </text:span><text:span text:style-name="T4">addressing</text:span><text:span text:style-name="T5"> </text:span><text:span text:style-name="T4">me,</text:span><text:span text:style-name="T5"> </text:span><text:span text:style-name="T4">not</text:span><text:span text:style-name="T5"> </text:span><text:span text:style-name="T4">you!</text:span><text:span text:style-name="T5">”</text:span></text:p>
      <text:p text:style-name="P2">Lernea<text:span text:style-name="T1"> </text:span>grinned<text:span text:style-name="T1"> </text:span>and<text:span text:style-name="T1"> </text:span>straightened<text:span text:style-name="T1"> </text:span>her<text:span text:style-name="T1"> </text:span>hair<text:span text:style-name="T1"> </text:span>before<text:span text:style-name="T1"> </text:span>she<text:span text:style-name="T1"> </text:span>mused<text:span text:style-name="T1"> </text:span>mostly<text:span text:style-name="T1"> </text:span><text:soft-page-break/>to<text:span text:style-name="T1"> </text:span>herself:</text:p>
      <text:p text:style-name="P1"><text:span text:style-name="T5">“</text:span><text:span text:style-name="T4">You</text:span><text:span text:style-name="T5"> </text:span><text:span text:style-name="T4">really</text:span><text:span text:style-name="T5"> </text:span><text:span text:style-name="T4">can</text:span><text:span text:style-name="T5">’</text:span><text:span text:style-name="T4">t</text:span><text:span text:style-name="T5"> </text:span><text:span text:style-name="T4">get</text:span><text:span text:style-name="T5"> </text:span><text:span text:style-name="T4">over</text:span><text:span text:style-name="T5"> </text:span><text:span text:style-name="T4">the</text:span><text:span text:style-name="T5"> </text:span><text:span text:style-name="T4">fact</text:span><text:span text:style-name="T5"> </text:span><text:span text:style-name="T4">I</text:span><text:span text:style-name="T5"> </text:span><text:span text:style-name="T4">am</text:span><text:span text:style-name="T5"> </text:span><text:span text:style-name="T4">the</text:span><text:span text:style-name="T5"> </text:span><text:span text:style-name="T4">firstborn,</text:span><text:span text:style-name="T5"> </text:span><text:span text:style-name="T4">rightful</text:span><text:span text:style-name="T5"> </text:span><text:span text:style-name="T4">heir</text:span><text:span text:style-name="T5"> </text:span><text:span text:style-name="T4">to</text:span><text:span text:style-name="T5"> </text:span><text:span text:style-name="T4">the</text:span><text:span text:style-name="T5"> </text:span><text:span text:style-name="T4">throne</text:span><text:span text:style-name="T5"> </text:span><text:span text:style-name="T4">and</text:span><text:span text:style-name="T5"> </text:span><text:span text:style-name="T4">all</text:span><text:span text:style-name="T5"> </text:span><text:span text:style-name="T4">that,</text:span><text:span text:style-name="T5"> </text:span><text:span text:style-name="T4">can</text:span><text:span text:style-name="T5"> </text:span><text:span text:style-name="T4">you?</text:span><text:span text:style-name="T5">”</text:span></text:p>
      <text:p text:style-name="P1"><text:span text:style-name="T5">“</text:span><text:span text:style-name="T4">The</text:span><text:span text:style-name="T5"> </text:span><text:span text:style-name="T4">fact</text:span><text:span text:style-name="T5"> </text:span><text:span text:style-name="T4">is,</text:span><text:span text:style-name="T5"> </text:span><text:span text:style-name="T4">you</text:span><text:span text:style-name="T5">’</text:span><text:span text:style-name="T4">re</text:span><text:span text:style-name="T5"> </text:span><text:span text:style-name="T4">a</text:span><text:span text:style-name="T5"> </text:span><text:span text:style-name="T4">spoiled</text:span><text:span text:style-name="T5"> </text:span><text:span text:style-name="T4">brat</text:span><text:span text:style-name="T5"> </text:span><text:span text:style-name="T4">if</text:span><text:span text:style-name="T5"> </text:span><text:span text:style-name="T4">I</text:span><text:span text:style-name="T5">’</text:span><text:span text:style-name="T4">ve</text:span><text:span text:style-name="T5"> </text:span><text:span text:style-name="T4">ever</text:span><text:span text:style-name="T5"> </text:span><text:span text:style-name="T4">se-</text:span><text:span text:style-name="T5">”</text:span></text:p>
      <text:p text:style-name="P2">Parcifal<text:span text:style-name="T1"> </text:span>left<text:span text:style-name="T1"> </text:span>her<text:span text:style-name="T1"> </text:span>sentence<text:span text:style-name="T1"> </text:span>incomplete<text:span text:style-name="T1"> </text:span>as<text:span text:style-name="T1"> </text:span>she<text:span text:style-name="T1"> </text:span>noticed<text:span text:style-name="T1"> </text:span>the<text:span text:style-name="T1"> </text:span>coinpurse,<text:span text:style-name="T1"> </text:span>as<text:span text:style-name="T1"> </text:span>well<text:span text:style-name="T1"> </text:span>as<text:span text:style-name="T1"> </text:span>the<text:span text:style-name="T1"> </text:span>thief,<text:span text:style-name="T1"> </text:span>had<text:span text:style-name="T1"> </text:span>simply<text:span text:style-name="T1"> </text:span>vanished<text:span text:style-name="T1"> </text:span>out<text:span text:style-name="T1"> </text:span>of<text:span text:style-name="T1"> </text:span>sight.<text:span text:style-name="T1"> </text:span>She<text:span text:style-name="T1"> </text:span>looked<text:span text:style-name="T1"> </text:span>at<text:span text:style-name="T1"> </text:span>the<text:span text:style-name="T1"> </text:span>milling<text:span text:style-name="T1"> </text:span>crowd<text:span text:style-name="T1"> </text:span>behind<text:span text:style-name="T1"> </text:span>them<text:span text:style-name="T1"> </text:span>reflexively.<text:span text:style-name="T1"> </text:span>In<text:span text:style-name="T1"> </text:span>the<text:span text:style-name="T1"> </text:span>scarce<text:span text:style-name="T1"> </text:span>light<text:span text:style-name="T1"> </text:span>of<text:span text:style-name="T1"> </text:span>the<text:span text:style-name="T1"> </text:span>setting<text:span text:style-name="T1"> </text:span>sun<text:span text:style-name="T1"> </text:span>she<text:span text:style-name="T1"> </text:span>spotted<text:span text:style-name="T1"> </text:span>the<text:span text:style-name="T1"> </text:span>rather<text:span text:style-name="T1"> </text:span>short<text:span text:style-name="T1"> </text:span>leather-clad<text:span text:style-name="T1"> </text:span>thief,<text:span text:style-name="T1"> </text:span>idly<text:span text:style-name="T1"> </text:span>walking<text:span text:style-name="T1"> </text:span>about<text:span text:style-name="T1"> </text:span>with<text:span text:style-name="T1"> </text:span>his<text:span text:style-name="T1"> </text:span>hands<text:span text:style-name="T1"> </text:span>in<text:span text:style-name="T1"> </text:span>his<text:span text:style-name="T1"> </text:span>pockets.</text:p>
      <text:p text:style-name="P2">She<text:span text:style-name="T1"> </text:span>ran<text:span text:style-name="T1"> </text:span>after<text:span text:style-name="T1"> </text:span>him<text:span text:style-name="T1"> </text:span>while<text:span text:style-name="T1"> </text:span>Lernea<text:span text:style-name="T1"> </text:span>hurriedly<text:span text:style-name="T1"> </text:span>put<text:span text:style-name="T1"> </text:span>on<text:span text:style-name="T1"> </text:span>her<text:span text:style-name="T1"> </text:span>boots<text:span text:style-name="T1"> </text:span>and<text:span text:style-name="T1"> </text:span>followed<text:span text:style-name="T1"> </text:span>close<text:span text:style-name="T1"> </text:span>behind.<text:span text:style-name="T1"> </text:span>With<text:span text:style-name="T1"> </text:span>little<text:span text:style-name="T1"> </text:span>effort<text:span text:style-name="T1"> </text:span>she<text:span text:style-name="T1"> </text:span>nudged<text:span text:style-name="T1"> </text:span>her<text:span text:style-name="T1"> </text:span>way<text:span text:style-name="T1"> </text:span>past<text:span text:style-name="T1"> </text:span>a<text:span text:style-name="T1"> </text:span>couple<text:span text:style-name="T1"> </text:span>of<text:span text:style-name="T1"> </text:span>bystanders<text:span text:style-name="T1"> </text:span>who<text:span text:style-name="T1"> </text:span>were<text:span text:style-name="T1"> </text:span>idly<text:span text:style-name="T1"> </text:span>having<text:span text:style-name="T1"> </text:span>a<text:span text:style-name="T1"> </text:span>smoke<text:span text:style-name="T1"> </text:span>and<text:span text:style-name="T1"> </text:span>grabbed<text:span text:style-name="T1"> </text:span>the<text:span text:style-name="T1"> </text:span>man<text:span text:style-name="T1"> </text:span>by<text:span text:style-name="T1"> </text:span>his<text:span text:style-name="T1"> </text:span>cloak.<text:span text:style-name="T1"> </text:span>She<text:span text:style-name="T1"> </text:span>lifted<text:span text:style-name="T1"> </text:span>him<text:span text:style-name="T1"> </text:span>up<text:span text:style-name="T1"> </text:span>like<text:span text:style-name="T1"> </text:span>a<text:span text:style-name="T1"> </text:span>runaway<text:span text:style-name="T1"> </text:span>child<text:span text:style-name="T1"> </text:span>and<text:span text:style-name="T1"> </text:span>handed<text:span text:style-name="T1"> </text:span>him<text:span text:style-name="T1"> </text:span>over<text:span text:style-name="T1"> </text:span>to<text:span text:style-name="T1"> </text:span>Lernea,<text:span text:style-name="T1"> </text:span>who<text:span text:style-name="T1"> </text:span>grabbed<text:span text:style-name="T1"> </text:span>him<text:span text:style-name="T1"> </text:span>with<text:span text:style-name="T1"> </text:span>both<text:span text:style-name="T1"> </text:span>hands<text:span text:style-name="T1"> </text:span>from<text:span text:style-name="T1"> </text:span>his<text:span text:style-name="T1"> </text:span>vest<text:span text:style-name="T1">’</text:span>s<text:span text:style-name="T1"> </text:span>collar.<text:span text:style-name="T1"> </text:span>The<text:span text:style-name="T1"> </text:span>sisters<text:span text:style-name="T1"> </text:span>sported<text:span text:style-name="T1"> </text:span>positively<text:span text:style-name="T1"> </text:span>miffed,<text:span text:style-name="T1"> </text:span>if<text:span text:style-name="T1"> </text:span>not<text:span text:style-name="T1"> </text:span>thunderous,<text:span text:style-name="T1"> </text:span>looks.<text:span text:style-name="T1"> </text:span>The<text:span text:style-name="T1"> </text:span>short<text:span text:style-name="T1"> </text:span>little<text:span text:style-name="T1"> </text:span>man<text:span text:style-name="T1"> </text:span>exploded<text:span text:style-name="T1"> </text:span>with<text:span text:style-name="T1"> </text:span>furious<text:span text:style-name="T1"> </text:span>indignation:</text:p>
      <text:p text:style-name="P1"><text:span text:style-name="T5">“</text:span><text:span text:style-name="T4">I</text:span><text:span text:style-name="T5"> </text:span><text:span text:style-name="T4">do</text:span><text:span text:style-name="T5"> </text:span><text:span text:style-name="T4">say!</text:span><text:span text:style-name="T5"> </text:span><text:span text:style-name="T4">What</text:span><text:span text:style-name="T5"> </text:span><text:span text:style-name="T4">manner</text:span><text:span text:style-name="T5"> </text:span><text:span text:style-name="T4">of</text:span><text:span text:style-name="T5"> </text:span><text:span text:style-name="T4">outrage</text:span><text:span text:style-name="T5"> </text:span><text:span text:style-name="T4">is</text:span><text:span text:style-name="T5"> </text:span><text:span text:style-name="T4">this</text:span><text:span text:style-name="T5"> </text:span><text:span text:style-name="T4">now?</text:span><text:span text:style-name="T5"> </text:span><text:span text:style-name="T4">Bellicose</text:span><text:span text:style-name="T5"> </text:span><text:span text:style-name="T4">women</text:span><text:span text:style-name="T5"> </text:span><text:span text:style-name="T4">running</text:span><text:span text:style-name="T5"> </text:span><text:span text:style-name="T4">rampant</text:span><text:span text:style-name="T5"> </text:span><text:span text:style-name="T4">in</text:span><text:span text:style-name="T5"> </text:span><text:span text:style-name="T4">the</text:span><text:span text:style-name="T5"> </text:span><text:span text:style-name="T4">streets?</text:span><text:span text:style-name="T5"> </text:span><text:span text:style-name="T4">Is</text:span><text:span text:style-name="T5"> </text:span><text:span text:style-name="T4">there</text:span><text:span text:style-name="T5"> </text:span><text:span text:style-name="T4">no</text:span><text:span text:style-name="T5"> </text:span><text:span text:style-name="T4">law,</text:span><text:span text:style-name="T5"> </text:span><text:span text:style-name="T4">no</text:span><text:span text:style-name="T5"> </text:span><text:span text:style-name="T4">order</text:span><text:span text:style-name="T5"> </text:span><text:span text:style-name="T4">in</text:span><text:span text:style-name="T5"> </text:span><text:span text:style-name="T4">this</text:span><text:span text:style-name="T5"> </text:span><text:span text:style-name="T4">cauldron</text:span><text:span text:style-name="T5"> </text:span><text:span text:style-name="T4">of</text:span><text:span text:style-name="T5"> </text:span><text:span text:style-name="T4">misery</text:span><text:span text:style-name="T5"> </text:span><text:span text:style-name="T4">and</text:span><text:span text:style-name="T5"> </text:span><text:span text:style-name="T4">debauchery?</text:span><text:span text:style-name="T5"> </text:span><text:span text:style-name="T4">Guards!</text:span><text:span text:style-name="T5"> </text:span><text:span text:style-name="T4">Guards!</text:span><text:span text:style-name="T5">”</text:span></text:p>
      <text:p text:style-name="P2">The<text:span text:style-name="T1"> </text:span>sisters<text:span text:style-name="T1"> </text:span>looked<text:span text:style-name="T1"> </text:span>at<text:span text:style-name="T1"> </text:span>the<text:span text:style-name="T1"> </text:span>man<text:span text:style-name="T1"> </text:span>intently<text:span text:style-name="T1"> </text:span>for<text:span text:style-name="T1"> </text:span>a<text:span text:style-name="T1"> </text:span>moment,<text:span text:style-name="T1"> </text:span>examining<text:span text:style-name="T1"> </text:span>him<text:span text:style-name="T1"> </text:span>like<text:span text:style-name="T1"> </text:span>some<text:span text:style-name="T1"> </text:span>sort<text:span text:style-name="T1"> </text:span>of<text:span text:style-name="T1"> </text:span>exotic<text:span text:style-name="T1"> </text:span>bug.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him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and</text:span><text:span text:style-name="T5"> </text:span><text:span text:style-name="T4">Lernea</text:span><text:span text:style-name="T5"> </text:span><text:span text:style-name="T4">nodded</text:span><text:span text:style-name="T5"> </text:span><text:span text:style-name="T4">affirmatively</text:span><text:span text:style-name="T5"> </text:span><text:span text:style-name="T4">and</text:span><text:span text:style-name="T5"> </text:span><text:span text:style-name="T4">added,</text:span><text:span text:style-name="T5"> “</text:span><text:span text:style-name="T4">There</text:span><text:span text:style-name="T5">’</text:span><text:span text:style-name="T4">s</text:span><text:span text:style-name="T5"> </text:span><text:span text:style-name="T4">no</text:span><text:span text:style-name="T5"> </text:span><text:span text:style-name="T4">mistaking</text:span><text:span text:style-name="T5"> </text:span><text:span text:style-name="T4">that</text:span><text:span text:style-name="T5"> </text:span><text:span text:style-name="T4">breath.</text:span><text:span text:style-name="T5">”</text:span></text:p>
      <text:p text:style-name="P2">The<text:span text:style-name="T1"> </text:span>man<text:span text:style-name="T1"> </text:span>looked<text:span text:style-name="T1"> </text:span>at<text:span text:style-name="T1"> </text:span>each<text:span text:style-name="T1"> </text:span>of<text:span text:style-name="T1"> </text:span>them<text:span text:style-name="T1"> </text:span>with<text:span text:style-name="T1"> </text:span>a<text:span text:style-name="T1"> </text:span>deeply<text:span text:style-name="T1"> </text:span>hurt,<text:span text:style-name="T1"> </text:span>vastly<text:span text:style-name="T1"> </text:span>presumptuous<text:span text:style-name="T1"> </text:span>look<text:span text:style-name="T1"> </text:span>and<text:span text:style-name="T1"> </text:span>raised<text:span text:style-name="T1"> </text:span>a<text:span text:style-name="T1"> </text:span>hand<text:span text:style-name="T1"> </text:span>before<text:span text:style-name="T1"> </text:span>speaking.<text:span text:style-name="T1"> </text:span>His<text:span text:style-name="T1"> </text:span>eyes<text:span text:style-name="T1"> </text:span>remained<text:span text:style-name="T1"> </text:span>closed<text:span text:style-name="T1"> </text:span>haughtily<text:span text:style-name="T1"> </text:span>for<text:span text:style-name="T1"> </text:span>the<text:span text:style-name="T1"> </text:span>better<text:span text:style-name="T1"> </text:span>part<text:span text:style-name="T1"> </text:span>of<text:span text:style-name="T1"> </text:span>his<text:span text:style-name="T1"> </text:span>little<text:span text:style-name="T1"> </text:span>speech:</text:p>
      <text:p text:style-name="P1"><text:span text:style-name="T5">“</text:span><text:span text:style-name="T4">I</text:span><text:span text:style-name="T5"> </text:span><text:span text:style-name="T4">can</text:span><text:span text:style-name="T5"> </text:span><text:span text:style-name="T4">dispense</text:span><text:span text:style-name="T5"> </text:span><text:span text:style-name="T4">with</text:span><text:span text:style-name="T5"> </text:span><text:span text:style-name="T4">the</text:span><text:span text:style-name="T5"> </text:span><text:span text:style-name="T4">insult</text:span><text:span text:style-name="T5"> </text:span><text:span text:style-name="T4">to</text:span><text:span text:style-name="T5"> </text:span><text:span text:style-name="T4">my</text:span><text:span text:style-name="T5"> </text:span><text:span text:style-name="T4">dwarven</text:span><text:span text:style-name="T5"> </text:span><text:span text:style-name="T4">heritage</text:span><text:span text:style-name="T5"> </text:span><text:span text:style-name="T4">concerning</text:span><text:span text:style-name="T5"> </text:span><text:span text:style-name="T4">my</text:span><text:span text:style-name="T5"> </text:span><text:span text:style-name="T4">breath</text:span><text:span text:style-name="T5"> </text:span><text:span text:style-name="T4">since</text:span><text:span text:style-name="T5"> </text:span><text:span text:style-name="T4">as</text:span><text:span text:style-name="T5"> </text:span><text:span text:style-name="T4">a</text:span><text:span text:style-name="T5"> </text:span><text:span text:style-name="T4">gentleman,</text:span><text:span text:style-name="T5"> </text:span><text:span text:style-name="T4">I</text:span><text:span text:style-name="T5"> </text:span><text:span text:style-name="T4">am</text:span><text:span text:style-name="T5"> </text:span><text:span text:style-name="T4">aware</text:span><text:span text:style-name="T5"> </text:span><text:span text:style-name="T4">that</text:span><text:span text:style-name="T5"> </text:span><text:span text:style-name="T4">great</text:span><text:span text:style-name="T5"> </text:span><text:span text:style-name="T4">allowances</text:span><text:span text:style-name="T5"> </text:span><text:span text:style-name="T4">should</text:span><text:span text:style-name="T5"> </text:span><text:span text:style-name="T4">be</text:span><text:span text:style-name="T5"> </text:span><text:span text:style-name="T4">made</text:span><text:span text:style-name="T5"> </text:span><text:span text:style-name="T4">for</text:span><text:span text:style-name="T5"> </text:span><text:span text:style-name="T4">differences</text:span><text:span text:style-name="T5"> </text:span><text:span text:style-name="T4">of</text:span><text:span text:style-name="T5"> </text:span><text:span text:style-name="T4">custom</text:span><text:span text:style-name="T5"> </text:span><text:span text:style-name="T4">and</text:span><text:span text:style-name="T5"> </text:span><text:span text:style-name="T4">training.</text:span><text:span text:style-name="T5"> </text:span><text:span text:style-name="T4">I</text:span><text:span text:style-name="T5"> </text:span><text:span text:style-name="T4">can</text:span><text:span text:style-name="T5"> </text:span><text:span text:style-name="T4">understand</text:span><text:span text:style-name="T5"> </text:span><text:span text:style-name="T4">from</text:span><text:span text:style-name="T5"> </text:span><text:span text:style-name="T4">your</text:span><text:span text:style-name="T5"> </text:span><text:span text:style-name="T4">appearance</text:span><text:span text:style-name="T5"> </text:span><text:span text:style-name="T4">you</text:span><text:span text:style-name="T5"> </text:span><text:span text:style-name="T4">are</text:span><text:span text:style-name="T5"> </text:span><text:span text:style-name="T4">foreigners,</text:span><text:span text:style-name="T5"> </text:span><text:span text:style-name="T4">probably</text:span><text:span text:style-name="T5"> </text:span><text:span text:style-name="T4">fresh</text:span><text:span text:style-name="T5"> </text:span><text:span text:style-name="T4">off</text:span><text:span text:style-name="T5"> </text:span><text:span text:style-name="T4">the</text:span><text:span text:style-name="T5"> </text:span><text:span text:style-name="T4">boat,</text:span><text:span text:style-name="T5"> </text:span><text:span text:style-name="T4">clearly</text:span><text:span text:style-name="T5"> </text:span><text:span text:style-name="T4">confused</text:span><text:span text:style-name="T5"> </text:span><text:span text:style-name="T4">and</text:span><text:span text:style-name="T5"> </text:span><text:span text:style-name="T4">utterly</text:span><text:span text:style-name="T5"> </text:span><text:span text:style-name="T4">misguided</text:span><text:span text:style-name="T5"> </text:span><text:span text:style-name="T4">as</text:span><text:span text:style-name="T5"> </text:span><text:span text:style-name="T4">to</text:span><text:span text:style-name="T5"> </text:span><text:span text:style-name="T4">the</text:span><text:span text:style-name="T5"> </text:span><text:span text:style-name="T4">identity</text:span><text:span text:style-name="T5"> </text:span><text:span text:style-name="T4">of</text:span><text:span text:style-name="T5"> </text:span><text:span text:style-name="T4">my</text:span><text:span text:style-name="T5"> </text:span><text:span text:style-name="T4">person.</text:span><text:span text:style-name="T5"> </text:span><text:span text:style-name="T4">Although</text:span><text:span text:style-name="T5"> </text:span><text:span text:style-name="T4">you</text:span><text:span text:style-name="T5"> </text:span><text:span text:style-name="T4">are</text:span><text:span text:style-name="T5"> </text:span><text:span text:style-name="T4">clearly</text:span><text:span text:style-name="T5"> </text:span><text:span text:style-name="T4">lacking</text:span><text:span text:style-name="T5"> </text:span><text:span text:style-name="T4">in</text:span><text:span text:style-name="T5"> </text:span><text:span text:style-name="T4">proper</text:span><text:span text:style-name="T5"> </text:span><text:span text:style-name="T4">lady-like</text:span><text:span text:style-name="T5"> </text:span><text:span text:style-name="T4">training</text:span><text:span text:style-name="T5"> </text:span><text:span text:style-name="T4">and</text:span><text:span text:style-name="T5"> </text:span><text:span text:style-name="T4">manners,</text:span><text:span text:style-name="T5"> </text:span><text:span text:style-name="T4">such</text:span><text:span text:style-name="T5"> </text:span><text:span text:style-name="T4">is</text:span><text:span text:style-name="T5"> </text:span><text:span text:style-name="T4">my</text:span><text:span text:style-name="T5"> </text:span><text:span text:style-name="T4">gentleness</text:span><text:span text:style-name="T5"> </text:span><text:span text:style-name="T4">and</text:span><text:span text:style-name="T5"> </text:span><text:span text:style-name="T4">strength</text:span><text:span text:style-name="T5"> </text:span><text:span text:style-name="T4">of</text:span><text:span text:style-name="T5"> </text:span><text:span text:style-name="T4">character,</text:span><text:span text:style-name="T5"> </text:span><text:span text:style-name="T4">that</text:span><text:span text:style-name="T5"> </text:span><text:span text:style-name="T4">I</text:span><text:span text:style-name="T5"> </text:span><text:span text:style-name="T4">am</text:span><text:span text:style-name="T5"> </text:span><text:span text:style-name="T4">willing</text:span><text:span text:style-name="T5"> </text:span><text:span text:style-name="T4">to</text:span><text:span text:style-name="T5"> </text:span><text:span text:style-name="T4">forgo</text:span><text:span text:style-name="T5"> </text:span><text:span text:style-name="T4">any</text:span><text:span text:style-name="T5"> </text:span><text:span text:style-name="T4">and</text:span><text:span text:style-name="T5"> </text:span><text:span text:style-name="T4">all</text:span><text:span text:style-name="T5"> </text:span><text:span text:style-name="T4">legal</text:span><text:span text:style-name="T5"> </text:span><text:span text:style-name="T4">accusations</text:span><text:span text:style-name="T5"> </text:span><text:span text:style-name="T4">and</text:span><text:span text:style-name="T5"> </text:span><text:span text:style-name="T4">forthcoming</text:span><text:span text:style-name="T5"> </text:span><text:span text:style-name="T4">tribulations</text:span><text:span text:style-name="T5"> </text:span><text:span text:style-name="T4">against</text:span><text:span text:style-name="T5"> </text:span><text:span text:style-name="T4">your</text:span><text:span text:style-name="T5"> </text:span><text:span text:style-name="T4">persons,</text:span><text:span text:style-name="T5"> </text:span><text:span text:style-name="T4">should</text:span><text:span text:style-name="T5"> </text:span><text:span text:style-name="T4">you</text:span><text:span text:style-name="T5"> </text:span><text:span text:style-name="T4">deposit</text:span><text:span text:style-name="T5"> </text:span><text:span text:style-name="T4">me</text:span><text:span text:style-name="T5"> </text:span><text:span text:style-name="T4">safely</text:span><text:span text:style-name="T5"> </text:span><text:span text:style-name="T4">and</text:span><text:span text:style-name="T5"> </text:span><text:span text:style-name="T4">unharmed</text:span><text:span text:style-name="T5"> </text:span><text:span text:style-name="T4">on</text:span><text:span text:style-name="T5"> </text:span><text:span text:style-name="T4">the</text:span><text:span text:style-name="T5"> </text:span><text:span text:style-name="T4">ground</text:span><text:span text:style-name="T5"> </text:span><text:span text:style-name="T4">so</text:span><text:span text:style-name="T5"> </text:span><text:span text:style-name="T4">I</text:span><text:span text:style-name="T5"> </text:span><text:span text:style-name="T4">may</text:span><text:span text:style-name="T5"> </text:span><text:span text:style-name="T4">go</text:span><text:span text:style-name="T5"> </text:span><text:span text:style-name="T4">about</text:span><text:span text:style-name="T5"> </text:span><text:span text:style-name="T4">my</text:span><text:span text:style-name="T5"> </text:span><text:span text:style-name="T4">business.</text:span><text:span text:style-name="T5">”</text:span></text:p>
      <text:p text:style-name="P2">Parcifal<text:span text:style-name="T1"> </text:span>turned<text:span text:style-name="T1"> </text:span>her<text:span text:style-name="T1"> </text:span>head<text:span text:style-name="T1"> </text:span>and<text:span text:style-name="T1"> </text:span>looked<text:span text:style-name="T1"> </text:span>at<text:span text:style-name="T1"> </text:span>Lernea<text:span text:style-name="T1"> </text:span>with<text:span text:style-name="T1"> </text:span>a<text:span text:style-name="T1"> </text:span>raised<text:span text:style-name="T1"> </text:span>eyebrow.<text:span text:style-name="T1"> </text:span>Lernea<text:span text:style-name="T1"> </text:span>shot<text:span text:style-name="T1"> </text:span>back<text:span text:style-name="T1"> </text:span>her<text:span text:style-name="T1"> </text:span>sister<text:span text:style-name="T1"> </text:span>a<text:span text:style-name="T1"> </text:span>familiar<text:span text:style-name="T1"> </text:span>look<text:span text:style-name="T1"> </text:span>and<text:span text:style-name="T1"> </text:span>nodded,<text:span text:style-name="T1"> </text:span>before<text:span text:style-name="T1"> </text:span>upending<text:span text:style-name="T1"> </text:span>the<text:span text:style-name="T1"> </text:span>short<text:span text:style-name="T1"> </text:span>man<text:span text:style-name="T1"> </text:span>who<text:span text:style-name="T1"> </text:span>claimed<text:span text:style-name="T1"> </text:span>to<text:span text:style-name="T1"> </text:span>be<text:span text:style-name="T1"> </text:span>a<text:span text:style-name="T1"> </text:span>dwarf.<text:span text:style-name="T1"> </text:span>She<text:span text:style-name="T1"> </text:span>then<text:span text:style-name="T1"> </text:span>proceeded<text:span text:style-name="T1"> </text:span>to<text:span text:style-name="T1"> </text:span>hold<text:span text:style-name="T1"> </text:span>him<text:span text:style-name="T1"> </text:span>by<text:span text:style-name="T1"> </text:span>his<text:span text:style-name="T1"> </text:span>legs<text:span text:style-name="T1"> </text:span>and<text:span text:style-name="T1"> </text:span>shake<text:span text:style-name="T1"> </text:span>him<text:span text:style-name="T1"> </text:span>vigorously.<text:span text:style-name="T1"> </text:span>Other<text:span text:style-name="T1"> </text:span>than<text:span text:style-name="T1"> </text:span>a<text:span text:style-name="T1"> </text:span>couple<text:span text:style-name="T1"> </text:span>of<text:span text:style-name="T1"> </text:span>bored,<text:span text:style-name="T1"> </text:span>curious<text:span text:style-name="T1"> </text:span>looks,<text:span text:style-name="T1"> </text:span>no-one<text:span text:style-name="T1"> </text:span>seemed<text:span text:style-name="T1"> </text:span>particularly<text:span text:style-name="T1"> </text:span>inclined<text:span text:style-name="T1"> </text:span>to<text:span text:style-name="T1"> </text:span>question<text:span text:style-name="T1"> </text:span>what<text:span text:style-name="T1"> </text:span>has<text:span text:style-name="T1"> </text:span>happening.<text:span text:style-name="T1"> </text:span>In<text:span text:style-name="T1"> </text:span>Hobb<text:span text:style-name="T1">’</text:span>s<text:span text:style-name="T1"> </text:span>Bay,<text:span text:style-name="T1"> </text:span>anything<text:span text:style-name="T1"> </text:span>less<text:span text:style-name="T1"> </text:span>than<text:span text:style-name="T1"> </text:span>a<text:span text:style-name="T1"> </text:span>stabbing<text:span text:style-name="T1"> </text:span>wasn<text:span text:style-name="T1">’</text:span>t<text:span text:style-name="T1"> </text:span>a<text:span text:style-name="T1"> </text:span>matter<text:span text:style-name="T1"> </text:span>of<text:span text:style-name="T1"> </text:span>interest.</text:p>
      <text:p text:style-name="P2"><text:soft-page-break/>A<text:span text:style-name="T1"> </text:span>few<text:span text:style-name="T1"> </text:span>moments<text:span text:style-name="T1"> </text:span>later<text:span text:style-name="T1"> </text:span>a<text:span text:style-name="T1"> </text:span>rush<text:span text:style-name="T1"> </text:span>of<text:span text:style-name="T1"> </text:span>metallic<text:span text:style-name="T1"> </text:span>clangs<text:span text:style-name="T1"> </text:span>was<text:span text:style-name="T1"> </text:span>heard<text:span text:style-name="T1"> </text:span>as<text:span text:style-name="T1"> </text:span>various<text:span text:style-name="T1"> </text:span>items<text:span text:style-name="T1"> </text:span>fell<text:span text:style-name="T1"> </text:span>on<text:span text:style-name="T1"> </text:span>the<text:span text:style-name="T1"> </text:span>cobbled<text:span text:style-name="T1"> </text:span>street.</text:p>
      <text:p text:style-name="P1"><text:span text:style-name="T5">“</text:span><text:span text:style-name="T4">Aha!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gleefully,</text:span><text:span text:style-name="T5"> </text:span><text:span text:style-name="T4">while</text:span><text:span text:style-name="T5"> </text:span><text:span text:style-name="T4">her</text:span><text:span text:style-name="T5"> </text:span><text:span text:style-name="T4">sister</text:span><text:span text:style-name="T5"> </text:span><text:span text:style-name="T4">shook</text:span><text:span text:style-name="T5"> </text:span><text:span text:style-name="T4">her</text:span><text:span text:style-name="T5"> </text:span><text:span text:style-name="T4">head</text:span><text:span text:style-name="T5"> </text:span><text:span text:style-name="T4">with</text:span><text:span text:style-name="T5"> </text:span><text:span text:style-name="T4">an</text:span><text:span text:style-name="T5"> </text:span><text:span text:style-name="T4">uncertain</text:span><text:span text:style-name="T5"> </text:span><text:span text:style-name="T4">look</text:span><text:span text:style-name="T5"> </text:span><text:span text:style-name="T4">on</text:span><text:span text:style-name="T5"> </text:span><text:span text:style-name="T4">her</text:span><text:span text:style-name="T5"> </text:span><text:span text:style-name="T4">face.</text:span><text:span text:style-name="T5"> </text:span><text:span text:style-name="T4">The</text:span><text:span text:style-name="T5"> </text:span><text:span text:style-name="T4">short</text:span><text:span text:style-name="T5"> </text:span><text:span text:style-name="T4">little</text:span><text:span text:style-name="T5"> </text:span><text:span text:style-name="T4">man</text:span><text:span text:style-name="T5"> </text:span><text:span text:style-name="T4">who</text:span><text:span text:style-name="T5"> </text:span><text:span text:style-name="T4">claimed</text:span><text:span text:style-name="T5"> </text:span><text:span text:style-name="T4">to</text:span><text:span text:style-name="T5"> </text:span><text:span text:style-name="T4">be</text:span><text:span text:style-name="T5"> </text:span><text:span text:style-name="T4">a</text:span><text:span text:style-name="T5"> </text:span><text:span text:style-name="T4">dwarf</text:span><text:span text:style-name="T5"> </text:span><text:span text:style-name="T4">and</text:span><text:span text:style-name="T5"> </text:span><text:span text:style-name="T4">a</text:span><text:span text:style-name="T5"> </text:span><text:span text:style-name="T4">gentleman</text:span><text:span text:style-name="T5"> </text:span><text:span text:style-name="T4">no</text:span><text:span text:style-name="T5"> </text:span><text:span text:style-name="T4">less</text:span><text:span text:style-name="T5"> </text:span><text:span text:style-name="T4">was</text:span><text:span text:style-name="T5"> </text:span><text:span text:style-name="T4">looking</text:span><text:span text:style-name="T5"> </text:span><text:span text:style-name="T4">at</text:span><text:span text:style-name="T5"> </text:span><text:span text:style-name="T4">the</text:span><text:span text:style-name="T5"> </text:span><text:span text:style-name="T4">two</text:span><text:span text:style-name="T5"> </text:span><text:span text:style-name="T4">ladies</text:span><text:span text:style-name="T5"> </text:span><text:span text:style-name="T4">sternly,</text:span><text:span text:style-name="T5"> </text:span><text:span text:style-name="T4">his</text:span><text:span text:style-name="T5"> </text:span><text:span text:style-name="T4">short</text:span><text:span text:style-name="T5"> </text:span><text:span text:style-name="T4">grey</text:span><text:span text:style-name="T5"> </text:span><text:span text:style-name="T4">ponytail</text:span><text:span text:style-name="T5"> </text:span><text:span text:style-name="T4">swinging</text:span><text:span text:style-name="T5"> </text:span><text:span text:style-name="T4">as</text:span><text:span text:style-name="T5"> </text:span><text:span text:style-name="T4">he</text:span><text:span text:style-name="T5"> </text:span><text:span text:style-name="T4">lay</text:span><text:span text:style-name="T5"> </text:span><text:span text:style-name="T4">hanging</text:span><text:span text:style-name="T5"> </text:span><text:span text:style-name="T4">upside</text:span><text:span text:style-name="T5"> </text:span><text:span text:style-name="T4">down,</text:span><text:span text:style-name="T5"> </text:span><text:span text:style-name="T4">his</text:span><text:span text:style-name="T5"> </text:span><text:span text:style-name="T4">hands</text:span><text:span text:style-name="T5"> </text:span><text:span text:style-name="T4">crossed</text:span><text:span text:style-name="T5"> </text:span><text:span text:style-name="T4">on</text:span><text:span text:style-name="T5"> </text:span><text:span text:style-name="T4">his</text:span><text:span text:style-name="T5"> </text:span><text:span text:style-name="T4">chest</text:span><text:span text:style-name="T5"> </text:span><text:span text:style-name="T4">like</text:span><text:span text:style-name="T5"> </text:span><text:span text:style-name="T4">some</text:span><text:span text:style-name="T5"> </text:span><text:span text:style-name="T4">sort</text:span><text:span text:style-name="T5"> </text:span><text:span text:style-name="T4">of</text:span><text:span text:style-name="T5"> </text:span><text:span text:style-name="T4">human-like</text:span><text:span text:style-name="T5"> </text:span><text:span text:style-name="T4">bat</text:span><text:span text:style-name="T5"> </text:span><text:span text:style-name="T4">having</text:span><text:span text:style-name="T5"> </text:span><text:span text:style-name="T4">a</text:span><text:span text:style-name="T5"> </text:span><text:span text:style-name="T4">difficult</text:span><text:span text:style-name="T5"> </text:span><text:span text:style-name="T4">time</text:span><text:span text:style-name="T5"> </text:span><text:span text:style-name="T4">sleeping.</text:span><text:span text:style-name="T5"> </text:span><text:span text:style-name="T4">His</text:span><text:span text:style-name="T5"> </text:span><text:span text:style-name="T4">cloak</text:span><text:span text:style-name="T5"> </text:span><text:span text:style-name="T4">brushed</text:span><text:span text:style-name="T5"> </text:span><text:span text:style-name="T4">against</text:span><text:span text:style-name="T5"> </text:span><text:span text:style-name="T4">the</text:span><text:span text:style-name="T5"> </text:span><text:span text:style-name="T4">items</text:span><text:span text:style-name="T5"> </text:span><text:span text:style-name="T4">that</text:span><text:span text:style-name="T5"> </text:span><text:span text:style-name="T4">had</text:span><text:span text:style-name="T5"> </text:span><text:span text:style-name="T4">fallen</text:span><text:span text:style-name="T5"> </text:span><text:span text:style-name="T4">from</text:span><text:span text:style-name="T5"> </text:span><text:span text:style-name="T4">his</text:span><text:span text:style-name="T5"> </text:span><text:span text:style-name="T4">person;</text:span><text:span text:style-name="T5"> </text:span><text:span text:style-name="T4">a</text:span><text:span text:style-name="T5"> </text:span><text:span text:style-name="T4">small</text:span><text:span text:style-name="T5"> </text:span><text:span text:style-name="T4">metallic</text:span><text:span text:style-name="T5"> </text:span><text:span text:style-name="T4">disc</text:span><text:span text:style-name="T5"> </text:span><text:span text:style-name="T4">with</text:span><text:span text:style-name="T5"> </text:span><text:span text:style-name="T4">a</text:span><text:span text:style-name="T5"> </text:span><text:span text:style-name="T4">chain,</text:span><text:span text:style-name="T5"> </text:span><text:span text:style-name="T4">a</text:span><text:span text:style-name="T5"> </text:span><text:span text:style-name="T4">gold,</text:span><text:span text:style-name="T5"> </text:span><text:span text:style-name="T4">flat</text:span><text:span text:style-name="T5"> </text:span><text:span text:style-name="T4">square</text:span><text:span text:style-name="T5"> </text:span><text:span text:style-name="T4">tin</text:span><text:span text:style-name="T5"> </text:span><text:span text:style-name="T4">like</text:span><text:span text:style-name="T5"> </text:span><text:span text:style-name="T4">a</text:span><text:span text:style-name="T5"> </text:span><text:span text:style-name="T4">cigar</text:span><text:span text:style-name="T5"> </text:span><text:span text:style-name="T4">holder,</text:span><text:span text:style-name="T5"> </text:span><text:span text:style-name="T4">and</text:span><text:span text:style-name="T5"> </text:span><text:span text:style-name="T4">a</text:span><text:span text:style-name="T5"> </text:span><text:span text:style-name="T4">small,</text:span><text:span text:style-name="T5"> </text:span><text:span text:style-name="T4">thin</text:span><text:span text:style-name="T5"> </text:span><text:span text:style-name="T4">stiletto.</text:span></text:p>
      <text:p text:style-name="P2">Parcifal<text:span text:style-name="T1"> </text:span>pouted<text:span text:style-name="T1"> </text:span>her<text:span text:style-name="T1"> </text:span>lips<text:span text:style-name="T1"> </text:span>and<text:span text:style-name="T1"> </text:span>made<text:span text:style-name="T1"> </text:span>a<text:span text:style-name="T1"> </text:span>rolling<text:span text:style-name="T1"> </text:span>motion<text:span text:style-name="T1"> </text:span>with<text:span text:style-name="T1"> </text:span>her<text:span text:style-name="T1"> </text:span>hands<text:span text:style-name="T1"> </text:span>to<text:span text:style-name="T1"> </text:span>Lernea,<text:span text:style-name="T1"> </text:span>which<text:span text:style-name="T1"> </text:span>went<text:span text:style-name="T1"> </text:span>largely<text:span text:style-name="T1"> </text:span>unnoticed.<text:span text:style-name="T1"> </text:span>Lernea<text:span text:style-name="T1"> </text:span>said<text:span text:style-name="T1"> </text:span>with<text:span text:style-name="T1"> </text:span>a<text:span text:style-name="T1"> </text:span>wide<text:span text:style-name="T1"> </text:span>grin:</text:p>
      <text:p text:style-name="P1"><text:span text:style-name="T5">“</text:span><text:span text:style-name="T4">What</text:span><text:span text:style-name="T5"> </text:span><text:span text:style-name="T4">say</text:span><text:span text:style-name="T5"> </text:span><text:span text:style-name="T4">you</text:span><text:span text:style-name="T5"> </text:span><text:span text:style-name="T4">now,</text:span><text:span text:style-name="T5"> </text:span><text:span text:style-name="T4">thief?</text:span><text:span text:style-name="T5">”</text:span></text:p>
      <text:p text:style-name="P2">She<text:span text:style-name="T1"> </text:span>made<text:span text:style-name="T1"> </text:span>sure<text:span text:style-name="T1"> </text:span>to<text:span text:style-name="T1"> </text:span>intone<text:span text:style-name="T1"> </text:span>the<text:span text:style-name="T1"> </text:span>word<text:span text:style-name="T1"> </text:span>thief<text:span text:style-name="T1"> </text:span>as<text:span text:style-name="T1"> </text:span>it<text:span text:style-name="T1"> </text:span>meant<text:span text:style-name="T1"> </text:span>someone<text:span text:style-name="T1"> </text:span>oozing<text:span text:style-name="T1"> </text:span>gritty,<text:span text:style-name="T1"> </text:span>unhealthy<text:span text:style-name="T1"> </text:span>amounts<text:span text:style-name="T1"> </text:span>of<text:span text:style-name="T1"> </text:span>slime<text:span text:style-name="T1"> </text:span>from<text:span text:style-name="T1"> </text:span>every<text:span text:style-name="T1"> </text:span>available<text:span text:style-name="T1"> </text:span>orifice.</text:p>
      <text:p text:style-name="P2">Parcifal<text:span text:style-name="T1"> </text:span>bulged<text:span text:style-name="T1"> </text:span>her<text:span text:style-name="T1"> </text:span>eyes<text:span text:style-name="T1"> </text:span>and<text:span text:style-name="T1"> </text:span>made<text:span text:style-name="T1"> </text:span>frantic<text:span text:style-name="T1"> </text:span>motions<text:span text:style-name="T1"> </text:span>to<text:span text:style-name="T1"> </text:span>Lernea<text:span text:style-name="T1"> </text:span>to<text:span text:style-name="T1"> </text:span>put<text:span text:style-name="T1"> </text:span>the<text:span text:style-name="T1"> </text:span>man<text:span text:style-name="T1"> </text:span>down,<text:span text:style-name="T1"> </text:span>pointing<text:span text:style-name="T1"> </text:span>to<text:span text:style-name="T1"> </text:span>the<text:span text:style-name="T1"> </text:span>unfamiliar<text:span text:style-name="T1"> </text:span>items<text:span text:style-name="T1"> </text:span>that<text:span text:style-name="T1"> </text:span>had<text:span text:style-name="T1"> </text:span>fallen<text:span text:style-name="T1"> </text:span>on<text:span text:style-name="T1"> </text:span>the<text:span text:style-name="T1"> </text:span>ground<text:span text:style-name="T1"> </text:span>instead<text:span text:style-name="T1"> </text:span>of<text:span text:style-name="T1"> </text:span>the<text:span text:style-name="T1"> </text:span>expected<text:span text:style-name="T1"> </text:span>loot,<text:span text:style-name="T1"> </text:span>their<text:span text:style-name="T1"> </text:span>property.<text:span text:style-name="T1"> </text:span>Lernea<text:span text:style-name="T1"> </text:span>finally<text:span text:style-name="T1"> </text:span>took<text:span text:style-name="T1"> </text:span>a<text:span text:style-name="T1"> </text:span>look<text:span text:style-name="T1"> </text:span>on<text:span text:style-name="T1"> </text:span>her<text:span text:style-name="T1"> </text:span>own<text:span text:style-name="T1"> </text:span>and<text:span text:style-name="T1"> </text:span>hesitantly<text:span text:style-name="T1"> </text:span>put<text:span text:style-name="T1"> </text:span>the<text:span text:style-name="T1"> </text:span>short<text:span text:style-name="T1"> </text:span>man<text:span text:style-name="T1"> </text:span>back<text:span text:style-name="T1"> </text:span>on<text:span text:style-name="T1"> </text:span>his<text:span text:style-name="T1"> </text:span>own<text:span text:style-name="T1"> </text:span>two<text:span text:style-name="T1"> </text:span>feet.<text:span text:style-name="T1"> </text:span>He<text:span text:style-name="T1"> </text:span>looked<text:span text:style-name="T1"> </text:span>at<text:span text:style-name="T1"> </text:span>them<text:span text:style-name="T1"> </text:span>with<text:span text:style-name="T1"> </text:span>a<text:span text:style-name="T1"> </text:span>most<text:span text:style-name="T1"> </text:span>severe<text:span text:style-name="T1"> </text:span>look<text:span text:style-name="T1"> </text:span>that<text:span text:style-name="T1"> </text:span>implied<text:span text:style-name="T1"> </text:span>he<text:span text:style-name="T1"> </text:span>could<text:span text:style-name="T1"> </text:span>not<text:span text:style-name="T1"> </text:span>find<text:span text:style-name="T1"> </text:span>the<text:span text:style-name="T1"> </text:span>words<text:span text:style-name="T1"> </text:span>to<text:span text:style-name="T1"> </text:span>begin<text:span text:style-name="T1"> </text:span>to<text:span text:style-name="T1"> </text:span>describe<text:span text:style-name="T1"> </text:span>his<text:span text:style-name="T1"> </text:span>feelings.</text:p>
      <text:p text:style-name="P1"><text:span text:style-name="T5">“</text:span><text:span text:style-name="T4">I</text:span><text:span text:style-name="T5"> </text:span><text:span text:style-name="T4">cannot</text:span><text:span text:style-name="T5"> </text:span><text:span text:style-name="T4">find</text:span><text:span text:style-name="T5"> </text:span><text:span text:style-name="T4">the</text:span><text:span text:style-name="T5"> </text:span><text:span text:style-name="T4">words</text:span><text:span text:style-name="T5"> </text:span><text:span text:style-name="T4">to</text:span><text:span text:style-name="T5"> </text:span><text:span text:style-name="T4">even</text:span><text:span text:style-name="T5"> </text:span><text:span text:style-name="T4">begin</text:span><text:span text:style-name="T5"> </text:span><text:span text:style-name="T4">to</text:span><text:span text:style-name="T5"> </text:span><text:span text:style-name="T4">describe</text:span><text:span text:style-name="T5"> </text:span><text:span text:style-name="T4">my</text:span><text:span text:style-name="T5"> </text:span><text:span text:style-name="T4">feelings,</text:span><text:span text:style-name="T5">” </text:span><text:span text:style-name="T4">he</text:span><text:span text:style-name="T5"> </text:span><text:span text:style-name="T4">said</text:span><text:span text:style-name="T5"> </text:span><text:span text:style-name="T4">with</text:span><text:span text:style-name="T5"> </text:span><text:span text:style-name="T4">a</text:span><text:span text:style-name="T5"> </text:span><text:span text:style-name="T4">face</text:span><text:span text:style-name="T5"> </text:span><text:span text:style-name="T4">torn</text:span><text:span text:style-name="T5"> </text:span><text:span text:style-name="T4">from</text:span><text:span text:style-name="T5"> </text:span><text:span text:style-name="T4">disgust</text:span><text:span text:style-name="T5"> </text:span><text:span text:style-name="T4">and</text:span><text:span text:style-name="T5"> </text:span><text:span text:style-name="T4">disdain.</text:span><text:span text:style-name="T5"> “</text:span><text:span text:style-name="T4">You</text:span><text:span text:style-name="T5"> </text:span><text:span text:style-name="T4">should</text:span><text:span text:style-name="T5"> </text:span><text:span text:style-name="T4">be</text:span><text:span text:style-name="T5"> </text:span><text:span text:style-name="T4">ashamed.</text:span><text:span text:style-name="T5"> </text:span><text:span text:style-name="T4">I</text:span><text:span text:style-name="T5"> </text:span><text:span text:style-name="T4">fear,</text:span><text:span text:style-name="T5"> </text:span><text:span text:style-name="T4">I</text:span><text:span text:style-name="T5"> </text:span><text:span text:style-name="T4">cannot</text:span><text:span text:style-name="T5"> </text:span><text:span text:style-name="T4">in</text:span><text:span text:style-name="T5"> </text:span><text:span text:style-name="T4">right</text:span><text:span text:style-name="T5"> </text:span><text:span text:style-name="T4">conscience</text:span><text:span text:style-name="T5"> </text:span><text:span text:style-name="T4">call</text:span><text:span text:style-name="T5"> </text:span><text:span text:style-name="T4">you</text:span><text:span text:style-name="T5"> </text:span><text:span text:style-name="T4">ladies,</text:span><text:span text:style-name="T5">” </text:span><text:span text:style-name="T4">he</text:span><text:span text:style-name="T5"> </text:span><text:span text:style-name="T4">said,</text:span><text:span text:style-name="T5"> </text:span><text:span text:style-name="T4">dusted</text:span><text:span text:style-name="T5"> </text:span><text:span text:style-name="T4">off</text:span><text:span text:style-name="T5"> </text:span><text:span text:style-name="T4">his</text:span><text:span text:style-name="T5"> </text:span><text:span text:style-name="T4">cloak,</text:span><text:span text:style-name="T5"> </text:span><text:span text:style-name="T4">straightened</text:span><text:span text:style-name="T5"> </text:span><text:span text:style-name="T4">his</text:span><text:span text:style-name="T5"> </text:span><text:span text:style-name="T4">vest</text:span><text:span text:style-name="T5"> </text:span><text:span text:style-name="T4">and</text:span><text:span text:style-name="T5"> </text:span><text:span text:style-name="T4">pants</text:span><text:span text:style-name="T5"> </text:span><text:span text:style-name="T4">and</text:span><text:span text:style-name="T5"> </text:span><text:span text:style-name="T4">walked</text:span><text:span text:style-name="T5"> </text:span><text:span text:style-name="T4">away</text:span><text:span text:style-name="T5"> </text:span><text:span text:style-name="T4">briskly</text:span><text:span text:style-name="T5"> </text:span><text:span text:style-name="T4">without</text:span><text:span text:style-name="T5"> </text:span><text:span text:style-name="T4">another</text:span><text:span text:style-name="T5"> </text:span><text:span text:style-name="T4">word.</text:span></text:p>
      <text:p text:style-name="P2">Parcifal<text:span text:style-name="T1"> </text:span>looked<text:span text:style-name="T1"> </text:span>at<text:span text:style-name="T1"> </text:span>him<text:span text:style-name="T1"> </text:span>in<text:span text:style-name="T1"> </text:span>mute<text:span text:style-name="T1"> </text:span>disbelief,<text:span text:style-name="T1"> </text:span>while<text:span text:style-name="T1"> </text:span>Lernea<text:span text:style-name="T1"> </text:span>picked<text:span text:style-name="T1"> </text:span>up<text:span text:style-name="T1"> </text:span>the<text:span text:style-name="T1"> </text:span>man<text:span text:style-name="T1">’</text:span>s<text:span text:style-name="T1"> </text:span>items<text:span text:style-name="T1"> </text:span>from<text:span text:style-name="T1"> </text:span>the<text:span text:style-name="T1"> </text:span>ground,<text:span text:style-name="T1"> </text:span>spending<text:span text:style-name="T1"> </text:span>a<text:span text:style-name="T1"> </text:span>mere<text:span text:style-name="T1"> </text:span>moment<text:span text:style-name="T1"> </text:span>to<text:span text:style-name="T1"> </text:span>examine<text:span text:style-name="T1"> </text:span>them.<text:span text:style-name="T1"> </text:span>His<text:span text:style-name="T1"> </text:span>small<text:span text:style-name="T1"> </text:span>figure<text:span text:style-name="T1"> </text:span>had<text:span text:style-name="T1"> </text:span>almost<text:span text:style-name="T1"> </text:span>disappeared<text:span text:style-name="T1"> </text:span>into<text:span text:style-name="T1"> </text:span>the<text:span text:style-name="T1"> </text:span>mass<text:span text:style-name="T1"> </text:span>of<text:span text:style-name="T1"> </text:span>people<text:span text:style-name="T1"> </text:span>crowding<text:span text:style-name="T1"> </text:span>the<text:span text:style-name="T1"> </text:span>busy<text:span text:style-name="T1"> </text:span>street<text:span text:style-name="T1"> </text:span>when<text:span text:style-name="T1"> </text:span>she<text:span text:style-name="T1"> </text:span>shouted<text:span text:style-name="T1"> </text:span>at<text:span text:style-name="T1"> </text:span>him:</text:p>
      <text:p text:style-name="P1"><text:span text:style-name="T5">“</text:span><text:span text:style-name="T4">Sir!</text:span><text:span text:style-name="T5"> </text:span><text:span text:style-name="T4">Terribly</text:span><text:span text:style-name="T5"> </text:span><text:span text:style-name="T4">sorry,</text:span><text:span text:style-name="T5"> </text:span><text:span text:style-name="T4">but</text:span><text:span text:style-name="T5"> </text:span><text:span text:style-name="T4">you</text:span><text:span text:style-name="T5"> </text:span><text:span text:style-name="T4">forgot</text:span><text:span text:style-name="T5"> </text:span><text:span text:style-name="T4">your</text:span><text:span text:style-name="T5"> </text:span><text:span text:style-name="T4">articles,</text:span><text:span text:style-name="T5"> </text:span><text:span text:style-name="T4">sir!</text:span><text:span text:style-name="T5">”</text:span></text:p>
      <text:p text:style-name="P2">Parcifal<text:span text:style-name="T1"> </text:span>looked<text:span text:style-name="T1"> </text:span>at<text:span text:style-name="T1"> </text:span>the<text:span text:style-name="T1"> </text:span>various<text:span text:style-name="T1"> </text:span>stuff<text:span text:style-name="T1"> </text:span>the<text:span text:style-name="T1"> </text:span>man<text:span text:style-name="T1"> </text:span>had<text:span text:style-name="T1"> </text:span>left<text:span text:style-name="T1"> </text:span>behind<text:span text:style-name="T1"> </text:span>and<text:span text:style-name="T1"> </text:span>had<text:span text:style-name="T1"> </text:span>a<text:span text:style-name="T1"> </text:span>moment<text:span text:style-name="T1"> </text:span>of<text:span text:style-name="T1"> </text:span>clarity;<text:span text:style-name="T1"> </text:span>she<text:span text:style-name="T1"> </text:span>sprang<text:span text:style-name="T1"> </text:span>into<text:span text:style-name="T1"> </text:span>action,<text:span text:style-name="T1"> </text:span>and<text:span text:style-name="T1"> </text:span>started<text:span text:style-name="T1"> </text:span>running<text:span text:style-name="T1"> </text:span>through<text:span text:style-name="T1"> </text:span>the<text:span text:style-name="T1"> </text:span>street<text:span text:style-name="T1"> </text:span>shouting<text:span text:style-name="T1"> </text:span>to<text:span text:style-name="T1"> </text:span>her<text:span text:style-name="T1"> </text:span>sister: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because</text:span><text:span text:style-name="T5"> </text:span><text:span text:style-name="T4">those</text:span><text:span text:style-name="T5"> </text:span><text:span text:style-name="T4">aren</text:span><text:span text:style-name="T5">’</text:span><text:span text:style-name="T4">t</text:span><text:span text:style-name="T5"> </text:span><text:span text:style-name="T4">his</text:span><text:span text:style-name="T5"> </text:span><text:span text:style-name="T4">either!</text:span><text:span text:style-name="T5">”</text:span></text:p>
      <text:p text:style-name="P2">Lernea<text:span text:style-name="T1"> </text:span>stood<text:span text:style-name="T1"> </text:span>motionless<text:span text:style-name="T1"> </text:span>for<text:span text:style-name="T1"> </text:span>moment,<text:span text:style-name="T1"> </text:span>idly<text:span text:style-name="T1"> </text:span>holding<text:span text:style-name="T1"> </text:span>the<text:span text:style-name="T1"> </text:span>stolen<text:span text:style-name="T1"> </text:span>goods<text:span text:style-name="T1"> </text:span>with<text:span text:style-name="T1"> </text:span>both<text:span text:style-name="T1"> </text:span>hands<text:span text:style-name="T1"> </text:span>in<text:span text:style-name="T1"> </text:span>her<text:span text:style-name="T1"> </text:span>lap.<text:span text:style-name="T1"> </text:span>Her<text:span text:style-name="T1"> </text:span>lips<text:span text:style-name="T1"> </text:span>formed<text:span text:style-name="T1"> </text:span>a<text:span text:style-name="T1"> </text:span>soundless<text:span text:style-name="T1"> </text:span>circle<text:span text:style-name="T1"> </text:span>while<text:span text:style-name="T1"> </text:span>her<text:span text:style-name="T1"> </text:span>eyes<text:span text:style-name="T1"> </text:span>shone<text:span text:style-name="T1"> </text:span>with<text:span text:style-name="T1"> </text:span>dazzling<text:span text:style-name="T1"> </text:span>ferocity.<text:span text:style-name="T1"> </text:span>Realizing<text:span text:style-name="T1"> </text:span>they<text:span text:style-name="T1"> </text:span>had<text:span text:style-name="T1"> </text:span>been<text:span text:style-name="T1"> </text:span>duped,<text:span text:style-name="T1"> </text:span>she<text:span text:style-name="T1"> </text:span>dropped<text:span text:style-name="T1"> </text:span>everything<text:span text:style-name="T1"> </text:span>and<text:span text:style-name="T1"> </text:span>ran<text:span text:style-name="T1"> </text:span>after<text:span text:style-name="T1"> </text:span>her<text:span text:style-name="T1"> </text:span>sister<text:span text:style-name="T1"> </text:span>and<text:span text:style-name="T1"> </text:span>the<text:span text:style-name="T1"> </text:span>dwarf<text:span text:style-name="T1"> </text:span>-<text:span text:style-name="T1"> </text:span>or<text:span text:style-name="T1"> </text:span>perhaps<text:span text:style-name="T1"> </text:span>a<text:span text:style-name="T1"> </text:span>simply<text:span text:style-name="T1"> </text:span>very<text:span text:style-name="T1"> </text:span>short<text:span text:style-name="T1"> </text:span>man<text:span text:style-name="T1"> </text:span>-<text:span text:style-name="T1"> </text:span>who<text:span text:style-name="T1"> </text:span>kept<text:span text:style-name="T1"> </text:span>surprising<text:span text:style-name="T1"> </text:span>them<text:span text:style-name="T1"> </text:span>with<text:span text:style-name="T1"> </text:span>his<text:span text:style-name="T1"> </text:span>sly<text:span text:style-name="T1"> </text:span>ways.</text:p>
      <text:p text:style-name="P2">The<text:span text:style-name="T1"> </text:span>man<text:span text:style-name="T1"> </text:span>shot<text:span text:style-name="T1"> </text:span>a<text:span text:style-name="T1"> </text:span>glance<text:span text:style-name="T1"> </text:span>behind<text:span text:style-name="T1"> </text:span>his<text:span text:style-name="T1"> </text:span>back<text:span text:style-name="T1"> </text:span>and<text:span text:style-name="T1"> </text:span>saw<text:span text:style-name="T1"> </text:span>the<text:span text:style-name="T1"> </text:span>sisters<text:span text:style-name="T1"> </text:span>were<text:span text:style-name="T1"> </text:span>right<text:span text:style-name="T1"> </text:span>on<text:span text:style-name="T1"> </text:span>his<text:span text:style-name="T1"> </text:span>tail,<text:span text:style-name="T1"> </text:span>shoving<text:span text:style-name="T1"> </text:span>and<text:span text:style-name="T1"> </text:span>brushing<text:span text:style-name="T1"> </text:span>people<text:span text:style-name="T1"> </text:span>aside<text:span text:style-name="T1"> </text:span>as<text:span text:style-name="T1"> </text:span>they<text:span text:style-name="T1"> </text:span>ran<text:span text:style-name="T1"> </text:span>after<text:span text:style-name="T1"> </text:span>him.<text:span text:style-name="T1"> “</text:span>Fire!<text:span text:style-name="T1"> </text:span>Fire!<text:span text:style-name="T1"> </text:span>I<text:span text:style-name="T1"> </text:span>say,<text:span text:style-name="T1"> </text:span>fire!<text:span text:style-name="T1">” </text:span>he<text:span text:style-name="T1"> </text:span>shouted<text:span text:style-name="T1"> </text:span>amidst<text:span text:style-name="T1"> </text:span>the<text:span text:style-name="T1"> </text:span>crowd<text:span text:style-name="T1"> </text:span><text:soft-page-break/>in<text:span text:style-name="T1"> </text:span>an<text:span text:style-name="T1"> </text:span>effort<text:span text:style-name="T1"> </text:span>to<text:span text:style-name="T1"> </text:span>cause<text:span text:style-name="T1"> </text:span>a<text:span text:style-name="T1"> </text:span>little<text:span text:style-name="T1"> </text:span>bit<text:span text:style-name="T1"> </text:span>of<text:span text:style-name="T1"> </text:span>hysterical<text:span text:style-name="T1"> </text:span>panic<text:span text:style-name="T1"> </text:span>to<text:span text:style-name="T1"> </text:span>make<text:span text:style-name="T1"> </text:span>his<text:span text:style-name="T1"> </text:span>escape<text:span text:style-name="T1"> </text:span>all<text:span text:style-name="T1"> </text:span>that<text:span text:style-name="T1"> </text:span>easier.<text:span text:style-name="T1"> </text:span>That<text:span text:style-name="T1"> </text:span>didn<text:span text:style-name="T1">’</text:span>t<text:span text:style-name="T1"> </text:span>work<text:span text:style-name="T1"> </text:span>though;<text:span text:style-name="T1"> </text:span>the<text:span text:style-name="T1"> </text:span>people<text:span text:style-name="T1"> </text:span>around<text:span text:style-name="T1"> </text:span>him<text:span text:style-name="T1"> </text:span>went<text:span text:style-name="T1"> </text:span>about<text:span text:style-name="T1"> </text:span>their<text:span text:style-name="T1"> </text:span>business,<text:span text:style-name="T1"> </text:span>a<text:span text:style-name="T1"> </text:span>few<text:span text:style-name="T1"> </text:span>casually<text:span text:style-name="T1"> </text:span>wondering<text:span text:style-name="T1"> </text:span>to<text:span text:style-name="T1"> </text:span>themselves<text:span text:style-name="T1"> </text:span>whether<text:span text:style-name="T1"> </text:span>or<text:span text:style-name="T1"> </text:span>not<text:span text:style-name="T1"> </text:span>they<text:span text:style-name="T1"> </text:span>had<text:span text:style-name="T1"> </text:span>heard<text:span text:style-name="T1"> </text:span>some<text:span text:style-name="T1"> </text:span>kind<text:span text:style-name="T1"> </text:span>of<text:span text:style-name="T1"> </text:span>voice;<text:span text:style-name="T1"> </text:span>those<text:span text:style-name="T1"> </text:span>who<text:span text:style-name="T1"> </text:span>did<text:span text:style-name="T1"> </text:span>hear<text:span text:style-name="T1"> </text:span>wondered<text:span text:style-name="T1"> </text:span>where<text:span text:style-name="T1"> </text:span>it<text:span text:style-name="T1"> </text:span>came<text:span text:style-name="T1"> </text:span>from.<text:span text:style-name="T1"> </text:span>He<text:span text:style-name="T1"> </text:span>had<text:span text:style-name="T1"> </text:span>to<text:span text:style-name="T1"> </text:span>make<text:span text:style-name="T1"> </text:span>himself<text:span text:style-name="T1"> </text:span>scarce<text:span text:style-name="T1"> </text:span>the<text:span text:style-name="T1"> </text:span>hard<text:span text:style-name="T1"> </text:span>way,<text:span text:style-name="T1"> </text:span>and<text:span text:style-name="T1"> </text:span>bolted<text:span text:style-name="T1"> </text:span>into<text:span text:style-name="T1"> </text:span>the<text:span text:style-name="T1"> </text:span>nearest<text:span text:style-name="T1"> </text:span>building.</text:p>
      <text:p text:style-name="P1"><text:span text:style-name="T5">“</text:span><text:span text:style-name="T4">Quick!</text:span><text:span text:style-name="T5"> </text:span><text:span text:style-name="T4">Into</text:span><text:span text:style-name="T5"> </text:span><text:span text:style-name="T4">that</text:span><text:span text:style-name="T5"> </text:span><text:span text:style-name="T4">establishment!</text:span><text:span text:style-name="T5">” </text:span><text:span text:style-name="T4">yelled</text:span><text:span text:style-name="T5"> </text:span><text:span text:style-name="T4">Parcifal</text:span><text:span text:style-name="T5"> </text:span><text:span text:style-name="T4">to</text:span><text:span text:style-name="T5"> </text:span><text:span text:style-name="T4">Lernea,</text:span><text:span text:style-name="T5"> </text:span><text:span text:style-name="T4">her</text:span><text:span text:style-name="T5"> </text:span><text:span text:style-name="T4">finger</text:span><text:span text:style-name="T5"> </text:span><text:span text:style-name="T4">pointing</text:span><text:span text:style-name="T5"> </text:span><text:span text:style-name="T4">to</text:span><text:span text:style-name="T5"> </text:span><text:span text:style-name="T4">a</text:span><text:span text:style-name="T5"> </text:span><text:span text:style-name="T4">large</text:span><text:span text:style-name="T5"> </text:span><text:span text:style-name="T4">sign,</text:span><text:span text:style-name="T5"> </text:span><text:span text:style-name="T4">illuminated</text:span><text:span text:style-name="T5"> </text:span><text:span text:style-name="T4">by</text:span><text:span text:style-name="T5"> </text:span><text:span text:style-name="T4">a</text:span><text:span text:style-name="T5"> </text:span><text:span text:style-name="T4">nearby</text:span><text:span text:style-name="T5"> </text:span><text:span text:style-name="T4">lamp</text:span><text:span text:style-name="T5"> </text:span><text:span text:style-name="T4">post</text:span><text:span text:style-name="T5"> </text:span><text:span text:style-name="T4">which</text:span><text:span text:style-name="T5"> </text:span><text:span text:style-name="T4">had</text:span><text:span text:style-name="T5"> </text:span><text:span text:style-name="T4">just</text:span><text:span text:style-name="T5"> </text:span><text:span text:style-name="T4">been</text:span><text:span text:style-name="T5"> </text:span><text:span text:style-name="T4">lit,</text:span><text:span text:style-name="T5"> </text:span><text:span text:style-name="T4">as</text:span><text:span text:style-name="T5"> </text:span><text:span text:style-name="T4">night</text:span><text:span text:style-name="T5"> </text:span><text:span text:style-name="T4">proper</text:span><text:span text:style-name="T5"> </text:span><text:span text:style-name="T4">fell.</text:span></text:p>
      <text:p text:style-name="P1"><text:span text:style-name="T5">“</text:span><text:span text:style-name="T4">The</text:span><text:span text:style-name="T5"> </text:span><text:span text:style-name="T4">Sniggering</text:span><text:span text:style-name="T5"> </text:span><text:span text:style-name="T4">Pig?</text:span><text:span text:style-name="T5"> </text:span><text:span text:style-name="T4">That</text:span><text:span text:style-name="T5"> </text:span><text:span text:style-name="T4">sounds</text:span><text:span text:style-name="T5"> </text:span><text:span text:style-name="T4">like</text:span><text:span text:style-name="T5"> </text:span><text:span text:style-name="T4">a</text:span><text:span text:style-name="T5"> </text:span><text:span text:style-name="T4">piss-hole!</text:span><text:span text:style-name="T5">”</text:span></text:p>
      <text:p text:style-name="P1"><text:span text:style-name="T5">“</text:span><text:span text:style-name="T4">What</text:span><text:span text:style-name="T5"> </text:span><text:span text:style-name="T4">did</text:span><text:span text:style-name="T5"> </text:span><text:span text:style-name="T4">you</text:span><text:span text:style-name="T5"> </text:span><text:span text:style-name="T4">expect</text:span><text:span text:style-name="T5"> </text:span><text:span text:style-name="T4">this</text:span><text:span text:style-name="T5"> </text:span><text:span text:style-name="T4">far</text:span><text:span text:style-name="T5"> </text:span><text:span text:style-name="T4">south?</text:span><text:span text:style-name="T5"> </text:span><text:span text:style-name="T4">Come</text:span><text:span text:style-name="T5"> </text:span><text:span text:style-name="T4">on,</text:span><text:span text:style-name="T5"> </text:span><text:span text:style-name="T4">hurry!</text:span><text:span text:style-name="T5">” </text:span><text:span text:style-name="T4">replied</text:span><text:span text:style-name="T5"> </text:span><text:span text:style-name="T4">Parcifal</text:span><text:span text:style-name="T5"> </text:span><text:span text:style-name="T4">even</text:span><text:span text:style-name="T5"> </text:span><text:span text:style-name="T4">as</text:span><text:span text:style-name="T5"> </text:span><text:span text:style-name="T4">they</text:span><text:span text:style-name="T5"> </text:span><text:span text:style-name="T4">left</text:span><text:span text:style-name="T5"> </text:span><text:span text:style-name="T4">the</text:span><text:span text:style-name="T5"> </text:span><text:span text:style-name="T4">stream</text:span><text:span text:style-name="T5"> </text:span><text:span text:style-name="T4">of</text:span><text:span text:style-name="T5"> </text:span><text:span text:style-name="T4">people</text:span><text:span text:style-name="T5"> </text:span><text:span text:style-name="T4">in</text:span><text:span text:style-name="T5"> </text:span><text:span text:style-name="T4">the</text:span><text:span text:style-name="T5"> </text:span><text:span text:style-name="T4">street</text:span><text:span text:style-name="T5"> </text:span><text:span text:style-name="T4">and</text:span><text:span text:style-name="T5"> </text:span><text:span text:style-name="T4">saw</text:span><text:span text:style-name="T5"> </text:span><text:span text:style-name="T4">the</text:span><text:span text:style-name="T5"> </text:span><text:span text:style-name="T4">man</text:span><text:span text:style-name="T5"> </text:span><text:span text:style-name="T4">who</text:span><text:span text:style-name="T5"> </text:span><text:span text:style-name="T4">had</text:span><text:span text:style-name="T5"> </text:span><text:span text:style-name="T4">robbed</text:span><text:span text:style-name="T5"> </text:span><text:span text:style-name="T4">them</text:span><text:span text:style-name="T5"> </text:span><text:span text:style-name="T4">of</text:span><text:span text:style-name="T5"> </text:span><text:span text:style-name="T4">money</text:span><text:span text:style-name="T5"> </text:span><text:span text:style-name="T4">and</text:span><text:span text:style-name="T5"> </text:span><text:span text:style-name="T4">pride</text:span><text:span text:style-name="T5"> </text:span><text:span text:style-name="T4">hustle</text:span><text:span text:style-name="T5"> </text:span><text:span text:style-name="T4">past</text:span><text:span text:style-name="T5"> </text:span><text:span text:style-name="T4">the</text:span><text:span text:style-name="T5"> </text:span><text:span text:style-name="T4">tavern</text:span><text:span text:style-name="T5">’</text:span><text:span text:style-name="T4">s</text:span><text:span text:style-name="T5"> </text:span><text:span text:style-name="T4">doorway.</text:span><text:span text:style-name="T5"> </text:span><text:span text:style-name="T4">Sounds</text:span><text:span text:style-name="T5"> </text:span><text:span text:style-name="T4">of</text:span><text:span text:style-name="T5"> </text:span><text:span text:style-name="T4">drunken</text:span><text:span text:style-name="T5"> </text:span><text:span text:style-name="T4">merriment</text:span><text:span text:style-name="T5"> </text:span><text:span text:style-name="T4">and</text:span><text:span text:style-name="T5"> </text:span><text:span text:style-name="T4">folk</text:span><text:span text:style-name="T5"> </text:span><text:span text:style-name="T4">music</text:span><text:span text:style-name="T5"> </text:span><text:span text:style-name="T4">blasted</text:span><text:span text:style-name="T5"> </text:span><text:span text:style-name="T4">away</text:span><text:span text:style-name="T5"> </text:span><text:span text:style-name="T4">from</text:span><text:span text:style-name="T5"> </text:span><text:span text:style-name="T4">the</text:span><text:span text:style-name="T5"> </text:span><text:span text:style-name="T4">relatively</text:span><text:span text:style-name="T5"> </text:span><text:span text:style-name="T4">large</text:span><text:span text:style-name="T5"> </text:span><text:span text:style-name="T4">inn.</text:span></text:p>
      <text:p text:style-name="P1"><text:span text:style-name="T5">“</text:span><text:span text:style-name="T4">By</text:span><text:span text:style-name="T5"> </text:span><text:span text:style-name="T4">Skarla,</text:span><text:span text:style-name="T5"> </text:span><text:span text:style-name="T4">of</text:span><text:span text:style-name="T5"> </text:span><text:span text:style-name="T4">all</text:span><text:span text:style-name="T5"> </text:span><text:span text:style-name="T4">the</text:span><text:span text:style-name="T5"> </text:span><text:span text:style-name="T4">places..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mostly</text:span><text:span text:style-name="T5"> </text:span><text:span text:style-name="T4">to</text:span><text:span text:style-name="T5"> </text:span><text:span text:style-name="T4">herself</text:span><text:span text:style-name="T5"> </text:span><text:span text:style-name="T4">but</text:span><text:span text:style-name="T5"> </text:span><text:span text:style-name="T4">followed</text:span><text:span text:style-name="T5"> </text:span><text:span text:style-name="T4">Parcifal</text:span><text:span text:style-name="T5"> </text:span><text:span text:style-name="T4">inside</text:span><text:span text:style-name="T5"> </text:span><text:span text:style-name="T4">reminding</text:span><text:span text:style-name="T5"> </text:span><text:span text:style-name="T4">herself</text:span><text:span text:style-name="T5"> </text:span><text:span text:style-name="T4">not</text:span><text:span text:style-name="T5"> </text:span><text:span text:style-name="T4">to</text:span><text:span text:style-name="T5"> </text:span><text:span text:style-name="T4">touch</text:span><text:span text:style-name="T5"> </text:span><text:span text:style-name="T4">anything.</text:span></text:p>
      <text:p text:style-name="P2">Inside<text:span text:style-name="T1"> </text:span>the<text:span text:style-name="T1"> </text:span>Sniggering<text:span text:style-name="T1"> </text:span>Pig,<text:span text:style-name="T1"> </text:span>there<text:span text:style-name="T1"> </text:span>was<text:span text:style-name="T1"> </text:span>ample<text:span text:style-name="T1"> </text:span>candle<text:span text:style-name="T1"> </text:span>light<text:span text:style-name="T1"> </text:span>from<text:span text:style-name="T1"> </text:span>chandeliers<text:span text:style-name="T1"> </text:span>on<text:span text:style-name="T1"> </text:span>the<text:span text:style-name="T1"> </text:span>high<text:span text:style-name="T1"> </text:span>ceiling,<text:span text:style-name="T1"> </text:span>as<text:span text:style-name="T1"> </text:span>well<text:span text:style-name="T1"> </text:span>as<text:span text:style-name="T1"> </text:span>candles<text:span text:style-name="T1"> </text:span>and<text:span text:style-name="T1"> </text:span>lamps<text:span text:style-name="T1"> </text:span>on<text:span text:style-name="T1"> </text:span>each<text:span text:style-name="T1"> </text:span>and<text:span text:style-name="T1"> </text:span>every<text:span text:style-name="T1"> </text:span>table<text:span text:style-name="T1"> </text:span>where<text:span text:style-name="T1"> </text:span>people<text:span text:style-name="T1"> </text:span>had<text:span text:style-name="T1"> </text:span>still<text:span text:style-name="T1"> </text:span>not<text:span text:style-name="T1"> </text:span>passed<text:span text:style-name="T1"> </text:span>out.<text:span text:style-name="T1"> </text:span>A<text:span text:style-name="T1"> </text:span>powerful<text:span text:style-name="T1"> </text:span>mix<text:span text:style-name="T1"> </text:span>of<text:span text:style-name="T1"> </text:span>heavy<text:span text:style-name="T1"> </text:span>scents<text:span text:style-name="T1"> </text:span>dominated<text:span text:style-name="T1"> </text:span>the<text:span text:style-name="T1"> </text:span>air;<text:span text:style-name="T1"> </text:span>rye,<text:span text:style-name="T1"> </text:span>ale<text:span text:style-name="T1"> </text:span>and<text:span text:style-name="T1"> </text:span>roasted<text:span text:style-name="T1"> </text:span>meat.<text:span text:style-name="T1"> </text:span>The<text:span text:style-name="T1"> </text:span>tables<text:span text:style-name="T1"> </text:span>were<text:span text:style-name="T1"> </text:span>mostly<text:span text:style-name="T1"> </text:span>occupied<text:span text:style-name="T1"> </text:span>by<text:span text:style-name="T1"> </text:span>rowdy<text:span text:style-name="T1"> </text:span>gangs<text:span text:style-name="T1"> </text:span>of<text:span text:style-name="T1"> </text:span>shady-looking<text:span text:style-name="T1"> </text:span>sailors;<text:span text:style-name="T1"> </text:span>everyone<text:span text:style-name="T1"> </text:span>seemed<text:span text:style-name="T1"> </text:span>to<text:span text:style-name="T1"> </text:span>be<text:span text:style-name="T1"> </text:span>having<text:span text:style-name="T1"> </text:span>fun<text:span text:style-name="T1"> </text:span>judging<text:span text:style-name="T1"> </text:span>by<text:span text:style-name="T1"> </text:span>the<text:span text:style-name="T1"> </text:span>spillage<text:span text:style-name="T1"> </text:span>on<text:span text:style-name="T1"> </text:span>the<text:span text:style-name="T1"> </text:span>floor,<text:span text:style-name="T1"> </text:span>when<text:span text:style-name="T1"> </text:span>the<text:span text:style-name="T1"> </text:span>music<text:span text:style-name="T1"> </text:span>suddenly<text:span text:style-name="T1"> </text:span>stopped.<text:span text:style-name="T1"> </text:span>The<text:span text:style-name="T1"> </text:span>hubbub<text:span text:style-name="T1"> </text:span>of<text:span text:style-name="T1"> </text:span>laughter<text:span text:style-name="T1"> </text:span>and<text:span text:style-name="T1"> </text:span>loud<text:span text:style-name="T1"> </text:span>conversation<text:span text:style-name="T1"> </text:span>filled<text:span text:style-name="T1"> </text:span>the<text:span text:style-name="T1"> </text:span>emptiness<text:span text:style-name="T1"> </text:span>until<text:span text:style-name="T1"> </text:span>a<text:span text:style-name="T1"> </text:span>rather<text:span text:style-name="T1"> </text:span>tall<text:span text:style-name="T1"> </text:span>and<text:span text:style-name="T1"> </text:span>lanky<text:span text:style-name="T1"> </text:span>fellow<text:span text:style-name="T1"> </text:span>appeared<text:span text:style-name="T1"> </text:span>at<text:span text:style-name="T1"> </text:span>the<text:span text:style-name="T1"> </text:span>far<text:span text:style-name="T1"> </text:span>end<text:span text:style-name="T1"> </text:span>of<text:span text:style-name="T1"> </text:span>tavern,<text:span text:style-name="T1"> </text:span>on<text:span text:style-name="T1"> </text:span>what<text:span text:style-name="T1"> </text:span>seemed<text:span text:style-name="T1"> </text:span>to<text:span text:style-name="T1"> </text:span>be<text:span text:style-name="T1"> </text:span>the<text:span text:style-name="T1"> </text:span>stage<text:span text:style-name="T1"> </text:span>where<text:span text:style-name="T1"> </text:span>the<text:span text:style-name="T1"> </text:span>band<text:span text:style-name="T1"> </text:span>of<text:span text:style-name="T1"> </text:span>musicians<text:span text:style-name="T1"> </text:span>sat.<text:span text:style-name="T1"> </text:span>Parcifal<text:span text:style-name="T1">’</text:span>s<text:span text:style-name="T1"> </text:span>eyes<text:span text:style-name="T1"> </text:span>had<text:span text:style-name="T1"> </text:span>the<text:span text:style-name="T1"> </text:span>chance<text:span text:style-name="T1"> </text:span>to<text:span text:style-name="T1"> </text:span>search<text:span text:style-name="T1"> </text:span>the<text:span text:style-name="T1"> </text:span>room<text:span text:style-name="T1"> </text:span>for<text:span text:style-name="T1"> </text:span>a<text:span text:style-name="T1"> </text:span>moment.<text:span text:style-name="T1"> </text:span>There<text:span text:style-name="T1"> </text:span>was<text:span text:style-name="T1"> </text:span>no<text:span text:style-name="T1"> </text:span>sign<text:span text:style-name="T1"> </text:span>of<text:span text:style-name="T1"> </text:span>the<text:span text:style-name="T1"> </text:span>thief.</text:p>
      <text:p text:style-name="P1"><text:span text:style-name="T5">“</text:span><text:span text:style-name="T4">Blasted</text:span><text:span text:style-name="T5"> </text:span><text:span text:style-name="T4">runt</text:span><text:span text:style-name="T5"> </text:span><text:span text:style-name="T4">of</text:span><text:span text:style-name="T5"> </text:span><text:span text:style-name="T4">a</text:span><text:span text:style-name="T5"> </text:span><text:span text:style-name="T4">man,</text:span><text:span text:style-name="T5">” </text:span><text:span text:style-name="T4">said</text:span><text:span text:style-name="T5"> </text:span><text:span text:style-name="T4">Parcifal,</text:span><text:span text:style-name="T5"> </text:span><text:span text:style-name="T4">this</text:span><text:span text:style-name="T5"> </text:span><text:span text:style-name="T4">time</text:span><text:span text:style-name="T5"> </text:span><text:span text:style-name="T4">gripping</text:span><text:span text:style-name="T5"> </text:span><text:span text:style-name="T4">her</text:span><text:span text:style-name="T5"> </text:span><text:span text:style-name="T4">sword</text:span><text:span text:style-name="T5">’</text:span><text:span text:style-name="T4">s</text:span><text:span text:style-name="T5"> </text:span><text:span text:style-name="T4">hilt</text:span><text:span text:style-name="T5"> </text:span><text:span text:style-name="T4">instead</text:span><text:span text:style-name="T5"> </text:span><text:span text:style-name="T4">of</text:span><text:span text:style-name="T5"> </text:span><text:span text:style-name="T4">her</text:span><text:span text:style-name="T5"> </text:span><text:span text:style-name="T4">knife.</text:span><text:span text:style-name="T5"> </text:span><text:span text:style-name="T4">Lernea</text:span><text:span text:style-name="T5"> </text:span><text:span text:style-name="T4">corrected</text:span><text:span text:style-name="T5"> </text:span><text:span text:style-name="T4">her</text:span><text:span text:style-name="T5"> </text:span><text:span text:style-name="T4">with</text:span><text:span text:style-name="T5"> </text:span><text:span text:style-name="T4">a</text:span><text:span text:style-name="T5"> </text:span><text:span text:style-name="T4">face</text:span><text:span text:style-name="T5"> </text:span><text:span text:style-name="T4">that</text:span><text:span text:style-name="T5"> </text:span><text:span text:style-name="T4">implied</text:span><text:span text:style-name="T5"> </text:span><text:span text:style-name="T4">every</text:span><text:span text:style-name="T5"> </text:span><text:span text:style-name="T4">second</text:span><text:span text:style-name="T5"> </text:span><text:span text:style-name="T4">in</text:span><text:span text:style-name="T5"> </text:span><text:span text:style-name="T4">there</text:span><text:span text:style-name="T5"> </text:span><text:span text:style-name="T4">was</text:span><text:span text:style-name="T5"> </text:span><text:span text:style-name="T4">making</text:span><text:span text:style-name="T5"> </text:span><text:span text:style-name="T4">her</text:span><text:span text:style-name="T5"> </text:span><text:span text:style-name="T4">feel</text:span><text:span text:style-name="T5"> </text:span><text:span text:style-name="T4">shamefully</text:span><text:span text:style-name="T5"> </text:span><text:span text:style-name="T4">unclean:</text:span><text:span text:style-name="T5"> “</text:span><text:span text:style-name="T4">Dwarf.</text:span><text:span text:style-name="T5"> </text:span><text:span text:style-name="T4">He</text:span><text:span text:style-name="T5"> </text:span><text:span text:style-name="T4">said</text:span><text:span text:style-name="T5"> </text:span><text:span text:style-name="T4">he</text:span><text:span text:style-name="T5"> </text:span><text:span text:style-name="T4">was</text:span><text:span text:style-name="T5"> </text:span><text:span text:style-name="T4">a</text:span><text:span text:style-name="T5"> </text:span><text:span text:style-name="T4">dwarf.</text:span><text:span text:style-name="T5">”</text:span></text:p>
      <text:p text:style-name="P2">As<text:span text:style-name="T1"> </text:span>if<text:span text:style-name="T1"> </text:span>on<text:span text:style-name="T1"> </text:span>cue,<text:span text:style-name="T1"> </text:span>the<text:span text:style-name="T1"> </text:span>tall<text:span text:style-name="T1"> </text:span>lank<text:span text:style-name="T1"> </text:span>man<text:span text:style-name="T1"> </text:span>who<text:span text:style-name="T1"> </text:span>had<text:span text:style-name="T1"> </text:span>appeared<text:span text:style-name="T1"> </text:span>on<text:span text:style-name="T1"> </text:span>stage<text:span text:style-name="T1"> </text:span>cleared<text:span text:style-name="T1"> </text:span>his<text:span text:style-name="T1"> </text:span>throat<text:span text:style-name="T1"> </text:span>loudly<text:span text:style-name="T1"> </text:span>and<text:span text:style-name="T1"> </text:span>bowed,<text:span text:style-name="T1"> </text:span>only<text:span text:style-name="T1"> </text:span>to<text:span text:style-name="T1"> </text:span>receive<text:span text:style-name="T1"> </text:span>a<text:span text:style-name="T1"> </text:span>handful<text:span text:style-name="T1"> </text:span>of<text:span text:style-name="T1"> </text:span>drunken<text:span text:style-name="T1"> </text:span>irrelevant<text:span text:style-name="T1"> </text:span>yells,<text:span text:style-name="T1"> </text:span>most<text:span text:style-name="T1"> </text:span>prominently,<text:span text:style-name="T1"> ‘</text:span>Show<text:span text:style-name="T1"> </text:span>us<text:span text:style-name="T1"> </text:span>yer<text:span text:style-name="T1"> </text:span>tittays!<text:span text:style-name="T1">’</text:span>.<text:span text:style-name="T1"> </text:span>Nevertheless,<text:span text:style-name="T1"> </text:span>he<text:span text:style-name="T1"> </text:span>smiled<text:span text:style-name="T1"> </text:span>courteously<text:span text:style-name="T1"> </text:span>and<text:span text:style-name="T1"> </text:span>said<text:span text:style-name="T1"> </text:span>to<text:span text:style-name="T1"> </text:span>the<text:span text:style-name="T1"> </text:span>crowd:</text:p>
      <text:p text:style-name="P1"><text:span text:style-name="T5">“</text:span><text:span text:style-name="T4">Well,</text:span><text:span text:style-name="T5"> </text:span><text:span text:style-name="T4">this</text:span><text:span text:style-name="T5"> </text:span><text:span text:style-name="T4">place</text:span><text:span text:style-name="T5"> </text:span><text:span text:style-name="T4">is</text:span><text:span text:style-name="T5"> </text:span><text:span text:style-name="T4">lively,</text:span><text:span text:style-name="T5"> </text:span><text:span text:style-name="T4">ain</text:span><text:span text:style-name="T5">’</text:span><text:span text:style-name="T4">t</text:span><text:span text:style-name="T5"> </text:span><text:span text:style-name="T4">it?</text:span><text:span text:style-name="T5"> </text:span><text:span text:style-name="T4">Feels</text:span><text:span text:style-name="T5"> </text:span><text:span text:style-name="T4">like</text:span><text:span text:style-name="T5"> </text:span><text:span text:style-name="T4">a</text:span><text:span text:style-name="T5"> </text:span><text:span text:style-name="T4">band</text:span><text:span text:style-name="T5"> </text:span><text:span text:style-name="T4">of</text:span><text:span text:style-name="T5"> </text:span><text:span text:style-name="T4">roaming</text:span><text:span text:style-name="T5"> </text:span><text:span text:style-name="T4">Dwarves</text:span><text:span text:style-name="T5"> </text:span><text:span text:style-name="T4">would</text:span><text:span text:style-name="T5"> </text:span><text:span text:style-name="T4">love</text:span><text:span text:style-name="T5"> </text:span><text:span text:style-name="T4">to</text:span><text:span text:style-name="T5"> </text:span><text:span text:style-name="T4">roll</text:span><text:span text:style-name="T5"> </text:span><text:span text:style-name="T4">by.</text:span><text:span text:style-name="T5"> </text:span><text:span text:style-name="T4">Hell,</text:span><text:span text:style-name="T5"> </text:span><text:span text:style-name="T4">it</text:span><text:span text:style-name="T5">’</text:span><text:span text:style-name="T4">s</text:span><text:span text:style-name="T5"> </text:span><text:span text:style-name="T4">not</text:span><text:span text:style-name="T5"> </text:span><text:span text:style-name="T4">like</text:span><text:span text:style-name="T5"> </text:span><text:span text:style-name="T4">they</text:span><text:span text:style-name="T5">’</text:span><text:span text:style-name="T4">re</text:span><text:span text:style-name="T5"> </text:span><text:span text:style-name="T4">set</text:span><text:span text:style-name="T5"> </text:span><text:span text:style-name="T4">in</text:span><text:span text:style-name="T5"> </text:span><text:span text:style-name="T4">stone</text:span><text:span text:style-name="T5"> </text:span><text:span text:style-name="T4">or</text:span><text:span text:style-name="T5"> </text:span><text:span text:style-name="T4">anything,</text:span><text:span text:style-name="T5">” </text:span><text:span text:style-name="T4">he</text:span><text:span text:style-name="T5"> </text:span><text:span text:style-name="T4">said,</text:span><text:span text:style-name="T5"> </text:span><text:span text:style-name="T4">grinning</text:span><text:span text:style-name="T5"> </text:span><text:span text:style-name="T4">widely</text:span><text:span text:style-name="T5"> </text:span><text:span text:style-name="T4">and</text:span><text:span text:style-name="T5"> </text:span><text:span text:style-name="T4">posing</text:span><text:span text:style-name="T5"> </text:span><text:span text:style-name="T4">to</text:span><text:span text:style-name="T5"> </text:span><text:span text:style-name="T4">the</text:span><text:span text:style-name="T5"> </text:span><text:span text:style-name="T4">crowd</text:span><text:span text:style-name="T5"> </text:span><text:span text:style-name="T4">which</text:span><text:span text:style-name="T5"> </text:span><text:span text:style-name="T4">hardly</text:span><text:span text:style-name="T5"> </text:span><text:span text:style-name="T4">noticed</text:span><text:span text:style-name="T5"> </text:span><text:span text:style-name="T4">anyone</text:span><text:span text:style-name="T5"> </text:span><text:span text:style-name="T4">was</text:span><text:span text:style-name="T5"> </text:span><text:span text:style-name="T4">talking</text:span><text:span text:style-name="T5"> </text:span><text:span text:style-name="T4">on</text:span><text:span text:style-name="T5"> </text:span><text:span text:style-name="T4">stage.</text:span><text:span text:style-name="T5"> </text:span><text:span text:style-name="T4">The</text:span><text:span text:style-name="T5"> </text:span><text:span text:style-name="T4">performer</text:span><text:span text:style-name="T5"> </text:span><text:span text:style-name="T4">was</text:span><text:span text:style-name="T5"> </text:span><text:span text:style-name="T4">facing</text:span><text:span text:style-name="T5"> </text:span><text:span text:style-name="T4">a</text:span><text:span text:style-name="T5"> </text:span><text:span text:style-name="T4">tough</text:span><text:span text:style-name="T5"> </text:span><text:span text:style-name="T4">crowd.</text:span><text:span text:style-name="T5"> </text:span><text:span text:style-name="T4">He</text:span><text:span text:style-name="T5"> </text:span><text:span text:style-name="T4">turned</text:span><text:span text:style-name="T5"> </text:span><text:span text:style-name="T4">to</text:span><text:span text:style-name="T5"> </text:span><text:span text:style-name="T4">the</text:span><text:span text:style-name="T5"> </text:span><text:span text:style-name="T4">band</text:span><text:span text:style-name="T5"> </text:span><text:span text:style-name="T4">of</text:span><text:span text:style-name="T5"> </text:span><text:span text:style-name="T4">musicians</text:span><text:span text:style-name="T5"> </text:span><text:span text:style-name="T4">and</text:span><text:span text:style-name="T5"> </text:span><text:span text:style-name="T4">said</text:span><text:span text:style-name="T5"> </text:span><text:span text:style-name="T4">in</text:span><text:span text:style-name="T5"> </text:span><text:span text:style-name="T4">voice</text:span><text:span text:style-name="T5"> </text:span><text:span text:style-name="T4">right</text:span><text:span text:style-name="T5"> </text:span><text:span text:style-name="T4">above</text:span><text:span text:style-name="T5"> </text:span><text:span text:style-name="T4">a</text:span><text:span text:style-name="T5"> </text:span><text:span text:style-name="T4">whisper:</text:span></text:p>
      <text:p text:style-name="P1"><text:span text:style-name="T5">“</text:span><text:span text:style-name="T4">Guys..</text:span><text:span text:style-name="T5"> </text:span><text:span text:style-name="T4">That</text:span><text:span text:style-name="T5"> </text:span><text:span text:style-name="T4">was</text:span><text:span text:style-name="T5"> </text:span><text:span text:style-name="T4">a</text:span><text:span text:style-name="T5"> </text:span><text:span text:style-name="T4">joke.</text:span><text:span text:style-name="T5">”</text:span></text:p>
      <text:p text:style-name="P2">The<text:span text:style-name="T1"> </text:span>percussionist<text:span text:style-name="T1"> </text:span>realised<text:span text:style-name="T1"> </text:span>that<text:span text:style-name="T1"> </text:span>was<text:span text:style-name="T1"> </text:span>meant<text:span text:style-name="T1"> </text:span>for<text:span text:style-name="T1"> </text:span>him,<text:span text:style-name="T1"> </text:span>nodded,<text:span text:style-name="T1"> </text:span>and<text:span text:style-name="T1"> </text:span>promptly<text:span text:style-name="T1"> </text:span>made<text:span text:style-name="T1"> </text:span>a<text:span text:style-name="T1"> </text:span>half-hearted<text:span text:style-name="T1"> </text:span>drum<text:span text:style-name="T1"> </text:span>roll,<text:span text:style-name="T1"> </text:span>followed<text:span text:style-name="T1"> </text:span>by<text:span text:style-name="T1"> </text:span>hitting<text:span text:style-name="T1"> </text:span>a<text:span text:style-name="T1"> </text:span>small<text:span text:style-name="T1"> </text:span>cowbell.<text:span text:style-name="T1"> </text:span>The<text:span text:style-name="T1"> </text:span>sound<text:span text:style-name="T1"> </text:span>was<text:span text:style-name="T1"> </text:span>not<text:span text:style-name="T1"> </text:span>unlike<text:span text:style-name="T1"> </text:span>a<text:span text:style-name="T1"> </text:span>couple<text:span text:style-name="T1"> </text:span>of<text:span text:style-name="T1"> </text:span>coconuts<text:span text:style-name="T1"> </text:span>banging<text:span text:style-name="T1"> </text:span>together.</text:p>
      <text:p text:style-name="P1"><text:soft-page-break/><text:span text:style-name="T5">“</text:span><text:span text:style-name="T4">Thank</text:span><text:span text:style-name="T5"> </text:span><text:span text:style-name="T4">you!</text:span><text:span text:style-name="T5">” </text:span><text:span text:style-name="T4">said</text:span><text:span text:style-name="T5"> </text:span><text:span text:style-name="T4">the</text:span><text:span text:style-name="T5"> </text:span><text:span text:style-name="T4">performer</text:span><text:span text:style-name="T5"> </text:span><text:span text:style-name="T4">on</text:span><text:span text:style-name="T5"> </text:span><text:span text:style-name="T4">stage,</text:span><text:span text:style-name="T5"> </text:span><text:span text:style-name="T4">clapping</text:span><text:span text:style-name="T5"> </text:span><text:span text:style-name="T4">his</text:span><text:span text:style-name="T5"> </text:span><text:span text:style-name="T4">hands</text:span><text:span text:style-name="T5"> </text:span><text:span text:style-name="T4">in</text:span><text:span text:style-name="T5"> </text:span><text:span text:style-name="T4">solitude.</text:span></text:p>
      <text:p text:style-name="P2">Parcifal,<text:span text:style-name="T1"> </text:span>equally<text:span text:style-name="T1"> </text:span>oblivious<text:span text:style-name="T1"> </text:span>to<text:span text:style-name="T1"> </text:span>what<text:span text:style-name="T1"> </text:span>sounded<text:span text:style-name="T1"> </text:span>like<text:span text:style-name="T1"> </text:span>a<text:span text:style-name="T1"> </text:span>bad<text:span text:style-name="T1"> </text:span>comedian<text:span text:style-name="T1"> </text:span>noticed<text:span text:style-name="T1"> </text:span>something<text:span text:style-name="T1"> </text:span>else.<text:span text:style-name="T1"> </text:span>She<text:span text:style-name="T1"> </text:span>told<text:span text:style-name="T1"> </text:span>Lernea:</text:p>
      <text:p text:style-name="P1"><text:span text:style-name="T5">“</text:span><text:span text:style-name="T4">Windows</text:span><text:span text:style-name="T5"> </text:span><text:span text:style-name="T4">just</text:span><text:span text:style-name="T5"> </text:span><text:span text:style-name="T4">on</text:span><text:span text:style-name="T5"> </text:span><text:span text:style-name="T4">the</text:span><text:span text:style-name="T5"> </text:span><text:span text:style-name="T4">front.</text:span><text:span text:style-name="T5"> </text:span><text:span text:style-name="T4">That</text:span><text:span text:style-name="T5"> </text:span><text:span text:style-name="T4">door</text:span><text:span text:style-name="T5"> </text:span><text:span text:style-name="T4">behind</text:span><text:span text:style-name="T5"> </text:span><text:span text:style-name="T4">the</text:span><text:span text:style-name="T5"> </text:span><text:span text:style-name="T4">barkeep,</text:span><text:span text:style-name="T5"> </text:span><text:span text:style-name="T4">that</text:span><text:span text:style-name="T5">’</text:span><text:span text:style-name="T4">s</text:span><text:span text:style-name="T5"> </text:span><text:span text:style-name="T4">locked</text:span><text:span text:style-name="T5"> </text:span><text:span text:style-name="T4">and</text:span><text:span text:style-name="T5"> </text:span><text:span text:style-name="T4">barred.</text:span><text:span text:style-name="T5"> </text:span><text:span text:style-name="T4">He</text:span><text:span text:style-name="T5">’</text:span><text:span text:style-name="T4">s</text:span><text:span text:style-name="T5"> </text:span><text:span text:style-name="T4">got</text:span><text:span text:style-name="T5"> </text:span><text:span text:style-name="T4">to</text:span><text:span text:style-name="T5"> </text:span><text:span text:style-name="T4">be</text:span><text:span text:style-name="T5"> </text:span><text:span text:style-name="T4">somewhere</text:span><text:span text:style-name="T5"> </text:span><text:span text:style-name="T4">in</text:span><text:span text:style-name="T5"> </text:span><text:span text:style-name="T4">here.</text:span><text:span text:style-name="T5"> </text:span><text:span text:style-name="T4">He</text:span><text:span text:style-name="T5">’</text:span><text:span text:style-name="T4">s</text:span><text:span text:style-name="T5"> </text:span><text:span text:style-name="T4">trapped!</text:span><text:span text:style-name="T5">”</text:span></text:p>
      <text:p text:style-name="P1"><text:span text:style-name="T5">“</text:span><text:span text:style-name="T4">And</text:span><text:span text:style-name="T5"> </text:span><text:span text:style-name="T4">us</text:span><text:span text:style-name="T5"> </text:span><text:span text:style-name="T4">along</text:span><text:span text:style-name="T5"> </text:span><text:span text:style-name="T4">with</text:span><text:span text:style-name="T5"> </text:span><text:span text:style-name="T4">him.</text:span><text:span text:style-name="T5"> </text:span><text:span text:style-name="T4">God,</text:span><text:span text:style-name="T5"> </text:span><text:span text:style-name="T4">is</text:span><text:span text:style-name="T5"> </text:span><text:span text:style-name="T4">that</text:span><text:span text:style-name="T5"> </text:span><text:span text:style-name="T4">man</text:span><text:span text:style-name="T5"> </text:span><text:span text:style-name="T4">heaving</text:span><text:span text:style-name="T5"> </text:span><text:span text:style-name="T4">his</text:span><text:span text:style-name="T5"> </text:span><text:span text:style-name="T4">insides?</text:span><text:span text:style-name="T5">” </text:span><text:span text:style-name="T4">asked</text:span><text:span text:style-name="T5"> </text:span><text:span text:style-name="T4">Lernea</text:span><text:span text:style-name="T5"> </text:span><text:span text:style-name="T4">with</text:span><text:span text:style-name="T5"> </text:span><text:span text:style-name="T4">a</text:span><text:span text:style-name="T5"> </text:span><text:span text:style-name="T4">tremor</text:span><text:span text:style-name="T5"> </text:span><text:span text:style-name="T4">of</text:span><text:span text:style-name="T5"> </text:span><text:span text:style-name="T4">disgust</text:span><text:span text:style-name="T5"> </text:span><text:span text:style-name="T4">in</text:span><text:span text:style-name="T5"> </text:span><text:span text:style-name="T4">her</text:span><text:span text:style-name="T5"> </text:span><text:span text:style-name="T4">voice.</text:span></text:p>
      <text:p text:style-name="P1"><text:span text:style-name="T5">“</text:span><text:span text:style-name="T4">Someone</text:span><text:span text:style-name="T5"> </text:span><text:span text:style-name="T4">will</text:span><text:span text:style-name="T5"> </text:span><text:span text:style-name="T4">mop</text:span><text:span text:style-name="T5"> </text:span><text:span text:style-name="T4">it</text:span><text:span text:style-name="T5"> </text:span><text:span text:style-name="T4">up</text:span><text:span text:style-name="T5"> </text:span><text:span text:style-name="T4">later,</text:span><text:span text:style-name="T5"> </text:span><text:span text:style-name="T4">I</text:span><text:span text:style-name="T5">’</text:span><text:span text:style-name="T4">m</text:span><text:span text:style-name="T5"> </text:span><text:span text:style-name="T4">sure.</text:span><text:span text:style-name="T5"> </text:span><text:span text:style-name="T4">Just</text:span><text:span text:style-name="T5"> </text:span><text:span text:style-name="T4">stay</text:span><text:span text:style-name="T5"> </text:span><text:span text:style-name="T4">right</text:span><text:span text:style-name="T5"> </text:span><text:span text:style-name="T4">here</text:span><text:span text:style-name="T5"> </text:span><text:span text:style-name="T4">at</text:span><text:span text:style-name="T5"> </text:span><text:span text:style-name="T4">the</text:span><text:span text:style-name="T5"> </text:span><text:span text:style-name="T4">door.</text:span><text:span text:style-name="T5"> </text:span><text:span text:style-name="T4">I</text:span><text:span text:style-name="T5">’</text:span><text:span text:style-name="T4">ll</text:span><text:span text:style-name="T5"> </text:span><text:span text:style-name="T4">flush</text:span><text:span text:style-name="T5"> </text:span><text:span text:style-name="T4">him</text:span><text:span text:style-name="T5"> </text:span><text:span text:style-name="T4">out.</text:span><text:span text:style-name="T5">”</text:span></text:p>
      <text:p text:style-name="P2">Lernea<text:span text:style-name="T1"> </text:span>let<text:span text:style-name="T1"> </text:span>out<text:span text:style-name="T1"> </text:span>a<text:span text:style-name="T1"> </text:span>little<text:span text:style-name="T1"> </text:span>laugh,<text:span text:style-name="T1"> </text:span>more<text:span text:style-name="T1"> </text:span>aptly<text:span text:style-name="T1"> </text:span>a<text:span text:style-name="T1"> </text:span>snigger,<text:span text:style-name="T1"> </text:span>and<text:span text:style-name="T1"> </text:span>put<text:span text:style-name="T1"> </text:span>a<text:span text:style-name="T1"> </text:span>hand<text:span text:style-name="T1"> </text:span>to<text:span text:style-name="T1"> </text:span>her<text:span text:style-name="T1"> </text:span>mouth.<text:span text:style-name="T1"> </text:span>Parcifal<text:span text:style-name="T1"> </text:span>eyed<text:span text:style-name="T1"> </text:span>her<text:span text:style-name="T1"> </text:span>in<text:span text:style-name="T1"> </text:span>puzzlement,<text:span text:style-name="T1"> </text:span>her<text:span text:style-name="T1"> </text:span>brow<text:span text:style-name="T1"> </text:span>furrowed.<text:span text:style-name="T1"> </text:span>Lernea<text:span text:style-name="T1"> </text:span>replied<text:span text:style-name="T1"> </text:span>with<text:span text:style-name="T1"> </text:span>a<text:span text:style-name="T1"> </text:span>giggly<text:span text:style-name="T1"> </text:span>voice:</text:p>
      <text:p text:style-name="P1"><text:span text:style-name="T5">“</text:span><text:span text:style-name="T4">That</text:span><text:span text:style-name="T5"> </text:span><text:span text:style-name="T4">sounded</text:span><text:span text:style-name="T5"> </text:span><text:span text:style-name="T4">like</text:span><text:span text:style-name="T5"> </text:span><text:span text:style-name="T4">a,</text:span><text:span text:style-name="T5"> </text:span><text:span text:style-name="T4">uhm..</text:span><text:span text:style-name="T5"> </text:span><text:span text:style-name="T4">A</text:span><text:span text:style-name="T5"> </text:span><text:span text:style-name="T4">poop</text:span><text:span text:style-name="T5"> </text:span><text:span text:style-name="T4">joke.</text:span><text:span text:style-name="T5"> ‘</text:span><text:span text:style-name="T4">Flush</text:span><text:span text:style-name="T5">’ </text:span><text:span text:style-name="T4">him</text:span><text:span text:style-name="T5"> </text:span><text:span text:style-name="T4">out</text:span><text:span text:style-name="T5"> </text:span><text:span text:style-name="T4">like</text:span><text:span text:style-name="T5"> </text:span><text:span text:style-name="T4">the</text:span><text:span text:style-name="T5"> </text:span><text:span text:style-name="T4">little,</text:span><text:span text:style-name="T5"> </text:span><text:span text:style-name="T4">uhm,</text:span><text:span text:style-name="T5"> </text:span><text:span text:style-name="T4">shit</text:span><text:span text:style-name="T5"> </text:span><text:span text:style-name="T4">he</text:span><text:span text:style-name="T5"> </text:span><text:span text:style-name="T4">is!</text:span><text:span text:style-name="T5"> </text:span><text:span text:style-name="T4">Oh,</text:span><text:span text:style-name="T5"> </text:span><text:span text:style-name="T4">my!</text:span><text:span text:style-name="T5">”</text:span></text:p>
      <text:p text:style-name="P2">Parcifal<text:span text:style-name="T1"> </text:span>closed<text:span text:style-name="T1"> </text:span>her<text:span text:style-name="T1"> </text:span>eyes,<text:span text:style-name="T1"> </text:span>said<text:span text:style-name="T1"> </text:span>nothing<text:span text:style-name="T1"> </text:span>and<text:span text:style-name="T1"> </text:span>sighed.<text:span text:style-name="T1"> </text:span>Then<text:span text:style-name="T1"> </text:span>she<text:span text:style-name="T1"> </text:span>slowly<text:span text:style-name="T1"> </text:span>started<text:span text:style-name="T1"> </text:span>wading<text:span text:style-name="T1"> </text:span>through<text:span text:style-name="T1"> </text:span>the<text:span text:style-name="T1"> </text:span>tables,<text:span text:style-name="T1"> </text:span>filled<text:span text:style-name="T1"> </text:span>with<text:span text:style-name="T1"> </text:span>passed-out<text:span text:style-name="T1"> </text:span>customers.<text:span text:style-name="T1"> </text:span>The<text:span text:style-name="T1"> </text:span>comedian<text:span text:style-name="T1"> </text:span>was<text:span text:style-name="T1"> </text:span>having<text:span text:style-name="T1"> </text:span>a<text:span text:style-name="T1"> </text:span>go<text:span text:style-name="T1"> </text:span>at<text:span text:style-name="T1"> </text:span>another<text:span text:style-name="T1"> </text:span>joke,<text:span text:style-name="T1"> </text:span>while<text:span text:style-name="T1"> </text:span>the<text:span text:style-name="T1"> </text:span>crowd<text:span text:style-name="T1"> </text:span>had<text:span text:style-name="T1"> </text:span>mysteriously<text:span text:style-name="T1"> </text:span>quietened<text:span text:style-name="T1"> </text:span>down.<text:span text:style-name="T1"> </text:span>Lots<text:span text:style-name="T1"> </text:span>of<text:span text:style-name="T1"> </text:span>sets<text:span text:style-name="T1"> </text:span>of<text:span text:style-name="T1"> </text:span>eyes<text:span text:style-name="T1"> </text:span>were<text:span text:style-name="T1"> </text:span>now<text:span text:style-name="T1"> </text:span>following<text:span text:style-name="T1"> </text:span>Parcifal<text:span text:style-name="T1">’</text:span>s<text:span text:style-name="T1"> </text:span>slender<text:span text:style-name="T1"> </text:span>form<text:span text:style-name="T1"> </text:span>as<text:span text:style-name="T1"> </text:span>she<text:span text:style-name="T1"> </text:span>moved<text:span text:style-name="T1"> </text:span>about<text:span text:style-name="T1"> </text:span>the<text:span text:style-name="T1"> </text:span>tavern.</text:p>
      <text:p text:style-name="P1"><text:span text:style-name="T5">“</text:span><text:span text:style-name="T4">Dwarves,</text:span><text:span text:style-name="T5"> </text:span><text:span text:style-name="T4">eh?</text:span><text:span text:style-name="T5"> </text:span><text:span text:style-name="T4">What</text:span><text:span text:style-name="T5"> </text:span><text:span text:style-name="T4">a</text:span><text:span text:style-name="T5"> </text:span><text:span text:style-name="T4">race,</text:span><text:span text:style-name="T5">” </text:span><text:span text:style-name="T4">he</text:span><text:span text:style-name="T5"> </text:span><text:span text:style-name="T4">said</text:span><text:span text:style-name="T5"> </text:span><text:span text:style-name="T4">and</text:span><text:span text:style-name="T5"> </text:span><text:span text:style-name="T4">pretended</text:span><text:span text:style-name="T5"> </text:span><text:span text:style-name="T4">to</text:span><text:span text:style-name="T5"> </text:span><text:span text:style-name="T4">run</text:span><text:span text:style-name="T5"> </text:span><text:span text:style-name="T4">for</text:span><text:span text:style-name="T5"> </text:span><text:span text:style-name="T4">a</text:span><text:span text:style-name="T5"> </text:span><text:span text:style-name="T4">moment.</text:span><text:span text:style-name="T5"> “</text:span><text:span text:style-name="T4">I</text:span><text:span text:style-name="T5"> </text:span><text:span text:style-name="T4">remember</text:span><text:span text:style-name="T5"> </text:span><text:span text:style-name="T4">one</text:span><text:span text:style-name="T5"> </text:span><text:span text:style-name="T4">night,</text:span><text:span text:style-name="T5"> </text:span><text:span text:style-name="T4">a</text:span><text:span text:style-name="T5"> </text:span><text:span text:style-name="T4">group</text:span><text:span text:style-name="T5"> </text:span><text:span text:style-name="T4">of</text:span><text:span text:style-name="T5"> </text:span><text:span text:style-name="T4">them</text:span><text:span text:style-name="T5"> </text:span><text:span text:style-name="T4">fellows</text:span><text:span text:style-name="T5"> </text:span><text:span text:style-name="T4">walks</text:span><text:span text:style-name="T5"> </text:span><text:span text:style-name="T4">in</text:span><text:span text:style-name="T5"> </text:span><text:span text:style-name="T4">this</text:span><text:span text:style-name="T5"> </text:span><text:span text:style-name="T4">very</text:span><text:span text:style-name="T5"> </text:span><text:span text:style-name="T4">same</text:span><text:span text:style-name="T5"> </text:span><text:span text:style-name="T4">place.</text:span><text:span text:style-name="T5"> </text:span><text:span text:style-name="T4">He</text:span><text:span text:style-name="T5"> </text:span><text:span text:style-name="T4">nods</text:span><text:span text:style-name="T5"> </text:span><text:span text:style-name="T4">at</text:span><text:span text:style-name="T5"> </text:span><text:span text:style-name="T4">the</text:span><text:span text:style-name="T5"> </text:span><text:span text:style-name="T4">bar</text:span><text:span text:style-name="T5"> </text:span><text:span text:style-name="T4">and</text:span><text:span text:style-name="T5"> </text:span><text:span text:style-name="T4">shouts,</text:span><text:span text:style-name="T5"> ‘</text:span><text:span text:style-name="T4">Barkeep!</text:span><text:span text:style-name="T5"> </text:span><text:span text:style-name="T4">Seven</text:span><text:span text:style-name="T5"> </text:span><text:span text:style-name="T4">short</text:span><text:span text:style-name="T5"> </text:span><text:span text:style-name="T4">ones</text:span><text:span text:style-name="T5">’</text:span><text:span text:style-name="T4">,</text:span><text:span text:style-name="T5"> </text:span><text:span text:style-name="T4">to</text:span><text:span text:style-name="T5"> </text:span><text:span text:style-name="T4">which</text:span><text:span text:style-name="T5"> </text:span><text:span text:style-name="T4">the</text:span><text:span text:style-name="T5"> </text:span><text:span text:style-name="T4">barkeep</text:span><text:span text:style-name="T5"> </text:span><text:span text:style-name="T4">replies,</text:span><text:span text:style-name="T5"> ‘</text:span><text:span text:style-name="T4">I</text:span><text:span text:style-name="T5"> </text:span><text:span text:style-name="T4">can</text:span><text:span text:style-name="T5"> </text:span><text:span text:style-name="T4">see</text:span><text:span text:style-name="T5"> </text:span><text:span text:style-name="T4">that,</text:span><text:span text:style-name="T5"> </text:span><text:span text:style-name="T4">but</text:span><text:span text:style-name="T5"> </text:span><text:span text:style-name="T4">what</text:span><text:span text:style-name="T5"> </text:span><text:span text:style-name="T4">can</text:span><text:span text:style-name="T5"> </text:span><text:span text:style-name="T4">I</text:span><text:span text:style-name="T5"> </text:span><text:span text:style-name="T4">get</text:span><text:span text:style-name="T5"> </text:span><text:span text:style-name="T4">you?</text:span><text:span text:style-name="T5">’”</text:span></text:p>
      <text:p text:style-name="P2">The<text:span text:style-name="T1"> </text:span>drum<text:span text:style-name="T1"> </text:span>roll<text:span text:style-name="T1"> </text:span>came<text:span text:style-name="T1"> </text:span>on<text:span text:style-name="T1"> </text:span>cue,<text:span text:style-name="T1"> </text:span>but<text:span text:style-name="T1"> </text:span>the<text:span text:style-name="T1"> </text:span>laughter<text:span text:style-name="T1"> </text:span>he<text:span text:style-name="T1"> </text:span>was<text:span text:style-name="T1"> </text:span>expecting<text:span text:style-name="T1"> </text:span>was<text:span text:style-name="T1"> </text:span>delayed<text:span text:style-name="T1"> </text:span>until<text:span text:style-name="T1"> </text:span>a<text:span text:style-name="T1"> </text:span>man<text:span text:style-name="T1"> </text:span>who<text:span text:style-name="T1"> </text:span>had<text:span text:style-name="T1"> </text:span>been<text:span text:style-name="T1"> </text:span>standing<text:span text:style-name="T1"> </text:span>on<text:span text:style-name="T1"> </text:span>all<text:span text:style-name="T1"> </text:span>fours<text:span text:style-name="T1"> </text:span>yelled,<text:span text:style-name="T1"> “</text:span>Barkeep!<text:span text:style-name="T1"> </text:span>Ha<text:span text:style-name="T1"> </text:span>ha<text:span text:style-name="T1"> </text:span>ha!<text:span text:style-name="T1"> </text:span>I<text:span text:style-name="T1"> </text:span>gets<text:span text:style-name="T1"> </text:span>it!<text:span text:style-name="T1"> </text:span>Bar-keep!<text:span text:style-name="T1">”</text:span></text:p>
      <text:p text:style-name="P2">Spontaneously,<text:span text:style-name="T1"> </text:span>half<text:span text:style-name="T1"> </text:span>the<text:span text:style-name="T1"> </text:span>tavern<text:span text:style-name="T1"> </text:span>erupted<text:span text:style-name="T1"> </text:span>in<text:span text:style-name="T1"> </text:span>fits<text:span text:style-name="T1"> </text:span>of<text:span text:style-name="T1"> </text:span>laughter,<text:span text:style-name="T1"> </text:span>while<text:span text:style-name="T1"> </text:span>the<text:span text:style-name="T1"> </text:span>other<text:span text:style-name="T1"> </text:span>half<text:span text:style-name="T1"> </text:span>lay<text:span text:style-name="T1"> </text:span>motionless<text:span text:style-name="T1"> </text:span>except<text:span text:style-name="T1"> </text:span>for<text:span text:style-name="T1"> </text:span>their<text:span text:style-name="T1"> </text:span>eyes,<text:span text:style-name="T1"> </text:span>magnetized<text:span text:style-name="T1"> </text:span>by<text:span text:style-name="T1"> </text:span>Parcifal<text:span text:style-name="T1">’</text:span>s<text:span text:style-name="T1"> </text:span>presence.<text:span text:style-name="T1"> </text:span>Even<text:span text:style-name="T1"> </text:span>if<text:span text:style-name="T1"> </text:span>staring<text:span text:style-name="T1"> </text:span>at<text:span text:style-name="T1"> </text:span>her<text:span text:style-name="T1"> </text:span>meant<text:span text:style-name="T1"> </text:span>her<text:span text:style-name="T1"> </text:span>staring<text:span text:style-name="T1"> </text:span>back<text:span text:style-name="T1"> </text:span>at<text:span text:style-name="T1"> </text:span>them<text:span text:style-name="T1"> </text:span>with<text:span text:style-name="T1"> </text:span>a<text:span text:style-name="T1"> </text:span>look<text:span text:style-name="T1"> </text:span>that<text:span text:style-name="T1"> </text:span>could<text:span text:style-name="T1"> </text:span>shrivel<text:span text:style-name="T1"> </text:span>their<text:span text:style-name="T1"> </text:span>scrotum<text:span text:style-name="T1"> </text:span>and<text:span text:style-name="T1"> </text:span>turn<text:span text:style-name="T1"> </text:span>their<text:span text:style-name="T1"> </text:span>eyes<text:span text:style-name="T1"> </text:span>into<text:span text:style-name="T1"> </text:span>tiny<text:span text:style-name="T1"> </text:span>glass<text:span text:style-name="T1"> </text:span>beads.<text:span text:style-name="T1"> </text:span>The<text:span text:style-name="T1"> </text:span>comedian<text:span text:style-name="T1"> </text:span>went<text:span text:style-name="T1"> </text:span>on:</text:p>
      <text:p text:style-name="P1"><text:span text:style-name="T5">“</text:span><text:span text:style-name="T4">Lovely</text:span><text:span text:style-name="T5"> </text:span><text:span text:style-name="T4">crowd</text:span><text:span text:style-name="T5"> </text:span><text:span text:style-name="T4">here</text:span><text:span text:style-name="T5"> </text:span><text:span text:style-name="T4">tonight,</text:span><text:span text:style-name="T5"> </text:span><text:span text:style-name="T4">lovely</text:span><text:span text:style-name="T5"> </text:span><text:span text:style-name="T4">crowd.</text:span><text:span text:style-name="T5"> </text:span><text:span text:style-name="T4">Say,</text:span><text:span text:style-name="T5"> </text:span><text:span text:style-name="T4">I</text:span><text:span text:style-name="T5"> </text:span><text:span text:style-name="T4">can</text:span><text:span text:style-name="T5"> </text:span><text:span text:style-name="T4">see</text:span><text:span text:style-name="T5"> </text:span><text:span text:style-name="T4">lots</text:span><text:span text:style-name="T5"> </text:span><text:span text:style-name="T4">of</text:span><text:span text:style-name="T5"> </text:span><text:span text:style-name="T4">sailors,</text:span><text:span text:style-name="T5"> </text:span><text:span text:style-name="T4">again.</text:span><text:span text:style-name="T5"> </text:span><text:span text:style-name="T4">Nice</text:span><text:span text:style-name="T5"> </text:span><text:span text:style-name="T4">to</text:span><text:span text:style-name="T5"> </text:span><text:span text:style-name="T4">have</text:span><text:span text:style-name="T5"> </text:span><text:span text:style-name="T4">you</text:span><text:span text:style-name="T5"> </text:span><text:span text:style-name="T4">ashore.</text:span><text:span text:style-name="T5"> </text:span><text:span text:style-name="T4">Mostly</text:span><text:span text:style-name="T5"> </text:span><text:span text:style-name="T4">humans,</text:span><text:span text:style-name="T5"> </text:span><text:span text:style-name="T4">but</text:span><text:span text:style-name="T5"> </text:span><text:span text:style-name="T4">hey,</text:span><text:span text:style-name="T5"> </text:span><text:span text:style-name="T4">everyone</text:span><text:span text:style-name="T5"> </text:span><text:span text:style-name="T4">can</text:span><text:span text:style-name="T5"> </text:span><text:span text:style-name="T4">smell</text:span><text:span text:style-name="T5"> </text:span><text:span text:style-name="T4">dwarves</text:span><text:span text:style-name="T5"> </text:span><text:span text:style-name="T4">have</text:span><text:span text:style-name="T5"> </text:span><text:span text:style-name="T4">this</text:span><text:span text:style-name="T5"> </text:span><text:span text:style-name="T4">aversion</text:span><text:span text:style-name="T5"> </text:span><text:span text:style-name="T4">to</text:span><text:span text:style-name="T5"> </text:span><text:span text:style-name="T4">water.</text:span><text:span text:style-name="T5">”</text:span></text:p>
      <text:p text:style-name="P2">There<text:span text:style-name="T1"> </text:span>was<text:span text:style-name="T1"> </text:span>no<text:span text:style-name="T1"> </text:span>drum<text:span text:style-name="T1"> </text:span>roll.<text:span text:style-name="T1"> </text:span>The<text:span text:style-name="T1"> </text:span>man<text:span text:style-name="T1"> </text:span>on<text:span text:style-name="T1"> </text:span>stage<text:span text:style-name="T1"> </text:span>eyed<text:span text:style-name="T1"> </text:span>the<text:span text:style-name="T1"> </text:span>band<text:span text:style-name="T1"> </text:span>and<text:span text:style-name="T1"> </text:span>waved<text:span text:style-name="T1"> </text:span>his<text:span text:style-name="T1"> </text:span>hands.<text:span text:style-name="T1"> </text:span>Then<text:span text:style-name="T1"> </text:span>came<text:span text:style-name="T1"> </text:span>a<text:span text:style-name="T1"> </text:span>drum<text:span text:style-name="T1"> </text:span>roll<text:span text:style-name="T1"> </text:span>and<text:span text:style-name="T1"> </text:span>the<text:span text:style-name="T1"> </text:span>signature<text:span text:style-name="T1"> </text:span>cowbell.<text:span text:style-name="T1"> </text:span>The<text:span text:style-name="T1"> </text:span>crowd<text:span text:style-name="T1"> </text:span>though<text:span text:style-name="T1"> </text:span>wasn<text:span text:style-name="T1">’</text:span>t<text:span text:style-name="T1"> </text:span>paying<text:span text:style-name="T1"> </text:span>attention;<text:span text:style-name="T1"> </text:span>they<text:span text:style-name="T1"> </text:span>kept<text:span text:style-name="T1"> </text:span>drinking<text:span text:style-name="T1"> </text:span>and<text:span text:style-name="T1"> </text:span>singing<text:span text:style-name="T1"> </text:span>rowdy<text:span text:style-name="T1"> </text:span>songs,<text:span text:style-name="T1"> </text:span>mostly<text:span text:style-name="T1"> </text:span>containing<text:span text:style-name="T1"> </text:span>obscene<text:span text:style-name="T1"> </text:span>lyrics<text:span text:style-name="T1"> </text:span>about<text:span text:style-name="T1"> </text:span>unicorns<text:span text:style-name="T1"> </text:span>and<text:span text:style-name="T1"> </text:span>the<text:span text:style-name="T1"> </text:span>priest<text:span text:style-name="T1">’</text:span>s<text:span text:style-name="T1"> </text:span>daughter.<text:span text:style-name="T1"> </text:span>There<text:span text:style-name="T1"> </text:span>was<text:span text:style-name="T1"> </text:span>a<text:span text:style-name="T1"> </text:span>voice<text:span text:style-name="T1"> </text:span>of<text:span text:style-name="T1"> </text:span>dissent<text:span text:style-name="T1"> </text:span>though<text:span text:style-name="T1"> </text:span>that<text:span text:style-name="T1"> </text:span>rose<text:span text:style-name="T1"> </text:span>sharply<text:span text:style-name="T1"> </text:span>above<text:span text:style-name="T1"> </text:span>the<text:span text:style-name="T1"> </text:span>cacophony: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bloody</text:span><text:span text:style-name="T5"> </text:span><text:span text:style-name="T4">lie!</text:span><text:span text:style-name="T5">”</text:span></text:p>
      <text:p text:style-name="P2">It<text:span text:style-name="T1"> </text:span>was<text:span text:style-name="T1"> </text:span>the<text:span text:style-name="T1"> </text:span>thief,<text:span text:style-name="T1"> </text:span>all<text:span text:style-name="T1"> </text:span>flustered,<text:span text:style-name="T1"> </text:span>standing<text:span text:style-name="T1"> </text:span>up<text:span text:style-name="T1"> </text:span>on<text:span text:style-name="T1"> </text:span>his<text:span text:style-name="T1"> </text:span>toes<text:span text:style-name="T1"> </text:span>to<text:span text:style-name="T1"> </text:span>make<text:span text:style-name="T1"> </text:span><text:soft-page-break/>himself<text:span text:style-name="T1"> </text:span>heard.<text:span text:style-name="T1"> </text:span>Parcifal<text:span text:style-name="T1"> </text:span>turned<text:span text:style-name="T1"> </text:span>her<text:span text:style-name="T1"> </text:span>head<text:span text:style-name="T1"> </text:span>around<text:span text:style-name="T1"> </text:span>and<text:span text:style-name="T1"> </text:span>saw<text:span text:style-name="T1"> </text:span>him,<text:span text:style-name="T1"> </text:span>pointing<text:span text:style-name="T1"> </text:span>an<text:span text:style-name="T1"> </text:span>accusing<text:span text:style-name="T1"> </text:span>finger<text:span text:style-name="T1"> </text:span>at<text:span text:style-name="T1"> </text:span>the<text:span text:style-name="T1"> </text:span>man<text:span text:style-name="T1"> </text:span>on<text:span text:style-name="T1"> </text:span>stage.<text:span text:style-name="T1"> </text:span>She<text:span text:style-name="T1"> </text:span>drew<text:span text:style-name="T1"> </text:span>her<text:span text:style-name="T1"> </text:span>sword<text:span text:style-name="T1"> </text:span>and<text:span text:style-name="T1"> </text:span>shouted<text:span text:style-name="T1"> </text:span>above<text:span text:style-name="T1"> </text:span>the<text:span text:style-name="T1"> </text:span>din<text:span text:style-name="T1"> </text:span>of<text:span text:style-name="T1"> </text:span>the<text:span text:style-name="T1"> </text:span>crowd,<text:span text:style-name="T1"> </text:span>cradling<text:span text:style-name="T1"> </text:span>the<text:span text:style-name="T1"> </text:span>heavy<text:span text:style-name="T1"> </text:span>blade<text:span text:style-name="T1"> </text:span>threateningly<text:span text:style-name="T1"> </text:span>towards<text:span text:style-name="T1"> </text:span>the<text:span text:style-name="T1"> </text:span>thief:</text:p>
      <text:p text:style-name="P1"><text:span text:style-name="T5">“</text:span><text:span text:style-name="T4">By</text:span><text:span text:style-name="T5"> </text:span><text:span text:style-name="T4">Skarla</text:span><text:span text:style-name="T5"> </text:span><text:span text:style-name="T4">and</text:span><text:span text:style-name="T5"> </text:span><text:span text:style-name="T4">Encelados,</text:span><text:span text:style-name="T5"> </text:span><text:span text:style-name="T4">I</text:span><text:span text:style-name="T5">’</text:span><text:span text:style-name="T4">ll</text:span><text:span text:style-name="T5"> </text:span><text:span text:style-name="T4">have</text:span><text:span text:style-name="T5"> </text:span><text:span text:style-name="T4">my</text:span><text:span text:style-name="T5"> </text:span><text:span text:style-name="T4">money</text:span><text:span text:style-name="T5"> </text:span><text:span text:style-name="T4">back</text:span><text:span text:style-name="T5"> </text:span><text:span text:style-name="T4">or</text:span><text:span text:style-name="T5"> </text:span><text:span text:style-name="T4">I</text:span><text:span text:style-name="T5">’</text:span><text:span text:style-name="T4">ll</text:span><text:span text:style-name="T5"> </text:span><text:span text:style-name="T4">skewer</text:span><text:span text:style-name="T5"> </text:span><text:span text:style-name="T4">you</text:span><text:span text:style-name="T5"> </text:span><text:span text:style-name="T4">for</text:span><text:span text:style-name="T5"> </text:span><text:span text:style-name="T4">the</text:span><text:span text:style-name="T5"> </text:span><text:span text:style-name="T4">thieving</text:span><text:span text:style-name="T5"> </text:span><text:span text:style-name="T4">dwarf</text:span><text:span text:style-name="T5"> </text:span><text:span text:style-name="T4">you</text:span><text:span text:style-name="T5"> </text:span><text:span text:style-name="T4">are!</text:span><text:span text:style-name="T5">”</text:span></text:p>
      <text:p text:style-name="P2">Suddenly<text:span text:style-name="T1"> </text:span>the<text:span text:style-name="T1"> </text:span>crowd<text:span text:style-name="T1"> </text:span>stopped<text:span text:style-name="T1"> </text:span>everything<text:span text:style-name="T1"> </text:span>they<text:span text:style-name="T1"> </text:span>had<text:span text:style-name="T1"> </text:span>been<text:span text:style-name="T1"> </text:span>doing;<text:span text:style-name="T1"> </text:span>the<text:span text:style-name="T1"> </text:span>singing<text:span text:style-name="T1"> </text:span>ceased<text:span text:style-name="T1"> </text:span>to<text:span text:style-name="T1"> </text:span>be.<text:span text:style-name="T1"> </text:span>The<text:span text:style-name="T1"> </text:span>band<text:span text:style-name="T1"> </text:span>on<text:span text:style-name="T1"> </text:span>the<text:span text:style-name="T1"> </text:span>other<text:span text:style-name="T1"> </text:span>hand,<text:span text:style-name="T1"> </text:span>much<text:span text:style-name="T1"> </text:span>to<text:span text:style-name="T1"> </text:span>the<text:span text:style-name="T1"> </text:span>comedian<text:span text:style-name="T1">’</text:span>s<text:span text:style-name="T1"> </text:span>dismay,<text:span text:style-name="T1"> </text:span>started<text:span text:style-name="T1"> </text:span>to<text:span text:style-name="T1"> </text:span>play<text:span text:style-name="T1"> </text:span>a<text:span text:style-name="T1"> </text:span>suspenseful<text:span text:style-name="T1"> </text:span>tune.<text:span text:style-name="T1"> </text:span>The<text:span text:style-name="T1"> </text:span>sound<text:span text:style-name="T1"> </text:span>of<text:span text:style-name="T1"> </text:span>whistling<text:span text:style-name="T1"> </text:span>pipes<text:span text:style-name="T1"> </text:span>was<text:span text:style-name="T1"> </text:span>dominant.</text:p>
      <text:p text:style-name="P1"><text:span text:style-name="T5">“</text:span><text:span text:style-name="T4">Every</text:span><text:span text:style-name="T5"> </text:span><text:span text:style-name="T4">other</text:span><text:span text:style-name="T5"> </text:span><text:span text:style-name="T4">night,</text:span><text:span text:style-name="T5"> </text:span><text:span text:style-name="T4">no-one</text:span><text:span text:style-name="T5"> </text:span><text:span text:style-name="T4">reads</text:span><text:span text:style-name="T5"> </text:span><text:span text:style-name="T4">the</text:span><text:span text:style-name="T5"> </text:span><text:span text:style-name="T4">sign,</text:span><text:span text:style-name="T5">” </text:span><text:span text:style-name="T4">said</text:span><text:span text:style-name="T5"> </text:span><text:span text:style-name="T4">the</text:span><text:span text:style-name="T5"> </text:span><text:span text:style-name="T4">comedian</text:span><text:span text:style-name="T5"> </text:span><text:span text:style-name="T4">mostly</text:span><text:span text:style-name="T5"> </text:span><text:span text:style-name="T4">to</text:span><text:span text:style-name="T5"> </text:span><text:span text:style-name="T4">himself.</text:span><text:span text:style-name="T5"> </text:span><text:span text:style-name="T4">He</text:span><text:span text:style-name="T5"> </text:span><text:span text:style-name="T4">did</text:span><text:span text:style-name="T5"> </text:span><text:span text:style-name="T4">try</text:span><text:span text:style-name="T5"> </text:span><text:span text:style-name="T4">to</text:span><text:span text:style-name="T5"> </text:span><text:span text:style-name="T4">get</text:span><text:span text:style-name="T5"> </text:span><text:span text:style-name="T4">everyone</text:span><text:span text:style-name="T5">’</text:span><text:span text:style-name="T4">s</text:span><text:span text:style-name="T5"> </text:span><text:span text:style-name="T4">attention</text:span><text:span text:style-name="T5"> </text:span><text:span text:style-name="T4">though:</text:span></text:p>
      <text:p text:style-name="P1"><text:span text:style-name="T5">“</text:span><text:span text:style-name="T4">Excuse</text:span><text:span text:style-name="T5"> </text:span><text:span text:style-name="T4">me</text:span><text:span text:style-name="T5"> </text:span><text:span text:style-name="T4">now,</text:span><text:span text:style-name="T5"> </text:span><text:span text:style-name="T4">I</text:span><text:span text:style-name="T5">’</text:span><text:span text:style-name="T4">m</text:span><text:span text:style-name="T5"> </text:span><text:span text:style-name="T4">sure</text:span><text:span text:style-name="T5"> </text:span><text:span text:style-name="T4">there</text:span><text:span text:style-name="T5">’</text:span><text:span text:style-name="T4">s</text:span><text:span text:style-name="T5"> </text:span><text:span text:style-name="T4">been</text:span><text:span text:style-name="T5"> </text:span><text:span text:style-name="T4">some</text:span><text:span text:style-name="T5"> </text:span><text:span text:style-name="T4">kind</text:span><text:span text:style-name="T5"> </text:span><text:span text:style-name="T4">of</text:span><text:span text:style-name="T5"> </text:span><text:span text:style-name="T4">misunderstanding.</text:span><text:span text:style-name="T5"> </text:span><text:span text:style-name="T4">The</text:span><text:span text:style-name="T5"> </text:span><text:span text:style-name="T4">lady</text:span><text:span text:style-name="T5"> </text:span><text:span text:style-name="T4">here</text:span><text:span text:style-name="T5"> </text:span><text:span text:style-name="T4">is</text:span><text:span text:style-name="T5"> </text:span><text:span text:style-name="T4">certainly</text:span><text:span text:style-name="T5"> </text:span><text:span text:style-name="T4">new</text:span><text:span text:style-name="T5"> </text:span><text:span text:style-name="T4">around</text:span><text:span text:style-name="T5"> </text:span><text:span text:style-name="T4">these</text:span><text:span text:style-name="T5"> </text:span><text:span text:style-name="T4">parts.</text:span><text:span text:style-name="T5"> </text:span><text:span text:style-name="T4">I</text:span><text:span text:style-name="T5"> </text:span><text:span text:style-name="T4">mean,</text:span><text:span text:style-name="T5"> </text:span><text:span text:style-name="T4">she</text:span><text:span text:style-name="T5">’</text:span><text:span text:style-name="T4">s</text:span><text:span text:style-name="T5"> </text:span><text:span text:style-name="T4">still</text:span><text:span text:style-name="T5"> </text:span><text:span text:style-name="T4">got</text:span><text:span text:style-name="T5"> </text:span><text:span text:style-name="T4">most</text:span><text:span text:style-name="T5"> </text:span><text:span text:style-name="T4">of</text:span><text:span text:style-name="T5"> </text:span><text:span text:style-name="T4">her</text:span><text:span text:style-name="T5"> </text:span><text:span text:style-name="T4">belongings</text:span><text:span text:style-name="T5"> </text:span><text:span text:style-name="T4">on</text:span><text:span text:style-name="T5"> </text:span><text:span text:style-name="T4">her</text:span><text:span text:style-name="T5"> </text:span><text:span text:style-name="T4">and</text:span><text:span text:style-name="T5"> </text:span><text:span text:style-name="T4">a</text:span><text:span text:style-name="T5"> </text:span><text:span text:style-name="T4">full</text:span><text:span text:style-name="T5"> </text:span><text:span text:style-name="T4">set</text:span><text:span text:style-name="T5"> </text:span><text:span text:style-name="T4">of</text:span><text:span text:style-name="T5"> </text:span><text:span text:style-name="T4">teeth.</text:span><text:span text:style-name="T5"> </text:span><text:span text:style-name="T4">If</text:span><text:span text:style-name="T5"> </text:span><text:span text:style-name="T4">you</text:span><text:span text:style-name="T5"> </text:span><text:span text:style-name="T4">could</text:span><text:span text:style-name="T5"> </text:span><text:span text:style-name="T4">just</text:span><text:span text:style-name="T5"> </text:span><text:span text:style-name="T4">ignore</text:span><text:span text:style-name="T5"> </text:span><text:span text:style-name="T4">her</text:span><text:span text:style-name="T5"> </text:span><text:span text:style-name="T4">breaking</text:span><text:span text:style-name="T5"> </text:span><text:span text:style-name="T4">The</text:span><text:span text:style-name="T5"> </text:span><text:span text:style-name="T4">Rule,</text:span><text:span text:style-name="T5"> </text:span><text:span text:style-name="T4">I</text:span><text:span text:style-name="T5"> </text:span><text:span text:style-name="T4">could</text:span><text:span text:style-name="T5"> </text:span><text:span text:style-name="T4">tell</text:span><text:span text:style-name="T5"> </text:span><text:span text:style-name="T4">you</text:span><text:span text:style-name="T5"> </text:span><text:span text:style-name="T4">about</text:span><text:span text:style-name="T5"> </text:span><text:span text:style-name="T4">this</text:span><text:span text:style-name="T5"> </text:span><text:span text:style-name="T4">time</text:span><text:span text:style-name="T5"> </text:span><text:span text:style-name="T4">when</text:span><text:span text:style-name="T5"> </text:span><text:span text:style-name="T4">an</text:span><text:span text:style-name="T5"> </text:span><text:span text:style-name="T4">elf,</text:span><text:span text:style-name="T5"> </text:span><text:span text:style-name="T4">a</text:span><text:span text:style-name="T5"> </text:span><text:span text:style-name="T4">human</text:span><text:span text:style-name="T5"> </text:span><text:span text:style-name="T4">and</text:span><text:span text:style-name="T5"> </text:span><text:span text:style-name="T4">a</text:span><text:span text:style-name="T5"> </text:span><text:span text:style-name="T4">dwarf</text:span><text:span text:style-name="T5"> </text:span><text:span text:style-name="T4">were</text:span><text:span text:style-name="T5"> </text:span><text:span text:style-name="T4">on</text:span><text:span text:style-name="T5"> </text:span><text:span text:style-name="T4">the</text:span><text:span text:style-name="T5"> </text:span><text:span text:style-name="T4">same</text:span><text:span text:style-name="T5"> </text:span><text:span text:style-name="T4">boat,</text:span><text:span text:style-name="T5"> </text:span><text:span text:style-name="T4">and-</text:span><text:span text:style-name="T5">”</text:span></text:p>
      <text:p text:style-name="P2">The<text:span text:style-name="T1"> </text:span>comedian<text:span text:style-name="T1"> </text:span>was<text:span text:style-name="T1"> </text:span>interrupted<text:span text:style-name="T1"> </text:span>by<text:span text:style-name="T1"> </text:span>an<text:span text:style-name="T1"> </text:span>almost<text:span text:style-name="T1"> </text:span>overbearing<text:span text:style-name="T1"> </text:span>yell<text:span text:style-name="T1"> </text:span>from<text:span text:style-name="T1"> </text:span>the<text:span text:style-name="T1"> </text:span>crowd:</text:p>
      <text:p text:style-name="P1"><text:span text:style-name="T5">“</text:span><text:span text:style-name="T4">Balls!</text:span><text:span text:style-name="T5">” </text:span><text:span text:style-name="T4">they</text:span><text:span text:style-name="T5"> </text:span><text:span text:style-name="T4">said</text:span><text:span text:style-name="T5"> </text:span><text:span text:style-name="T4">in</text:span><text:span text:style-name="T5"> </text:span><text:span text:style-name="T4">one</text:span><text:span text:style-name="T5"> </text:span><text:span text:style-name="T4">voice</text:span><text:span text:style-name="T5"> </text:span><text:span text:style-name="T4">and</text:span><text:span text:style-name="T5"> </text:span><text:span text:style-name="T4">everyone</text:span><text:span text:style-name="T5"> </text:span><text:span text:style-name="T4">was</text:span><text:span text:style-name="T5"> </text:span><text:span text:style-name="T4">suddenly</text:span><text:span text:style-name="T5"> </text:span><text:span text:style-name="T4">holding</text:span><text:span text:style-name="T5"> </text:span><text:span text:style-name="T4">something</text:span><text:span text:style-name="T5"> </text:span><text:span text:style-name="T4">that</text:span><text:span text:style-name="T5"> </text:span><text:span text:style-name="T4">could</text:span><text:span text:style-name="T5"> </text:span><text:span text:style-name="T4">kill,</text:span><text:span text:style-name="T5"> </text:span><text:span text:style-name="T4">maim,</text:span><text:span text:style-name="T5"> </text:span><text:span text:style-name="T4">or</text:span><text:span text:style-name="T5"> </text:span><text:span text:style-name="T4">hurt</text:span><text:span text:style-name="T5"> </text:span><text:span text:style-name="T4">like</text:span><text:span text:style-name="T5"> </text:span><text:span text:style-name="T4">hell,</text:span><text:span text:style-name="T5"> </text:span><text:span text:style-name="T4">most</text:span><text:span text:style-name="T5"> </text:span><text:span text:style-name="T4">prominently</text:span><text:span text:style-name="T5"> </text:span><text:span text:style-name="T4">forks,</text:span><text:span text:style-name="T5"> </text:span><text:span text:style-name="T4">knives</text:span><text:span text:style-name="T5"> </text:span><text:span text:style-name="T4">and</text:span><text:span text:style-name="T5"> </text:span><text:span text:style-name="T4">the</text:span><text:span text:style-name="T5"> </text:span><text:span text:style-name="T4">odd</text:span><text:span text:style-name="T5"> </text:span><text:span text:style-name="T4">cutlass</text:span><text:span text:style-name="T5"> </text:span><text:span text:style-name="T4">and</text:span><text:span text:style-name="T5"> </text:span><text:span text:style-name="T4">pistol.</text:span><text:span text:style-name="T5"> </text:span><text:span text:style-name="T4">Parcifal</text:span><text:span text:style-name="T5"> </text:span><text:span text:style-name="T4">stood</text:span><text:span text:style-name="T5"> </text:span><text:span text:style-name="T4">in</text:span><text:span text:style-name="T5"> </text:span><text:span text:style-name="T4">the</text:span><text:span text:style-name="T5"> </text:span><text:span text:style-name="T4">midst</text:span><text:span text:style-name="T5"> </text:span><text:span text:style-name="T4">of</text:span><text:span text:style-name="T5"> </text:span><text:span text:style-name="T4">them</text:span><text:span text:style-name="T5"> </text:span><text:span text:style-name="T4">all,</text:span><text:span text:style-name="T5"> </text:span><text:span text:style-name="T4">perhaps</text:span><text:span text:style-name="T5"> </text:span><text:span text:style-name="T4">fifty</text:span><text:span text:style-name="T5"> </text:span><text:span text:style-name="T4">or</text:span><text:span text:style-name="T5"> </text:span><text:span text:style-name="T4">sixty</text:span><text:span text:style-name="T5"> </text:span><text:span text:style-name="T4">men</text:span><text:span text:style-name="T5"> </text:span><text:span text:style-name="T4">the</text:span><text:span text:style-name="T5"> </text:span><text:span text:style-name="T4">lot</text:span><text:span text:style-name="T5"> </text:span><text:span text:style-name="T4">of</text:span><text:span text:style-name="T5"> </text:span><text:span text:style-name="T4">them,</text:span><text:span text:style-name="T5"> </text:span><text:span text:style-name="T4">half</text:span><text:span text:style-name="T5"> </text:span><text:span text:style-name="T4">of</text:span><text:span text:style-name="T5"> </text:span><text:span text:style-name="T4">them</text:span><text:span text:style-name="T5"> </text:span><text:span text:style-name="T4">still</text:span><text:span text:style-name="T5"> </text:span><text:span text:style-name="T4">conscious.</text:span><text:span text:style-name="T5"> </text:span><text:span text:style-name="T4">She</text:span><text:span text:style-name="T5"> </text:span><text:span text:style-name="T4">gave</text:span><text:span text:style-name="T5"> </text:span><text:span text:style-name="T4">Lernea</text:span><text:span text:style-name="T5"> </text:span><text:span text:style-name="T4">a</text:span><text:span text:style-name="T5"> </text:span><text:span text:style-name="T4">look</text:span><text:span text:style-name="T5"> </text:span><text:span text:style-name="T4">of</text:span><text:span text:style-name="T5"> </text:span><text:span text:style-name="T4">determined</text:span><text:span text:style-name="T5"> </text:span><text:span text:style-name="T4">despair</text:span><text:span text:style-name="T5"> </text:span><text:span text:style-name="T4">and</text:span><text:span text:style-name="T5"> </text:span><text:span text:style-name="T4">grasped</text:span><text:span text:style-name="T5"> </text:span><text:span text:style-name="T4">her</text:span><text:span text:style-name="T5"> </text:span><text:span text:style-name="T4">sword</text:span><text:span text:style-name="T5"> </text:span><text:span text:style-name="T4">with</text:span><text:span text:style-name="T5"> </text:span><text:span text:style-name="T4">both</text:span><text:span text:style-name="T5"> </text:span><text:span text:style-name="T4">hands,</text:span><text:span text:style-name="T5"> </text:span><text:span text:style-name="T4">ready</text:span><text:span text:style-name="T5"> </text:span><text:span text:style-name="T4">for</text:span><text:span text:style-name="T5"> </text:span><text:span text:style-name="T4">what</text:span><text:span text:style-name="T5"> </text:span><text:span text:style-name="T4">seemed</text:span><text:span text:style-name="T5"> </text:span><text:span text:style-name="T4">to</text:span><text:span text:style-name="T5"> </text:span><text:span text:style-name="T4">be</text:span><text:span text:style-name="T5"> </text:span><text:span text:style-name="T4">a</text:span><text:span text:style-name="T5"> </text:span><text:span text:style-name="T4">sudden,</text:span><text:span text:style-name="T5"> </text:span><text:span text:style-name="T4">uneven</text:span><text:span text:style-name="T5"> </text:span><text:span text:style-name="T4">fight</text:span><text:span text:style-name="T5"> </text:span><text:span text:style-name="T4">to</text:span><text:span text:style-name="T5"> </text:span><text:span text:style-name="T4">the</text:span><text:span text:style-name="T5"> </text:span><text:span text:style-name="T4">death.</text:span><text:span text:style-name="T5"> </text:span><text:span text:style-name="T4">Lernea</text:span><text:span text:style-name="T5"> </text:span><text:span text:style-name="T4">nodded</text:span><text:span text:style-name="T5"> </text:span><text:span text:style-name="T4">to</text:span><text:span text:style-name="T5"> </text:span><text:span text:style-name="T4">her</text:span><text:span text:style-name="T5"> </text:span><text:span text:style-name="T4">sister</text:span><text:span text:style-name="T5"> </text:span><text:span text:style-name="T4">without</text:span><text:span text:style-name="T5"> </text:span><text:span text:style-name="T4">a</text:span><text:span text:style-name="T5"> </text:span><text:span text:style-name="T4">word</text:span><text:span text:style-name="T5"> </text:span><text:span text:style-name="T4">and</text:span><text:span text:style-name="T5"> </text:span><text:span text:style-name="T4">loaded</text:span><text:span text:style-name="T5"> </text:span><text:span text:style-name="T4">her</text:span><text:span text:style-name="T5"> </text:span><text:span text:style-name="T4">bow</text:span><text:span text:style-name="T5"> </text:span><text:span text:style-name="T4">with</text:span><text:span text:style-name="T5"> </text:span><text:span text:style-name="T4">an</text:span><text:span text:style-name="T5"> </text:span><text:span text:style-name="T4">arrow.</text:span><text:span text:style-name="T5"> </text:span><text:span text:style-name="T4">In</text:span><text:span text:style-name="T5"> </text:span><text:span text:style-name="T4">one</text:span><text:span text:style-name="T5"> </text:span><text:span text:style-name="T4">fluid</text:span><text:span text:style-name="T5"> </text:span><text:span text:style-name="T4">motion,</text:span><text:span text:style-name="T5"> </text:span><text:span text:style-name="T4">she</text:span><text:span text:style-name="T5"> </text:span><text:span text:style-name="T4">was</text:span><text:span text:style-name="T5"> </text:span><text:span text:style-name="T4">already</text:span><text:span text:style-name="T5"> </text:span><text:span text:style-name="T4">aiming</text:span><text:span text:style-name="T5"> </text:span><text:span text:style-name="T4">at</text:span><text:span text:style-name="T5"> </text:span><text:span text:style-name="T4">the</text:span><text:span text:style-name="T5"> </text:span><text:span text:style-name="T4">thief</text:span><text:span text:style-name="T5">’</text:span><text:span text:style-name="T4">s</text:span><text:span text:style-name="T5"> </text:span><text:span text:style-name="T4">head</text:span><text:span text:style-name="T5"> </text:span><text:span text:style-name="T4">from</text:span><text:span text:style-name="T5"> </text:span><text:span text:style-name="T4">a</text:span><text:span text:style-name="T5"> </text:span><text:span text:style-name="T4">very</text:span><text:span text:style-name="T5"> </text:span><text:span text:style-name="T4">comfortable</text:span><text:span text:style-name="T5"> </text:span><text:span text:style-name="T4">distance;</text:span><text:span text:style-name="T5"> </text:span><text:span text:style-name="T4">she</text:span><text:span text:style-name="T5"> </text:span><text:span text:style-name="T4">couldn</text:span><text:span text:style-name="T5">’</text:span><text:span text:style-name="T4">t</text:span><text:span text:style-name="T5"> </text:span><text:span text:style-name="T4">miss.</text:span></text:p>
      <text:p text:style-name="P2">The<text:span text:style-name="T1"> </text:span>thief<text:span text:style-name="T1"> </text:span>looked<text:span text:style-name="T1"> </text:span>at<text:span text:style-name="T1"> </text:span>her,<text:span text:style-name="T1"> </text:span>grinned,<text:span text:style-name="T1"> </text:span>bowed<text:span text:style-name="T1"> </text:span>slightly<text:span text:style-name="T1"> </text:span>and<text:span text:style-name="T1"> </text:span>yelled:</text:p>
      <text:p text:style-name="P1"><text:span text:style-name="T5">“</text:span><text:span text:style-name="T4">Jambalaya</text:span><text:span text:style-name="T5"> </text:span><text:span text:style-name="T4">everyone!</text:span><text:span text:style-name="T5"> </text:span><text:span text:style-name="T4">I</text:span><text:span text:style-name="T5">’</text:span><text:span text:style-name="T4">m</text:span><text:span text:style-name="T5"> </text:span><text:span text:style-name="T4">buying!</text:span><text:span text:style-name="T5">”</text:span></text:p>
      <text:p text:style-name="P2">The<text:span text:style-name="T1"> </text:span>crowd<text:span text:style-name="T1"> </text:span>erupted<text:span text:style-name="T1"> </text:span>in<text:span text:style-name="T1"> </text:span>sudden<text:span text:style-name="T1"> </text:span>cheers<text:span text:style-name="T1"> </text:span>and<text:span text:style-name="T1"> </text:span>howls,<text:span text:style-name="T1"> </text:span>while<text:span text:style-name="T1"> </text:span>someone<text:span text:style-name="T1"> </text:span>yelled<text:span text:style-name="T1"> ‘</text:span>Balls!<text:span text:style-name="T1">’ </text:span>right<text:span text:style-name="T1"> </text:span>before<text:span text:style-name="T1"> </text:span>slumping<text:span text:style-name="T1"> </text:span>down<text:span text:style-name="T1"> </text:span>on<text:span text:style-name="T1"> </text:span>the<text:span text:style-name="T1"> </text:span>floor.<text:span text:style-name="T1"> </text:span>The<text:span text:style-name="T1"> </text:span>comedian<text:span text:style-name="T1"> </text:span>got<text:span text:style-name="T1"> </text:span>off<text:span text:style-name="T1"> </text:span>the<text:span text:style-name="T1"> </text:span>stage<text:span text:style-name="T1"> </text:span>disheartened<text:span text:style-name="T1"> </text:span>and<text:span text:style-name="T1"> </text:span>headed<text:span text:style-name="T1"> </text:span>for<text:span text:style-name="T1"> </text:span>the<text:span text:style-name="T1"> </text:span>bar.<text:span text:style-name="T1"> </text:span>The<text:span text:style-name="T1"> </text:span>band<text:span text:style-name="T1"> </text:span>picked<text:span text:style-name="T1"> </text:span>up<text:span text:style-name="T1"> </text:span>a<text:span text:style-name="T1"> </text:span>serene<text:span text:style-name="T1"> </text:span>ballad<text:span text:style-name="T1"> </text:span>that<text:span text:style-name="T1"> </text:span>no-one<text:span text:style-name="T1"> </text:span>really<text:span text:style-name="T1"> </text:span>cared<text:span text:style-name="T1"> </text:span>for.<text:span text:style-name="T1"> </text:span>The<text:span text:style-name="T1"> </text:span>barkeep<text:span text:style-name="T1"> </text:span>smiled<text:span text:style-name="T1"> </text:span>congenially<text:span text:style-name="T1"> </text:span>to<text:span text:style-name="T1"> </text:span>the<text:span text:style-name="T1"> </text:span>comedian<text:span text:style-name="T1"> </text:span>and<text:span text:style-name="T1"> </text:span>told<text:span text:style-name="T1"> </text:span>him:<text:span text:style-name="T1"> “</text:span>More<text:span text:style-name="T1"> </text:span>peppers<text:span text:style-name="T1"> </text:span>this<text:span text:style-name="T1"> </text:span>time,<text:span text:style-name="T1"> </text:span>Ned,<text:span text:style-name="T1">” </text:span>to<text:span text:style-name="T1"> </text:span>which<text:span text:style-name="T1"> </text:span>Ned<text:span text:style-name="T1"> </text:span>replied<text:span text:style-name="T1"> </text:span>faintly,<text:span text:style-name="T1"> “</text:span>I<text:span text:style-name="T1"> </text:span>know,<text:span text:style-name="T1"> </text:span>father.<text:span text:style-name="T1">”</text:span></text:p>
      <text:p text:style-name="P2">Parcifal<text:span text:style-name="T1"> </text:span>and<text:span text:style-name="T1"> </text:span>Lernea<text:span text:style-name="T1"> </text:span>were<text:span text:style-name="T1"> </text:span>standing<text:span text:style-name="T1"> </text:span>amidst<text:span text:style-name="T1"> </text:span>the<text:span text:style-name="T1"> </text:span>merry<text:span text:style-name="T1"> </text:span>crowd<text:span text:style-name="T1"> </text:span>with<text:span text:style-name="T1"> </text:span>their<text:span text:style-name="T1"> </text:span>weapons<text:span text:style-name="T1"> </text:span>at<text:span text:style-name="T1"> </text:span>the<text:span text:style-name="T1"> </text:span>ready,<text:span text:style-name="T1"> </text:span>but<text:span text:style-name="T1"> </text:span>it<text:span text:style-name="T1"> </text:span>was<text:span text:style-name="T1"> </text:span>evident<text:span text:style-name="T1"> </text:span>in<text:span text:style-name="T1"> </text:span>the<text:span text:style-name="T1"> </text:span>way<text:span text:style-name="T1"> </text:span>their<text:span text:style-name="T1"> </text:span>faces<text:span text:style-name="T1"> </text:span>were<text:span text:style-name="T1"> </text:span>screwed<text:span text:style-name="T1"> </text:span>up<text:span text:style-name="T1"> </text:span>that<text:span text:style-name="T1"> </text:span>they<text:span text:style-name="T1"> </text:span>felt<text:span text:style-name="T1"> </text:span>relieved,<text:span text:style-name="T1"> </text:span>confused<text:span text:style-name="T1"> </text:span>and<text:span text:style-name="T1"> </text:span>mildly<text:span text:style-name="T1"> </text:span>insulted<text:span text:style-name="T1"> </text:span>at<text:span text:style-name="T1"> </text:span>the<text:span text:style-name="T1"> </text:span>same<text:span text:style-name="T1"> </text:span>time.<text:span text:style-name="T1"> </text:span>Parcifal<text:span text:style-name="T1"> </text:span>would<text:span text:style-name="T1"> </text:span>not<text:span text:style-name="T1"> </text:span>leave<text:span text:style-name="T1"> </text:span>the<text:span text:style-name="T1"> </text:span>thief<text:span text:style-name="T1"> </text:span>from<text:span text:style-name="T1"> </text:span>her<text:span text:style-name="T1"> </text:span>sight;<text:span text:style-name="T1"> </text:span>he<text:span text:style-name="T1"> </text:span>approached<text:span text:style-name="T1"> </text:span>her<text:span text:style-name="T1"> </text:span>with<text:span text:style-name="T1"> </text:span>both<text:span text:style-name="T1"> </text:span>hands<text:span text:style-name="T1"> </text:span>in<text:span text:style-name="T1"> </text:span>the<text:span text:style-name="T1"> </text:span>air,<text:span text:style-name="T1"> </text:span>making<text:span text:style-name="T1"> </text:span>sure<text:span text:style-name="T1"> </text:span>his<text:span text:style-name="T1"> </text:span>palms<text:span text:style-name="T1"> </text:span>were<text:span text:style-name="T1"> </text:span>open.<text:span text:style-name="T1"> </text:span>He<text:span text:style-name="T1"> </text:span>was<text:span text:style-name="T1"> </text:span>smiling<text:span text:style-name="T1"> </text:span>thinly,<text:span text:style-name="T1"> </text:span>looking<text:span text:style-name="T1"> </text:span>at<text:span text:style-name="T1"> </text:span>Encelados<text:span text:style-name="T1"> </text:span>with<text:span text:style-name="T1"> </text:span>a<text:span text:style-name="T1"> </text:span>keen,<text:span text:style-name="T1"> </text:span>respectful<text:span text:style-name="T1"> </text:span>eye.</text:p>
      <text:p text:style-name="P2">Lernea<text:span text:style-name="T1"> </text:span>lowered<text:span text:style-name="T1"> </text:span>her<text:span text:style-name="T1"> </text:span>bow<text:span text:style-name="T1"> </text:span>and<text:span text:style-name="T1"> </text:span>strung<text:span text:style-name="T1"> </text:span>it<text:span text:style-name="T1"> </text:span>behind<text:span text:style-name="T1"> </text:span>her<text:span text:style-name="T1"> </text:span>back.<text:span text:style-name="T1"> </text:span>She<text:span text:style-name="T1"> </text:span>walked<text:span text:style-name="T1"> </text:span>over<text:span text:style-name="T1"> </text:span>to<text:span text:style-name="T1"> </text:span>her<text:span text:style-name="T1"> </text:span>sister,<text:span text:style-name="T1"> </text:span>being<text:span text:style-name="T1"> </text:span>very<text:span text:style-name="T1"> </text:span>careful<text:span text:style-name="T1"> </text:span>not<text:span text:style-name="T1"> </text:span>to<text:span text:style-name="T1"> </text:span>tread<text:span text:style-name="T1"> </text:span>on<text:span text:style-name="T1"> </text:span>someone<text:span text:style-name="T1"> </text:span>or<text:span text:style-name="T1"> </text:span><text:soft-page-break/>someone<text:span text:style-name="T1">’</text:span>s<text:span text:style-name="T1"> </text:span>heaved<text:span text:style-name="T1"> </text:span>insides,<text:span text:style-name="T1"> </text:span>spilled<text:span text:style-name="T1"> </text:span>beer<text:span text:style-name="T1"> </text:span>and<text:span text:style-name="T1"> </text:span>other<text:span text:style-name="T1"> </text:span>assorted<text:span text:style-name="T1"> </text:span>spots<text:span text:style-name="T1"> </text:span>of<text:span text:style-name="T1"> </text:span>trouble<text:span text:style-name="T1"> </text:span>that<text:span text:style-name="T1"> </text:span>could<text:span text:style-name="T1"> </text:span>be<text:span text:style-name="T1"> </text:span>found<text:span text:style-name="T1"> </text:span>on<text:span text:style-name="T1"> </text:span>the<text:span text:style-name="T1"> </text:span>Sniggering<text:span text:style-name="T1"> </text:span>Pig<text:span text:style-name="T1">’</text:span>s<text:span text:style-name="T1"> </text:span>floor<text:span text:style-name="T1"> </text:span>in<text:span text:style-name="T1"> </text:span>abundance.</text:p>
      <text:p text:style-name="P1"><text:span text:style-name="T5">“</text:span><text:span text:style-name="T4">I</text:span><text:span text:style-name="T5"> </text:span><text:span text:style-name="T4">guess</text:span><text:span text:style-name="T5"> </text:span><text:span text:style-name="T4">we</text:span><text:span text:style-name="T5">’</text:span><text:span text:style-name="T4">re</text:span><text:span text:style-name="T5"> </text:span><text:span text:style-name="T4">even</text:span><text:span text:style-name="T5"> </text:span><text:span text:style-name="T4">now,</text:span><text:span text:style-name="T5"> </text:span><text:span text:style-name="T4">eh?</text:span><text:span text:style-name="T5">” </text:span><text:span text:style-name="T4">said</text:span><text:span text:style-name="T5"> </text:span><text:span text:style-name="T4">the</text:span><text:span text:style-name="T5"> </text:span><text:span text:style-name="T4">thief,</text:span><text:span text:style-name="T5"> </text:span><text:span text:style-name="T4">still</text:span><text:span text:style-name="T5"> </text:span><text:span text:style-name="T4">careful</text:span><text:span text:style-name="T5"> </text:span><text:span text:style-name="T4">enough</text:span><text:span text:style-name="T5"> </text:span><text:span text:style-name="T4">to</text:span><text:span text:style-name="T5"> </text:span><text:span text:style-name="T4">put</text:span><text:span text:style-name="T5"> </text:span><text:span text:style-name="T4">some</text:span><text:span text:style-name="T5"> </text:span><text:span text:style-name="T4">sensible</text:span><text:span text:style-name="T5"> </text:span><text:span text:style-name="T4">space</text:span><text:span text:style-name="T5"> </text:span><text:span text:style-name="T4">between</text:span><text:span text:style-name="T5"> </text:span><text:span text:style-name="T4">him</text:span><text:span text:style-name="T5"> </text:span><text:span text:style-name="T4">and</text:span><text:span text:style-name="T5"> </text:span><text:span text:style-name="T4">Encelados.</text:span></text:p>
      <text:p text:style-name="P1"><text:span text:style-name="T5">“</text:span><text:span text:style-name="T4">Even?</text:span><text:span text:style-name="T5"> </text:span><text:span text:style-name="T4">You</text:span><text:span text:style-name="T5"> </text:span><text:span text:style-name="T4">steal</text:span><text:span text:style-name="T5"> </text:span><text:span text:style-name="T4">our</text:span><text:span text:style-name="T5"> </text:span><text:span text:style-name="T4">money</text:span><text:span text:style-name="T5"> </text:span><text:span text:style-name="T4">and</text:span><text:span text:style-name="T5"> </text:span><text:span text:style-name="T4">you</text:span><text:span text:style-name="T5"> </text:span><text:span text:style-name="T4">have</text:span><text:span text:style-name="T5"> </text:span><text:span text:style-name="T4">the</text:span><text:span text:style-name="T5"> </text:span><text:span text:style-name="T4">audacity</text:span><text:span text:style-name="T5"> </text:span><text:span text:style-name="T4">to</text:span><text:span text:style-name="T5"> </text:span><text:span text:style-name="T4">mock</text:span><text:span text:style-name="T5"> </text:span><text:span text:style-name="T4">us?</text:span><text:span text:style-name="T5"> </text:span><text:span text:style-name="T4">By</text:span><text:span text:style-name="T5"> </text:span><text:span text:style-name="T4">Skrala,</text:span><text:span text:style-name="T5"> </text:span><text:span text:style-name="T4">this</text:span><text:span text:style-name="T5"> </text:span><text:span text:style-name="T4">is</text:span><text:span text:style-name="T5"> </text:span><text:span text:style-name="T4">unheard</text:span><text:span text:style-name="T5"> </text:span><text:span text:style-name="T4">of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in</text:span><text:span text:style-name="T5"> </text:span><text:span text:style-name="T4">a</text:span><text:span text:style-name="T5"> </text:span><text:span text:style-name="T4">voice</text:span><text:span text:style-name="T5"> </text:span><text:span text:style-name="T4">of</text:span><text:span text:style-name="T5"> </text:span><text:span text:style-name="T4">pure</text:span><text:span text:style-name="T5"> </text:span><text:span text:style-name="T4">disbelief.</text:span></text:p>
      <text:p text:style-name="P1"><text:span text:style-name="T5">“</text:span><text:span text:style-name="T4">Well,</text:span><text:span text:style-name="T5"> 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the</text:span><text:span text:style-name="T5"> </text:span><text:span text:style-name="T4">stubborn,</text:span><text:span text:style-name="T5"> </text:span><text:span text:style-name="T4">hot-headed,</text:span><text:span text:style-name="T5"> </text:span><text:span text:style-name="T4">beautiful</text:span><text:span text:style-name="T5"> </text:span><text:span text:style-name="T4">though</text:span><text:span text:style-name="T5"> </text:span><text:span text:style-name="T4">foreign</text:span><text:span text:style-name="T5"> </text:span><text:span text:style-name="T4">lady.</text:span><text:span text:style-name="T5"> </text:span><text:span text:style-name="T4">I</text:span><text:span text:style-name="T5"> </text:span><text:span text:style-name="T4">certainly</text:span><text:span text:style-name="T5"> </text:span><text:span text:style-name="T4">wouldn</text:span><text:span text:style-name="T5">’</text:span><text:span text:style-name="T4">t</text:span><text:span text:style-name="T5"> </text:span><text:span text:style-name="T4">have</text:span><text:span text:style-name="T5"> </text:span><text:span text:style-name="T4">heard</text:span><text:span text:style-name="T5"> </text:span><text:span text:style-name="T4">anything</text:span><text:span text:style-name="T5"> </text:span><text:span text:style-name="T4">of</text:span><text:span text:style-name="T5"> </text:span><text:span text:style-name="T4">the</text:span><text:span text:style-name="T5"> </text:span><text:span text:style-name="T4">sort</text:span><text:span text:style-name="T5"> </text:span><text:span text:style-name="T4">if</text:span><text:span text:style-name="T5"> </text:span><text:span text:style-name="T4">I</text:span><text:span text:style-name="T5"> </text:span><text:span text:style-name="T4">were</text:span><text:span text:style-name="T5"> </text:span><text:span text:style-name="T4">you,</text:span><text:span text:style-name="T5">” </text:span><text:span text:style-name="T4">replied</text:span><text:span text:style-name="T5"> </text:span><text:span text:style-name="T4">the</text:span><text:span text:style-name="T5"> </text:span><text:span text:style-name="T4">thief</text:span><text:span text:style-name="T5"> </text:span><text:span text:style-name="T4">with</text:span><text:span text:style-name="T5"> </text:span><text:span text:style-name="T4">a</text:span><text:span text:style-name="T5"> </text:span><text:span text:style-name="T4">kind</text:span><text:span text:style-name="T5"> </text:span><text:span text:style-name="T4">smile.</text:span><text:span text:style-name="T5"> </text:span><text:span text:style-name="T4">Lernea</text:span><text:span text:style-name="T5"> </text:span><text:span text:style-name="T4">stood</text:span><text:span text:style-name="T5"> </text:span><text:span text:style-name="T4">by</text:span><text:span text:style-name="T5"> </text:span><text:span text:style-name="T4">her</text:span><text:span text:style-name="T5"> </text:span><text:span text:style-name="T4">sister</text:span><text:span text:style-name="T5">’</text:span><text:span text:style-name="T4">s</text:span><text:span text:style-name="T5"> </text:span><text:span text:style-name="T4">side</text:span><text:span text:style-name="T5"> </text:span><text:span text:style-name="T4">and</text:span><text:span text:style-name="T5"> </text:span><text:span text:style-name="T4">pondered</text:span><text:span text:style-name="T5"> </text:span><text:span text:style-name="T4">for</text:span><text:span text:style-name="T5"> </text:span><text:span text:style-name="T4">a</text:span><text:span text:style-name="T5"> </text:span><text:span text:style-name="T4">moment</text:span><text:span text:style-name="T5"> </text:span><text:span text:style-name="T4">before</text:span><text:span text:style-name="T5"> </text:span><text:span text:style-name="T4">she</text:span><text:span text:style-name="T5"> </text:span><text:span text:style-name="T4">said</text:span><text:span text:style-name="T5"> </text:span><text:span text:style-name="T4">with</text:span><text:span text:style-name="T5"> </text:span><text:span text:style-name="T4">a</text:span><text:span text:style-name="T5"> </text:span><text:span text:style-name="T4">calm</text:span><text:span text:style-name="T5"> </text:span><text:span text:style-name="T4">voice:</text:span></text:p>
      <text:p text:style-name="P1"><text:span text:style-name="T5">“</text:span><text:span text:style-name="T4">I</text:span><text:span text:style-name="T5"> </text:span><text:span text:style-name="T4">think</text:span><text:span text:style-name="T5"> </text:span><text:span text:style-name="T4">there</text:span><text:span text:style-name="T5">’</text:span><text:span text:style-name="T4">s</text:span><text:span text:style-name="T5"> </text:span><text:span text:style-name="T4">a</text:span><text:span text:style-name="T5"> </text:span><text:span text:style-name="T4">reason</text:span><text:span text:style-name="T5"> </text:span><text:span text:style-name="T4">for</text:span><text:span text:style-name="T5"> </text:span><text:span text:style-name="T4">all</text:span><text:span text:style-name="T5"> </text:span><text:span text:style-name="T4">this,</text:span><text:span text:style-name="T5"> </text:span><text:span text:style-name="T4">sister.</text:span><text:span text:style-name="T5"> </text:span><text:span text:style-name="T4">I</text:span><text:span text:style-name="T5">’</text:span><text:span text:style-name="T4">m</text:span><text:span text:style-name="T5"> </text:span><text:span text:style-name="T4">sure</text:span><text:span text:style-name="T5"> </text:span><text:span text:style-name="T4">this</text:span><text:span text:style-name="T5"> </text:span><text:span text:style-name="T4">dwarf,</text:span><text:span text:style-name="T5"> </text:span><text:span text:style-name="T4">or</text:span><text:span text:style-name="T5"> </text:span><text:span text:style-name="T4">whatever</text:span><text:span text:style-name="T5"> </text:span><text:span text:style-name="T4">he</text:span><text:span text:style-name="T5"> </text:span><text:span text:style-name="T4">is,</text:span><text:span text:style-name="T5"> </text:span><text:span text:style-name="T4">will</text:span><text:span text:style-name="T5"> </text:span><text:span text:style-name="T4">at</text:span><text:span text:style-name="T5"> </text:span><text:span text:style-name="T4">least</text:span><text:span text:style-name="T5"> </text:span><text:span text:style-name="T4">explain</text:span><text:span text:style-name="T5"> </text:span><text:span text:style-name="T4">himself</text:span><text:span text:style-name="T5"> </text:span><text:span text:style-name="T4">before</text:span><text:span text:style-name="T5"> </text:span><text:span text:style-name="T4">returning</text:span><text:span text:style-name="T5"> </text:span><text:span text:style-name="T4">our</text:span><text:span text:style-name="T5"> </text:span><text:span text:style-name="T4">money.</text:span><text:span text:style-name="T5">”</text:span></text:p>
      <text:p text:style-name="P1"><text:span text:style-name="T5">“</text:span><text:span text:style-name="T4">There,</text:span><text:span text:style-name="T5"> </text:span><text:span text:style-name="T4">a</text:span><text:span text:style-name="T5"> </text:span><text:span text:style-name="T4">civil</text:span><text:span text:style-name="T5"> </text:span><text:span text:style-name="T4">person.</text:span><text:span text:style-name="T5"> </text:span><text:span text:style-name="T4">With</text:span><text:span text:style-name="T5"> </text:span><text:span text:style-name="T4">all</text:span><text:span text:style-name="T5"> </text:span><text:span text:style-name="T4">this</text:span><text:span text:style-name="T5"> </text:span><text:span text:style-name="T4">tension,</text:span><text:span text:style-name="T5"> </text:span><text:span text:style-name="T4">I</text:span><text:span text:style-name="T5"> </text:span><text:span text:style-name="T4">haven</text:span><text:span text:style-name="T5">’</text:span><text:span text:style-name="T4">t</text:span><text:span text:style-name="T5"> </text:span><text:span text:style-name="T4">introduced</text:span><text:span text:style-name="T5"> </text:span><text:span text:style-name="T4">myself</text:span><text:span text:style-name="T5"> </text:span><text:span text:style-name="T4">properly.</text:span><text:span text:style-name="T5"> </text:span><text:span text:style-name="T4">My</text:span><text:span text:style-name="T5"> </text:span><text:span text:style-name="T4">name</text:span><text:span text:style-name="T5"> </text:span><text:span text:style-name="T4">is</text:span><text:span text:style-name="T5"> </text:span><text:span text:style-name="T4">Winceham</text:span><text:span text:style-name="T5"> </text:span><text:span text:style-name="T4">Higginsbottom</text:span><text:span text:style-name="T5"> </text:span><text:span text:style-name="T4">Abbermouth</text:span><text:span text:style-name="T5"> </text:span><text:span text:style-name="T4">the</text:span><text:span text:style-name="T5"> </text:span><text:span text:style-name="T4">Third.</text:span><text:span text:style-name="T5"> </text:span><text:span text:style-name="T4">At</text:span><text:span text:style-name="T5"> </text:span><text:span text:style-name="T4">your</text:span><text:span text:style-name="T5"> </text:span><text:span text:style-name="T4">service,</text:span><text:span text:style-name="T5">” </text:span><text:span text:style-name="T4">said</text:span><text:span text:style-name="T5"> </text:span><text:span text:style-name="T4">the</text:span><text:span text:style-name="T5"> </text:span><text:span text:style-name="T4">small</text:span><text:span text:style-name="T5"> </text:span><text:span text:style-name="T4">man</text:span><text:span text:style-name="T5"> </text:span><text:span text:style-name="T4">with</text:span><text:span text:style-name="T5"> </text:span><text:span text:style-name="T4">a</text:span><text:span text:style-name="T5"> </text:span><text:span text:style-name="T4">slight</text:span><text:span text:style-name="T5"> </text:span><text:span text:style-name="T4">bow</text:span><text:span text:style-name="T5"> </text:span><text:span text:style-name="T4">and</text:span><text:span text:style-name="T5"> </text:span><text:span text:style-name="T4">a</text:span><text:span text:style-name="T5"> </text:span><text:span text:style-name="T4">smile,</text:span><text:span text:style-name="T5"> </text:span><text:span text:style-name="T4">before</text:span><text:span text:style-name="T5"> </text:span><text:span text:style-name="T4">showing</text:span><text:span text:style-name="T5"> </text:span><text:span text:style-name="T4">the</text:span><text:span text:style-name="T5"> </text:span><text:span text:style-name="T4">sisters</text:span><text:span text:style-name="T5"> </text:span><text:span text:style-name="T4">to</text:span><text:span text:style-name="T5"> </text:span><text:span text:style-name="T4">a</text:span><text:span text:style-name="T5"> </text:span><text:span text:style-name="T4">recently</text:span><text:span text:style-name="T5"> </text:span><text:span text:style-name="T4">emptied</text:span><text:span text:style-name="T5"> </text:span><text:span text:style-name="T4">table.</text:span><text:span text:style-name="T5"> </text:span><text:span text:style-name="T4">Parcifal</text:span><text:span text:style-name="T5"> </text:span><text:span text:style-name="T4">looked</text:span><text:span text:style-name="T5"> </text:span><text:span text:style-name="T4">at</text:span><text:span text:style-name="T5"> </text:span><text:span text:style-name="T4">the</text:span><text:span text:style-name="T5"> </text:span><text:span text:style-name="T4">man</text:span><text:span text:style-name="T5"> </text:span><text:span text:style-name="T4">as</text:span><text:span text:style-name="T5"> </text:span><text:span text:style-name="T4">he</text:span><text:span text:style-name="T5"> </text:span><text:span text:style-name="T4">had</text:span><text:span text:style-name="T5"> </text:span><text:span text:style-name="T4">insulted</text:span><text:span text:style-name="T5"> </text:span><text:span text:style-name="T4">everything</text:span><text:span text:style-name="T5"> </text:span><text:span text:style-name="T4">holy</text:span><text:span text:style-name="T5"> </text:span><text:span text:style-name="T4">by</text:span><text:span text:style-name="T5"> </text:span><text:span text:style-name="T4">Skrala</text:span><text:span text:style-name="T5"> </text:span><text:span text:style-name="T4">and</text:span><text:span text:style-name="T5"> </text:span><text:span text:style-name="T4">couldn</text:span><text:span text:style-name="T5">’</text:span><text:span text:style-name="T4">t</text:span><text:span text:style-name="T5"> </text:span><text:span text:style-name="T4">help</text:span><text:span text:style-name="T5"> </text:span><text:span text:style-name="T4">but</text:span><text:span text:style-name="T5"> </text:span><text:span text:style-name="T4">yell</text:span><text:span text:style-name="T5"> </text:span><text:span text:style-name="T4">in</text:span><text:span text:style-name="T5"> </text:span><text:span text:style-name="T4">anger:</text:span></text:p>
      <text:p text:style-name="P1"><text:span text:style-name="T5">“</text:span><text:span text:style-name="T4">What,</text:span><text:span text:style-name="T5"> </text:span><text:span text:style-name="T4">we</text:span><text:span text:style-name="T5">’</text:span><text:span text:style-name="T4">re</text:span><text:span text:style-name="T5"> </text:span><text:span text:style-name="T4">having</text:span><text:span text:style-name="T5"> </text:span><text:span text:style-name="T4">drinks</text:span><text:span text:style-name="T5"> </text:span><text:span text:style-name="T4">with</text:span><text:span text:style-name="T5"> </text:span><text:span text:style-name="T4">the</text:span><text:span text:style-name="T5"> </text:span><text:span text:style-name="T4">runt</text:span><text:span text:style-name="T5"> </text:span><text:span text:style-name="T4">now?</text:span><text:span text:style-name="T5">”</text:span></text:p>
      <text:p text:style-name="P2">Lernea<text:span text:style-name="T1"> </text:span>sighed,<text:span text:style-name="T1"> </text:span>took<text:span text:style-name="T1"> </text:span>a<text:span text:style-name="T1"> </text:span>deep<text:span text:style-name="T1"> </text:span>breath<text:span text:style-name="T1"> </text:span>and<text:span text:style-name="T1"> </text:span>gently<text:span text:style-name="T1"> </text:span>took<text:span text:style-name="T1"> </text:span>her<text:span text:style-name="T1"> </text:span>sister<text:span text:style-name="T1"> </text:span>by<text:span text:style-name="T1"> </text:span>one<text:span text:style-name="T1"> </text:span>arm,<text:span text:style-name="T1"> </text:span>walking<text:span text:style-name="T1"> </text:span>her<text:span text:style-name="T1"> </text:span>towards<text:span text:style-name="T1"> </text:span>the<text:span text:style-name="T1"> </text:span>table.<text:span text:style-name="T1"> </text:span>She<text:span text:style-name="T1"> </text:span>told<text:span text:style-name="T1"> </text:span>her:</text:p>
      <text:p text:style-name="P1"><text:span text:style-name="T5">“</text:span><text:span text:style-name="T4">Now</text:span><text:span text:style-name="T5"> </text:span><text:span text:style-name="T4">sister,</text:span><text:span text:style-name="T5"> </text:span><text:span text:style-name="T4">this</text:span><text:span text:style-name="T5"> </text:span><text:span text:style-name="T4">calls</text:span><text:span text:style-name="T5"> </text:span><text:span text:style-name="T4">for</text:span><text:span text:style-name="T5"> </text:span><text:span text:style-name="T4">some</text:span><text:span text:style-name="T5"> </text:span><text:span text:style-name="T4">diplomacy.</text:span><text:span text:style-name="T5"> </text:span><text:span text:style-name="T4">We</text:span><text:span text:style-name="T5"> </text:span><text:span text:style-name="T4">might</text:span><text:span text:style-name="T5"> </text:span><text:span text:style-name="T4">as</text:span><text:span text:style-name="T5"> </text:span><text:span text:style-name="T4">well</text:span><text:span text:style-name="T5"> </text:span><text:span text:style-name="T4">solve</text:span><text:span text:style-name="T5"> </text:span><text:span text:style-name="T4">this</text:span><text:span text:style-name="T5"> </text:span><text:span text:style-name="T4">quandary</text:span><text:span text:style-name="T5"> </text:span><text:span text:style-name="T4">in</text:span><text:span text:style-name="T5"> </text:span><text:span text:style-name="T4">a</text:span><text:span text:style-name="T5"> </text:span><text:span text:style-name="T4">civilized</text:span><text:span text:style-name="T5"> </text:span><text:span text:style-name="T4">manner.</text:span><text:span text:style-name="T5"> </text:span><text:span text:style-name="T4">Things</text:span><text:span text:style-name="T5"> </text:span><text:span text:style-name="T4">might</text:span><text:span text:style-name="T5"> </text:span><text:span text:style-name="T4">not</text:span><text:span text:style-name="T5"> </text:span><text:span text:style-name="T4">be</text:span><text:span text:style-name="T5"> </text:span><text:span text:style-name="T4">exactly</text:span><text:span text:style-name="T5"> </text:span><text:span text:style-name="T4">as</text:span><text:span text:style-name="T5"> </text:span><text:span text:style-name="T4">they</text:span><text:span text:style-name="T5"> </text:span><text:span text:style-name="T4">appear.</text:span><text:span text:style-name="T5"> </text:span><text:span text:style-name="T4">Mr.</text:span><text:span text:style-name="T5"> </text:span><text:span text:style-name="T4">Abbermouth</text:span><text:span text:style-name="T5"> </text:span><text:span text:style-name="T4">seems</text:span><text:span text:style-name="T5"> </text:span><text:span text:style-name="T4">like</text:span><text:span text:style-name="T5"> </text:span><text:span text:style-name="T4">a..</text:span><text:span text:style-name="T5"> </text:span><text:span text:style-name="T4">Solvent</text:span><text:span text:style-name="T5"> </text:span><text:span text:style-name="T4">type</text:span><text:span text:style-name="T5"> </text:span><text:span text:style-name="T4">of</text:span><text:span text:style-name="T5"> </text:span><text:span text:style-name="T4">person.</text:span><text:span text:style-name="T5">”</text:span></text:p>
      <text:p text:style-name="P2">Parcifal<text:span text:style-name="T1"> </text:span>couldn<text:span text:style-name="T1">’</text:span>t<text:span text:style-name="T1"> </text:span>believe<text:span text:style-name="T1"> </text:span>her<text:span text:style-name="T1"> </text:span>ears,<text:span text:style-name="T1"> </text:span>but<text:span text:style-name="T1"> </text:span>followed<text:span text:style-name="T1"> </text:span>along<text:span text:style-name="T1"> </text:span>as<text:span text:style-name="T1"> </text:span>if<text:span text:style-name="T1"> </text:span>in<text:span text:style-name="T1"> </text:span>some<text:span text:style-name="T1"> </text:span>kind<text:span text:style-name="T1"> </text:span>of<text:span text:style-name="T1"> </text:span>a<text:span text:style-name="T1"> </text:span>trance.<text:span text:style-name="T1"> </text:span>Winceham<text:span text:style-name="T1"> </text:span>led<text:span text:style-name="T1"> </text:span>the<text:span text:style-name="T1"> </text:span>way<text:span text:style-name="T1"> </text:span>and<text:span text:style-name="T1"> </text:span>drew<text:span text:style-name="T1"> </text:span>their<text:span text:style-name="T1"> </text:span>chairs<text:span text:style-name="T1"> </text:span>charmingly.<text:span text:style-name="T1"> </text:span>As<text:span text:style-name="T1"> </text:span>they<text:span text:style-name="T1"> </text:span>sat<text:span text:style-name="T1"> </text:span>down<text:span text:style-name="T1"> </text:span>he<text:span text:style-name="T1"> </text:span>made<text:span text:style-name="T1"> </text:span>a<text:span text:style-name="T1"> </text:span>motion<text:span text:style-name="T1"> </text:span>with<text:span text:style-name="T1"> </text:span>a<text:span text:style-name="T1"> </text:span>hand<text:span text:style-name="T1"> </text:span>to<text:span text:style-name="T1"> </text:span>the<text:span text:style-name="T1"> </text:span>bar,<text:span text:style-name="T1"> </text:span>always<text:span text:style-name="T1"> </text:span>smiling.<text:span text:style-name="T1"> </text:span>Parcifal<text:span text:style-name="T1"> </text:span>said<text:span text:style-name="T1"> </text:span>as<text:span text:style-name="T1"> </text:span>if<text:span text:style-name="T1"> </text:span>still<text:span text:style-name="T1"> </text:span>in<text:span text:style-name="T1"> </text:span>a<text:span text:style-name="T1"> </text:span>dream:</text:p>
      <text:p text:style-name="P1"><text:span text:style-name="T5">“</text:span><text:span text:style-name="T4">I</text:span><text:span text:style-name="T5"> </text:span><text:span text:style-name="T4">thought</text:span><text:span text:style-name="T5"> </text:span><text:span text:style-name="T4">his</text:span><text:span text:style-name="T5"> </text:span><text:span text:style-name="T4">breath</text:span><text:span text:style-name="T5"> </text:span><text:span text:style-name="T4">stank!</text:span><text:span text:style-name="T5">” </text:span><text:span text:style-name="T4">exclaimed</text:span><text:span text:style-name="T5"> </text:span><text:span text:style-name="T4">Parcifal</text:span><text:span text:style-name="T5"> </text:span><text:span text:style-name="T4">in</text:span><text:span text:style-name="T5"> </text:span><text:span text:style-name="T4">protest.</text:span></text:p>
      <text:p text:style-name="P1"><text:span text:style-name="T5">“</text:span><text:span text:style-name="T4">Well,</text:span><text:span text:style-name="T5"> </text:span><text:span text:style-name="T4">it</text:span><text:span text:style-name="T5">’</text:span><text:span text:style-name="T4">s</text:span><text:span text:style-name="T5"> </text:span><text:span text:style-name="T4">obvious</text:span><text:span text:style-name="T5"> </text:span><text:span text:style-name="T4">that</text:span><text:span text:style-name="T5"> </text:span><text:span text:style-name="T4">this</text:span><text:span text:style-name="T5"> </text:span><text:span text:style-name="T4">is</text:span><text:span text:style-name="T5"> </text:span><text:span text:style-name="T4">neither</text:span><text:span text:style-name="T5"> </text:span><text:span text:style-name="T4">party</text:span><text:span text:style-name="T5">’</text:span><text:span text:style-name="T4">s</text:span><text:span text:style-name="T5"> </text:span><text:span text:style-name="T4">priority.</text:span><text:span text:style-name="T5"> </text:span><text:span text:style-name="T4">Mr.</text:span><text:span text:style-name="T5"> </text:span><text:span text:style-name="T4">Abbermouth</text:span><text:span text:style-name="T5"> </text:span><text:span text:style-name="T4">here</text:span><text:span text:style-name="T5"> </text:span><text:span text:style-name="T4">will</text:span><text:span text:style-name="T5"> </text:span><text:span text:style-name="T4">make</text:span><text:span text:style-name="T5"> </text:span><text:span text:style-name="T4">sure</text:span><text:span text:style-name="T5"> </text:span><text:span text:style-name="T4">we</text:span><text:span text:style-name="T5">’</text:span><text:span text:style-name="T4">re</text:span><text:span text:style-name="T5"> </text:span><text:span text:style-name="T4">properly</text:span><text:span text:style-name="T5"> </text:span><text:span text:style-name="T4">compensated</text:span><text:span text:style-name="T5"> </text:span><text:span text:style-name="T4">for</text:span><text:span text:style-name="T5"> </text:span><text:span text:style-name="T4">all</text:span><text:span text:style-name="T5"> </text:span><text:span text:style-name="T4">the</text:span><text:span text:style-name="T5"> </text:span><text:span text:style-name="T4">trouble</text:span><text:span text:style-name="T5"> </text:span><text:span text:style-name="T4">he</text:span><text:span text:style-name="T5">’</text:span><text:span text:style-name="T4">s</text:span><text:span text:style-name="T5"> </text:span><text:span text:style-name="T4">caused</text:span><text:span text:style-name="T5"> </text:span><text:span text:style-name="T4">us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stressing</text:span><text:span text:style-name="T5"> </text:span><text:span text:style-name="T4">her</text:span><text:span text:style-name="T5"> </text:span><text:span text:style-name="T4">last</text:span><text:span text:style-name="T5"> </text:span><text:span text:style-name="T4">few</text:span><text:span text:style-name="T5"> </text:span><text:span text:style-name="T4">words.</text:span><text:span text:style-name="T5"> </text:span><text:span text:style-name="T4">Winceham</text:span><text:span text:style-name="T5"> </text:span><text:span text:style-name="T4">grinned</text:span><text:span text:style-name="T5"> </text:span><text:span text:style-name="T4">and</text:span><text:span text:style-name="T5"> </text:span><text:span text:style-name="T4">laid</text:span><text:span text:style-name="T5"> </text:span><text:span text:style-name="T4">back</text:span><text:span text:style-name="T5"> </text:span><text:span text:style-name="T4">on</text:span><text:span text:style-name="T5"> </text:span><text:span text:style-name="T4">his</text:span><text:span text:style-name="T5"> </text:span><text:span text:style-name="T4">chair</text:span><text:span text:style-name="T5"> </text:span><text:span text:style-name="T4">before</text:span><text:span text:style-name="T5"> </text:span><text:span text:style-name="T4">he</text:span><text:span text:style-name="T5"> </text:span><text:span text:style-name="T4">said:</text:span></text:p>
      <text:p text:style-name="P1"><text:span text:style-name="T5">“</text:span><text:span text:style-name="T4">The</text:span><text:span text:style-name="T5"> </text:span><text:span text:style-name="T4">way</text:span><text:span text:style-name="T5"> </text:span><text:span text:style-name="T4">things</text:span><text:span text:style-name="T5"> </text:span><text:span text:style-name="T4">turned</text:span><text:span text:style-name="T5"> </text:span><text:span text:style-name="T4">out,</text:span><text:span text:style-name="T5"> </text:span><text:span text:style-name="T4">you</text:span><text:span text:style-name="T5"> </text:span><text:span text:style-name="T4">gals</text:span><text:span text:style-name="T5"> </text:span><text:span text:style-name="T4">should</text:span><text:span text:style-name="T5"> </text:span><text:span text:style-name="T4">be</text:span><text:span text:style-name="T5"> </text:span><text:span text:style-name="T4">actually</text:span><text:span text:style-name="T5"> </text:span><text:span text:style-name="T4">thankful.</text:span><text:span text:style-name="T5"> </text:span><text:span text:style-name="T4">These</text:span><text:span text:style-name="T5"> </text:span><text:span text:style-name="T4">folks</text:span><text:span text:style-name="T5"> </text:span><text:span text:style-name="T4">live</text:span><text:span text:style-name="T5"> </text:span><text:span text:style-name="T4">on</text:span><text:span text:style-name="T5"> </text:span><text:span text:style-name="T4">rotten</text:span><text:span text:style-name="T5"> </text:span><text:span text:style-name="T4">clams</text:span><text:span text:style-name="T5"> </text:span><text:span text:style-name="T4">and</text:span><text:span text:style-name="T5"> </text:span><text:span text:style-name="T4">maggoty</text:span><text:span text:style-name="T5"> </text:span><text:span text:style-name="T4">bread</text:span><text:span text:style-name="T5"> </text:span><text:span text:style-name="T4">most</text:span><text:span text:style-name="T5"> </text:span><text:span text:style-name="T4">of</text:span><text:span text:style-name="T5"> </text:span><text:span text:style-name="T4">the</text:span><text:span text:style-name="T5"> </text:span><text:span text:style-name="T4">time;</text:span><text:span text:style-name="T5"> </text:span><text:span text:style-name="T4">they</text:span><text:span text:style-name="T5">’</text:span><text:span text:style-name="T4">d</text:span><text:span text:style-name="T5"> </text:span><text:span text:style-name="T4">rip</text:span><text:span text:style-name="T5"> </text:span><text:span text:style-name="T4">you</text:span><text:span text:style-name="T5"> </text:span><text:span text:style-name="T4">apart</text:span><text:span text:style-name="T5"> </text:span><text:span text:style-name="T4">and</text:span><text:span text:style-name="T5"> </text:span><text:span text:style-name="T4">feed</text:span><text:span text:style-name="T5"> </text:span><text:span text:style-name="T4">you</text:span><text:span text:style-name="T5"> </text:span><text:span text:style-name="T4">to</text:span><text:span text:style-name="T5"> </text:span><text:span text:style-name="T4">the</text:span><text:span text:style-name="T5"> </text:span><text:span text:style-name="T4">sharks</text:span><text:span text:style-name="T5"> </text:span><text:span text:style-name="T4">right</text:span><text:span text:style-name="T5"> </text:span><text:span text:style-name="T4">round</text:span><text:span text:style-name="T5"> </text:span><text:span text:style-name="T4">the</text:span><text:span text:style-name="T5"> </text:span><text:span text:style-name="T4">Mangled</text:span><text:span text:style-name="T5"> </text:span><text:span text:style-name="T4">Horn</text:span><text:span text:style-name="T5"> </text:span><text:span text:style-name="T4">if</text:span><text:span text:style-name="T5"> </text:span><text:span text:style-name="T4">they</text:span><text:span text:style-name="T5"> </text:span><text:span text:style-name="T4">didn</text:span><text:span text:style-name="T5">’</text:span><text:span text:style-name="T4">t</text:span><text:span text:style-name="T5"> </text:span><text:span text:style-name="T4">get</text:span><text:span text:style-name="T5"> </text:span><text:span text:style-name="T4">some</text:span><text:span text:style-name="T5"> </text:span><text:span text:style-name="T4">of</text:span><text:span text:style-name="T5"> </text:span><text:span text:style-name="T4">Ned</text:span><text:span text:style-name="T5">’</text:span><text:span text:style-name="T4">s</text:span><text:span text:style-name="T5"> </text:span><text:span text:style-name="T4">jambalaya.</text:span><text:span text:style-name="T5"> </text:span><text:span text:style-name="T4">Perhaps</text:span><text:span text:style-name="T5"> </text:span><text:span text:style-name="T4">they</text:span><text:span text:style-name="T5">’</text:span><text:span text:style-name="T4">d</text:span><text:span text:style-name="T5"> </text:span><text:span text:style-name="T4">have</text:span><text:span text:style-name="T5"> </text:span><text:span text:style-name="T4">their</text:span><text:span text:style-name="T5"> </text:span><text:span text:style-name="T4">way</text:span><text:span text:style-name="T5"> </text:span><text:span text:style-name="T4">with</text:span><text:span text:style-name="T5"> </text:span><text:span text:style-name="T4">you</text:span><text:span text:style-name="T5"> </text:span><text:span text:style-name="T4">first</text:span><text:span text:style-name="T5"> </text:span><text:span text:style-name="T4">as</text:span><text:span text:style-name="T5"> </text:span><text:span text:style-name="T4">well.</text:span><text:span text:style-name="T5">”</text:span></text:p>
      <text:p text:style-name="P2">Parcifal<text:span text:style-name="T1"> </text:span>laughed<text:span text:style-name="T1"> </text:span>in<text:span text:style-name="T1"> </text:span>shocked<text:span text:style-name="T1"> </text:span>disbelief<text:span text:style-name="T1"> </text:span>and<text:span text:style-name="T1"> </text:span>shouted<text:span text:style-name="T1"> </text:span>at<text:span text:style-name="T1"> </text:span>Winceham,<text:span text:style-name="T1"> “</text:span>Thankful?<text:span text:style-name="T1"> </text:span>For<text:span text:style-name="T1"> </text:span>being<text:span text:style-name="T1"> </text:span>robbed<text:span text:style-name="T1"> </text:span>and<text:span text:style-name="T1"> </text:span>humiliated<text:span text:style-name="T1"> </text:span>by<text:span text:style-name="T1"> </text:span>a<text:span text:style-name="T1"> </text:span>dwarf?<text:span text:style-name="T1">”</text:span></text:p>
      <text:p text:style-name="P1"><text:span text:style-name="T5">“</text:span><text:span text:style-name="T4">Technically,</text:span><text:span text:style-name="T5"> </text:span><text:span text:style-name="T4">a</text:span><text:span text:style-name="T5"> </text:span><text:span text:style-name="T4">hauflin,</text:span><text:span text:style-name="T5"> </text:span><text:span text:style-name="T4">but</text:span><text:span text:style-name="T5"> </text:span><text:span text:style-name="T4">I</text:span><text:span text:style-name="T5">’</text:span><text:span text:style-name="T4">m</text:span><text:span text:style-name="T5"> </text:span><text:span text:style-name="T4">sure</text:span><text:span text:style-name="T5"> </text:span><text:span text:style-name="T4">you</text:span><text:span text:style-name="T5"> </text:span><text:span text:style-name="T4">don</text:span><text:span text:style-name="T5">’</text:span><text:span text:style-name="T4">t</text:span><text:span text:style-name="T5"> </text:span><text:span text:style-name="T4">meet</text:span><text:span text:style-name="T5"> </text:span><text:span text:style-name="T4">with</text:span><text:span text:style-name="T5"> </text:span><text:span text:style-name="T4">our</text:span><text:span text:style-name="T5"> </text:span><text:span text:style-name="T4">kind</text:span><text:span text:style-name="T5"> </text:span><text:soft-page-break/><text:span text:style-name="T4">where</text:span><text:span text:style-name="T5"> </text:span><text:span text:style-name="T4">you</text:span><text:span text:style-name="T5">’</text:span><text:span text:style-name="T4">re</text:span><text:span text:style-name="T5"> </text:span><text:span text:style-name="T4">from.</text:span><text:span text:style-name="T5">”</text:span></text:p>
      <text:p text:style-name="P1"><text:span text:style-name="T5">“</text:span><text:span text:style-name="T4">A</text:span><text:span text:style-name="T5"> </text:span><text:span text:style-name="T4">what?</text:span><text:span text:style-name="T5"> </text:span><text:span text:style-name="T4">How</text:span><text:span text:style-name="T5"> </text:span><text:span text:style-name="T4">would</text:span><text:span text:style-name="T5"> </text:span><text:span text:style-name="T4">you</text:span><text:span text:style-name="T5"> </text:span><text:span text:style-name="T4">know</text:span><text:span text:style-name="T5"> </text:span><text:span text:style-name="T4">where</text:span><text:span text:style-name="T5"> </text:span><text:span text:style-name="T4">we</text:span><text:span text:style-name="T5"> </text:span><text:span text:style-name="T4">come</text:span><text:span text:style-name="T5"> </text:span><text:span text:style-name="T4">from?</text:span><text:span text:style-name="T5">” </text:span><text:span text:style-name="T4">asked</text:span><text:span text:style-name="T5"> </text:span><text:span text:style-name="T4">Parcifal,</text:span><text:span text:style-name="T5"> </text:span><text:span text:style-name="T4">raising</text:span><text:span text:style-name="T5"> </text:span><text:span text:style-name="T4">an</text:span><text:span text:style-name="T5"> </text:span><text:span text:style-name="T4">eyebrow,</text:span><text:span text:style-name="T5"> </text:span><text:span text:style-name="T4">her</text:span><text:span text:style-name="T5"> </text:span><text:span text:style-name="T4">voice</text:span><text:span text:style-name="T5"> </text:span><text:span text:style-name="T4">edgy.</text:span></text:p>
      <text:p text:style-name="P1"><text:span text:style-name="T5">“</text:span><text:span text:style-name="T4">My</text:span><text:span text:style-name="T5"> </text:span><text:span text:style-name="T4">lady</text:span><text:span text:style-name="T5"> </text:span><text:span text:style-name="T4">Teletha,</text:span><text:span text:style-name="T5"> </text:span><text:span text:style-name="T4">you</text:span><text:span text:style-name="T5"> </text:span><text:span text:style-name="T4">and</text:span><text:span text:style-name="T5"> </text:span><text:span text:style-name="T4">your</text:span><text:span text:style-name="T5"> </text:span><text:span text:style-name="T4">sister</text:span><text:span text:style-name="T5"> </text:span><text:span text:style-name="T4">are</text:span><text:span text:style-name="T5"> </text:span><text:span text:style-name="T4">of</text:span><text:span text:style-name="T5"> </text:span><text:span text:style-name="T4">nobility,</text:span><text:span text:style-name="T5">” </text:span><text:span text:style-name="T4">he</text:span><text:span text:style-name="T5"> </text:span><text:span text:style-name="T4">said</text:span><text:span text:style-name="T5"> </text:span><text:span text:style-name="T4">and</text:span><text:span text:style-name="T5"> </text:span><text:span text:style-name="T4">pointed</text:span><text:span text:style-name="T5"> </text:span><text:span text:style-name="T4">at</text:span><text:span text:style-name="T5"> </text:span><text:span text:style-name="T4">the</text:span><text:span text:style-name="T5"> </text:span><text:span text:style-name="T4">family</text:span><text:span text:style-name="T5"> </text:span><text:span text:style-name="T4">crest</text:span><text:span text:style-name="T5"> </text:span><text:span text:style-name="T4">on</text:span><text:span text:style-name="T5"> </text:span><text:span text:style-name="T4">their</text:span><text:span text:style-name="T5"> </text:span><text:span text:style-name="T4">breastplates</text:span><text:span text:style-name="T5"> </text:span><text:span text:style-name="T4">before</text:span><text:span text:style-name="T5"> </text:span><text:span text:style-name="T4">adding,</text:span><text:span text:style-name="T5"> “</text:span><text:span text:style-name="T4">Nomos</text:span><text:span text:style-name="T5"> </text:span><text:span text:style-name="T4">nobility</text:span><text:span text:style-name="T5"> </text:span><text:span text:style-name="T4">doesn</text:span><text:span text:style-name="T5">’</text:span><text:span text:style-name="T4">t</text:span><text:span text:style-name="T5"> </text:span><text:span text:style-name="T4">hold</text:span><text:span text:style-name="T5"> </text:span><text:span text:style-name="T4">much</text:span><text:span text:style-name="T5"> </text:span><text:span text:style-name="T4">weight</text:span><text:span text:style-name="T5"> </text:span><text:span text:style-name="T4">around</text:span><text:span text:style-name="T5"> </text:span><text:span text:style-name="T4">these</text:span><text:span text:style-name="T5"> </text:span><text:span text:style-name="T4">parts,</text:span><text:span text:style-name="T5"> </text:span><text:span text:style-name="T4">but</text:span><text:span text:style-name="T5"> </text:span><text:span text:style-name="T4">nobility</text:span><text:span text:style-name="T5"> </text:span><text:span text:style-name="T4">still.</text:span><text:span text:style-name="T5">”</text:span></text:p>
      <text:p text:style-name="P1"><text:span text:style-name="T5">“</text:span><text:span text:style-name="T4">Is</text:span><text:span text:style-name="T5"> </text:span><text:span text:style-name="T4">that</text:span><text:span text:style-name="T5"> </text:span><text:span text:style-name="T4">how</text:span><text:span text:style-name="T5"> </text:span><text:span text:style-name="T4">your</text:span><text:span text:style-name="T5"> </text:span><text:span text:style-name="T4">kind</text:span><text:span text:style-name="T5"> </text:span><text:span text:style-name="T4">treats</text:span><text:span text:style-name="T5"> </text:span><text:span text:style-name="T4">nobility</text:span><text:span text:style-name="T5"> </text:span><text:span text:style-name="T4">then?</text:span><text:span text:style-name="T5">” </text:span><text:span text:style-name="T4">asked</text:span><text:span text:style-name="T5"> </text:span><text:span text:style-name="T4">Parcifal</text:span><text:span text:style-name="T5"> </text:span><text:span text:style-name="T4">folding</text:span><text:span text:style-name="T5"> </text:span><text:span text:style-name="T4">her</text:span><text:span text:style-name="T5"> </text:span><text:span text:style-name="T4">arms</text:span><text:span text:style-name="T5"> </text:span><text:span text:style-name="T4">upon</text:span><text:span text:style-name="T5"> </text:span><text:span text:style-name="T4">the</text:span><text:span text:style-name="T5"> </text:span><text:span text:style-name="T4">table.</text:span><text:span text:style-name="T5"> </text:span><text:span text:style-name="T4">At</text:span><text:span text:style-name="T5"> </text:span><text:span text:style-name="T4">that</text:span><text:span text:style-name="T5"> </text:span><text:span text:style-name="T4">moment,</text:span><text:span text:style-name="T5"> </text:span><text:span text:style-name="T4">Ned,</text:span><text:span text:style-name="T5"> </text:span><text:span text:style-name="T4">the</text:span><text:span text:style-name="T5"> </text:span><text:span text:style-name="T4">comedian</text:span><text:span text:style-name="T5"> </text:span><text:span text:style-name="T4">who</text:span><text:span text:style-name="T5"> </text:span><text:span text:style-name="T4">was</text:span><text:span text:style-name="T5"> </text:span><text:span text:style-name="T4">also</text:span><text:span text:style-name="T5"> </text:span><text:span text:style-name="T4">the</text:span><text:span text:style-name="T5"> </text:span><text:span text:style-name="T4">cook</text:span><text:span text:style-name="T5"> </text:span><text:span text:style-name="T4">and</text:span><text:span text:style-name="T5"> </text:span><text:span text:style-name="T4">the</text:span><text:span text:style-name="T5"> </text:span><text:span text:style-name="T4">barkeeper</text:span><text:span text:style-name="T5">’</text:span><text:span text:style-name="T4">s</text:span><text:span text:style-name="T5"> </text:span><text:span text:style-name="T4">son</text:span><text:span text:style-name="T5"> </text:span><text:span text:style-name="T4">arrived</text:span><text:span text:style-name="T5"> </text:span><text:span text:style-name="T4">with</text:span><text:span text:style-name="T5"> </text:span><text:span text:style-name="T4">three</text:span><text:span text:style-name="T5"> </text:span><text:span text:style-name="T4">kegs</text:span><text:span text:style-name="T5"> </text:span><text:span text:style-name="T4">of</text:span><text:span text:style-name="T5"> </text:span><text:span text:style-name="T4">ale</text:span><text:span text:style-name="T5"> </text:span><text:span text:style-name="T4">and</text:span><text:span text:style-name="T5"> </text:span><text:span text:style-name="T4">a</text:span><text:span text:style-name="T5"> </text:span><text:span text:style-name="T4">large</text:span><text:span text:style-name="T5"> </text:span><text:span text:style-name="T4">pot</text:span><text:span text:style-name="T5"> </text:span><text:span text:style-name="T4">of</text:span><text:span text:style-name="T5"> </text:span><text:span text:style-name="T4">steaming</text:span><text:span text:style-name="T5"> </text:span><text:span text:style-name="T4">jambalaya.</text:span></text:p>
      <text:p text:style-name="P1"><text:span text:style-name="T5">“</text:span><text:span text:style-name="T4">Compliments</text:span><text:span text:style-name="T5"> </text:span><text:span text:style-name="T4">of</text:span><text:span text:style-name="T5"> </text:span><text:span text:style-name="T4">Mr.</text:span><text:span text:style-name="T5"> </text:span><text:span text:style-name="T4">Abbermouth,</text:span><text:span text:style-name="T5"> </text:span><text:span text:style-name="T4">miladies,</text:span><text:span text:style-name="T5">” </text:span><text:span text:style-name="T4">said</text:span><text:span text:style-name="T5"> </text:span><text:span text:style-name="T4">Ned</text:span><text:span text:style-name="T5"> </text:span><text:span text:style-name="T4">and</text:span><text:span text:style-name="T5"> </text:span><text:span text:style-name="T4">with</text:span><text:span text:style-name="T5"> </text:span><text:span text:style-name="T4">a</text:span><text:span text:style-name="T5"> </text:span><text:span text:style-name="T4">firm</text:span><text:span text:style-name="T5"> </text:span><text:span text:style-name="T4">lip</text:span><text:span text:style-name="T5"> </text:span><text:span text:style-name="T4">bowed</text:span><text:span text:style-name="T5"> </text:span><text:span text:style-name="T4">slightly</text:span><text:span text:style-name="T5"> </text:span><text:span text:style-name="T4">to</text:span><text:span text:style-name="T5"> </text:span><text:span text:style-name="T4">the</text:span><text:span text:style-name="T5"> </text:span><text:span text:style-name="T4">sisters</text:span><text:span text:style-name="T5"> </text:span><text:span text:style-name="T4">before</text:span><text:span text:style-name="T5"> </text:span><text:span text:style-name="T4">leaving</text:span><text:span text:style-name="T5"> </text:span><text:span text:style-name="T4">quietly.</text:span></text:p>
      <text:p text:style-name="P1"><text:span text:style-name="T5">“</text:span><text:span text:style-name="T4">Now</text:span><text:span text:style-name="T5"> </text:span><text:span text:style-name="T4">that</text:span><text:span text:style-name="T5">’</text:span><text:span text:style-name="T4">s</text:span><text:span text:style-name="T5"> </text:span><text:span text:style-name="T4">a</text:span><text:span text:style-name="T5"> </text:span><text:span text:style-name="T4">gentleman,</text:span><text:span text:style-name="T5"> </text:span><text:span text:style-name="T4">Mr.</text:span><text:span text:style-name="T5"> </text:span><text:span text:style-name="T4">Abbermouth.</text:span><text:span text:style-name="T5"> </text:span><text:span text:style-name="T4">How</text:span><text:span text:style-name="T5"> </text:span><text:span text:style-name="T4">about</text:span><text:span text:style-name="T5"> </text:span><text:span text:style-name="T4">you?</text:span><text:span text:style-name="T5">” </text:span><text:span text:style-name="T4">asked</text:span><text:span text:style-name="T5"> </text:span><text:span text:style-name="T4">Lernea</text:span><text:span text:style-name="T5"> </text:span><text:span text:style-name="T4">and</text:span><text:span text:style-name="T5"> </text:span><text:span text:style-name="T4">Parcifal</text:span><text:span text:style-name="T5"> </text:span><text:span text:style-name="T4">added</text:span><text:span text:style-name="T5"> </text:span><text:span text:style-name="T4">after</text:span><text:span text:style-name="T5"> </text:span><text:span text:style-name="T4">wiping</text:span><text:span text:style-name="T5"> </text:span><text:span text:style-name="T4">some</text:span><text:span text:style-name="T5"> </text:span><text:span text:style-name="T4">foam</text:span><text:span text:style-name="T5"> </text:span><text:span text:style-name="T4">off</text:span><text:span text:style-name="T5"> </text:span><text:span text:style-name="T4">her</text:span><text:span text:style-name="T5"> </text:span><text:span text:style-name="T4">mouth</text:span><text:span text:style-name="T5"> </text:span><text:span text:style-name="T4">and</text:span><text:span text:style-name="T5"> </text:span><text:span text:style-name="T4">settling</text:span><text:span text:style-name="T5"> </text:span><text:span text:style-name="T4">her</text:span><text:span text:style-name="T5"> </text:span><text:span text:style-name="T4">keg</text:span><text:span text:style-name="T5"> </text:span><text:span text:style-name="T4">hard</text:span><text:span text:style-name="T5"> </text:span><text:span text:style-name="T4">down</text:span><text:span text:style-name="T5"> </text:span><text:span text:style-name="T4">on</text:span><text:span text:style-name="T5"> </text:span><text:span text:style-name="T4">the</text:span><text:span text:style-name="T5"> </text:span><text:span text:style-name="T4">table</text:span><text:span text:style-name="T5"> </text:span><text:span text:style-name="T4">with</text:span><text:span text:style-name="T5"> </text:span><text:span text:style-name="T4">a</text:span><text:span text:style-name="T5"> </text:span><text:span text:style-name="T4">thud</text:span><text:span text:style-name="T5"> </text:span><text:span text:style-name="T4">and</text:span><text:span text:style-name="T5"> </text:span><text:span text:style-name="T4">a</text:span><text:span text:style-name="T5"> </text:span><text:span text:style-name="T4">spill.</text:span></text:p>
      <text:p text:style-name="P1"><text:span text:style-name="T5">“</text:span><text:span text:style-name="T4">Yeah,</text:span><text:span text:style-name="T5"> </text:span><text:span text:style-name="T4">where</text:span><text:span text:style-name="T5">’</text:span><text:span text:style-name="T4">s</text:span><text:span text:style-name="T5"> </text:span><text:span text:style-name="T4">our</text:span><text:span text:style-name="T5"> </text:span><text:span text:style-name="T4">money</text:span><text:span text:style-name="T5"> </text:span><text:span text:style-name="T4">runt?</text:span><text:span text:style-name="T5">”</text:span></text:p>
      <text:p text:style-name="P1"><text:span text:style-name="T5">“</text:span><text:span text:style-name="T4">In</text:span><text:span text:style-name="T5"> </text:span><text:span text:style-name="T4">all</text:span><text:span text:style-name="T5"> </text:span><text:span text:style-name="T4">those</text:span><text:span text:style-name="T5"> </text:span><text:span text:style-name="T4">pots</text:span><text:span text:style-name="T5"> </text:span><text:span text:style-name="T4">of</text:span><text:span text:style-name="T5"> </text:span><text:span text:style-name="T4">jambalaya,</text:span><text:span text:style-name="T5"> </text:span><text:span text:style-name="T4">I</text:span><text:span text:style-name="T5">’</text:span><text:span text:style-name="T4">m</text:span><text:span text:style-name="T5"> </text:span><text:span text:style-name="T4">afraid.</text:span><text:span text:style-name="T5"> </text:span><text:span text:style-name="T4">The</text:span><text:span text:style-name="T5"> </text:span><text:span text:style-name="T4">Rule,</text:span><text:span text:style-name="T5"> </text:span><text:span text:style-name="T4">you</text:span><text:span text:style-name="T5"> </text:span><text:span text:style-name="T4">see.</text:span><text:span text:style-name="T5">”</text:span></text:p>
      <text:p text:style-name="P1"><text:span text:style-name="T5">“</text:span><text:span text:style-name="T4">What</text:span><text:span text:style-name="T5"> </text:span><text:span text:style-name="T4">bloody</text:span><text:span text:style-name="T5"> </text:span><text:span text:style-name="T4">rule</text:span><text:span text:style-name="T5"> </text:span><text:span text:style-name="T4">says</text:span><text:span text:style-name="T5"> </text:span><text:span text:style-name="T4">you</text:span><text:span text:style-name="T5"> </text:span><text:span text:style-name="T4">go</text:span><text:span text:style-name="T5"> </text:span><text:span text:style-name="T4">off</text:span><text:span text:style-name="T5"> </text:span><text:span text:style-name="T4">with</text:span><text:span text:style-name="T5"> </text:span><text:span text:style-name="T4">our</text:span><text:span text:style-name="T5"> </text:span><text:span text:style-name="T4">money</text:span><text:span text:style-name="T5"> </text:span><text:span text:style-name="T4">and</text:span><text:span text:style-name="T5"> </text:span><text:span text:style-name="T4">then</text:span><text:span text:style-name="T5"> </text:span><text:span text:style-name="T4">spend</text:span><text:span text:style-name="T5"> </text:span><text:span text:style-name="T4">it</text:span><text:span text:style-name="T5"> </text:span><text:span text:style-name="T4">on</text:span><text:span text:style-name="T5"> </text:span><text:span text:style-name="T4">buying</text:span><text:span text:style-name="T5"> </text:span><text:span text:style-name="T4">dinner</text:span><text:span text:style-name="T5"> </text:span><text:span text:style-name="T4">to</text:span><text:span text:style-name="T5"> </text:span><text:span text:style-name="T4">a</text:span><text:span text:style-name="T5"> </text:span><text:span text:style-name="T4">drunken</text:span><text:span text:style-name="T5"> </text:span><text:span text:style-name="T4">sailor?</text:span><text:span text:style-name="T5">” </text:span><text:span text:style-name="T4">ask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mounting</text:span><text:span text:style-name="T5"> </text:span><text:span text:style-name="T4">anger,</text:span><text:span text:style-name="T5"> </text:span><text:span text:style-name="T4">while</text:span><text:span text:style-name="T5"> </text:span><text:span text:style-name="T4">Lernea</text:span><text:span text:style-name="T5"> </text:span><text:span text:style-name="T4">tugged</text:span><text:span text:style-name="T5"> </text:span><text:span text:style-name="T4">at</text:span><text:span text:style-name="T5"> </text:span><text:span text:style-name="T4">her</text:span><text:span text:style-name="T5"> </text:span><text:span text:style-name="T4">sleeve,</text:span><text:span text:style-name="T5"> </text:span><text:span text:style-name="T4">pointing</text:span><text:span text:style-name="T5"> </text:span><text:span text:style-name="T4">to</text:span><text:span text:style-name="T5"> </text:span><text:span text:style-name="T4">a</text:span><text:span text:style-name="T5"> </text:span><text:span text:style-name="T4">tiny</text:span><text:span text:style-name="T5"> </text:span><text:span text:style-name="T4">wooden</text:span><text:span text:style-name="T5"> </text:span><text:span text:style-name="T4">plaque</text:span><text:span text:style-name="T5"> </text:span><text:span text:style-name="T4">on</text:span><text:span text:style-name="T5"> </text:span><text:span text:style-name="T4">the</text:span><text:span text:style-name="T5"> </text:span><text:span text:style-name="T4">wall</text:span><text:span text:style-name="T5"> </text:span><text:span text:style-name="T4">right</text:span><text:span text:style-name="T5"> </text:span><text:span text:style-name="T4">behind</text:span><text:span text:style-name="T5"> </text:span><text:span text:style-name="T4">her,</text:span><text:span text:style-name="T5"> </text:span><text:span text:style-name="T4">next</text:span><text:span text:style-name="T5"> </text:span><text:span text:style-name="T4">to</text:span><text:span text:style-name="T5"> </text:span><text:span text:style-name="T4">a</text:span><text:span text:style-name="T5"> </text:span><text:span text:style-name="T4">broken</text:span><text:span text:style-name="T5"> </text:span><text:span text:style-name="T4">light</text:span><text:span text:style-name="T5"> </text:span><text:span text:style-name="T4">lamp.</text:span></text:p>
      <text:p text:style-name="P1"><text:span text:style-name="T5">“‘ </text:span><text:span text:style-name="T4">The</text:span><text:span text:style-name="T5"> </text:span><text:span text:style-name="T4">Rule</text:span><text:span text:style-name="T5"> </text:span><text:span text:style-name="T4">-</text:span><text:span text:style-name="T5"> </text:span><text:span text:style-name="T4">First</text:span><text:span text:style-name="T5"> </text:span><text:span text:style-name="T4">to</text:span><text:span text:style-name="T5"> </text:span><text:span text:style-name="T4">draw</text:span><text:span text:style-name="T5"> </text:span><text:span text:style-name="T4">a</text:span><text:span text:style-name="T5"> </text:span><text:span text:style-name="T4">weapon,</text:span><text:span text:style-name="T5"> </text:span><text:span text:style-name="T4">first</text:span><text:span text:style-name="T5"> </text:span><text:span text:style-name="T4">to</text:span><text:span text:style-name="T5"> </text:span><text:span text:style-name="T4">buy</text:span><text:span text:style-name="T5"> </text:span><text:span text:style-name="T4">everyone</text:span><text:span text:style-name="T5"> </text:span><text:span text:style-name="T4">a</text:span><text:span text:style-name="T5"> </text:span><text:span text:style-name="T4">meal</text:span><text:span text:style-name="T5"> </text:span><text:span text:style-name="T4">or</text:span><text:span text:style-name="T5"> </text:span><text:span text:style-name="T4">face</text:span><text:span text:style-name="T5"> </text:span><text:span text:style-name="T4">their</text:span><text:span text:style-name="T5"> </text:span><text:span text:style-name="T4">wrath.</text:span><text:span text:style-name="T5">’ </text:span><text:span text:style-name="T4">Pretty</text:span><text:span text:style-name="T5"> </text:span><text:span text:style-name="T4">obvious</text:span><text:span text:style-name="T5"> </text:span><text:span text:style-name="T4">place</text:span><text:span text:style-name="T5"> </text:span><text:span text:style-name="T4">to</text:span><text:span text:style-name="T5"> </text:span><text:span text:style-name="T4">put</text:span><text:span text:style-name="T5"> </text:span><text:span text:style-name="T4">up</text:span><text:span text:style-name="T5"> </text:span><text:span text:style-name="T4">a</text:span><text:span text:style-name="T5"> </text:span><text:span text:style-name="T4">sign</text:span><text:span text:style-name="T5"> </text:span><text:span text:style-name="T4">with</text:span><text:span text:style-name="T5"> </text:span><text:span text:style-name="T4">a</text:span><text:span text:style-name="T5"> </text:span><text:span text:style-name="T4">pretty</text:span><text:span text:style-name="T5"> </text:span><text:span text:style-name="T4">arbitrary</text:span><text:span text:style-name="T5"> </text:span><text:span text:style-name="T4">rule,</text:span><text:span text:style-name="T5"> </text:span><text:span text:style-name="T4">I</text:span><text:span text:style-name="T5"> </text:span><text:span text:style-name="T4">might</text:span><text:span text:style-name="T5"> </text:span><text:span text:style-name="T4">add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and</text:span><text:span text:style-name="T5"> </text:span><text:span text:style-name="T4">puckered</text:span><text:span text:style-name="T5"> </text:span><text:span text:style-name="T4">her</text:span><text:span text:style-name="T5"> </text:span><text:span text:style-name="T4">lips</text:span><text:span text:style-name="T5"> </text:span><text:span text:style-name="T4">in</text:span><text:span text:style-name="T5"> </text:span><text:span text:style-name="T4">a</text:span><text:span text:style-name="T5"> </text:span><text:span text:style-name="T4">very</text:span><text:span text:style-name="T5"> </text:span><text:span text:style-name="T4">unladylike</text:span><text:span text:style-name="T5"> </text:span><text:span text:style-name="T4">manner.</text:span><text:span text:style-name="T5"> </text:span><text:span text:style-name="T4">Parcifal</text:span><text:span text:style-name="T5"> </text:span><text:span text:style-name="T4">added</text:span><text:span text:style-name="T5"> </text:span><text:span text:style-name="T4">after</text:span><text:span text:style-name="T5"> </text:span><text:span text:style-name="T4">another</text:span><text:span text:style-name="T5"> </text:span><text:span text:style-name="T4">swig</text:span><text:span text:style-name="T5"> </text:span><text:span text:style-name="T4">of</text:span><text:span text:style-name="T5"> </text:span><text:span text:style-name="T4">ale:</text:span></text:p>
      <text:p text:style-name="P1"><text:span text:style-name="T5">“</text:span><text:span text:style-name="T4">You</text:span><text:span text:style-name="T5"> </text:span><text:span text:style-name="T4">knew</text:span><text:span text:style-name="T5"> </text:span><text:span text:style-name="T4">that,</text:span><text:span text:style-name="T5"> </text:span><text:span text:style-name="T4">didn</text:span><text:span text:style-name="T5">’</text:span><text:span text:style-name="T4">t</text:span><text:span text:style-name="T5"> </text:span><text:span text:style-name="T4">you?</text:span><text:span text:style-name="T5"> </text:span><text:span text:style-name="T4">You</text:span><text:span text:style-name="T5"> </text:span><text:span text:style-name="T4">saw</text:span><text:span text:style-name="T5"> </text:span><text:span text:style-name="T4">us</text:span><text:span text:style-name="T5"> </text:span><text:span text:style-name="T4">get</text:span><text:span text:style-name="T5"> </text:span><text:span text:style-name="T4">off</text:span><text:span text:style-name="T5"> </text:span><text:span text:style-name="T4">the</text:span><text:span text:style-name="T5"> </text:span><text:span text:style-name="T4">boat,</text:span><text:span text:style-name="T5"> </text:span><text:span text:style-name="T4">saw</text:span><text:span text:style-name="T5"> </text:span><text:span text:style-name="T4">we</text:span><text:span text:style-name="T5"> </text:span><text:span text:style-name="T4">smelled</text:span><text:span text:style-name="T5"> </text:span><text:span text:style-name="T4">money</text:span><text:span text:style-name="T5"> </text:span><text:span text:style-name="T4">and</text:span><text:span text:style-name="T5"> </text:span><text:span text:style-name="T4">went</text:span><text:span text:style-name="T5"> </text:span><text:span text:style-name="T4">for</text:span><text:span text:style-name="T5"> </text:span><text:span text:style-name="T4">our</text:span><text:span text:style-name="T5"> </text:span><text:span text:style-name="T4">coin.</text:span><text:span text:style-name="T5"> </text:span><text:span text:style-name="T4">Then</text:span><text:span text:style-name="T5"> </text:span><text:span text:style-name="T4">you</text:span><text:span text:style-name="T5"> </text:span><text:span text:style-name="T4">slicked</text:span><text:span text:style-name="T5"> </text:span><text:span text:style-name="T4">your</text:span><text:span text:style-name="T5"> </text:span><text:span text:style-name="T4">way</text:span><text:span text:style-name="T5"> </text:span><text:span text:style-name="T4">out</text:span><text:span text:style-name="T5"> </text:span><text:span text:style-name="T4">with</text:span><text:span text:style-name="T5"> </text:span><text:span text:style-name="T4">our</text:span><text:span text:style-name="T5"> </text:span><text:span text:style-name="T4">money</text:span><text:span text:style-name="T5"> </text:span><text:span text:style-name="T4">and</text:span><text:span text:style-name="T5"> </text:span><text:span text:style-name="T4">then</text:span><text:span text:style-name="T5"> </text:span><text:span text:style-name="T4">came</text:span><text:span text:style-name="T5"> </text:span><text:span text:style-name="T4">running</text:span><text:span text:style-name="T5"> </text:span><text:span text:style-name="T4">down</text:span><text:span text:style-name="T5"> </text:span><text:span text:style-name="T4">here,</text:span><text:span text:style-name="T5"> </text:span><text:span text:style-name="T4">knowing</text:span><text:span text:style-name="T5"> </text:span><text:span text:style-name="T4">we</text:span><text:span text:style-name="T5">’</text:span><text:span text:style-name="T4">d</text:span><text:span text:style-name="T5"> </text:span><text:span text:style-name="T4">be</text:span><text:span text:style-name="T5"> </text:span><text:span text:style-name="T4">in</text:span><text:span text:style-name="T5"> </text:span><text:span text:style-name="T4">a</text:span><text:span text:style-name="T5"> </text:span><text:span text:style-name="T4">fix</text:span><text:span text:style-name="T5"> </text:span><text:span text:style-name="T4">when</text:span><text:span text:style-name="T5"> </text:span><text:span text:style-name="T4">we</text:span><text:span text:style-name="T5"> </text:span><text:span text:style-name="T4">eventually</text:span><text:span text:style-name="T5"> </text:span><text:span text:style-name="T4">drew</text:span><text:span text:style-name="T5"> </text:span><text:span text:style-name="T4">a</text:span><text:span text:style-name="T5"> </text:span><text:span text:style-name="T4">sword.</text:span><text:span text:style-name="T5">”</text:span></text:p>
      <text:p text:style-name="P2">Winceham<text:span text:style-name="T1"> </text:span>nodded<text:span text:style-name="T1"> </text:span>along,<text:span text:style-name="T1"> </text:span>sipping<text:span text:style-name="T1"> </text:span>at<text:span text:style-name="T1"> </text:span>his<text:span text:style-name="T1"> </text:span>beer<text:span text:style-name="T1"> </text:span>and<text:span text:style-name="T1"> </text:span>seemingly<text:span text:style-name="T1"> </text:span>savouring<text:span text:style-name="T1"> </text:span>every<text:span text:style-name="T1"> </text:span>drop.</text:p>
      <text:p text:style-name="P1"><text:span text:style-name="T5">“</text:span><text:span text:style-name="T4">Then</text:span><text:span text:style-name="T5"> </text:span><text:span text:style-name="T4">why</text:span><text:span text:style-name="T5"> </text:span><text:span text:style-name="T4">not</text:span><text:span text:style-name="T5"> </text:span><text:span text:style-name="T4">let</text:span><text:span text:style-name="T5"> </text:span><text:span text:style-name="T4">us</text:span><text:span text:style-name="T5"> </text:span><text:span text:style-name="T4">face</text:span><text:span text:style-name="T5"> </text:span><text:span text:style-name="T4">everyone</text:span><text:span text:style-name="T5">’</text:span><text:span text:style-name="T4">s</text:span><text:span text:style-name="T5"> </text:span><text:span text:style-name="T4">wrath</text:span><text:span text:style-name="T5"> </text:span><text:span text:style-name="T4">and</text:span><text:span text:style-name="T5"> </text:span><text:span text:style-name="T4">make</text:span><text:span text:style-name="T5"> </text:span><text:span text:style-name="T4">your</text:span><text:span text:style-name="T5"> </text:span><text:span text:style-name="T4">way</text:span><text:span text:style-name="T5"> </text:span><text:span text:style-name="T4">out</text:span><text:span text:style-name="T5"> </text:span><text:span text:style-name="T4">with</text:span><text:span text:style-name="T5"> </text:span><text:span text:style-name="T4">the</text:span><text:span text:style-name="T5"> </text:span><text:span text:style-name="T4">money?</text:span><text:span text:style-name="T5">”</text:span></text:p>
      <text:p text:style-name="P1"><text:span text:style-name="T5">“</text:span><text:span text:style-name="T4">Because,</text:span><text:span text:style-name="T5"> </text:span><text:span text:style-name="T4">I</text:span><text:span text:style-name="T5">’</text:span><text:span text:style-name="T4">m</text:span><text:span text:style-name="T5"> </text:span><text:span text:style-name="T4">a</text:span><text:span text:style-name="T5"> </text:span><text:span text:style-name="T4">visionary.</text:span><text:span text:style-name="T5"> </text:span><text:span text:style-name="T4">I</text:span><text:span text:style-name="T5">’</text:span><text:span text:style-name="T4">m</text:span><text:span text:style-name="T5"> </text:span><text:span text:style-name="T4">an</text:span><text:span text:style-name="T5"> </text:span><text:span text:style-name="T4">opportunist</text:span><text:span text:style-name="T5"> </text:span><text:span text:style-name="T4">and</text:span><text:span text:style-name="T5"> </text:span><text:span text:style-name="T4">when</text:span><text:span text:style-name="T5"> </text:span><text:span text:style-name="T4">I</text:span><text:span text:style-name="T5"> </text:span><text:span text:style-name="T4">see</text:span><text:span text:style-name="T5"> </text:span><text:span text:style-name="T4">an</text:span><text:span text:style-name="T5"> </text:span><text:span text:style-name="T4">opportunity</text:span><text:span text:style-name="T5"> </text:span><text:span text:style-name="T4">I</text:span><text:span text:style-name="T5"> </text:span><text:span text:style-name="T4">grab</text:span><text:span text:style-name="T5"> </text:span><text:span text:style-name="T4">it</text:span><text:span text:style-name="T5"> </text:span><text:span text:style-name="T4">by</text:span><text:span text:style-name="T5"> </text:span><text:span text:style-name="T4">the</text:span><text:span text:style-name="T5"> </text:span><text:span text:style-name="T4">horns.</text:span><text:span text:style-name="T5">”</text:span></text:p>
      <text:p text:style-name="P1"><text:span text:style-name="T5">“</text:span><text:span text:style-name="T4">You</text:span><text:span text:style-name="T5"> </text:span><text:span text:style-name="T4">mean</text:span><text:span text:style-name="T5"> </text:span><text:span text:style-name="T4">you</text:span><text:span text:style-name="T5">’</text:span><text:span text:style-name="T4">re</text:span><text:span text:style-name="T5"> </text:span><text:span text:style-name="T4">a</text:span><text:span text:style-name="T5"> </text:span><text:span text:style-name="T4">thief.</text:span><text:span text:style-name="T5">”</text:span></text:p>
      <text:p text:style-name="P1"><text:span text:style-name="T5">“</text:span><text:span text:style-name="T4">A</text:span><text:span text:style-name="T5"> </text:span><text:span text:style-name="T4">thief..</text:span><text:span text:style-name="T5"> </text:span><text:span text:style-name="T4">What</text:span><text:span text:style-name="T5"> </text:span><text:span text:style-name="T4">exactly</text:span><text:span text:style-name="T5"> </text:span><text:span text:style-name="T4">constitutes</text:span><text:span text:style-name="T5"> </text:span><text:span text:style-name="T4">a</text:span><text:span text:style-name="T5"> </text:span><text:span text:style-name="T4">thief,</text:span><text:span text:style-name="T5"> </text:span><text:span text:style-name="T4">tell</text:span><text:span text:style-name="T5"> </text:span><text:span text:style-name="T4">me,</text:span><text:span text:style-name="T5"> </text:span><text:span text:style-name="T4">dear</text:span><text:span text:style-name="T5"> </text:span><text:span text:style-name="T4">Parcifal?</text:span><text:span text:style-name="T5">”</text:span></text:p>
      <text:p text:style-name="P1"><text:span text:style-name="T5">“</text:span><text:span text:style-name="T4">How</text:span><text:span text:style-name="T5"> </text:span><text:span text:style-name="T4">do</text:span><text:span text:style-name="T5"> </text:span><text:span text:style-name="T4">you</text:span><text:span text:style-name="T5"> </text:span><text:span text:style-name="T4">know</text:span><text:span text:style-name="T5"> </text:span><text:span text:style-name="T4">which</text:span><text:span text:style-name="T5"> </text:span><text:span text:style-name="T4">one</text:span><text:span text:style-name="T5">’</text:span><text:span text:style-name="T4">s</text:span><text:span text:style-name="T5"> </text:span><text:span text:style-name="T4">which?</text:span><text:span text:style-name="T5">”</text:span></text:p>
      <text:p text:style-name="P1"><text:span text:style-name="T5">“</text:span><text:span text:style-name="T4">Oh,</text:span><text:span text:style-name="T5"> </text:span><text:span text:style-name="T4">that</text:span><text:span text:style-name="T5">’</text:span><text:span text:style-name="T4">s</text:span><text:span text:style-name="T5"> </text:span><text:span text:style-name="T4">easy.</text:span><text:span text:style-name="T5"> </text:span><text:span text:style-name="T4">Queen</text:span><text:span text:style-name="T5"> </text:span><text:span text:style-name="T4">Lernea</text:span><text:span text:style-name="T5"> </text:span><text:span text:style-name="T4">is</text:span><text:span text:style-name="T5"> </text:span><text:span text:style-name="T4">still</text:span><text:span text:style-name="T5"> </text:span><text:span text:style-name="T4">wearing</text:span><text:span text:style-name="T5"> </text:span><text:span text:style-name="T4">her</text:span><text:span text:style-name="T5"> </text:span><text:span text:style-name="T4">marital</text:span><text:span text:style-name="T5"> </text:span><text:span text:style-name="T4">ring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and</text:span><text:span text:style-name="T5"> </text:span><text:span text:style-name="T4">pointed</text:span><text:span text:style-name="T5"> </text:span><text:span text:style-name="T4">to</text:span><text:span text:style-name="T5"> </text:span><text:span text:style-name="T4">Lernea</text:span><text:span text:style-name="T5">’</text:span><text:span text:style-name="T4">s</text:span><text:span text:style-name="T5"> </text:span><text:span text:style-name="T4">finger.</text:span></text:p>
      <text:p text:style-name="P1"><text:soft-page-break/><text:span text:style-name="T5">“</text:span><text:span text:style-name="T4">News</text:span><text:span text:style-name="T5"> </text:span><text:span text:style-name="T4">travels</text:span><text:span text:style-name="T5"> </text:span><text:span text:style-name="T4">fast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with</text:span><text:span text:style-name="T5"> </text:span><text:span text:style-name="T4">an</text:span><text:span text:style-name="T5"> </text:span><text:span text:style-name="T4">awkward</text:span><text:span text:style-name="T5"> </text:span><text:span text:style-name="T4">look</text:span><text:span text:style-name="T5"> </text:span><text:span text:style-name="T4">on</text:span><text:span text:style-name="T5"> </text:span><text:span text:style-name="T4">her</text:span><text:span text:style-name="T5"> </text:span><text:span text:style-name="T4">face</text:span><text:span text:style-name="T5"> </text:span><text:span text:style-name="T4">and</text:span><text:span text:style-name="T5"> </text:span><text:span text:style-name="T4">added:</text:span><text:span text:style-name="T5"> “</text:span><text:span text:style-name="T4">So</text:span><text:span text:style-name="T5"> </text:span><text:span text:style-name="T4">you</text:span><text:span text:style-name="T5">’</text:span><text:span text:style-name="T4">ve</text:span><text:span text:style-name="T5"> </text:span><text:span text:style-name="T4">heard</text:span><text:span text:style-name="T5"> </text:span><text:span text:style-name="T4">about</text:span><text:span text:style-name="T5"> </text:span><text:span text:style-name="T4">we</text:span><text:span text:style-name="T5">’</text:span><text:span text:style-name="T4">re</text:span><text:span text:style-name="T5"> </text:span><text:span text:style-name="T4">not</text:span><text:span text:style-name="T5"> </text:span><text:span text:style-name="T4">the</text:span><text:span text:style-name="T5"> </text:span><text:span text:style-name="T4">reigning</text:span><text:span text:style-name="T5"> </text:span><text:span text:style-name="T4">Nomos</text:span><text:span text:style-name="T5"> </text:span><text:span text:style-name="T4">family</text:span><text:span text:style-name="T5"> </text:span><text:span text:style-name="T4">anymore?</text:span><text:span text:style-name="T5">”</text:span></text:p>
      <text:p text:style-name="P1"><text:span text:style-name="T5">“</text:span><text:span text:style-name="T4">Oh,</text:span><text:span text:style-name="T5"> </text:span><text:span text:style-name="T4">I</text:span><text:span text:style-name="T5"> </text:span><text:span text:style-name="T4">see.</text:span><text:span text:style-name="T5"> </text:span><text:span text:style-name="T4">Well,</text:span><text:span text:style-name="T5"> </text:span><text:span text:style-name="T4">it</text:span><text:span text:style-name="T5">’</text:span><text:span text:style-name="T4">s</text:span><text:span text:style-name="T5"> </text:span><text:span text:style-name="T4">been</text:span><text:span text:style-name="T5"> </text:span><text:span text:style-name="T4">a</text:span><text:span text:style-name="T5"> </text:span><text:span text:style-name="T4">pleasure.</text:span><text:span text:style-name="T5"> </text:span><text:span text:style-name="T4">Miladies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and</text:span><text:span text:style-name="T5"> </text:span><text:span text:style-name="T4">tried</text:span><text:span text:style-name="T5"> </text:span><text:span text:style-name="T4">to</text:span><text:span text:style-name="T5"> </text:span><text:span text:style-name="T4">get</text:span><text:span text:style-name="T5"> </text:span><text:span text:style-name="T4">up</text:span><text:span text:style-name="T5"> </text:span><text:span text:style-name="T4">and</text:span><text:span text:style-name="T5"> </text:span><text:span text:style-name="T4">vanish</text:span><text:span text:style-name="T5"> </text:span><text:span text:style-name="T4">expertly.</text:span><text:span text:style-name="T5"> </text:span><text:span text:style-name="T4">Lernea</text:span><text:span text:style-name="T5">’</text:span><text:span text:style-name="T4">s</text:span><text:span text:style-name="T5"> </text:span><text:span text:style-name="T4">hand</text:span><text:span text:style-name="T5"> </text:span><text:span text:style-name="T4">though</text:span><text:span text:style-name="T5"> </text:span><text:span text:style-name="T4">was</text:span><text:span text:style-name="T5"> </text:span><text:span text:style-name="T4">already</text:span><text:span text:style-name="T5"> </text:span><text:span text:style-name="T4">at</text:span><text:span text:style-name="T5"> </text:span><text:span text:style-name="T4">the</text:span><text:span text:style-name="T5"> </text:span><text:span text:style-name="T4">scruff</text:span><text:span text:style-name="T5"> </text:span><text:span text:style-name="T4">of</text:span><text:span text:style-name="T5"> </text:span><text:span text:style-name="T4">his</text:span><text:span text:style-name="T5"> </text:span><text:span text:style-name="T4">neck</text:span><text:span text:style-name="T5"> </text:span><text:span text:style-name="T4">and</text:span><text:span text:style-name="T5"> </text:span><text:span text:style-name="T4">wouldn</text:span><text:span text:style-name="T5">’</text:span><text:span text:style-name="T4">t</text:span><text:span text:style-name="T5"> </text:span><text:span text:style-name="T4">let</text:span><text:span text:style-name="T5"> </text:span><text:span text:style-name="T4">go.</text:span></text:p>
      <text:p text:style-name="P1"><text:span text:style-name="T5">“</text:span><text:span text:style-name="T4">Sit</text:span><text:span text:style-name="T5"> </text:span><text:span text:style-name="T4">down,</text:span><text:span text:style-name="T5"> </text:span><text:span text:style-name="T4">Mr.</text:span><text:span text:style-name="T5"> </text:span><text:span text:style-name="T4">Abbermouth.</text:span><text:span text:style-name="T5"> </text:span><text:span text:style-name="T4">We</text:span><text:span text:style-name="T5"> </text:span><text:span text:style-name="T4">demand</text:span><text:span text:style-name="T5"> </text:span><text:span text:style-name="T4">compensation.</text:span><text:span text:style-name="T5"> </text:span><text:span text:style-name="T4">Financially,</text:span><text:span text:style-name="T5"> </text:span><text:span text:style-name="T4">as</text:span><text:span text:style-name="T5"> </text:span><text:span text:style-name="T4">well</text:span><text:span text:style-name="T5"> </text:span><text:span text:style-name="T4">as</text:span><text:span text:style-name="T5"> </text:span><text:span text:style-name="T4">morally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strictly.</text:span></text:p>
      <text:p text:style-name="P1"><text:span text:style-name="T5">“</text:span><text:span text:style-name="T4">Right.</text:span><text:span text:style-name="T5"> </text:span><text:span text:style-name="T4">As</text:span><text:span text:style-name="T5"> </text:span><text:span text:style-name="T4">I</text:span><text:span text:style-name="T5"> </text:span><text:span text:style-name="T4">said,</text:span><text:span text:style-name="T5"> </text:span><text:span text:style-name="T4">the</text:span><text:span text:style-name="T5"> </text:span><text:span text:style-name="T4">money</text:span><text:span text:style-name="T5">’</text:span><text:span text:style-name="T4">s</text:span><text:span text:style-name="T5"> </text:span><text:span text:style-name="T4">turned</text:span><text:span text:style-name="T5"> </text:span><text:span text:style-name="T4">into</text:span><text:span text:style-name="T5"> </text:span><text:span text:style-name="T4">jambalaya</text:span><text:span text:style-name="T5"> </text:span><text:span text:style-name="T4">for</text:span><text:span text:style-name="T5"> </text:span><text:span text:style-name="T4">everyone.</text:span><text:span text:style-name="T5">”</text:span></text:p>
      <text:p text:style-name="P1"><text:span text:style-name="T5">“</text:span><text:span text:style-name="T4">A</text:span><text:span text:style-name="T5"> </text:span><text:span text:style-name="T4">coin-purse</text:span><text:span text:style-name="T5"> </text:span><text:span text:style-name="T4">full</text:span><text:span text:style-name="T5"> </text:span><text:span text:style-name="T4">of</text:span><text:span text:style-name="T5"> </text:span><text:span text:style-name="T4">gold?</text:span><text:span text:style-name="T5"> </text:span><text:span text:style-name="T4">That</text:span><text:span text:style-name="T5"> </text:span><text:span text:style-name="T4">should</text:span><text:span text:style-name="T5"> </text:span><text:span text:style-name="T4">be</text:span><text:span text:style-name="T5"> </text:span><text:span text:style-name="T4">enough</text:span><text:span text:style-name="T5"> </text:span><text:span text:style-name="T4">to</text:span><text:span text:style-name="T5"> </text:span><text:span text:style-name="T4">buy</text:span><text:span text:style-name="T5"> </text:span><text:span text:style-name="T4">this</text:span><text:span text:style-name="T5"> </text:span><text:span text:style-name="T4">place!</text:span><text:span text:style-name="T5">” </text:span><text:span text:style-name="T4">exclaim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disbelief.</text:span></text:p>
      <text:p text:style-name="P1"><text:span text:style-name="T5">“</text:span><text:span text:style-name="T4">That</text:span><text:span text:style-name="T5"> </text:span><text:span text:style-name="T4">was</text:span><text:span text:style-name="T5"> </text:span><text:span text:style-name="T4">gold?</text:span><text:span text:style-name="T5"> </text:span><text:span text:style-name="T4">I</text:span><text:span text:style-name="T5"> </text:span><text:span text:style-name="T4">thought</text:span><text:span text:style-name="T5"> </text:span><text:span text:style-name="T4">I</text:span><text:span text:style-name="T5">’</text:span><text:span text:style-name="T4">d</text:span><text:span text:style-name="T5"> </text:span><text:span text:style-name="T4">seen</text:span><text:span text:style-name="T5"> </text:span><text:span text:style-name="T4">that</text:span><text:span text:style-name="T5"> </text:span><text:span text:style-name="T4">kind</text:span><text:span text:style-name="T5"> </text:span><text:span text:style-name="T4">of</text:span><text:span text:style-name="T5"> </text:span><text:span text:style-name="T4">colour</text:span><text:span text:style-name="T5"> </text:span><text:span text:style-name="T4">before,</text:span><text:span text:style-name="T5"> </text:span><text:span text:style-name="T4">but</text:span><text:span text:style-name="T5"> </text:span><text:span text:style-name="T4">I</text:span><text:span text:style-name="T5"> </text:span><text:span text:style-name="T4">wasn</text:span><text:span text:style-name="T5">’</text:span><text:span text:style-name="T4">t</text:span><text:span text:style-name="T5"> </text:span><text:span text:style-name="T4">sure,</text:span><text:span text:style-name="T5">” </text:span><text:span text:style-name="T4">said</text:span><text:span text:style-name="T5"> </text:span><text:span text:style-name="T4">Winceham,</text:span><text:span text:style-name="T5"> </text:span><text:span text:style-name="T4">feigning</text:span><text:span text:style-name="T5"> </text:span><text:span text:style-name="T4">surprise.</text:span></text:p>
      <text:p text:style-name="P1"><text:span text:style-name="T5">“</text:span><text:span text:style-name="T4">Still</text:span><text:span text:style-name="T5"> </text:span><text:span text:style-name="T4">mocking</text:span><text:span text:style-name="T5"> </text:span><text:span text:style-name="T4">us?</text:span><text:span text:style-name="T5"> </text:span><text:span text:style-name="T4">Listen,</text:span><text:span text:style-name="T5"> </text:span><text:span text:style-name="T4">scum,</text:span><text:span text:style-name="T5"> </text:span><text:span text:style-name="T4">I</text:span><text:span text:style-name="T5"> </text:span><text:span text:style-name="T4">think</text:span><text:span text:style-name="T5"> </text:span><text:span text:style-name="T4">your</text:span><text:span text:style-name="T5"> </text:span><text:span text:style-name="T4">misconceptions</text:span><text:span text:style-name="T5"> </text:span><text:span text:style-name="T4">about</text:span><text:span text:style-name="T5"> </text:span><text:span text:style-name="T4">women</text:span><text:span text:style-name="T5"> </text:span><text:span text:style-name="T4">of</text:span><text:span text:style-name="T5"> </text:span><text:span text:style-name="T4">nobility</text:span><text:span text:style-name="T5"> </text:span><text:span text:style-name="T4">are</text:span><text:span text:style-name="T5"> </text:span><text:span text:style-name="T4">about</text:span><text:span text:style-name="T5"> </text:span><text:span text:style-name="T4">to</text:span><text:span text:style-name="T5"> </text:span><text:span text:style-name="T4">be</text:span><text:span text:style-name="T5"> </text:span><text:span text:style-name="T4">shattered</text:span><text:span text:style-name="T5"> </text:span><text:span text:style-name="T4">in</text:span><text:span text:style-name="T5"> </text:span><text:span text:style-name="T4">a</text:span><text:span text:style-name="T5"> </text:span><text:span text:style-name="T4">very</text:span><text:span text:style-name="T5"> </text:span><text:span text:style-name="T4">painful</text:span><text:span text:style-name="T5"> </text:span><text:span text:style-name="T4">way,</text:span><text:span text:style-name="T5">” </text:span><text:span text:style-name="T4">said</text:span><text:span text:style-name="T5"> </text:span><text:span text:style-name="T4">Parcifal,</text:span><text:span text:style-name="T5"> </text:span><text:span text:style-name="T4">finished</text:span><text:span text:style-name="T5"> </text:span><text:span text:style-name="T4">her</text:span><text:span text:style-name="T5"> </text:span><text:span text:style-name="T4">ale</text:span><text:span text:style-name="T5"> </text:span><text:span text:style-name="T4">and</text:span><text:span text:style-name="T5"> </text:span><text:span text:style-name="T4">brandished</text:span><text:span text:style-name="T5"> </text:span><text:span text:style-name="T4">Encelados</text:span><text:span text:style-name="T5"> </text:span><text:span text:style-name="T4">once</text:span><text:span text:style-name="T5"> </text:span><text:span text:style-name="T4">more.</text:span><text:span text:style-name="T5"> </text:span><text:span text:style-name="T4">Winceham</text:span><text:span text:style-name="T5"> </text:span><text:span text:style-name="T4">smiled</text:span><text:span text:style-name="T5"> </text:span><text:span text:style-name="T4">as</text:span><text:span text:style-name="T5"> </text:span><text:span text:style-name="T4">broadly</text:span><text:span text:style-name="T5"> </text:span><text:span text:style-name="T4">as</text:span><text:span text:style-name="T5"> </text:span><text:span text:style-name="T4">possible</text:span><text:span text:style-name="T5"> </text:span><text:span text:style-name="T4">without</text:span><text:span text:style-name="T5"> </text:span><text:span text:style-name="T4">his</text:span><text:span text:style-name="T5"> </text:span><text:span text:style-name="T4">mouth</text:span><text:span text:style-name="T5"> </text:span><text:span text:style-name="T4">falling</text:span><text:span text:style-name="T5"> </text:span><text:span text:style-name="T4">apart</text:span><text:span text:style-name="T5"> </text:span><text:span text:style-name="T4">and</text:span><text:span text:style-name="T5"> </text:span><text:span text:style-name="T4">tried</text:span><text:span text:style-name="T5"> </text:span><text:span text:style-name="T4">the</text:span><text:span text:style-name="T5"> </text:span><text:span text:style-name="T4">way</text:span><text:span text:style-name="T5"> </text:span><text:span text:style-name="T4">of</text:span><text:span text:style-name="T5"> </text:span><text:span text:style-name="T4">appeasement:</text:span></text:p>
      <text:p text:style-name="P1"><text:span text:style-name="T5">“</text:span><text:span text:style-name="T4">I</text:span><text:span text:style-name="T5"> </text:span><text:span text:style-name="T4">never</text:span><text:span text:style-name="T5"> </text:span><text:span text:style-name="T4">said</text:span><text:span text:style-name="T5"> </text:span><text:span text:style-name="T4">I</text:span><text:span text:style-name="T5"> </text:span><text:span text:style-name="T4">conceived</text:span><text:span text:style-name="T5"> </text:span><text:span text:style-name="T4">ill</text:span><text:span text:style-name="T5"> </text:span><text:span text:style-name="T4">of</text:span><text:span text:style-name="T5"> </text:span><text:span text:style-name="T4">you,</text:span><text:span text:style-name="T5"> </text:span><text:span text:style-name="T4">milady.</text:span><text:span text:style-name="T5"> </text:span><text:span text:style-name="T4">I</text:span><text:span text:style-name="T5"> </text:span><text:span text:style-name="T4">urge</text:span><text:span text:style-name="T5"> </text:span><text:span text:style-name="T4">you</text:span><text:span text:style-name="T5"> </text:span><text:span text:style-name="T4">to</text:span><text:span text:style-name="T5"> </text:span><text:span text:style-name="T4">reconsider,</text:span><text:span text:style-name="T5">”</text:span></text:p>
      <text:p text:style-name="P2">Then<text:span text:style-name="T1"> </text:span>suddenly,<text:span text:style-name="T1"> </text:span>the<text:span text:style-name="T1"> </text:span>door<text:span text:style-name="T1"> </text:span>to<text:span text:style-name="T1"> </text:span>the<text:span text:style-name="T1"> </text:span>Sniggering<text:span text:style-name="T1"> </text:span>Pig<text:span text:style-name="T1"> </text:span>Inn<text:span text:style-name="T1"> </text:span>swung<text:span text:style-name="T1"> </text:span>with<text:span text:style-name="T1"> </text:span>an<text:span text:style-name="T1"> </text:span>eerie<text:span text:style-name="T1"> </text:span>creaking<text:span text:style-name="T1"> </text:span>noise,<text:span text:style-name="T1"> </text:span>unusually<text:span text:style-name="T1"> </text:span>louder<text:span text:style-name="T1"> </text:span>than<text:span text:style-name="T1"> </text:span>the<text:span text:style-name="T1"> </text:span>din<text:span text:style-name="T1"> </text:span>of<text:span text:style-name="T1"> </text:span>the<text:span text:style-name="T1"> </text:span>laughing,<text:span text:style-name="T1"> </text:span>merry<text:span text:style-name="T1"> </text:span>sailors.<text:span text:style-name="T1"> </text:span>A<text:span text:style-name="T1"> </text:span>large<text:span text:style-name="T1"> </text:span>bulky<text:span text:style-name="T1"> </text:span>man<text:span text:style-name="T1"> </text:span>dressed<text:span text:style-name="T1"> </text:span>in<text:span text:style-name="T1"> </text:span>a<text:span text:style-name="T1"> </text:span>scaly<text:span text:style-name="T1"> </text:span>leather<text:span text:style-name="T1"> </text:span>vest,<text:span text:style-name="T1"> </text:span>matching<text:span text:style-name="T1"> </text:span>boots<text:span text:style-name="T1"> </text:span>and<text:span text:style-name="T1"> </text:span>cornered<text:span text:style-name="T1"> </text:span>hat<text:span text:style-name="T1"> </text:span>walked<text:span text:style-name="T1"> </text:span>inside.<text:span text:style-name="T1"> </text:span>He<text:span text:style-name="T1"> </text:span>had<text:span text:style-name="T1"> </text:span>a<text:span text:style-name="T1"> </text:span>heavy-looking,<text:span text:style-name="T1"> </text:span>jagged<text:span text:style-name="T1"> </text:span>cutlass<text:span text:style-name="T1"> </text:span>in<text:span text:style-name="T1"> </text:span>hand<text:span text:style-name="T1"> </text:span>and<text:span text:style-name="T1"> </text:span>a<text:span text:style-name="T1"> </text:span>blind,<text:span text:style-name="T1"> </text:span>glazed<text:span text:style-name="T1"> </text:span>eye.<text:span text:style-name="T1"> </text:span>The<text:span text:style-name="T1"> </text:span>music<text:span text:style-name="T1"> </text:span>stopped<text:span text:style-name="T1"> </text:span>abruptly.</text:p>
      <text:p text:style-name="P1"><text:span text:style-name="T5">“</text:span><text:span text:style-name="T4">Alright,</text:span><text:span text:style-name="T5"> </text:span><text:span text:style-name="T4">you</text:span><text:span text:style-name="T5"> </text:span><text:span text:style-name="T4">scallywags.</text:span><text:span text:style-name="T5"> </text:span><text:span text:style-name="T4">Off</text:span><text:span text:style-name="T5"> </text:span><text:span text:style-name="T4">to</text:span><text:span text:style-name="T5"> </text:span><text:span text:style-name="T4">the</text:span><text:span text:style-name="T5"> </text:span><text:span text:style-name="T4">hammocks!</text:span><text:span text:style-name="T5">” </text:span><text:span text:style-name="T4">he</text:span><text:span text:style-name="T5"> </text:span><text:span text:style-name="T4">yelled</text:span><text:span text:style-name="T5"> </text:span><text:span text:style-name="T4">and</text:span><text:span text:style-name="T5"> </text:span><text:span text:style-name="T4">spat</text:span><text:span text:style-name="T5"> </text:span><text:span text:style-name="T4">a</text:span><text:span text:style-name="T5"> </text:span><text:span text:style-name="T4">vile</text:span><text:span text:style-name="T5"> </text:span><text:span text:style-name="T4">green</text:span><text:span text:style-name="T5"> </text:span><text:span text:style-name="T4">lump</text:span><text:span text:style-name="T5"> </text:span><text:span text:style-name="T4">of</text:span><text:span text:style-name="T5"> </text:span><text:span text:style-name="T4">slime</text:span><text:span text:style-name="T5"> </text:span><text:span text:style-name="T4">on</text:span><text:span text:style-name="T5"> </text:span><text:span text:style-name="T4">the</text:span><text:span text:style-name="T5"> </text:span><text:span text:style-name="T4">floor.</text:span><text:span text:style-name="T5"> </text:span><text:span text:style-name="T4">Beside</text:span><text:span text:style-name="T5"> </text:span><text:span text:style-name="T4">him</text:span><text:span text:style-name="T5"> </text:span><text:span text:style-name="T4">stood</text:span><text:span text:style-name="T5"> </text:span><text:span text:style-name="T4">a</text:span><text:span text:style-name="T5"> </text:span><text:span text:style-name="T4">tall,</text:span><text:span text:style-name="T5"> </text:span><text:span text:style-name="T4">ape-like</text:span><text:span text:style-name="T5"> </text:span><text:span text:style-name="T4">creature</text:span><text:span text:style-name="T5"> </text:span><text:span text:style-name="T4">dressed</text:span><text:span text:style-name="T5"> </text:span><text:span text:style-name="T4">mostly</text:span><text:span text:style-name="T5"> </text:span><text:span text:style-name="T4">in</text:span><text:span text:style-name="T5"> </text:span><text:span text:style-name="T4">rugs</text:span><text:span text:style-name="T5"> </text:span><text:span text:style-name="T4">and</text:span><text:span text:style-name="T5"> </text:span><text:span text:style-name="T4">cloth,</text:span><text:span text:style-name="T5"> </text:span><text:span text:style-name="T4">all</text:span><text:span text:style-name="T5"> </text:span><text:span text:style-name="T4">muscle</text:span><text:span text:style-name="T5"> </text:span><text:span text:style-name="T4">and</text:span><text:span text:style-name="T5"> </text:span><text:span text:style-name="T4">hair.</text:span><text:span text:style-name="T5"> </text:span><text:span text:style-name="T4">It</text:span><text:span text:style-name="T5"> </text:span><text:span text:style-name="T4">carried</text:span><text:span text:style-name="T5"> </text:span><text:span text:style-name="T4">a</text:span><text:span text:style-name="T5"> </text:span><text:span text:style-name="T4">blunderbuss</text:span><text:span text:style-name="T5"> </text:span><text:span text:style-name="T4">as</text:span><text:span text:style-name="T5"> </text:span><text:span text:style-name="T4">tall</text:span><text:span text:style-name="T5"> </text:span><text:span text:style-name="T4">as</text:span><text:span text:style-name="T5"> </text:span><text:span text:style-name="T4">a</text:span><text:span text:style-name="T5"> </text:span><text:span text:style-name="T4">man</text:span><text:span text:style-name="T5"> </text:span><text:span text:style-name="T4">and</text:span><text:span text:style-name="T5"> </text:span><text:span text:style-name="T4">grinned</text:span><text:span text:style-name="T5"> </text:span><text:span text:style-name="T4">widely,</text:span><text:span text:style-name="T5"> </text:span><text:span text:style-name="T4">its</text:span><text:span text:style-name="T5"> </text:span><text:span text:style-name="T4">mouth</text:span><text:span text:style-name="T5"> </text:span><text:span text:style-name="T4">filled</text:span><text:span text:style-name="T5"> </text:span><text:span text:style-name="T4">with</text:span><text:span text:style-name="T5"> </text:span><text:span text:style-name="T4">golden</text:span><text:span text:style-name="T5"> </text:span><text:span text:style-name="T4">teeth.</text:span><text:span text:style-name="T5"> </text:span><text:span text:style-name="T4">Like</text:span><text:span text:style-name="T5"> </text:span><text:span text:style-name="T4">a</text:span><text:span text:style-name="T5"> </text:span><text:span text:style-name="T4">silent</text:span><text:span text:style-name="T5"> </text:span><text:span text:style-name="T4">church</text:span><text:span text:style-name="T5"> </text:span><text:span text:style-name="T4">bell</text:span><text:span text:style-name="T5"> </text:span><text:span text:style-name="T4">had</text:span><text:span text:style-name="T5"> </text:span><text:span text:style-name="T4">rung,</text:span><text:span text:style-name="T5"> </text:span><text:span text:style-name="T4">everyone,</text:span><text:span text:style-name="T5"> </text:span><text:span text:style-name="T4">even</text:span><text:span text:style-name="T5"> </text:span><text:span text:style-name="T4">the</text:span><text:span text:style-name="T5"> </text:span><text:span text:style-name="T4">band,</text:span><text:span text:style-name="T5"> </text:span><text:span text:style-name="T4">promptly</text:span><text:span text:style-name="T5"> </text:span><text:span text:style-name="T4">picked</text:span><text:span text:style-name="T5"> </text:span><text:span text:style-name="T4">up</text:span><text:span text:style-name="T5"> </text:span><text:span text:style-name="T4">their</text:span><text:span text:style-name="T5"> </text:span><text:span text:style-name="T4">hats</text:span><text:span text:style-name="T5"> </text:span><text:span text:style-name="T4">and</text:span><text:span text:style-name="T5"> </text:span><text:span text:style-name="T4">passed-out</text:span><text:span text:style-name="T5"> </text:span><text:span text:style-name="T4">companions</text:span><text:span text:style-name="T5"> </text:span><text:span text:style-name="T4">and</text:span><text:span text:style-name="T5"> </text:span><text:span text:style-name="T4">left</text:span><text:span text:style-name="T5"> </text:span><text:span text:style-name="T4">in</text:span><text:span text:style-name="T5"> </text:span><text:span text:style-name="T4">a</text:span><text:span text:style-name="T5"> </text:span><text:span text:style-name="T4">hurry,</text:span><text:span text:style-name="T5"> </text:span><text:span text:style-name="T4">though</text:span><text:span text:style-name="T5"> </text:span><text:span text:style-name="T4">the</text:span><text:span text:style-name="T5"> </text:span><text:span text:style-name="T4">last</text:span><text:span text:style-name="T5"> </text:span><text:span text:style-name="T4">man</text:span><text:span text:style-name="T5"> </text:span><text:span text:style-name="T4">was</text:span><text:span text:style-name="T5"> </text:span><text:span text:style-name="T4">mindful</text:span><text:span text:style-name="T5"> </text:span><text:span text:style-name="T4">to</text:span><text:span text:style-name="T5"> </text:span><text:span text:style-name="T4">enough</text:span><text:span text:style-name="T5"> </text:span><text:span text:style-name="T4">to</text:span><text:span text:style-name="T5"> </text:span><text:span text:style-name="T4">close</text:span><text:span text:style-name="T5"> </text:span><text:span text:style-name="T4">the</text:span><text:span text:style-name="T5"> </text:span><text:span text:style-name="T4">door</text:span><text:span text:style-name="T5"> </text:span><text:span text:style-name="T4">behind</text:span><text:span text:style-name="T5"> </text:span><text:span text:style-name="T4">him.</text:span><text:span text:style-name="T5"> </text:span><text:span text:style-name="T4">Winceham</text:span><text:span text:style-name="T5"> </text:span><text:span text:style-name="T4">reached</text:span><text:span text:style-name="T5"> </text:span><text:span text:style-name="T4">out</text:span><text:span text:style-name="T5"> </text:span><text:span text:style-name="T4">and</text:span><text:span text:style-name="T5"> </text:span><text:span text:style-name="T4">touched</text:span><text:span text:style-name="T5"> </text:span><text:span text:style-name="T4">the</text:span><text:span text:style-name="T5"> </text:span><text:span text:style-name="T4">sisters</text:span><text:span text:style-name="T5">’ </text:span><text:span text:style-name="T4">hands</text:span><text:span text:style-name="T5"> </text:span><text:span text:style-name="T4">awkwardly;</text:span><text:span text:style-name="T5"> </text:span><text:span text:style-name="T4">he</text:span><text:span text:style-name="T5"> </text:span><text:span text:style-name="T4">had</text:span><text:span text:style-name="T5"> </text:span><text:span text:style-name="T4">a</text:span><text:span text:style-name="T5"> </text:span><text:span text:style-name="T4">desperate</text:span><text:span text:style-name="T5"> </text:span><text:span text:style-name="T4">look</text:span><text:span text:style-name="T5"> </text:span><text:span text:style-name="T4">on</text:span><text:span text:style-name="T5"> </text:span><text:span text:style-name="T4">his</text:span><text:span text:style-name="T5"> </text:span><text:span text:style-name="T4">face.</text:span></text:p>
      <text:p text:style-name="P1"><text:span text:style-name="T5">“</text:span><text:span text:style-name="T4">Please,</text:span><text:span text:style-name="T5"> </text:span><text:span text:style-name="T4">miladies.</text:span><text:span text:style-name="T5"> </text:span><text:span text:style-name="T4">Don</text:span><text:span text:style-name="T5">’</text:span><text:span text:style-name="T4">t</text:span><text:span text:style-name="T5"> </text:span><text:span text:style-name="T4">do</text:span><text:span text:style-name="T5"> </text:span><text:span text:style-name="T4">anything</text:span><text:span text:style-name="T5"> </text:span><text:span text:style-name="T4">rash.</text:span><text:span text:style-name="T5"> </text:span><text:span text:style-name="T4">I</text:span><text:span text:style-name="T5">’</text:span><text:span text:style-name="T4">ll</text:span><text:span text:style-name="T5"> </text:span><text:span text:style-name="T4">explain,</text:span><text:span text:style-name="T5"> </text:span><text:span text:style-name="T4">I</text:span><text:span text:style-name="T5"> </text:span><text:span text:style-name="T4">promise.</text:span><text:span text:style-name="T5">”</text:span></text:p>
      <text:p text:style-name="P2">Lernea<text:span text:style-name="T1"> </text:span>and<text:span text:style-name="T1"> </text:span>Parcifal<text:span text:style-name="T1"> </text:span>exchanged<text:span text:style-name="T1"> </text:span>troubled<text:span text:style-name="T1"> </text:span>looks.<text:span text:style-name="T1"> </text:span>They<text:span text:style-name="T1"> </text:span>shot<text:span text:style-name="T1"> </text:span>glances<text:span text:style-name="T1"> </text:span>at<text:span text:style-name="T1"> </text:span>the<text:span text:style-name="T1"> </text:span>man<text:span text:style-name="T1"> </text:span>who<text:span text:style-name="T1"> </text:span>had<text:span text:style-name="T1"> </text:span>practically<text:span text:style-name="T1"> </text:span>ordered<text:span text:style-name="T1"> </text:span>everyone<text:span text:style-name="T1"> </text:span>to<text:span text:style-name="T1"> </text:span>leave<text:span text:style-name="T1"> </text:span>with<text:span text:style-name="T1"> </text:span>a<text:span text:style-name="T1"> </text:span>less<text:span text:style-name="T1"> </text:span>than<text:span text:style-name="T1"> </text:span>keen<text:span text:style-name="T1"> </text:span>eye,<text:span text:style-name="T1"> </text:span>and<text:span text:style-name="T1"> </text:span>then<text:span text:style-name="T1"> </text:span>saw<text:span text:style-name="T1"> </text:span>the<text:span text:style-name="T1"> </text:span>worry<text:span text:style-name="T1"> </text:span>on<text:span text:style-name="T1"> </text:span>Winceham<text:span text:style-name="T1">’</text:span>s<text:span text:style-name="T1"> </text:span>face.<text:span text:style-name="T1"> </text:span>There<text:span text:style-name="T1"> </text:span>was<text:span text:style-name="T1"> </text:span>fearful<text:span text:style-name="T1"> </text:span>anxiety<text:span text:style-name="T1"> </text:span>written<text:span text:style-name="T1"> </text:span>there;<text:span text:style-name="T1"> </text:span>the<text:span text:style-name="T1"> </text:span>sisters<text:span text:style-name="T1"> </text:span>shared<text:span text:style-name="T1"> </text:span>their<text:span text:style-name="T1"> </text:span>opinion<text:span text:style-name="T1"> </text:span>with<text:span text:style-name="T1"> </text:span>a<text:span text:style-name="T1"> </text:span>simple<text:span text:style-name="T1"> </text:span>nod.<text:span text:style-name="T1"> </text:span>Ned<text:span text:style-name="T1"> </text:span>appeared<text:span text:style-name="T1"> </text:span>from<text:span text:style-name="T1"> </text:span>behind<text:span text:style-name="T1"> </text:span>the<text:span text:style-name="T1"> </text:span>bar,<text:span text:style-name="T1"> </text:span>holding<text:span text:style-name="T1"> </text:span>the<text:span text:style-name="T1"> </text:span>sisters<text:span text:style-name="T1">’ </text:span>coinpurse,<text:span text:style-name="T1"> </text:span>still<text:span text:style-name="T1"> </text:span>looking<text:span text:style-name="T1"> </text:span>full<text:span text:style-name="T1"> </text:span>and<text:span text:style-name="T1"> </text:span>heavy.<text:span text:style-name="T1"> </text:span>His<text:span text:style-name="T1"> </text:span>father,<text:span text:style-name="T1"> </text:span>the<text:span text:style-name="T1"> </text:span>barkeep,<text:span text:style-name="T1"> </text:span>looked<text:span text:style-name="T1"> </text:span>at<text:span text:style-name="T1"> </text:span>the<text:span text:style-name="T1"> </text:span>bossy<text:span text:style-name="T1"> </text:span>man<text:span text:style-name="T1"> </text:span>with<text:span text:style-name="T1"> </text:span>a<text:span text:style-name="T1"> </text:span>well-measured<text:span text:style-name="T1"> </text:span>hateful<text:span text:style-name="T1"> </text:span>gaze.</text:p>
      <text:p text:style-name="P1"><text:soft-page-break/><text:span text:style-name="T5">“</text:span><text:span text:style-name="T4">Where</text:span><text:span text:style-name="T5">’</text:span><text:span text:style-name="T4">s</text:span><text:span text:style-name="T5"> </text:span><text:span text:style-name="T4">Hobb</text:span><text:span text:style-name="T5">’</text:span><text:span text:style-name="T4">s</text:span><text:span text:style-name="T5"> </text:span><text:span text:style-name="T4">money,</text:span><text:span text:style-name="T5"> </text:span><text:span text:style-name="T4">Sturgees?</text:span><text:span text:style-name="T5">” </text:span><text:span text:style-name="T4">asked</text:span><text:span text:style-name="T5"> </text:span><text:span text:style-name="T4">the</text:span><text:span text:style-name="T5"> </text:span><text:span text:style-name="T4">leather-clad</text:span><text:span text:style-name="T5"> </text:span><text:span text:style-name="T4">man</text:span><text:span text:style-name="T5"> </text:span><text:span text:style-name="T4">coldly.</text:span>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Larkin</text:span><text:span text:style-name="T5"> </text:span><text:span text:style-name="T4">now.</text:span><text:span text:style-name="T5"> </text:span><text:span text:style-name="T4">I</text:span><text:span text:style-name="T5">’</text:span><text:span text:style-name="T4">ve</text:span><text:span text:style-name="T5"> </text:span><text:span text:style-name="T4">got</text:span><text:span text:style-name="T5"> </text:span><text:span text:style-name="T4">the</text:span><text:span text:style-name="T5"> </text:span><text:span text:style-name="T4">money,</text:span><text:span text:style-name="T5">” </text:span><text:span text:style-name="T4">said</text:span><text:span text:style-name="T5"> </text:span><text:span text:style-name="T4">the</text:span><text:span text:style-name="T5"> </text:span><text:span text:style-name="T4">barkeep,</text:span><text:span text:style-name="T5"> </text:span><text:span text:style-name="T4">while</text:span><text:span text:style-name="T5"> </text:span><text:span text:style-name="T4">Ned</text:span><text:span text:style-name="T5">’</text:span><text:span text:style-name="T4">s</text:span><text:span text:style-name="T5"> </text:span><text:span text:style-name="T4">eyes</text:span><text:span text:style-name="T5"> </text:span><text:span text:style-name="T4">seemed</text:span><text:span text:style-name="T5"> </text:span><text:span text:style-name="T4">to</text:span><text:span text:style-name="T5"> </text:span><text:span text:style-name="T4">shine,</text:span><text:span text:style-name="T5"> </text:span><text:span text:style-name="T4">fury</text:span><text:span text:style-name="T5"> </text:span><text:span text:style-name="T4">seeping</text:span><text:span text:style-name="T5"> </text:span><text:span text:style-name="T4">in</text:span><text:span text:style-name="T5"> </text:span><text:span text:style-name="T4">them.</text:span></text:p>
      <text:p text:style-name="P1"><text:span text:style-name="T5">“</text:span><text:span text:style-name="T4">Ain</text:span><text:span text:style-name="T5">’</text:span><text:span text:style-name="T4">t</text:span><text:span text:style-name="T5"> </text:span><text:span text:style-name="T4">that</text:span><text:span text:style-name="T5"> </text:span><text:span text:style-name="T4">a</text:span><text:span text:style-name="T5"> </text:span><text:span text:style-name="T4">surprise,</text:span><text:span text:style-name="T5"> </text:span><text:span text:style-name="T4">eh,</text:span><text:span text:style-name="T5"> </text:span><text:span text:style-name="T4">Mr.</text:span><text:span text:style-name="T5"> </text:span><text:span text:style-name="T4">Brumbles?</text:span><text:span text:style-name="T5">” </text:span><text:span text:style-name="T4">said</text:span><text:span text:style-name="T5"> </text:span><text:span text:style-name="T4">the</text:span><text:span text:style-name="T5"> </text:span><text:span text:style-name="T4">man</text:span><text:span text:style-name="T5"> </text:span><text:span text:style-name="T4">and</text:span><text:span text:style-name="T5"> </text:span><text:span text:style-name="T4">slapped</text:span><text:span text:style-name="T5"> </text:span><text:span text:style-name="T4">the</text:span><text:span text:style-name="T5"> </text:span><text:span text:style-name="T4">hairy</text:span><text:span text:style-name="T5"> </text:span><text:span text:style-name="T4">ape-man</text:span><text:span text:style-name="T5"> </text:span><text:span text:style-name="T4">across</text:span><text:span text:style-name="T5"> </text:span><text:span text:style-name="T4">the</text:span><text:span text:style-name="T5"> </text:span><text:span text:style-name="T4">chest.</text:span><text:span text:style-name="T5"> </text:span><text:span text:style-name="T4">The</text:span><text:span text:style-name="T5"> </text:span><text:span text:style-name="T4">ape-man</text:span><text:span text:style-name="T5"> </text:span><text:span text:style-name="T4">replied</text:span><text:span text:style-name="T5"> </text:span><text:span text:style-name="T4">eagerly,</text:span><text:span text:style-name="T5"> </text:span><text:span text:style-name="T4">always</text:span><text:span text:style-name="T5"> </text:span><text:span text:style-name="T4">grinning.</text:span><text:span text:style-name="T5"> </text:span><text:span text:style-name="T4">The</text:span><text:span text:style-name="T5"> </text:span><text:span text:style-name="T4">gold</text:span><text:span text:style-name="T5"> </text:span><text:span text:style-name="T4">in</text:span><text:span text:style-name="T5"> </text:span><text:span text:style-name="T4">his</text:span><text:span text:style-name="T5"> </text:span><text:span text:style-name="T4">mouth</text:span><text:span text:style-name="T5"> </text:span><text:span text:style-name="T4">sparkled</text:span><text:span text:style-name="T5"> </text:span><text:span text:style-name="T4">while</text:span><text:span text:style-name="T5"> </text:span><text:span text:style-name="T4">his</text:span><text:span text:style-name="T5"> </text:span><text:span text:style-name="T4">voice</text:span><text:span text:style-name="T5"> </text:span><text:span text:style-name="T4">felt</text:span><text:span text:style-name="T5"> </text:span><text:span text:style-name="T4">like</text:span><text:span text:style-name="T5"> </text:span><text:span text:style-name="T4">sand</text:span><text:span text:style-name="T5"> </text:span><text:span text:style-name="T4">on</text:span><text:span text:style-name="T5"> </text:span><text:span text:style-name="T4">paper.</text:span></text:p>
      <text:p text:style-name="P1"><text:span text:style-name="T5">“</text:span><text:span text:style-name="T4">Mos</text:span><text:span text:style-name="T5">’ </text:span><text:span text:style-name="T4">def,</text:span><text:span text:style-name="T5"> </text:span><text:span text:style-name="T4">Cap</text:span><text:span text:style-name="T5">’</text:span><text:span text:style-name="T4">n.</text:span><text:span text:style-name="T5">”</text:span></text:p>
      <text:p text:style-name="P1"><text:span text:style-name="T5">“</text:span><text:span text:style-name="T4">Righty</text:span><text:span text:style-name="T5"> </text:span><text:span text:style-name="T4">ho,</text:span><text:span text:style-name="T5"> </text:span><text:span text:style-name="T4">then.</text:span><text:span text:style-name="T5"> </text:span><text:span text:style-name="T4">Go</text:span><text:span text:style-name="T5"> </text:span><text:span text:style-name="T4">on,</text:span><text:span text:style-name="T5"> </text:span><text:span text:style-name="T4">Mr.</text:span><text:span text:style-name="T5"> </text:span><text:span text:style-name="T4">Brumbles;</text:span><text:span text:style-name="T5"> </text:span><text:span text:style-name="T4">go</text:span><text:span text:style-name="T5"> </text:span><text:span text:style-name="T4">on,</text:span><text:span text:style-name="T5"> </text:span><text:span text:style-name="T4">count</text:span><text:span text:style-name="T5"> </text:span><text:span text:style-name="T4">the</text:span><text:span text:style-name="T5"> </text:span><text:span text:style-name="T4">money.</text:span><text:span text:style-name="T5"> </text:span><text:span text:style-name="T4">Remember</text:span><text:span text:style-name="T5"> </text:span><text:span text:style-name="T4">now,</text:span><text:span text:style-name="T5"> </text:span><text:span text:style-name="T4">after</text:span><text:span text:style-name="T5"> </text:span><text:span text:style-name="T4">ten,</text:span><text:span text:style-name="T5"> </text:span><text:span text:style-name="T4">that</text:span><text:span text:style-name="T5">’</text:span><text:span text:style-name="T4">s..</text:span><text:span text:style-name="T5">”</text:span></text:p>
      <text:p text:style-name="P1"><text:span text:style-name="T5">“</text:span><text:span text:style-name="T4">Too</text:span><text:span text:style-name="T5"> </text:span><text:span text:style-name="T4">late</text:span><text:span text:style-name="T5"> </text:span><text:span text:style-name="T4">fo</text:span><text:span text:style-name="T5">’ </text:span><text:span text:style-name="T4">sho</text:span><text:span text:style-name="T5">’ </text:span><text:span text:style-name="T4">leave,</text:span><text:span text:style-name="T5"> </text:span><text:span text:style-name="T4">Cap</text:span><text:span text:style-name="T5">’</text:span><text:span text:style-name="T4">n.</text:span><text:span text:style-name="T5">”</text:span></text:p>
      <text:p text:style-name="P2">The<text:span text:style-name="T1"> </text:span>man<text:span text:style-name="T1"> </text:span>sighed<text:span text:style-name="T1"> </text:span>and<text:span text:style-name="T1"> </text:span>looked<text:span text:style-name="T1"> </text:span>at<text:span text:style-name="T1"> </text:span>the<text:span text:style-name="T1"> </text:span>ceiling<text:span text:style-name="T1"> </text:span>for<text:span text:style-name="T1"> </text:span>a<text:span text:style-name="T1"> </text:span>moment,<text:span text:style-name="T1"> </text:span>as<text:span text:style-name="T1"> </text:span>if<text:span text:style-name="T1"> </text:span>praying,<text:span text:style-name="T1"> </text:span>before<text:span text:style-name="T1"> </text:span>answering:</text:p>
      <text:p text:style-name="P1"><text:span text:style-name="T5">“</text:span><text:span text:style-name="T4">Eleven,</text:span><text:span text:style-name="T5"> </text:span><text:span text:style-name="T4">Mr.</text:span><text:span text:style-name="T5"> </text:span><text:span text:style-name="T4">Brumbles.</text:span><text:span text:style-name="T5"> </text:span><text:span text:style-name="T4">After</text:span><text:span text:style-name="T5"> </text:span><text:span text:style-name="T4">ten,</text:span><text:span text:style-name="T5"> </text:span><text:span text:style-name="T4">that</text:span><text:span text:style-name="T5">’</text:span><text:span text:style-name="T4">s</text:span><text:span text:style-name="T5"> </text:span><text:span text:style-name="T4">eleven</text:span><text:span text:style-name="T5"> </text:span><text:span text:style-name="T4">and</text:span><text:span text:style-name="T5"> </text:span><text:span text:style-name="T4">then</text:span><text:span text:style-name="T5"> </text:span><text:span text:style-name="T4">twelve</text:span><text:span text:style-name="T5"> </text:span><text:span text:style-name="T4">and</text:span><text:span text:style-name="T5"> </text:span><text:span text:style-name="T4">so</text:span><text:span text:style-name="T5"> </text:span><text:span text:style-name="T4">on,</text:span><text:span text:style-name="T5">” </text:span><text:span text:style-name="T4">he</text:span><text:span text:style-name="T5"> </text:span><text:span text:style-name="T4">said</text:span><text:span text:style-name="T5"> </text:span><text:span text:style-name="T4">to</text:span><text:span text:style-name="T5"> </text:span><text:span text:style-name="T4">the</text:span><text:span text:style-name="T5"> </text:span><text:span text:style-name="T4">ape-man</text:span><text:span text:style-name="T5"> </text:span><text:span text:style-name="T4">while</text:span><text:span text:style-name="T5"> </text:span><text:span text:style-name="T4">he</text:span><text:span text:style-name="T5"> </text:span><text:span text:style-name="T4">smiled</text:span><text:span text:style-name="T5"> </text:span><text:span text:style-name="T4">at</text:span><text:span text:style-name="T5"> </text:span><text:span text:style-name="T4">the</text:span><text:span text:style-name="T5"> </text:span><text:span text:style-name="T4">sisters</text:span><text:span text:style-name="T5"> </text:span><text:span text:style-name="T4">and</text:span><text:span text:style-name="T5"> </text:span><text:span text:style-name="T4">made</text:span><text:span text:style-name="T5"> </text:span><text:span text:style-name="T4">his</text:span><text:span text:style-name="T5"> </text:span><text:span text:style-name="T4">way</text:span><text:span text:style-name="T5"> </text:span><text:span text:style-name="T4">towards</text:span><text:span text:style-name="T5"> </text:span><text:span text:style-name="T4">them,</text:span><text:span text:style-name="T5"> </text:span><text:span text:style-name="T4">making</text:span><text:span text:style-name="T5"> </text:span><text:span text:style-name="T4">sure</text:span><text:span text:style-name="T5"> </text:span><text:span text:style-name="T4">to</text:span><text:span text:style-name="T5"> </text:span><text:span text:style-name="T4">wave</text:span><text:span text:style-name="T5"> </text:span><text:span text:style-name="T4">his</text:span><text:span text:style-name="T5"> </text:span><text:span text:style-name="T4">cutlass</text:span><text:span text:style-name="T5"> </text:span><text:span text:style-name="T4">in</text:span><text:span text:style-name="T5"> </text:span><text:span text:style-name="T4">a</text:span><text:span text:style-name="T5"> </text:span><text:span text:style-name="T4">pompous,</text:span><text:span text:style-name="T5"> </text:span><text:span text:style-name="T4">visibly</text:span><text:span text:style-name="T5"> </text:span><text:span text:style-name="T4">threatening</text:span><text:span text:style-name="T5"> </text:span><text:span text:style-name="T4">way.</text:span></text:p>
      <text:p text:style-name="P1"><text:span text:style-name="T5">“</text:span><text:span text:style-name="T4">Well,</text:span><text:span text:style-name="T5"> </text:span><text:span text:style-name="T4">it</text:span><text:span text:style-name="T5">’</text:span><text:span text:style-name="T4">s</text:span><text:span text:style-name="T5"> </text:span><text:span text:style-name="T4">so</text:span><text:span text:style-name="T5"> </text:span><text:span text:style-name="T4">hard</text:span><text:span text:style-name="T5"> </text:span><text:span text:style-name="T4">to</text:span><text:span text:style-name="T5"> </text:span><text:span text:style-name="T4">get</text:span><text:span text:style-name="T5"> </text:span><text:span text:style-name="T4">good</text:span><text:span text:style-name="T5"> </text:span><text:span text:style-name="T4">help</text:span><text:span text:style-name="T5"> </text:span><text:span text:style-name="T4">these</text:span><text:span text:style-name="T5"> </text:span><text:span text:style-name="T4">days,</text:span><text:span text:style-name="T5"> </text:span><text:span text:style-name="T4">wouldn</text:span><text:span text:style-name="T5">’</text:span><text:span text:style-name="T4">t</text:span><text:span text:style-name="T5"> </text:span><text:span text:style-name="T4">you</text:span><text:span text:style-name="T5"> </text:span><text:span text:style-name="T4">ladies</text:span><text:span text:style-name="T5"> </text:span><text:span text:style-name="T4">agree?</text:span><text:span text:style-name="T5"> </text:span><text:span text:style-name="T4">I</text:span><text:span text:style-name="T5">’</text:span><text:span text:style-name="T4">m</text:span><text:span text:style-name="T5"> </text:span><text:span text:style-name="T4">sure</text:span><text:span text:style-name="T5"> </text:span><text:span text:style-name="T4">you</text:span><text:span text:style-name="T5"> </text:span><text:span text:style-name="T4">have</text:span><text:span text:style-name="T5"> </text:span><text:span text:style-name="T4">similar</text:span><text:span text:style-name="T5"> </text:span><text:span text:style-name="T4">problems.</text:span><text:span text:style-name="T5">”</text:span></text:p>
      <text:p text:style-name="P2">Winceham<text:span text:style-name="T1"> </text:span>rolled<text:span text:style-name="T1"> </text:span>his<text:span text:style-name="T1"> </text:span>eyes<text:span text:style-name="T1"> </text:span>wildly<text:span text:style-name="T1"> </text:span>trying<text:span text:style-name="T1"> </text:span>to<text:span text:style-name="T1"> </text:span>signal<text:span text:style-name="T1"> </text:span>the<text:span text:style-name="T1"> </text:span>sisters.<text:span text:style-name="T1"> </text:span>His<text:span text:style-name="T1"> </text:span>efforts<text:span text:style-name="T1"> </text:span>went<text:span text:style-name="T1"> </text:span>largely<text:span text:style-name="T1"> </text:span>unnoticed<text:span text:style-name="T1"> </text:span>since<text:span text:style-name="T1"> </text:span>they<text:span text:style-name="T1"> </text:span>had<text:span text:style-name="T1"> </text:span>both<text:span text:style-name="T1"> </text:span>turned<text:span text:style-name="T1"> </text:span>to<text:span text:style-name="T1"> </text:span>face<text:span text:style-name="T1"> </text:span>what<text:span text:style-name="T1"> </text:span>appeared<text:span text:style-name="T1"> </text:span>to<text:span text:style-name="T1"> </text:span>be<text:span text:style-name="T1"> </text:span>nothing<text:span text:style-name="T1"> </text:span>more<text:span text:style-name="T1"> </text:span>than<text:span text:style-name="T1"> </text:span>a<text:span text:style-name="T1"> </text:span>glorified<text:span text:style-name="T1"> </text:span>debt<text:span text:style-name="T1"> </text:span>collector<text:span text:style-name="T1"> </text:span>dressed<text:span text:style-name="T1"> </text:span>in<text:span text:style-name="T1"> </text:span>leather<text:span text:style-name="T1"> </text:span>with<text:span text:style-name="T1"> </text:span>a<text:span text:style-name="T1"> </text:span>talking<text:span text:style-name="T1"> </text:span>simian<text:span text:style-name="T1"> </text:span>in<text:span text:style-name="T1"> </text:span>tow.<text:span text:style-name="T1"> </text:span>The<text:span text:style-name="T1"> </text:span>ape-man<text:span text:style-name="T1"> </text:span>took<text:span text:style-name="T1"> </text:span>the<text:span text:style-name="T1"> </text:span>coinpurse<text:span text:style-name="T1"> </text:span>from<text:span text:style-name="T1"> </text:span>Ned<text:span text:style-name="T1"> </text:span>and<text:span text:style-name="T1"> </text:span>started<text:span text:style-name="T1"> </text:span>counting<text:span text:style-name="T1"> </text:span>the<text:span text:style-name="T1"> </text:span>money.<text:span text:style-name="T1"> </text:span>Ned<text:span text:style-name="T1"> </text:span>fidgeted<text:span text:style-name="T1"> </text:span>behind<text:span text:style-name="T1"> </text:span>the<text:span text:style-name="T1"> </text:span>bar.<text:span text:style-name="T1"> </text:span>He<text:span text:style-name="T1"> </text:span>looked<text:span text:style-name="T1"> </text:span>like<text:span text:style-name="T1"> </text:span>he<text:span text:style-name="T1"> </text:span>found<text:span text:style-name="T1"> </text:span>it<text:span text:style-name="T1"> </text:span>increasingly<text:span text:style-name="T1"> </text:span>difficult<text:span text:style-name="T1"> </text:span>to<text:span text:style-name="T1"> </text:span>keep<text:span text:style-name="T1"> </text:span>his<text:span text:style-name="T1"> </text:span>temper.<text:span text:style-name="T1"> </text:span>His<text:span text:style-name="T1"> </text:span>father<text:span text:style-name="T1"> </text:span>looked<text:span text:style-name="T1"> </text:span>at<text:span text:style-name="T1"> </text:span>him<text:span text:style-name="T1"> </text:span>in<text:span text:style-name="T1"> </text:span>the<text:span text:style-name="T1"> </text:span>eye,<text:span text:style-name="T1"> </text:span>shook<text:span text:style-name="T1"> </text:span>his<text:span text:style-name="T1"> </text:span>head<text:span text:style-name="T1"> </text:span>and<text:span text:style-name="T1"> </text:span>bit<text:span text:style-name="T1"> </text:span>his<text:span text:style-name="T1"> </text:span>lip.</text:p>
      <text:p text:style-name="P1"><text:span text:style-name="T5">“</text:span><text:span text:style-name="T4">Indeed</text:span><text:span text:style-name="T5"> </text:span><text:span text:style-name="T4">sir,</text:span><text:span text:style-name="T5"> </text:span><text:span text:style-name="T4">if</text:span><text:span text:style-name="T5"> </text:span><text:span text:style-name="T4">I</text:span><text:span text:style-name="T5"> </text:span><text:span text:style-name="T4">may</text:span><text:span text:style-name="T5"> </text:span><text:span text:style-name="T4">so</text:span><text:span text:style-name="T5"> </text:span><text:span text:style-name="T4">lightly</text:span><text:span text:style-name="T5"> </text:span><text:span text:style-name="T4">abuse</text:span><text:span text:style-name="T5"> </text:span><text:span text:style-name="T4">the</text:span><text:span text:style-name="T5"> </text:span><text:span text:style-name="T4">word,</text:span><text:span text:style-name="T5"> </text:span><text:span text:style-name="T4">we</text:span><text:span text:style-name="T5"> </text:span><text:span text:style-name="T4">do</text:span><text:span text:style-name="T5"> </text:span><text:span text:style-name="T4">share</text:span><text:span text:style-name="T5"> </text:span><text:span text:style-name="T4">the</text:span><text:span text:style-name="T5"> </text:span><text:span text:style-name="T4">same</text:span><text:span text:style-name="T5"> </text:span><text:span text:style-name="T4">problem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while</text:span><text:span text:style-name="T5"> </text:span><text:span text:style-name="T4">Parcifal</text:span><text:span text:style-name="T5"> </text:span><text:span text:style-name="T4">reached</text:span><text:span text:style-name="T5"> </text:span><text:span text:style-name="T4">for</text:span><text:span text:style-name="T5"> </text:span><text:span text:style-name="T4">the</text:span><text:span text:style-name="T5"> </text:span><text:span text:style-name="T4">handle</text:span><text:span text:style-name="T5"> </text:span><text:span text:style-name="T4">of</text:span><text:span text:style-name="T5"> </text:span><text:span text:style-name="T4">her</text:span><text:span text:style-name="T5"> </text:span><text:span text:style-name="T4">sword</text:span><text:span text:style-name="T5"> </text:span><text:span text:style-name="T4">under</text:span><text:span text:style-name="T5"> </text:span><text:span text:style-name="T4">the</text:span><text:span text:style-name="T5"> </text:span><text:span text:style-name="T4">table.</text:span></text:p>
      <text:p text:style-name="P1"><text:span text:style-name="T5">“</text:span><text:span text:style-name="T4">Really</text:span><text:span text:style-name="T5"> </text:span><text:span text:style-name="T4">now,</text:span><text:span text:style-name="T5"> </text:span><text:span text:style-name="T4">how</text:span><text:span text:style-name="T5"> </text:span><text:span text:style-name="T4">so?</text:span><text:span text:style-name="T5"> </text:span><text:span text:style-name="T4">Is</text:span><text:span text:style-name="T5"> </text:span><text:span text:style-name="T4">Winceham</text:span><text:span text:style-name="T5"> </text:span><text:span text:style-name="T4">over</text:span><text:span text:style-name="T5"> </text:span><text:span text:style-name="T4">here</text:span><text:span text:style-name="T5"> </text:span><text:span text:style-name="T4">giving</text:span><text:span text:style-name="T5"> </text:span><text:span text:style-name="T4">you</text:span><text:span text:style-name="T5"> </text:span><text:span text:style-name="T4">trouble?</text:span><text:span text:style-name="T5"> </text:span><text:span text:style-name="T4">He</text:span><text:span text:style-name="T5">’</text:span><text:span text:style-name="T4">s</text:span><text:span text:style-name="T5"> </text:span><text:span text:style-name="T4">a</text:span><text:span text:style-name="T5"> </text:span><text:span text:style-name="T4">fine</text:span><text:span text:style-name="T5"> </text:span><text:span text:style-name="T4">lad</text:span><text:span text:style-name="T5"> </text:span><text:span text:style-name="T4">and</text:span><text:span text:style-name="T5"> </text:span><text:span text:style-name="T4">all</text:span><text:span text:style-name="T5"> </text:span><text:span text:style-name="T4">but</text:span><text:span text:style-name="T5"> </text:span><text:span text:style-name="T4">he</text:span><text:span text:style-name="T5">’</text:span><text:span text:style-name="T4">s</text:span><text:span text:style-name="T5"> </text:span><text:span text:style-name="T4">got</text:span><text:span text:style-name="T5"> </text:span><text:span text:style-name="T4">his</text:span><text:span text:style-name="T5"> </text:span><text:span text:style-name="T4">priorities</text:span><text:span text:style-name="T5"> </text:span><text:span text:style-name="T4">mixed</text:span><text:span text:style-name="T5"> </text:span><text:span text:style-name="T4">up,</text:span><text:span text:style-name="T5"> </text:span><text:span text:style-name="T4">wouldn</text:span><text:span text:style-name="T5">’</text:span><text:span text:style-name="T4">t</text:span><text:span text:style-name="T5"> </text:span><text:span text:style-name="T4">you</text:span><text:span text:style-name="T5"> </text:span><text:span text:style-name="T4">say</text:span><text:span text:style-name="T5"> </text:span><text:span text:style-name="T4">Wince</text:span><text:span text:style-name="T5"> </text:span><text:span text:style-name="T4">ol</text:span><text:span text:style-name="T5">’</text:span><text:span text:style-name="T4">mate?</text:span><text:span text:style-name="T5">”</text:span></text:p>
      <text:p text:style-name="P1"><text:span text:style-name="T5">“</text:span><text:span text:style-name="T4">Take</text:span><text:span text:style-name="T5"> </text:span><text:span text:style-name="T4">the</text:span><text:span text:style-name="T5"> </text:span><text:span text:style-name="T4">money,</text:span><text:span text:style-name="T5"> </text:span><text:span text:style-name="T4">Culliper.</text:span><text:span text:style-name="T5"> </text:span><text:span text:style-name="T4">Just</text:span><text:span text:style-name="T5"> </text:span><text:span text:style-name="T4">take</text:span><text:span text:style-name="T5"> </text:span><text:span text:style-name="T4">the</text:span><text:span text:style-name="T5"> </text:span><text:span text:style-name="T4">money,</text:span><text:span text:style-name="T5">” </text:span><text:span text:style-name="T4">said</text:span><text:span text:style-name="T5"> </text:span><text:span text:style-name="T4">Winceham,</text:span><text:span text:style-name="T5"> </text:span><text:span text:style-name="T4">his</text:span><text:span text:style-name="T5"> </text:span><text:span text:style-name="T4">rather</text:span><text:span text:style-name="T5"> </text:span><text:span text:style-name="T4">soft</text:span><text:span text:style-name="T5"> </text:span><text:span text:style-name="T4">voice</text:span><text:span text:style-name="T5"> </text:span><text:span text:style-name="T4">carrying</text:span><text:span text:style-name="T5"> </text:span><text:span text:style-name="T4">a</text:span><text:span text:style-name="T5"> </text:span><text:span text:style-name="T4">note</text:span><text:span text:style-name="T5"> </text:span><text:span text:style-name="T4">of</text:span><text:span text:style-name="T5"> </text:span><text:span text:style-name="T4">hate</text:span><text:span text:style-name="T5"> </text:span><text:span text:style-name="T4">for</text:span><text:span text:style-name="T5"> </text:span><text:span text:style-name="T4">the</text:span><text:span text:style-name="T5"> </text:span><text:span text:style-name="T4">first</text:span><text:span text:style-name="T5"> </text:span><text:span text:style-name="T4">time.</text:span></text:p>
      <text:p text:style-name="P1"><text:span text:style-name="T5">“</text:span><text:span text:style-name="T4">Much</text:span><text:span text:style-name="T5"> </text:span><text:span text:style-name="T4">obliged,</text:span><text:span text:style-name="T5"> </text:span><text:span text:style-name="T4">Wincy,</text:span><text:span text:style-name="T5">” </text:span><text:span text:style-name="T4">said</text:span><text:span text:style-name="T5"> </text:span><text:span text:style-name="T4">Culliper,</text:span><text:span text:style-name="T5"> </text:span><text:span text:style-name="T4">smiled</text:span><text:span text:style-name="T5"> </text:span><text:span text:style-name="T4">broadly,</text:span><text:span text:style-name="T5"> </text:span><text:span text:style-name="T4">briefly</text:span><text:span text:style-name="T5"> </text:span><text:span text:style-name="T4">tipped</text:span><text:span text:style-name="T5"> </text:span><text:span text:style-name="T4">his</text:span><text:span text:style-name="T5"> </text:span><text:span text:style-name="T4">hat</text:span><text:span text:style-name="T5"> </text:span><text:span text:style-name="T4">with</text:span><text:span text:style-name="T5"> </text:span><text:span text:style-name="T4">his</text:span><text:span text:style-name="T5"> </text:span><text:span text:style-name="T4">cutlass</text:span><text:span text:style-name="T5"> </text:span><text:span text:style-name="T4">in</text:span><text:span text:style-name="T5"> </text:span><text:span text:style-name="T4">a</text:span><text:span text:style-name="T5"> </text:span><text:span text:style-name="T4">parting</text:span><text:span text:style-name="T5"> </text:span><text:span text:style-name="T4">salute</text:span><text:span text:style-name="T5"> </text:span><text:span text:style-name="T4">and</text:span><text:span text:style-name="T5"> </text:span><text:span text:style-name="T4">made</text:span><text:span text:style-name="T5"> </text:span><text:span text:style-name="T4">to</text:span><text:span text:style-name="T5"> </text:span><text:span text:style-name="T4">leave.</text:span><text:span text:style-name="T5"> </text:span><text:span text:style-name="T4">He</text:span><text:span text:style-name="T5"> </text:span><text:span text:style-name="T4">took</text:span><text:span text:style-name="T5"> </text:span><text:span text:style-name="T4">a</text:span><text:span text:style-name="T5"> </text:span><text:span text:style-name="T4">step</text:span><text:span text:style-name="T5"> </text:span><text:span text:style-name="T4">and</text:span><text:span text:style-name="T5"> </text:span><text:span text:style-name="T4">stopped</text:span><text:span text:style-name="T5"> </text:span><text:span text:style-name="T4">when</text:span><text:span text:style-name="T5"> </text:span><text:span text:style-name="T4">he</text:span><text:span text:style-name="T5"> </text:span><text:span text:style-name="T4">heard</text:span><text:span text:style-name="T5"> </text:span><text:span text:style-name="T4">the</text:span><text:span text:style-name="T5"> </text:span><text:span text:style-name="T4">sound</text:span><text:span text:style-name="T5"> </text:span><text:span text:style-name="T4">of</text:span><text:span text:style-name="T5"> </text:span><text:span text:style-name="T4">metal</text:span><text:span text:style-name="T5"> </text:span><text:span text:style-name="T4">grinding</text:span><text:span text:style-name="T5"> </text:span><text:span text:style-name="T4">on</text:span><text:span text:style-name="T5"> </text:span><text:span text:style-name="T4">metal.</text:span><text:span text:style-name="T5"> </text:span><text:span text:style-name="T4">Parcifal</text:span><text:span text:style-name="T5"> </text:span><text:span text:style-name="T4">had</text:span><text:span text:style-name="T5"> </text:span><text:span text:style-name="T4">drawn</text:span><text:span text:style-name="T5"> </text:span><text:span text:style-name="T4">her</text:span><text:span text:style-name="T5"> </text:span><text:span text:style-name="T4">sword</text:span><text:span text:style-name="T5"> </text:span><text:span text:style-name="T4">and</text:span><text:span text:style-name="T5"> </text:span><text:span text:style-name="T4">was</text:span><text:span text:style-name="T5"> </text:span><text:span text:style-name="T4">pointing</text:span><text:span text:style-name="T5"> </text:span><text:span text:style-name="T4">it</text:span><text:span text:style-name="T5"> </text:span><text:span text:style-name="T4">at</text:span><text:span text:style-name="T5"> </text:span><text:span text:style-name="T4">Culliper</text:span><text:span text:style-name="T5">’</text:span><text:span text:style-name="T4">s</text:span><text:span text:style-name="T5"> </text:span><text:span text:style-name="T4">back.</text:span><text:span text:style-name="T5"> </text:span><text:span text:style-name="T4">He</text:span><text:span text:style-name="T5"> </text:span><text:span text:style-name="T4">slowly</text:span><text:span text:style-name="T5"> </text:span><text:span text:style-name="T4">turned</text:span><text:span text:style-name="T5"> </text:span><text:span text:style-name="T4">around</text:span><text:span text:style-name="T5"> </text:span><text:span text:style-name="T4">and</text:span><text:span text:style-name="T5"> </text:span><text:span text:style-name="T4">saw</text:span><text:span text:style-name="T5"> </text:span><text:span text:style-name="T4">Lernea</text:span><text:span text:style-name="T5"> </text:span><text:span text:style-name="T4">had</text:span><text:span text:style-name="T5"> </text:span><text:span text:style-name="T4">also</text:span><text:span text:style-name="T5"> </text:span><text:span text:style-name="T4">nocked</text:span><text:span text:style-name="T5"> </text:span><text:span text:style-name="T4">an</text:span><text:span text:style-name="T5"> </text:span><text:span text:style-name="T4">arrow,</text:span><text:span text:style-name="T5"> </text:span><text:span text:style-name="T4">ready</text:span><text:span text:style-name="T5"> </text:span><text:span text:style-name="T4">to</text:span><text:span text:style-name="T5"> </text:span><text:span text:style-name="T4">draw</text:span><text:span text:style-name="T5"> </text:span><text:span text:style-name="T4">at</text:span><text:span text:style-name="T5"> </text:span><text:span text:style-name="T4">the</text:span><text:span text:style-name="T5"> </text:span><text:span text:style-name="T4">blink</text:span><text:span text:style-name="T5"> </text:span><text:span text:style-name="T4">of</text:span><text:span text:style-name="T5"> </text:span><text:span text:style-name="T4">an</text:span><text:span text:style-name="T5"> </text:span><text:span text:style-name="T4">eye.</text:span>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our</text:span><text:span text:style-name="T5"> </text:span><text:span text:style-name="T4">money,</text:span><text:span text:style-name="T5"> </text:span><text:span text:style-name="T4">sirrah,</text:span><text:span text:style-name="T5">” </text:span><text:span text:style-name="T4">said</text:span><text:span text:style-name="T5"> </text:span><text:span text:style-name="T4">Lernea,</text:span><text:span text:style-name="T5"> </text:span><text:span text:style-name="T4">the</text:span><text:span text:style-name="T5"> </text:span><text:span text:style-name="T4">word</text:span><text:span text:style-name="T5"> ‘</text:span><text:span text:style-name="T4">sirrah</text:span><text:span text:style-name="T5">’ </text:span><text:span text:style-name="T4">filled</text:span><text:span text:style-name="T5"> </text:span><text:span text:style-name="T4">with</text:span><text:span text:style-name="T5"> </text:span><text:span text:style-name="T4">as</text:span><text:span text:style-name="T5"> </text:span><text:span text:style-name="T4">much</text:span><text:span text:style-name="T5"> </text:span><text:span text:style-name="T4">disdain</text:span><text:span text:style-name="T5"> </text:span><text:span text:style-name="T4">as</text:span><text:span text:style-name="T5"> </text:span><text:span text:style-name="T4">possible.</text:span></text:p>
      <text:p text:style-name="P2">Culliper<text:span text:style-name="T1"> </text:span>turned<text:span text:style-name="T1"> </text:span>his<text:span text:style-name="T1"> </text:span>head<text:span text:style-name="T1"> </text:span>towards<text:span text:style-name="T1"> </text:span>Ned<text:span text:style-name="T1"> </text:span>and<text:span text:style-name="T1"> </text:span>said<text:span text:style-name="T1"> </text:span>with<text:span text:style-name="T1"> </text:span>a<text:span text:style-name="T1"> </text:span>curled<text:span text:style-name="T1"> </text:span>smile:</text:p>
      <text:p text:style-name="P1"><text:soft-page-break/><text:span text:style-name="T5">“</text:span><text:span text:style-name="T4">Are</text:span><text:span text:style-name="T5"> </text:span><text:span text:style-name="T4">these</text:span><text:span text:style-name="T5"> </text:span><text:span text:style-name="T4">people,</text:span><text:span text:style-name="T5"> </text:span><text:span text:style-name="T4">ah,</text:span><text:span text:style-name="T5"> </text:span><text:span text:style-name="T4">comedian</text:span><text:span text:style-name="T5"> </text:span><text:span text:style-name="T4">friends</text:span><text:span text:style-name="T5"> </text:span><text:span text:style-name="T4">of</text:span><text:span text:style-name="T5"> </text:span><text:span text:style-name="T4">yours,</text:span><text:span text:style-name="T5"> </text:span><text:span text:style-name="T4">Ned</text:span><text:span text:style-name="T5"> </text:span><text:span text:style-name="T4">lad?</text:span><text:span text:style-name="T5"> ’</text:span><text:span text:style-name="T4">Cause</text:span><text:span text:style-name="T5"> </text:span><text:span text:style-name="T4">I</text:span><text:span text:style-name="T5">’</text:span><text:span text:style-name="T4">ve</text:span><text:span text:style-name="T5"> </text:span><text:span text:style-name="T4">seen</text:span><text:span text:style-name="T5"> </text:span><text:span text:style-name="T4">your</text:span><text:span text:style-name="T5"> </text:span><text:span text:style-name="T4">act</text:span><text:span text:style-name="T5"> </text:span><text:span text:style-name="T4">and</text:span><text:span text:style-name="T5"> </text:span><text:span text:style-name="T4">it</text:span><text:span text:style-name="T5">’</text:span><text:span text:style-name="T4">s</text:span><text:span text:style-name="T5"> </text:span><text:span text:style-name="T4">a</text:span><text:span text:style-name="T5"> </text:span><text:span text:style-name="T4">bloat</text:span><text:span text:style-name="T5"> </text:span><text:span text:style-name="T4">of</text:span><text:span text:style-name="T5"> </text:span><text:span text:style-name="T4">shit,</text:span><text:span text:style-name="T5"> </text:span><text:span text:style-name="T4">really.</text:span><text:span text:style-name="T5">”</text:span></text:p>
      <text:p text:style-name="P2">Mr.<text:span text:style-name="T1"> </text:span>Brumbles<text:span text:style-name="T1"> </text:span>stopped<text:span text:style-name="T1"> </text:span>though<text:span text:style-name="T1"> </text:span>generally<text:span text:style-name="T1"> </text:span>not<text:span text:style-name="T1"> </text:span>very<text:span text:style-name="T1"> </text:span>bright<text:span text:style-name="T1"> </text:span>had<text:span text:style-name="T1"> </text:span>stopped<text:span text:style-name="T1"> </text:span>counting.<text:span text:style-name="T1"> </text:span>He<text:span text:style-name="T1"> </text:span>drew<text:span text:style-name="T1"> </text:span>his<text:span text:style-name="T1"> </text:span>blunderbuss<text:span text:style-name="T1"> </text:span>and<text:span text:style-name="T1"> </text:span>faced<text:span text:style-name="T1"> </text:span>the<text:span text:style-name="T1"> </text:span>sisters,<text:span text:style-name="T1"> </text:span>cocking<text:span text:style-name="T1"> </text:span>his<text:span text:style-name="T1"> </text:span>gun.</text:p>
      <text:p text:style-name="P2">Ned<text:span text:style-name="T1"> </text:span>replied<text:span text:style-name="T1"> </text:span>through<text:span text:style-name="T1"> </text:span>gritted<text:span text:style-name="T1"> </text:span>teeth:</text:p>
      <text:p text:style-name="P1"><text:span text:style-name="T5">“</text:span><text:span text:style-name="T4">My</text:span><text:span text:style-name="T5"> </text:span><text:span text:style-name="T4">act</text:span><text:span text:style-name="T5"> </text:span><text:span text:style-name="T4">is</text:span><text:span text:style-name="T5"> </text:span><text:span text:style-name="T4">not</text:span><text:span text:style-name="T5"> </text:span><text:span text:style-name="T4">shit.</text:span><text:span text:style-name="T5">”</text:span></text:p>
      <text:p text:style-name="P1"><text:span text:style-name="T5">“</text:span><text:span text:style-name="T4">What</text:span><text:span text:style-name="T5"> </text:span><text:span text:style-name="T4">smells</text:span><text:span text:style-name="T5"> </text:span><text:span text:style-name="T4">that</text:span><text:span text:style-name="T5"> </text:span><text:span text:style-name="T4">bad</text:span><text:span text:style-name="T5"> </text:span><text:span text:style-name="T4">then,</text:span><text:span text:style-name="T5"> </text:span><text:span text:style-name="T4">eh?</text:span><text:span text:style-name="T5">”</text:span></text:p>
      <text:p text:style-name="P1"><text:span text:style-name="T5">“</text:span><text:span text:style-name="T4">That</text:span><text:span text:style-name="T5"> </text:span><text:span text:style-name="T4">would</text:span><text:span text:style-name="T5"> </text:span><text:span text:style-name="T4">be</text:span><text:span text:style-name="T5"> </text:span><text:span text:style-name="T4">him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who</text:span><text:span text:style-name="T5"> </text:span><text:span text:style-name="T4">let</text:span><text:span text:style-name="T5"> </text:span><text:span text:style-name="T4">an</text:span><text:span text:style-name="T5"> </text:span><text:span text:style-name="T4">arrow</text:span><text:span text:style-name="T5"> </text:span><text:span text:style-name="T4">fly</text:span><text:span text:style-name="T5"> </text:span><text:span text:style-name="T4">right</text:span><text:span text:style-name="T5"> </text:span><text:span text:style-name="T4">between</text:span><text:span text:style-name="T5"> </text:span><text:span text:style-name="T4">Mr.</text:span><text:span text:style-name="T5"> </text:span><text:span text:style-name="T4">Brumbles</text:span><text:span text:style-name="T5"> </text:span><text:span text:style-name="T4">eyes</text:span><text:span text:style-name="T5"> </text:span><text:span text:style-name="T4">before</text:span><text:span text:style-name="T5"> </text:span><text:span text:style-name="T4">he</text:span><text:span text:style-name="T5"> </text:span><text:span text:style-name="T4">had</text:span><text:span text:style-name="T5"> </text:span><text:span text:style-name="T4">a</text:span><text:span text:style-name="T5"> </text:span><text:span text:style-name="T4">chance</text:span><text:span text:style-name="T5"> </text:span><text:span text:style-name="T4">to</text:span><text:span text:style-name="T5"> </text:span><text:span text:style-name="T4">even</text:span><text:span text:style-name="T5"> </text:span><text:span text:style-name="T4">swerve</text:span><text:span text:style-name="T5"> </text:span><text:span text:style-name="T4">the</text:span><text:span text:style-name="T5"> </text:span><text:span text:style-name="T4">gun</text:span><text:span text:style-name="T5"> </text:span><text:span text:style-name="T4">their</text:span><text:span text:style-name="T5"> </text:span><text:span text:style-name="T4">way.</text:span><text:span text:style-name="T5"> </text:span><text:span text:style-name="T4">A</text:span><text:span text:style-name="T5"> </text:span><text:span text:style-name="T4">gunshot</text:span><text:span text:style-name="T5"> </text:span><text:span text:style-name="T4">rang</text:span><text:span text:style-name="T5"> </text:span><text:span text:style-name="T4">clear</text:span><text:span text:style-name="T5"> </text:span><text:span text:style-name="T4">though;</text:span><text:span text:style-name="T5"> </text:span><text:span text:style-name="T4">Culliper</text:span><text:span text:style-name="T5"> </text:span><text:span text:style-name="T4">was</text:span><text:span text:style-name="T5"> </text:span><text:span text:style-name="T4">holding</text:span><text:span text:style-name="T5"> </text:span><text:span text:style-name="T4">a</text:span><text:span text:style-name="T5"> </text:span><text:span text:style-name="T4">pistol</text:span><text:span text:style-name="T5"> </text:span><text:span text:style-name="T4">with</text:span><text:span text:style-name="T5"> </text:span><text:span text:style-name="T4">smoldering</text:span><text:span text:style-name="T5"> </text:span><text:span text:style-name="T4">smoke</text:span><text:span text:style-name="T5"> </text:span><text:span text:style-name="T4">trailing</text:span><text:span text:style-name="T5"> </text:span><text:span text:style-name="T4">off</text:span><text:span text:style-name="T5"> </text:span><text:span text:style-name="T4">its</text:span><text:span text:style-name="T5"> </text:span><text:span text:style-name="T4">barrel.</text:span><text:span text:style-name="T5"> </text:span><text:span text:style-name="T4">Ned</text:span><text:span text:style-name="T5">’</text:span><text:span text:style-name="T4">s</text:span><text:span text:style-name="T5"> </text:span><text:span text:style-name="T4">father</text:span><text:span text:style-name="T5"> </text:span><text:span text:style-name="T4">was</text:span><text:span text:style-name="T5"> </text:span><text:span text:style-name="T4">down</text:span><text:span text:style-name="T5"> </text:span><text:span text:style-name="T4">on</text:span><text:span text:style-name="T5"> </text:span><text:span text:style-name="T4">the</text:span><text:span text:style-name="T5"> </text:span><text:span text:style-name="T4">floor</text:span><text:span text:style-name="T5"> </text:span><text:span text:style-name="T4">with</text:span><text:span text:style-name="T5"> </text:span><text:span text:style-name="T4">a</text:span><text:span text:style-name="T5"> </text:span><text:span text:style-name="T4">dull</text:span><text:span text:style-name="T5"> </text:span><text:span text:style-name="T4">thud</text:span><text:span text:style-name="T5"> </text:span><text:span text:style-name="T4">barely</text:span><text:span text:style-name="T5"> </text:span><text:span text:style-name="T4">a</text:span><text:span text:style-name="T5"> </text:span><text:span text:style-name="T4">moment</text:span><text:span text:style-name="T5"> </text:span><text:span text:style-name="T4">later.</text:span><text:span text:style-name="T5"> </text:span><text:span text:style-name="T4">Parcifal</text:span><text:span text:style-name="T5"> </text:span><text:span text:style-name="T4">sprang</text:span><text:span text:style-name="T5"> </text:span><text:span text:style-name="T4">at</text:span><text:span text:style-name="T5"> </text:span><text:span text:style-name="T4">Culliper</text:span><text:span text:style-name="T5"> </text:span><text:span text:style-name="T4">with</text:span><text:span text:style-name="T5"> </text:span><text:span text:style-name="T4">all</text:span><text:span text:style-name="T5"> </text:span><text:span text:style-name="T4">the</text:span><text:span text:style-name="T5"> </text:span><text:span text:style-name="T4">might</text:span><text:span text:style-name="T5"> </text:span><text:span text:style-name="T4">of</text:span><text:span text:style-name="T5"> </text:span><text:span text:style-name="T4">her</text:span><text:span text:style-name="T5"> </text:span><text:span text:style-name="T4">sword,</text:span><text:span text:style-name="T5"> </text:span><text:span text:style-name="T4">but</text:span><text:span text:style-name="T5"> </text:span><text:span text:style-name="T4">he</text:span><text:span text:style-name="T5"> </text:span><text:span text:style-name="T4">parried</text:span><text:span text:style-name="T5"> </text:span><text:span text:style-name="T4">expertly</text:span><text:span text:style-name="T5"> </text:span><text:span text:style-name="T4">with</text:span><text:span text:style-name="T5"> </text:span><text:span text:style-name="T4">his</text:span><text:span text:style-name="T5"> </text:span><text:span text:style-name="T4">cutlass</text:span><text:span text:style-name="T5"> </text:span><text:span text:style-name="T4">as</text:span><text:span text:style-name="T5"> </text:span><text:span text:style-name="T4">he</text:span><text:span text:style-name="T5"> </text:span><text:span text:style-name="T4">turned</text:span><text:span text:style-name="T5"> </text:span><text:span text:style-name="T4">to</text:span><text:span text:style-name="T5"> </text:span><text:span text:style-name="T4">leave.</text:span><text:span text:style-name="T5"> </text:span><text:span text:style-name="T4">Lernea</text:span><text:span text:style-name="T5"> </text:span><text:span text:style-name="T4">was</text:span><text:span text:style-name="T5"> </text:span><text:span text:style-name="T4">reloading</text:span><text:span text:style-name="T5"> </text:span><text:span text:style-name="T4">her</text:span><text:span text:style-name="T5"> </text:span><text:span text:style-name="T4">bow</text:span><text:span text:style-name="T5"> </text:span><text:span text:style-name="T4">even</text:span><text:span text:style-name="T5"> </text:span><text:span text:style-name="T4">as</text:span><text:span text:style-name="T5"> </text:span><text:span text:style-name="T4">Ned</text:span><text:span text:style-name="T5"> </text:span><text:span text:style-name="T4">cried</text:span><text:span text:style-name="T5"> </text:span><text:span text:style-name="T4">in</text:span><text:span text:style-name="T5"> </text:span><text:span text:style-name="T4">outrage,</text:span><text:span text:style-name="T5"> “</text:span><text:span text:style-name="T4">You</text:span><text:span text:style-name="T5"> </text:span><text:span text:style-name="T4">murderous</text:span><text:span text:style-name="T5"> </text:span><text:span text:style-name="T4">bastard!</text:span><text:span text:style-name="T5"> </text:span><text:span text:style-name="T4">I</text:span><text:span text:style-name="T5">’</text:span><text:span text:style-name="T4">ll</text:span><text:span text:style-name="T5"> </text:span><text:span text:style-name="T4">see</text:span><text:span text:style-name="T5"> </text:span><text:span text:style-name="T4">you</text:span><text:span text:style-name="T5"> </text:span><text:span text:style-name="T4">dead!</text:span><text:span text:style-name="T5">”</text:span></text:p>
      <text:p text:style-name="P2">Winceham<text:span text:style-name="T1"> </text:span>simply<text:span text:style-name="T1"> </text:span>sat<text:span text:style-name="T1"> </text:span>in<text:span text:style-name="T1"> </text:span>his<text:span text:style-name="T1"> </text:span>chair,<text:span text:style-name="T1"> </text:span>his<text:span text:style-name="T1"> </text:span>face<text:span text:style-name="T1"> </text:span>buried<text:span text:style-name="T1"> </text:span>in<text:span text:style-name="T1"> </text:span>his<text:span text:style-name="T1"> </text:span>palms,<text:span text:style-name="T1"> </text:span>mumbling<text:span text:style-name="T1"> </text:span>to<text:span text:style-name="T1"> </text:span>himself:</text:p>
      <text:p text:style-name="P1"><text:span text:style-name="T5">“</text:span><text:span text:style-name="T4">Why</text:span><text:span text:style-name="T5"> </text:span><text:span text:style-name="T4">nobody,</text:span><text:span text:style-name="T5"> </text:span><text:span text:style-name="T4">ever,</text:span><text:span text:style-name="T5"> </text:span><text:span text:style-name="T4">listens</text:span><text:span text:style-name="T5"> </text:span><text:span text:style-name="T4">to</text:span><text:span text:style-name="T5"> </text:span><text:span text:style-name="T4">the</text:span><text:span text:style-name="T5"> </text:span><text:span text:style-name="T4">small</text:span><text:span text:style-name="T5"> </text:span><text:span text:style-name="T4">folk?</text:span><text:span text:style-name="T5">”</text:span></text:p>
      <text:p text:style-name="P2">Culliper<text:span text:style-name="T1"> </text:span>jumped<text:span text:style-name="T1"> </text:span>up<text:span text:style-name="T1"> </text:span>on<text:span text:style-name="T1"> </text:span>a<text:span text:style-name="T1"> </text:span>nearby<text:span text:style-name="T1"> </text:span>table<text:span text:style-name="T1"> </text:span>and<text:span text:style-name="T1"> </text:span>rushed<text:span text:style-name="T1"> </text:span>towards<text:span text:style-name="T1"> </text:span>a<text:span text:style-name="T1"> </text:span>window.<text:span text:style-name="T1"> </text:span>Lernea<text:span text:style-name="T1">’</text:span>s<text:span text:style-name="T1"> </text:span>arrow<text:span text:style-name="T1"> </text:span>caught<text:span text:style-name="T1"> </text:span>him<text:span text:style-name="T1"> </text:span>on<text:span text:style-name="T1"> </text:span>the<text:span text:style-name="T1"> </text:span>shoulder.<text:span text:style-name="T1"> </text:span>He<text:span text:style-name="T1"> </text:span>cried<text:span text:style-name="T1"> </text:span>in<text:span text:style-name="T1"> </text:span>agony<text:span text:style-name="T1"> </text:span>even<text:span text:style-name="T1"> </text:span>as<text:span text:style-name="T1"> </text:span>Ned<text:span text:style-name="T1"> </text:span>was<text:span text:style-name="T1"> </text:span>rushing<text:span text:style-name="T1"> </text:span>right<text:span text:style-name="T1"> </text:span>behind<text:span text:style-name="T1"> </text:span>him.<text:span text:style-name="T1"> </text:span>Parcifal<text:span text:style-name="T1"> </text:span>saw<text:span text:style-name="T1"> </text:span>the<text:span text:style-name="T1"> </text:span>barrel<text:span text:style-name="T1"> </text:span>of<text:span text:style-name="T1"> </text:span>a<text:span text:style-name="T1"> </text:span>pistol<text:span text:style-name="T1"> </text:span>aiming<text:span text:style-name="T1"> </text:span>blindly<text:span text:style-name="T1"> </text:span>towards<text:span text:style-name="T1"> </text:span>Ned,<text:span text:style-name="T1"> </text:span>even<text:span text:style-name="T1"> </text:span>as<text:span text:style-name="T1"> </text:span>Culliper<text:span text:style-name="T1"> </text:span>made<text:span text:style-name="T1"> </text:span>ready<text:span text:style-name="T1"> </text:span>to<text:span text:style-name="T1"> </text:span>jump<text:span text:style-name="T1"> </text:span>through<text:span text:style-name="T1"> </text:span>the<text:span text:style-name="T1"> </text:span>window;<text:span text:style-name="T1"> </text:span>she<text:span text:style-name="T1"> </text:span>did<text:span text:style-name="T1"> </text:span>not<text:span text:style-name="T1"> </text:span>hesitate<text:span text:style-name="T1"> </text:span>and<text:span text:style-name="T1"> </text:span>grabbed<text:span text:style-name="T1"> </text:span>Ned<text:span text:style-name="T1"> </text:span>by<text:span text:style-name="T1"> </text:span>his<text:span text:style-name="T1"> </text:span>waist<text:span text:style-name="T1"> </text:span>as<text:span text:style-name="T1"> </text:span>he<text:span text:style-name="T1"> </text:span>run.<text:span text:style-name="T1"> </text:span>She<text:span text:style-name="T1"> </text:span>brought<text:span text:style-name="T1"> </text:span>him<text:span text:style-name="T1"> </text:span>down<text:span text:style-name="T1"> </text:span>right<text:span text:style-name="T1"> </text:span>when<text:span text:style-name="T1"> </text:span>a<text:span text:style-name="T1"> </text:span>bullet<text:span text:style-name="T1"> </text:span>flew<text:span text:style-name="T1"> </text:span>over<text:span text:style-name="T1"> </text:span>his<text:span text:style-name="T1"> </text:span>head<text:span text:style-name="T1"> </text:span>and<text:span text:style-name="T1"> </text:span>turned<text:span text:style-name="T1"> </text:span>part<text:span text:style-name="T1"> </text:span>of<text:span text:style-name="T1"> </text:span>the<text:span text:style-name="T1"> </text:span>wooden<text:span text:style-name="T1"> </text:span>bar<text:span text:style-name="T1"> </text:span>into<text:span text:style-name="T1"> </text:span>a<text:span text:style-name="T1"> </text:span>bunch<text:span text:style-name="T1"> </text:span>of<text:span text:style-name="T1"> </text:span>smoldering<text:span text:style-name="T1"> </text:span>splinters.</text:p>
      <text:p text:style-name="P2">Culliper<text:span text:style-name="T1"> </text:span>crashed<text:span text:style-name="T1"> </text:span>through<text:span text:style-name="T1"> </text:span>the<text:span text:style-name="T1"> </text:span>window<text:span text:style-name="T1"> </text:span>and<text:span text:style-name="T1"> </text:span>onto<text:span text:style-name="T1"> </text:span>the<text:span text:style-name="T1"> </text:span>street.<text:span text:style-name="T1"> </text:span>He<text:span text:style-name="T1"> </text:span>landed<text:span text:style-name="T1"> </text:span>on<text:span text:style-name="T1"> </text:span>one<text:span text:style-name="T1"> </text:span>side,<text:span text:style-name="T1"> </text:span>rolled,<text:span text:style-name="T1"> </text:span>and<text:span text:style-name="T1"> </text:span>quickly<text:span text:style-name="T1"> </text:span>got<text:span text:style-name="T1"> </text:span>back<text:span text:style-name="T1"> </text:span>on<text:span text:style-name="T1"> </text:span>his<text:span text:style-name="T1"> </text:span>feet.<text:span text:style-name="T1"> </text:span>He<text:span text:style-name="T1"> </text:span>glanced<text:span text:style-name="T1"> </text:span>at<text:span text:style-name="T1"> </text:span>them<text:span text:style-name="T1"> </text:span>and<text:span text:style-name="T1"> </text:span>then<text:span text:style-name="T1"> </text:span>ran<text:span text:style-name="T1"> </text:span>away<text:span text:style-name="T1"> </text:span>cursing<text:span text:style-name="T1"> </text:span>even<text:span text:style-name="T1"> </text:span>as<text:span text:style-name="T1"> </text:span>one<text:span text:style-name="T1"> </text:span>of<text:span text:style-name="T1"> </text:span>Lernea<text:span text:style-name="T1">’</text:span>s<text:span text:style-name="T1"> </text:span>arrows<text:span text:style-name="T1"> </text:span>grazed<text:span text:style-name="T1"> </text:span>his<text:span text:style-name="T1"> </text:span>back.</text:p>
      <text:p text:style-name="P1"><text:span text:style-name="T5">“</text:span><text:span text:style-name="T4">Quickly!</text:span><text:span text:style-name="T5">” </text:span><text:span text:style-name="T4">cried</text:span><text:span text:style-name="T5"> </text:span><text:span text:style-name="T4">Lernea</text:span><text:span text:style-name="T5"> </text:span><text:span text:style-name="T4">and</text:span><text:span text:style-name="T5"> </text:span><text:span text:style-name="T4">rushed</text:span><text:span text:style-name="T5"> </text:span><text:span text:style-name="T4">towards</text:span><text:span text:style-name="T5"> </text:span><text:span text:style-name="T4">the</text:span><text:span text:style-name="T5"> </text:span><text:span text:style-name="T4">door,</text:span><text:span text:style-name="T5"> </text:span><text:span text:style-name="T4">an</text:span><text:span text:style-name="T5"> </text:span><text:span text:style-name="T4">arrow</text:span><text:span text:style-name="T5"> </text:span><text:span text:style-name="T4">already</text:span><text:span text:style-name="T5"> </text:span><text:span text:style-name="T4">nocked</text:span><text:span text:style-name="T5"> </text:span><text:span text:style-name="T4">in</text:span><text:span text:style-name="T5"> </text:span><text:span text:style-name="T4">her</text:span><text:span text:style-name="T5"> </text:span><text:span text:style-name="T4">bow.</text:span><text:span text:style-name="T5"> </text:span><text:span text:style-name="T4">She</text:span><text:span text:style-name="T5"> </text:span><text:span text:style-name="T4">shot</text:span><text:span text:style-name="T5"> </text:span><text:span text:style-name="T4">a</text:span><text:span text:style-name="T5"> </text:span><text:span text:style-name="T4">look</text:span><text:span text:style-name="T5"> </text:span><text:span text:style-name="T4">over</text:span><text:span text:style-name="T5"> </text:span><text:span text:style-name="T4">her</text:span><text:span text:style-name="T5"> </text:span><text:span text:style-name="T4">shoulder</text:span><text:span text:style-name="T5"> </text:span><text:span text:style-name="T4">and</text:span><text:span text:style-name="T5"> </text:span><text:span text:style-name="T4">realised</text:span><text:span text:style-name="T5"> </text:span><text:span text:style-name="T4">that</text:span><text:span text:style-name="T5"> </text:span><text:span text:style-name="T4">no-one</text:span><text:span text:style-name="T5"> </text:span><text:span text:style-name="T4">was</text:span><text:span text:style-name="T5"> </text:span><text:span text:style-name="T4">following</text:span><text:span text:style-name="T5"> </text:span><text:span text:style-name="T4">her.</text:span></text:p>
      <text:p text:style-name="P1"><text:span text:style-name="T5">“</text:span><text:span text:style-name="T4">Why</text:span><text:span text:style-name="T5"> </text:span><text:span text:style-name="T4">are</text:span><text:span text:style-name="T5"> </text:span><text:span text:style-name="T4">you</text:span><text:span text:style-name="T5"> </text:span><text:span text:style-name="T4">just</text:span><text:span text:style-name="T5"> </text:span><text:span text:style-name="T4">standing</text:span><text:span text:style-name="T5"> </text:span><text:span text:style-name="T4">there?</text:span><text:span text:style-name="T5">” </text:span><text:span text:style-name="T4">she</text:span><text:span text:style-name="T5"> </text:span><text:span text:style-name="T4">asked,</text:span><text:span text:style-name="T5"> </text:span><text:span text:style-name="T4">even</text:span><text:span text:style-name="T5"> </text:span><text:span text:style-name="T4">though</text:span><text:span text:style-name="T5"> </text:span><text:span text:style-name="T4">no-one</text:span><text:span text:style-name="T5"> </text:span><text:span text:style-name="T4">was</text:span><text:span text:style-name="T5"> </text:span><text:span text:style-name="T4">technically</text:span><text:span text:style-name="T5"> </text:span><text:span text:style-name="T4">standing.</text:span><text:span text:style-name="T5"> </text:span><text:span text:style-name="T4">Parcifal</text:span><text:span text:style-name="T5"> </text:span><text:span text:style-name="T4">was</text:span><text:span text:style-name="T5"> </text:span><text:span text:style-name="T4">on</text:span><text:span text:style-name="T5"> </text:span><text:span text:style-name="T4">her</text:span><text:span text:style-name="T5"> </text:span><text:span text:style-name="T4">knees,</text:span><text:span text:style-name="T5"> </text:span><text:span text:style-name="T4">nurturing</text:span><text:span text:style-name="T5"> </text:span><text:span text:style-name="T4">a</text:span><text:span text:style-name="T5"> </text:span><text:span text:style-name="T4">hurt</text:span><text:span text:style-name="T5"> </text:span><text:span text:style-name="T4">jaw.</text:span><text:span text:style-name="T5"> </text:span><text:span text:style-name="T4">She</text:span><text:span text:style-name="T5"> </text:span><text:span text:style-name="T4">had</text:span><text:span text:style-name="T5"> </text:span><text:span text:style-name="T4">a</text:span><text:span text:style-name="T5"> </text:span><text:span text:style-name="T4">bloody</text:span><text:span text:style-name="T5"> </text:span><text:span text:style-name="T4">lip</text:span><text:span text:style-name="T5"> </text:span><text:span text:style-name="T4">and</text:span><text:span text:style-name="T5"> </text:span><text:span text:style-name="T4">she</text:span><text:span text:style-name="T5"> </text:span><text:span text:style-name="T4">was</text:span><text:span text:style-name="T5"> </text:span><text:span text:style-name="T4">staring</text:span><text:span text:style-name="T5"> </text:span><text:span text:style-name="T4">at</text:span><text:span text:style-name="T5"> </text:span><text:span text:style-name="T4">Ned</text:span><text:span text:style-name="T5"> </text:span><text:span text:style-name="T4">like</text:span><text:span text:style-name="T5"> </text:span><text:span text:style-name="T4">a</text:span><text:span text:style-name="T5"> </text:span><text:span text:style-name="T4">wounded</text:span><text:span text:style-name="T5"> </text:span><text:span text:style-name="T4">tiger.</text:span><text:span text:style-name="T5"> </text:span><text:span text:style-name="T4">Ned</text:span><text:span text:style-name="T5"> </text:span><text:span text:style-name="T4">was</text:span><text:span text:style-name="T5"> </text:span><text:span text:style-name="T4">lying</text:span><text:span text:style-name="T5"> </text:span><text:span text:style-name="T4">with</text:span><text:span text:style-name="T5"> </text:span><text:span text:style-name="T4">his</text:span><text:span text:style-name="T5"> </text:span><text:span text:style-name="T4">back</text:span><text:span text:style-name="T5"> </text:span><text:span text:style-name="T4">against</text:span><text:span text:style-name="T5"> </text:span><text:span text:style-name="T4">the</text:span><text:span text:style-name="T5"> </text:span><text:span text:style-name="T4">bar,</text:span><text:span text:style-name="T5"> </text:span><text:span text:style-name="T4">a</text:span><text:span text:style-name="T5"> </text:span><text:span text:style-name="T4">stream</text:span><text:span text:style-name="T5"> </text:span><text:span text:style-name="T4">of</text:span><text:span text:style-name="T5"> </text:span><text:span text:style-name="T4">tears</text:span><text:span text:style-name="T5"> </text:span><text:span text:style-name="T4">trailing</text:span><text:span text:style-name="T5"> </text:span><text:span text:style-name="T4">his</text:span><text:span text:style-name="T5"> </text:span><text:span text:style-name="T4">cheeks,</text:span><text:span text:style-name="T5"> </text:span><text:span text:style-name="T4">his</text:span><text:span text:style-name="T5"> </text:span><text:span text:style-name="T4">face</text:span><text:span text:style-name="T5"> </text:span><text:span text:style-name="T4">flustered.</text:span><text:span text:style-name="T5"> </text:span><text:span text:style-name="T4">Winceham</text:span><text:span text:style-name="T5"> </text:span><text:span text:style-name="T4">was</text:span><text:span text:style-name="T5"> </text:span><text:span text:style-name="T4">sitting</text:span><text:span text:style-name="T5"> </text:span><text:span text:style-name="T4">on</text:span><text:span text:style-name="T5"> </text:span><text:span text:style-name="T4">the</text:span><text:span text:style-name="T5"> </text:span><text:span text:style-name="T4">same</text:span><text:span text:style-name="T5"> </text:span><text:span text:style-name="T4">chair</text:span><text:span text:style-name="T5"> </text:span><text:span text:style-name="T4">as</text:span><text:span text:style-name="T5"> </text:span><text:span text:style-name="T4">before,</text:span><text:span text:style-name="T5"> </text:span><text:span text:style-name="T4">his</text:span><text:span text:style-name="T5"> </text:span><text:span text:style-name="T4">face</text:span><text:span text:style-name="T5"> </text:span><text:span text:style-name="T4">planted</text:span><text:span text:style-name="T5"> </text:span><text:span text:style-name="T4">smugly</text:span><text:span text:style-name="T5"> </text:span><text:span text:style-name="T4">in</text:span><text:span text:style-name="T5"> </text:span><text:span text:style-name="T4">the</text:span><text:span text:style-name="T5"> </text:span><text:span text:style-name="T4">palms</text:span><text:span text:style-name="T5"> </text:span><text:span text:style-name="T4">of</text:span><text:span text:style-name="T5"> </text:span><text:span text:style-name="T4">his</text:span><text:span text:style-name="T5"> </text:span><text:span text:style-name="T4">hands</text:span><text:span text:style-name="T5"> </text:span><text:span text:style-name="T4">in</text:span><text:span text:style-name="T5"> </text:span><text:span text:style-name="T4">complete</text:span><text:span text:style-name="T5"> </text:span><text:span text:style-name="T4">silence.</text:span></text:p>
      <text:p text:style-name="P1"><text:span text:style-name="T5">“</text:span><text:span text:style-name="T4">What</text:span><text:span text:style-name="T5"> </text:span><text:span text:style-name="T4">are</text:span><text:span text:style-name="T5"> </text:span><text:span text:style-name="T4">you</text:span><text:span text:style-name="T5"> </text:span><text:span text:style-name="T4">people</text:span><text:span text:style-name="T5"> </text:span><text:span text:style-name="T4">doing?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with</text:span><text:span text:style-name="T5"> </text:span><text:span text:style-name="T4">a</text:span><text:span text:style-name="T5"> </text:span><text:span text:style-name="T4">sigh.</text:span><text:span text:style-name="T5"> </text:span><text:span text:style-name="T4">Her</text:span><text:span text:style-name="T5"> </text:span><text:span text:style-name="T4">air</text:span><text:span text:style-name="T5"> </text:span><text:span text:style-name="T4">of</text:span><text:span text:style-name="T5"> </text:span><text:span text:style-name="T4">authority</text:span><text:span text:style-name="T5"> </text:span><text:span text:style-name="T4">was</text:span><text:span text:style-name="T5"> </text:span><text:span text:style-name="T4">badly</text:span><text:span text:style-name="T5"> </text:span><text:span text:style-name="T4">placed</text:span><text:span text:style-name="T5"> </text:span><text:span text:style-name="T4">and</text:span><text:span text:style-name="T5"> </text:span><text:span text:style-name="T4">timed:</text:span><text:span text:style-name="T5"> “</text:span><text:span text:style-name="T4">Come</text:span><text:span text:style-name="T5"> </text:span><text:span text:style-name="T4">on,</text:span><text:span text:style-name="T5"> </text:span><text:span text:style-name="T4">he</text:span><text:span text:style-name="T5">’</text:span><text:span text:style-name="T4">s</text:span><text:span text:style-name="T5"> </text:span><text:span text:style-name="T4">getting</text:span><text:span text:style-name="T5"> </text:span><text:span text:style-name="T4">away!</text:span><text:span text:style-name="T5">”</text:span></text:p>
      <text:p text:style-name="P2">Parcifal<text:span text:style-name="T1"> </text:span>got<text:span text:style-name="T1"> </text:span>up<text:span text:style-name="T1"> </text:span>on<text:span text:style-name="T1"> </text:span>her<text:span text:style-name="T1"> </text:span>feet<text:span text:style-name="T1"> </text:span>lazily.<text:span text:style-name="T1"> </text:span>She<text:span text:style-name="T1"> </text:span>picked<text:span text:style-name="T1"> </text:span>up<text:span text:style-name="T1"> </text:span>Encelados<text:span text:style-name="T1"> </text:span>and<text:span text:style-name="T1"> </text:span><text:soft-page-break/>sheathed<text:span text:style-name="T1"> </text:span>her<text:span text:style-name="T1"> </text:span>sword,<text:span text:style-name="T1"> </text:span>staring<text:span text:style-name="T1"> </text:span>at<text:span text:style-name="T1"> </text:span>Ned<text:span text:style-name="T1"> </text:span>with<text:span text:style-name="T1"> </text:span>a<text:span text:style-name="T1"> </text:span>hurt<text:span text:style-name="T1"> </text:span>look.</text:p>
      <text:p text:style-name="P1"><text:span text:style-name="T5">“</text:span><text:span text:style-name="T4">He</text:span><text:span text:style-name="T5"> </text:span><text:span text:style-name="T4">punched</text:span><text:span text:style-name="T5"> </text:span><text:span text:style-name="T4">me</text:span><text:span text:style-name="T5"> </text:span><text:span text:style-name="T4">in</text:span><text:span text:style-name="T5"> </text:span><text:span text:style-name="T4">the</text:span><text:span text:style-name="T5"> </text:span><text:span text:style-name="T4">face,</text:span><text:span text:style-name="T5">” </text:span><text:span text:style-name="T4">she</text:span><text:span text:style-name="T5"> </text:span><text:span text:style-name="T4">said</text:span><text:span text:style-name="T5"> </text:span><text:span text:style-name="T4">and</text:span><text:span text:style-name="T5"> </text:span><text:span text:style-name="T4">felt</text:span><text:span text:style-name="T5"> </text:span><text:span text:style-name="T4">her</text:span><text:span text:style-name="T5"> </text:span><text:span text:style-name="T4">jaw</text:span><text:span text:style-name="T5"> </text:span><text:span text:style-name="T4">with</text:span><text:span text:style-name="T5"> </text:span><text:span text:style-name="T4">a</text:span><text:span text:style-name="T5"> </text:span><text:span text:style-name="T4">hand</text:span><text:span text:style-name="T5"> </text:span><text:span text:style-name="T4">before</text:span><text:span text:style-name="T5"> </text:span><text:span text:style-name="T4">she</text:span><text:span text:style-name="T5"> </text:span><text:span text:style-name="T4">went</text:span><text:span text:style-name="T5"> </text:span><text:span text:style-name="T4">on:</text:span><text:span text:style-name="T5"> “</text:span><text:span text:style-name="T4">and</text:span><text:span text:style-name="T5"> </text:span><text:span text:style-name="T4">that</text:span><text:span text:style-name="T5">’</text:span><text:span text:style-name="T4">s</text:span><text:span text:style-name="T5"> </text:span><text:span text:style-name="T4">after</text:span><text:span text:style-name="T5"> </text:span><text:span text:style-name="T4">I</text:span><text:span text:style-name="T5"> </text:span><text:span text:style-name="T4">saved</text:span><text:span text:style-name="T5"> </text:span><text:span text:style-name="T4">his</text:span><text:span text:style-name="T5"> </text:span><text:span text:style-name="T4">life.</text:span><text:span text:style-name="T5">”</text:span></text:p>
      <text:p text:style-name="P2">Ned<text:span text:style-name="T1"> </text:span>was<text:span text:style-name="T1"> </text:span>wholly<text:span text:style-name="T1"> </text:span>ignoring<text:span text:style-name="T1"> </text:span>her,<text:span text:style-name="T1"> </text:span>his<text:span text:style-name="T1"> </text:span>face<text:span text:style-name="T1"> </text:span>a<text:span text:style-name="T1"> </text:span>mask<text:span text:style-name="T1"> </text:span>of<text:span text:style-name="T1"> </text:span>stone<text:span text:style-name="T1"> </text:span>cold<text:span text:style-name="T1"> </text:span>grief.<text:span text:style-name="T1"> </text:span>His<text:span text:style-name="T1"> </text:span>tears<text:span text:style-name="T1"> </text:span>had<text:span text:style-name="T1"> </text:span>just<text:span text:style-name="T1"> </text:span>began<text:span text:style-name="T1"> </text:span>to<text:span text:style-name="T1"> </text:span>dry<text:span text:style-name="T1"> </text:span>out.</text:p>
      <text:p text:style-name="P2">Lernea<text:span text:style-name="T1"> </text:span>suddenly<text:span text:style-name="T1"> </text:span>looked<text:span text:style-name="T1"> </text:span>deeply<text:span text:style-name="T1"> </text:span>disappointed,<text:span text:style-name="T1"> </text:span>almost<text:span text:style-name="T1"> </text:span>heartbroken,<text:span text:style-name="T1"> </text:span>as<text:span text:style-name="T1"> </text:span>she<text:span text:style-name="T1"> </text:span>held<text:span text:style-name="T1"> </text:span>an<text:span text:style-name="T1"> </text:span>arrow<text:span text:style-name="T1"> </text:span>in<text:span text:style-name="T1"> </text:span>one<text:span text:style-name="T1"> </text:span>hand<text:span text:style-name="T1"> </text:span>and<text:span text:style-name="T1"> </text:span>her<text:span text:style-name="T1"> </text:span>bow<text:span text:style-name="T1"> </text:span>in<text:span text:style-name="T1"> </text:span>the<text:span text:style-name="T1"> </text:span>other,<text:span text:style-name="T1"> </text:span>her<text:span text:style-name="T1"> </text:span>shoulders<text:span text:style-name="T1"> </text:span>sagged.<text:span text:style-name="T1"> </text:span>She<text:span text:style-name="T1"> </text:span>shook<text:span text:style-name="T1"> </text:span>her<text:span text:style-name="T1"> </text:span>head,<text:span text:style-name="T1"> </text:span>put<text:span text:style-name="T1"> </text:span>the<text:span text:style-name="T1"> </text:span>arrow<text:span text:style-name="T1"> </text:span>in<text:span text:style-name="T1"> </text:span>her<text:span text:style-name="T1"> </text:span>quiver<text:span text:style-name="T1"> </text:span>and<text:span text:style-name="T1"> </text:span>the<text:span text:style-name="T1"> </text:span>bow<text:span text:style-name="T1"> </text:span>across<text:span text:style-name="T1"> </text:span>her<text:span text:style-name="T1"> </text:span>back<text:span text:style-name="T1"> </text:span>before<text:span text:style-name="T1"> </text:span>she<text:span text:style-name="T1"> </text:span>pointed<text:span text:style-name="T1"> </text:span>a<text:span text:style-name="T1"> </text:span>finger<text:span text:style-name="T1"> </text:span>at<text:span text:style-name="T1"> </text:span>Parcifal<text:span text:style-name="T1"> </text:span>and<text:span text:style-name="T1"> </text:span>said<text:span text:style-name="T1"> </text:span>with<text:span text:style-name="T1"> </text:span>a<text:span text:style-name="T1"> </text:span>numb<text:span text:style-name="T1"> </text:span>voice<text:span text:style-name="T1"> </text:span>to<text:span text:style-name="T1"> </text:span>no-one<text:span text:style-name="T1"> </text:span>in<text:span text:style-name="T1"> </text:span>particular: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her</text:span><text:span text:style-name="T5"> </text:span><text:span text:style-name="T4">fault,</text:span><text:span text:style-name="T5"> </text:span><text:span text:style-name="T4">you</text:span><text:span text:style-name="T5"> </text:span><text:span text:style-name="T4">know.</text:span><text:span text:style-name="T5">”</text:span></text:p>
      <text:p text:style-name="P1"><text:span text:style-name="T5">“</text:span><text:span text:style-name="T4">Oh,</text:span><text:span text:style-name="T5"> </text:span><text:span text:style-name="T4">by</text:span><text:span text:style-name="T5"> </text:span><text:span text:style-name="T4">Skrala,</text:span><text:span text:style-name="T5"> </text:span><text:span text:style-name="T4">grow</text:span><text:span text:style-name="T5"> </text:span><text:span text:style-name="T4">up,</text:span><text:span text:style-name="T5">” </text:span><text:span text:style-name="T4">came</text:span><text:span text:style-name="T5"> </text:span><text:span text:style-name="T4">Parcifal</text:span><text:span text:style-name="T5">’</text:span><text:span text:style-name="T4">s</text:span><text:span text:style-name="T5"> </text:span><text:span text:style-name="T4">terse</text:span><text:span text:style-name="T5"> </text:span><text:span text:style-name="T4">reply,</text:span><text:span text:style-name="T5"> </text:span><text:span text:style-name="T4">scowling.</text:span></text:p>
      <text:p text:style-name="P1"><text:span text:style-name="T5">“</text:span><text:span text:style-name="T4">She</text:span><text:span text:style-name="T5"> </text:span><text:span text:style-name="T4">could</text:span><text:span text:style-name="T5">’</text:span><text:span text:style-name="T4">ve</text:span><text:span text:style-name="T5"> </text:span><text:span text:style-name="T4">cut</text:span><text:span text:style-name="T5"> </text:span><text:span text:style-name="T4">him</text:span><text:span text:style-name="T5"> </text:span><text:span text:style-name="T4">down</text:span><text:span text:style-name="T5"> </text:span><text:span text:style-name="T4">with</text:span><text:span text:style-name="T5"> </text:span><text:span text:style-name="T4">that</text:span><text:span text:style-name="T5"> </text:span><text:span text:style-name="T4">first</text:span><text:span text:style-name="T5"> </text:span><text:span text:style-name="T4">strike,</text:span><text:span text:style-name="T5"> </text:span><text:span text:style-name="T4">if</text:span><text:span text:style-name="T5"> </text:span><text:span text:style-name="T4">she</text:span><text:span text:style-name="T5"> </text:span><text:span text:style-name="T4">was</text:span><text:span text:style-name="T5"> </text:span><text:span text:style-name="T4">any</text:span><text:span text:style-name="T5"> </text:span><text:span text:style-name="T4">good</text:span><text:span text:style-name="T5"> </text:span><text:span text:style-name="T4">with</text:span><text:span text:style-name="T5"> </text:span><text:span text:style-name="T4">that</text:span><text:span text:style-name="T5"> </text:span><text:span text:style-name="T4">sword.</text:span><text:span text:style-name="T5">”</text:span></text:p>
      <text:p text:style-name="P1"><text:span text:style-name="T5">“</text:span><text:span text:style-name="T4">To</text:span><text:span text:style-name="T5"> </text:span><text:span text:style-name="T4">the</text:span><text:span text:style-name="T5"> </text:span><text:span text:style-name="T4">deeps</text:span><text:span text:style-name="T5"> </text:span><text:span text:style-name="T4">with</text:span><text:span text:style-name="T5"> </text:span><text:span text:style-name="T4">you!</text:span><text:span text:style-name="T5">” </text:span><text:span text:style-name="T4">cried</text:span><text:span text:style-name="T5"> </text:span><text:span text:style-name="T4">Ned</text:span><text:span text:style-name="T5"> </text:span><text:span text:style-name="T4">and</text:span><text:span text:style-name="T5"> </text:span><text:span text:style-name="T4">stood</text:span><text:span text:style-name="T5"> </text:span><text:span text:style-name="T4">up,</text:span><text:span text:style-name="T5"> </text:span><text:span text:style-name="T4">his</text:span><text:span text:style-name="T5"> </text:span><text:span text:style-name="T4">body</text:span><text:span text:style-name="T5">’</text:span><text:span text:style-name="T4">s</text:span><text:span text:style-name="T5"> </text:span><text:span text:style-name="T4">slight</text:span><text:span text:style-name="T5"> </text:span><text:span text:style-name="T4">tremble</text:span><text:span text:style-name="T5"> </text:span><text:span text:style-name="T4">carried</text:span><text:span text:style-name="T5"> </text:span><text:span text:style-name="T4">along</text:span><text:span text:style-name="T5"> </text:span><text:span text:style-name="T4">in</text:span><text:span text:style-name="T5"> </text:span><text:span text:style-name="T4">his</text:span><text:span text:style-name="T5"> </text:span><text:span text:style-name="T4">voice.</text:span></text:p>
      <text:p text:style-name="P2">The<text:span text:style-name="T1"> </text:span>sisters<text:span text:style-name="T1"> </text:span>both<text:span text:style-name="T1"> </text:span>turned<text:span text:style-name="T1"> </text:span>to<text:span text:style-name="T1"> </text:span>look<text:span text:style-name="T1"> </text:span>at<text:span text:style-name="T1"> </text:span>him<text:span text:style-name="T1"> </text:span>with<text:span text:style-name="T1"> </text:span>an<text:span text:style-name="T1"> </text:span>even<text:span text:style-name="T1"> </text:span>gaze.<text:span text:style-name="T1"> </text:span>They<text:span text:style-name="T1"> </text:span>met<text:span text:style-name="T1"> </text:span>his<text:span text:style-name="T1"> </text:span>blood-ridden<text:span text:style-name="T1"> </text:span>eyes<text:span text:style-name="T1"> </text:span>and<text:span text:style-name="T1"> </text:span>with<text:span text:style-name="T1"> </text:span>a<text:span text:style-name="T1"> </text:span>glance<text:span text:style-name="T1"> </text:span>saw<text:span text:style-name="T1"> </text:span>his<text:span text:style-name="T1"> </text:span>father<text:span text:style-name="T1">’</text:span>s<text:span text:style-name="T1"> </text:span>lifeless<text:span text:style-name="T1"> </text:span>body<text:span text:style-name="T1"> </text:span>on<text:span text:style-name="T1"> </text:span>the<text:span text:style-name="T1"> </text:span>floor<text:span text:style-name="T1"> </text:span>to<text:span text:style-name="T1"> </text:span>his<text:span text:style-name="T1"> </text:span>right.<text:span text:style-name="T1"> </text:span>They<text:span text:style-name="T1"> </text:span>stooped<text:span text:style-name="T1"> </text:span>their<text:span text:style-name="T1"> </text:span>heads<text:span text:style-name="T1"> </text:span>low<text:span text:style-name="T1"> </text:span>and<text:span text:style-name="T1"> </text:span>crossed<text:span text:style-name="T1"> </text:span>their<text:span text:style-name="T1"> </text:span>arms<text:span text:style-name="T1"> </text:span>on<text:span text:style-name="T1"> </text:span>their<text:span text:style-name="T1"> </text:span>chests<text:span text:style-name="T1"> </text:span>before<text:span text:style-name="T1"> </text:span>they<text:span text:style-name="T1"> </text:span>told<text:span text:style-name="T1"> </text:span>him<text:span text:style-name="T1"> </text:span>humbly<text:span text:style-name="T1"> </text:span>in<text:span text:style-name="T1"> </text:span>unison:</text:p>
      <text:p text:style-name="P1"><text:span text:style-name="T5">“</text:span><text:span text:style-name="T4">Let</text:span><text:span text:style-name="T5"> </text:span><text:span text:style-name="T4">Svarna</text:span><text:span text:style-name="T5"> </text:span><text:span text:style-name="T4">guide</text:span><text:span text:style-name="T5"> </text:span><text:span text:style-name="T4">your</text:span><text:span text:style-name="T5"> </text:span><text:span text:style-name="T4">father</text:span><text:span text:style-name="T5"> </text:span><text:span text:style-name="T4">to</text:span><text:span text:style-name="T5"> </text:span><text:span text:style-name="T4">the</text:span><text:span text:style-name="T5"> </text:span><text:span text:style-name="T4">Eternal</text:span><text:span text:style-name="T5"> </text:span><text:span text:style-name="T4">Light</text:span><text:span text:style-name="T5"> </text:span><text:span text:style-name="T4">and</text:span><text:span text:style-name="T5"> </text:span><text:span text:style-name="T4">Skarla</text:span><text:span text:style-name="T5">’</text:span><text:span text:style-name="T4">s</text:span><text:span text:style-name="T5"> </text:span><text:span text:style-name="T4">heavenly</text:span><text:span text:style-name="T5"> </text:span><text:span text:style-name="T4">abode.</text:span><text:span text:style-name="T5">”</text:span></text:p>
      <text:p text:style-name="P2">Ned<text:span text:style-name="T1"> </text:span>looked<text:span text:style-name="T1"> </text:span>at<text:span text:style-name="T1"> </text:span>them<text:span text:style-name="T1"> </text:span>with<text:span text:style-name="T1"> </text:span>menace,<text:span text:style-name="T1"> </text:span>a<text:span text:style-name="T1"> </text:span>sudden<text:span text:style-name="T1"> </text:span>viciousness<text:span text:style-name="T1"> </text:span>in<text:span text:style-name="T1"> </text:span>the<text:span text:style-name="T1"> </text:span>young<text:span text:style-name="T1"> </text:span>man<text:span text:style-name="T1">’</text:span>s<text:span text:style-name="T1"> </text:span>otherwise<text:span text:style-name="T1"> </text:span>gentle,<text:span text:style-name="T1"> </text:span>homely<text:span text:style-name="T1"> </text:span>face.<text:span text:style-name="T1"> </text:span>His<text:span text:style-name="T1"> </text:span>voice<text:span text:style-name="T1"> </text:span>was<text:span text:style-name="T1"> </text:span>calm,<text:span text:style-name="T1"> </text:span>but<text:span text:style-name="T1"> </text:span>it<text:span text:style-name="T1"> </text:span>somehow<text:span text:style-name="T1"> </text:span>managed<text:span text:style-name="T1"> </text:span>to<text:span text:style-name="T1"> </text:span>sound<text:span text:style-name="T1"> </text:span>brazen,<text:span text:style-name="T1"> </text:span>harsh<text:span text:style-name="T1"> </text:span>and<text:span text:style-name="T1"> </text:span>vibrant:</text:p>
      <text:p text:style-name="P1"><text:span text:style-name="T5">“</text:span><text:span text:style-name="T4">My</text:span><text:span text:style-name="T5"> </text:span><text:span text:style-name="T4">father</text:span><text:span text:style-name="T5"> </text:span><text:span text:style-name="T4">has</text:span><text:span text:style-name="T5"> </text:span><text:span text:style-name="T4">no</text:span><text:span text:style-name="T5"> </text:span><text:span text:style-name="T4">need</text:span><text:span text:style-name="T5"> </text:span><text:span text:style-name="T4">for</text:span><text:span text:style-name="T5"> </text:span><text:span text:style-name="T4">keen</text:span><text:span text:style-name="T5"> </text:span><text:span text:style-name="T4">wails</text:span><text:span text:style-name="T5"> </text:span><text:span text:style-name="T4">and</text:span><text:span text:style-name="T5"> </text:span><text:span text:style-name="T4">haughty</text:span><text:span text:style-name="T5"> </text:span><text:span text:style-name="T4">words.</text:span><text:span text:style-name="T5"> </text:span><text:span text:style-name="T4">He</text:span><text:span text:style-name="T5">’</text:span><text:span text:style-name="T4">s</text:span><text:span text:style-name="T5"> </text:span><text:span text:style-name="T4">dead</text:span><text:span text:style-name="T5"> </text:span><text:span text:style-name="T4">and</text:span><text:span text:style-name="T5"> </text:span><text:span text:style-name="T4">dead</text:span><text:span text:style-name="T5"> </text:span><text:span text:style-name="T4">men</text:span><text:span text:style-name="T5"> </text:span><text:span text:style-name="T4">have</text:span><text:span text:style-name="T5"> </text:span><text:span text:style-name="T4">no</text:span><text:span text:style-name="T5"> </text:span><text:span text:style-name="T4">need</text:span><text:span text:style-name="T5"> </text:span><text:span text:style-name="T4">of</text:span><text:span text:style-name="T5"> </text:span><text:span text:style-name="T4">anything</text:span><text:span text:style-name="T5"> </text:span><text:span text:style-name="T4">other</text:span><text:span text:style-name="T5"> </text:span><text:span text:style-name="T4">than</text:span><text:span text:style-name="T5"> </text:span><text:span text:style-name="T4">a</text:span><text:span text:style-name="T5"> </text:span><text:span text:style-name="T4">grave.</text:span><text:span text:style-name="T5">”</text:span></text:p>
      <text:p text:style-name="P2">The<text:span text:style-name="T1"> </text:span>sisters<text:span text:style-name="T1"> </text:span>remained<text:span text:style-name="T1"> </text:span>silent,<text:span text:style-name="T1"> </text:span>neither<text:span text:style-name="T1"> </text:span>one<text:span text:style-name="T1"> </text:span>venturing<text:span text:style-name="T1"> </text:span>to<text:span text:style-name="T1"> </text:span>speak<text:span text:style-name="T1"> </text:span>her<text:span text:style-name="T1"> </text:span>mind.<text:span text:style-name="T1"> </text:span>Winceham<text:span text:style-name="T1"> </text:span>broke<text:span text:style-name="T1"> </text:span>the<text:span text:style-name="T1"> </text:span>silence<text:span text:style-name="T1"> </text:span>when<text:span text:style-name="T1"> </text:span>he<text:span text:style-name="T1"> </text:span>rubbed<text:span text:style-name="T1"> </text:span>his<text:span text:style-name="T1"> </text:span>face<text:span text:style-name="T1"> </text:span>with<text:span text:style-name="T1"> </text:span>both<text:span text:style-name="T1"> </text:span>hands<text:span text:style-name="T1"> </text:span>along<text:span text:style-name="T1"> </text:span>with<text:span text:style-name="T1"> </text:span>a<text:span text:style-name="T1"> </text:span>loud<text:span text:style-name="T1"> </text:span>snorting<text:span text:style-name="T1"> </text:span>noise,<text:span text:style-name="T1"> </text:span>as<text:span text:style-name="T1"> </text:span>if<text:span text:style-name="T1"> </text:span>he<text:span text:style-name="T1"> </text:span>had<text:span text:style-name="T1"> </text:span>forced<text:span text:style-name="T1"> </text:span>himself<text:span text:style-name="T1"> </text:span>to<text:span text:style-name="T1"> </text:span>awaken<text:span text:style-name="T1"> </text:span>from<text:span text:style-name="T1"> </text:span>a<text:span text:style-name="T1"> </text:span>deep<text:span text:style-name="T1"> </text:span>slumber.<text:span text:style-name="T1"> </text:span>He<text:span text:style-name="T1"> </text:span>caused<text:span text:style-name="T1"> </text:span>everyone,<text:span text:style-name="T1"> </text:span>even<text:span text:style-name="T1"> </text:span>Ned,<text:span text:style-name="T1"> </text:span>to<text:span text:style-name="T1"> </text:span>turn<text:span text:style-name="T1"> </text:span>their<text:span text:style-name="T1"> </text:span>heads<text:span text:style-name="T1"> </text:span>his<text:span text:style-name="T1"> </text:span>way.</text:p>
      <text:p text:style-name="P1"><text:span text:style-name="T5">“</text:span><text:span text:style-name="T4">Now</text:span><text:span text:style-name="T5"> </text:span><text:span text:style-name="T4">you</text:span><text:span text:style-name="T5">’</text:span><text:span text:style-name="T4">ve</text:span><text:span text:style-name="T5"> </text:span><text:span text:style-name="T4">done</text:span><text:span text:style-name="T5"> </text:span><text:span text:style-name="T4">it,</text:span><text:span text:style-name="T5"> </text:span><text:span text:style-name="T4">you</text:span><text:span text:style-name="T5"> </text:span><text:span text:style-name="T4">really</text:span><text:span text:style-name="T5"> </text:span><text:span text:style-name="T4">have.</text:span><text:span text:style-name="T5"> </text:span><text:span text:style-name="T4">The</text:span><text:span text:style-name="T5"> </text:span><text:span text:style-name="T4">definition</text:span><text:span text:style-name="T5"> </text:span><text:span text:style-name="T4">of</text:span><text:span text:style-name="T5"> </text:span><text:span text:style-name="T4">knee-deep</text:span><text:span text:style-name="T5"> </text:span><text:span text:style-name="T4">in</text:span><text:span text:style-name="T5"> </text:span><text:span text:style-name="T4">shite;</text:span><text:span text:style-name="T5"> </text:span><text:span text:style-name="T4">you</text:span><text:span text:style-name="T5">’</text:span><text:span text:style-name="T4">re</text:span><text:span text:style-name="T5"> </text:span><text:span text:style-name="T4">it.</text:span><text:span text:style-name="T5"> </text:span><text:span text:style-name="T4">And</text:span><text:span text:style-name="T5"> </text:span><text:span text:style-name="T4">this</text:span><text:span text:style-name="T5"> </text:span><text:span text:style-name="T4">time,</text:span><text:span text:style-name="T5"> </text:span><text:span text:style-name="T4">I</text:span><text:span text:style-name="T5">’</text:span><text:span text:style-name="T4">ll</text:span><text:span text:style-name="T5"> </text:span><text:span text:style-name="T4">have</text:span><text:span text:style-name="T5"> </text:span><text:span text:style-name="T4">to</text:span><text:span text:style-name="T5"> </text:span><text:span text:style-name="T4">keep</text:span><text:span text:style-name="T5"> </text:span><text:span text:style-name="T4">running,</text:span><text:span text:style-name="T5">” </text:span><text:span text:style-name="T4">he</text:span><text:span text:style-name="T5"> </text:span><text:span text:style-name="T4">said</text:span><text:span text:style-name="T5"> </text:span><text:span text:style-name="T4">with</text:span><text:span text:style-name="T5"> </text:span><text:span text:style-name="T4">a</text:span><text:span text:style-name="T5"> </text:span><text:span text:style-name="T4">scowl,</text:span><text:span text:style-name="T5"> </text:span><text:span text:style-name="T4">his</text:span><text:span text:style-name="T5"> </text:span><text:span text:style-name="T4">eyes</text:span><text:span text:style-name="T5"> </text:span><text:span text:style-name="T4">set</text:span><text:span text:style-name="T5"> </text:span><text:span text:style-name="T4">in</text:span><text:span text:style-name="T5"> </text:span><text:span text:style-name="T4">a</text:span><text:span text:style-name="T5"> </text:span><text:span text:style-name="T4">vacant</text:span><text:span text:style-name="T5"> </text:span><text:span text:style-name="T4">stare</text:span><text:span text:style-name="T5"> </text:span><text:span text:style-name="T4">beyond</text:span><text:span text:style-name="T5"> </text:span><text:span text:style-name="T4">the</text:span><text:span text:style-name="T5"> </text:span><text:span text:style-name="T4">walls</text:span><text:span text:style-name="T5"> </text:span><text:span text:style-name="T4">of</text:span><text:span text:style-name="T5"> </text:span><text:span text:style-name="T4">the</text:span><text:span text:style-name="T5"> </text:span><text:span text:style-name="T4">inn.</text:span></text:p>
      <text:p text:style-name="P1"><text:span text:style-name="T5">“</text:span><text:span text:style-name="T4">You</text:span><text:span text:style-name="T5"> </text:span><text:span text:style-name="T4">involved</text:span><text:span text:style-name="T5"> </text:span><text:span text:style-name="T4">us</text:span><text:span text:style-name="T5"> </text:span><text:span text:style-name="T4">in</text:span><text:span text:style-name="T5"> </text:span><text:span text:style-name="T4">this</text:span><text:span text:style-name="T5"> </text:span><text:span text:style-name="T4">against</text:span><text:span text:style-name="T5"> </text:span><text:span text:style-name="T4">our</text:span><text:span text:style-name="T5"> </text:span><text:span text:style-name="T4">will,</text:span><text:span text:style-name="T5"> </text:span><text:span text:style-name="T4">half-man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cold,</text:span><text:span text:style-name="T5"> </text:span><text:span text:style-name="T4">accusing</text:span><text:span text:style-name="T5"> </text:span><text:span text:style-name="T4">tone.</text:span></text:p>
      <text:p text:style-name="P1"><text:span text:style-name="T5">“</text:span><text:span text:style-name="T4">Halfuin,</text:span><text:span text:style-name="T5">” </text:span><text:span text:style-name="T4">replied</text:span><text:span text:style-name="T5"> </text:span><text:span text:style-name="T4">Winceham</text:span><text:span text:style-name="T5"> </text:span><text:span text:style-name="T4">and</text:span><text:span text:style-name="T5"> </text:span><text:span text:style-name="T4">went</text:span><text:span text:style-name="T5"> </text:span><text:span text:style-name="T4">on</text:span><text:span text:style-name="T5"> </text:span><text:span text:style-name="T4">after</text:span><text:span text:style-name="T5"> </text:span><text:span text:style-name="T4">he</text:span><text:span text:style-name="T5"> </text:span><text:span text:style-name="T4">tried</text:span><text:span text:style-name="T5"> </text:span><text:span text:style-name="T4">to</text:span><text:span text:style-name="T5"> </text:span><text:span text:style-name="T4">sip</text:span><text:span text:style-name="T5"> </text:span><text:span text:style-name="T4">from</text:span><text:span text:style-name="T5"> </text:span><text:span text:style-name="T4">an</text:span><text:span text:style-name="T5"> </text:span><text:span text:style-name="T4">empty</text:span><text:span text:style-name="T5"> </text:span><text:span text:style-name="T4">cup.</text:span><text:span text:style-name="T5"> “</text:span><text:span text:style-name="T4">You</text:span><text:span text:style-name="T5"> </text:span><text:span text:style-name="T4">could</text:span><text:span text:style-name="T5">’</text:span><text:span text:style-name="T4">ve</text:span><text:span text:style-name="T5"> </text:span><text:span text:style-name="T4">just</text:span><text:span text:style-name="T5"> </text:span><text:span text:style-name="T4">bought</text:span><text:span text:style-name="T5"> </text:span><text:span text:style-name="T4">the</text:span><text:span text:style-name="T5"> </text:span><text:span text:style-name="T4">act.</text:span><text:span text:style-name="T5"> </text:span><text:span text:style-name="T4">And</text:span><text:span text:style-name="T5"> </text:span><text:span text:style-name="T4">then,</text:span><text:span text:style-name="T5"> </text:span><text:span text:style-name="T4">again,</text:span><text:span text:style-name="T5"> </text:span><text:span text:style-name="T4">you</text:span><text:span text:style-name="T5"> </text:span><text:span text:style-name="T4">could</text:span><text:span text:style-name="T5"> </text:span><text:span text:style-name="T4">have</text:span><text:span text:style-name="T5"> </text:span><text:span text:style-name="T4">just</text:span><text:span text:style-name="T5"> </text:span><text:span text:style-name="T4">let</text:span><text:span text:style-name="T5"> </text:span><text:span text:style-name="T4">Culliper</text:span><text:span text:style-name="T5"> </text:span><text:span text:style-name="T4">take</text:span><text:span text:style-name="T5"> </text:span><text:span text:style-name="T4">the</text:span><text:span text:style-name="T5"> </text:span><text:span text:style-name="T4">damn</text:span><text:span text:style-name="T5"> </text:span><text:span text:style-name="T4">money.</text:span><text:span text:style-name="T5">”</text:span></text:p>
      <text:p text:style-name="P1"><text:span text:style-name="T5">“</text:span><text:span text:style-name="T4">Our</text:span><text:span text:style-name="T5"> </text:span><text:span text:style-name="T4">money,</text:span><text:span text:style-name="T5">” </text:span><text:span text:style-name="T4">added</text:span><text:span text:style-name="T5"> </text:span><text:span text:style-name="T4">Lernea</text:span><text:span text:style-name="T5"> </text:span><text:span text:style-name="T4">in</text:span><text:span text:style-name="T5"> </text:span><text:span text:style-name="T4">a</text:span><text:span text:style-name="T5"> </text:span><text:span text:style-name="T4">half-hearted</text:span><text:span text:style-name="T5"> </text:span><text:span text:style-name="T4">manner.</text:span></text:p>
      <text:p text:style-name="P1"><text:span text:style-name="T5">“</text:span><text:span text:style-name="T4">It</text:span><text:span text:style-name="T5"> </text:span><text:span text:style-name="T4">still</text:span><text:span text:style-name="T5"> </text:span><text:span text:style-name="T4">is</text:span><text:span text:style-name="T5"> </text:span><text:span text:style-name="T4">just</text:span><text:span text:style-name="T5"> </text:span><text:span text:style-name="T4">money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with</text:span><text:span text:style-name="T5"> </text:span><text:span text:style-name="T4">a</text:span><text:span text:style-name="T5"> </text:span><text:span text:style-name="T4">sneer,</text:span><text:span text:style-name="T5"> </text:span><text:span text:style-name="T4">before</text:span><text:span text:style-name="T5"> </text:span><text:span text:style-name="T4">he</text:span><text:span text:style-name="T5"> </text:span><text:soft-page-break/><text:span text:style-name="T4">went</text:span><text:span text:style-name="T5"> </text:span><text:span text:style-name="T4">on.</text:span><text:span text:style-name="T5"> “</text:span><text:span text:style-name="T4">It</text:span><text:span text:style-name="T5"> </text:span><text:span text:style-name="T4">would</text:span><text:span text:style-name="T5"> </text:span><text:span text:style-name="T4">have</text:span><text:span text:style-name="T5"> </text:span><text:span text:style-name="T4">kept</text:span><text:span text:style-name="T5"> </text:span><text:span text:style-name="T4">Vern</text:span><text:span text:style-name="T5"> </text:span><text:span text:style-name="T4">alive</text:span><text:span text:style-name="T5"> </text:span><text:span text:style-name="T4">and</text:span><text:span text:style-name="T5"> </text:span><text:span text:style-name="T4">this</text:span><text:span text:style-name="T5"> </text:span><text:span text:style-name="T4">place</text:span><text:span text:style-name="T5"> </text:span><text:span text:style-name="T4">going</text:span><text:span text:style-name="T5"> </text:span><text:span text:style-name="T4">for</text:span><text:span text:style-name="T5"> </text:span><text:span text:style-name="T4">some</text:span><text:span text:style-name="T5"> </text:span><text:span text:style-name="T4">time,</text:span><text:span text:style-name="T5">” </text:span><text:span text:style-name="T4">he</text:span><text:span text:style-name="T5"> </text:span><text:span text:style-name="T4">said</text:span><text:span text:style-name="T5"> </text:span><text:span text:style-name="T4">and</text:span><text:span text:style-name="T5"> </text:span><text:span text:style-name="T4">waved</text:span><text:span text:style-name="T5"> </text:span><text:span text:style-name="T4">a</text:span><text:span text:style-name="T5"> </text:span><text:span text:style-name="T4">hand</text:span><text:span text:style-name="T5"> </text:span><text:span text:style-name="T4">around.</text:span><text:span text:style-name="T5"> </text:span><text:span text:style-name="T4">He</text:span><text:span text:style-name="T5"> </text:span><text:span text:style-name="T4">picked</text:span><text:span text:style-name="T5"> </text:span><text:span text:style-name="T4">up</text:span><text:span text:style-name="T5"> </text:span><text:span text:style-name="T4">a</text:span><text:span text:style-name="T5"> </text:span><text:span text:style-name="T4">small</text:span><text:span text:style-name="T5"> </text:span><text:span text:style-name="T4">satchel</text:span><text:span text:style-name="T5"> </text:span><text:span text:style-name="T4">from</text:span><text:span text:style-name="T5"> </text:span><text:span text:style-name="T4">the</text:span><text:span text:style-name="T5"> </text:span><text:span text:style-name="T4">floor</text:span><text:span text:style-name="T5"> </text:span><text:span text:style-name="T4">and</text:span><text:span text:style-name="T5"> </text:span><text:span text:style-name="T4">told</text:span><text:span text:style-name="T5"> </text:span><text:span text:style-name="T4">them:</text:span><text:span text:style-name="T5"> “</text:span><text:span text:style-name="T4">We</text:span><text:span text:style-name="T5">’</text:span><text:span text:style-name="T4">ve</text:span><text:span text:style-name="T5"> </text:span><text:span text:style-name="T4">tarried</text:span><text:span text:style-name="T5"> </text:span><text:span text:style-name="T4">too</text:span><text:span text:style-name="T5"> </text:span><text:span text:style-name="T4">long.</text:span><text:span text:style-name="T5"> </text:span><text:span text:style-name="T4">By</text:span><text:span text:style-name="T5"> </text:span><text:span text:style-name="T4">midnight,</text:span><text:span text:style-name="T5"> </text:span><text:span text:style-name="T4">Hobb</text:span><text:span text:style-name="T5">’</text:span><text:span text:style-name="T4">s</text:span><text:span text:style-name="T5"> </text:span><text:span text:style-name="T4">men</text:span><text:span text:style-name="T5"> </text:span><text:span text:style-name="T4">will</text:span><text:span text:style-name="T5"> </text:span><text:span text:style-name="T4">be</text:span><text:span text:style-name="T5"> </text:span><text:span text:style-name="T4">scouring</text:span><text:span text:style-name="T5"> </text:span><text:span text:style-name="T4">the</text:span><text:span text:style-name="T5"> </text:span><text:span text:style-name="T4">Bay.</text:span><text:span text:style-name="T5"> </text:span><text:span text:style-name="T4">I</text:span><text:span text:style-name="T5"> </text:span><text:span text:style-name="T4">suggest</text:span><text:span text:style-name="T5"> </text:span><text:span text:style-name="T4">you</text:span><text:span text:style-name="T5"> </text:span><text:span text:style-name="T4">make</text:span><text:span text:style-name="T5"> </text:span><text:span text:style-name="T4">yourselves</text:span><text:span text:style-name="T5"> </text:span><text:span text:style-name="T4">scarce</text:span><text:span text:style-name="T5"> </text:span><text:span text:style-name="T4">as</text:span><text:span text:style-name="T5"> </text:span><text:span text:style-name="T4">well</text:span><text:span text:style-name="T5"> </text:span><text:span text:style-name="T4">and</text:span><text:span text:style-name="T5"> </text:span><text:span text:style-name="T4">keep</text:span><text:span text:style-name="T5"> </text:span><text:span text:style-name="T4">a</text:span><text:span text:style-name="T5"> </text:span><text:span text:style-name="T4">low</text:span><text:span text:style-name="T5"> </text:span><text:span text:style-name="T4">profile.</text:span><text:span text:style-name="T5">”</text:span></text:p>
      <text:p text:style-name="P2">He<text:span text:style-name="T1"> </text:span>nodded<text:span text:style-name="T1"> </text:span>at<text:span text:style-name="T1"> </text:span>the<text:span text:style-name="T1"> </text:span>two<text:span text:style-name="T1"> </text:span>sisters<text:span text:style-name="T1"> </text:span>and<text:span text:style-name="T1"> </text:span>said<text:span text:style-name="T1"> </text:span>with<text:span text:style-name="T1"> </text:span>a<text:span text:style-name="T1"> </text:span>dry<text:span text:style-name="T1"> </text:span>voice:<text:span text:style-name="T1"> “</text:span>Dump<text:span text:style-name="T1"> </text:span>the<text:span text:style-name="T1"> </text:span>gear<text:span text:style-name="T1"> </text:span>as<text:span text:style-name="T1"> </text:span>well,<text:span text:style-name="T1"> </text:span>you<text:span text:style-name="T1"> </text:span>two,<text:span text:style-name="T1">” </text:span>before<text:span text:style-name="T1"> </text:span>he<text:span text:style-name="T1"> </text:span>turned<text:span text:style-name="T1"> </text:span>to<text:span text:style-name="T1"> </text:span>Ned<text:span text:style-name="T1"> </text:span>and<text:span text:style-name="T1"> </text:span>said<text:span text:style-name="T1"> </text:span>with<text:span text:style-name="T1"> </text:span>a<text:span text:style-name="T1"> </text:span>weary<text:span text:style-name="T1"> </text:span>look<text:span text:style-name="T1"> </text:span>and<text:span text:style-name="T1"> </text:span>a<text:span text:style-name="T1"> </text:span>bleak<text:span text:style-name="T1"> </text:span>voice,<text:span text:style-name="T1"> “</text:span>I<text:span text:style-name="T1">’</text:span>m<text:span text:style-name="T1"> </text:span>sorry,<text:span text:style-name="T1"> </text:span>Ned.<text:span text:style-name="T1"> </text:span>There<text:span text:style-name="T1"> </text:span>is<text:span text:style-name="T1"> </text:span>no<text:span text:style-name="T1"> </text:span>perfect<text:span text:style-name="T1"> </text:span>plan.<text:span text:style-name="T1">”</text:span></text:p>
      <text:p text:style-name="P2">To<text:span text:style-name="T1"> </text:span>which<text:span text:style-name="T1"> </text:span>Ned<text:span text:style-name="T1"> </text:span>replied<text:span text:style-name="T1"> </text:span>with<text:span text:style-name="T1"> </text:span>a<text:span text:style-name="T1"> </text:span>deep,<text:span text:style-name="T1"> </text:span>rumbling<text:span text:style-name="T1"> </text:span>hatred<text:span text:style-name="T1"> </text:span>in<text:span text:style-name="T1"> </text:span>his<text:span text:style-name="T1"> </text:span>voice:</text:p>
      <text:p text:style-name="P1"><text:span text:style-name="T5">“</text:span><text:span text:style-name="T4">I</text:span><text:span text:style-name="T5">’</text:span><text:span text:style-name="T4">ll</text:span><text:span text:style-name="T5"> </text:span><text:span text:style-name="T4">kill</text:span><text:span text:style-name="T5"> </text:span><text:span text:style-name="T4">his</text:span><text:span text:style-name="T5"> </text:span><text:span text:style-name="T4">men.</text:span><text:span text:style-name="T5"> </text:span><text:span text:style-name="T4">And</text:span><text:span text:style-name="T5"> </text:span><text:span text:style-name="T4">then</text:span><text:span text:style-name="T5"> </text:span><text:span text:style-name="T4">I</text:span><text:span text:style-name="T5">’</text:span><text:span text:style-name="T4">ll</text:span><text:span text:style-name="T5"> </text:span><text:span text:style-name="T4">kill</text:span><text:span text:style-name="T5"> </text:span><text:span text:style-name="T4">him,</text:span><text:span text:style-name="T5"> </text:span><text:span text:style-name="T4">with</text:span><text:span text:style-name="T5"> </text:span><text:span text:style-name="T4">my</text:span><text:span text:style-name="T5"> </text:span><text:span text:style-name="T4">bare</text:span><text:span text:style-name="T5"> </text:span><text:span text:style-name="T4">hands.</text:span><text:span text:style-name="T5"> </text:span><text:span text:style-name="T4">I</text:span><text:span text:style-name="T5"> </text:span><text:span text:style-name="T4">want</text:span><text:span text:style-name="T5"> </text:span><text:span text:style-name="T4">to</text:span><text:span text:style-name="T5"> </text:span><text:span text:style-name="T4">see</text:span><text:span text:style-name="T5"> </text:span><text:span text:style-name="T4">him</text:span><text:span text:style-name="T5"> </text:span><text:span text:style-name="T4">beg</text:span><text:span text:style-name="T5"> </text:span><text:span text:style-name="T4">for</text:span><text:span text:style-name="T5"> </text:span><text:span text:style-name="T4">his</text:span><text:span text:style-name="T5"> </text:span><text:span text:style-name="T4">life</text:span><text:span text:style-name="T5"> </text:span><text:span text:style-name="T4">before</text:span><text:span text:style-name="T5"> </text:span><text:span text:style-name="T4">I</text:span><text:span text:style-name="T5"> </text:span><text:span text:style-name="T4">squeeze</text:span><text:span text:style-name="T5"> </text:span><text:span text:style-name="T4">his</text:span><text:span text:style-name="T5"> </text:span><text:span text:style-name="T4">last</text:span><text:span text:style-name="T5"> </text:span><text:span text:style-name="T4">breath</text:span><text:span text:style-name="T5"> </text:span><text:span text:style-name="T4">out</text:span><text:span text:style-name="T5"> </text:span><text:span text:style-name="T4">of</text:span><text:span text:style-name="T5"> </text:span><text:span text:style-name="T4">his</text:span><text:span text:style-name="T5"> </text:span><text:span text:style-name="T4">lungs.</text:span><text:span text:style-name="T5">”</text:span></text:p>
      <text:p text:style-name="P2">He<text:span text:style-name="T1"> </text:span>had<text:span text:style-name="T1"> </text:span>a<text:span text:style-name="T1"> </text:span>feral<text:span text:style-name="T1"> </text:span>look<text:span text:style-name="T1"> </text:span>about<text:span text:style-name="T1"> </text:span>him;<text:span text:style-name="T1"> </text:span>a<text:span text:style-name="T1"> </text:span>keen,<text:span text:style-name="T1"> </text:span>proud<text:span text:style-name="T1"> </text:span>gaze.<text:span text:style-name="T1"> </text:span>It<text:span text:style-name="T1"> </text:span>was<text:span text:style-name="T1"> </text:span>as<text:span text:style-name="T1"> </text:span>if<text:span text:style-name="T1"> </text:span>he<text:span text:style-name="T1"> </text:span>had<text:span text:style-name="T1"> </text:span>been<text:span text:style-name="T1"> </text:span>Ned<text:span text:style-name="T1">’</text:span>s<text:span text:style-name="T1"> </text:span>long<text:span text:style-name="T1"> </text:span>lost<text:span text:style-name="T1"> </text:span>twin,<text:span text:style-name="T1"> </text:span>a<text:span text:style-name="T1"> </text:span>battle-hardened<text:span text:style-name="T1"> </text:span>warrior<text:span text:style-name="T1"> </text:span>who<text:span text:style-name="T1"> </text:span>sought<text:span text:style-name="T1"> </text:span>revenge.<text:span text:style-name="T1"> </text:span>In<text:span text:style-name="T1"> </text:span>truth,<text:span text:style-name="T1"> </text:span>he<text:span text:style-name="T1"> </text:span>was<text:span text:style-name="T1"> </text:span>still<text:span text:style-name="T1"> </text:span>little<text:span text:style-name="T1"> </text:span>more<text:span text:style-name="T1"> </text:span>than<text:span text:style-name="T1"> </text:span>the<text:span text:style-name="T1"> </text:span>meek,<text:span text:style-name="T1"> </text:span>aspiring<text:span text:style-name="T1"> </text:span>bard<text:span text:style-name="T1"> </text:span>son<text:span text:style-name="T1"> </text:span>of<text:span text:style-name="T1"> </text:span>Vern<text:span text:style-name="T1"> </text:span>Larkin,<text:span text:style-name="T1"> </text:span>doubling<text:span text:style-name="T1"> </text:span>as<text:span text:style-name="T1"> </text:span>the<text:span text:style-name="T1"> </text:span>inn<text:span text:style-name="T1">’</text:span>s<text:span text:style-name="T1"> </text:span>cook.<text:span text:style-name="T1"> </text:span>And<text:span text:style-name="T1"> </text:span>Winceham<text:span text:style-name="T1"> </text:span>told<text:span text:style-name="T1"> </text:span>him<text:span text:style-name="T1"> </text:span>so,<text:span text:style-name="T1"> </text:span>trying<text:span text:style-name="T1"> </text:span>not<text:span text:style-name="T1"> </text:span>to<text:span text:style-name="T1"> </text:span>sound<text:span text:style-name="T1"> </text:span>unkind:</text:p>
      <text:p text:style-name="P1"><text:span text:style-name="T5">“</text:span><text:span text:style-name="T4">Lad,</text:span><text:span text:style-name="T5"> </text:span><text:span text:style-name="T4">you</text:span><text:span text:style-name="T5">’</text:span><text:span text:style-name="T4">ve</text:span><text:span text:style-name="T5"> </text:span><text:span text:style-name="T4">a</text:span><text:span text:style-name="T5"> </text:span><text:span text:style-name="T4">fiery</text:span><text:span text:style-name="T5"> </text:span><text:span text:style-name="T4">heart,</text:span><text:span text:style-name="T5"> </text:span><text:span text:style-name="T4">I</text:span><text:span text:style-name="T5">’</text:span><text:span text:style-name="T4">ll</text:span><text:span text:style-name="T5"> </text:span><text:span text:style-name="T4">give</text:span><text:span text:style-name="T5"> </text:span><text:span text:style-name="T4">you</text:span><text:span text:style-name="T5"> </text:span><text:span text:style-name="T4">that.</text:span><text:span text:style-name="T5"> </text:span><text:span text:style-name="T4">But</text:span><text:span text:style-name="T5"> </text:span><text:span text:style-name="T4">it</text:span><text:span text:style-name="T5">’</text:span><text:span text:style-name="T4">s</text:span><text:span text:style-name="T5"> </text:span><text:span text:style-name="T4">in</text:span><text:span text:style-name="T5"> </text:span><text:span text:style-name="T4">the</text:span><text:span text:style-name="T5"> </text:span><text:span text:style-name="T4">wrong</text:span><text:span text:style-name="T5"> </text:span><text:span text:style-name="T4">place.</text:span><text:span text:style-name="T5"> </text:span><text:span text:style-name="T4">Saving</text:span><text:span text:style-name="T5"> </text:span><text:span text:style-name="T4">your</text:span><text:span text:style-name="T5"> </text:span><text:span text:style-name="T4">life</text:span><text:span text:style-name="T5"> </text:span><text:span text:style-name="T4">is</text:span><text:span text:style-name="T5"> </text:span><text:span text:style-name="T4">more</text:span><text:span text:style-name="T5"> </text:span><text:span text:style-name="T4">important</text:span><text:span text:style-name="T5"> </text:span><text:span text:style-name="T4">than</text:span><text:span text:style-name="T5"> </text:span><text:span text:style-name="T4">having</text:span><text:span text:style-name="T5"> </text:span><text:span text:style-name="T4">revenge.</text:span><text:span text:style-name="T5">”</text:span></text:p>
      <text:p text:style-name="P2">Parcifal<text:span text:style-name="T1"> </text:span>interjected<text:span text:style-name="T1"> </text:span>with<text:span text:style-name="T1"> </text:span>a<text:span text:style-name="T1"> </text:span>nod<text:span text:style-name="T1"> </text:span>of<text:span text:style-name="T1"> </text:span>approval:</text:p>
      <text:p text:style-name="P1"><text:span text:style-name="T5">“</text:span><text:span text:style-name="T4">At</text:span><text:span text:style-name="T5"> </text:span><text:span text:style-name="T4">least</text:span><text:span text:style-name="T5"> </text:span><text:span text:style-name="T4">he</text:span><text:span text:style-name="T5"> </text:span><text:span text:style-name="T4">is</text:span><text:span text:style-name="T5"> </text:span><text:span text:style-name="T4">a</text:span><text:span text:style-name="T5"> </text:span><text:span text:style-name="T4">man,</text:span><text:span text:style-name="T5"> </text:span><text:span text:style-name="T4">red</text:span><text:span text:style-name="T5"> </text:span><text:span text:style-name="T4">blood</text:span><text:span text:style-name="T5"> </text:span><text:span text:style-name="T4">coursing</text:span><text:span text:style-name="T5"> </text:span><text:span text:style-name="T4">through</text:span><text:span text:style-name="T5"> </text:span><text:span text:style-name="T4">his</text:span><text:span text:style-name="T5"> </text:span><text:span text:style-name="T4">veins.</text:span><text:span text:style-name="T5"> </text:span><text:span text:style-name="T4">Willing</text:span><text:span text:style-name="T5"> </text:span><text:span text:style-name="T4">to</text:span><text:span text:style-name="T5"> </text:span><text:span text:style-name="T4">spill</text:span><text:span text:style-name="T5"> </text:span><text:span text:style-name="T4">other</text:span><text:span text:style-name="T5"> </text:span><text:span text:style-name="T4">men</text:span><text:span text:style-name="T5">’</text:span><text:span text:style-name="T4">s</text:span><text:span text:style-name="T5"> </text:span><text:span text:style-name="T4">blood,</text:span><text:span text:style-name="T5"> </text:span><text:span text:style-name="T4">no</text:span><text:span text:style-name="T5"> </text:span><text:span text:style-name="T4">less,</text:span><text:span text:style-name="T5">” </text:span><text:span text:style-name="T4">she</text:span><text:span text:style-name="T5"> </text:span><text:span text:style-name="T4">said</text:span><text:span text:style-name="T5"> </text:span><text:span text:style-name="T4">with</text:span><text:span text:style-name="T5"> </text:span><text:span text:style-name="T4">a</text:span><text:span text:style-name="T5"> </text:span><text:span text:style-name="T4">slight</text:span><text:span text:style-name="T5"> </text:span><text:span text:style-name="T4">grin</text:span><text:span text:style-name="T5"> </text:span><text:span text:style-name="T4">and</text:span><text:span text:style-name="T5"> </text:span><text:span text:style-name="T4">added,</text:span><text:span text:style-name="T5"> “</text:span><text:span text:style-name="T4">and</text:span><text:span text:style-name="T5"> </text:span><text:span text:style-name="T4">quite</text:span><text:span text:style-name="T5"> </text:span><text:span text:style-name="T4">a</text:span><text:span text:style-name="T5"> </text:span><text:span text:style-name="T4">punch.</text:span><text:span text:style-name="T5"> </text:span><text:span text:style-name="T4">Better</text:span><text:span text:style-name="T5"> </text:span><text:span text:style-name="T4">than</text:span><text:span text:style-name="T5"> </text:span><text:span text:style-name="T4">his</text:span><text:span text:style-name="T5"> </text:span><text:span text:style-name="T4">jokes.</text:span><text:span text:style-name="T5">”</text:span></text:p>
      <text:p text:style-name="P2">Winceham<text:span text:style-name="T1">’</text:span>s<text:span text:style-name="T1"> </text:span>face<text:span text:style-name="T1"> </text:span>frowned<text:span text:style-name="T1"> </text:span>and<text:span text:style-name="T1"> </text:span>turned<text:span text:style-name="T1"> </text:span>to<text:span text:style-name="T1"> </text:span>look<text:span text:style-name="T1"> </text:span>at<text:span text:style-name="T1"> </text:span>Parcifal<text:span text:style-name="T1"> </text:span>with<text:span text:style-name="T1"> </text:span>an<text:span text:style-name="T1"> </text:span>impossible<text:span text:style-name="T1"> </text:span>stare<text:span text:style-name="T1"> </text:span>of<text:span text:style-name="T1"> </text:span>disbelief.</text:p>
      <text:p text:style-name="P1"><text:span text:style-name="T5">“</text:span><text:span text:style-name="T4">I</text:span><text:span text:style-name="T5"> </text:span><text:span text:style-name="T4">beg</text:span><text:span text:style-name="T5"> </text:span><text:span text:style-name="T4">your</text:span><text:span text:style-name="T5"> </text:span><text:span text:style-name="T4">pardon,</text:span><text:span text:style-name="T5"> </text:span><text:span text:style-name="T4">milady,</text:span><text:span text:style-name="T5"> </text:span><text:span text:style-name="T4">but</text:span><text:span text:style-name="T5"> </text:span><text:span text:style-name="T4">surely,</text:span><text:span text:style-name="T5"> </text:span><text:span text:style-name="T4">you</text:span><text:span text:style-name="T5">’</text:span><text:span text:style-name="T4">re</text:span><text:span text:style-name="T5"> </text:span><text:span text:style-name="T4">sorely</text:span><text:span text:style-name="T5"> </text:span><text:span text:style-name="T4">mistaken.</text:span><text:span text:style-name="T5">”</text:span></text:p>
      <text:p text:style-name="P2">Lernea<text:span text:style-name="T1"> </text:span>approached<text:span text:style-name="T1"> </text:span>the<text:span text:style-name="T1"> </text:span>rest<text:span text:style-name="T1"> </text:span>and<text:span text:style-name="T1"> </text:span>came<text:span text:style-name="T1"> </text:span>to<text:span text:style-name="T1"> </text:span>stand<text:span text:style-name="T1"> </text:span>by<text:span text:style-name="T1"> </text:span>her<text:span text:style-name="T1"> </text:span>sister<text:span text:style-name="T1">’</text:span>s<text:span text:style-name="T1"> </text:span>side<text:span text:style-name="T1"> </text:span>with<text:span text:style-name="T1"> </text:span>a<text:span text:style-name="T1"> </text:span>regal<text:span text:style-name="T1"> </text:span>smile<text:span text:style-name="T1"> </text:span>painted<text:span text:style-name="T1"> </text:span>on<text:span text:style-name="T1"> </text:span>her<text:span text:style-name="T1"> </text:span>face,<text:span text:style-name="T1"> </text:span>her<text:span text:style-name="T1"> </text:span>hands<text:span text:style-name="T1"> </text:span>on<text:span text:style-name="T1"> </text:span>her<text:span text:style-name="T1"> </text:span>hips.<text:span text:style-name="T1"> </text:span>She<text:span text:style-name="T1"> </text:span>pointed<text:span text:style-name="T1"> </text:span>a<text:span text:style-name="T1"> </text:span>finger<text:span text:style-name="T1"> </text:span>at<text:span text:style-name="T1"> </text:span>Winceham<text:span text:style-name="T1"> </text:span>as<text:span text:style-name="T1"> </text:span>if<text:span text:style-name="T1"> </text:span>he<text:span text:style-name="T1"> </text:span>was<text:span text:style-name="T1"> </text:span>some<text:span text:style-name="T1"> </text:span>kind<text:span text:style-name="T1"> </text:span>of<text:span text:style-name="T1"> </text:span>lowly<text:span text:style-name="T1"> </text:span>subject<text:span text:style-name="T1"> </text:span>of<text:span text:style-name="T1"> </text:span>hers:</text:p>
      <text:p text:style-name="P1"><text:span text:style-name="T5">“</text:span><text:span text:style-name="T4">You,</text:span><text:span text:style-name="T5"> </text:span><text:span text:style-name="T4">halfuin,</text:span><text:span text:style-name="T5"> </text:span><text:span text:style-name="T4">you</text:span><text:span text:style-name="T5"> </text:span><text:span text:style-name="T4">are</text:span><text:span text:style-name="T5"> </text:span><text:span text:style-name="T4">the</text:span><text:span text:style-name="T5"> </text:span><text:span text:style-name="T4">one</text:span><text:span text:style-name="T5"> </text:span><text:span text:style-name="T4">who</text:span><text:span text:style-name="T5"> </text:span><text:span text:style-name="T4">is</text:span><text:span text:style-name="T5"> </text:span><text:span text:style-name="T4">sorely</text:span><text:span text:style-name="T5"> </text:span><text:span text:style-name="T4">mistaken.</text:span><text:span text:style-name="T5"> </text:span><text:span text:style-name="T4">You</text:span><text:span text:style-name="T5"> </text:span><text:span text:style-name="T4">have</text:span><text:span text:style-name="T5"> </text:span><text:span text:style-name="T4">a</text:span><text:span text:style-name="T5"> </text:span><text:span text:style-name="T4">less</text:span><text:span text:style-name="T5"> </text:span><text:span text:style-name="T4">than</text:span><text:span text:style-name="T5"> </text:span><text:span text:style-name="T4">pure</text:span><text:span text:style-name="T5"> </text:span><text:span text:style-name="T4">heart.</text:span><text:span text:style-name="T5">”</text:span></text:p>
      <text:p text:style-name="P2">Winceham<text:span text:style-name="T1"> </text:span>sighed<text:span text:style-name="T1"> </text:span>and<text:span text:style-name="T1"> </text:span>stared<text:span text:style-name="T1"> </text:span>at<text:span text:style-name="T1"> </text:span>the<text:span text:style-name="T1"> </text:span>empty<text:span text:style-name="T1"> </text:span>cup<text:span text:style-name="T1"> </text:span>for<text:span text:style-name="T1"> </text:span>a<text:span text:style-name="T1"> </text:span>while.<text:span text:style-name="T1"> </text:span>He<text:span text:style-name="T1"> </text:span>then<text:span text:style-name="T1"> </text:span>told<text:span text:style-name="T1"> </text:span>Lernea:</text:p>
      <text:p text:style-name="P1"><text:span text:style-name="T5">“</text:span><text:span text:style-name="T4">You</text:span><text:span text:style-name="T5"> </text:span><text:span text:style-name="T4">figured</text:span><text:span text:style-name="T5"> </text:span><text:span text:style-name="T4">all</text:span><text:span text:style-name="T5"> </text:span><text:span text:style-name="T4">that</text:span><text:span text:style-name="T5"> </text:span><text:span text:style-name="T4">out</text:span><text:span text:style-name="T5"> </text:span><text:span text:style-name="T4">by</text:span><text:span text:style-name="T5"> </text:span><text:span text:style-name="T4">yourself?</text:span><text:span text:style-name="T5"> </text:span><text:span text:style-name="T4">And</text:span><text:span text:style-name="T5"> </text:span><text:span text:style-name="T4">I</text:span><text:span text:style-name="T5"> </text:span><text:span text:style-name="T4">thought,</text:span><text:span text:style-name="T5"> </text:span><text:span text:style-name="T4">Nomos</text:span><text:span text:style-name="T5"> </text:span><text:span text:style-name="T4">was</text:span><text:span text:style-name="T5"> </text:span><text:span text:style-name="T4">full</text:span><text:span text:style-name="T5"> </text:span><text:span text:style-name="T4">of</text:span><text:span text:style-name="T5"> </text:span><text:span text:style-name="T4">stupid</text:span><text:span text:style-name="T5"> </text:span><text:span text:style-name="T4">inbreds.</text:span><text:span text:style-name="T5">”</text:span></text:p>
      <text:p text:style-name="P2">Lernea<text:span text:style-name="T1"> </text:span>went<text:span text:style-name="T1"> </text:span>wide-eyed<text:span text:style-name="T1"> </text:span>in<text:span text:style-name="T1"> </text:span>shocked<text:span text:style-name="T1"> </text:span>surprise.<text:span text:style-name="T1"> </text:span>Before<text:span text:style-name="T1"> </text:span>she<text:span text:style-name="T1"> </text:span>had<text:span text:style-name="T1"> </text:span>time<text:span text:style-name="T1"> </text:span>to<text:span text:style-name="T1"> </text:span>retort,<text:span text:style-name="T1"> </text:span>Parcifal<text:span text:style-name="T1"> </text:span>had<text:span text:style-name="T1"> </text:span>her<text:span text:style-name="T1"> </text:span>sword<text:span text:style-name="T1"> </text:span>drawn,<text:span text:style-name="T1"> </text:span>poised<text:span text:style-name="T1"> </text:span>in<text:span text:style-name="T1"> </text:span>front<text:span text:style-name="T1"> </text:span>of<text:span text:style-name="T1"> </text:span>Winceham<text:span text:style-name="T1">’</text:span>s<text:span text:style-name="T1"> </text:span>chest,<text:span text:style-name="T1"> </text:span>ready<text:span text:style-name="T1"> </text:span>to<text:span text:style-name="T1"> </text:span>pierce<text:span text:style-name="T1"> </text:span>his<text:span text:style-name="T1"> </text:span>heart.</text:p>
      <text:p text:style-name="P1"><text:span text:style-name="T5">“</text:span><text:span text:style-name="T4">Forswear</text:span><text:span text:style-name="T5"> </text:span><text:span text:style-name="T4">that</text:span><text:span text:style-name="T5"> </text:span><text:span text:style-name="T4">insult!</text:span><text:span text:style-name="T5"> </text:span><text:span text:style-name="T4">Unsay</text:span><text:span text:style-name="T5"> </text:span><text:span text:style-name="T4">it</text:span><text:span text:style-name="T5"> </text:span><text:span text:style-name="T4">or</text:span><text:span text:style-name="T5"> </text:span><text:span text:style-name="T4">Encelados</text:span><text:span text:style-name="T5"> </text:span><text:span text:style-name="T4">be</text:span><text:span text:style-name="T5"> </text:span><text:span text:style-name="T4">your</text:span><text:span text:style-name="T5"> </text:span><text:span text:style-name="T4">last</text:span><text:span text:style-name="T5"> </text:span><text:span text:style-name="T4">woe!</text:span><text:span text:style-name="T5">” </text:span><text:span text:style-name="T4">shout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blistering</text:span><text:span text:style-name="T5"> </text:span><text:span text:style-name="T4">voice.</text:span><text:span text:style-name="T5"> </text:span><text:span text:style-name="T4">Winceham,</text:span><text:span text:style-name="T5"> </text:span><text:span text:style-name="T4">seeing</text:span><text:span text:style-name="T5"> </text:span><text:span text:style-name="T4">the</text:span><text:span text:style-name="T5"> </text:span><text:span text:style-name="T4">steely</text:span><text:span text:style-name="T5"> </text:span><text:span text:style-name="T4">tip</text:span><text:span text:style-name="T5"> </text:span><text:span text:style-name="T4">of</text:span><text:span text:style-name="T5"> </text:span><text:span text:style-name="T4">Encelados</text:span><text:span text:style-name="T5"> </text:span><text:span text:style-name="T4">flash</text:span><text:span text:style-name="T5"> </text:span><text:span text:style-name="T4">brightly</text:span><text:span text:style-name="T5"> </text:span><text:span text:style-name="T4">in</text:span><text:span text:style-name="T5"> </text:span><text:span text:style-name="T4">the</text:span><text:span text:style-name="T5"> </text:span><text:span text:style-name="T4">candlelight,</text:span><text:span text:style-name="T5"> </text:span><text:span text:style-name="T4">spoke</text:span><text:span text:style-name="T5"> </text:span><text:span text:style-name="T4">faster</text:span><text:span text:style-name="T5"> </text:span><text:span text:style-name="T4">than</text:span><text:span text:style-name="T5"> </text:span><text:span text:style-name="T4">perhaps</text:span><text:span text:style-name="T5"> </text:span><text:span text:style-name="T4">ever,</text:span><text:span text:style-name="T5"> </text:span><text:span text:style-name="T4">in</text:span><text:span text:style-name="T5"> </text:span><text:span text:style-name="T4">one</text:span><text:span text:style-name="T5"> </text:span><text:span text:style-name="T4">breath:</text:span></text:p>
      <text:p text:style-name="P1"><text:soft-page-break/><text:span text:style-name="T5">“</text:span><text:span text:style-name="T4">You</text:span><text:span text:style-name="T5"> </text:span><text:span text:style-name="T4">do</text:span><text:span text:style-name="T5"> </text:span><text:span text:style-name="T4">have</text:span><text:span text:style-name="T5"> </text:span><text:span text:style-name="T4">a</text:span><text:span text:style-name="T5"> </text:span><text:span text:style-name="T4">penchant</text:span><text:span text:style-name="T5"> </text:span><text:span text:style-name="T4">for</text:span><text:span text:style-name="T5"> </text:span><text:span text:style-name="T4">the</text:span><text:span text:style-name="T5"> </text:span><text:span text:style-name="T4">dramatic,</text:span><text:span text:style-name="T5"> </text:span><text:span text:style-name="T4">don</text:span><text:span text:style-name="T5">’</text:span><text:span text:style-name="T4">t</text:span><text:span text:style-name="T5"> </text:span><text:span text:style-name="T4">you?</text:span><text:span text:style-name="T5"> </text:span><text:span text:style-name="T4">I</text:span><text:span text:style-name="T5"> </text:span><text:span text:style-name="T4">was</text:span><text:span text:style-name="T5"> </text:span><text:span text:style-name="T4">only</text:span><text:span text:style-name="T5"> </text:span><text:span text:style-name="T4">making</text:span><text:span text:style-name="T5"> </text:span><text:span text:style-name="T4">an</text:span><text:span text:style-name="T5"> </text:span><text:span text:style-name="T4">effort</text:span><text:span text:style-name="T5"> </text:span><text:span text:style-name="T4">to</text:span><text:span text:style-name="T5"> </text:span><text:span text:style-name="T4">be</text:span><text:span text:style-name="T5"> </text:span><text:span text:style-name="T4">sarcastic.</text:span><text:span text:style-name="T5"> </text:span><text:span text:style-name="T4">Since</text:span><text:span text:style-name="T5"> </text:span><text:span text:style-name="T4">it</text:span><text:span text:style-name="T5"> </text:span><text:span text:style-name="T4">seems</text:span><text:span text:style-name="T5"> </text:span><text:span text:style-name="T4">to</text:span><text:span text:style-name="T5"> </text:span><text:span text:style-name="T4">be</text:span><text:span text:style-name="T5"> </text:span><text:span text:style-name="T4">an</text:span><text:span text:style-name="T5"> </text:span><text:span text:style-name="T4">idea</text:span><text:span text:style-name="T5"> </text:span><text:span text:style-name="T4">foreign</text:span><text:span text:style-name="T5"> </text:span><text:span text:style-name="T4">to</text:span><text:span text:style-name="T5"> </text:span><text:span text:style-name="T4">you,</text:span><text:span text:style-name="T5"> </text:span><text:span text:style-name="T4">I</text:span><text:span text:style-name="T5">’</text:span><text:span text:style-name="T4">m</text:span><text:span text:style-name="T5"> </text:span><text:span text:style-name="T4">particularly</text:span><text:span text:style-name="T5"> </text:span><text:span text:style-name="T4">sorry</text:span><text:span text:style-name="T5"> </text:span><text:span text:style-name="T4">I</text:span><text:span text:style-name="T5"> </text:span><text:span text:style-name="T4">ever</text:span><text:span text:style-name="T5"> </text:span><text:span text:style-name="T4">said</text:span><text:span text:style-name="T5"> </text:span><text:span text:style-name="T4">such</text:span><text:span text:style-name="T5"> </text:span><text:span text:style-name="T4">a</text:span><text:span text:style-name="T5"> </text:span><text:span text:style-name="T4">thing</text:span><text:span text:style-name="T5"> </text:span><text:span text:style-name="T4">so</text:span><text:span text:style-name="T5"> </text:span><text:span text:style-name="T4">as</text:span><text:span text:style-name="T5"> </text:span><text:span text:style-name="T4">to</text:span><text:span text:style-name="T5"> </text:span><text:span text:style-name="T4">raise</text:span><text:span text:style-name="T5"> </text:span><text:span text:style-name="T4">your</text:span><text:span text:style-name="T5"> </text:span><text:span text:style-name="T4">deadly</text:span><text:span text:style-name="T5"> </text:span><text:span text:style-name="T4">ire.</text:span><text:span text:style-name="T5"> </text:span><text:span text:style-name="T4">I</text:span><text:span text:style-name="T5"> </text:span><text:span text:style-name="T4">therefore</text:span><text:span text:style-name="T5"> </text:span><text:span text:style-name="T4">renounce</text:span><text:span text:style-name="T5"> </text:span><text:span text:style-name="T4">my</text:span><text:span text:style-name="T5"> </text:span><text:span text:style-name="T4">comment,</text:span><text:span text:style-name="T5"> </text:span><text:span text:style-name="T4">recant</text:span><text:span text:style-name="T5"> </text:span><text:span text:style-name="T4">the</text:span><text:span text:style-name="T5"> </text:span><text:span text:style-name="T4">implication</text:span><text:span text:style-name="T5"> </text:span><text:span text:style-name="T4">of</text:span><text:span text:style-name="T5"> </text:span><text:span text:style-name="T4">an</text:span><text:span text:style-name="T5"> </text:span><text:span text:style-name="T4">insult,</text:span><text:span text:style-name="T5"> </text:span><text:span text:style-name="T4">renege</text:span><text:span text:style-name="T5"> </text:span><text:span text:style-name="T4">my</text:span><text:span text:style-name="T5"> </text:span><text:span text:style-name="T4">former</text:span><text:span text:style-name="T5"> </text:span><text:span text:style-name="T4">statement</text:span><text:span text:style-name="T5"> </text:span><text:span text:style-name="T4">and</text:span><text:span text:style-name="T5"> </text:span><text:span text:style-name="T4">repudiate</text:span><text:span text:style-name="T5"> </text:span><text:span text:style-name="T4">my</text:span><text:span text:style-name="T5"> </text:span><text:span text:style-name="T4">previous</text:span><text:span text:style-name="T5"> </text:span><text:span text:style-name="T4">statement</text:span><text:span text:style-name="T5"> </text:span><text:span text:style-name="T4">regarding</text:span><text:span text:style-name="T5"> </text:span><text:span text:style-name="T4">your</text:span><text:span text:style-name="T5"> </text:span><text:span text:style-name="T4">noble</text:span><text:span text:style-name="T5"> </text:span><text:span text:style-name="T4">persons.</text:span><text:span text:style-name="T5">”</text:span></text:p>
      <text:p text:style-name="P2">Parcifal<text:span text:style-name="T1"> </text:span>sheathed<text:span text:style-name="T1"> </text:span>her<text:span text:style-name="T1"> </text:span>sword<text:span text:style-name="T1"> </text:span>and<text:span text:style-name="T1"> </text:span>calmness<text:span text:style-name="T1"> </text:span>returned<text:span text:style-name="T1"> </text:span>to<text:span text:style-name="T1"> </text:span>her<text:span text:style-name="T1"> </text:span>face,<text:span text:style-name="T1"> </text:span>while<text:span text:style-name="T1"> </text:span>Lernea<text:span text:style-name="T1"> </text:span>found<text:span text:style-name="T1"> </text:span>the<text:span text:style-name="T1"> </text:span>clarity<text:span text:style-name="T1"> </text:span>of<text:span text:style-name="T1"> </text:span>mind<text:span text:style-name="T1"> </text:span>to<text:span text:style-name="T1"> </text:span>reply<text:span text:style-name="T1"> </text:span>properly:</text:p>
      <text:p text:style-name="P1"><text:span text:style-name="T5">“</text:span><text:span text:style-name="T4">No</text:span><text:span text:style-name="T5"> </text:span><text:span text:style-name="T4">need</text:span><text:span text:style-name="T5"> </text:span><text:span text:style-name="T4">to</text:span><text:span text:style-name="T5"> </text:span><text:span text:style-name="T4">mock</text:span><text:span text:style-name="T5"> </text:span><text:span text:style-name="T4">us</text:span><text:span text:style-name="T5"> </text:span><text:span text:style-name="T4">with</text:span><text:span text:style-name="T5"> </text:span><text:span text:style-name="T4">fancy</text:span><text:span text:style-name="T5"> </text:span><text:span text:style-name="T4">words,</text:span><text:span text:style-name="T5"> </text:span><text:span text:style-name="T4">sir,</text:span><text:span text:style-name="T5">” </text:span><text:span text:style-name="T4">she</text:span><text:span text:style-name="T5"> </text:span><text:span text:style-name="T4">said,</text:span><text:span text:style-name="T5"> </text:span><text:span text:style-name="T4">and</text:span><text:span text:style-name="T5"> </text:span><text:span text:style-name="T4">forced</text:span><text:span text:style-name="T5"> </text:span><text:span text:style-name="T4">a</text:span><text:span text:style-name="T5"> </text:span><text:span text:style-name="T4">thin</text:span><text:span text:style-name="T5"> </text:span><text:span text:style-name="T4">smile</text:span><text:span text:style-name="T5"> </text:span><text:span text:style-name="T4">on</text:span><text:span text:style-name="T5"> </text:span><text:span text:style-name="T4">her</text:span><text:span text:style-name="T5"> </text:span><text:span text:style-name="T4">mouth.</text:span><text:span text:style-name="T5"> </text:span><text:span text:style-name="T4">She</text:span><text:span text:style-name="T5"> </text:span><text:span text:style-name="T4">went</text:span><text:span text:style-name="T5"> </text:span><text:span text:style-name="T4">on:</text:span></text:p>
      <text:p text:style-name="P1"><text:span text:style-name="T5">“</text:span><text:span text:style-name="T4">We</text:span><text:span text:style-name="T5"> </text:span><text:span text:style-name="T4">know</text:span><text:span text:style-name="T5"> </text:span><text:span text:style-name="T4">enough</text:span><text:span text:style-name="T5"> </text:span><text:span text:style-name="T4">about</text:span><text:span text:style-name="T5"> </text:span><text:span text:style-name="T4">sarcasm</text:span><text:span text:style-name="T5"> </text:span><text:span text:style-name="T4">to</text:span><text:span text:style-name="T5"> </text:span><text:span text:style-name="T4">not</text:span><text:span text:style-name="T5"> </text:span><text:span text:style-name="T4">use</text:span><text:span text:style-name="T5"> </text:span><text:span text:style-name="T4">it</text:span><text:span text:style-name="T5"> </text:span><text:span text:style-name="T4">in</text:span><text:span text:style-name="T5"> </text:span><text:span text:style-name="T4">serious</text:span><text:span text:style-name="T5"> </text:span><text:span text:style-name="T4">matters.</text:span><text:span text:style-name="T5"> </text:span><text:span text:style-name="T4">We</text:span><text:span text:style-name="T5">’</text:span><text:span text:style-name="T4">ve</text:span><text:span text:style-name="T5"> </text:span><text:span text:style-name="T4">been</text:span><text:span text:style-name="T5"> </text:span><text:span text:style-name="T4">trained</text:span><text:span text:style-name="T5"> </text:span><text:span text:style-name="T4">in</text:span><text:span text:style-name="T5"> </text:span><text:span text:style-name="T4">languages</text:span><text:span text:style-name="T5"> </text:span><text:span text:style-name="T4">and</text:span><text:span text:style-name="T5"> </text:span><text:span text:style-name="T4">the</text:span><text:span text:style-name="T5"> </text:span><text:span text:style-name="T4">arts,</text:span><text:span text:style-name="T5"> </text:span><text:span text:style-name="T4">as</text:span><text:span text:style-name="T5"> </text:span><text:span text:style-name="T4">well</text:span><text:span text:style-name="T5"> </text:span><text:span text:style-name="T4">as</text:span><text:span text:style-name="T5"> </text:span><text:span text:style-name="T4">the</text:span><text:span text:style-name="T5"> </text:span><text:span text:style-name="T4">ways</text:span><text:span text:style-name="T5"> </text:span><text:span text:style-name="T4">of</text:span><text:span text:style-name="T5"> </text:span><text:span text:style-name="T4">the</text:span><text:span text:style-name="T5"> </text:span><text:span text:style-name="T4">sword,</text:span><text:span text:style-name="T5"> </text:span><text:span text:style-name="T4">bow</text:span><text:span text:style-name="T5"> </text:span><text:span text:style-name="T4">and</text:span><text:span text:style-name="T5"> </text:span><text:span text:style-name="T4">armor.</text:span><text:span text:style-name="T5"> </text:span><text:span text:style-name="T4">Such</text:span><text:span text:style-name="T5"> </text:span><text:span text:style-name="T4">is</text:span><text:span text:style-name="T5"> </text:span><text:span text:style-name="T4">the</text:span><text:span text:style-name="T5"> </text:span><text:span text:style-name="T4">way</text:span><text:span text:style-name="T5"> </text:span><text:span text:style-name="T4">of</text:span><text:span text:style-name="T5"> </text:span><text:span text:style-name="T4">Nomos;</text:span><text:span text:style-name="T5"> </text:span><text:span text:style-name="T4">we</text:span><text:span text:style-name="T5"> </text:span><text:span text:style-name="T4">are</text:span><text:span text:style-name="T5"> </text:span><text:span text:style-name="T4">not</text:span><text:span text:style-name="T5"> </text:span><text:span text:style-name="T4">simpletons,</text:span><text:span text:style-name="T5"> </text:span><text:span text:style-name="T4">mind</text:span><text:span text:style-name="T5"> </text:span><text:span text:style-name="T4">you.</text:span><text:span text:style-name="T5"> </text:span><text:span text:style-name="T4">We</text:span><text:span text:style-name="T5"> </text:span><text:span text:style-name="T4">are</text:span><text:span text:style-name="T5"> </text:span><text:span text:style-name="T4">warrior-maidens</text:span><text:span text:style-name="T5"> </text:span><text:span text:style-name="T4">of</text:span><text:span text:style-name="T5"> </text:span><text:span text:style-name="T4">the</text:span><text:span text:style-name="T5"> </text:span><text:span text:style-name="T4">Mountain</text:span><text:span text:style-name="T5"> </text:span><text:span text:style-name="T4">Garden,</text:span><text:span text:style-name="T5"> </text:span><text:span text:style-name="T4">not</text:span><text:span text:style-name="T5"> </text:span><text:span text:style-name="T4">simple</text:span><text:span text:style-name="T5"> </text:span><text:span text:style-name="T4">women</text:span><text:span text:style-name="T5"> </text:span><text:span text:style-name="T4">who</text:span><text:span text:style-name="T5"> </text:span><text:span text:style-name="T4">would</text:span><text:span text:style-name="T5"> </text:span><text:span text:style-name="T4">rather</text:span><text:span text:style-name="T5"> </text:span><text:span text:style-name="T4">spent</text:span><text:span text:style-name="T5"> </text:span><text:span text:style-name="T4">their</text:span><text:span text:style-name="T5"> </text:span><text:span text:style-name="T4">days</text:span><text:span text:style-name="T5"> </text:span><text:span text:style-name="T4">serving</text:span><text:span text:style-name="T5"> </text:span><text:span text:style-name="T4">a</text:span><text:span text:style-name="T5"> </text:span><text:span text:style-name="T4">lowly,</text:span><text:span text:style-name="T5"> </text:span><text:span text:style-name="T4">unworthy</text:span><text:span text:style-name="T5"> </text:span><text:span text:style-name="T4">husband</text:span><text:span text:style-name="T5"> </text:span><text:span text:style-name="T4">as</text:span><text:span text:style-name="T5"> </text:span><text:span text:style-name="T4">their</text:span><text:span text:style-name="T5"> </text:span><text:span text:style-name="T4">master.</text:span><text:span text:style-name="T5"> </text:span><text:span text:style-name="T4">We</text:span><text:span text:style-name="T5"> </text:span><text:span text:style-name="T4">demand</text:span><text:span text:style-name="T5"> </text:span><text:span text:style-name="T4">respect</text:span><text:span text:style-name="T5"> </text:span><text:span text:style-name="T4">and</text:span><text:span text:style-name="T5"> </text:span><text:span text:style-name="T4">earn</text:span><text:span text:style-name="T5"> </text:span><text:span text:style-name="T4">it</text:span><text:span text:style-name="T5"> </text:span><text:span text:style-name="T4">our</text:span><text:span text:style-name="T5"> </text:span><text:span text:style-name="T4">way;</text:span><text:span text:style-name="T5"> </text:span><text:span text:style-name="T4">we</text:span><text:span text:style-name="T5"> </text:span><text:span text:style-name="T4">obey</text:span><text:span text:style-name="T5"> </text:span><text:span text:style-name="T4">the</text:span><text:span text:style-name="T5"> </text:span><text:span text:style-name="T4">laws</text:span><text:span text:style-name="T5"> </text:span><text:span text:style-name="T4">but</text:span><text:span text:style-name="T5"> </text:span><text:span text:style-name="T4">listen</text:span><text:span text:style-name="T5"> </text:span><text:span text:style-name="T4">to</text:span><text:span text:style-name="T5"> </text:span><text:span text:style-name="T4">our</text:span><text:span text:style-name="T5"> </text:span><text:span text:style-name="T4">hearts</text:span><text:span text:style-name="T5"> </text:span><text:span text:style-name="T4">first.</text:span><text:span text:style-name="T5"> </text:span><text:span text:style-name="T4">We</text:span><text:span text:style-name="T5"> </text:span><text:span text:style-name="T4">serve</text:span><text:span text:style-name="T5"> </text:span><text:span text:style-name="T4">Skrala,</text:span><text:span text:style-name="T5"> </text:span><text:span text:style-name="T4">until</text:span><text:span text:style-name="T5"> </text:span><text:span text:style-name="T4">Svarna</text:span><text:span text:style-name="T5"> </text:span><text:span text:style-name="T4">guides</text:span><text:span text:style-name="T5"> </text:span><text:span text:style-name="T4">us</text:span><text:span text:style-name="T5"> </text:span><text:span text:style-name="T4">to</text:span><text:span text:style-name="T5"> </text:span><text:span text:style-name="T4">the</text:span><text:span text:style-name="T5"> </text:span><text:span text:style-name="T4">Eternal</text:span><text:span text:style-name="T5"> </text:span><text:span text:style-name="T4">Light.</text:span><text:span text:style-name="T5"> </text:span><text:span text:style-name="T4">Do</text:span><text:span text:style-name="T5"> </text:span><text:span text:style-name="T4">you</text:span><text:span text:style-name="T5"> </text:span><text:span text:style-name="T4">understand,</text:span><text:span text:style-name="T5"> </text:span><text:span text:style-name="T4">Mr.</text:span><text:span text:style-name="T5"> </text:span><text:span text:style-name="T4">Abbermouth?</text:span><text:span text:style-name="T5">”</text:span></text:p>
      <text:p text:style-name="P2">Lernea<text:span text:style-name="T1"> </text:span>managed<text:span text:style-name="T1"> </text:span>to<text:span text:style-name="T1"> </text:span>awe<text:span text:style-name="T1"> </text:span>everyone<text:span text:style-name="T1"> </text:span>into<text:span text:style-name="T1"> </text:span>stilled<text:span text:style-name="T1"> </text:span>silence,<text:span text:style-name="T1"> </text:span>including<text:span text:style-name="T1"> </text:span>her<text:span text:style-name="T1"> </text:span>sister.<text:span text:style-name="T1"> </text:span>Winceham<text:span text:style-name="T1"> </text:span>managed<text:span text:style-name="T1"> </text:span>to<text:span text:style-name="T1"> </text:span>nod,<text:span text:style-name="T1"> </text:span>yet<text:span text:style-name="T1"> </text:span>enchanted<text:span text:style-name="T1"> </text:span>by<text:span text:style-name="T1"> </text:span>Lernea<text:span text:style-name="T1">’</text:span>s<text:span text:style-name="T1"> </text:span>presence.<text:span text:style-name="T1"> </text:span>The<text:span text:style-name="T1"> </text:span>silence<text:span text:style-name="T1"> </text:span>was<text:span text:style-name="T1"> </text:span>broken<text:span text:style-name="T1"> </text:span>by<text:span text:style-name="T1"> </text:span>Ned,<text:span text:style-name="T1"> </text:span>who<text:span text:style-name="T1"> </text:span>took<text:span text:style-name="T1"> </text:span>Lernea<text:span text:style-name="T1"> </text:span>by<text:span text:style-name="T1"> </text:span>the<text:span text:style-name="T1"> </text:span>arm<text:span text:style-name="T1"> </text:span>suddenly<text:span text:style-name="T1"> </text:span>and<text:span text:style-name="T1"> </text:span>spoke<text:span text:style-name="T1"> </text:span>from<text:span text:style-name="T1"> </text:span>heart,<text:span text:style-name="T1"> </text:span>the<text:span text:style-name="T1"> </text:span>words<text:span text:style-name="T1"> </text:span>rushing<text:span text:style-name="T1"> </text:span>freely<text:span text:style-name="T1"> </text:span>out<text:span text:style-name="T1"> </text:span>his<text:span text:style-name="T1"> </text:span>mouth:</text:p>
      <text:p text:style-name="P1"><text:span text:style-name="T5">“</text:span><text:span text:style-name="T4">You</text:span><text:span text:style-name="T5">’</text:span><text:span text:style-name="T4">ve</text:span><text:span text:style-name="T5"> </text:span><text:span text:style-name="T4">spoken</text:span><text:span text:style-name="T5"> </text:span><text:span text:style-name="T4">true</text:span><text:span text:style-name="T5"> </text:span><text:span text:style-name="T4">milady;</text:span><text:span text:style-name="T5"> </text:span><text:span text:style-name="T4">even</text:span><text:span text:style-name="T5"> </text:span><text:span text:style-name="T4">a</text:span><text:span text:style-name="T5"> </text:span><text:span text:style-name="T4">fool</text:span><text:span text:style-name="T5"> </text:span><text:span text:style-name="T4">would</text:span><text:span text:style-name="T5"> </text:span><text:span text:style-name="T4">feel</text:span><text:span text:style-name="T5"> </text:span><text:span text:style-name="T4">that.</text:span><text:span text:style-name="T5"> </text:span><text:span text:style-name="T4">I</text:span><text:span text:style-name="T5"> </text:span><text:span text:style-name="T4">know</text:span><text:span text:style-name="T5"> </text:span><text:span text:style-name="T4">this</text:span><text:span text:style-name="T5"> </text:span><text:span text:style-name="T4">then;</text:span><text:span text:style-name="T5"> </text:span><text:span text:style-name="T4">that</text:span><text:span text:style-name="T5"> </text:span><text:span text:style-name="T4">you</text:span><text:span text:style-name="T5"> </text:span><text:span text:style-name="T4">and</text:span><text:span text:style-name="T5"> </text:span><text:span text:style-name="T4">your</text:span><text:span text:style-name="T5"> </text:span><text:span text:style-name="T4">sister</text:span><text:span text:style-name="T5"> </text:span><text:span text:style-name="T4">are</text:span><text:span text:style-name="T5"> </text:span><text:span text:style-name="T4">noble</text:span><text:span text:style-name="T5"> </text:span><text:span text:style-name="T4">women,</text:span><text:span text:style-name="T5"> </text:span><text:span text:style-name="T4">with</text:span><text:span text:style-name="T5"> </text:span><text:span text:style-name="T4">brave,</text:span><text:span text:style-name="T5"> </text:span><text:span text:style-name="T4">courageous</text:span><text:span text:style-name="T5"> </text:span><text:span text:style-name="T4">hearts.</text:span><text:span text:style-name="T5"> </text:span><text:span text:style-name="T4">I</text:span><text:span text:style-name="T5">’</text:span><text:span text:style-name="T4">ll</text:span><text:span text:style-name="T5"> </text:span><text:span text:style-name="T4">only</text:span><text:span text:style-name="T5"> </text:span><text:span text:style-name="T4">ask</text:span><text:span text:style-name="T5"> </text:span><text:span text:style-name="T4">this</text:span><text:span text:style-name="T5"> </text:span><text:span text:style-name="T4">once</text:span><text:span text:style-name="T5"> </text:span><text:span text:style-name="T4">and</text:span><text:span text:style-name="T5"> </text:span><text:span text:style-name="T4">in</text:span><text:span text:style-name="T5"> </text:span><text:span text:style-name="T4">return</text:span><text:span text:style-name="T5"> </text:span><text:span text:style-name="T4">I</text:span><text:span text:style-name="T5"> </text:span><text:span text:style-name="T4">pledge</text:span><text:span text:style-name="T5"> </text:span><text:span text:style-name="T4">myself</text:span><text:span text:style-name="T5"> </text:span><text:span text:style-name="T4">into</text:span><text:span text:style-name="T5"> </text:span><text:span text:style-name="T4">your</text:span><text:span text:style-name="T5"> </text:span><text:span text:style-name="T4">service</text:span><text:span text:style-name="T5"> </text:span><text:span text:style-name="T4">until</text:span><text:span text:style-name="T5"> </text:span><text:span text:style-name="T4">my</text:span><text:span text:style-name="T5"> </text:span><text:span text:style-name="T4">last</text:span><text:span text:style-name="T5"> </text:span><text:span text:style-name="T4">breath</text:span><text:span text:style-name="T5"> </text:span><text:span text:style-name="T4">escapes</text:span><text:span text:style-name="T5"> </text:span><text:span text:style-name="T4">me.</text:span><text:span text:style-name="T5"> </text:span><text:span text:style-name="T4">Help</text:span><text:span text:style-name="T5"> </text:span><text:span text:style-name="T4">me</text:span><text:span text:style-name="T5"> </text:span><text:span text:style-name="T4">avenge</text:span><text:span text:style-name="T5"> </text:span><text:span text:style-name="T4">my</text:span><text:span text:style-name="T5"> </text:span><text:span text:style-name="T4">father</text:span><text:span text:style-name="T5">’</text:span><text:span text:style-name="T4">s</text:span><text:span text:style-name="T5"> </text:span><text:span text:style-name="T4">death,</text:span><text:span text:style-name="T5"> </text:span><text:span text:style-name="T4">miladies.</text:span><text:span text:style-name="T5">”</text:span></text:p>
      <text:p text:style-name="P2">Lernea<text:span text:style-name="T1"> </text:span>looked<text:span text:style-name="T1"> </text:span>at<text:span text:style-name="T1"> </text:span>Ned<text:span text:style-name="T1"> </text:span>with<text:span text:style-name="T1"> </text:span>a<text:span text:style-name="T1"> </text:span>surprised<text:span text:style-name="T1"> </text:span>half-smile;<text:span text:style-name="T1"> </text:span>it<text:span text:style-name="T1"> </text:span>seemed<text:span text:style-name="T1"> </text:span>he<text:span text:style-name="T1"> </text:span>was<text:span text:style-name="T1"> </text:span>being<text:span text:style-name="T1"> </text:span>utterly<text:span text:style-name="T1"> </text:span>serious<text:span text:style-name="T1"> </text:span>and<text:span text:style-name="T1"> </text:span>fully<text:span text:style-name="T1"> </text:span>aware<text:span text:style-name="T1"> </text:span>of<text:span text:style-name="T1"> </text:span>what<text:span text:style-name="T1"> </text:span>such<text:span text:style-name="T1"> </text:span>an<text:span text:style-name="T1"> </text:span>oath<text:span text:style-name="T1"> </text:span>entailed.<text:span text:style-name="T1"> </text:span>Parcifal<text:span text:style-name="T1"> </text:span>saw<text:span text:style-name="T1"> </text:span>her<text:span text:style-name="T1"> </text:span>sister<text:span text:style-name="T1">’</text:span>s<text:span text:style-name="T1"> </text:span>face<text:span text:style-name="T1"> </text:span>brighten<text:span text:style-name="T1"> </text:span>up.<text:span text:style-name="T1"> </text:span>She<text:span text:style-name="T1"> </text:span>placed<text:span text:style-name="T1"> </text:span>her<text:span text:style-name="T1"> </text:span>hand<text:span text:style-name="T1"> </text:span>gently<text:span text:style-name="T1"> </text:span>on<text:span text:style-name="T1"> </text:span>Ned<text:span text:style-name="T1">’</text:span>s<text:span text:style-name="T1"> </text:span>shoulder<text:span text:style-name="T1"> </text:span>and<text:span text:style-name="T1"> </text:span>told<text:span text:style-name="T1"> </text:span>him<text:span text:style-name="T1"> </text:span>heartily:</text:p>
      <text:p text:style-name="P1"><text:span text:style-name="T5">“</text:span><text:span text:style-name="T4">There</text:span><text:span text:style-name="T5">’</text:span><text:span text:style-name="T4">s</text:span><text:span text:style-name="T5"> </text:span><text:span text:style-name="T4">no</text:span><text:span text:style-name="T5"> </text:span><text:span text:style-name="T4">need</text:span><text:span text:style-name="T5"> </text:span><text:span text:style-name="T4">for</text:span><text:span text:style-name="T5"> </text:span><text:span text:style-name="T4">that</text:span><text:span text:style-name="T5"> </text:span><text:span text:style-name="T4">Ned.</text:span><text:span text:style-name="T5"> </text:span><text:span text:style-name="T4">We</text:span><text:span text:style-name="T5"> </text:span><text:span text:style-name="T4">are</text:span><text:span text:style-name="T5"> </text:span><text:span text:style-name="T4">free</text:span><text:span text:style-name="T5"> </text:span><text:span text:style-name="T4">women</text:span><text:span text:style-name="T5"> </text:span><text:span text:style-name="T4">and</text:span><text:span text:style-name="T5"> </text:span><text:span text:style-name="T4">our</text:span><text:span text:style-name="T5"> </text:span><text:span text:style-name="T4">people,</text:span><text:span text:style-name="T5"> </text:span><text:span text:style-name="T4">are</text:span><text:span text:style-name="T5"> </text:span><text:span text:style-name="T4">free</text:span><text:span text:style-name="T5"> </text:span><text:span text:style-name="T4">people;</text:span><text:span text:style-name="T5"> </text:span><text:span text:style-name="T4">we</text:span><text:span text:style-name="T5"> </text:span><text:span text:style-name="T4">do</text:span><text:span text:style-name="T5"> </text:span><text:span text:style-name="T4">not</text:span><text:span text:style-name="T5"> </text:span><text:span text:style-name="T4">offer</text:span><text:span text:style-name="T5"> </text:span><text:span text:style-name="T4">them</text:span><text:span text:style-name="T5"> </text:span><text:span text:style-name="T4">a</text:span><text:span text:style-name="T5"> </text:span><text:span text:style-name="T4">life</text:span><text:span text:style-name="T5"> </text:span><text:span text:style-name="T4">of</text:span><text:span text:style-name="T5"> </text:span><text:span text:style-name="T4">servitude,</text:span><text:span text:style-name="T5"> </text:span><text:span text:style-name="T4">but</text:span><text:span text:style-name="T5"> </text:span><text:span text:style-name="T4">one</text:span><text:span text:style-name="T5"> </text:span><text:span text:style-name="T4">worth</text:span><text:span text:style-name="T5"> </text:span><text:span text:style-name="T4">fighting</text:span><text:span text:style-name="T5"> </text:span><text:span text:style-name="T4">for.</text:span><text:span text:style-name="T5"> </text:span><text:span text:style-name="T4">Worth</text:span><text:span text:style-name="T5"> </text:span><text:span text:style-name="T4">dying</text:span><text:span text:style-name="T5"> </text:span><text:span text:style-name="T4">for.</text:span><text:span text:style-name="T5"> </text:span><text:span text:style-name="T4">We</text:span><text:span text:style-name="T5"> </text:span><text:span text:style-name="T4">are</text:span><text:span text:style-name="T5"> </text:span><text:span text:style-name="T4">honored</text:span><text:span text:style-name="T5"> </text:span><text:span text:style-name="T4">that</text:span><text:span text:style-name="T5"> </text:span><text:span text:style-name="T4">you</text:span><text:span text:style-name="T5"> </text:span><text:span text:style-name="T4">ask</text:span><text:span text:style-name="T5"> </text:span><text:span text:style-name="T4">this</text:span><text:span text:style-name="T5"> </text:span><text:span text:style-name="T4">of</text:span><text:span text:style-name="T5"> </text:span><text:span text:style-name="T4">us;</text:span><text:span text:style-name="T5"> </text:span><text:span text:style-name="T4">we</text:span><text:span text:style-name="T5"> </text:span><text:span text:style-name="T4">shall</text:span><text:span text:style-name="T5"> </text:span><text:span text:style-name="T4">avenge</text:span><text:span text:style-name="T5"> </text:span><text:span text:style-name="T4">your</text:span><text:span text:style-name="T5"> </text:span><text:span text:style-name="T4">father</text:span><text:span text:style-name="T5">’</text:span><text:span text:style-name="T4">s</text:span><text:span text:style-name="T5"> </text:span><text:span text:style-name="T4">demise,</text:span><text:span text:style-name="T5"> </text:span><text:span text:style-name="T4">or</text:span><text:span text:style-name="T5"> </text:span><text:span text:style-name="T4">fall</text:span><text:span text:style-name="T5"> </text:span><text:span text:style-name="T4">by</text:span><text:span text:style-name="T5"> </text:span><text:span text:style-name="T4">your</text:span><text:span text:style-name="T5"> </text:span><text:span text:style-name="T4">side.</text:span><text:span text:style-name="T5"> </text:span><text:span text:style-name="T4">By</text:span><text:span text:style-name="T5"> </text:span><text:span text:style-name="T4">Skrala</text:span><text:span text:style-name="T5"> </text:span><text:span text:style-name="T4">sworn.</text:span><text:span text:style-name="T5">”</text:span></text:p>
      <text:p text:style-name="P2">Ned<text:span text:style-name="T1">’</text:span>s<text:span text:style-name="T1"> </text:span>face<text:span text:style-name="T1"> </text:span>was<text:span text:style-name="T1"> </text:span>overcome<text:span text:style-name="T1"> </text:span>by<text:span text:style-name="T1"> </text:span>a<text:span text:style-name="T1"> </text:span>hard,<text:span text:style-name="T1"> </text:span>edgy<text:span text:style-name="T1"> </text:span>smile<text:span text:style-name="T1"> </text:span>that<text:span text:style-name="T1"> </text:span>crept<text:span text:style-name="T1"> </text:span>up<text:span text:style-name="T1"> </text:span>on<text:span text:style-name="T1"> </text:span>his<text:span text:style-name="T1"> </text:span>lips.<text:span text:style-name="T1"> </text:span>He<text:span text:style-name="T1"> </text:span>nodded<text:span text:style-name="T1"> </text:span>solemnly<text:span text:style-name="T1"> </text:span>and<text:span text:style-name="T1"> </text:span>offered<text:span text:style-name="T1"> </text:span>his<text:span text:style-name="T1"> </text:span>arm<text:span text:style-name="T1"> </text:span>to<text:span text:style-name="T1"> </text:span>Parcifal<text:span text:style-name="T1"> </text:span>which<text:span text:style-name="T1"> </text:span>she<text:span text:style-name="T1"> </text:span>grasped<text:span text:style-name="T1"> </text:span>firmly.<text:span text:style-name="T1"> </text:span>Parcifal<text:span text:style-name="T1"> </text:span>looked<text:span text:style-name="T1"> </text:span>at<text:span text:style-name="T1"> </text:span>her<text:span text:style-name="T1"> </text:span>sister<text:span text:style-name="T1"> </text:span>with<text:span text:style-name="T1"> </text:span>a<text:span text:style-name="T1"> </text:span>set<text:span text:style-name="T1"> </text:span>of<text:span text:style-name="T1"> </text:span>proud<text:span text:style-name="T1"> </text:span>eyes<text:span text:style-name="T1"> </text:span>and<text:span text:style-name="T1"> </text:span>said<text:span text:style-name="T1"> </text:span>with<text:span text:style-name="T1"> </text:span>a<text:span text:style-name="T1"> </text:span>hint<text:span text:style-name="T1"> </text:span>of<text:span text:style-name="T1"> </text:span>admiration:</text:p>
      <text:p text:style-name="P1"><text:span text:style-name="T5">“</text:span><text:span text:style-name="T4">Spoken</text:span><text:span text:style-name="T5"> </text:span><text:span text:style-name="T4">true,</text:span><text:span text:style-name="T5"> </text:span><text:span text:style-name="T4">sister.</text:span><text:span text:style-name="T5">”</text:span></text:p>
      <text:p text:style-name="P2">She<text:span text:style-name="T1"> </text:span>looked<text:span text:style-name="T1"> </text:span>at<text:span text:style-name="T1"> </text:span>Ned<text:span text:style-name="T1"> </text:span>brightly<text:span text:style-name="T1"> </text:span>and<text:span text:style-name="T1"> </text:span>told<text:span text:style-name="T1"> </text:span>him,<text:span text:style-name="T1"> “</text:span>By<text:span text:style-name="T1"> </text:span>Skrala<text:span text:style-name="T1"> </text:span>sworn,<text:span text:style-name="T1"> </text:span>your<text:span text:style-name="T1"> </text:span>father<text:span text:style-name="T1"> </text:span>will<text:span text:style-name="T1"> </text:span>be<text:span text:style-name="T1"> </text:span>avenged.<text:span text:style-name="T1">”</text:span></text:p>
      <text:p text:style-name="P2">Winceham<text:span text:style-name="T1"> </text:span>on<text:span text:style-name="T1"> </text:span>the<text:span text:style-name="T1"> </text:span>other<text:span text:style-name="T1"> </text:span>hand<text:span text:style-name="T1"> </text:span>was<text:span text:style-name="T1"> </text:span>half-way<text:span text:style-name="T1"> </text:span>towards<text:span text:style-name="T1"> </text:span>the<text:span text:style-name="T1"> </text:span>doorway<text:span text:style-name="T1"> </text:span>of<text:span text:style-name="T1"> </text:span>the<text:span text:style-name="T1"> </text:span>Sniggering<text:span text:style-name="T1"> </text:span>Pig<text:span text:style-name="T1"> </text:span>when<text:span text:style-name="T1"> </text:span>he<text:span text:style-name="T1"> </text:span>turned<text:span text:style-name="T1"> </text:span>around<text:span text:style-name="T1"> </text:span>and<text:span text:style-name="T1"> </text:span>said<text:span text:style-name="T1"> </text:span>with<text:span text:style-name="T1"> </text:span>a<text:span text:style-name="T1"> </text:span>scoff:</text:p>
      <text:p text:style-name="P1"><text:soft-page-break/><text:span text:style-name="T5">“</text:span><text:span text:style-name="T4">Do</text:span><text:span text:style-name="T5"> </text:span><text:span text:style-name="T4">you</text:span><text:span text:style-name="T5"> </text:span><text:span text:style-name="T4">even</text:span><text:span text:style-name="T5"> </text:span><text:span text:style-name="T4">hear</text:span><text:span text:style-name="T5"> </text:span><text:span text:style-name="T4">yourselves?</text:span><text:span text:style-name="T5"> </text:span><text:span text:style-name="T4">I</text:span><text:span text:style-name="T5"> </text:span><text:span text:style-name="T4">can</text:span><text:span text:style-name="T5"> </text:span><text:span text:style-name="T4">understand</text:span><text:span text:style-name="T5"> </text:span><text:span text:style-name="T4">Ned</text:span><text:span text:style-name="T5"> </text:span><text:span text:style-name="T4">is</text:span><text:span text:style-name="T5"> </text:span><text:span text:style-name="T4">upset</text:span><text:span text:style-name="T5"> </text:span><text:span text:style-name="T4">and</text:span><text:span text:style-name="T5"> </text:span><text:span text:style-name="T4">has</text:span><text:span text:style-name="T5"> </text:span><text:span text:style-name="T4">little</text:span><text:span text:style-name="T5"> </text:span><text:span text:style-name="T4">grasp</text:span><text:span text:style-name="T5"> </text:span><text:span text:style-name="T4">of</text:span><text:span text:style-name="T5"> </text:span><text:span text:style-name="T4">reality</text:span><text:span text:style-name="T5"> </text:span><text:span text:style-name="T4">right</text:span><text:span text:style-name="T5"> </text:span><text:span text:style-name="T4">now,</text:span><text:span text:style-name="T5"> </text:span><text:span text:style-name="T4">but</text:span><text:span text:style-name="T5"> </text:span><text:span text:style-name="T4">you?</text:span><text:span text:style-name="T5"> </text:span><text:span text:style-name="T4">You</text:span><text:span text:style-name="T5"> </text:span><text:span text:style-name="T4">ought</text:span><text:span text:style-name="T5"> </text:span><text:span text:style-name="T4">to</text:span><text:span text:style-name="T5"> </text:span><text:span text:style-name="T4">know</text:span><text:span text:style-name="T5"> </text:span><text:span text:style-name="T4">better.</text:span><text:span text:style-name="T5"> </text:span><text:span text:style-name="T4">But</text:span><text:span text:style-name="T5"> </text:span><text:span text:style-name="T4">I</text:span><text:span text:style-name="T5"> </text:span><text:span text:style-name="T4">forget;</text:span><text:span text:style-name="T5"> </text:span><text:span text:style-name="T4">you</text:span><text:span text:style-name="T5"> </text:span><text:span text:style-name="T4">just</text:span><text:span text:style-name="T5"> </text:span><text:span text:style-name="T4">got</text:span><text:span text:style-name="T5"> </text:span><text:span text:style-name="T4">off</text:span><text:span text:style-name="T5"> </text:span><text:span text:style-name="T4">the</text:span><text:span text:style-name="T5"> </text:span><text:span text:style-name="T4">boat</text:span><text:span text:style-name="T5"> </text:span><text:span text:style-name="T4">today.</text:span><text:span text:style-name="T5"> </text:span><text:span text:style-name="T4">Goodnight</text:span><text:span text:style-name="T5"> </text:span><text:span text:style-name="T4">to</text:span><text:span text:style-name="T5"> </text:span><text:span text:style-name="T4">you,</text:span><text:span text:style-name="T5"> </text:span><text:span text:style-name="T4">Godspeed,</text:span><text:span text:style-name="T5"> </text:span><text:span text:style-name="T4">by</text:span><text:span text:style-name="T5"> </text:span><text:span text:style-name="T4">Skrala</text:span><text:span text:style-name="T5"> </text:span><text:span text:style-name="T4">or</text:span><text:span text:style-name="T5"> </text:span><text:span text:style-name="T4">whomever</text:span><text:span text:style-name="T5"> </text:span><text:span text:style-name="T4">you</text:span><text:span text:style-name="T5"> </text:span><text:span text:style-name="T4">fancy,</text:span><text:span text:style-name="T5"> </text:span><text:span text:style-name="T4">whom</text:span><text:span text:style-name="T5"> </text:span><text:span text:style-name="T4">you</text:span><text:span text:style-name="T5">’</text:span><text:span text:style-name="T4">re</text:span><text:span text:style-name="T5"> </text:span><text:span text:style-name="T4">bound</text:span><text:span text:style-name="T5"> </text:span><text:span text:style-name="T4">to</text:span><text:span text:style-name="T5"> </text:span><text:span text:style-name="T4">meet</text:span><text:span text:style-name="T5"> </text:span><text:span text:style-name="T4">soon,</text:span><text:span text:style-name="T5"> </text:span><text:span text:style-name="T4">I</text:span><text:span text:style-name="T5">’</text:span><text:span text:style-name="T4">d</text:span><text:span text:style-name="T5"> </text:span><text:span text:style-name="T4">wager.</text:span><text:span text:style-name="T5">”</text:span></text:p>
      <text:p text:style-name="P2">Ned<text:span text:style-name="T1"> </text:span>looked<text:span text:style-name="T1"> </text:span>at<text:span text:style-name="T1"> </text:span>the<text:span text:style-name="T1"> </text:span>halfuin<text:span text:style-name="T1"> </text:span>with<text:span text:style-name="T1"> </text:span>piercing<text:span text:style-name="T1"> </text:span>eyes<text:span text:style-name="T1"> </text:span>and<text:span text:style-name="T1"> </text:span>told<text:span text:style-name="T1"> </text:span>him<text:span text:style-name="T1"> </text:span>even<text:span text:style-name="T1"> </text:span>as<text:span text:style-name="T1"> </text:span>Winceham<text:span text:style-name="T1">’</text:span>s<text:span text:style-name="T1"> </text:span>hand<text:span text:style-name="T1"> </text:span>was<text:span text:style-name="T1"> </text:span>on<text:span text:style-name="T1"> </text:span>the<text:span text:style-name="T1"> </text:span>door<text:span text:style-name="T1">’</text:span>s<text:span text:style-name="T1"> </text:span>handle:</text:p>
      <text:p text:style-name="P1"><text:span text:style-name="T5">“</text:span><text:span text:style-name="T4">I</text:span><text:span text:style-name="T5">’</text:span><text:span text:style-name="T4">ve</text:span><text:span text:style-name="T5"> </text:span><text:span text:style-name="T4">known</text:span><text:span text:style-name="T5"> </text:span><text:span text:style-name="T4">you</text:span><text:span text:style-name="T5"> </text:span><text:span text:style-name="T4">for</text:span><text:span text:style-name="T5"> </text:span><text:span text:style-name="T4">a</text:span><text:span text:style-name="T5"> </text:span><text:span text:style-name="T4">thief</text:span><text:span text:style-name="T5"> </text:span><text:span text:style-name="T4">Winceham,</text:span><text:span text:style-name="T5"> </text:span><text:span text:style-name="T4">but</text:span><text:span text:style-name="T5"> </text:span><text:span text:style-name="T4">not</text:span><text:span text:style-name="T5"> </text:span><text:span text:style-name="T4">for</text:span><text:span text:style-name="T5"> </text:span><text:span text:style-name="T4">a</text:span><text:span text:style-name="T5"> </text:span><text:span text:style-name="T4">coward.</text:span><text:span text:style-name="T5"> </text:span><text:span text:style-name="T4">You</text:span><text:span text:style-name="T5"> </text:span><text:span text:style-name="T4">made</text:span><text:span text:style-name="T5"> </text:span><text:span text:style-name="T4">a</text:span><text:span text:style-name="T5"> </text:span><text:span text:style-name="T4">promise</text:span><text:span text:style-name="T5"> </text:span><text:span text:style-name="T4">to</text:span><text:span text:style-name="T5"> </text:span><text:span text:style-name="T4">my</text:span><text:span text:style-name="T5"> </text:span><text:span text:style-name="T4">father</text:span><text:span text:style-name="T5"> </text:span><text:span text:style-name="T4">and</text:span><text:span text:style-name="T5"> </text:span><text:span text:style-name="T4">to</text:span><text:span text:style-name="T5"> </text:span><text:span text:style-name="T4">me.</text:span><text:span text:style-name="T5"> </text:span><text:span text:style-name="T4">That</text:span><text:span text:style-name="T5"> </text:span><text:span text:style-name="T4">promise</text:span><text:span text:style-name="T5"> </text:span><text:span text:style-name="T4">cannot</text:span><text:span text:style-name="T5"> </text:span><text:span text:style-name="T4">be</text:span><text:span text:style-name="T5"> </text:span><text:span text:style-name="T4">met</text:span><text:span text:style-name="T5"> </text:span><text:span text:style-name="T4">now;</text:span><text:span text:style-name="T5"> </text:span><text:span text:style-name="T4">do</text:span><text:span text:style-name="T5"> </text:span><text:span text:style-name="T4">not</text:span><text:span text:style-name="T5"> </text:span><text:span text:style-name="T4">make</text:span><text:span text:style-name="T5"> </text:span><text:span text:style-name="T4">me</text:span><text:span text:style-name="T5"> </text:span><text:span text:style-name="T4">invoke</text:span><text:span text:style-name="T5"> </text:span><text:span text:style-name="T4">the</text:span><text:span text:style-name="T5"> </text:span><text:span text:style-name="T4">Nadragatea,</text:span><text:span text:style-name="T5"> </text:span><text:span text:style-name="T4">Wince.</text:span><text:span text:style-name="T5"> </text:span><text:span text:style-name="T4">I</text:span><text:span text:style-name="T5"> </text:span><text:span text:style-name="T4">ask</text:span><text:span text:style-name="T5"> </text:span><text:span text:style-name="T4">this</text:span><text:span text:style-name="T5"> </text:span><text:span text:style-name="T4">as</text:span><text:span text:style-name="T5"> </text:span><text:span text:style-name="T4">a</text:span><text:span text:style-name="T5"> </text:span><text:span text:style-name="T4">friend.</text:span><text:span text:style-name="T5"> </text:span><text:span text:style-name="T4">I</text:span><text:span text:style-name="T5"> </text:span><text:span text:style-name="T4">ask</text:span><text:span text:style-name="T5"> </text:span><text:span text:style-name="T4">this</text:span><text:span text:style-name="T5"> </text:span><text:span text:style-name="T4">because</text:span><text:span text:style-name="T5"> </text:span><text:span text:style-name="T4">I</text:span><text:span text:style-name="T5"> </text:span><text:span text:style-name="T4">know</text:span><text:span text:style-name="T5"> </text:span><text:span text:style-name="T4">it</text:span><text:span text:style-name="T5"> </text:span><text:span text:style-name="T4">to</text:span><text:span text:style-name="T5"> </text:span><text:span text:style-name="T4">be</text:span><text:span text:style-name="T5"> </text:span><text:span text:style-name="T4">true</text:span><text:span text:style-name="T5"> </text:span><text:span text:style-name="T4">in</text:span><text:span text:style-name="T5"> </text:span><text:span text:style-name="T4">your</text:span><text:span text:style-name="T5"> </text:span><text:span text:style-name="T4">heart</text:span><text:span text:style-name="T5"> </text:span><text:span text:style-name="T4">as</text:span><text:span text:style-name="T5"> </text:span><text:span text:style-name="T4">well.</text:span><text:span text:style-name="T5">”</text:span></text:p>
      <text:p text:style-name="P1"><text:span text:style-name="T5">“</text:span><text:span text:style-name="T4">Don</text:span><text:span text:style-name="T5">’</text:span><text:span text:style-name="T4">t</text:span><text:span text:style-name="T5"> </text:span><text:span text:style-name="T4">do</text:span><text:span text:style-name="T5"> </text:span><text:span text:style-name="T4">this,</text:span><text:span text:style-name="T5"> </text:span><text:span text:style-name="T4">Ned.</text:span><text:span text:style-name="T5"> </text:span><text:span text:style-name="T4">Don</text:span><text:span text:style-name="T5">’</text:span><text:span text:style-name="T4">t</text:span><text:span text:style-name="T5"> </text:span><text:span text:style-name="T4">make</text:span><text:span text:style-name="T5"> </text:span><text:span text:style-name="T4">me</text:span><text:span text:style-name="T5"> </text:span><text:span text:style-name="T4">do</text:span><text:span text:style-name="T5"> </text:span><text:span text:style-name="T4">this,</text:span><text:span text:style-name="T5">” </text:span><text:span text:style-name="T4">said</text:span><text:span text:style-name="T5"> </text:span><text:span text:style-name="T4">Winceham,</text:span><text:span text:style-name="T5"> </text:span><text:span text:style-name="T4">shaking</text:span><text:span text:style-name="T5"> </text:span><text:span text:style-name="T4">his</text:span><text:span text:style-name="T5"> </text:span><text:span text:style-name="T4">head</text:span><text:span text:style-name="T5"> </text:span><text:span text:style-name="T4">with</text:span><text:span text:style-name="T5"> </text:span><text:span text:style-name="T4">eyes</text:span><text:span text:style-name="T5"> </text:span><text:span text:style-name="T4">held</text:span><text:span text:style-name="T5"> </text:span><text:span text:style-name="T4">firmly</text:span><text:span text:style-name="T5"> </text:span><text:span text:style-name="T4">shut.</text:span></text:p>
      <text:p text:style-name="P1"><text:span text:style-name="T5">“</text:span><text:span text:style-name="T4">Avenge</text:span><text:span text:style-name="T5"> </text:span><text:span text:style-name="T4">my</text:span><text:span text:style-name="T5"> </text:span><text:span text:style-name="T4">father</text:span><text:span text:style-name="T5">’</text:span><text:span text:style-name="T4">s</text:span><text:span text:style-name="T5"> </text:span><text:span text:style-name="T4">death,</text:span><text:span text:style-name="T5"> </text:span><text:span text:style-name="T4">Wince.</text:span><text:span text:style-name="T5"> </text:span><text:span text:style-name="T4">It</text:span><text:span text:style-name="T5"> </text:span><text:span text:style-name="T4">wasn</text:span><text:span text:style-name="T5">’</text:span><text:span text:style-name="T4">t</text:span><text:span text:style-name="T5"> </text:span><text:span text:style-name="T4">always</text:span><text:span text:style-name="T5"> </text:span><text:span text:style-name="T4">Hobb</text:span><text:span text:style-name="T5">’</text:span><text:span text:style-name="T4">s</text:span><text:span text:style-name="T5"> </text:span><text:span text:style-name="T4">Bay,</text:span><text:span text:style-name="T5"> </text:span><text:span text:style-name="T4">Winceham.</text:span><text:span text:style-name="T5"> </text:span><text:span text:style-name="T4">You</text:span><text:span text:style-name="T5"> </text:span><text:span text:style-name="T4">should</text:span><text:span text:style-name="T5"> </text:span><text:span text:style-name="T4">remember</text:span><text:span text:style-name="T5"> </text:span><text:span text:style-name="T4">better</text:span><text:span text:style-name="T5"> </text:span><text:span text:style-name="T4">than</text:span><text:span text:style-name="T5"> </text:span><text:span text:style-name="T4">I</text:span><text:span text:style-name="T5"> </text:span><text:span text:style-name="T4">do,</text:span><text:span text:style-name="T5">” </text:span><text:span text:style-name="T4">replied</text:span><text:span text:style-name="T5"> </text:span><text:span text:style-name="T4">Ned</text:span><text:span text:style-name="T5"> </text:span><text:span text:style-name="T4">softly.</text:span></text:p>
      <text:p text:style-name="P1"><text:span text:style-name="T5">“</text:span><text:span text:style-name="T4">I</text:span><text:span text:style-name="T5"> </text:span><text:span text:style-name="T4">remember</text:span><text:span text:style-name="T5"> </text:span><text:span text:style-name="T4">and</text:span><text:span text:style-name="T5"> </text:span><text:span text:style-name="T4">I</text:span><text:span text:style-name="T5"> </text:span><text:span text:style-name="T4">know,</text:span><text:span text:style-name="T5"> </text:span><text:span text:style-name="T4">Ned.</text:span><text:span text:style-name="T5"> </text:span><text:span text:style-name="T4">It</text:span><text:span text:style-name="T5"> </text:span><text:span text:style-name="T4">just</text:span><text:span text:style-name="T5"> </text:span><text:span text:style-name="T4">can</text:span><text:span text:style-name="T5">’</text:span><text:span text:style-name="T4">t</text:span><text:span text:style-name="T5"> </text:span><text:span text:style-name="T4">be</text:span><text:span text:style-name="T5"> </text:span><text:span text:style-name="T4">done.</text:span><text:span text:style-name="T5"> </text:span><text:span text:style-name="T4">We</text:span><text:span text:style-name="T5">’</text:span><text:span text:style-name="T4">ll</text:span><text:span text:style-name="T5"> </text:span><text:span text:style-name="T4">be</text:span><text:span text:style-name="T5"> </text:span><text:span text:style-name="T4">throwing</text:span><text:span text:style-name="T5"> </text:span><text:span text:style-name="T4">away</text:span><text:span text:style-name="T5"> </text:span><text:span text:style-name="T4">our</text:span><text:span text:style-name="T5"> </text:span><text:span text:style-name="T4">lives</text:span><text:span text:style-name="T5"> </text:span><text:span text:style-name="T4">for</text:span><text:span text:style-name="T5"> </text:span><text:span text:style-name="T4">nothing!</text:span><text:span text:style-name="T5">” </text:span><text:span text:style-name="T4">shouted</text:span><text:span text:style-name="T5"> </text:span><text:span text:style-name="T4">Winceham</text:span><text:span text:style-name="T5"> </text:span><text:span text:style-name="T4">angrily.</text:span></text:p>
      <text:p text:style-name="P1"><text:span text:style-name="T5">“</text:span><text:span text:style-name="T4">No</text:span><text:span text:style-name="T5"> </text:span><text:span text:style-name="T4">life</text:span><text:span text:style-name="T5"> </text:span><text:span text:style-name="T4">given</text:span><text:span text:style-name="T5"> </text:span><text:span text:style-name="T4">freely,</text:span><text:span text:style-name="T5"> </text:span><text:span text:style-name="T4">pure</text:span><text:span text:style-name="T5"> </text:span><text:span text:style-name="T4">of</text:span><text:span text:style-name="T5"> </text:span><text:span text:style-name="T4">heart</text:span><text:span text:style-name="T5"> </text:span><text:span text:style-name="T4">and</text:span><text:span text:style-name="T5"> </text:span><text:span text:style-name="T4">with</text:span><text:span text:style-name="T5"> </text:span><text:span text:style-name="T4">honorable</text:span><text:span text:style-name="T5"> </text:span><text:span text:style-name="T4">intention,</text:span><text:span text:style-name="T5"> </text:span><text:span text:style-name="T4">is</text:span><text:span text:style-name="T5"> </text:span><text:span text:style-name="T4">thrown</text:span><text:span text:style-name="T5"> </text:span><text:span text:style-name="T4">away</text:span><text:span text:style-name="T5"> </text:span><text:span text:style-name="T4">for</text:span><text:span text:style-name="T5"> </text:span><text:span text:style-name="T4">nothing.</text:span><text:span text:style-name="T5"> </text:span><text:span text:style-name="T4">There</text:span><text:span text:style-name="T5"> </text:span><text:span text:style-name="T4">is</text:span><text:span text:style-name="T5"> </text:span><text:span text:style-name="T4">always</text:span><text:span text:style-name="T5"> </text:span><text:span text:style-name="T4">a</text:span><text:span text:style-name="T5"> </text:span><text:span text:style-name="T4">place</text:span><text:span text:style-name="T5"> </text:span><text:span text:style-name="T4">by</text:span><text:span text:style-name="T5"> </text:span><text:span text:style-name="T4">Skrala</text:span><text:span text:style-name="T5">’</text:span><text:span text:style-name="T4">s</text:span><text:span text:style-name="T5"> </text:span><text:span text:style-name="T4">side</text:span><text:span text:style-name="T5"> </text:span><text:span text:style-name="T4">for</text:span><text:span text:style-name="T5"> </text:span><text:span text:style-name="T4">those</text:span><text:span text:style-name="T5"> </text:span><text:span text:style-name="T4">that</text:span><text:span text:style-name="T5"> </text:span><text:span text:style-name="T4">seek</text:span><text:span text:style-name="T5"> </text:span><text:span text:style-name="T4">a</text:span><text:span text:style-name="T5"> </text:span><text:span text:style-name="T4">righteous</text:span><text:span text:style-name="T5"> </text:span><text:span text:style-name="T4">death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in</text:span><text:span text:style-name="T5"> </text:span><text:span text:style-name="T4">earnest,</text:span><text:span text:style-name="T5"> </text:span><text:span text:style-name="T4">while</text:span><text:span text:style-name="T5"> </text:span><text:span text:style-name="T4">Lernea</text:span><text:span text:style-name="T5"> </text:span><text:span text:style-name="T4">nodded</text:span><text:span text:style-name="T5"> </text:span><text:span text:style-name="T4">thoroughly</text:span><text:span text:style-name="T5"> </text:span><text:span text:style-name="T4">and</text:span><text:span text:style-name="T5"> </text:span><text:span text:style-name="T4">added</text:span><text:span text:style-name="T5"> </text:span><text:span text:style-name="T4">with</text:span><text:span text:style-name="T5"> </text:span><text:span text:style-name="T4">conviction:</text:span><text:span text:style-name="T5"> “</text:span><text:span text:style-name="T4">By</text:span><text:span text:style-name="T5"> </text:span><text:span text:style-name="T4">Skrala</text:span><text:span text:style-name="T5"> </text:span><text:span text:style-name="T4">sworn!</text:span><text:span text:style-name="T5">”</text:span></text:p>
      <text:p text:style-name="P2">Winceham<text:span text:style-name="T1"> </text:span>looked<text:span text:style-name="T1"> </text:span>suddenly<text:span text:style-name="T1"> </text:span>tense.<text:span text:style-name="T1"> </text:span>His<text:span text:style-name="T1"> </text:span>usually<text:span text:style-name="T1"> </text:span>tolerant<text:span text:style-name="T1"> </text:span>and<text:span text:style-name="T1"> </text:span>cool<text:span text:style-name="T1"> </text:span>manner<text:span text:style-name="T1"> </text:span>was<text:span text:style-name="T1"> </text:span>chipping<text:span text:style-name="T1"> </text:span>off<text:span text:style-name="T1"> </text:span>his<text:span text:style-name="T1"> </text:span>flustered<text:span text:style-name="T1"> </text:span>face.<text:span text:style-name="T1"> </text:span>He<text:span text:style-name="T1"> </text:span>afforded<text:span text:style-name="T1"> </text:span>the<text:span text:style-name="T1"> </text:span>two<text:span text:style-name="T1"> </text:span>sisters<text:span text:style-name="T1"> </text:span>a<text:span text:style-name="T1"> </text:span>sharp<text:span text:style-name="T1"> </text:span>stare<text:span text:style-name="T1"> </text:span>and<text:span text:style-name="T1"> </text:span>told<text:span text:style-name="T1"> </text:span>them<text:span text:style-name="T1"> </text:span>with<text:span text:style-name="T1"> </text:span>a<text:span text:style-name="T1"> </text:span>tone<text:span text:style-name="T1"> </text:span>of<text:span text:style-name="T1"> </text:span>rightful<text:span text:style-name="T1"> </text:span>indignation:</text:p>
      <text:p text:style-name="P1"><text:span text:style-name="T5">“</text:span><text:span text:style-name="T4">You</text:span><text:span text:style-name="T5"> </text:span><text:span text:style-name="T4">two</text:span><text:span text:style-name="T5"> </text:span><text:span text:style-name="T4">pig-headed</text:span><text:span text:style-name="T5"> </text:span><text:span text:style-name="T4">noblewads!</text:span><text:span text:style-name="T5"> </text:span><text:span text:style-name="T4">You</text:span><text:span text:style-name="T5"> </text:span><text:span text:style-name="T4">just</text:span><text:span text:style-name="T5"> </text:span><text:span text:style-name="T4">won</text:span><text:span text:style-name="T5">’</text:span><text:span text:style-name="T4">t</text:span><text:span text:style-name="T5"> </text:span><text:span text:style-name="T4">give</text:span><text:span text:style-name="T5"> </text:span><text:span text:style-name="T4">up!</text:span><text:span text:style-name="T5"> </text:span><text:span text:style-name="T4">You</text:span><text:span text:style-name="T5"> </text:span><text:span text:style-name="T4">won</text:span><text:span text:style-name="T5">’</text:span><text:span text:style-name="T4">t</text:span><text:span text:style-name="T5"> </text:span><text:span text:style-name="T4">give</text:span><text:span text:style-name="T5"> </text:span><text:span text:style-name="T4">up</text:span><text:span text:style-name="T5"> </text:span><text:span text:style-name="T4">those</text:span><text:span text:style-name="T5"> </text:span><text:span text:style-name="T4">damned</text:span><text:span text:style-name="T5"> </text:span><text:span text:style-name="T4">coins</text:span><text:span text:style-name="T5"> </text:span><text:span text:style-name="T4">and</text:span><text:span text:style-name="T5"> </text:span><text:span text:style-name="T4">now</text:span><text:span text:style-name="T5"> </text:span><text:span text:style-name="T4">you</text:span><text:span text:style-name="T5"> </text:span><text:span text:style-name="T4">won</text:span><text:span text:style-name="T5">’</text:span><text:span text:style-name="T4">t</text:span><text:span text:style-name="T5"> </text:span><text:span text:style-name="T4">give</text:span><text:span text:style-name="T5"> </text:span><text:span text:style-name="T4">up</text:span><text:span text:style-name="T5"> </text:span><text:span text:style-name="T4">a</text:span><text:span text:style-name="T5"> </text:span><text:span text:style-name="T4">certain</text:span><text:span text:style-name="T5"> </text:span><text:span text:style-name="T4">death!</text:span><text:span text:style-name="T5">”</text:span></text:p>
      <text:p text:style-name="P1"><text:span text:style-name="T5">“</text:span><text:span text:style-name="T4">I</text:span><text:span text:style-name="T5"> </text:span><text:span text:style-name="T4">think</text:span><text:span text:style-name="T5"> </text:span><text:span text:style-name="T4">it</text:span><text:span text:style-name="T5">’</text:span><text:span text:style-name="T4">s</text:span><text:span text:style-name="T5"> </text:span><text:span text:style-name="T4">plain</text:span><text:span text:style-name="T5"> </text:span><text:span text:style-name="T4">old</text:span><text:span text:style-name="T5"> </text:span><text:span text:style-name="T4">fear</text:span><text:span text:style-name="T5"> </text:span><text:span text:style-name="T4">you</text:span><text:span text:style-name="T5"> </text:span><text:span text:style-name="T4">feel.</text:span><text:span text:style-name="T5"> </text:span><text:span text:style-name="T4">It</text:span><text:span text:style-name="T5"> </text:span><text:span text:style-name="T4">is</text:span><text:span text:style-name="T5"> </text:span><text:span text:style-name="T4">normal,</text:span><text:span text:style-name="T5"> </text:span><text:span text:style-name="T4">not</text:span><text:span text:style-name="T5"> </text:span><text:span text:style-name="T4">to</text:span><text:span text:style-name="T5"> </text:span><text:span text:style-name="T4">say</text:span><text:span text:style-name="T5"> </text:span><text:span text:style-name="T4">expected</text:span><text:span text:style-name="T5"> </text:span><text:span text:style-name="T4">of</text:span><text:span text:style-name="T5"> </text:span><text:span text:style-name="T4">a</text:span><text:span text:style-name="T5"> </text:span><text:span text:style-name="T4">thief.</text:span><text:span text:style-name="T5"> </text:span><text:span text:style-name="T4">We</text:span><text:span text:style-name="T5"> </text:span><text:span text:style-name="T4">feel</text:span><text:span text:style-name="T5"> </text:span><text:span text:style-name="T4">it</text:span><text:span text:style-name="T5"> </text:span><text:span text:style-name="T4">as</text:span><text:span text:style-name="T5"> </text:span><text:span text:style-name="T4">well,</text:span><text:span text:style-name="T5"> </text:span><text:span text:style-name="T4">mind</text:span><text:span text:style-name="T5"> </text:span><text:span text:style-name="T4">you,</text:span><text:span text:style-name="T5"> </text:span><text:span text:style-name="T4">but</text:span><text:span text:style-name="T5"> </text:span><text:span text:style-name="T4">it</text:span><text:span text:style-name="T5"> </text:span><text:span text:style-name="T4">is</text:span><text:span text:style-name="T5"> </text:span><text:span text:style-name="T4">only</text:span><text:span text:style-name="T5"> </text:span><text:span text:style-name="T4">useful</text:span><text:span text:style-name="T5"> </text:span><text:span text:style-name="T4">to</text:span><text:span text:style-name="T5"> </text:span><text:span text:style-name="T4">keep</text:span><text:span text:style-name="T5"> </text:span><text:span text:style-name="T4">one</text:span><text:span text:style-name="T5"> </text:span><text:span text:style-name="T4">alive</text:span><text:span text:style-name="T5"> </text:span><text:span text:style-name="T4">in</text:span><text:span text:style-name="T5"> </text:span><text:span text:style-name="T4">battle,</text:span><text:span text:style-name="T5"> </text:span><text:span text:style-name="T4">not</text:span><text:span text:style-name="T5"> </text:span><text:span text:style-name="T4">to</text:span><text:span text:style-name="T5"> </text:span><text:span text:style-name="T4">keep</text:span><text:span text:style-name="T5"> </text:span><text:span text:style-name="T4">one</text:span><text:span text:style-name="T5"> </text:span><text:span text:style-name="T4">from</text:span><text:span text:style-name="T5"> </text:span><text:span text:style-name="T4">joining</text:span><text:span text:style-name="T5"> </text:span><text:span text:style-name="T4">it.</text:span><text:span text:style-name="T5">”</text:span></text:p>
      <text:p text:style-name="P1"><text:span text:style-name="T5">“</text:span><text:span text:style-name="T4">You</text:span><text:span text:style-name="T5"> </text:span><text:span text:style-name="T4">think</text:span><text:span text:style-name="T5"> </text:span><text:span text:style-name="T4">you</text:span><text:span text:style-name="T5">’</text:span><text:span text:style-name="T4">re</text:span><text:span text:style-name="T5"> </text:span><text:span text:style-name="T4">so</text:span><text:span text:style-name="T5"> </text:span><text:span text:style-name="T4">brave</text:span><text:span text:style-name="T5"> </text:span><text:span text:style-name="T4">and</text:span><text:span text:style-name="T5"> </text:span><text:span text:style-name="T4">righteous,</text:span><text:span text:style-name="T5"> </text:span><text:span text:style-name="T4">don</text:span><text:span text:style-name="T5">’</text:span><text:span text:style-name="T4">t</text:span><text:span text:style-name="T5"> </text:span><text:span text:style-name="T4">you?</text:span><text:span text:style-name="T5"> </text:span><text:span text:style-name="T4">Well,</text:span><text:span text:style-name="T5"> </text:span><text:span text:style-name="T4">you</text:span><text:span text:style-name="T5">’</text:span><text:span text:style-name="T4">ll</text:span><text:span text:style-name="T5"> </text:span><text:span text:style-name="T4">be</text:span><text:span text:style-name="T5"> </text:span><text:span text:style-name="T4">dead</text:span><text:span text:style-name="T5"> </text:span><text:span text:style-name="T4">before</text:span><text:span text:style-name="T5"> </text:span><text:span text:style-name="T4">that</text:span><text:span text:style-name="T5"> </text:span><text:span text:style-name="T4">body</text:span><text:span text:style-name="T5">’</text:span><text:span text:style-name="T4">s</text:span><text:span text:style-name="T5"> </text:span><text:span text:style-name="T4">cold!</text:span><text:span text:style-name="T5">”</text:span></text:p>
      <text:p text:style-name="P1"><text:span text:style-name="T5">“</text:span><text:span text:style-name="T4">My</text:span><text:span text:style-name="T5"> </text:span><text:span text:style-name="T4">father</text:span><text:span text:style-name="T5"> </text:span><text:span text:style-name="T4">has</text:span><text:span text:style-name="T5"> </text:span><text:span text:style-name="T4">a</text:span><text:span text:style-name="T5"> </text:span><text:span text:style-name="T4">name,</text:span><text:span text:style-name="T5"> </text:span><text:span text:style-name="T4">Winceham.</text:span><text:span text:style-name="T5">”</text:span></text:p>
      <text:p text:style-name="P1"><text:span text:style-name="T5">“</text:span><text:span text:style-name="T4">I</text:span><text:span text:style-name="T5">’</text:span><text:span text:style-name="T4">ve</text:span><text:span text:style-name="T5"> </text:span><text:span text:style-name="T4">turned</text:span><text:span text:style-name="T5"> </text:span><text:span text:style-name="T4">bags</text:span><text:span text:style-name="T5"> </text:span><text:span text:style-name="T4">of</text:span><text:span text:style-name="T5"> </text:span><text:span text:style-name="T4">shite</text:span><text:span text:style-name="T5"> </text:span><text:span text:style-name="T4">into</text:span><text:span text:style-name="T5"> </text:span><text:span text:style-name="T4">gold</text:span><text:span text:style-name="T5"> </text:span><text:span text:style-name="T4">with</text:span><text:span text:style-name="T5"> </text:span><text:span text:style-name="T4">Vern</text:span><text:span text:style-name="T5"> </text:span><text:span text:style-name="T4">before</text:span><text:span text:style-name="T5"> </text:span><text:span text:style-name="T4">you</text:span><text:span text:style-name="T5"> </text:span><text:span text:style-name="T4">were</text:span><text:span text:style-name="T5"> </text:span><text:span text:style-name="T4">even</text:span><text:span text:style-name="T5"> </text:span><text:span text:style-name="T4">conceived</text:span><text:span text:style-name="T5"> </text:span><text:span text:style-name="T4">in</text:span><text:span text:style-name="T5"> </text:span><text:span text:style-name="T4">the</text:span><text:span text:style-name="T5"> </text:span><text:span text:style-name="T4">glimmer</text:span><text:span text:style-name="T5"> </text:span><text:span text:style-name="T4">of</text:span><text:span text:style-name="T5"> </text:span><text:span text:style-name="T4">his</text:span><text:span text:style-name="T5"> </text:span><text:span text:style-name="T4">eye!</text:span><text:span text:style-name="T5"> </text:span><text:span text:style-name="T4">Don</text:span><text:span text:style-name="T5">’</text:span><text:span text:style-name="T4">t</text:span><text:span text:style-name="T5"> </text:span><text:span text:style-name="T4">play</text:span><text:span text:style-name="T5"> </text:span><text:span text:style-name="T4">the</text:span><text:span text:style-name="T5"> </text:span><text:span text:style-name="T4">part</text:span><text:span text:style-name="T5"> </text:span><text:span text:style-name="T4">of</text:span><text:span text:style-name="T5"> </text:span><text:span text:style-name="T4">the</text:span><text:span text:style-name="T5"> </text:span><text:span text:style-name="T4">insulted</text:span><text:span text:style-name="T5"> </text:span><text:span text:style-name="T4">fool,</text:span><text:span text:style-name="T5"> </text:span><text:span text:style-name="T4">it</text:span><text:span text:style-name="T5"> </text:span><text:span text:style-name="T4">ill</text:span><text:span text:style-name="T5"> </text:span><text:span text:style-name="T4">suits</text:span><text:span text:style-name="T5"> </text:span><text:span text:style-name="T4">you!</text:span><text:span text:style-name="T5"> </text:span><text:span text:style-name="T4">Mind</text:span><text:span text:style-name="T5"> </text:span><text:span text:style-name="T4">you,</text:span><text:span text:style-name="T5"> </text:span><text:span text:style-name="T4">I</text:span><text:span text:style-name="T5"> </text:span><text:span text:style-name="T4">have</text:span><text:span text:style-name="T5"> </text:span><text:span text:style-name="T4">pride</text:span><text:span text:style-name="T5"> </text:span><text:span text:style-name="T4">myself</text:span><text:span text:style-name="T5"> </text:span><text:span text:style-name="T4">and</text:span><text:span text:style-name="T5"> </text:span><text:span text:style-name="T4">I</text:span><text:span text:style-name="T5"> </text:span><text:span text:style-name="T4">can</text:span><text:span text:style-name="T5"> </text:span><text:span text:style-name="T4">muster</text:span><text:span text:style-name="T5"> </text:span><text:span text:style-name="T4">my</text:span><text:span text:style-name="T5"> </text:span><text:span text:style-name="T4">anger</text:span><text:span text:style-name="T5"> </text:span><text:span text:style-name="T4">and</text:span><text:span text:style-name="T5"> </text:span><text:span text:style-name="T4">hate</text:span><text:span text:style-name="T5"> </text:span><text:span text:style-name="T4">when</text:span><text:span text:style-name="T5"> </text:span><text:span text:style-name="T4">needs</text:span><text:span text:style-name="T5"> </text:span><text:span text:style-name="T4">be</text:span><text:span text:style-name="T5"> </text:span><text:span text:style-name="T4">done,</text:span><text:span text:style-name="T5"> </text:span><text:span text:style-name="T4">but</text:span><text:span text:style-name="T5"> </text:span><text:span text:style-name="T4">I</text:span><text:span text:style-name="T5"> </text:span><text:span text:style-name="T4">have</text:span><text:span text:style-name="T5"> </text:span><text:span text:style-name="T4">a</text:span><text:span text:style-name="T5"> </text:span><text:span text:style-name="T4">good</text:span><text:span text:style-name="T5"> </text:span><text:span text:style-name="T4">mind</text:span><text:span text:style-name="T5"> </text:span><text:span text:style-name="T4">to</text:span><text:span text:style-name="T5"> </text:span><text:span text:style-name="T4">stay</text:span><text:span text:style-name="T5"> </text:span><text:span text:style-name="T4">alive</text:span><text:span text:style-name="T5"> </text:span><text:span text:style-name="T4">as</text:span><text:span text:style-name="T5"> </text:span><text:span text:style-name="T4">well.</text:span><text:span text:style-name="T5"> </text:span><text:span text:style-name="T4">And</text:span><text:span text:style-name="T5"> </text:span><text:span text:style-name="T4">what</text:span><text:span text:style-name="T5"> </text:span><text:span text:style-name="T4">you</text:span><text:span text:style-name="T5">’</text:span><text:span text:style-name="T4">ve</text:span><text:span text:style-name="T5"> </text:span><text:span text:style-name="T4">been</text:span><text:span text:style-name="T5"> </text:span><text:span text:style-name="T4">trying</text:span><text:span text:style-name="T5"> </text:span><text:span text:style-name="T4">to</text:span><text:span text:style-name="T5"> </text:span><text:span text:style-name="T4">convince</text:span><text:span text:style-name="T5"> </text:span><text:span text:style-name="T4">yourselves</text:span><text:span text:style-name="T5"> </text:span><text:span text:style-name="T4">into</text:span><text:span text:style-name="T5"> </text:span><text:span text:style-name="T4">doing</text:span><text:span text:style-name="T5"> </text:span><text:span text:style-name="T4">and</text:span><text:span text:style-name="T5"> </text:span><text:span text:style-name="T4">dragging</text:span><text:span text:style-name="T5"> </text:span><text:span text:style-name="T4">me</text:span><text:span text:style-name="T5"> </text:span><text:span text:style-name="T4">along,</text:span><text:span text:style-name="T5"> </text:span><text:span text:style-name="T4">is</text:span><text:span text:style-name="T5"> </text:span><text:span text:style-name="T4">plain</text:span><text:span text:style-name="T5"> </text:span><text:span text:style-name="T4">and</text:span><text:span text:style-name="T5"> </text:span><text:span text:style-name="T4">utter</text:span><text:span text:style-name="T5"> </text:span><text:span text:style-name="T4">bonkers,</text:span><text:span text:style-name="T5"> </text:span><text:span text:style-name="T4">that</text:span><text:span text:style-name="T5">’</text:span><text:span text:style-name="T4">s</text:span><text:span text:style-name="T5"> </text:span><text:span text:style-name="T4">what</text:span><text:span text:style-name="T5"> </text:span><text:span text:style-name="T4">it</text:span><text:span text:style-name="T5"> </text:span><text:span text:style-name="T4">is.</text:span><text:span text:style-name="T5"> </text:span><text:span text:style-name="T4">Not</text:span><text:span text:style-name="T5"> </text:span><text:span text:style-name="T4">to</text:span><text:span text:style-name="T5"> </text:span><text:span text:style-name="T4">mention</text:span><text:span text:style-name="T5"> </text:span><text:span text:style-name="T4">time</text:span><text:span text:style-name="T5"> </text:span><text:span text:style-name="T4">is</text:span><text:span text:style-name="T5"> </text:span><text:span text:style-name="T4">already</text:span><text:span text:style-name="T5"> </text:span><text:span text:style-name="T4">swiftly</text:span><text:span text:style-name="T5"> </text:span><text:span text:style-name="T4">running</text:span><text:span text:style-name="T5"> </text:span><text:span text:style-name="T4">against</text:span><text:span text:style-name="T5"> </text:span><text:span text:style-name="T4">us.</text:span><text:span text:style-name="T5">”</text:span></text:p>
      <text:p text:style-name="P1"><text:soft-page-break/><text:span text:style-name="T5">“</text:span><text:span text:style-name="T4">Is</text:span><text:span text:style-name="T5"> </text:span><text:span text:style-name="T4">that</text:span><text:span text:style-name="T5"> </text:span><text:span text:style-name="T4">your</text:span><text:span text:style-name="T5"> </text:span><text:span text:style-name="T4">professional</text:span><text:span text:style-name="T5"> </text:span><text:span text:style-name="T4">opinion,</text:span><text:span text:style-name="T5"> </text:span><text:span text:style-name="T4">sirrah?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grin.</text:span></text:p>
      <text:p text:style-name="P1"><text:span text:style-name="T5">“</text:span><text:span text:style-name="T4">He</text:span><text:span text:style-name="T5"> </text:span><text:span text:style-name="T4">really</text:span><text:span text:style-name="T5"> </text:span><text:span text:style-name="T4">is</text:span><text:span text:style-name="T5"> </text:span><text:span text:style-name="T4">afraid,</text:span><text:span text:style-name="T5">” </text:span><text:span text:style-name="T4">Lernea</text:span><text:span text:style-name="T5"> </text:span><text:span text:style-name="T4">added</text:span><text:span text:style-name="T5"> </text:span><text:span text:style-name="T4">with</text:span><text:span text:style-name="T5"> </text:span><text:span text:style-name="T4">a</text:span><text:span text:style-name="T5"> </text:span><text:span text:style-name="T4">curious</text:span><text:span text:style-name="T5"> </text:span><text:span text:style-name="T4">smile,</text:span><text:span text:style-name="T5"> </text:span><text:span text:style-name="T4">as</text:span><text:span text:style-name="T5"> </text:span><text:span text:style-name="T4">if</text:span><text:span text:style-name="T5"> </text:span><text:span text:style-name="T4">discovering</text:span><text:span text:style-name="T5"> </text:span><text:span text:style-name="T4">something</text:span><text:span text:style-name="T5"> </text:span><text:span text:style-name="T4">new.</text:span></text:p>
      <text:p text:style-name="P1"><text:span text:style-name="T5">“</text:span><text:span text:style-name="T4">I</text:span><text:span text:style-name="T5"> </text:span><text:span text:style-name="T4">invoke</text:span><text:span text:style-name="T5"> </text:span><text:span text:style-name="T4">the</text:span><text:span text:style-name="T5"> </text:span><text:span text:style-name="T4">Nadragatea,</text:span><text:span text:style-name="T5"> </text:span><text:span text:style-name="T4">Winceham</text:span><text:span text:style-name="T5"> </text:span><text:span text:style-name="T4">Higginsbottom</text:span><text:span text:style-name="T5"> </text:span><text:span text:style-name="T4">Abbermouth</text:span><text:span text:style-name="T5"> </text:span><text:span text:style-name="T4">the</text:span><text:span text:style-name="T5"> </text:span><text:span text:style-name="T4">Third,</text:span><text:span text:style-name="T5"> </text:span><text:span text:style-name="T4">Never-been-caught-with-my-hand-in-the-cookie-jar,</text:span><text:span text:style-name="T5"> </text:span><text:span text:style-name="T4">witnessed</text:span><text:span text:style-name="T5"> </text:span><text:span text:style-name="T4">by</text:span><text:span text:style-name="T5"> </text:span><text:span text:style-name="T4">two</text:span><text:span text:style-name="T5"> </text:span><text:span text:style-name="T4">of</text:span><text:span text:style-name="T5"> </text:span><text:span text:style-name="T4">neither</text:span><text:span text:style-name="T5"> </text:span><text:span text:style-name="T4">party!</text:span><text:span text:style-name="T5">” </text:span><text:span text:style-name="T4">said</text:span><text:span text:style-name="T5"> </text:span><text:span text:style-name="T4">Ned</text:span><text:span text:style-name="T5"> </text:span><text:span text:style-name="T4">in</text:span><text:span text:style-name="T5"> </text:span><text:span text:style-name="T4">an</text:span><text:span text:style-name="T5"> </text:span><text:span text:style-name="T4">officious,</text:span><text:span text:style-name="T5"> </text:span><text:span text:style-name="T4">loud</text:span><text:span text:style-name="T5"> </text:span><text:span text:style-name="T4">voice.</text:span></text:p>
      <text:p text:style-name="P2">Winceham<text:span text:style-name="T1"> </text:span>closed<text:span text:style-name="T1"> </text:span>his<text:span text:style-name="T1"> </text:span>eyes<text:span text:style-name="T1"> </text:span>and<text:span text:style-name="T1"> </text:span>dropped<text:span text:style-name="T1"> </text:span>his<text:span text:style-name="T1"> </text:span>satchel<text:span text:style-name="T1"> </text:span>on<text:span text:style-name="T1"> </text:span>the<text:span text:style-name="T1"> </text:span>floor.<text:span text:style-name="T1"> </text:span>He<text:span text:style-name="T1"> </text:span>remained<text:span text:style-name="T1"> </text:span>motionless<text:span text:style-name="T1"> </text:span>for<text:span text:style-name="T1"> </text:span>a<text:span text:style-name="T1"> </text:span>moment,<text:span text:style-name="T1"> </text:span>before<text:span text:style-name="T1"> </text:span>he<text:span text:style-name="T1"> </text:span>went<text:span text:style-name="T1"> </text:span>down<text:span text:style-name="T1"> </text:span>on<text:span text:style-name="T1"> </text:span>his<text:span text:style-name="T1"> </text:span>knees<text:span text:style-name="T1"> </text:span>and<text:span text:style-name="T1"> </text:span>looked<text:span text:style-name="T1"> </text:span>at<text:span text:style-name="T1"> </text:span>Ned<text:span text:style-name="T1"> </text:span>with<text:span text:style-name="T1"> </text:span>a<text:span text:style-name="T1"> </text:span>sad<text:span text:style-name="T1"> </text:span>face.<text:span text:style-name="T1"> </text:span>His<text:span text:style-name="T1"> </text:span>voice<text:span text:style-name="T1"> </text:span>had<text:span text:style-name="T1"> </text:span>a<text:span text:style-name="T1"> </text:span>surrendered<text:span text:style-name="T1"> </text:span>quality.</text:p>
      <text:p text:style-name="P1"><text:span text:style-name="T5">“</text:span><text:span text:style-name="T4">Blasted.</text:span><text:span text:style-name="T5"> </text:span><text:span text:style-name="T4">You</text:span><text:span text:style-name="T5"> </text:span><text:span text:style-name="T4">knew</text:span><text:span text:style-name="T5"> </text:span><text:span text:style-name="T4">my</text:span><text:span text:style-name="T5"> </text:span><text:span text:style-name="T4">full</text:span><text:span text:style-name="T5"> </text:span><text:span text:style-name="T4">name,</text:span><text:span text:style-name="T5"> </text:span><text:span text:style-name="T4">eh?</text:span><text:span text:style-name="T5"> </text:span><text:span text:style-name="T4">I</text:span><text:span text:style-name="T5"> </text:span><text:span text:style-name="T4">was</text:span><text:span text:style-name="T5"> </text:span><text:span text:style-name="T4">hoping</text:span><text:span text:style-name="T5"> </text:span><text:span text:style-name="T4">Vern</text:span><text:span text:style-name="T5"> </text:span><text:span text:style-name="T4">had</text:span><text:span text:style-name="T5"> </text:span><text:span text:style-name="T4">never</text:span><text:span text:style-name="T5"> </text:span><text:span text:style-name="T4">really</text:span><text:span text:style-name="T5"> </text:span><text:span text:style-name="T4">guessed.</text:span><text:span text:style-name="T5">”</text:span></text:p>
      <text:p text:style-name="P1"><text:span text:style-name="T5">“</text:span><text:span text:style-name="T4">You</text:span><text:span text:style-name="T5"> </text:span><text:span text:style-name="T4">gave</text:span><text:span text:style-name="T5"> </text:span><text:span text:style-name="T4">away</text:span><text:span text:style-name="T5"> </text:span><text:span text:style-name="T4">little</text:span><text:span text:style-name="T5"> </text:span><text:span text:style-name="T4">business</text:span><text:span text:style-name="T5"> </text:span><text:span text:style-name="T4">cards</text:span><text:span text:style-name="T5"> </text:span><text:span text:style-name="T4">with</text:span><text:span text:style-name="T5"> </text:span><text:span text:style-name="T4">that</text:span><text:span text:style-name="T5"> </text:span><text:span text:style-name="T4">written</text:span><text:span text:style-name="T5"> </text:span><text:span text:style-name="T4">on</text:span><text:span text:style-name="T5"> </text:span><text:span text:style-name="T4">them,</text:span><text:span text:style-name="T5">” </text:span><text:span text:style-name="T4">said</text:span><text:span text:style-name="T5"> </text:span><text:span text:style-name="T4">Ned</text:span><text:span text:style-name="T5"> </text:span><text:span text:style-name="T4">with</text:span><text:span text:style-name="T5"> </text:span><text:span text:style-name="T4">a</text:span><text:span text:style-name="T5"> </text:span><text:span text:style-name="T4">puzzled</text:span><text:span text:style-name="T5"> </text:span><text:span text:style-name="T4">frown.</text:span></text:p>
      <text:p text:style-name="P1"><text:span text:style-name="T5">“</text:span><text:span text:style-name="T4">It</text:span><text:span text:style-name="T5"> </text:span><text:span text:style-name="T4">was</text:span><text:span text:style-name="T5"> </text:span><text:span text:style-name="T4">supposed</text:span><text:span text:style-name="T5"> </text:span><text:span text:style-name="T4">to</text:span><text:span text:style-name="T5"> </text:span><text:span text:style-name="T4">be</text:span><text:span text:style-name="T5"> </text:span><text:span text:style-name="T4">misdirection!</text:span><text:span text:style-name="T5"> </text:span><text:span text:style-name="T4">Hiding</text:span><text:span text:style-name="T5"> </text:span><text:span text:style-name="T4">in</text:span><text:span text:style-name="T5"> </text:span><text:span text:style-name="T4">plain</text:span><text:span text:style-name="T5"> </text:span><text:span text:style-name="T4">sight</text:span><text:span text:style-name="T5"> </text:span><text:span text:style-name="T4">and</text:span><text:span text:style-name="T5"> </text:span><text:span text:style-name="T4">all</text:span><text:span text:style-name="T5"> </text:span><text:span text:style-name="T4">that.</text:span><text:span text:style-name="T5">”</text:span></text:p>
      <text:p text:style-name="P1"><text:span text:style-name="T5">“</text:span><text:span text:style-name="T4">Well,</text:span><text:span text:style-name="T5"> </text:span><text:span text:style-name="T4">I</text:span><text:span text:style-name="T5"> </text:span><text:span text:style-name="T4">wish</text:span><text:span text:style-name="T5"> </text:span><text:span text:style-name="T4">I</text:span><text:span text:style-name="T5"> </text:span><text:span text:style-name="T4">didn</text:span><text:span text:style-name="T5">’</text:span><text:span text:style-name="T4">t</text:span><text:span text:style-name="T5"> </text:span><text:span text:style-name="T4">need</text:span><text:span text:style-name="T5"> </text:span><text:span text:style-name="T4">to,</text:span><text:span text:style-name="T5"> </text:span><text:span text:style-name="T4">but</text:span><text:span text:style-name="T5"> </text:span><text:span text:style-name="T4">now</text:span><text:span text:style-name="T5"> </text:span><text:span text:style-name="T4">you</text:span><text:span text:style-name="T5">’</text:span><text:span text:style-name="T4">re</text:span><text:span text:style-name="T5"> </text:span><text:span text:style-name="T4">bonded</text:span><text:span text:style-name="T5"> </text:span><text:span text:style-name="T4">by</text:span><text:span text:style-name="T5"> </text:span><text:span text:style-name="T4">oath,</text:span><text:span text:style-name="T5">” </text:span><text:span text:style-name="T4">Ned</text:span><text:span text:style-name="T5"> </text:span><text:span text:style-name="T4">told</text:span><text:span text:style-name="T5"> </text:span><text:span text:style-name="T4">Winceham</text:span><text:span text:style-name="T5"> </text:span><text:span text:style-name="T4">flatly.</text:span></text:p>
      <text:p text:style-name="P1"><text:span text:style-name="T5">“</text:span><text:span text:style-name="T4">Yes,</text:span><text:span text:style-name="T5"> </text:span><text:span text:style-name="T4">well,</text:span><text:span text:style-name="T5"> </text:span><text:span text:style-name="T4">if</text:span><text:span text:style-name="T5"> </text:span><text:span text:style-name="T4">there</text:span><text:span text:style-name="T5">’</text:span><text:span text:style-name="T4">s</text:span><text:span text:style-name="T5"> </text:span><text:span text:style-name="T4">one</text:span><text:span text:style-name="T5"> </text:span><text:span text:style-name="T4">thing</text:span><text:span text:style-name="T5"> </text:span><text:span text:style-name="T4">I</text:span><text:span text:style-name="T5">’</text:span><text:span text:style-name="T4">m</text:span><text:span text:style-name="T5"> </text:span><text:span text:style-name="T4">good</text:span><text:span text:style-name="T5"> </text:span><text:span text:style-name="T4">at</text:span><text:span text:style-name="T5"> </text:span><text:span text:style-name="T4">is</text:span><text:span text:style-name="T5"> </text:span><text:span text:style-name="T4">finding</text:span><text:span text:style-name="T5"> </text:span><text:span text:style-name="T4">the</text:span><text:span text:style-name="T5"> </text:span><text:span text:style-name="T4">silver</text:span><text:span text:style-name="T5"> </text:span><text:span text:style-name="T4">lining,</text:span><text:span text:style-name="T5"> </text:span><text:span text:style-name="T4">which</text:span><text:span text:style-name="T5"> </text:span><text:span text:style-name="T4">in</text:span><text:span text:style-name="T5"> </text:span><text:span text:style-name="T4">this</text:span><text:span text:style-name="T5"> </text:span><text:span text:style-name="T4">case</text:span><text:span text:style-name="T5"> </text:span><text:span text:style-name="T4">is</text:span><text:span text:style-name="T5"> </text:span><text:span text:style-name="T4">we</text:span><text:span text:style-name="T5">’</text:span><text:span text:style-name="T4">ll</text:span><text:span text:style-name="T5"> </text:span><text:span text:style-name="T4">all</text:span><text:span text:style-name="T5"> </text:span><text:span text:style-name="T4">be</text:span><text:span text:style-name="T5"> </text:span><text:span text:style-name="T4">dead</text:span><text:span text:style-name="T5"> </text:span><text:span text:style-name="T4">or</text:span><text:span text:style-name="T5"> </text:span><text:span text:style-name="T4">dead-ish</text:span><text:span text:style-name="T5"> </text:span><text:span text:style-name="T4">pretty</text:span><text:span text:style-name="T5"> </text:span><text:span text:style-name="T4">soon.</text:span><text:span text:style-name="T5">”</text:span></text:p>
      <text:p text:style-name="P1"><text:span text:style-name="T5">“</text:span><text:span text:style-name="T4">You</text:span><text:span text:style-name="T5"> </text:span><text:span text:style-name="T4">seem</text:span><text:span text:style-name="T5"> </text:span><text:span text:style-name="T4">so</text:span><text:span text:style-name="T5"> </text:span><text:span text:style-name="T4">certain,</text:span><text:span text:style-name="T5"> </text:span><text:span text:style-name="T4">so</text:span><text:span text:style-name="T5"> </text:span><text:span text:style-name="T4">profoundly</text:span><text:span text:style-name="T5"> </text:span><text:span text:style-name="T4">unequivocal.</text:span><text:span text:style-name="T5"> </text:span><text:span text:style-name="T4">Are</text:span><text:span text:style-name="T5"> </text:span><text:span text:style-name="T4">you</text:span><text:span text:style-name="T5"> </text:span><text:span text:style-name="T4">a</text:span><text:span text:style-name="T5"> </text:span><text:span text:style-name="T4">fortune</text:span><text:span text:style-name="T5"> </text:span><text:span text:style-name="T4">teller</text:span><text:span text:style-name="T5"> </text:span><text:span text:style-name="T4">as</text:span><text:span text:style-name="T5"> </text:span><text:span text:style-name="T4">well?</text:span><text:span text:style-name="T5"> </text:span><text:span text:style-name="T4">Do</text:span><text:span text:style-name="T5"> </text:span><text:span text:style-name="T4">you</text:span><text:span text:style-name="T5"> </text:span><text:span text:style-name="T4">tread</text:span><text:span text:style-name="T5"> </text:span><text:span text:style-name="T4">the</text:span><text:span text:style-name="T5"> </text:span><text:span text:style-name="T4">lines</text:span><text:span text:style-name="T5"> </text:span><text:span text:style-name="T4">of</text:span><text:span text:style-name="T5"> </text:span><text:span text:style-name="T4">fate</text:span><text:span text:style-name="T5"> </text:span><text:span text:style-name="T4">like</text:span><text:span text:style-name="T5"> </text:span><text:span text:style-name="T4">a</text:span><text:span text:style-name="T5"> </text:span><text:span text:style-name="T4">dancer</text:span><text:span text:style-name="T5"> </text:span><text:span text:style-name="T4">on</text:span><text:span text:style-name="T5"> </text:span><text:span text:style-name="T4">a</text:span><text:span text:style-name="T5"> </text:span><text:span text:style-name="T4">rope?</text:span><text:span text:style-name="T5"> </text:span><text:span text:style-name="T4">Can</text:span><text:span text:style-name="T5"> </text:span><text:span text:style-name="T4">you</text:span><text:span text:style-name="T5"> </text:span><text:span text:style-name="T4">foretell</text:span><text:span text:style-name="T5"> </text:span><text:span text:style-name="T4">what</text:span><text:span text:style-name="T5"> </text:span><text:span text:style-name="T4">lies</text:span><text:span text:style-name="T5"> </text:span><text:span text:style-name="T4">in</text:span><text:span text:style-name="T5"> </text:span><text:span text:style-name="T4">store</text:span><text:span text:style-name="T5"> </text:span><text:span text:style-name="T4">for</text:span><text:span text:style-name="T5"> </text:span><text:span text:style-name="T4">us?</text:span><text:span text:style-name="T5">” </text:span><text:span text:style-name="T4">asked</text:span><text:span text:style-name="T5"> </text:span><text:span text:style-name="T4">Lernea.</text:span></text:p>
      <text:p text:style-name="P1"><text:span text:style-name="T5">“</text:span><text:span text:style-name="T4">No,</text:span><text:span text:style-name="T5"> </text:span><text:span text:style-name="T4">but</text:span><text:span text:style-name="T5"> </text:span><text:span text:style-name="T4">I</text:span><text:span text:style-name="T5"> </text:span><text:span text:style-name="T4">know</text:span><text:span text:style-name="T5"> </text:span><text:span text:style-name="T4">Hobb.</text:span><text:span text:style-name="T5"> </text:span><text:span text:style-name="T4">He</text:span><text:span text:style-name="T5">’</text:span><text:span text:style-name="T4">s</text:span><text:span text:style-name="T5"> </text:span><text:span text:style-name="T4">a</text:span><text:span text:style-name="T5"> </text:span><text:span text:style-name="T4">monster</text:span><text:span text:style-name="T5"> </text:span><text:span text:style-name="T4">with</text:span><text:span text:style-name="T5"> </text:span><text:span text:style-name="T4">the</text:span><text:span text:style-name="T5"> </text:span><text:span text:style-name="T4">means</text:span><text:span text:style-name="T5"> </text:span><text:span text:style-name="T4">and</text:span><text:span text:style-name="T5"> </text:span><text:span text:style-name="T4">a</text:span><text:span text:style-name="T5"> </text:span><text:span text:style-name="T4">purpose.</text:span><text:span text:style-name="T5"> </text:span><text:span text:style-name="T4">He</text:span><text:span text:style-name="T5">’</text:span><text:span text:style-name="T4">ll</text:span><text:span text:style-name="T5"> </text:span><text:span text:style-name="T4">be</text:span><text:span text:style-name="T5"> </text:span><text:span text:style-name="T4">on</text:span><text:span text:style-name="T5"> </text:span><text:span text:style-name="T4">to</text:span><text:span text:style-name="T5"> </text:span><text:span text:style-name="T4">us</text:span><text:span text:style-name="T5"> </text:span><text:span text:style-name="T4">like</text:span><text:span text:style-name="T5"> </text:span><text:span text:style-name="T4">a</text:span><text:span text:style-name="T5"> </text:span><text:span text:style-name="T4">vice,</text:span><text:span text:style-name="T5"> </text:span><text:span text:style-name="T4">probably</text:span><text:span text:style-name="T5"> </text:span><text:span text:style-name="T4">literally</text:span><text:span text:style-name="T5"> </text:span><text:span text:style-name="T4">as</text:span><text:span text:style-name="T5"> </text:span><text:span text:style-name="T4">well,</text:span><text:span text:style-name="T5">” </text:span><text:span text:style-name="T4">replied</text:span><text:span text:style-name="T5"> </text:span><text:span text:style-name="T4">the</text:span><text:span text:style-name="T5"> </text:span><text:span text:style-name="T4">halfuin.</text:span></text:p>
      <text:p text:style-name="P1"><text:span text:style-name="T5">“</text:span><text:span text:style-name="T4">You</text:span><text:span text:style-name="T5">’</text:span><text:span text:style-name="T4">re</text:span><text:span text:style-name="T5"> </text:span><text:span text:style-name="T4">acting</text:span><text:span text:style-name="T5"> </text:span><text:span text:style-name="T4">like</text:span><text:span text:style-name="T5"> </text:span><text:span text:style-name="T4">the</text:span><text:span text:style-name="T5"> </text:span><text:span text:style-name="T4">man</text:span><text:span text:style-name="T5"> </text:span><text:span text:style-name="T4">has</text:span><text:span text:style-name="T5"> </text:span><text:span text:style-name="T4">a</text:span><text:span text:style-name="T5"> </text:span><text:span text:style-name="T4">personal</text:span><text:span text:style-name="T5"> </text:span><text:span text:style-name="T4">army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in</text:span><text:span text:style-name="T5"> </text:span><text:span text:style-name="T4">disbelief.</text:span></text:p>
      <text:p text:style-name="P1"><text:span text:style-name="T5">“</text:span><text:span text:style-name="T4">He</text:span><text:span text:style-name="T5"> </text:span><text:span text:style-name="T4">does,</text:span><text:span text:style-name="T5">” </text:span><text:span text:style-name="T4">replied</text:span><text:span text:style-name="T5"> </text:span><text:span text:style-name="T4">Winceham</text:span><text:span text:style-name="T5"> </text:span><text:span text:style-name="T4">curtly.</text:span></text:p>
      <text:p text:style-name="P1"><text:span text:style-name="T5">“</text:span><text:span text:style-name="T4">That</text:span><text:span text:style-name="T5"> </text:span><text:span text:style-name="T4">only</text:span><text:span text:style-name="T5"> </text:span><text:span text:style-name="T4">changes</text:span><text:span text:style-name="T5"> </text:span><text:span text:style-name="T4">our</text:span><text:span text:style-name="T5"> </text:span><text:span text:style-name="T4">way</text:span><text:span text:style-name="T5"> </text:span><text:span text:style-name="T4">of</text:span><text:span text:style-name="T5"> </text:span><text:span text:style-name="T4">approach.</text:span><text:span text:style-name="T5"> </text:span><text:span text:style-name="T4">We</text:span><text:span text:style-name="T5"> </text:span><text:span text:style-name="T4">cannot</text:span><text:span text:style-name="T5"> </text:span><text:span text:style-name="T4">confront</text:span><text:span text:style-name="T5"> </text:span><text:span text:style-name="T4">him</text:span><text:span text:style-name="T5"> </text:span><text:span text:style-name="T4">openly.</text:span><text:span text:style-name="T5"> </text:span><text:span text:style-name="T4">We</text:span><text:span text:style-name="T5">’</text:span><text:span text:style-name="T4">ll</text:span><text:span text:style-name="T5"> </text:span><text:span text:style-name="T4">have</text:span><text:span text:style-name="T5"> </text:span><text:span text:style-name="T4">to</text:span><text:span text:style-name="T5"> </text:span><text:span text:style-name="T4">employ</text:span><text:span text:style-name="T5"> </text:span><text:span text:style-name="T4">cunning,</text:span><text:span text:style-name="T5">” </text:span><text:span text:style-name="T4">added</text:span><text:span text:style-name="T5"> </text:span><text:span text:style-name="T4">Parcifal</text:span><text:span text:style-name="T5"> </text:span><text:span text:style-name="T4">eagerly.</text:span></text:p>
      <text:p text:style-name="P1"><text:span text:style-name="T5">“</text:span><text:span text:style-name="T4">And</text:span><text:span text:style-name="T5"> </text:span><text:span text:style-name="T4">stealth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followed</text:span><text:span text:style-name="T5"> </text:span><text:span text:style-name="T4">by</text:span><text:span text:style-name="T5"> </text:span><text:span text:style-name="T4">a</text:span><text:span text:style-name="T5"> </text:span><text:span text:style-name="T4">nod</text:span><text:span text:style-name="T5"> </text:span><text:span text:style-name="T4">of</text:span><text:span text:style-name="T5"> </text:span><text:span text:style-name="T4">her</text:span><text:span text:style-name="T5"> </text:span><text:span text:style-name="T4">head</text:span><text:span text:style-name="T5"> </text:span><text:span text:style-name="T4">and</text:span><text:span text:style-name="T5"> </text:span><text:span text:style-name="T4">a</text:span><text:span text:style-name="T5"> </text:span><text:span text:style-name="T4">twirl</text:span><text:span text:style-name="T5"> </text:span><text:span text:style-name="T4">in</text:span><text:span text:style-name="T5"> </text:span><text:span text:style-name="T4">her</text:span><text:span text:style-name="T5"> </text:span><text:span text:style-name="T4">lip.</text:span></text:p>
      <text:p text:style-name="P1"><text:span text:style-name="T5">“</text:span><text:span text:style-name="T4">Listen.</text:span><text:span text:style-name="T5"> </text:span><text:span text:style-name="T4">You</text:span><text:span text:style-name="T5">’</text:span><text:span text:style-name="T4">re</text:span><text:span text:style-name="T5"> </text:span><text:span text:style-name="T4">not</text:span><text:span text:style-name="T5"> </text:span><text:span text:style-name="T4">listening.</text:span><text:span text:style-name="T5"> </text:span><text:span text:style-name="T4">You</text:span><text:span text:style-name="T5">’</text:span><text:span text:style-name="T4">re</text:span><text:span text:style-name="T5"> </text:span><text:span text:style-name="T4">hearing</text:span><text:span text:style-name="T5"> </text:span><text:span text:style-name="T4">words</text:span><text:span text:style-name="T5"> </text:span><text:span text:style-name="T4">but</text:span><text:span text:style-name="T5"> </text:span><text:span text:style-name="T4">your</text:span><text:span text:style-name="T5"> </text:span><text:span text:style-name="T4">mind</text:span><text:span text:style-name="T5"> </text:span><text:span text:style-name="T4">seems</text:span><text:span text:style-name="T5"> </text:span><text:span text:style-name="T4">to</text:span><text:span text:style-name="T5"> </text:span><text:span text:style-name="T4">discard</text:span><text:span text:style-name="T5"> </text:span><text:span text:style-name="T4">them</text:span><text:span text:style-name="T5"> </text:span><text:span text:style-name="T4">as</text:span><text:span text:style-name="T5"> </text:span><text:span text:style-name="T4">mere</text:span><text:span text:style-name="T5"> </text:span><text:span text:style-name="T4">sounds.</text:span><text:span text:style-name="T5"> </text:span><text:span text:style-name="T4">Julius</text:span><text:span text:style-name="T5"> </text:span><text:span text:style-name="T4">Hobb</text:span><text:span text:style-name="T5"> </text:span><text:span text:style-name="T4">has</text:span><text:span text:style-name="T5"> </text:span><text:span text:style-name="T4">been</text:span><text:span text:style-name="T5"> </text:span><text:span text:style-name="T4">granted</text:span><text:span text:style-name="T5"> </text:span><text:span text:style-name="T4">complete</text:span><text:span text:style-name="T5"> </text:span><text:span text:style-name="T4">authority</text:span><text:span text:style-name="T5"> </text:span><text:span text:style-name="T4">of</text:span><text:span text:style-name="T5"> </text:span><text:span text:style-name="T4">the</text:span><text:span text:style-name="T5"> </text:span><text:span text:style-name="T4">peninsula.</text:span><text:span text:style-name="T5"> </text:span><text:span text:style-name="T4">He</text:span><text:span text:style-name="T5"> </text:span><text:span text:style-name="T4">is</text:span><text:span text:style-name="T5"> </text:span><text:span text:style-name="T4">the</text:span><text:span text:style-name="T5"> </text:span><text:span text:style-name="T4">ruler</text:span><text:span text:style-name="T5"> </text:span><text:span text:style-name="T4">of</text:span><text:span text:style-name="T5"> </text:span><text:span text:style-name="T4">these</text:span><text:span text:style-name="T5"> </text:span><text:span text:style-name="T4">lands,</text:span><text:span text:style-name="T5"> </text:span><text:span text:style-name="T4">in</text:span><text:span text:style-name="T5"> </text:span><text:span text:style-name="T4">practice,</text:span><text:span text:style-name="T5"> </text:span><text:span text:style-name="T4">effect,</text:span><text:span text:style-name="T5"> </text:span><text:span text:style-name="T4">and</text:span><text:span text:style-name="T5"> </text:span><text:span text:style-name="T4">under</text:span><text:span text:style-name="T5"> </text:span><text:span text:style-name="T4">Imperial</text:span><text:span text:style-name="T5"> </text:span><text:span text:style-name="T4">law.</text:span><text:span text:style-name="T5">”</text:span></text:p>
      <text:p text:style-name="P1"><text:span text:style-name="T5">“</text:span><text:span text:style-name="T4">Nomos</text:span><text:span text:style-name="T5"> </text:span><text:span text:style-name="T4">is</text:span><text:span text:style-name="T5"> </text:span><text:span text:style-name="T4">not</text:span><text:span text:style-name="T5"> </text:span><text:span text:style-name="T4">subject</text:span><text:span text:style-name="T5"> </text:span><text:span text:style-name="T4">to</text:span><text:span text:style-name="T5"> </text:span><text:span text:style-name="T4">an</text:span><text:span text:style-name="T5"> </text:span><text:span text:style-name="T4">imperial</text:span><text:span text:style-name="T5"> </text:span><text:span text:style-name="T4">tithe.</text:span><text:span text:style-name="T5"> </text:span><text:span text:style-name="T4">We</text:span><text:span text:style-name="T5"> </text:span><text:span text:style-name="T4">do</text:span><text:span text:style-name="T5"> </text:span><text:span text:style-name="T4">not</text:span><text:span text:style-name="T5"> </text:span><text:span text:style-name="T4">hold</text:span><text:span text:style-name="T5"> </text:span><text:span text:style-name="T4">such</text:span><text:span text:style-name="T5"> </text:span><text:span text:style-name="T4">law</text:span><text:span text:style-name="T5"> </text:span><text:span text:style-name="T4">as</text:span><text:span text:style-name="T5"> </text:span><text:span text:style-name="T4">binding,</text:span><text:span text:style-name="T5">” </text:span><text:span text:style-name="T4">interjected</text:span><text:span text:style-name="T5"> </text:span><text:span text:style-name="T4">Lernea.</text:span></text:p>
      <text:p text:style-name="P1"><text:span text:style-name="T5">“</text:span><text:span text:style-name="T4">Will</text:span><text:span text:style-name="T5"> </text:span><text:span text:style-name="T4">you</text:span><text:span text:style-name="T5"> </text:span><text:span text:style-name="T4">please</text:span><text:span text:style-name="T5"> </text:span><text:span text:style-name="T4">let</text:span><text:span text:style-name="T5"> </text:span><text:span text:style-name="T4">me</text:span><text:span text:style-name="T5"> </text:span><text:span text:style-name="T4">finish?</text:span><text:span text:style-name="T5"> </text:span><text:span text:style-name="T4">I</text:span><text:span text:style-name="T5">’</text:span><text:span text:style-name="T4">m</text:span><text:span text:style-name="T5"> </text:span><text:span text:style-name="T4">trying</text:span><text:span text:style-name="T5"> </text:span><text:span text:style-name="T4">to</text:span><text:span text:style-name="T5"> </text:span><text:span text:style-name="T4">make</text:span><text:span text:style-name="T5"> </text:span><text:span text:style-name="T4">a</text:span><text:span text:style-name="T5"> </text:span><text:span text:style-name="T4">point,</text:span><text:span text:style-name="T5">” </text:span><text:span text:style-name="T4">said</text:span><text:span text:style-name="T5"> </text:span><text:span text:style-name="T4">Winceham,</text:span><text:span text:style-name="T5"> </text:span><text:span text:style-name="T4">holding</text:span><text:span text:style-name="T5"> </text:span><text:span text:style-name="T4">back</text:span><text:span text:style-name="T5"> </text:span><text:span text:style-name="T4">a</text:span><text:span text:style-name="T5"> </text:span><text:span text:style-name="T4">verbal</text:span><text:span text:style-name="T5"> </text:span><text:span text:style-name="T4">eruption</text:span><text:span text:style-name="T5"> </text:span><text:span text:style-name="T4">with</text:span><text:span text:style-name="T5"> </text:span><text:span text:style-name="T4">some</text:span><text:span text:style-name="T5"> </text:span><text:span text:style-name="T4">difficulty.</text:span><text:span text:style-name="T5"> </text:span><text:span text:style-name="T4">He</text:span><text:span text:style-name="T5"> </text:span><text:span text:style-name="T4">went</text:span><text:span text:style-name="T5"> </text:span><text:span text:style-name="T4">on</text:span><text:span text:style-name="T5"> </text:span><text:span text:style-name="T4">promptly</text:span><text:span text:style-name="T5"> </text:span><text:span text:style-name="T4">as</text:span><text:span text:style-name="T5"> </text:span><text:span text:style-name="T4">soon</text:span><text:span text:style-name="T5"> </text:span><text:span text:style-name="T4">as</text:span><text:span text:style-name="T5"> </text:span><text:span text:style-name="T4">Lernea</text:span><text:span text:style-name="T5"> </text:span><text:span text:style-name="T4">nodded</text:span><text:span text:style-name="T5"> </text:span><text:span text:style-name="T4">matter-of-factly:</text:span></text:p>
      <text:p text:style-name="P1"><text:soft-page-break/><text:span text:style-name="T5">“</text:span><text:span text:style-name="T4">He</text:span><text:span text:style-name="T5"> </text:span><text:span text:style-name="T4">does</text:span><text:span text:style-name="T5"> </text:span><text:span text:style-name="T4">as</text:span><text:span text:style-name="T5"> </text:span><text:span text:style-name="T4">he</text:span><text:span text:style-name="T5"> </text:span><text:span text:style-name="T4">pleases</text:span><text:span text:style-name="T5"> </text:span><text:span text:style-name="T4">and</text:span><text:span text:style-name="T5"> </text:span><text:span text:style-name="T4">that</text:span><text:span text:style-name="T5"> </text:span><text:span text:style-name="T4">is</text:span><text:span text:style-name="T5"> </text:span><text:span text:style-name="T4">due</text:span><text:span text:style-name="T5"> </text:span><text:span text:style-name="T4">to</text:span><text:span text:style-name="T5"> </text:span><text:span text:style-name="T4">two</text:span><text:span text:style-name="T5"> </text:span><text:span text:style-name="T4">things;</text:span><text:span text:style-name="T5"> </text:span><text:span text:style-name="T4">money</text:span><text:span text:style-name="T5"> </text:span><text:span text:style-name="T4">and</text:span><text:span text:style-name="T5"> </text:span><text:span text:style-name="T4">power.</text:span><text:span text:style-name="T5"> </text:span><text:span text:style-name="T4">Money</text:span><text:span text:style-name="T5"> </text:span><text:span text:style-name="T4">keeps</text:span><text:span text:style-name="T5"> </text:span><text:span text:style-name="T4">his</text:span><text:span text:style-name="T5"> </text:span><text:span text:style-name="T4">henchmen,</text:span><text:span text:style-name="T5"> </text:span><text:span text:style-name="T4">guards</text:span><text:span text:style-name="T5"> </text:span><text:span text:style-name="T4">and</text:span><text:span text:style-name="T5"> </text:span><text:span text:style-name="T4">foot</text:span><text:span text:style-name="T5"> </text:span><text:span text:style-name="T4">soldiers</text:span><text:span text:style-name="T5"> </text:span><text:span text:style-name="T4">happy</text:span><text:span text:style-name="T5"> </text:span><text:span text:style-name="T4">to</text:span><text:span text:style-name="T5"> </text:span><text:span text:style-name="T4">work</text:span><text:span text:style-name="T5"> </text:span><text:span text:style-name="T4">and</text:span><text:span text:style-name="T5"> </text:span><text:span text:style-name="T4">even</text:span><text:span text:style-name="T5"> </text:span><text:span text:style-name="T4">die</text:span><text:span text:style-name="T5"> </text:span><text:span text:style-name="T4">occasionally</text:span><text:span text:style-name="T5"> </text:span><text:span text:style-name="T4">for</text:span><text:span text:style-name="T5"> </text:span><text:span text:style-name="T4">him,</text:span><text:span text:style-name="T5"> </text:span><text:span text:style-name="T4">as</text:span><text:span text:style-name="T5"> </text:span><text:span text:style-name="T4">do</text:span><text:span text:style-name="T5"> </text:span><text:span text:style-name="T4">the</text:span><text:span text:style-name="T5"> </text:span><text:span text:style-name="T4">crews</text:span><text:span text:style-name="T5"> </text:span><text:span text:style-name="T4">on</text:span><text:span text:style-name="T5"> </text:span><text:span text:style-name="T4">his</text:span><text:span text:style-name="T5"> </text:span><text:span text:style-name="T4">ships</text:span><text:span text:style-name="T5"> </text:span><text:span text:style-name="T4">roaming</text:span><text:span text:style-name="T5"> </text:span><text:span text:style-name="T4">the</text:span><text:span text:style-name="T5"> </text:span><text:span text:style-name="T4">seas</text:span><text:span text:style-name="T5"> </text:span><text:span text:style-name="T4">for</text:span><text:span text:style-name="T5"> </text:span><text:span text:style-name="T4">loot</text:span><text:span text:style-name="T5"> </text:span><text:span text:style-name="T4">and</text:span><text:span text:style-name="T5"> </text:span><text:span text:style-name="T4">plunder.</text:span><text:span text:style-name="T5"> </text:span><text:span text:style-name="T4">That</text:span><text:span text:style-name="T5"> </text:span><text:span text:style-name="T4">same</text:span><text:span text:style-name="T5"> </text:span><text:span text:style-name="T4">money,</text:span><text:span text:style-name="T5"> </text:span><text:span text:style-name="T4">the</text:span><text:span text:style-name="T5"> </text:span><text:span text:style-name="T4">money</text:span><text:span text:style-name="T5"> </text:span><text:span text:style-name="T4">he</text:span><text:span text:style-name="T5"> </text:span><text:span text:style-name="T4">keeps</text:span><text:span text:style-name="T5"> </text:span><text:span text:style-name="T4">making</text:span><text:span text:style-name="T5"> </text:span><text:span text:style-name="T4">by</text:span><text:span text:style-name="T5"> </text:span><text:span text:style-name="T4">bleeding</text:span><text:span text:style-name="T5"> </text:span><text:span text:style-name="T4">everyone</text:span><text:span text:style-name="T5"> </text:span><text:span text:style-name="T4">just</text:span><text:span text:style-name="T5"> </text:span><text:span text:style-name="T4">short</text:span><text:span text:style-name="T5"> </text:span><text:span text:style-name="T4">of</text:span><text:span text:style-name="T5"> </text:span><text:span text:style-name="T4">dry,</text:span><text:span text:style-name="T5"> </text:span><text:span text:style-name="T4">just</text:span><text:span text:style-name="T5"> </text:span><text:span text:style-name="T4">like</text:span><text:span text:style-name="T5"> </text:span><text:span text:style-name="T4">he</text:span><text:span text:style-name="T5"> </text:span><text:span text:style-name="T4">did</text:span><text:span text:style-name="T5"> </text:span><text:span text:style-name="T4">to</text:span><text:span text:style-name="T5"> </text:span><text:span text:style-name="T4">Vern</text:span><text:span text:style-name="T5"> </text:span><text:span text:style-name="T4">and</text:span><text:span text:style-name="T5"> </text:span><text:span text:style-name="T4">the</text:span><text:span text:style-name="T5"> </text:span><text:span text:style-name="T4">Sniggering</text:span><text:span text:style-name="T5"> </text:span><text:span text:style-name="T4">Pig.</text:span><text:span text:style-name="T5"> </text:span><text:span text:style-name="T4">That</text:span><text:span text:style-name="T5"> </text:span><text:span text:style-name="T4">money</text:span><text:span text:style-name="T5"> </text:span><text:span text:style-name="T4">bought</text:span><text:span text:style-name="T5"> </text:span><text:span text:style-name="T4">him</text:span><text:span text:style-name="T5"> </text:span><text:span text:style-name="T4">an</text:span><text:span text:style-name="T5"> </text:span><text:span text:style-name="T4">Imperial</text:span><text:span text:style-name="T5"> </text:span><text:span text:style-name="T4">Consulate</text:span><text:span text:style-name="T5"> </text:span><text:span text:style-name="T4">and</text:span><text:span text:style-name="T5"> </text:span><text:span text:style-name="T4">soon</text:span><text:span text:style-name="T5"> </text:span><text:span text:style-name="T4">if</text:span><text:span text:style-name="T5"> </text:span><text:span text:style-name="T4">word</text:span><text:span text:style-name="T5"> </text:span><text:span text:style-name="T4">has</text:span><text:span text:style-name="T5"> </text:span><text:span text:style-name="T4">it</text:span><text:span text:style-name="T5"> </text:span><text:span text:style-name="T4">right,</text:span><text:span text:style-name="T5"> </text:span><text:span text:style-name="T4">a</text:span><text:span text:style-name="T5"> </text:span><text:span text:style-name="T4">place</text:span><text:span text:style-name="T5"> </text:span><text:span text:style-name="T4">as</text:span><text:span text:style-name="T5"> </text:span><text:span text:style-name="T4">Princeps</text:span><text:span text:style-name="T5"> </text:span><text:span text:style-name="T4">of</text:span><text:span text:style-name="T5"> </text:span><text:span text:style-name="T4">the</text:span><text:span text:style-name="T5"> </text:span><text:span text:style-name="T4">Court.</text:span><text:span text:style-name="T5"> </text:span><text:span text:style-name="T4">Meaning</text:span><text:span text:style-name="T5"> </text:span><text:span text:style-name="T4">that</text:span><text:span text:style-name="T5"> </text:span><text:span text:style-name="T4">he</text:span><text:span text:style-name="T5"> </text:span><text:span text:style-name="T4">goes</text:span><text:span text:style-name="T5"> </text:span><text:span text:style-name="T4">untouched</text:span><text:span text:style-name="T5"> </text:span><text:span text:style-name="T4">by</text:span><text:span text:style-name="T5"> </text:span><text:span text:style-name="T4">any</text:span><text:span text:style-name="T5"> </text:span><text:span text:style-name="T4">sort</text:span><text:span text:style-name="T5"> </text:span><text:span text:style-name="T4">of</text:span><text:span text:style-name="T5"> </text:span><text:span text:style-name="T4">Imperial</text:span><text:span text:style-name="T5"> </text:span><text:span text:style-name="T4">force</text:span><text:span text:style-name="T5"> </text:span><text:span text:style-name="T4">of</text:span><text:span text:style-name="T5"> </text:span><text:span text:style-name="T4">justice.</text:span><text:span text:style-name="T5"> </text:span><text:span text:style-name="T4">If</text:span><text:span text:style-name="T5"> </text:span><text:span text:style-name="T4">there</text:span><text:span text:style-name="T5">’</text:span><text:span text:style-name="T4">s</text:span><text:span text:style-name="T5"> </text:span><text:span text:style-name="T4">still</text:span><text:span text:style-name="T5"> </text:span><text:span text:style-name="T4">such</text:span><text:span text:style-name="T5"> </text:span><text:span text:style-name="T4">a</text:span><text:span text:style-name="T5"> </text:span><text:span text:style-name="T4">thing.</text:span><text:span text:style-name="T5">”</text:span></text:p>
      <text:p text:style-name="P1"><text:span text:style-name="T5">“</text:span><text:span text:style-name="T4">Meaning</text:span><text:span text:style-name="T5"> </text:span><text:span text:style-name="T4">that</text:span><text:span text:style-name="T5"> </text:span><text:span text:style-name="T4">this</text:span><text:span text:style-name="T5"> </text:span><text:span text:style-name="T4">Hobb</text:span><text:span text:style-name="T5"> </text:span><text:span text:style-name="T4">you</text:span><text:span text:style-name="T5"> </text:span><text:span text:style-name="T4">speak</text:span><text:span text:style-name="T5"> </text:span><text:span text:style-name="T4">of,</text:span><text:span text:style-name="T5"> </text:span><text:span text:style-name="T4">has</text:span><text:span text:style-name="T5"> </text:span><text:span text:style-name="T4">the</text:span><text:span text:style-name="T5"> </text:span><text:span text:style-name="T4">wealth</text:span><text:span text:style-name="T5"> </text:span><text:span text:style-name="T4">and</text:span><text:span text:style-name="T5"> </text:span><text:span text:style-name="T4">power</text:span><text:span text:style-name="T5"> </text:span><text:span text:style-name="T4">that</text:span><text:span text:style-name="T5"> </text:span><text:span text:style-name="T4">begets</text:span><text:span text:style-name="T5"> </text:span><text:span text:style-name="T4">it</text:span><text:span text:style-name="T5"> </text:span><text:span text:style-name="T4">to</text:span><text:span text:style-name="T5"> </text:span><text:span text:style-name="T4">aspire</text:span><text:span text:style-name="T5"> </text:span><text:span text:style-name="T4">to</text:span><text:span text:style-name="T5"> </text:span><text:span text:style-name="T4">an</text:span><text:span text:style-name="T5"> </text:span><text:span text:style-name="T4">even</text:span><text:span text:style-name="T5"> </text:span><text:span text:style-name="T4">higher</text:span><text:span text:style-name="T5"> </text:span><text:span text:style-name="T4">place</text:span><text:span text:style-name="T5"> </text:span><text:span text:style-name="T4">of</text:span><text:span text:style-name="T5"> </text:span><text:span text:style-name="T4">authority.</text:span><text:span text:style-name="T5"> </text:span><text:span text:style-name="T4">Yet</text:span><text:span text:style-name="T5"> </text:span><text:span text:style-name="T4">he</text:span><text:span text:style-name="T5"> </text:span><text:span text:style-name="T4">seems</text:span><text:span text:style-name="T5"> </text:span><text:span text:style-name="T4">to</text:span><text:span text:style-name="T5"> </text:span><text:span text:style-name="T4">act</text:span><text:span text:style-name="T5"> </text:span><text:span text:style-name="T4">as</text:span><text:span text:style-name="T5"> </text:span><text:span text:style-name="T4">a</text:span><text:span text:style-name="T5"> </text:span><text:span text:style-name="T4">common</text:span><text:span text:style-name="T5"> </text:span><text:span text:style-name="T4">thug,</text:span><text:span text:style-name="T5"> </text:span><text:span text:style-name="T4">an</text:span><text:span text:style-name="T5"> </text:span><text:span text:style-name="T4">extortionist.</text:span><text:span text:style-name="T5"> </text:span><text:span text:style-name="T4">A</text:span><text:span text:style-name="T5"> </text:span><text:span text:style-name="T4">deceiver,</text:span><text:span text:style-name="T5"> </text:span><text:span text:style-name="T4">a</text:span><text:span text:style-name="T5"> </text:span><text:span text:style-name="T4">man</text:span><text:span text:style-name="T5"> </text:span><text:span text:style-name="T4">with</text:span><text:span text:style-name="T5"> </text:span><text:span text:style-name="T4">no</text:span><text:span text:style-name="T5"> </text:span><text:span text:style-name="T4">scruples.</text:span><text:span text:style-name="T5"> </text:span><text:span text:style-name="T4">Dangerous,</text:span><text:span text:style-name="T5"> </text:span><text:span text:style-name="T4">powerful</text:span><text:span text:style-name="T5"> </text:span><text:span text:style-name="T4">and</text:span><text:span text:style-name="T5"> </text:span><text:span text:style-name="T4">ambitious,</text:span><text:span text:style-name="T5">” </text:span><text:span text:style-name="T4">said</text:span><text:span text:style-name="T5"> </text:span><text:span text:style-name="T4">Lernea.</text:span></text:p>
      <text:p text:style-name="P1"><text:span text:style-name="T5">“</text:span><text:span text:style-name="T4">Remind</text:span><text:span text:style-name="T5"> </text:span><text:span text:style-name="T4">you</text:span><text:span text:style-name="T5"> </text:span><text:span text:style-name="T4">of</text:span><text:span text:style-name="T5"> </text:span><text:span text:style-name="T4">anyone</text:span><text:span text:style-name="T5"> </text:span><text:span text:style-name="T4">now,</text:span><text:span text:style-name="T5"> </text:span><text:span text:style-name="T4">sister?</text:span><text:span text:style-name="T5">” </text:span><text:span text:style-name="T4">ask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barb</text:span><text:span text:style-name="T5"> </text:span><text:span text:style-name="T4">in</text:span><text:span text:style-name="T5"> </text:span><text:span text:style-name="T4">her</text:span><text:span text:style-name="T5"> </text:span><text:span text:style-name="T4">voice.</text:span></text:p>
      <text:p text:style-name="P1"><text:span text:style-name="T5">“</text:span><text:span text:style-name="T4">Now</text:span><text:span text:style-name="T5">’</text:span><text:span text:style-name="T4">s</text:span><text:span text:style-name="T5"> </text:span><text:span text:style-name="T4">not</text:span><text:span text:style-name="T5"> </text:span><text:span text:style-name="T4">the</text:span><text:span text:style-name="T5"> </text:span><text:span text:style-name="T4">time</text:span><text:span text:style-name="T5"> </text:span><text:span text:style-name="T4">to</text:span><text:span text:style-name="T5"> </text:span><text:span text:style-name="T4">bicker</text:span><text:span text:style-name="T5"> </text:span><text:span text:style-name="T4">about</text:span><text:span text:style-name="T5"> </text:span><text:span text:style-name="T4">the</text:span><text:span text:style-name="T5"> </text:span><text:span text:style-name="T4">Jangdrivals,</text:span><text:span text:style-name="T5"> </text:span><text:span text:style-name="T4">Parcifal.</text:span><text:span text:style-name="T5"> </text:span><text:span text:style-name="T4">Please.</text:span><text:span text:style-name="T5">”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only</text:span><text:span text:style-name="T5"> </text:span><text:span text:style-name="T4">saying</text:span><text:span text:style-name="T5"> </text:span><text:span text:style-name="T4">that</text:span><text:span text:style-name="T5"> </text:span><text:span text:style-name="T4">this</text:span><text:span text:style-name="T5"> </text:span><text:span text:style-name="T4">analysis</text:span><text:span text:style-name="T5"> </text:span><text:span text:style-name="T4">of</text:span><text:span text:style-name="T5"> </text:span><text:span text:style-name="T4">yours</text:span><text:span text:style-name="T5"> </text:span><text:span text:style-name="T4">would</text:span><text:span text:style-name="T5"> </text:span><text:span text:style-name="T4">have</text:span><text:span text:style-name="T5"> </text:span><text:span text:style-name="T4">served</text:span><text:span text:style-name="T5"> </text:span><text:span text:style-name="T4">better</text:span><text:span text:style-name="T5"> </text:span><text:span text:style-name="T4">in</text:span><text:span text:style-name="T5"> </text:span><text:span text:style-name="T4">the</text:span><text:span text:style-name="T5"> </text:span><text:span text:style-name="T4">past.</text:span><text:span text:style-name="T5">”</text:span></text:p>
      <text:p text:style-name="P1"><text:span text:style-name="T5">“</text:span><text:span text:style-name="T4">You</text:span><text:span text:style-name="T5">’</text:span><text:span text:style-name="T4">ve</text:span><text:span text:style-name="T5"> </text:span><text:span text:style-name="T4">run</text:span><text:span text:style-name="T5"> </text:span><text:span text:style-name="T4">into</text:span><text:span text:style-name="T5"> </text:span><text:span text:style-name="T4">him</text:span><text:span text:style-name="T5"> </text:span><text:span text:style-name="T4">before,</text:span><text:span text:style-name="T5"> </text:span><text:span text:style-name="T4">then?</text:span><text:span text:style-name="T5">” </text:span><text:span text:style-name="T4">asked</text:span><text:span text:style-name="T5"> </text:span><text:span text:style-name="T4">Ned</text:span><text:span text:style-name="T5"> </text:span><text:span text:style-name="T4">expectantly.</text:span></text:p>
      <text:p text:style-name="P1"><text:span text:style-name="T5">“</text:span><text:span text:style-name="T4">No.</text:span><text:span text:style-name="T5"> </text:span><text:span text:style-name="T4">Just</text:span><text:span text:style-name="T5"> </text:span><text:span text:style-name="T4">someone</text:span><text:span text:style-name="T5"> </text:span><text:span text:style-name="T4">who</text:span><text:span text:style-name="T5"> </text:span><text:span text:style-name="T4">they</text:span><text:span text:style-name="T5"> </text:span><text:span text:style-name="T4">share</text:span><text:span text:style-name="T5"> </text:span><text:span text:style-name="T4">a</text:span><text:span text:style-name="T5"> </text:span><text:span text:style-name="T4">lot</text:span><text:span text:style-name="T5"> </text:span><text:span text:style-name="T4">of</text:span><text:span text:style-name="T5"> </text:span><text:span text:style-name="T4">common</text:span><text:span text:style-name="T5"> </text:span><text:span text:style-name="T4">traits</text:span><text:span text:style-name="T5"> </text:span><text:span text:style-name="T4">with,</text:span><text:span text:style-name="T5">” </text:span><text:span text:style-name="T4">said</text:span><text:span text:style-name="T5"> </text:span><text:span text:style-name="T4">Parcifal.</text:span></text:p>
      <text:p text:style-name="P1"><text:span text:style-name="T5">“</text:span><text:span text:style-name="T4">Care</text:span><text:span text:style-name="T5"> </text:span><text:span text:style-name="T4">to</text:span><text:span text:style-name="T5"> </text:span><text:span text:style-name="T4">share</text:span><text:span text:style-name="T5"> </text:span><text:span text:style-name="T4">what</text:span><text:span text:style-name="T5"> </text:span><text:span text:style-name="T4">happened</text:span><text:span text:style-name="T5"> </text:span><text:span text:style-name="T4">when</text:span><text:span text:style-name="T5"> </text:span><text:span text:style-name="T4">you</text:span><text:span text:style-name="T5"> </text:span><text:span text:style-name="T4">ran</text:span><text:span text:style-name="T5"> </text:span><text:span text:style-name="T4">into</text:span><text:span text:style-name="T5"> </text:span><text:span text:style-name="T4">that</text:span><text:span text:style-name="T5"> </text:span><text:span text:style-name="T4">man?</text:span><text:span text:style-name="T5">” </text:span><text:span text:style-name="T4">asked</text:span><text:span text:style-name="T5"> </text:span><text:span text:style-name="T4">Winceham.</text:span></text:p>
      <text:p text:style-name="P1"><text:span text:style-name="T5">“</text:span><text:span text:style-name="T4">We</text:span><text:span text:style-name="T5"> </text:span><text:span text:style-name="T4">lost</text:span><text:span text:style-name="T5"> </text:span><text:span text:style-name="T4">the</text:span><text:span text:style-name="T5"> </text:span><text:span text:style-name="T4">throne</text:span><text:span text:style-name="T5"> </text:span><text:span text:style-name="T4">and</text:span><text:span text:style-name="T5"> </text:span><text:span text:style-name="T4">were</text:span><text:span text:style-name="T5"> </text:span><text:span text:style-name="T4">exiled</text:span><text:span text:style-name="T5"> </text:span><text:span text:style-name="T4">from</text:span><text:span text:style-name="T5"> </text:span><text:span text:style-name="T4">Nomos,</text:span><text:span text:style-name="T5">” </text:span><text:span text:style-name="T4">answered</text:span><text:span text:style-name="T5"> </text:span><text:span text:style-name="T4">Lernea</text:span><text:span text:style-name="T5"> </text:span><text:span text:style-name="T4">tersely.</text:span><text:span text:style-name="T5"> </text:span><text:span text:style-name="T4">Winceham</text:span><text:span text:style-name="T5"> </text:span><text:span text:style-name="T4">smiled</text:span><text:span text:style-name="T5"> </text:span><text:span text:style-name="T4">with</text:span><text:span text:style-name="T5"> </text:span><text:span text:style-name="T4">irony</text:span><text:span text:style-name="T5"> </text:span><text:span text:style-name="T4">and</text:span><text:span text:style-name="T5"> </text:span><text:span text:style-name="T4">said:</text:span></text:p>
      <text:p text:style-name="P1"><text:span text:style-name="T5">“</text:span><text:span text:style-name="T4">See?</text:span><text:span text:style-name="T5"> </text:span><text:span text:style-name="T4">And</text:span><text:span text:style-name="T5"> </text:span><text:span text:style-name="T4">that</text:span><text:span text:style-name="T5"> </text:span><text:span text:style-name="T4">was</text:span><text:span text:style-name="T5"> </text:span><text:span text:style-name="T4">probably</text:span><text:span text:style-name="T5"> </text:span><text:span text:style-name="T4">them</text:span><text:span text:style-name="T5"> </text:span><text:span text:style-name="T4">being</text:span><text:span text:style-name="T5"> </text:span><text:span text:style-name="T4">very</text:span><text:span text:style-name="T5"> </text:span><text:span text:style-name="T4">gracious.</text:span><text:span text:style-name="T5"> </text:span><text:span text:style-name="T4">Hobb</text:span><text:span text:style-name="T5"> </text:span><text:span text:style-name="T4">isn</text:span><text:span text:style-name="T5">’</text:span><text:span text:style-name="T4">t</text:span><text:span text:style-name="T5"> </text:span><text:span text:style-name="T4">gracious.</text:span><text:span text:style-name="T5"> </text:span><text:span text:style-name="T4">At</text:span><text:span text:style-name="T5"> </text:span><text:span text:style-name="T4">all.</text:span><text:span text:style-name="T5">”</text:span></text:p>
      <text:p text:style-name="P1"><text:span text:style-name="T5">“</text:span><text:span text:style-name="T4">But</text:span><text:span text:style-name="T5"> </text:span><text:span text:style-name="T4">we</text:span><text:span text:style-name="T5">’</text:span><text:span text:style-name="T4">re</text:span><text:span text:style-name="T5"> </text:span><text:span text:style-name="T4">alive.</text:span><text:span text:style-name="T5"> </text:span><text:span text:style-name="T4">We</text:span><text:span text:style-name="T5"> </text:span><text:span text:style-name="T4">can</text:span><text:span text:style-name="T5"> </text:span><text:span text:style-name="T4">still</text:span><text:span text:style-name="T5"> </text:span><text:span text:style-name="T4">fight.</text:span><text:span text:style-name="T5"> </text:span><text:span text:style-name="T4">And</text:span><text:span text:style-name="T5"> </text:span><text:span text:style-name="T4">we</text:span><text:span text:style-name="T5"> </text:span><text:span text:style-name="T4">won</text:span><text:span text:style-name="T5">’</text:span><text:span text:style-name="T4">t</text:span><text:span text:style-name="T5"> </text:span><text:span text:style-name="T4">be</text:span><text:span text:style-name="T5"> </text:span><text:span text:style-name="T4">alone,</text:span><text:span text:style-name="T5">” </text:span><text:span text:style-name="T4">Lernea</text:span><text:span text:style-name="T5"> </text:span><text:span text:style-name="T4">told</text:span><text:span text:style-name="T5"> </text:span><text:span text:style-name="T4">them,</text:span><text:span text:style-name="T5"> </text:span><text:span text:style-name="T4">and</text:span><text:span text:style-name="T5"> </text:span><text:span text:style-name="T4">Winceham</text:span><text:span text:style-name="T5"> </text:span><text:span text:style-name="T4">retorted:</text:span></text:p>
      <text:p text:style-name="P1"><text:span text:style-name="T5">“</text:span><text:span text:style-name="T4">No,</text:span><text:span text:style-name="T5"> </text:span><text:span text:style-name="T4">you</text:span><text:span text:style-name="T5">’</text:span><text:span text:style-name="T4">ll</text:span><text:span text:style-name="T5"> </text:span><text:span text:style-name="T4">have</text:span><text:span text:style-name="T5"> </text:span><text:span text:style-name="T4">a</text:span><text:span text:style-name="T5"> </text:span><text:span text:style-name="T4">retired</text:span><text:span text:style-name="T5"> </text:span><text:span text:style-name="T4">thief</text:span><text:span text:style-name="T5"> </text:span><text:span text:style-name="T4">and</text:span><text:span text:style-name="T5"> </text:span><text:span text:style-name="T4">a</text:span><text:span text:style-name="T5"> </text:span><text:span text:style-name="T4">bard</text:span><text:span text:style-name="T5"> </text:span><text:span text:style-name="T4">who</text:span><text:span text:style-name="T5"> </text:span><text:span text:style-name="T4">can</text:span><text:span text:style-name="T5">’</text:span><text:span text:style-name="T4">t</text:span><text:span text:style-name="T5"> </text:span><text:span text:style-name="T4">sing</text:span><text:span text:style-name="T5"> </text:span><text:span text:style-name="T4">and</text:span><text:span text:style-name="T5"> </text:span><text:span text:style-name="T4">tells</text:span><text:span text:style-name="T5"> </text:span><text:span text:style-name="T4">bad</text:span><text:span text:style-name="T5"> </text:span><text:span text:style-name="T4">jokes</text:span><text:span text:style-name="T5"> </text:span><text:span text:style-name="T4">to</text:span><text:span text:style-name="T5"> </text:span><text:span text:style-name="T4">take</text:span><text:span text:style-name="T5"> </text:span><text:span text:style-name="T4">care</text:span><text:span text:style-name="T5"> </text:span><text:span text:style-name="T4">of</text:span><text:span text:style-name="T5"> </text:span><text:span text:style-name="T4">your</text:span><text:span text:style-name="T5"> </text:span><text:span text:style-name="T4">backs.</text:span><text:span text:style-name="T5">”</text:span></text:p>
      <text:p text:style-name="P1"><text:span text:style-name="T5">“</text:span><text:span text:style-name="T4">Retired?</text:span><text:span text:style-name="T5">” </text:span><text:span text:style-name="T4">asked</text:span><text:span text:style-name="T5"> </text:span><text:span text:style-name="T4">Parcifal</text:span><text:span text:style-name="T5"> </text:span><text:span text:style-name="T4">in</text:span><text:span text:style-name="T5"> </text:span><text:span text:style-name="T4">disbelief,</text:span><text:span text:style-name="T5"> </text:span><text:span text:style-name="T4">while</text:span><text:span text:style-name="T5"> </text:span><text:span text:style-name="T4">Ned</text:span><text:span text:style-name="T5"> </text:span><text:span text:style-name="T4">exclaimed: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always</text:span><text:span text:style-name="T5"> </text:span><text:span text:style-name="T4">a</text:span><text:span text:style-name="T5"> </text:span><text:span text:style-name="T4">tough</text:span><text:span text:style-name="T5"> </text:span><text:span text:style-name="T4">crowd!</text:span><text:span text:style-name="T5">”</text:span></text:p>
      <text:p text:style-name="P1"><text:span text:style-name="T5">“</text:span><text:span text:style-name="T4">A</text:span><text:span text:style-name="T5"> </text:span><text:span text:style-name="T4">bard</text:span><text:span text:style-name="T5"> </text:span><text:span text:style-name="T4">who</text:span><text:span text:style-name="T5"> </text:span><text:span text:style-name="T4">can</text:span><text:span text:style-name="T5">’</text:span><text:span text:style-name="T4">t</text:span><text:span text:style-name="T5"> </text:span><text:span text:style-name="T4">sing?</text:span><text:span text:style-name="T5">” </text:span><text:span text:style-name="T4">Lernea</text:span><text:span text:style-name="T5"> </text:span><text:span text:style-name="T4">asked</text:span><text:span text:style-name="T5"> </text:span><text:span text:style-name="T4">Ned,</text:span><text:span text:style-name="T5"> </text:span><text:span text:style-name="T4">cocking</text:span><text:span text:style-name="T5"> </text:span><text:span text:style-name="T4">her</text:span><text:span text:style-name="T5"> </text:span><text:span text:style-name="T4">head</text:span><text:span text:style-name="T5"> </text:span><text:span text:style-name="T4">sideways.</text:span></text:p>
      <text:p text:style-name="P1"><text:span text:style-name="T5">“</text:span><text:span text:style-name="T4">I</text:span><text:span text:style-name="T5"> </text:span><text:span text:style-name="T4">can</text:span><text:span text:style-name="T5"> </text:span><text:span text:style-name="T4">sing!</text:span><text:span text:style-name="T5"> </text:span><text:span text:style-name="T4">I</text:span><text:span text:style-name="T5">’</text:span><text:span text:style-name="T4">m</text:span><text:span text:style-name="T5"> </text:span><text:span text:style-name="T4">just</text:span><text:span text:style-name="T5"> </text:span><text:span text:style-name="T4">more</text:span><text:span text:style-name="T5"> </text:span><text:span text:style-name="T4">of</text:span><text:span text:style-name="T5"> </text:span><text:span text:style-name="T4">a</text:span><text:span text:style-name="T5"> </text:span><text:span text:style-name="T4">comedy</text:span><text:span text:style-name="T5"> </text:span><text:span text:style-name="T4">performer!</text:span><text:span text:style-name="T5"> </text:span><text:span text:style-name="T4">Why</text:span><text:span text:style-name="T5"> </text:span><text:span text:style-name="T4">does</text:span><text:span text:style-name="T5"> </text:span><text:span text:style-name="T4">everyone</text:span><text:span text:style-name="T5"> </text:span><text:span text:style-name="T4">say</text:span><text:span text:style-name="T5"> </text:span><text:span text:style-name="T4">that?</text:span><text:span text:style-name="T5">”</text:span></text:p>
      <text:p text:style-name="P1"><text:span text:style-name="T5">“</text:span><text:span text:style-name="T4">No,</text:span><text:span text:style-name="T5"> </text:span><text:span text:style-name="T4">I</text:span><text:span text:style-name="T5">’</text:span><text:span text:style-name="T4">m</text:span><text:span text:style-name="T5"> </text:span><text:span text:style-name="T4">asking</text:span><text:span text:style-name="T5"> </text:span><text:span text:style-name="T4">if</text:span><text:span text:style-name="T5"> </text:span><text:span text:style-name="T4">he</text:span><text:span text:style-name="T5"> </text:span><text:span text:style-name="T4">is</text:span><text:span text:style-name="T5"> </text:span><text:span text:style-name="T4">retired,</text:span><text:span text:style-name="T5">” </text:span><text:span text:style-name="T4">said</text:span><text:span text:style-name="T5"> </text:span><text:span text:style-name="T4">Parcifal,</text:span><text:span text:style-name="T5"> </text:span><text:span text:style-name="T4">pointing</text:span><text:span text:style-name="T5"> </text:span><text:span text:style-name="T4">to</text:span><text:span text:style-name="T5"> </text:span><text:span text:style-name="T4">Winceham,</text:span><text:span text:style-name="T5"> </text:span><text:span text:style-name="T4">her</text:span><text:span text:style-name="T5"> </text:span><text:span text:style-name="T4">eyebrows</text:span><text:span text:style-name="T5"> </text:span><text:span text:style-name="T4">raised</text:span><text:span text:style-name="T5"> </text:span><text:span text:style-name="T4">in</text:span><text:span text:style-name="T5"> </text:span><text:span text:style-name="T4">suspicion.</text:span></text:p>
      <text:p text:style-name="P1"><text:span text:style-name="T5">“</text:span><text:span text:style-name="T4">Why</text:span><text:span text:style-name="T5"> </text:span><text:span text:style-name="T4">do</text:span><text:span text:style-name="T5"> </text:span><text:span text:style-name="T4">you</text:span><text:span text:style-name="T5"> </text:span><text:span text:style-name="T4">think</text:span><text:span text:style-name="T5"> </text:span><text:span text:style-name="T4">you</text:span><text:span text:style-name="T5"> </text:span><text:span text:style-name="T4">caught</text:span><text:span text:style-name="T5"> </text:span><text:span text:style-name="T4">me</text:span><text:span text:style-name="T5"> </text:span><text:span text:style-name="T4">red-handed</text:span><text:span text:style-name="T5"> </text:span><text:span text:style-name="T4">both</text:span><text:span text:style-name="T5"> </text:span><text:span text:style-name="T4">times?</text:span><text:span text:style-name="T5"> </text:span><text:span text:style-name="T4">My</text:span><text:span text:style-name="T5"> </text:span><text:span text:style-name="T4">joints</text:span><text:span text:style-name="T5"> </text:span><text:span text:style-name="T4">have</text:span><text:span text:style-name="T5"> </text:span><text:span text:style-name="T4">been</text:span><text:span text:style-name="T5"> </text:span><text:span text:style-name="T4">killing</text:span><text:span text:style-name="T5"> </text:span><text:span text:style-name="T4">me,</text:span><text:span text:style-name="T5">” </text:span><text:span text:style-name="T4">said</text:span><text:span text:style-name="T5"> </text:span><text:span text:style-name="T4">the</text:span><text:span text:style-name="T5"> </text:span><text:span text:style-name="T4">Hauflin</text:span><text:span text:style-name="T5"> </text:span><text:span text:style-name="T4">with</text:span><text:span text:style-name="T5"> </text:span><text:span text:style-name="T4">a</text:span><text:span text:style-name="T5"> </text:span><text:span text:style-name="T4">slightly</text:span><text:span text:style-name="T5"> </text:span><text:span text:style-name="T4">embarrassed</text:span><text:span text:style-name="T5"> </text:span><text:span text:style-name="T4">look.</text:span><text:span text:style-name="T5"> </text:span><text:span text:style-name="T4">Lernea</text:span><text:span text:style-name="T5">’</text:span><text:span text:style-name="T4">s</text:span><text:span text:style-name="T5"> </text:span><text:span text:style-name="T4">words</text:span><text:span text:style-name="T5"> </text:span><text:span text:style-name="T4">had</text:span><text:span text:style-name="T5"> </text:span><text:span text:style-name="T4">a</text:span><text:span text:style-name="T5"> </text:span><text:span text:style-name="T4">hint</text:span><text:span text:style-name="T5"> </text:span><text:span text:style-name="T4">of</text:span><text:span text:style-name="T5"> </text:span><text:span text:style-name="T4">arrogance</text:span><text:span text:style-name="T5"> </text:span><text:span text:style-name="T4">about</text:span><text:span text:style-name="T5"> </text:span><text:soft-page-break/><text:span text:style-name="T4">them:</text:span></text:p>
      <text:p text:style-name="P1"><text:span text:style-name="T5">“</text:span><text:span text:style-name="T4">Small</text:span><text:span text:style-name="T5"> </text:span><text:span text:style-name="T4">matter;</text:span><text:span text:style-name="T5"> </text:span><text:span text:style-name="T4">we</text:span><text:span text:style-name="T5"> </text:span><text:span text:style-name="T4">weren</text:span><text:span text:style-name="T5">’</text:span><text:span text:style-name="T4">t</text:span><text:span text:style-name="T5"> </text:span><text:span text:style-name="T4">counting</text:span><text:span text:style-name="T5"> </text:span><text:span text:style-name="T4">on</text:span><text:span text:style-name="T5"> </text:span><text:span text:style-name="T4">you</text:span><text:span text:style-name="T5"> </text:span><text:span text:style-name="T4">as</text:span><text:span text:style-name="T5"> </text:span><text:span text:style-name="T4">our</text:span><text:span text:style-name="T5"> </text:span><text:span text:style-name="T4">first</text:span><text:span text:style-name="T5"> </text:span><text:span text:style-name="T4">line</text:span><text:span text:style-name="T5"> </text:span><text:span text:style-name="T4">of</text:span><text:span text:style-name="T5"> </text:span><text:span text:style-name="T4">defense.</text:span><text:span text:style-name="T5"> </text:span><text:span text:style-name="T4">Or</text:span><text:span text:style-name="T5"> </text:span><text:span text:style-name="T4">of</text:span><text:span text:style-name="T5"> </text:span><text:span text:style-name="T4">anything,</text:span><text:span text:style-name="T5"> </text:span><text:span text:style-name="T4">for</text:span><text:span text:style-name="T5"> </text:span><text:span text:style-name="T4">that</text:span><text:span text:style-name="T5"> </text:span><text:span text:style-name="T4">matter.</text:span><text:span text:style-name="T5">”</text:span></text:p>
      <text:p text:style-name="P1"><text:span text:style-name="T5">“</text:span><text:span text:style-name="T4">I</text:span><text:span text:style-name="T5"> </text:span><text:span text:style-name="T4">see.</text:span><text:span text:style-name="T5"> </text:span><text:span text:style-name="T4">You</text:span><text:span text:style-name="T5"> </text:span><text:span text:style-name="T4">ask</text:span><text:span text:style-name="T5"> </text:span><text:span text:style-name="T4">for</text:span><text:span text:style-name="T5"> </text:span><text:span text:style-name="T4">my</text:span><text:span text:style-name="T5"> </text:span><text:span text:style-name="T4">help,</text:span><text:span text:style-name="T5"> </text:span><text:span text:style-name="T4">nay,</text:span><text:span text:style-name="T5"> </text:span><text:span text:style-name="T4">demand</text:span><text:span text:style-name="T5"> </text:span><text:span text:style-name="T4">it</text:span><text:span text:style-name="T5"> </text:span><text:span text:style-name="T4">by</text:span><text:span text:style-name="T5"> </text:span><text:span text:style-name="T4">Nadragatea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eying</text:span><text:span text:style-name="T5"> </text:span><text:span text:style-name="T4">Ned</text:span><text:span text:style-name="T5"> </text:span><text:span text:style-name="T4">with</text:span><text:span text:style-name="T5"> </text:span><text:span text:style-name="T4">a</text:span><text:span text:style-name="T5"> </text:span><text:span text:style-name="T4">look</text:span><text:span text:style-name="T5"> </text:span><text:span text:style-name="T4">of</text:span><text:span text:style-name="T5"> </text:span><text:span text:style-name="T4">disappointment</text:span><text:span text:style-name="T5"> </text:span><text:span text:style-name="T4">before</text:span><text:span text:style-name="T5"> </text:span><text:span text:style-name="T4">returning</text:span><text:span text:style-name="T5"> </text:span><text:span text:style-name="T4">his</text:span><text:span text:style-name="T5"> </text:span><text:span text:style-name="T4">gaze</text:span><text:span text:style-name="T5"> </text:span><text:span text:style-name="T4">to</text:span><text:span text:style-name="T5"> </text:span><text:span text:style-name="T4">Lernea</text:span><text:span text:style-name="T5"> </text:span><text:span text:style-name="T4">and</text:span><text:span text:style-name="T5"> </text:span><text:span text:style-name="T4">adding:</text:span><text:span text:style-name="T5"> “</text:span><text:span text:style-name="T4">And</text:span><text:span text:style-name="T5"> </text:span><text:span text:style-name="T4">then</text:span><text:span text:style-name="T5"> </text:span><text:span text:style-name="T4">when</text:span><text:span text:style-name="T5"> </text:span><text:span text:style-name="T4">you</text:span><text:span text:style-name="T5"> </text:span><text:span text:style-name="T4">learn</text:span><text:span text:style-name="T5"> </text:span><text:span text:style-name="T4">I</text:span><text:span text:style-name="T5">’</text:span><text:span text:style-name="T4">m</text:span><text:span text:style-name="T5"> </text:span><text:span text:style-name="T4">retired,</text:span><text:span text:style-name="T5"> </text:span><text:span text:style-name="T4">I</text:span><text:span text:style-name="T5">’</text:span><text:span text:style-name="T4">m</text:span><text:span text:style-name="T5"> </text:span><text:span text:style-name="T4">suddenly</text:span><text:span text:style-name="T5"> </text:span><text:span text:style-name="T4">worthless.</text:span><text:span text:style-name="T5"> </text:span><text:span text:style-name="T4">Great</text:span><text:span text:style-name="T5"> </text:span><text:span text:style-name="T4">management</text:span><text:span text:style-name="T5"> </text:span><text:span text:style-name="T4">skills</text:span><text:span text:style-name="T5"> </text:span><text:span text:style-name="T4">for</text:span><text:span text:style-name="T5"> </text:span><text:span text:style-name="T4">a</text:span><text:span text:style-name="T5"> </text:span><text:span text:style-name="T4">queen,</text:span><text:span text:style-name="T5">” </text:span><text:span text:style-name="T4">said</text:span><text:span text:style-name="T5"> </text:span><text:span text:style-name="T4">Winceham,</text:span><text:span text:style-name="T5"> </text:span><text:span text:style-name="T4">looking</text:span><text:span text:style-name="T5"> </text:span><text:span text:style-name="T4">irreparably</text:span><text:span text:style-name="T5"> </text:span><text:span text:style-name="T4">emotionally</text:span><text:span text:style-name="T5"> </text:span><text:span text:style-name="T4">hurt.</text:span></text:p>
      <text:p text:style-name="P1"><text:span text:style-name="T5">“</text:span><text:span text:style-name="T4">She</text:span><text:span text:style-name="T5"> </text:span><text:span text:style-name="T4">didn</text:span><text:span text:style-name="T5">’</text:span><text:span text:style-name="T4">t</text:span><text:span text:style-name="T5"> </text:span><text:span text:style-name="T4">see</text:span><text:span text:style-name="T5"> </text:span><text:span text:style-name="T4">the</text:span><text:span text:style-name="T5"> </text:span><text:span text:style-name="T4">Jangdrivals</text:span><text:span text:style-name="T5"> </text:span><text:span text:style-name="T4">coming</text:span><text:span text:style-name="T5"> </text:span><text:span text:style-name="T4">either.</text:span><text:span text:style-name="T5"> </text:span><text:span text:style-name="T4">She</text:span><text:span text:style-name="T5"> </text:span><text:span text:style-name="T4">wouldn</text:span><text:span text:style-name="T5">’</text:span><text:span text:style-name="T4">t</text:span><text:span text:style-name="T5"> </text:span><text:span text:style-name="T4">listen,</text:span><text:span text:style-name="T5">” </text:span><text:span text:style-name="T4">add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nod,</text:span><text:span text:style-name="T5"> </text:span><text:span text:style-name="T4">only</text:span><text:span text:style-name="T5"> </text:span><text:span text:style-name="T4">to</text:span><text:span text:style-name="T5"> </text:span><text:span text:style-name="T4">receive</text:span><text:span text:style-name="T5"> </text:span><text:span text:style-name="T4">a</text:span><text:span text:style-name="T5"> </text:span><text:span text:style-name="T4">frown</text:span><text:span text:style-name="T5"> </text:span><text:span text:style-name="T4">from</text:span><text:span text:style-name="T5"> </text:span><text:span text:style-name="T4">Winceham</text:span><text:span text:style-name="T5"> </text:span><text:span text:style-name="T4">and</text:span><text:span text:style-name="T5"> </text:span><text:span text:style-name="T4">the</text:span><text:span text:style-name="T5"> </text:span><text:span text:style-name="T4">protests</text:span><text:span text:style-name="T5"> </text:span><text:span text:style-name="T4">of</text:span><text:span text:style-name="T5"> </text:span><text:span text:style-name="T4">her</text:span><text:span text:style-name="T5"> </text:span><text:span text:style-name="T4">scowling</text:span><text:span text:style-name="T5"> </text:span><text:span text:style-name="T4">sister: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more</text:span><text:span text:style-name="T5"> </text:span><text:span text:style-name="T4">complicated</text:span><text:span text:style-name="T5"> </text:span><text:span text:style-name="T4">than</text:span><text:span text:style-name="T5"> </text:span><text:span text:style-name="T4">that</text:span><text:span text:style-name="T5"> </text:span><text:span text:style-name="T4">Parcifal!</text:span><text:span text:style-name="T5">”</text:span></text:p>
      <text:p text:style-name="P2">Ned<text:span text:style-name="T1"> </text:span>intervened:</text:p>
      <text:p text:style-name="P1"><text:span text:style-name="T5">“</text:span><text:span text:style-name="T4">Stop</text:span><text:span text:style-name="T5"> </text:span><text:span text:style-name="T4">this,</text:span><text:span text:style-name="T5"> </text:span><text:span text:style-name="T4">please.</text:span><text:span text:style-name="T5"> </text:span><text:span text:style-name="T4">Stop</text:span><text:span text:style-name="T5"> </text:span><text:span text:style-name="T4">this</text:span><text:span text:style-name="T5"> </text:span><text:span text:style-name="T4">badmouthing.</text:span><text:span text:style-name="T5"> </text:span><text:span text:style-name="T4">It</text:span><text:span text:style-name="T5"> </text:span><text:span text:style-name="T4">leads</text:span><text:span text:style-name="T5"> </text:span><text:span text:style-name="T4">nowhere.</text:span><text:span text:style-name="T5"> </text:span><text:span text:style-name="T4">If</text:span><text:span text:style-name="T5"> </text:span><text:span text:style-name="T4">we</text:span><text:span text:style-name="T5"> </text:span><text:span text:style-name="T4">are</text:span><text:span text:style-name="T5"> </text:span><text:span text:style-name="T4">going</text:span><text:span text:style-name="T5"> </text:span><text:span text:style-name="T4">to</text:span><text:span text:style-name="T5"> </text:span><text:span text:style-name="T4">do</text:span><text:span text:style-name="T5"> </text:span><text:span text:style-name="T4">this,</text:span><text:span text:style-name="T5"> </text:span><text:span text:style-name="T4">we</text:span><text:span text:style-name="T5"> </text:span><text:span text:style-name="T4">need</text:span><text:span text:style-name="T5"> </text:span><text:span text:style-name="T4">to</text:span><text:span text:style-name="T5"> </text:span><text:span text:style-name="T4">stick</text:span><text:span text:style-name="T5"> </text:span><text:span text:style-name="T4">together;</text:span><text:span text:style-name="T5"> </text:span><text:span text:style-name="T4">we</text:span><text:span text:style-name="T5"> </text:span><text:span text:style-name="T4">need</text:span><text:span text:style-name="T5"> </text:span><text:span text:style-name="T4">to</text:span><text:span text:style-name="T5"> </text:span><text:span text:style-name="T4">support</text:span><text:span text:style-name="T5"> </text:span><text:span text:style-name="T4">each</text:span><text:span text:style-name="T5"> </text:span><text:span text:style-name="T4">other,</text:span><text:span text:style-name="T5"> </text:span><text:span text:style-name="T4">trust</text:span><text:span text:style-name="T5"> </text:span><text:span text:style-name="T4">each</text:span><text:span text:style-name="T5"> </text:span><text:span text:style-name="T4">other.</text:span><text:span text:style-name="T5"> </text:span><text:span text:style-name="T4">We</text:span><text:span text:style-name="T5"> </text:span><text:span text:style-name="T4">need</text:span><text:span text:style-name="T5"> </text:span><text:span text:style-name="T4">to</text:span><text:span text:style-name="T5"> </text:span><text:span text:style-name="T4">believe</text:span><text:span text:style-name="T5"> </text:span><text:span text:style-name="T4">in</text:span><text:span text:style-name="T5"> </text:span><text:span text:style-name="T4">each</text:span><text:span text:style-name="T5"> </text:span><text:span text:style-name="T4">other.</text:span><text:span text:style-name="T5"> </text:span><text:span text:style-name="T4">Or</text:span><text:span text:style-name="T5"> </text:span><text:span text:style-name="T4">else,</text:span><text:span text:style-name="T5"> </text:span><text:span text:style-name="T4">no</text:span><text:span text:style-name="T5"> </text:span><text:span text:style-name="T4">matter</text:span><text:span text:style-name="T5"> </text:span><text:span text:style-name="T4">who</text:span><text:span text:style-name="T5"> </text:span><text:span text:style-name="T4">stands</text:span><text:span text:style-name="T5"> </text:span><text:span text:style-name="T4">against</text:span><text:span text:style-name="T5"> </text:span><text:span text:style-name="T4">us,</text:span><text:span text:style-name="T5"> </text:span><text:span text:style-name="T4">it</text:span><text:span text:style-name="T5"> </text:span><text:span text:style-name="T4">will</text:span><text:span text:style-name="T5"> </text:span><text:span text:style-name="T4">be</text:span><text:span text:style-name="T5"> </text:span><text:span text:style-name="T4">an</text:span><text:span text:style-name="T5"> </text:span><text:span text:style-name="T4">easy</text:span><text:span text:style-name="T5"> </text:span><text:span text:style-name="T4">fight</text:span><text:span text:style-name="T5"> </text:span><text:span text:style-name="T4">for</text:span><text:span text:style-name="T5"> </text:span><text:span text:style-name="T4">them</text:span><text:span text:style-name="T5"> </text:span><text:span text:style-name="T4">if</text:span><text:span text:style-name="T5"> </text:span><text:span text:style-name="T4">we</text:span><text:span text:style-name="T5"> </text:span><text:span text:style-name="T4">fight</text:span><text:span text:style-name="T5"> </text:span><text:span text:style-name="T4">amongst</text:span><text:span text:style-name="T5"> </text:span><text:span text:style-name="T4">ourselves.</text:span><text:span text:style-name="T5">”</text:span></text:p>
      <text:p text:style-name="P2">Everyone<text:span text:style-name="T1"> </text:span>took<text:span text:style-name="T1"> </text:span>a<text:span text:style-name="T1"> </text:span>moment<text:span text:style-name="T1"> </text:span>in<text:span text:style-name="T1"> </text:span>silence.<text:span text:style-name="T1"> </text:span>Parcifal<text:span text:style-name="T1"> </text:span>and<text:span text:style-name="T1"> </text:span>Lernea<text:span text:style-name="T1"> </text:span>looked<text:span text:style-name="T1"> </text:span>at<text:span text:style-name="T1"> </text:span>each<text:span text:style-name="T1"> </text:span>other<text:span text:style-name="T1"> </text:span>briefly,<text:span text:style-name="T1"> </text:span>reassuringly.<text:span text:style-name="T1"> </text:span>Winceham<text:span text:style-name="T1"> </text:span>nodded<text:span text:style-name="T1"> </text:span>to<text:span text:style-name="T1"> </text:span>himself<text:span text:style-name="T1"> </text:span>and<text:span text:style-name="T1"> </text:span>pouted<text:span text:style-name="T1"> </text:span>his<text:span text:style-name="T1"> </text:span>lips<text:span text:style-name="T1"> </text:span>before<text:span text:style-name="T1"> </text:span>speaking:</text:p>
      <text:p text:style-name="P1"><text:span text:style-name="T5">“</text:span><text:span text:style-name="T4">We</text:span><text:span text:style-name="T5"> </text:span><text:span text:style-name="T4">need</text:span><text:span text:style-name="T5"> </text:span><text:span text:style-name="T4">a</text:span><text:span text:style-name="T5"> </text:span><text:span text:style-name="T4">plan.</text:span><text:span text:style-name="T5"> </text:span><text:span text:style-name="T4">A</text:span><text:span text:style-name="T5"> </text:span><text:span text:style-name="T4">damn</text:span><text:span text:style-name="T5"> </text:span><text:span text:style-name="T4">good</text:span><text:span text:style-name="T5"> </text:span><text:span text:style-name="T4">plan</text:span><text:span text:style-name="T5"> </text:span><text:span text:style-name="T4">preferably</text:span><text:span text:style-name="T5"> </text:span><text:span text:style-name="T4">of</text:span><text:span text:style-name="T5"> </text:span><text:span text:style-name="T4">the</text:span><text:span text:style-name="T5"> </text:span><text:span text:style-name="T4">genius</text:span><text:span text:style-name="T5"> </text:span><text:span text:style-name="T4">kind</text:span><text:span text:style-name="T5"> </text:span><text:span text:style-name="T4">with</text:span><text:span text:style-name="T5"> </text:span><text:span text:style-name="T4">implausibly</text:span><text:span text:style-name="T5"> </text:span><text:span text:style-name="T4">good</text:span><text:span text:style-name="T5"> </text:span><text:span text:style-name="T4">luck</text:span><text:span text:style-name="T5"> </text:span><text:span text:style-name="T4">to</text:span><text:span text:style-name="T5"> </text:span><text:span text:style-name="T4">boot.</text:span><text:span text:style-name="T5"> </text:span><text:span text:style-name="T4">But</text:span><text:span text:style-name="T5"> </text:span><text:span text:style-name="T4">first,</text:span><text:span text:style-name="T5"> </text:span><text:span text:style-name="T4">we</text:span><text:span text:style-name="T5"> </text:span><text:span text:style-name="T4">need</text:span><text:span text:style-name="T5"> </text:span><text:span text:style-name="T4">to</text:span><text:span text:style-name="T5"> </text:span><text:span text:style-name="T4">leave</text:span><text:span text:style-name="T5"> </text:span><text:span text:style-name="T4">this</text:span><text:span text:style-name="T5"> </text:span><text:span text:style-name="T4">place,</text:span><text:span text:style-name="T5">” </text:span><text:span text:style-name="T4">he</text:span><text:span text:style-name="T5"> </text:span><text:span text:style-name="T4">said</text:span><text:span text:style-name="T5"> </text:span><text:span text:style-name="T4">and</text:span><text:span text:style-name="T5"> </text:span><text:span text:style-name="T4">picked</text:span><text:span text:style-name="T5"> </text:span><text:span text:style-name="T4">up</text:span><text:span text:style-name="T5"> </text:span><text:span text:style-name="T4">his</text:span><text:span text:style-name="T5"> </text:span><text:span text:style-name="T4">satchel,</text:span><text:span text:style-name="T5"> </text:span><text:span text:style-name="T4">looking</text:span><text:span text:style-name="T5"> </text:span><text:span text:style-name="T4">sideways</text:span><text:span text:style-name="T5"> </text:span><text:span text:style-name="T4">through</text:span><text:span text:style-name="T5"> </text:span><text:span text:style-name="T4">the</text:span><text:span text:style-name="T5"> </text:span><text:span text:style-name="T4">window</text:span><text:span text:style-name="T5"> </text:span><text:span text:style-name="T4">for</text:span><text:span text:style-name="T5"> </text:span><text:span text:style-name="T4">any</text:span><text:span text:style-name="T5"> </text:span><text:span text:style-name="T4">sign</text:span><text:span text:style-name="T5"> </text:span><text:span text:style-name="T4">of</text:span><text:span text:style-name="T5"> </text:span><text:span text:style-name="T4">Hobb</text:span><text:span text:style-name="T5">’</text:span><text:span text:style-name="T4">s</text:span><text:span text:style-name="T5"> </text:span><text:span text:style-name="T4">men.</text:span><text:span text:style-name="T5"> </text:span><text:span text:style-name="T4">Parcifal</text:span><text:span text:style-name="T5"> </text:span><text:span text:style-name="T4">and</text:span><text:span text:style-name="T5"> </text:span><text:span text:style-name="T4">Lernea</text:span><text:span text:style-name="T5"> </text:span><text:span text:style-name="T4">nodded</text:span><text:span text:style-name="T5"> </text:span><text:span text:style-name="T4">and</text:span><text:span text:style-name="T5"> </text:span><text:span text:style-name="T4">checked</text:span><text:span text:style-name="T5"> </text:span><text:span text:style-name="T4">their</text:span><text:span text:style-name="T5"> </text:span><text:span text:style-name="T4">gear</text:span><text:span text:style-name="T5"> </text:span><text:span text:style-name="T4">smartly,</text:span><text:span text:style-name="T5"> </text:span><text:span text:style-name="T4">while</text:span><text:span text:style-name="T5"> </text:span><text:span text:style-name="T4">Ned</text:span><text:span text:style-name="T5"> </text:span><text:span text:style-name="T4">shook</text:span><text:span text:style-name="T5"> </text:span><text:span text:style-name="T4">his</text:span><text:span text:style-name="T5"> </text:span><text:span text:style-name="T4">head</text:span><text:span text:style-name="T5"> </text:span><text:span text:style-name="T4">and</text:span><text:span text:style-name="T5"> </text:span><text:span text:style-name="T4">curtly</text:span><text:span text:style-name="T5"> </text:span><text:span text:style-name="T4">said:</text:span></text:p>
      <text:p text:style-name="P1"><text:span text:style-name="T5">“</text:span><text:span text:style-name="T4">No.</text:span><text:span text:style-name="T5"> </text:span><text:span text:style-name="T4">First</text:span><text:span text:style-name="T5"> </text:span><text:span text:style-name="T4">we</text:span><text:span text:style-name="T5"> </text:span><text:span text:style-name="T4">need</text:span><text:span text:style-name="T5"> </text:span><text:span text:style-name="T4">to</text:span><text:span text:style-name="T5"> </text:span><text:span text:style-name="T4">bury</text:span><text:span text:style-name="T5"> </text:span><text:span text:style-name="T4">my</text:span><text:span text:style-name="T5"> </text:span><text:span text:style-name="T4">father.</text:span><text:span text:style-name="T5">”</text:span></text:p>
      <text:p text:style-name="P1"><text:span text:style-name="T5">“</text:span><text:span text:style-name="T4">Ned,</text:span><text:span text:style-name="T5"> </text:span><text:span text:style-name="T4">lad.</text:span><text:span text:style-name="T5"> </text:span><text:span text:style-name="T4">Look,</text:span><text:span text:style-name="T5"> </text:span><text:span text:style-name="T4">we</text:span><text:span text:style-name="T5">’</text:span><text:span text:style-name="T4">ve</text:span><text:span text:style-name="T5"> </text:span><text:span text:style-name="T4">already</text:span><text:span text:style-name="T5"> </text:span><text:span text:style-name="T4">spent</text:span><text:span text:style-name="T5"> </text:span><text:span text:style-name="T4">all</text:span><text:span text:style-name="T5"> </text:span><text:span text:style-name="T4">this</text:span><text:span text:style-name="T5"> </text:span><text:span text:style-name="T4">time</text:span><text:span text:style-name="T5"> </text:span><text:span text:style-name="T4">talking.</text:span><text:span text:style-name="T5"> </text:span><text:span text:style-name="T4">Hobb</text:span><text:span text:style-name="T5">’</text:span><text:span text:style-name="T4">s</text:span><text:span text:style-name="T5"> </text:span><text:span text:style-name="T4">men</text:span><text:span text:style-name="T5"> </text:span><text:span text:style-name="T4">could</text:span><text:span text:style-name="T5"> </text:span><text:span text:style-name="T4">be</text:span><text:span text:style-name="T5"> </text:span><text:span text:style-name="T4">right</text:span><text:span text:style-name="T5"> </text:span><text:span text:style-name="T4">around</text:span><text:span text:style-name="T5"> </text:span><text:span text:style-name="T4">the</text:span><text:span text:style-name="T5"> </text:span><text:span text:style-name="T4">corner.</text:span><text:span text:style-name="T5">”</text:span></text:p>
      <text:p text:style-name="P2">Ned<text:span text:style-name="T1"> </text:span>stared<text:span text:style-name="T1"> </text:span>at<text:span text:style-name="T1"> </text:span>Winceham<text:span text:style-name="T1"> </text:span>unyieldingly<text:span text:style-name="T1"> </text:span>for<text:span text:style-name="T1"> </text:span>a<text:span text:style-name="T1"> </text:span>few<text:span text:style-name="T1"> </text:span>moments,<text:span text:style-name="T1"> </text:span>until<text:span text:style-name="T1"> </text:span>they<text:span text:style-name="T1"> </text:span>all<text:span text:style-name="T1"> </text:span>looked<text:span text:style-name="T1"> </text:span>at<text:span text:style-name="T1"> </text:span>each<text:span text:style-name="T1"> </text:span>other<text:span text:style-name="T1"> </text:span>and<text:span text:style-name="T1"> </text:span>simply<text:span text:style-name="T1"> </text:span>walked<text:span text:style-name="T1"> </text:span>over<text:span text:style-name="T1"> </text:span>to<text:span text:style-name="T1"> </text:span>the<text:span text:style-name="T1"> </text:span>body<text:span text:style-name="T1"> </text:span>of<text:span text:style-name="T1"> </text:span>Ned<text:span text:style-name="T1">’</text:span>s<text:span text:style-name="T1"> </text:span>father<text:span text:style-name="T1"> </text:span>and<text:span text:style-name="T1"> </text:span>helped<text:span text:style-name="T1"> </text:span>him<text:span text:style-name="T1"> </text:span>carry<text:span text:style-name="T1"> </text:span>the<text:span text:style-name="T1"> </text:span>body<text:span text:style-name="T1"> </text:span>of<text:span text:style-name="T1"> </text:span>Vern<text:span text:style-name="T1"> </text:span>Larkin<text:span text:style-name="T1"> </text:span>out<text:span text:style-name="T1"> </text:span>back.</text:p>
      <text:p text:style-name="P2">Winceham<text:span text:style-name="T1"> </text:span>was<text:span text:style-name="T1"> </text:span>on<text:span text:style-name="T1"> </text:span>the<text:span text:style-name="T1"> </text:span>lookout,<text:span text:style-name="T1"> </text:span>while<text:span text:style-name="T1"> </text:span>Ned,<text:span text:style-name="T1"> </text:span>Parcifal<text:span text:style-name="T1"> </text:span>and<text:span text:style-name="T1"> </text:span>even<text:span text:style-name="T1"> </text:span>Lernea,<text:span text:style-name="T1"> </text:span>much<text:span text:style-name="T1"> </text:span>to<text:span text:style-name="T1"> </text:span>her<text:span text:style-name="T1"> </text:span>sister<text:span text:style-name="T1">’</text:span>s<text:span text:style-name="T1"> </text:span>surprise,<text:span text:style-name="T1"> </text:span>began<text:span text:style-name="T1"> </text:span>to<text:span text:style-name="T1"> </text:span>dig<text:span text:style-name="T1"> </text:span>in<text:span text:style-name="T1"> </text:span>a<text:span text:style-name="T1"> </text:span>hurry.</text:p>
      <text:p text:style-name="P2">It<text:span text:style-name="T1"> </text:span>was<text:span text:style-name="T1"> </text:span>midnight<text:span text:style-name="T1"> </text:span>on<text:span text:style-name="T1"> </text:span>a<text:span text:style-name="T1"> </text:span>moonless<text:span text:style-name="T1"> </text:span>bay.</text:p>
      <text:p text:style-name="P2"/>
      <text:p text:style-name="P2">Part<text:span text:style-name="T1"> </text:span>Two</text:p>
      <text:p text:style-name="P2"/>
      <text:p text:style-name="P1"><text:span text:style-name="T5">“</text:span><text:span text:style-name="T4">Are</text:span><text:span text:style-name="T5"> </text:span><text:span text:style-name="T4">you</text:span><text:span text:style-name="T5"> </text:span><text:span text:style-name="T4">sure</text:span><text:span text:style-name="T5"> </text:span><text:span text:style-name="T4">this</text:span><text:span text:style-name="T5"> </text:span><text:span text:style-name="T4">is</text:span><text:span text:style-name="T5"> </text:span><text:span text:style-name="T4">the</text:span><text:span text:style-name="T5"> </text:span><text:span text:style-name="T4">right</text:span><text:span text:style-name="T5"> </text:span><text:span text:style-name="T4">way?</text:span><text:span text:style-name="T5">” </text:span><text:span text:style-name="T4">asked</text:span><text:span text:style-name="T5"> </text:span><text:span text:style-name="T4">Parcifal</text:span><text:span text:style-name="T5"> </text:span><text:span text:style-name="T4">who</text:span><text:span text:style-name="T5"> </text:span><text:span text:style-name="T4">had</text:span><text:span text:style-name="T5"> </text:span><text:span text:style-name="T4">taken</text:span><text:span text:style-name="T5"> </text:span><text:span text:style-name="T4">point</text:span><text:span text:style-name="T5"> </text:span><text:span text:style-name="T4">alongside</text:span><text:span text:style-name="T5"> </text:span><text:span text:style-name="T4">Ned,</text:span><text:span text:style-name="T5"> </text:span><text:span text:style-name="T4">Encelados</text:span><text:span text:style-name="T5"> </text:span><text:span text:style-name="T4">firmly</text:span><text:span text:style-name="T5"> </text:span><text:span text:style-name="T4">clasped</text:span><text:span text:style-name="T5"> </text:span><text:span text:style-name="T4">on</text:span><text:span text:style-name="T5"> </text:span><text:span text:style-name="T4">her</text:span><text:span text:style-name="T5"> </text:span><text:span text:style-name="T4">back</text:span><text:span text:style-name="T5"> </text:span><text:span text:style-name="T4">along</text:span><text:span text:style-name="T5"> </text:span><text:span text:style-name="T4">with</text:span><text:span text:style-name="T5"> </text:span><text:span text:style-name="T4">her</text:span><text:span text:style-name="T5"> </text:span><text:span text:style-name="T4">shield,</text:span><text:span text:style-name="T5"> </text:span><text:span text:style-name="T4">Erymanthos.</text:span><text:span text:style-name="T5"> </text:span><text:span text:style-name="T4">Tiny</text:span><text:span text:style-name="T5"> </text:span><text:span text:style-name="T4">slithers</text:span><text:span text:style-name="T5"> </text:span><text:span text:style-name="T4">of</text:span><text:span text:style-name="T5"> </text:span><text:span text:style-name="T4">starlight</text:span><text:span text:style-name="T5"> </text:span><text:span text:style-name="T4">bounced</text:span><text:span text:style-name="T5"> </text:span><text:span text:style-name="T4">off</text:span><text:span text:style-name="T5"> </text:span><text:span text:style-name="T4">her</text:span><text:span text:style-name="T5"> </text:span><text:span text:style-name="T4">glistening</text:span><text:span text:style-name="T5"> </text:span><text:span text:style-name="T4">armor;</text:span><text:span text:style-name="T5"> </text:span><text:span text:style-name="T4">the</text:span><text:span text:style-name="T5"> </text:span><text:span text:style-name="T4">Holy</text:span><text:span text:style-name="T5"> </text:span><text:span text:style-name="T4">Mountain</text:span><text:span text:style-name="T5"> </text:span><text:span text:style-name="T4">engraved</text:span><text:span text:style-name="T5"> </text:span><text:span text:style-name="T4">on</text:span><text:span text:style-name="T5"> </text:span><text:span text:style-name="T4">Erymanthos</text:span><text:span text:style-name="T5"> </text:span><text:soft-page-break/><text:span text:style-name="T4">shone</text:span><text:span text:style-name="T5"> </text:span><text:span text:style-name="T4">fiery</text:span><text:span text:style-name="T5"> </text:span><text:span text:style-name="T4">red.</text:span><text:span text:style-name="T5"> </text:span><text:span text:style-name="T4">This</text:span><text:span text:style-name="T5"> </text:span><text:span text:style-name="T4">far</text:span><text:span text:style-name="T5"> </text:span><text:span text:style-name="T4">south</text:span><text:span text:style-name="T5"> </text:span><text:span text:style-name="T4">in</text:span><text:span text:style-name="T5"> </text:span><text:span text:style-name="T4">the</text:span><text:span text:style-name="T5"> </text:span><text:span text:style-name="T4">world,</text:span><text:span text:style-name="T5"> </text:span><text:span text:style-name="T4">the</text:span><text:span text:style-name="T5"> </text:span><text:span text:style-name="T4">light</text:span><text:span text:style-name="T5"> </text:span><text:span text:style-name="T4">of</text:span><text:span text:style-name="T5"> </text:span><text:span text:style-name="T4">the</text:span><text:span text:style-name="T5"> </text:span><text:span text:style-name="T4">starry</text:span><text:span text:style-name="T5"> </text:span><text:span text:style-name="T4">sky</text:span><text:span text:style-name="T5"> </text:span><text:span text:style-name="T4">was</text:span><text:span text:style-name="T5"> </text:span><text:span text:style-name="T4">good</text:span><text:span text:style-name="T5"> </text:span><text:span text:style-name="T4">enough</text:span><text:span text:style-name="T5"> </text:span><text:span text:style-name="T4">for</text:span><text:span text:style-name="T5"> </text:span><text:span text:style-name="T4">walking</text:span><text:span text:style-name="T5"> </text:span><text:span text:style-name="T4">without</text:span><text:span text:style-name="T5"> </text:span><text:span text:style-name="T4">hitting</text:span><text:span text:style-name="T5"> </text:span><text:span text:style-name="T4">a</text:span><text:span text:style-name="T5"> </text:span><text:span text:style-name="T4">tree.</text:span></text:p>
      <text:p text:style-name="P1"><text:span text:style-name="T5">“</text:span><text:span text:style-name="T4">Father</text:span><text:span text:style-name="T5"> </text:span><text:span text:style-name="T4">and</text:span><text:span text:style-name="T5"> </text:span><text:span text:style-name="T4">I</text:span><text:span text:style-name="T5"> </text:span><text:span text:style-name="T4">used</text:span><text:span text:style-name="T5"> </text:span><text:span text:style-name="T4">to</text:span><text:span text:style-name="T5"> </text:span><text:span text:style-name="T4">hunt</text:span><text:span text:style-name="T5"> </text:span><text:span text:style-name="T4">boar</text:span><text:span text:style-name="T5"> </text:span><text:span text:style-name="T4">around</text:span><text:span text:style-name="T5"> </text:span><text:span text:style-name="T4">these</text:span><text:span text:style-name="T5"> </text:span><text:span text:style-name="T4">parts.</text:span><text:span text:style-name="T5"> </text:span><text:span text:style-name="T4">We</text:span><text:span text:style-name="T5">’</text:span><text:span text:style-name="T4">d</text:span><text:span text:style-name="T5"> </text:span><text:span text:style-name="T4">find</text:span><text:span text:style-name="T5"> </text:span><text:span text:style-name="T4">traces</text:span><text:span text:style-name="T5"> </text:span><text:span text:style-name="T4">of</text:span><text:span text:style-name="T5"> </text:span><text:span text:style-name="T4">the</text:span><text:span text:style-name="T5"> </text:span><text:span text:style-name="T4">Woodkin</text:span><text:span text:style-name="T5"> </text:span><text:span text:style-name="T4">here</text:span><text:span text:style-name="T5"> </text:span><text:span text:style-name="T4">and</text:span><text:span text:style-name="T5"> </text:span><text:span text:style-name="T4">there;</text:span><text:span text:style-name="T5"> </text:span><text:span text:style-name="T4">tripped</text:span><text:span text:style-name="T5"> </text:span><text:span text:style-name="T4">animal</text:span><text:span text:style-name="T5"> </text:span><text:span text:style-name="T4">traps</text:span><text:span text:style-name="T5"> </text:span><text:span text:style-name="T4">and</text:span><text:span text:style-name="T5"> </text:span><text:span text:style-name="T4">hand-picked</text:span><text:span text:style-name="T5"> </text:span><text:span text:style-name="T4">herbs,</text:span><text:span text:style-name="T5">” </text:span><text:span text:style-name="T4">replied</text:span><text:span text:style-name="T5"> </text:span><text:span text:style-name="T4">Ned</text:span><text:span text:style-name="T5"> </text:span><text:span text:style-name="T4">with</text:span><text:span text:style-name="T5"> </text:span><text:span text:style-name="T4">certainty,</text:span><text:span text:style-name="T5"> </text:span><text:span text:style-name="T4">his</text:span><text:span text:style-name="T5"> </text:span><text:span text:style-name="T4">eyes</text:span><text:span text:style-name="T5"> </text:span><text:span text:style-name="T4">wading</text:span><text:span text:style-name="T5"> </text:span><text:span text:style-name="T4">through</text:span><text:span text:style-name="T5"> </text:span><text:span text:style-name="T4">the</text:span><text:span text:style-name="T5"> </text:span><text:span text:style-name="T4">darkness</text:span><text:span text:style-name="T5"> </text:span><text:span text:style-name="T4">of</text:span><text:span text:style-name="T5"> </text:span><text:span text:style-name="T4">the</text:span><text:span text:style-name="T5"> </text:span><text:span text:style-name="T4">night</text:span><text:span text:style-name="T5"> </text:span><text:span text:style-name="T4">warily.</text:span></text:p>
      <text:p text:style-name="P2">Ned<text:span text:style-name="T1"> </text:span>struck<text:span text:style-name="T1"> </text:span>the<text:span text:style-name="T1"> </text:span>others<text:span text:style-name="T1"> </text:span>as<text:span text:style-name="T1"> </text:span>a<text:span text:style-name="T1"> </text:span>fairly<text:span text:style-name="T1"> </text:span>common<text:span text:style-name="T1"> </text:span>young<text:span text:style-name="T1"> </text:span>man;<text:span text:style-name="T1"> </text:span>not<text:span text:style-name="T1"> </text:span>too<text:span text:style-name="T1"> </text:span>short,<text:span text:style-name="T1"> </text:span>not<text:span text:style-name="T1"> </text:span>taller<text:span text:style-name="T1"> </text:span>than<text:span text:style-name="T1"> </text:span>Parcifal.<text:span text:style-name="T1"> </text:span>He<text:span text:style-name="T1"> </text:span>carried<text:span text:style-name="T1"> </text:span>an<text:span text:style-name="T1"> </text:span>old<text:span text:style-name="T1"> </text:span>hunting<text:span text:style-name="T1"> </text:span>crossbow<text:span text:style-name="T1"> </text:span>strung<text:span text:style-name="T1"> </text:span>along<text:span text:style-name="T1"> </text:span>the<text:span text:style-name="T1"> </text:span>belt<text:span text:style-name="T1"> </text:span>at<text:span text:style-name="T1"> </text:span>his<text:span text:style-name="T1"> </text:span>waist.<text:span text:style-name="T1"> </text:span>With<text:span text:style-name="T1"> </text:span>his<text:span text:style-name="T1"> </text:span>pitch<text:span text:style-name="T1"> </text:span>black<text:span text:style-name="T1"> </text:span>hair<text:span text:style-name="T1"> </text:span>and<text:span text:style-name="T1"> </text:span>light<text:span text:style-name="T1"> </text:span>cloth<text:span text:style-name="T1"> </text:span>garments,<text:span text:style-name="T1"> </text:span>he<text:span text:style-name="T1"> </text:span>gave<text:span text:style-name="T1"> </text:span>the<text:span text:style-name="T1"> </text:span>impression<text:span text:style-name="T1"> </text:span>of<text:span text:style-name="T1"> </text:span>some<text:span text:style-name="T1"> </text:span>sort<text:span text:style-name="T1"> </text:span>of<text:span text:style-name="T1"> </text:span>romantic<text:span text:style-name="T1"> </text:span>fool.</text:p>
      <text:p text:style-name="P2">That<text:span text:style-name="T1"> </text:span>image<text:span text:style-name="T1"> </text:span>was<text:span text:style-name="T1"> </text:span>enhanced<text:span text:style-name="T1"> </text:span>by<text:span text:style-name="T1"> </text:span>the<text:span text:style-name="T1"> </text:span>small<text:span text:style-name="T1"> </text:span>leather<text:span text:style-name="T1"> </text:span>drum<text:span text:style-name="T1"> </text:span>he<text:span text:style-name="T1"> </text:span>carried<text:span text:style-name="T1"> </text:span>around<text:span text:style-name="T1"> </text:span>on<text:span text:style-name="T1"> </text:span>his<text:span text:style-name="T1"> </text:span>back;<text:span text:style-name="T1"> </text:span>no-one<text:span text:style-name="T1"> </text:span>had<text:span text:style-name="T1"> </text:span>deemed<text:span text:style-name="T1"> </text:span>a<text:span text:style-name="T1"> </text:span>drum<text:span text:style-name="T1"> </text:span>particularly<text:span text:style-name="T1"> </text:span>able<text:span text:style-name="T1"> </text:span>to<text:span text:style-name="T1"> </text:span>deal<text:span text:style-name="T1"> </text:span>damage<text:span text:style-name="T1"> </text:span>when<text:span text:style-name="T1"> </text:span>the<text:span text:style-name="T1"> </text:span>need<text:span text:style-name="T1"> </text:span>arose.</text:p>
      <text:p text:style-name="P1"><text:span text:style-name="T5">“</text:span><text:span text:style-name="T4">How</text:span><text:span text:style-name="T5"> </text:span><text:span text:style-name="T4">can</text:span><text:span text:style-name="T5"> </text:span><text:span text:style-name="T4">you</text:span><text:span text:style-name="T5"> </text:span><text:span text:style-name="T4">be</text:span><text:span text:style-name="T5"> </text:span><text:span text:style-name="T4">sure</text:span><text:span text:style-name="T5"> </text:span><text:span text:style-name="T4">it</text:span><text:span text:style-name="T5"> </text:span><text:span text:style-name="T4">was</text:span><text:span text:style-name="T5"> </text:span><text:span text:style-name="T4">elves?</text:span><text:span text:style-name="T5">” </text:span><text:span text:style-name="T4">asked</text:span><text:span text:style-name="T5"> </text:span><text:span text:style-name="T4">Winceham</text:span><text:span text:style-name="T5"> </text:span><text:span text:style-name="T4">slightly</text:span><text:span text:style-name="T5"> </text:span><text:span text:style-name="T4">out</text:span><text:span text:style-name="T5"> </text:span><text:span text:style-name="T4">of</text:span><text:span text:style-name="T5"> </text:span><text:span text:style-name="T4">breath</text:span><text:span text:style-name="T5"> </text:span><text:span text:style-name="T4">as</text:span><text:span text:style-name="T5"> </text:span><text:span text:style-name="T4">he</text:span><text:span text:style-name="T5"> </text:span><text:span text:style-name="T4">tried</text:span><text:span text:style-name="T5"> </text:span><text:span text:style-name="T4">to</text:span><text:span text:style-name="T5"> </text:span><text:span text:style-name="T4">keep</text:span><text:span text:style-name="T5"> </text:span><text:span text:style-name="T4">pace</text:span><text:span text:style-name="T5"> </text:span><text:span text:style-name="T4">with</text:span><text:span text:style-name="T5"> </text:span><text:span text:style-name="T4">the</text:span><text:span text:style-name="T5"> </text:span><text:span text:style-name="T4">rest,</text:span><text:span text:style-name="T5"> </text:span><text:span text:style-name="T4">his</text:span><text:span text:style-name="T5"> </text:span><text:span text:style-name="T4">satchel</text:span><text:span text:style-name="T5"> </text:span><text:span text:style-name="T4">bobbing</text:span><text:span text:style-name="T5"> </text:span><text:span text:style-name="T4">wildly.</text:span><text:span text:style-name="T5"> </text:span><text:span text:style-name="T4">Ned</text:span><text:span text:style-name="T5">’</text:span><text:span text:style-name="T4">s</text:span><text:span text:style-name="T5"> </text:span><text:span text:style-name="T4">reply</text:span><text:span text:style-name="T5"> </text:span><text:span text:style-name="T4">was</text:span><text:span text:style-name="T5"> </text:span><text:span text:style-name="T4">taciturn</text:span><text:span text:style-name="T5"> </text:span><text:span text:style-name="T4">at</text:span><text:span text:style-name="T5"> </text:span><text:span text:style-name="T4">best:</text:span></text:p>
      <text:p text:style-name="P1"><text:span text:style-name="T5">“</text:span><text:span text:style-name="T4">I</text:span><text:span text:style-name="T5"> </text:span><text:span text:style-name="T4">am.</text:span><text:span text:style-name="T5">”</text:span></text:p>
      <text:p text:style-name="P2">A<text:span text:style-name="T1"> </text:span>somewhat<text:span text:style-name="T1"> </text:span>uneasy<text:span text:style-name="T1"> </text:span>silence<text:span text:style-name="T1"> </text:span>followed.<text:span text:style-name="T1"> </text:span>Lernea<text:span text:style-name="T1"> </text:span>gracefully<text:span text:style-name="T1"> </text:span>trod<text:span text:style-name="T1"> </text:span>through<text:span text:style-name="T1"> </text:span>the<text:span text:style-name="T1"> </text:span>thick,<text:span text:style-name="T1"> </text:span>lush<text:span text:style-name="T1"> </text:span>brush<text:span text:style-name="T1"> </text:span>as<text:span text:style-name="T1"> </text:span>if<text:span text:style-name="T1"> </text:span>this<text:span text:style-name="T1"> </text:span>southern,<text:span text:style-name="T1"> </text:span>exotic<text:span text:style-name="T1"> </text:span>forest<text:span text:style-name="T1"> </text:span>was<text:span text:style-name="T1"> </text:span>her<text:span text:style-name="T1"> </text:span>natural<text:span text:style-name="T1"> </text:span>habitat.<text:span text:style-name="T1"> </text:span>At<text:span text:style-name="T1"> </text:span>length<text:span text:style-name="T1"> </text:span>she<text:span text:style-name="T1"> </text:span>too<text:span text:style-name="T1"> </text:span>felt<text:span text:style-name="T1"> </text:span>the<text:span text:style-name="T1"> </text:span>need<text:span text:style-name="T1"> </text:span>to<text:span text:style-name="T1"> </text:span>ask<text:span text:style-name="T1"> </text:span>Ned:</text:p>
      <text:p text:style-name="P1"><text:span text:style-name="T5">“</text:span><text:span text:style-name="T4">These</text:span><text:span text:style-name="T5"> </text:span><text:span text:style-name="T4">elves</text:span><text:span text:style-name="T5"> </text:span><text:span text:style-name="T4">you</text:span><text:span text:style-name="T5"> </text:span><text:span text:style-name="T4">speak</text:span><text:span text:style-name="T5"> </text:span><text:span text:style-name="T4">of,</text:span><text:span text:style-name="T5"> </text:span><text:span text:style-name="T4">what</text:span><text:span text:style-name="T5"> </text:span><text:span text:style-name="T4">makes</text:span><text:span text:style-name="T5"> </text:span><text:span text:style-name="T4">you</text:span><text:span text:style-name="T5"> </text:span><text:span text:style-name="T4">so</text:span><text:span text:style-name="T5"> </text:span><text:span text:style-name="T4">certain</text:span><text:span text:style-name="T5"> </text:span><text:span text:style-name="T4">they</text:span><text:span text:style-name="T5">’</text:span><text:span text:style-name="T4">ll</text:span><text:span text:style-name="T5"> </text:span><text:span text:style-name="T4">want</text:span><text:span text:style-name="T5"> </text:span><text:span text:style-name="T4">to</text:span><text:span text:style-name="T5"> </text:span><text:span text:style-name="T4">help?</text:span><text:span text:style-name="T5">”</text:span></text:p>
      <text:p text:style-name="P2">Ned<text:span text:style-name="T1"> </text:span>paused<text:span text:style-name="T1"> </text:span>in<text:span text:style-name="T1"> </text:span>his<text:span text:style-name="T1"> </text:span>stride,<text:span text:style-name="T1"> </text:span>turned<text:span text:style-name="T1"> </text:span>around<text:span text:style-name="T1"> </text:span>and<text:span text:style-name="T1"> </text:span>looked<text:span text:style-name="T1"> </text:span>at<text:span text:style-name="T1"> </text:span>Lernea<text:span text:style-name="T1"> </text:span>with<text:span text:style-name="T1"> </text:span>a<text:span text:style-name="T1"> </text:span>grin<text:span text:style-name="T1"> </text:span>that<text:span text:style-name="T1"> </text:span>shone<text:span text:style-name="T1"> </text:span>unnervingly<text:span text:style-name="T1"> </text:span>even<text:span text:style-name="T1"> </text:span>though<text:span text:style-name="T1"> </text:span>the<text:span text:style-name="T1"> </text:span>light<text:span text:style-name="T1"> </text:span>of<text:span text:style-name="T1"> </text:span>the<text:span text:style-name="T1"> </text:span>stars<text:span text:style-name="T1"> </text:span>was<text:span text:style-name="T1"> </text:span>barely<text:span text:style-name="T1"> </text:span>enough<text:span text:style-name="T1"> </text:span>to<text:span text:style-name="T1"> </text:span>see.</text:p>
      <text:p text:style-name="P1"><text:span text:style-name="T5">“</text:span><text:span text:style-name="T4">Nothing!</text:span><text:span text:style-name="T5">” </text:span><text:span text:style-name="T4">he</text:span><text:span text:style-name="T5"> </text:span><text:span text:style-name="T4">said</text:span><text:span text:style-name="T5"> </text:span><text:span text:style-name="T4">loudly,</text:span><text:span text:style-name="T5"> </text:span><text:span text:style-name="T4">his</text:span><text:span text:style-name="T5"> </text:span><text:span text:style-name="T4">voice</text:span><text:span text:style-name="T5"> </text:span><text:span text:style-name="T4">echoing</text:span><text:span text:style-name="T5"> </text:span><text:span text:style-name="T4">faintly</text:span><text:span text:style-name="T5"> </text:span><text:span text:style-name="T4">as</text:span><text:span text:style-name="T5"> </text:span><text:span text:style-name="T4">it</text:span><text:span text:style-name="T5"> </text:span><text:span text:style-name="T4">bounced</text:span><text:span text:style-name="T5"> </text:span><text:span text:style-name="T4">off</text:span><text:span text:style-name="T5"> </text:span><text:span text:style-name="T4">the</text:span><text:span text:style-name="T5"> </text:span><text:span text:style-name="T4">surrounding</text:span><text:span text:style-name="T5"> </text:span><text:span text:style-name="T4">hills.</text:span><text:span text:style-name="T5"> </text:span><text:span text:style-name="T4">He</text:span><text:span text:style-name="T5"> </text:span><text:span text:style-name="T4">resumed</text:span><text:span text:style-name="T5"> </text:span><text:span text:style-name="T4">walking</text:span><text:span text:style-name="T5"> </text:span><text:span text:style-name="T4">alongside</text:span><text:span text:style-name="T5"> </text:span><text:span text:style-name="T4">Parcifal,</text:span><text:span text:style-name="T5"> </text:span><text:span text:style-name="T4">his</text:span><text:span text:style-name="T5"> </text:span><text:span text:style-name="T4">eyes</text:span><text:span text:style-name="T5"> </text:span><text:span text:style-name="T4">glancing</text:span><text:span text:style-name="T5"> </text:span><text:span text:style-name="T4">at</text:span><text:span text:style-name="T5"> </text:span><text:span text:style-name="T4">everyone</text:span><text:span text:style-name="T5"> </text:span><text:span text:style-name="T4">with</text:span><text:span text:style-name="T5"> </text:span><text:span text:style-name="T4">obvious</text:span><text:span text:style-name="T5"> </text:span><text:span text:style-name="T4">aggravation;</text:span><text:span text:style-name="T5"> </text:span><text:span text:style-name="T4">apparently,</text:span><text:span text:style-name="T5"> </text:span><text:span text:style-name="T4">he</text:span><text:span text:style-name="T5"> </text:span><text:span text:style-name="T4">wasn</text:span><text:span text:style-name="T5">’</text:span><text:span text:style-name="T4">t</text:span><text:span text:style-name="T5"> </text:span><text:span text:style-name="T4">in</text:span><text:span text:style-name="T5"> </text:span><text:span text:style-name="T4">the</text:span><text:span text:style-name="T5"> </text:span><text:span text:style-name="T4">mood</text:span><text:span text:style-name="T5"> </text:span><text:span text:style-name="T4">for</text:span><text:span text:style-name="T5"> </text:span><text:span text:style-name="T4">questions.</text:span><text:span text:style-name="T5"> </text:span><text:span text:style-name="T4">The</text:span><text:span text:style-name="T5"> </text:span><text:span text:style-name="T4">others</text:span><text:span text:style-name="T5"> </text:span><text:span text:style-name="T4">exchanged</text:span><text:span text:style-name="T5"> </text:span><text:span text:style-name="T4">doubtful</text:span><text:span text:style-name="T5"> </text:span><text:span text:style-name="T4">looks,</text:span><text:span text:style-name="T5"> </text:span><text:span text:style-name="T4">but</text:span><text:span text:style-name="T5"> </text:span><text:span text:style-name="T4">knew</text:span><text:span text:style-name="T5"> </text:span><text:span text:style-name="T4">that</text:span><text:span text:style-name="T5"> </text:span><text:span text:style-name="T4">for</text:span><text:span text:style-name="T5"> </text:span><text:span text:style-name="T4">the</text:span><text:span text:style-name="T5"> </text:span><text:span text:style-name="T4">time</text:span><text:span text:style-name="T5"> </text:span><text:span text:style-name="T4">being,</text:span><text:span text:style-name="T5"> </text:span><text:span text:style-name="T4">questions</text:span><text:span text:style-name="T5"> </text:span><text:span text:style-name="T4">would</text:span><text:span text:style-name="T5"> </text:span><text:span text:style-name="T4">serve</text:span><text:span text:style-name="T5"> </text:span><text:span text:style-name="T4">no</text:span><text:span text:style-name="T5"> </text:span><text:span text:style-name="T4">purpose</text:span><text:span text:style-name="T5"> </text:span><text:span text:style-name="T4">other</text:span><text:span text:style-name="T5"> </text:span><text:span text:style-name="T4">than</text:span><text:span text:style-name="T5"> </text:span><text:span text:style-name="T4">driving</text:span><text:span text:style-name="T5"> </text:span><text:span text:style-name="T4">Ned</text:span><text:span text:style-name="T5"> </text:span><text:span text:style-name="T4">slightly</text:span><text:span text:style-name="T5"> </text:span><text:span text:style-name="T4">mad.</text:span></text:p>
      <text:p text:style-name="P2">They<text:span text:style-name="T1"> </text:span>had<text:span text:style-name="T1"> </text:span>been<text:span text:style-name="T1"> </text:span>slowly<text:span text:style-name="T1"> </text:span>climbing<text:span text:style-name="T1"> </text:span>Silkcrest<text:span text:style-name="T1"> </text:span>Hill,<text:span text:style-name="T1"> </text:span>no<text:span text:style-name="T1"> </text:span>more<text:span text:style-name="T1"> </text:span>than<text:span text:style-name="T1"> </text:span>an<text:span text:style-name="T1"> </text:span>hour<text:span text:style-name="T1">’</text:span>s<text:span text:style-name="T1"> </text:span>reach<text:span text:style-name="T1"> </text:span>from<text:span text:style-name="T1"> </text:span>Hobb<text:span text:style-name="T1">’</text:span>s<text:span text:style-name="T1"> </text:span>Bay<text:span text:style-name="T1"> </text:span>to<text:span text:style-name="T1"> </text:span>the<text:span text:style-name="T1"> </text:span>west.<text:span text:style-name="T1"> </text:span>The<text:span text:style-name="T1"> </text:span>minute<text:span text:style-name="T1"> </text:span>after<text:span text:style-name="T1"> </text:span>they<text:span text:style-name="T1"> </text:span>had<text:span text:style-name="T1"> </text:span>finished<text:span text:style-name="T1"> </text:span>burying<text:span text:style-name="T1"> </text:span>Ned<text:span text:style-name="T1">’</text:span>s<text:span text:style-name="T1"> </text:span>father,<text:span text:style-name="T1"> </text:span>they<text:span text:style-name="T1"> </text:span>had<text:span text:style-name="T1"> </text:span>heard<text:span text:style-name="T1"> </text:span>a<text:span text:style-name="T1"> </text:span>rather<text:span text:style-name="T1"> </text:span>rowdy<text:span text:style-name="T1"> </text:span>crowd<text:span text:style-name="T1"> </text:span>on<text:span text:style-name="T1"> </text:span>the<text:span text:style-name="T1"> </text:span>street,<text:span text:style-name="T1"> </text:span>asking<text:span text:style-name="T1"> </text:span>for<text:span text:style-name="T1"> </text:span>them<text:span text:style-name="T1"> </text:span>to<text:span text:style-name="T1"> </text:span>come<text:span text:style-name="T1"> </text:span>out<text:span text:style-name="T1"> </text:span>and<text:span text:style-name="T1"> </text:span>be<text:span text:style-name="T1"> </text:span>hanged<text:span text:style-name="T1"> </text:span>for<text:span text:style-name="T1"> </text:span>the<text:span text:style-name="T1"> </text:span>murders<text:span text:style-name="T1"> </text:span>they<text:span text:style-name="T1"> </text:span>had<text:span text:style-name="T1"> </text:span>committed.<text:span text:style-name="T1"> </text:span>Hobb<text:span text:style-name="T1"> </text:span>seemed<text:span text:style-name="T1"> </text:span>fairly<text:span text:style-name="T1"> </text:span>adept<text:span text:style-name="T1"> </text:span>at<text:span text:style-name="T1"> </text:span>putting<text:span text:style-name="T1"> </text:span>the<text:span text:style-name="T1"> </text:span>blame<text:span text:style-name="T1"> </text:span>on<text:span text:style-name="T1"> </text:span>people<text:span text:style-name="T1"> </text:span>and<text:span text:style-name="T1"> </text:span>rousing<text:span text:style-name="T1"> </text:span>the<text:span text:style-name="T1"> </text:span>masses<text:span text:style-name="T1"> </text:span>into<text:span text:style-name="T1"> </text:span>an<text:span text:style-name="T1"> </text:span>angry<text:span text:style-name="T1"> </text:span>mob;<text:span text:style-name="T1"> </text:span>Ned,<text:span text:style-name="T1"> </text:span>Winceham<text:span text:style-name="T1"> </text:span>and<text:span text:style-name="T1"> </text:span>the<text:span text:style-name="T1"> </text:span>Teletha<text:span text:style-name="T1"> </text:span>sisters<text:span text:style-name="T1"> </text:span>were<text:span text:style-name="T1"> </text:span>wanted<text:span text:style-name="T1"> </text:span>for<text:span text:style-name="T1"> </text:span>murder,<text:span text:style-name="T1"> </text:span>jaywalking<text:span text:style-name="T1"> </text:span>and<text:span text:style-name="T1"> </text:span>unlawful<text:span text:style-name="T1"> </text:span>pillaging<text:span text:style-name="T1"> </text:span>to<text:span text:style-name="T1"> </text:span>boot.<text:span text:style-name="T1"> </text:span>Without<text:span text:style-name="T1"> </text:span>the<text:span text:style-name="T1"> </text:span>need<text:span text:style-name="T1"> </text:span>to<text:span text:style-name="T1"> </text:span>talk<text:span text:style-name="T1"> </text:span>it<text:span text:style-name="T1"> </text:span>over,<text:span text:style-name="T1"> </text:span>they<text:span text:style-name="T1"> </text:span>fled<text:span text:style-name="T1"> </text:span>Hobb<text:span text:style-name="T1">’</text:span>s<text:span text:style-name="T1"> </text:span>bay<text:span text:style-name="T1"> </text:span>through<text:span text:style-name="T1"> </text:span>obscure<text:span text:style-name="T1"> </text:span>alleys<text:span text:style-name="T1"> </text:span>and<text:span text:style-name="T1"> </text:span>deserted<text:span text:style-name="T1"> </text:span>back<text:span text:style-name="T1"> </text:span>streets<text:span text:style-name="T1"> </text:span>onto<text:span text:style-name="T1"> </text:span>the<text:span text:style-name="T1"> </text:span>nearby<text:span text:style-name="T1"> </text:span>woods.</text:p>
      <text:p text:style-name="P2">Ned<text:span text:style-name="T1"> </text:span>had<text:span text:style-name="T1"> </text:span>come<text:span text:style-name="T1"> </text:span>up<text:span text:style-name="T1"> </text:span>with<text:span text:style-name="T1"> </text:span>what<text:span text:style-name="T1"> </text:span>was<text:span text:style-name="T1"> </text:span>now<text:span text:style-name="T1"> </text:span>effectively<text:span text:style-name="T1"> </text:span>their<text:span text:style-name="T1"> </text:span>grand<text:span text:style-name="T1"> </text:span>plan,<text:span text:style-name="T1"> </text:span>which<text:span text:style-name="T1"> </text:span>wasn<text:span text:style-name="T1">’</text:span>t<text:span text:style-name="T1"> </text:span>much<text:span text:style-name="T1"> </text:span>as<text:span text:style-name="T1"> </text:span>everyone<text:span text:style-name="T1"> </text:span>had<text:span text:style-name="T1"> </text:span>commented,<text:span text:style-name="T1"> </text:span>but<text:span text:style-name="T1"> </text:span>it<text:span text:style-name="T1"> </text:span>was<text:span text:style-name="T1"> </text:span>their<text:span text:style-name="T1"> </text:span>best<text:span text:style-name="T1"> </text:span>shot.<text:span text:style-name="T1"> </text:span>Not<text:span text:style-name="T1"> </text:span>to<text:span text:style-name="T1"> </text:span>mention,<text:span text:style-name="T1"> </text:span>as<text:span text:style-name="T1"> </text:span>Winceham<text:span text:style-name="T1"> </text:span>had<text:span text:style-name="T1"> </text:span>put<text:span text:style-name="T1"> </text:span>it,<text:span text:style-name="T1"> </text:span>their<text:span text:style-name="T1"> </text:span>only<text:span text:style-name="T1"> </text:span>and<text:span text:style-name="T1"> </text:span>perhaps<text:span text:style-name="T1"> </text:span>their<text:span text:style-name="T1"> </text:span>last<text:span text:style-name="T1"> </text:span>one<text:span text:style-name="T1"> </text:span>as<text:span text:style-name="T1"> </text:span>well.</text:p>
      <text:p text:style-name="P2"><text:soft-page-break/>They<text:span text:style-name="T1">’</text:span>d<text:span text:style-name="T1"> </text:span>seek<text:span text:style-name="T1"> </text:span>out<text:span text:style-name="T1"> </text:span>the<text:span text:style-name="T1"> </text:span>secretive<text:span text:style-name="T1"> </text:span>Woodkin<text:span text:style-name="T1"> </text:span>elves<text:span text:style-name="T1"> </text:span>that<text:span text:style-name="T1"> </text:span>some<text:span text:style-name="T1"> </text:span>said<text:span text:style-name="T1"> </text:span>dwelt<text:span text:style-name="T1"> </text:span>deep<text:span text:style-name="T1"> </text:span>in<text:span text:style-name="T1"> </text:span>the<text:span text:style-name="T1"> </text:span>jungle<text:span text:style-name="T1"> </text:span>where<text:span text:style-name="T1"> </text:span>death<text:span text:style-name="T1"> </text:span>lurked<text:span text:style-name="T1"> </text:span>in<text:span text:style-name="T1"> </text:span>many<text:span text:style-name="T1"> </text:span>forms:<text:span text:style-name="T1"> </text:span>quicksand,<text:span text:style-name="T1"> </text:span>and<text:span text:style-name="T1"> </text:span>poisoned<text:span text:style-name="T1"> </text:span>plants<text:span text:style-name="T1"> </text:span>made<text:span text:style-name="T1"> </text:span>the<text:span text:style-name="T1"> </text:span>jungle<text:span text:style-name="T1"> </text:span>perilous<text:span text:style-name="T1"> </text:span>to<text:span text:style-name="T1"> </text:span>cross,<text:span text:style-name="T1"> </text:span>while<text:span text:style-name="T1"> </text:span>snakes,<text:span text:style-name="T1"> </text:span>rockatoos,<text:span text:style-name="T1"> </text:span>crocodiles<text:span text:style-name="T1"> </text:span>and<text:span text:style-name="T1"> </text:span>venom<text:span text:style-name="T1"> </text:span>spiders<text:span text:style-name="T1"> </text:span>tried<text:span text:style-name="T1"> </text:span>to<text:span text:style-name="T1"> </text:span>literally<text:span text:style-name="T1"> </text:span>lived<text:span text:style-name="T1"> </text:span>on<text:span text:style-name="T1"> </text:span>reckless<text:span text:style-name="T1"> </text:span>travelers.</text:p>
      <text:p text:style-name="P2">Winceham<text:span text:style-name="T1"> </text:span>made<text:span text:style-name="T1"> </text:span>a<text:span text:style-name="T1"> </text:span>gesture<text:span text:style-name="T1"> </text:span>with<text:span text:style-name="T1"> </text:span>his<text:span text:style-name="T1"> </text:span>hands,<text:span text:style-name="T1"> </text:span>stopped<text:span text:style-name="T1"> </text:span>and<text:span text:style-name="T1"> </text:span>bent<text:span text:style-name="T1"> </text:span>over<text:span text:style-name="T1"> </text:span>his<text:span text:style-name="T1"> </text:span>knees;<text:span text:style-name="T1"> </text:span>his<text:span text:style-name="T1"> </text:span>face<text:span text:style-name="T1"> </text:span>was<text:span text:style-name="T1"> </text:span>a<text:span text:style-name="T1"> </text:span>grimace,<text:span text:style-name="T1"> </text:span>his<text:span text:style-name="T1"> </text:span>lungs<text:span text:style-name="T1"> </text:span>burning<text:span text:style-name="T1"> </text:span>from<text:span text:style-name="T1"> </text:span>the<text:span text:style-name="T1"> </text:span>effort.</text:p>
      <text:p text:style-name="P1"><text:span text:style-name="T5">“</text:span><text:span text:style-name="T4">Can</text:span><text:span text:style-name="T5">’</text:span><text:span text:style-name="T4">t</text:span><text:span text:style-name="T5"> </text:span><text:span text:style-name="T4">feel</text:span><text:span text:style-name="T5"> </text:span><text:span text:style-name="T4">me</text:span><text:span text:style-name="T5"> </text:span><text:span text:style-name="T4">legs.</text:span><text:span text:style-name="T5"> </text:span><text:span text:style-name="T4">We</text:span><text:span text:style-name="T5"> </text:span><text:span text:style-name="T4">need</text:span><text:span text:style-name="T5"> </text:span><text:span text:style-name="T4">to</text:span><text:span text:style-name="T5"> </text:span><text:span text:style-name="T4">take</text:span><text:span text:style-name="T5"> </text:span><text:span text:style-name="T4">a</text:span><text:span text:style-name="T5"> </text:span><text:span text:style-name="T4">break,</text:span><text:span text:style-name="T5">” </text:span><text:span text:style-name="T4">he</text:span><text:span text:style-name="T5"> </text:span><text:span text:style-name="T4">said</text:span><text:span text:style-name="T5"> </text:span><text:span text:style-name="T4">in</text:span><text:span text:style-name="T5"> </text:span><text:span text:style-name="T4">between</text:span><text:span text:style-name="T5"> </text:span><text:span text:style-name="T4">deep,</text:span><text:span text:style-name="T5"> </text:span><text:span text:style-name="T4">pained</text:span><text:span text:style-name="T5"> </text:span><text:span text:style-name="T4">breaths.</text:span></text:p>
      <text:p text:style-name="P1"><text:span text:style-name="T5">“</text:span><text:span text:style-name="T4">We</text:span><text:span text:style-name="T5"> </text:span><text:span text:style-name="T4">can</text:span><text:span text:style-name="T5">’</text:span><text:span text:style-name="T4">t</text:span><text:span text:style-name="T5"> </text:span><text:span text:style-name="T4">stop</text:span><text:span text:style-name="T5"> </text:span><text:span text:style-name="T4">now,</text:span><text:span text:style-name="T5"> </text:span><text:span text:style-name="T4">not</text:span><text:span text:style-name="T5"> </text:span><text:span text:style-name="T4">until</text:span><text:span text:style-name="T5"> </text:span><text:span text:style-name="T4">we</text:span><text:span text:style-name="T5">’</text:span><text:span text:style-name="T4">ve</text:span><text:span text:style-name="T5"> </text:span><text:span text:style-name="T4">found</text:span><text:span text:style-name="T5"> </text:span><text:span text:style-name="T4">them,</text:span><text:span text:style-name="T5">” </text:span><text:span text:style-name="T4">said</text:span><text:span text:style-name="T5"> </text:span><text:span text:style-name="T4">Ned</text:span><text:span text:style-name="T5"> </text:span><text:span text:style-name="T4">with</text:span><text:span text:style-name="T5"> </text:span><text:span text:style-name="T4">a</text:span><text:span text:style-name="T5"> </text:span><text:span text:style-name="T4">sense</text:span><text:span text:style-name="T5"> </text:span><text:span text:style-name="T4">of</text:span><text:span text:style-name="T5"> </text:span><text:span text:style-name="T4">urgency.</text:span><text:span text:style-name="T5"> </text:span><text:span text:style-name="T4">He</text:span><text:span text:style-name="T5"> </text:span><text:span text:style-name="T4">sounded</text:span><text:span text:style-name="T5"> </text:span><text:span text:style-name="T4">annoyed,</text:span><text:span text:style-name="T5"> </text:span><text:span text:style-name="T4">but</text:span><text:span text:style-name="T5"> </text:span><text:span text:style-name="T4">there</text:span><text:span text:style-name="T5"> </text:span><text:span text:style-name="T4">was</text:span><text:span text:style-name="T5"> </text:span><text:span text:style-name="T4">tiredness</text:span><text:span text:style-name="T5"> </text:span><text:span text:style-name="T4">in</text:span><text:span text:style-name="T5"> </text:span><text:span text:style-name="T4">his</text:span><text:span text:style-name="T5"> </text:span><text:span text:style-name="T4">tone</text:span><text:span text:style-name="T5"> </text:span><text:span text:style-name="T4">as</text:span><text:span text:style-name="T5"> </text:span><text:span text:style-name="T4">well.</text:span><text:span text:style-name="T5"> </text:span><text:span text:style-name="T4">The</text:span><text:span text:style-name="T5"> </text:span><text:span text:style-name="T4">sisters</text:span><text:span text:style-name="T5"> </text:span><text:span text:style-name="T4">nodded</text:span><text:span text:style-name="T5"> </text:span><text:span text:style-name="T4">and</text:span><text:span text:style-name="T5"> </text:span><text:span text:style-name="T4">Parcifal</text:span><text:span text:style-name="T5"> </text:span><text:span text:style-name="T4">unsheathed</text:span><text:span text:style-name="T5"> </text:span><text:span text:style-name="T4">Encelados;</text:span><text:span text:style-name="T5"> </text:span><text:span text:style-name="T4">she</text:span><text:span text:style-name="T5"> </text:span><text:span text:style-name="T4">promptly</text:span><text:span text:style-name="T5"> </text:span><text:span text:style-name="T4">buried</text:span><text:span text:style-name="T5"> </text:span><text:span text:style-name="T4">it</text:span><text:span text:style-name="T5"> </text:span><text:span text:style-name="T4">into</text:span><text:span text:style-name="T5"> </text:span><text:span text:style-name="T4">the</text:span><text:span text:style-name="T5"> </text:span><text:span text:style-name="T4">ground</text:span><text:span text:style-name="T5"> </text:span><text:span text:style-name="T4">with</text:span><text:span text:style-name="T5"> </text:span><text:span text:style-name="T4">ease.</text:span><text:span text:style-name="T5"> </text:span><text:span text:style-name="T4">Lernea</text:span><text:span text:style-name="T5"> </text:span><text:span text:style-name="T4">sat</text:span><text:span text:style-name="T5"> </text:span><text:span text:style-name="T4">down</text:span><text:span text:style-name="T5"> </text:span><text:span text:style-name="T4">on</text:span><text:span text:style-name="T5"> </text:span><text:span text:style-name="T4">the</text:span><text:span text:style-name="T5"> </text:span><text:span text:style-name="T4">ground</text:span><text:span text:style-name="T5"> </text:span><text:span text:style-name="T4">and</text:span><text:span text:style-name="T5"> </text:span><text:span text:style-name="T4">unclasped</text:span><text:span text:style-name="T5"> </text:span><text:span text:style-name="T4">a</text:span><text:span text:style-name="T5"> </text:span><text:span text:style-name="T4">bright,</text:span><text:span text:style-name="T5"> </text:span><text:span text:style-name="T4">silver</text:span><text:span text:style-name="T5"> </text:span><text:span text:style-name="T4">canteen</text:span><text:span text:style-name="T5"> </text:span><text:span text:style-name="T4">from</text:span><text:span text:style-name="T5"> </text:span><text:span text:style-name="T4">her</text:span><text:span text:style-name="T5"> </text:span><text:span text:style-name="T4">belt.</text:span><text:span text:style-name="T5"> </text:span><text:span text:style-name="T4">She</text:span><text:span text:style-name="T5"> </text:span><text:span text:style-name="T4">brought</text:span><text:span text:style-name="T5"> </text:span><text:span text:style-name="T4">it</text:span><text:span text:style-name="T5"> </text:span><text:span text:style-name="T4">to</text:span><text:span text:style-name="T5"> </text:span><text:span text:style-name="T4">her</text:span><text:span text:style-name="T5"> </text:span><text:span text:style-name="T4">lips</text:span><text:span text:style-name="T5"> </text:span><text:span text:style-name="T4">and</text:span><text:span text:style-name="T5"> </text:span><text:span text:style-name="T4">drank,</text:span><text:span text:style-name="T5"> </text:span><text:span text:style-name="T4">before</text:span><text:span text:style-name="T5"> </text:span><text:span text:style-name="T4">offering</text:span><text:span text:style-name="T5"> </text:span><text:span text:style-name="T4">it</text:span><text:span text:style-name="T5"> </text:span><text:span text:style-name="T4">to</text:span><text:span text:style-name="T5"> </text:span><text:span text:style-name="T4">Winceham</text:span><text:span text:style-name="T5"> </text:span><text:span text:style-name="T4">who</text:span><text:span text:style-name="T5"> </text:span><text:span text:style-name="T4">gladly</text:span><text:span text:style-name="T5"> </text:span><text:span text:style-name="T4">downed</text:span><text:span text:style-name="T5"> </text:span><text:span text:style-name="T4">a</text:span><text:span text:style-name="T5"> </text:span><text:span text:style-name="T4">mouthful</text:span><text:span text:style-name="T5"> </text:span><text:span text:style-name="T4">himself.</text:span></text:p>
      <text:p text:style-name="P1"><text:span text:style-name="T5">“</text:span><text:span text:style-name="T4">What</text:span><text:span text:style-name="T5"> </text:span><text:span text:style-name="T4">are</text:span><text:span text:style-name="T5"> </text:span><text:span text:style-name="T4">you</text:span><text:span text:style-name="T5"> </text:span><text:span text:style-name="T4">doing?</text:span><text:span text:style-name="T5">” </text:span><text:span text:style-name="T4">asked</text:span><text:span text:style-name="T5"> </text:span><text:span text:style-name="T4">Ned</text:span><text:span text:style-name="T5"> </text:span><text:span text:style-name="T4">in</text:span><text:span text:style-name="T5"> </text:span><text:span text:style-name="T4">utter</text:span><text:span text:style-name="T5"> </text:span><text:span text:style-name="T4">disbelief,</text:span><text:span text:style-name="T5"> </text:span><text:span text:style-name="T4">even</text:span><text:span text:style-name="T5"> </text:span><text:span text:style-name="T4">though</text:span><text:span text:style-name="T5"> </text:span><text:span text:style-name="T4">it</text:span><text:span text:style-name="T5"> </text:span><text:span text:style-name="T4">was</text:span><text:span text:style-name="T5"> </text:span><text:span text:style-name="T4">plainly</text:span><text:span text:style-name="T5"> </text:span><text:span text:style-name="T4">obvious</text:span><text:span text:style-name="T5"> </text:span><text:span text:style-name="T4">they</text:span><text:span text:style-name="T5"> </text:span><text:span text:style-name="T4">were</text:span><text:span text:style-name="T5"> </text:span><text:span text:style-name="T4">taking</text:span><text:span text:style-name="T5"> </text:span><text:span text:style-name="T4">a</text:span><text:span text:style-name="T5"> </text:span><text:span text:style-name="T4">break.</text:span></text:p>
      <text:p text:style-name="P1"><text:span text:style-name="T5">“</text:span><text:span text:style-name="T4">You</text:span><text:span text:style-name="T5"> </text:span><text:span text:style-name="T4">can</text:span><text:span text:style-name="T5">’</text:span><text:span text:style-name="T4">t</text:span><text:span text:style-name="T5"> </text:span><text:span text:style-name="T4">march</text:span><text:span text:style-name="T5"> </text:span><text:span text:style-name="T4">all</text:span><text:span text:style-name="T5"> </text:span><text:span text:style-name="T4">through</text:span><text:span text:style-name="T5"> </text:span><text:span text:style-name="T4">the</text:span><text:span text:style-name="T5"> </text:span><text:span text:style-name="T4">night</text:span><text:span text:style-name="T5"> </text:span><text:span text:style-name="T4">without</text:span><text:span text:style-name="T5"> </text:span><text:span text:style-name="T4">some</text:span><text:span text:style-name="T5"> </text:span><text:span text:style-name="T4">rest,</text:span><text:span text:style-name="T5"> </text:span><text:span text:style-name="T4">Ned.</text:span><text:span text:style-name="T5"> </text:span><text:span text:style-name="T4">Not</text:span><text:span text:style-name="T5"> </text:span><text:span text:style-name="T4">us,</text:span><text:span text:style-name="T5"> </text:span><text:span text:style-name="T4">not</text:span><text:span text:style-name="T5"> </text:span><text:span text:style-name="T4">you,</text:span><text:span text:style-name="T5"> </text:span><text:span text:style-name="T4">and</text:span><text:span text:style-name="T5"> </text:span><text:span text:style-name="T4">certainly</text:span><text:span text:style-name="T5"> </text:span><text:span text:style-name="T4">not</text:span><text:span text:style-name="T5"> </text:span><text:span text:style-name="T4">half-man</text:span><text:span text:style-name="T5"> </text:span><text:span text:style-name="T4">there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and</text:span><text:span text:style-name="T5"> </text:span><text:span text:style-name="T4">pointed</text:span><text:span text:style-name="T5"> </text:span><text:span text:style-name="T4">to</text:span><text:span text:style-name="T5"> </text:span><text:span text:style-name="T4">Winceham</text:span><text:span text:style-name="T5"> </text:span><text:span text:style-name="T4">with</text:span><text:span text:style-name="T5"> </text:span><text:span text:style-name="T4">a</text:span><text:span text:style-name="T5"> </text:span><text:span text:style-name="T4">scoff.</text:span></text:p>
      <text:p text:style-name="P1"><text:span text:style-name="T5">“</text:span><text:span text:style-name="T4">Halfuin.</text:span><text:span text:style-name="T5"> </text:span><text:span text:style-name="T4">Do</text:span><text:span text:style-name="T5"> </text:span><text:span text:style-name="T4">I</text:span><text:span text:style-name="T5"> </text:span><text:span text:style-name="T4">need</text:span><text:span text:style-name="T5"> </text:span><text:span text:style-name="T4">to</text:span><text:span text:style-name="T5"> </text:span><text:span text:style-name="T4">spell</text:span><text:span text:style-name="T5"> </text:span><text:span text:style-name="T4">it</text:span><text:span text:style-name="T5"> </text:span><text:span text:style-name="T4">out</text:span><text:span text:style-name="T5"> </text:span><text:span text:style-name="T4">to</text:span><text:span text:style-name="T5"> </text:span><text:span text:style-name="T4">you?</text:span><text:span text:style-name="T5">”</text:span><text:span text:style-name="T4">,</text:span><text:span text:style-name="T5"> </text:span><text:span text:style-name="T4">Winceham</text:span><text:span text:style-name="T5"> </text:span><text:span text:style-name="T4">retorted</text:span><text:span text:style-name="T5"> </text:span><text:span text:style-name="T4">huffing</text:span><text:span text:style-name="T5"> </text:span><text:span text:style-name="T4">and</text:span><text:span text:style-name="T5"> </text:span><text:span text:style-name="T4">puffing</text:span><text:span text:style-name="T5"> </text:span><text:span text:style-name="T4">copiously.</text:span><text:span text:style-name="T5"> </text:span><text:span text:style-name="T4">He</text:span><text:span text:style-name="T5"> </text:span><text:span text:style-name="T4">shot</text:span><text:span text:style-name="T5"> </text:span><text:span text:style-name="T4">Parcifal</text:span><text:span text:style-name="T5"> </text:span><text:span text:style-name="T4">a</text:span><text:span text:style-name="T5"> </text:span><text:span text:style-name="T4">weary</text:span><text:span text:style-name="T5"> </text:span><text:span text:style-name="T4">look</text:span><text:span text:style-name="T5"> </text:span><text:span text:style-name="T4">and</text:span><text:span text:style-name="T5"> </text:span><text:span text:style-name="T4">sat</text:span><text:span text:style-name="T5"> </text:span><text:span text:style-name="T4">down</text:span><text:span text:style-name="T5"> </text:span><text:span text:style-name="T4">himself</text:span><text:span text:style-name="T5"> </text:span><text:span text:style-name="T4">with</text:span><text:span text:style-name="T5"> </text:span><text:span text:style-name="T4">a</text:span><text:span text:style-name="T5"> </text:span><text:span text:style-name="T4">growl</text:span><text:span text:style-name="T5"> </text:span><text:span text:style-name="T4">of</text:span><text:span text:style-name="T5"> </text:span><text:span text:style-name="T4">exertion.</text:span><text:span text:style-name="T5"> </text:span><text:span text:style-name="T4">He</text:span><text:span text:style-name="T5"> </text:span><text:span text:style-name="T4">shook</text:span><text:span text:style-name="T5"> </text:span><text:span text:style-name="T4">his</text:span><text:span text:style-name="T5"> </text:span><text:span text:style-name="T4">head</text:span><text:span text:style-name="T5"> </text:span><text:span text:style-name="T4">and</text:span><text:span text:style-name="T5"> </text:span><text:span text:style-name="T4">said</text:span><text:span text:style-name="T5"> </text:span><text:span text:style-name="T4">somewhat</text:span><text:span text:style-name="T5"> </text:span><text:span text:style-name="T4">bitterly:</text:span></text:p>
      <text:p text:style-name="P1"><text:span text:style-name="T5">“</text:span><text:span text:style-name="T4">I</text:span><text:span text:style-name="T5"> </text:span><text:span text:style-name="T4">should</text:span><text:span text:style-name="T5">’</text:span><text:span text:style-name="T4">ve</text:span><text:span text:style-name="T5"> </text:span><text:span text:style-name="T4">ran</text:span><text:span text:style-name="T5"> </text:span><text:span text:style-name="T4">when</text:span><text:span text:style-name="T5"> </text:span><text:span text:style-name="T4">I</text:span><text:span text:style-name="T5"> </text:span><text:span text:style-name="T4">had</text:span><text:span text:style-name="T5"> </text:span><text:span text:style-name="T4">the</text:span><text:span text:style-name="T5"> </text:span><text:span text:style-name="T4">chance.</text:span><text:span text:style-name="T5">”</text:span></text:p>
      <text:p text:style-name="P1"><text:span text:style-name="T5">“</text:span><text:span text:style-name="T4">You</text:span><text:span text:style-name="T5"> </text:span><text:span text:style-name="T4">wouldn</text:span><text:span text:style-name="T5">’</text:span><text:span text:style-name="T4">t</text:span><text:span text:style-name="T5"> </text:span><text:span text:style-name="T4">have</text:span><text:span text:style-name="T5"> </text:span><text:span text:style-name="T4">gone</text:span><text:span text:style-name="T5"> </text:span><text:span text:style-name="T4">that</text:span><text:span text:style-name="T5"> </text:span><text:span text:style-name="T4">far</text:span><text:span text:style-name="T5"> </text:span><text:span text:style-name="T4">now,</text:span><text:span text:style-name="T5"> </text:span><text:span text:style-name="T4">would</text:span><text:span text:style-name="T5"> </text:span><text:span text:style-name="T4">you?</text:span><text:span text:style-name="T5">” </text:span><text:span text:style-name="T4">said</text:span><text:span text:style-name="T5"> </text:span><text:span text:style-name="T4">Lernea,</text:span><text:span text:style-name="T5"> </text:span><text:span text:style-name="T4">her</text:span><text:span text:style-name="T5"> </text:span><text:span text:style-name="T4">words</text:span><text:span text:style-name="T5"> </text:span><text:span text:style-name="T4">not</text:span><text:span text:style-name="T5"> </text:span><text:span text:style-name="T4">unkind</text:span><text:span text:style-name="T5"> </text:span><text:span text:style-name="T4">but</text:span><text:span text:style-name="T5"> </text:span><text:span text:style-name="T4">rather</text:span><text:span text:style-name="T5"> </text:span><text:span text:style-name="T4">playful</text:span><text:span text:style-name="T5"> </text:span><text:span text:style-name="T4">judging</text:span><text:span text:style-name="T5"> </text:span><text:span text:style-name="T4">by</text:span><text:span text:style-name="T5"> </text:span><text:span text:style-name="T4">the</text:span><text:span text:style-name="T5"> </text:span><text:span text:style-name="T4">thin</text:span><text:span text:style-name="T5"> </text:span><text:span text:style-name="T4">smile</text:span><text:span text:style-name="T5"> </text:span><text:span text:style-name="T4">on</text:span><text:span text:style-name="T5"> </text:span><text:span text:style-name="T4">her</text:span><text:span text:style-name="T5"> </text:span><text:span text:style-name="T4">face.</text:span><text:span text:style-name="T5"> </text:span><text:span text:style-name="T4">Her</text:span><text:span text:style-name="T5"> </text:span><text:span text:style-name="T4">look</text:span><text:span text:style-name="T5"> </text:span><text:span text:style-name="T4">became</text:span><text:span text:style-name="T5"> </text:span><text:span text:style-name="T4">suddenly</text:span><text:span text:style-name="T5"> </text:span><text:span text:style-name="T4">worried</text:span><text:span text:style-name="T5"> </text:span><text:span text:style-name="T4">though</text:span><text:span text:style-name="T5"> </text:span><text:span text:style-name="T4">when</text:span><text:span text:style-name="T5"> </text:span><text:span text:style-name="T4">she</text:span><text:span text:style-name="T5"> </text:span><text:span text:style-name="T4">noticed</text:span><text:span text:style-name="T5"> </text:span><text:span text:style-name="T4">Ned</text:span><text:span text:style-name="T5"> </text:span><text:span text:style-name="T4">had</text:span><text:span text:style-name="T5"> </text:span><text:span text:style-name="T4">already</text:span><text:span text:style-name="T5"> </text:span><text:span text:style-name="T4">wandered</text:span><text:span text:style-name="T5"> </text:span><text:span text:style-name="T4">off</text:span><text:span text:style-name="T5"> </text:span><text:span text:style-name="T4">westwards,</text:span><text:span text:style-name="T5"> </text:span><text:span text:style-name="T4">without</text:span><text:span text:style-name="T5"> </text:span><text:span text:style-name="T4">so</text:span><text:span text:style-name="T5"> </text:span><text:span text:style-name="T4">much</text:span><text:span text:style-name="T5"> </text:span><text:span text:style-name="T4">as</text:span><text:span text:style-name="T5"> </text:span><text:span text:style-name="T4">a</text:span><text:span text:style-name="T5"> </text:span><text:span text:style-name="T4">word,</text:span><text:span text:style-name="T5"> </text:span><text:span text:style-name="T4">like</text:span><text:span text:style-name="T5"> </text:span><text:span text:style-name="T4">a</text:span><text:span text:style-name="T5"> </text:span><text:span text:style-name="T4">stubborn</text:span><text:span text:style-name="T5"> </text:span><text:span text:style-name="T4">child</text:span><text:span text:style-name="T5"> </text:span><text:span text:style-name="T4">would.</text:span><text:span text:style-name="T5"> </text:span><text:span text:style-name="T4">Lernea</text:span><text:span text:style-name="T5"> </text:span><text:span text:style-name="T4">gave</text:span><text:span text:style-name="T5"> </text:span><text:span text:style-name="T4">Parcifal</text:span><text:span text:style-name="T5"> </text:span><text:span text:style-name="T4">a</text:span><text:span text:style-name="T5"> </text:span><text:span text:style-name="T4">stern</text:span><text:span text:style-name="T5"> </text:span><text:span text:style-name="T4">look</text:span><text:span text:style-name="T5"> </text:span><text:span text:style-name="T4">which</text:span><text:span text:style-name="T5"> </text:span><text:span text:style-name="T4">her</text:span><text:span text:style-name="T5"> </text:span><text:span text:style-name="T4">sister</text:span><text:span text:style-name="T5"> </text:span><text:span text:style-name="T4">waved</text:span><text:span text:style-name="T5"> </text:span><text:span text:style-name="T4">away.</text:span><text:span text:style-name="T5"> </text:span><text:span text:style-name="T4">Parcifal</text:span><text:span text:style-name="T5"> </text:span><text:span text:style-name="T4">shrugged,</text:span><text:span text:style-name="T5"> </text:span><text:span text:style-name="T4">resting</text:span><text:span text:style-name="T5"> </text:span><text:span text:style-name="T4">with</text:span><text:span text:style-name="T5"> </text:span><text:span text:style-name="T4">her</text:span><text:span text:style-name="T5"> </text:span><text:span text:style-name="T4">hands</text:span><text:span text:style-name="T5"> </text:span><text:span text:style-name="T4">around</text:span><text:span text:style-name="T5"> </text:span><text:span text:style-name="T4">Encelados</text:span><text:span text:style-name="T5"> </text:span><text:span text:style-name="T4">hilt,</text:span><text:span text:style-name="T5"> </text:span><text:span text:style-name="T4">the</text:span><text:span text:style-name="T5"> </text:span><text:span text:style-name="T4">blade</text:span><text:span text:style-name="T5">’</text:span><text:span text:style-name="T4">s</text:span><text:span text:style-name="T5"> </text:span><text:span text:style-name="T4">tip</text:span><text:span text:style-name="T5"> </text:span><text:span text:style-name="T4">firmly</text:span><text:span text:style-name="T5"> </text:span><text:span text:style-name="T4">dug</text:span><text:span text:style-name="T5"> </text:span><text:span text:style-name="T4">in</text:span><text:span text:style-name="T5"> </text:span><text:span text:style-name="T4">the</text:span><text:span text:style-name="T5"> </text:span><text:span text:style-name="T4">ground.</text:span></text:p>
      <text:p text:style-name="P1"><text:span text:style-name="T5">“</text:span><text:span text:style-name="T4">He</text:span><text:span text:style-name="T5">’</text:span><text:span text:style-name="T4">s</text:span><text:span text:style-name="T5"> </text:span><text:span text:style-name="T4">strong-willed,</text:span><text:span text:style-name="T5"> </text:span><text:span text:style-name="T4">I</text:span><text:span text:style-name="T5">’</text:span><text:span text:style-name="T4">ll</text:span><text:span text:style-name="T5"> </text:span><text:span text:style-name="T4">give</text:span><text:span text:style-name="T5"> </text:span><text:span text:style-name="T4">him</text:span><text:span text:style-name="T5"> </text:span><text:span text:style-name="T4">that,</text:span><text:span text:style-name="T5">” </text:span><text:span text:style-name="T4">she</text:span><text:span text:style-name="T5"> </text:span><text:span text:style-name="T4">said</text:span><text:span text:style-name="T5"> </text:span><text:span text:style-name="T4">as</text:span><text:span text:style-name="T5"> </text:span><text:span text:style-name="T4">she</text:span><text:span text:style-name="T5"> </text:span><text:span text:style-name="T4">looked</text:span><text:span text:style-name="T5"> </text:span><text:span text:style-name="T4">at</text:span><text:span text:style-name="T5"> </text:span><text:span text:style-name="T4">Ned</text:span><text:span text:style-name="T5">’</text:span><text:span text:style-name="T4">s</text:span><text:span text:style-name="T5"> </text:span><text:span text:style-name="T4">figure</text:span><text:span text:style-name="T5"> </text:span><text:span text:style-name="T4">growing</text:span><text:span text:style-name="T5"> </text:span><text:span text:style-name="T4">smaller</text:span><text:span text:style-name="T5"> </text:span><text:span text:style-name="T4">in</text:span><text:span text:style-name="T5"> </text:span><text:span text:style-name="T4">the</text:span><text:span text:style-name="T5"> </text:span><text:span text:style-name="T4">growing</text:span><text:span text:style-name="T5"> </text:span><text:span text:style-name="T4">distance.</text:span></text:p>
      <text:p text:style-name="P1"><text:span text:style-name="T5">“</text:span><text:span text:style-name="T4">Well,</text:span><text:span text:style-name="T5"> </text:span><text:span text:style-name="T4">he</text:span><text:span text:style-name="T5">’</text:span><text:span text:style-name="T4">s</text:span><text:span text:style-name="T5"> </text:span><text:span text:style-name="T4">bound</text:span><text:span text:style-name="T5"> </text:span><text:span text:style-name="T4">to</text:span><text:span text:style-name="T5"> </text:span><text:span text:style-name="T4">get</text:span><text:span text:style-name="T5"> </text:span><text:span text:style-name="T4">lost</text:span><text:span text:style-name="T5"> </text:span><text:span text:style-name="T4">or</text:span><text:span text:style-name="T5"> </text:span><text:span text:style-name="T4">do</text:span><text:span text:style-name="T5"> </text:span><text:span text:style-name="T4">something</text:span><text:span text:style-name="T5"> </text:span><text:span text:style-name="T4">stupid.</text:span><text:span text:style-name="T5"> </text:span><text:span text:style-name="T4">Or</text:span><text:span text:style-name="T5"> </text:span><text:span text:style-name="T4">both.</text:span><text:span text:style-name="T5"> </text:span><text:span text:style-name="T4">You</text:span><text:span text:style-name="T5"> </text:span><text:span text:style-name="T4">should</text:span><text:span text:style-name="T5"> </text:span><text:span text:style-name="T4">talk</text:span><text:span text:style-name="T5"> </text:span><text:span text:style-name="T4">some</text:span><text:span text:style-name="T5"> </text:span><text:span text:style-name="T4">sense</text:span><text:span text:style-name="T5"> </text:span><text:span text:style-name="T4">into</text:span><text:span text:style-name="T5"> </text:span><text:span text:style-name="T4">him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with</text:span><text:span text:style-name="T5"> </text:span><text:span text:style-name="T4">a</text:span><text:span text:style-name="T5"> </text:span><text:span text:style-name="T4">worried</text:span><text:span text:style-name="T5"> </text:span><text:span text:style-name="T4">frown.</text:span></text:p>
      <text:p text:style-name="P1"><text:span text:style-name="T5">“</text:span><text:span text:style-name="T4">Aren</text:span><text:span text:style-name="T5">’</text:span><text:span text:style-name="T4">t</text:span><text:span text:style-name="T5"> </text:span><text:span text:style-name="T4">you</text:span><text:span text:style-name="T5"> </text:span><text:span text:style-name="T4">supposed</text:span><text:span text:style-name="T5"> </text:span><text:span text:style-name="T4">to</text:span><text:span text:style-name="T5"> </text:span><text:span text:style-name="T4">be</text:span><text:span text:style-name="T5"> </text:span><text:span text:style-name="T4">the</text:span><text:span text:style-name="T5"> </text:span><text:span text:style-name="T4">diplomat</text:span><text:span text:style-name="T5"> </text:span><text:span text:style-name="T4">in</text:span><text:span text:style-name="T5"> </text:span><text:span text:style-name="T4">the</text:span><text:span text:style-name="T5"> </text:span><text:span text:style-name="T4">family?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raised</text:span><text:span text:style-name="T5"> </text:span><text:span text:style-name="T4">eyebrow</text:span><text:span text:style-name="T5"> </text:span><text:span text:style-name="T4">and</text:span><text:span text:style-name="T5"> </text:span><text:span text:style-name="T4">a</text:span><text:span text:style-name="T5"> </text:span><text:span text:style-name="T4">mocking</text:span><text:span text:style-name="T5"> </text:span><text:span text:style-name="T4">smile.</text:span></text:p>
      <text:p text:style-name="P1"><text:span text:style-name="T5">“</text:span><text:span text:style-name="T4">By</text:span><text:span text:style-name="T5"> </text:span><text:span text:style-name="T4">Skrala,</text:span><text:span text:style-name="T5"> </text:span><text:span text:style-name="T4">sister!</text:span><text:span text:style-name="T5"> </text:span><text:span text:style-name="T4">You</text:span><text:span text:style-name="T5"> </text:span><text:span text:style-name="T4">can</text:span><text:span text:style-name="T5"> </text:span><text:span text:style-name="T4">be</text:span><text:span text:style-name="T5"> </text:span><text:span text:style-name="T4">so</text:span><text:span text:style-name="T5"> </text:span><text:span text:style-name="T4">pigheaded!</text:span><text:span text:style-name="T5">” </text:span><text:span text:style-name="T4">replied</text:span><text:span text:style-name="T5"> </text:span><text:span text:style-name="T4">Lernea</text:span><text:span text:style-name="T5"> </text:span><text:span text:style-name="T4">and</text:span><text:span text:style-name="T5"> </text:span><text:span text:style-name="T4">swiftly</text:span><text:span text:style-name="T5"> </text:span><text:span text:style-name="T4">set</text:span><text:span text:style-name="T5"> </text:span><text:span text:style-name="T4">after</text:span><text:span text:style-name="T5"> </text:span><text:span text:style-name="T4">Ned</text:span><text:span text:style-name="T5"> </text:span><text:span text:style-name="T4">on</text:span><text:span text:style-name="T5"> </text:span><text:span text:style-name="T4">her</text:span><text:span text:style-name="T5"> </text:span><text:span text:style-name="T4">own.</text:span></text:p>
      <text:p text:style-name="P2">Winceham<text:span text:style-name="T1"> </text:span>stretched.<text:span text:style-name="T1"> </text:span>Some<text:span text:style-name="T1"> </text:span>faint<text:span text:style-name="T1"> </text:span>popping<text:span text:style-name="T1"> </text:span>and<text:span text:style-name="T1"> </text:span>crackling<text:span text:style-name="T1"> </text:span>sounds<text:span text:style-name="T1"> </text:span>were<text:span text:style-name="T1"> </text:span>heard;<text:span text:style-name="T1"> </text:span>he<text:span text:style-name="T1"> </text:span>let<text:span text:style-name="T1"> </text:span>out<text:span text:style-name="T1"> </text:span>a<text:span text:style-name="T1"> </text:span>sigh<text:span text:style-name="T1"> </text:span>and<text:span text:style-name="T1"> </text:span>fiddled<text:span text:style-name="T1"> </text:span>with<text:span text:style-name="T1"> </text:span>his<text:span text:style-name="T1"> </text:span>satchel.<text:span text:style-name="T1"> </text:span>After<text:span text:style-name="T1"> </text:span>a<text:span text:style-name="T1"> </text:span><text:soft-page-break/>while<text:span text:style-name="T1"> </text:span>he<text:span text:style-name="T1"> </text:span>was<text:span text:style-name="T1"> </text:span>holding<text:span text:style-name="T1"> </text:span>a<text:span text:style-name="T1"> </text:span>small<text:span text:style-name="T1"> </text:span>leather<text:span text:style-name="T1"> </text:span>pouch<text:span text:style-name="T1"> </text:span>and<text:span text:style-name="T1"> </text:span>a<text:span text:style-name="T1"> </text:span>small,<text:span text:style-name="T1"> </text:span>delicate<text:span text:style-name="T1"> </text:span>pipe<text:span text:style-name="T1"> </text:span>in<text:span text:style-name="T1"> </text:span>his<text:span text:style-name="T1"> </text:span>hands.<text:span text:style-name="T1"> </text:span>Those<text:span text:style-name="T1"> </text:span>items<text:span text:style-name="T1"> </text:span>seemed<text:span text:style-name="T1"> </text:span>to<text:span text:style-name="T1"> </text:span>instantly<text:span text:style-name="T1"> </text:span>attract<text:span text:style-name="T1"> </text:span>Parcifal<text:span text:style-name="T1">’</text:span>s<text:span text:style-name="T1"> </text:span>attention.</text:p>
      <text:p text:style-name="P1"><text:span text:style-name="T5">“</text:span><text:span text:style-name="T4">What</text:span><text:span text:style-name="T5">’</text:span><text:span text:style-name="T4">s</text:span><text:span text:style-name="T5"> </text:span><text:span text:style-name="T4">that?</text:span><text:span text:style-name="T5">” </text:span><text:span text:style-name="T4">she</text:span><text:span text:style-name="T5"> </text:span><text:span text:style-name="T4">asked</text:span><text:span text:style-name="T5"> </text:span><text:span text:style-name="T4">bluntly,</text:span><text:span text:style-name="T5"> </text:span><text:span text:style-name="T4">cocking</text:span><text:span text:style-name="T5"> </text:span><text:span text:style-name="T4">her</text:span><text:span text:style-name="T5"> </text:span><text:span text:style-name="T4">head</text:span><text:span text:style-name="T5"> </text:span><text:span text:style-name="T4">sideways</text:span><text:span text:style-name="T5"> </text:span><text:span text:style-name="T4">as</text:span><text:span text:style-name="T5"> </text:span><text:span text:style-name="T4">if</text:span><text:span text:style-name="T5"> </text:span><text:span text:style-name="T4">trying</text:span><text:span text:style-name="T5"> </text:span><text:span text:style-name="T4">to</text:span><text:span text:style-name="T5"> </text:span><text:span text:style-name="T4">peek.</text:span></text:p>
      <text:p text:style-name="P1"><text:span text:style-name="T5">“</text:span><text:span text:style-name="T4">What</text:span><text:span text:style-name="T5"> </text:span><text:span text:style-name="T4">does</text:span><text:span text:style-name="T5"> </text:span><text:span text:style-name="T4">it</text:span><text:span text:style-name="T5"> </text:span><text:span text:style-name="T4">look</text:span><text:span text:style-name="T5"> </text:span><text:span text:style-name="T4">like</text:span><text:span text:style-name="T5"> </text:span><text:span text:style-name="T4">to</text:span><text:span text:style-name="T5"> </text:span><text:span text:style-name="T4">you?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without</text:span><text:span text:style-name="T5"> </text:span><text:span text:style-name="T4">affording</text:span><text:span text:style-name="T5"> </text:span><text:span text:style-name="T4">her</text:span><text:span text:style-name="T5"> </text:span><text:span text:style-name="T4">even</text:span><text:span text:style-name="T5"> </text:span><text:span text:style-name="T4">a</text:span><text:span text:style-name="T5"> </text:span><text:span text:style-name="T4">glance,</text:span><text:span text:style-name="T5"> </text:span><text:span text:style-name="T4">too</text:span><text:span text:style-name="T5"> </text:span><text:span text:style-name="T4">busy</text:span><text:span text:style-name="T5"> </text:span><text:span text:style-name="T4">filling</text:span><text:span text:style-name="T5"> </text:span><text:span text:style-name="T4">his</text:span><text:span text:style-name="T5"> </text:span><text:span text:style-name="T4">pipe.</text:span></text:p>
      <text:p text:style-name="P1"><text:span text:style-name="T5">“</text:span><text:span text:style-name="T4">Some</text:span><text:span text:style-name="T5"> </text:span><text:span text:style-name="T4">sort</text:span><text:span text:style-name="T5"> </text:span><text:span text:style-name="T4">of</text:span><text:span text:style-name="T5"> </text:span><text:span text:style-name="T4">pipe,</text:span><text:span text:style-name="T5"> </text:span><text:span text:style-name="T4">perhaps?</text:span><text:span text:style-name="T5">” </text:span><text:span text:style-name="T4">inquir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carefully</text:span><text:span text:style-name="T5"> </text:span><text:span text:style-name="T4">measured</text:span><text:span text:style-name="T5"> </text:span><text:span text:style-name="T4">uncertainty.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surprised</text:span><text:span text:style-name="T5"> </text:span><text:span text:style-name="T4">someone</text:span><text:span text:style-name="T5"> </text:span><text:span text:style-name="T4">imparted</text:span><text:span text:style-name="T5"> </text:span><text:span text:style-name="T4">with</text:span><text:span text:style-name="T5"> </text:span><text:span text:style-name="T4">such</text:span><text:span text:style-name="T5"> </text:span><text:span text:style-name="T4">a</text:span><text:span text:style-name="T5"> </text:span><text:span text:style-name="T4">high</text:span><text:span text:style-name="T5"> </text:span><text:span text:style-name="T4">level</text:span><text:span text:style-name="T5"> </text:span><text:span text:style-name="T4">of</text:span><text:span text:style-name="T5"> </text:span><text:span text:style-name="T4">intelligence</text:span><text:span text:style-name="T5"> </text:span><text:span text:style-name="T4">would</text:span><text:span text:style-name="T5"> </text:span><text:span text:style-name="T4">be</text:span><text:span text:style-name="T5"> </text:span><text:span text:style-name="T4">so</text:span><text:span text:style-name="T5"> </text:span><text:span text:style-name="T4">levelheaded</text:span><text:span text:style-name="T5"> </text:span><text:span text:style-name="T4">as</text:span><text:span text:style-name="T5"> </text:span><text:span text:style-name="T4">to</text:span><text:span text:style-name="T5"> </text:span><text:span text:style-name="T4">ask</text:span><text:span text:style-name="T5"> </text:span><text:span text:style-name="T4">men</text:span><text:span text:style-name="T5"> </text:span><text:span text:style-name="T4">of</text:span><text:span text:style-name="T5"> </text:span><text:span text:style-name="T4">lesser</text:span><text:span text:style-name="T5"> </text:span><text:span text:style-name="T4">caliber</text:span><text:span text:style-name="T5"> </text:span><text:span text:style-name="T4">like</text:span><text:span text:style-name="T5"> </text:span><text:span text:style-name="T4">my</text:span><text:span text:style-name="T5"> </text:span><text:span text:style-name="T4">person</text:span><text:span text:style-name="T5"> </text:span><text:span text:style-name="T4">such</text:span><text:span text:style-name="T5"> </text:span><text:span text:style-name="T4">paltry</text:span><text:span text:style-name="T5"> </text:span><text:span text:style-name="T4">questions</text:span><text:span text:style-name="T5"> </text:span><text:span text:style-name="T4">for</text:span><text:span text:style-name="T5"> </text:span><text:span text:style-name="T4">the</text:span><text:span text:style-name="T5"> </text:span><text:span text:style-name="T4">mere</text:span><text:span text:style-name="T5"> </text:span><text:span text:style-name="T4">sake</text:span><text:span text:style-name="T5"> </text:span><text:span text:style-name="T4">of</text:span><text:span text:style-name="T5"> </text:span><text:span text:style-name="T4">conversation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and</text:span><text:span text:style-name="T5"> </text:span><text:span text:style-name="T4">lit</text:span><text:span text:style-name="T5"> </text:span><text:span text:style-name="T4">his</text:span><text:span text:style-name="T5"> </text:span><text:span text:style-name="T4">pipe,</text:span><text:span text:style-name="T5"> </text:span><text:span text:style-name="T4">drawing</text:span><text:span text:style-name="T5"> </text:span><text:span text:style-name="T4">in</text:span><text:span text:style-name="T5"> </text:span><text:span text:style-name="T4">the</text:span><text:span text:style-name="T5"> </text:span><text:span text:style-name="T4">smoke</text:span><text:span text:style-name="T5"> </text:span><text:span text:style-name="T4">deeply.</text:span><text:span text:style-name="T5"> </text:span><text:span text:style-name="T4">A</text:span><text:span text:style-name="T5"> </text:span><text:span text:style-name="T4">smile</text:span><text:span text:style-name="T5"> </text:span><text:span text:style-name="T4">of</text:span><text:span text:style-name="T5"> </text:span><text:span text:style-name="T4">pure</text:span><text:span text:style-name="T5"> </text:span><text:span text:style-name="T4">joy</text:span><text:span text:style-name="T5"> </text:span><text:span text:style-name="T4">formed</text:span><text:span text:style-name="T5"> </text:span><text:span text:style-name="T4">on</text:span><text:span text:style-name="T5"> </text:span><text:span text:style-name="T4">his</text:span><text:span text:style-name="T5"> </text:span><text:span text:style-name="T4">face</text:span><text:span text:style-name="T5"> </text:span><text:span text:style-name="T4">and</text:span><text:span text:style-name="T5"> </text:span><text:span text:style-name="T4">he</text:span><text:span text:style-name="T5"> </text:span><text:span text:style-name="T4">laid</text:span><text:span text:style-name="T5"> </text:span><text:span text:style-name="T4">himself</text:span><text:span text:style-name="T5"> </text:span><text:span text:style-name="T4">flat</text:span><text:span text:style-name="T5"> </text:span><text:span text:style-name="T4">on</text:span><text:span text:style-name="T5"> </text:span><text:span text:style-name="T4">the</text:span><text:span text:style-name="T5"> </text:span><text:span text:style-name="T4">ground,</text:span><text:span text:style-name="T5"> </text:span><text:span text:style-name="T4">little</text:span><text:span text:style-name="T5"> </text:span><text:span text:style-name="T4">wisps</text:span><text:span text:style-name="T5"> </text:span><text:span text:style-name="T4">of</text:span><text:span text:style-name="T5"> </text:span><text:span text:style-name="T4">smoke</text:span><text:span text:style-name="T5"> </text:span><text:span text:style-name="T4">twirling</text:span><text:span text:style-name="T5"> </text:span><text:span text:style-name="T4">intensely</text:span><text:span text:style-name="T5"> </text:span><text:span text:style-name="T4">wherever</text:span><text:span text:style-name="T5"> </text:span><text:span text:style-name="T4">starlight</text:span><text:span text:style-name="T5"> </text:span><text:span text:style-name="T4">poured</text:span><text:span text:style-name="T5"> </text:span><text:span text:style-name="T4">through</text:span><text:span text:style-name="T5"> </text:span><text:span text:style-name="T4">as</text:span><text:span text:style-name="T5"> </text:span><text:span text:style-name="T4">they</text:span><text:span text:style-name="T5"> </text:span><text:span text:style-name="T4">wafted</text:span><text:span text:style-name="T5"> </text:span><text:span text:style-name="T4">upwards</text:span><text:span text:style-name="T5"> </text:span><text:span text:style-name="T4">around</text:span><text:span text:style-name="T5"> </text:span><text:span text:style-name="T4">his</text:span><text:span text:style-name="T5"> </text:span><text:span text:style-name="T4">head.</text:span></text:p>
      <text:p text:style-name="P2">Parcifal<text:span text:style-name="T1"> </text:span>turned<text:span text:style-name="T1"> </text:span>her<text:span text:style-name="T1"> </text:span>head<text:span text:style-name="T1"> </text:span>around<text:span text:style-name="T1"> </text:span>to<text:span text:style-name="T1"> </text:span>venture<text:span text:style-name="T1"> </text:span>a<text:span text:style-name="T1"> </text:span>look<text:span text:style-name="T1"> </text:span>towards<text:span text:style-name="T1"> </text:span>her<text:span text:style-name="T1"> </text:span>sister<text:span text:style-name="T1"> </text:span>and<text:span text:style-name="T1"> </text:span>Ned.<text:span text:style-name="T1"> </text:span>Her<text:span text:style-name="T1"> </text:span>eyes<text:span text:style-name="T1"> </text:span>searched<text:span text:style-name="T1"> </text:span>for<text:span text:style-name="T1"> </text:span>them<text:span text:style-name="T1"> </text:span>intently<text:span text:style-name="T1"> </text:span>but<text:span text:style-name="T1"> </text:span>she<text:span text:style-name="T1"> </text:span>could<text:span text:style-name="T1"> </text:span>barely<text:span text:style-name="T1"> </text:span>make<text:span text:style-name="T1"> </text:span>their<text:span text:style-name="T1"> </text:span>shadows<text:span text:style-name="T1"> </text:span>further<text:span text:style-name="T1"> </text:span>up<text:span text:style-name="T1"> </text:span>the<text:span text:style-name="T1"> </text:span>hill,<text:span text:style-name="T1"> </text:span>shrouded<text:span text:style-name="T1"> </text:span>by<text:span text:style-name="T1"> </text:span>the<text:span text:style-name="T1"> </text:span>tall<text:span text:style-name="T1"> </text:span>grass.<text:span text:style-name="T1"> </text:span>They<text:span text:style-name="T1"> </text:span>seemed<text:span text:style-name="T1"> </text:span>to<text:span text:style-name="T1"> </text:span>have<text:span text:style-name="T1"> </text:span>stopped<text:span text:style-name="T1"> </text:span>and<text:span text:style-name="T1"> </text:span>they<text:span text:style-name="T1"> </text:span>were<text:span text:style-name="T1"> </text:span>probably<text:span text:style-name="T1"> </text:span>talking<text:span text:style-name="T1"> </text:span>by<text:span text:style-name="T1"> </text:span>the<text:span text:style-name="T1"> </text:span>way<text:span text:style-name="T1"> </text:span>she<text:span text:style-name="T1"> </text:span>saw<text:span text:style-name="T1"> </text:span>her<text:span text:style-name="T1"> </text:span>sister<text:span text:style-name="T1"> </text:span>flailing<text:span text:style-name="T1"> </text:span>her<text:span text:style-name="T1"> </text:span>hands<text:span text:style-name="T1"> </text:span>about<text:span text:style-name="T1"> </text:span>her.<text:span text:style-name="T1"> </text:span>She<text:span text:style-name="T1"> </text:span>then<text:span text:style-name="T1"> </text:span>asked<text:span text:style-name="T1"> </text:span>Winceham<text:span text:style-name="T1"> </text:span>with<text:span text:style-name="T1"> </text:span>a<text:span text:style-name="T1"> </text:span>rather<text:span text:style-name="T1"> </text:span>peculiar<text:span text:style-name="T1"> </text:span>voice,<text:span text:style-name="T1"> </text:span>as<text:span text:style-name="T1"> </text:span>if<text:span text:style-name="T1"> </text:span>she<text:span text:style-name="T1"> </text:span>was<text:span text:style-name="T1"> </text:span>concerned<text:span text:style-name="T1"> </text:span>someone<text:span text:style-name="T1"> </text:span>might<text:span text:style-name="T1"> </text:span>overhear<text:span text:style-name="T1"> </text:span>them:</text:p>
      <text:p text:style-name="P1"><text:span text:style-name="T5">“</text:span><text:span text:style-name="T4">Could</text:span><text:span text:style-name="T5"> </text:span><text:span text:style-name="T4">I</text:span><text:span text:style-name="T5"> </text:span><text:span text:style-name="T4">.</text:span><text:span text:style-name="T5"> </text:span><text:span text:style-name="T4">.</text:span><text:span text:style-name="T5"> </text:span><text:span text:style-name="T4">.</text:span><text:span text:style-name="T5"> </text:span><text:span text:style-name="T4">Could</text:span><text:span text:style-name="T5"> </text:span><text:span text:style-name="T4">I</text:span><text:span text:style-name="T5"> </text:span><text:span text:style-name="T4">have</text:span><text:span text:style-name="T5"> </text:span><text:span text:style-name="T4">a</text:span><text:span text:style-name="T5"> </text:span><text:span text:style-name="T4">whiff</text:span><text:span text:style-name="T5"> </text:span><text:span text:style-name="T4">of</text:span><text:span text:style-name="T5"> </text:span><text:span text:style-name="T4">that?</text:span><text:span text:style-name="T5">”</text:span></text:p>
      <text:p text:style-name="P2">Winceham<text:span text:style-name="T1"> </text:span>sat<text:span text:style-name="T1"> </text:span>upright<text:span text:style-name="T1"> </text:span>slowly<text:span text:style-name="T1"> </text:span>and<text:span text:style-name="T1"> </text:span>opened<text:span text:style-name="T1"> </text:span>his<text:span text:style-name="T1"> </text:span>eyes<text:span text:style-name="T1"> </text:span>languidly;<text:span text:style-name="T1"> </text:span>they<text:span text:style-name="T1"> </text:span>were<text:span text:style-name="T1"> </text:span>red-shot,<text:span text:style-name="T1"> </text:span>covered<text:span text:style-name="T1"> </text:span>in<text:span text:style-name="T1"> </text:span>a<text:span text:style-name="T1"> </text:span>slightly<text:span text:style-name="T1"> </text:span>glazed<text:span text:style-name="T1"> </text:span>sheen.<text:span text:style-name="T1"> </text:span>He<text:span text:style-name="T1"> </text:span>looked<text:span text:style-name="T1"> </text:span>all-too<text:span text:style-name="T1"> </text:span>serene<text:span text:style-name="T1"> </text:span>and<text:span text:style-name="T1"> </text:span>calm,<text:span text:style-name="T1"> </text:span>his<text:span text:style-name="T1"> </text:span>face<text:span text:style-name="T1"> </text:span>adorned<text:span text:style-name="T1"> </text:span>with<text:span text:style-name="T1"> </text:span>a<text:span text:style-name="T1"> </text:span>lopsided<text:span text:style-name="T1"> </text:span>smile<text:span text:style-name="T1"> </text:span>that<text:span text:style-name="T1"> </text:span>verged<text:span text:style-name="T1"> </text:span>on<text:span text:style-name="T1"> </text:span>drooling.<text:span text:style-name="T1"> </text:span>He<text:span text:style-name="T1"> </text:span>simply<text:span text:style-name="T1"> </text:span>passed<text:span text:style-name="T1"> </text:span>Parcifal<text:span text:style-name="T1"> </text:span>the<text:span text:style-name="T1"> </text:span>pipe<text:span text:style-name="T1"> </text:span>and<text:span text:style-name="T1"> </text:span>nodded<text:span text:style-name="T1"> </text:span>as<text:span text:style-name="T1"> </text:span>if<text:span text:style-name="T1"> </text:span>his<text:span text:style-name="T1"> </text:span>head<text:span text:style-name="T1"> </text:span>weighed<text:span text:style-name="T1"> </text:span>a<text:span text:style-name="T1"> </text:span>ton,<text:span text:style-name="T1"> </text:span>his<text:span text:style-name="T1"> </text:span>eyes<text:span text:style-name="T1"> </text:span>half-open<text:span text:style-name="T1"> </text:span>as<text:span text:style-name="T1"> </text:span>if<text:span text:style-name="T1"> </text:span>about<text:span text:style-name="T1"> </text:span>to<text:span text:style-name="T1"> </text:span>yawn<text:span text:style-name="T1"> </text:span>and<text:span text:style-name="T1"> </text:span>fall<text:span text:style-name="T1"> </text:span>asleep<text:span text:style-name="T1"> </text:span>to<text:span text:style-name="T1"> </text:span>never<text:span text:style-name="T1"> </text:span>wake<text:span text:style-name="T1"> </text:span>up<text:span text:style-name="T1"> </text:span>again.</text:p>
      <text:p text:style-name="P2">Parcifal<text:span text:style-name="T1"> </text:span>leaned<text:span text:style-name="T1"> </text:span>toward<text:span text:style-name="T1"> </text:span>Winceham<text:span text:style-name="T1"> </text:span>and<text:span text:style-name="T1"> </text:span>took<text:span text:style-name="T1"> </text:span>the<text:span text:style-name="T1"> </text:span>proffered<text:span text:style-name="T1"> </text:span>pipe<text:span text:style-name="T1"> </text:span>in<text:span text:style-name="T1"> </text:span>one<text:span text:style-name="T1"> </text:span>hand.<text:span text:style-name="T1"> </text:span>She<text:span text:style-name="T1"> </text:span>took<text:span text:style-name="T1"> </text:span>a<text:span text:style-name="T1"> </text:span>drag<text:span text:style-name="T1"> </text:span>and<text:span text:style-name="T1"> </text:span>held<text:span text:style-name="T1"> </text:span>it<text:span text:style-name="T1"> </text:span>before<text:span text:style-name="T1"> </text:span>closing<text:span text:style-name="T1"> </text:span>her<text:span text:style-name="T1"> </text:span>eyes,<text:span text:style-name="T1"> </text:span>her<text:span text:style-name="T1"> </text:span>lip<text:span text:style-name="T1"> </text:span>curling<text:span text:style-name="T1"> </text:span>in<text:span text:style-name="T1"> </text:span>a<text:span text:style-name="T1"> </text:span>slight<text:span text:style-name="T1"> </text:span>grin.<text:span text:style-name="T1"> </text:span>She<text:span text:style-name="T1"> </text:span>then<text:span text:style-name="T1"> </text:span>blew<text:span text:style-name="T1"> </text:span>out<text:span text:style-name="T1"> </text:span>the<text:span text:style-name="T1"> </text:span>smoke<text:span text:style-name="T1"> </text:span>in<text:span text:style-name="T1"> </text:span>the<text:span text:style-name="T1"> </text:span>shape<text:span text:style-name="T1"> </text:span>of<text:span text:style-name="T1"> </text:span>small<text:span text:style-name="T1"> </text:span>circles,<text:span text:style-name="T1"> </text:span>before<text:span text:style-name="T1"> </text:span>handing<text:span text:style-name="T1"> </text:span>back<text:span text:style-name="T1"> </text:span>the<text:span text:style-name="T1"> </text:span>pipe.<text:span text:style-name="T1"> </text:span>She<text:span text:style-name="T1"> </text:span>straightened<text:span text:style-name="T1"> </text:span>her<text:span text:style-name="T1"> </text:span>back<text:span text:style-name="T1"> </text:span>and<text:span text:style-name="T1"> </text:span>stood<text:span text:style-name="T1"> </text:span>watchful<text:span text:style-name="T1"> </text:span>as<text:span text:style-name="T1"> </text:span>ever<text:span text:style-name="T1"> </text:span>Encelados<text:span text:style-name="T1"> </text:span>always<text:span text:style-name="T1"> </text:span>clasped<text:span text:style-name="T1"> </text:span>in<text:span text:style-name="T1"> </text:span>her<text:span text:style-name="T1"> </text:span>hands,<text:span text:style-name="T1"> </text:span>her<text:span text:style-name="T1"> </text:span>gaze<text:span text:style-name="T1"> </text:span>and<text:span text:style-name="T1"> </text:span>indeed<text:span text:style-name="T1"> </text:span>her<text:span text:style-name="T1"> </text:span>whole<text:span text:style-name="T1"> </text:span>face<text:span text:style-name="T1"> </text:span>standing<text:span text:style-name="T1"> </text:span>out<text:span text:style-name="T1"> </text:span>in<text:span text:style-name="T1"> </text:span>the<text:span text:style-name="T1"> </text:span>night,<text:span text:style-name="T1"> </text:span>prouder<text:span text:style-name="T1"> </text:span>and<text:span text:style-name="T1"> </text:span>brighter<text:span text:style-name="T1"> </text:span>than<text:span text:style-name="T1"> </text:span>before.<text:span text:style-name="T1"> </text:span>It<text:span text:style-name="T1"> </text:span>was<text:span text:style-name="T1"> </text:span>a<text:span text:style-name="T1"> </text:span>stark<text:span text:style-name="T1"> </text:span>contrast<text:span text:style-name="T1"> </text:span>to<text:span text:style-name="T1"> </text:span>the<text:span text:style-name="T1"> </text:span>way<text:span text:style-name="T1"> </text:span>Winceham<text:span text:style-name="T1"> </text:span>looked,<text:span text:style-name="T1"> </text:span>which<text:span text:style-name="T1"> </text:span>resembled<text:span text:style-name="T1"> </text:span>someone<text:span text:style-name="T1"> </text:span>who<text:span text:style-name="T1"> </text:span>had<text:span text:style-name="T1"> </text:span>just<text:span text:style-name="T1"> </text:span>woken<text:span text:style-name="T1"> </text:span>up<text:span text:style-name="T1"> </text:span>from<text:span text:style-name="T1"> </text:span>a<text:span text:style-name="T1"> </text:span>really<text:span text:style-name="T1"> </text:span>rough<text:span text:style-name="T1"> </text:span>night<text:span text:style-name="T1"> </text:span>that<text:span text:style-name="T1"> </text:span>involved<text:span text:style-name="T1"> </text:span>all<text:span text:style-name="T1"> </text:span>sorts<text:span text:style-name="T1"> </text:span>of<text:span text:style-name="T1"> </text:span>debauchery<text:span text:style-name="T1"> </text:span>and<text:span text:style-name="T1"> </text:span>a<text:span text:style-name="T1"> </text:span>lynch<text:span text:style-name="T1"> </text:span>mob.</text:p>
      <text:p text:style-name="P1"><text:span text:style-name="T5">“</text:span><text:span text:style-name="T4">Thanks,</text:span><text:span text:style-name="T5">” </text:span><text:span text:style-name="T4">she</text:span><text:span text:style-name="T5"> </text:span><text:span text:style-name="T4">said</text:span><text:span text:style-name="T5"> </text:span><text:span text:style-name="T4">and</text:span><text:span text:style-name="T5"> </text:span><text:span text:style-name="T4">added:</text:span><text:span text:style-name="T5"> “</text:span><text:span text:style-name="T4">I</text:span><text:span text:style-name="T5">’</text:span><text:span text:style-name="T4">d</text:span><text:span text:style-name="T5"> </text:span><text:span text:style-name="T4">appreciate</text:span><text:span text:style-name="T5"> </text:span><text:span text:style-name="T4">the</text:span><text:span text:style-name="T5"> </text:span><text:span text:style-name="T4">discretion.</text:span><text:span text:style-name="T5">”</text:span></text:p>
      <text:p text:style-name="P1"><text:span text:style-name="T5">“</text:span><text:span text:style-name="T4">Hey..</text:span><text:span text:style-name="T5"> </text:span><text:span text:style-name="T4">What?</text:span><text:span text:style-name="T5">” </text:span><text:span text:style-name="T4">asked</text:span><text:span text:style-name="T5"> </text:span><text:span text:style-name="T4">Winceham</text:span><text:span text:style-name="T5"> </text:span><text:span text:style-name="T4">as</text:span><text:span text:style-name="T5"> </text:span><text:span text:style-name="T4">he</text:span><text:span text:style-name="T5"> </text:span><text:span text:style-name="T4">looked</text:span><text:span text:style-name="T5"> </text:span><text:span text:style-name="T4">back</text:span><text:span text:style-name="T5"> </text:span><text:span text:style-name="T4">and</text:span><text:span text:style-name="T5"> </text:span><text:span text:style-name="T4">forth</text:span><text:span text:style-name="T5"> </text:span><text:span text:style-name="T4">between</text:span><text:span text:style-name="T5"> </text:span><text:span text:style-name="T4">Parcifal</text:span><text:span text:style-name="T5"> </text:span><text:span text:style-name="T4">and</text:span><text:span text:style-name="T5"> </text:span><text:span text:style-name="T4">the</text:span><text:span text:style-name="T5"> </text:span><text:span text:style-name="T4">pipe</text:span><text:span text:style-name="T5"> </text:span><text:span text:style-name="T4">with</text:span><text:span text:style-name="T5"> </text:span><text:span text:style-name="T4">an</text:span><text:span text:style-name="T5"> </text:span><text:span text:style-name="T4">expression</text:span><text:span text:style-name="T5"> </text:span><text:span text:style-name="T4">of</text:span><text:span text:style-name="T5"> </text:span><text:span text:style-name="T4">amazed</text:span><text:span text:style-name="T5"> </text:span><text:span text:style-name="T4">wonder</text:span><text:span text:style-name="T5"> </text:span><text:span text:style-name="T4">as</text:span><text:span text:style-name="T5"> </text:span><text:span text:style-name="T4">if</text:span><text:span text:style-name="T5"> </text:span><text:span text:style-name="T4">something</text:span><text:span text:style-name="T5"> </text:span><text:span text:style-name="T4">miraculously</text:span><text:span text:style-name="T5"> </text:span><text:span text:style-name="T4">extraordinary</text:span><text:span text:style-name="T5"> </text:span><text:span text:style-name="T4">had</text:span><text:span text:style-name="T5"> </text:span><text:span text:style-name="T4">happened</text:span><text:span text:style-name="T5"> </text:span><text:span text:style-name="T4">right</text:span><text:span text:style-name="T5"> </text:span><text:span text:style-name="T4">in</text:span><text:span text:style-name="T5"> </text:span><text:span text:style-name="T4">front</text:span><text:span text:style-name="T5"> </text:span><text:span text:style-name="T4">of</text:span><text:span text:style-name="T5"> </text:span><text:span text:style-name="T4">his</text:span><text:span text:style-name="T5"> </text:span><text:span text:style-name="T4">eyes.</text:span></text:p>
      <text:p text:style-name="P2">And<text:span text:style-name="T1"> </text:span>then<text:span text:style-name="T1"> </text:span>he<text:span text:style-name="T1"> </text:span>thought<text:span text:style-name="T1"> </text:span>he<text:span text:style-name="T1"> </text:span>saw<text:span text:style-name="T1"> </text:span>a<text:span text:style-name="T1"> </text:span>pair<text:span text:style-name="T1"> </text:span>of<text:span text:style-name="T1"> </text:span>trembling<text:span text:style-name="T1"> </text:span>flames<text:span text:style-name="T1"> </text:span>behind<text:span text:style-name="T1"> </text:span>a<text:span text:style-name="T1"> </text:span><text:soft-page-break/>nearby<text:span text:style-name="T1"> </text:span>bush.<text:span text:style-name="T1"> </text:span>He<text:span text:style-name="T1"> </text:span>blinked<text:span text:style-name="T1"> </text:span>and<text:span text:style-name="T1"> </text:span>saw<text:span text:style-name="T1"> </text:span>the<text:span text:style-name="T1"> </text:span>flames<text:span text:style-name="T1"> </text:span>flicker<text:span text:style-name="T1"> </text:span>wildly,<text:span text:style-name="T1"> </text:span>before<text:span text:style-name="T1"> </text:span>vanishing<text:span text:style-name="T1"> </text:span>swiftly<text:span text:style-name="T1"> </text:span>with<text:span text:style-name="T1"> </text:span>a<text:span text:style-name="T1"> </text:span>harrowing<text:span text:style-name="T1"> </text:span>speed.</text:p>
      <text:p text:style-name="P1"><text:span text:style-name="T5">“</text:span><text:span text:style-name="T4">What</text:span><text:span text:style-name="T5"> </text:span><text:span text:style-name="T4">in</text:span><text:span text:style-name="T5"> </text:span><text:span text:style-name="T4">all</text:span><text:span text:style-name="T5"> </text:span><text:span text:style-name="T4">blazes?</text:span><text:span text:style-name="T5"> </text:span><text:span text:style-name="T4">I</text:span><text:span text:style-name="T5"> </text:span><text:span text:style-name="T4">must</text:span><text:span text:style-name="T5"> </text:span><text:span text:style-name="T4">be</text:span><text:span text:style-name="T5"> </text:span><text:span text:style-name="T4">having</text:span><text:span text:style-name="T5"> </text:span><text:span text:style-name="T4">a</text:span><text:span text:style-name="T5"> </text:span><text:span text:style-name="T4">bad</text:span><text:span text:style-name="T5"> </text:span><text:span text:style-name="T4">trip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mostly</text:span><text:span text:style-name="T5"> </text:span><text:span text:style-name="T4">to</text:span><text:span text:style-name="T5"> </text:span><text:span text:style-name="T4">himself</text:span><text:span text:style-name="T5"> </text:span><text:span text:style-name="T4">and</text:span><text:span text:style-name="T5"> </text:span><text:span text:style-name="T4">put</text:span><text:span text:style-name="T5"> </text:span><text:span text:style-name="T4">out</text:span><text:span text:style-name="T5"> </text:span><text:span text:style-name="T4">his</text:span><text:span text:style-name="T5"> </text:span><text:span text:style-name="T4">pipe.</text:span><text:span text:style-name="T5"> </text:span><text:span text:style-name="T4">Parcifal</text:span><text:span text:style-name="T5"> </text:span><text:span text:style-name="T4">overheard</text:span><text:span text:style-name="T5"> </text:span><text:span text:style-name="T4">him</text:span><text:span text:style-name="T5"> </text:span><text:span text:style-name="T4">and</text:span><text:span text:style-name="T5"> </text:span><text:span text:style-name="T4">commented: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not</text:span><text:span text:style-name="T5"> </text:span><text:span text:style-name="T4">that</text:span><text:span text:style-name="T5"> </text:span><text:span text:style-name="T4">rough</text:span><text:span text:style-name="T5"> </text:span><text:span text:style-name="T4">of</text:span><text:span text:style-name="T5"> </text:span><text:span text:style-name="T4">a</text:span><text:span text:style-name="T5"> </text:span><text:span text:style-name="T4">trail.</text:span><text:span text:style-name="T5"> </text:span><text:span text:style-name="T4">When</text:span><text:span text:style-name="T5"> </text:span><text:span text:style-name="T4">my</text:span><text:span text:style-name="T5"> </text:span><text:span text:style-name="T4">sister</text:span><text:span text:style-name="T5"> </text:span><text:span text:style-name="T4">and</text:span><text:span text:style-name="T5"> </text:span><text:span text:style-name="T4">I</text:span><text:span text:style-name="T5"> </text:span><text:span text:style-name="T4">had</text:span><text:span text:style-name="T5"> </text:span><text:span text:style-name="T4">to</text:span><text:span text:style-name="T5"> </text:span><text:span text:style-name="T4">go</text:span><text:span text:style-name="T5"> </text:span><text:span text:style-name="T4">through</text:span><text:span text:style-name="T5"> </text:span><text:span text:style-name="T4">the</text:span><text:span text:style-name="T5"> </text:span><text:span text:style-name="T4">trails</text:span><text:span text:style-name="T5"> </text:span><text:span text:style-name="T4">of</text:span><text:span text:style-name="T5"> </text:span><text:span text:style-name="T4">Jordenfall</text:span><text:span text:style-name="T5"> </text:span><text:span text:style-name="T4">though..</text:span><text:span text:style-name="T5"> </text:span><text:span text:style-name="T4">That</text:span><text:span text:style-name="T5"> </text:span><text:span text:style-name="T4">was</text:span><text:span text:style-name="T5"> </text:span><text:span text:style-name="T4">rough,</text:span><text:span text:style-name="T5"> </text:span><text:span text:style-name="T4">I</text:span><text:span text:style-name="T5">’</text:span><text:span text:style-name="T4">ll</text:span><text:span text:style-name="T5"> </text:span><text:span text:style-name="T4">tell</text:span><text:span text:style-name="T5"> </text:span><text:span text:style-name="T4">you</text:span><text:span text:style-name="T5"> </text:span><text:span text:style-name="T4">that.</text:span><text:span text:style-name="T5"> </text:span><text:span text:style-name="T4">Sheer</text:span><text:span text:style-name="T5"> </text:span><text:span text:style-name="T4">cliffs,</text:span><text:span text:style-name="T5"> </text:span><text:span text:style-name="T4">hundreds</text:span><text:span text:style-name="T5"> </text:span><text:span text:style-name="T4">of</text:span><text:span text:style-name="T5"> </text:span><text:span text:style-name="T4">feet</text:span><text:span text:style-name="T5"> </text:span><text:span text:style-name="T4">high,</text:span><text:span text:style-name="T5"> </text:span><text:span text:style-name="T4">slippery</text:span><text:span text:style-name="T5"> </text:span><text:span text:style-name="T4">ice</text:span><text:span text:style-name="T5"> </text:span><text:span text:style-name="T4">every</text:span><text:span text:style-name="T5"> </text:span><text:span text:style-name="T4">step</text:span><text:span text:style-name="T5"> </text:span><text:span text:style-name="T4">of</text:span><text:span text:style-name="T5"> </text:span><text:span text:style-name="T4">the</text:span><text:span text:style-name="T5"> </text:span><text:span text:style-name="T4">way</text:span><text:span text:style-name="T5"> </text:span><text:span text:style-name="T4">and</text:span><text:span text:style-name="T5"> </text:span><text:span text:style-name="T4">bone-deep</text:span><text:span text:style-name="T5"> </text:span><text:span text:style-name="T4">cold</text:span><text:span text:style-name="T5"> </text:span><text:span text:style-name="T4">that</text:span><text:span text:style-name="T5"> </text:span><text:span text:style-name="T4">made</text:span><text:span text:style-name="T5"> </text:span><text:span text:style-name="T4">your</text:span><text:span text:style-name="T5"> </text:span><text:span text:style-name="T4">teeth</text:span><text:span text:style-name="T5"> </text:span><text:span text:style-name="T4">hurt</text:span><text:span text:style-name="T5"> </text:span><text:span text:style-name="T4">just</text:span><text:span text:style-name="T5"> </text:span><text:span text:style-name="T4">by</text:span><text:span text:style-name="T5"> </text:span><text:span text:style-name="T4">breathing.</text:span><text:span text:style-name="T5">” </text:span><text:span text:style-name="T4">Her</text:span><text:span text:style-name="T5"> </text:span><text:span text:style-name="T4">face</text:span><text:span text:style-name="T5"> </text:span><text:span text:style-name="T4">was</text:span><text:span text:style-name="T5"> </text:span><text:span text:style-name="T4">cringing</text:span><text:span text:style-name="T5"> </text:span><text:span text:style-name="T4">but</text:span><text:span text:style-name="T5"> </text:span><text:span text:style-name="T4">her</text:span><text:span text:style-name="T5"> </text:span><text:span text:style-name="T4">voice</text:span><text:span text:style-name="T5"> </text:span><text:span text:style-name="T4">carried</text:span><text:span text:style-name="T5"> </text:span><text:span text:style-name="T4">a</text:span><text:span text:style-name="T5"> </text:span><text:span text:style-name="T4">bitter</text:span><text:span text:style-name="T5"> </text:span><text:span text:style-name="T4">sweetness.</text:span><text:span text:style-name="T5"> </text:span><text:span text:style-name="T4">It</text:span><text:span text:style-name="T5"> </text:span><text:span text:style-name="T4">was</text:span><text:span text:style-name="T5"> </text:span><text:span text:style-name="T4">the</text:span><text:span text:style-name="T5"> </text:span><text:span text:style-name="T4">voice</text:span><text:span text:style-name="T5"> </text:span><text:span text:style-name="T4">of</text:span><text:span text:style-name="T5"> </text:span><text:span text:style-name="T4">someone</text:span><text:span text:style-name="T5"> </text:span><text:span text:style-name="T4">who</text:span><text:span text:style-name="T5"> </text:span><text:span text:style-name="T4">reminisced</text:span><text:span text:style-name="T5"> </text:span><text:span text:style-name="T4">better</text:span><text:span text:style-name="T5"> </text:span><text:span text:style-name="T4">times.</text:span><text:span text:style-name="T5"> </text:span><text:span text:style-name="T4">Winceham</text:span><text:span text:style-name="T5"> </text:span><text:span text:style-name="T4">eyed</text:span><text:span text:style-name="T5"> </text:span><text:span text:style-name="T4">her</text:span><text:span text:style-name="T5"> </text:span><text:span text:style-name="T4">with</text:span><text:span text:style-name="T5"> </text:span><text:span text:style-name="T4">a</text:span><text:span text:style-name="T5"> </text:span><text:span text:style-name="T4">worried</text:span><text:span text:style-name="T5"> </text:span><text:span text:style-name="T4">look,</text:span><text:span text:style-name="T5"> </text:span><text:span text:style-name="T4">his</text:span><text:span text:style-name="T5"> </text:span><text:span text:style-name="T4">brow</text:span><text:span text:style-name="T5"> </text:span><text:span text:style-name="T4">furrowed.</text:span></text:p>
      <text:p text:style-name="P1"><text:span text:style-name="T5">“</text:span><text:span text:style-name="T4">Are</text:span><text:span text:style-name="T5"> </text:span><text:span text:style-name="T4">you</text:span><text:span text:style-name="T5"> </text:span><text:span text:style-name="T4">sure</text:span><text:span text:style-name="T5"> </text:span><text:span text:style-name="T4">you</text:span><text:span text:style-name="T5">’</text:span><text:span text:style-name="T4">re</text:span><text:span text:style-name="T5"> </text:span><text:span text:style-name="T4">okay?</text:span><text:span text:style-name="T5"> </text:span><text:span text:style-name="T4">Not</text:span><text:span text:style-name="T5"> </text:span><text:span text:style-name="T4">feeling</text:span><text:span text:style-name="T5"> </text:span><text:span text:style-name="T4">lightheaded,</text:span><text:span text:style-name="T5"> </text:span><text:span text:style-name="T4">sleepy,</text:span><text:span text:style-name="T5"> </text:span><text:span text:style-name="T4">giggly,</text:span><text:span text:style-name="T5"> </text:span><text:span text:style-name="T4">silly,</text:span><text:span text:style-name="T5"> </text:span><text:span text:style-name="T4">weird</text:span><text:span text:style-name="T5"> </text:span><text:span text:style-name="T4">in</text:span><text:span text:style-name="T5"> </text:span><text:span text:style-name="T4">many</text:span><text:span text:style-name="T5"> </text:span><text:span text:style-name="T4">different</text:span><text:span text:style-name="T5"> </text:span><text:span text:style-name="T4">ways?</text:span><text:span text:style-name="T5">” </text:span><text:span text:style-name="T4">he</text:span><text:span text:style-name="T5"> </text:span><text:span text:style-name="T4">asked</text:span><text:span text:style-name="T5"> </text:span><text:span text:style-name="T4">her</text:span><text:span text:style-name="T5"> </text:span><text:span text:style-name="T4">with</text:span><text:span text:style-name="T5"> </text:span><text:span text:style-name="T4">genuine</text:span><text:span text:style-name="T5"> </text:span><text:span text:style-name="T4">interest.</text:span><text:span text:style-name="T5"> </text:span><text:span text:style-name="T4">She</text:span><text:span text:style-name="T5"> </text:span><text:span text:style-name="T4">took</text:span><text:span text:style-name="T5"> </text:span><text:span text:style-name="T4">a</text:span><text:span text:style-name="T5"> </text:span><text:span text:style-name="T4">moment</text:span><text:span text:style-name="T5"> </text:span><text:span text:style-name="T4">to</text:span><text:span text:style-name="T5"> </text:span><text:span text:style-name="T4">think,</text:span><text:span text:style-name="T5"> </text:span><text:span text:style-name="T4">shook</text:span><text:span text:style-name="T5"> </text:span><text:span text:style-name="T4">her</text:span><text:span text:style-name="T5"> </text:span><text:span text:style-name="T4">head</text:span><text:span text:style-name="T5"> </text:span><text:span text:style-name="T4">and</text:span><text:span text:style-name="T5"> </text:span><text:span text:style-name="T4">replied</text:span><text:span text:style-name="T5"> </text:span><text:span text:style-name="T4">earnestly:</text:span></text:p>
      <text:p text:style-name="P1"><text:span text:style-name="T5">“</text:span><text:span text:style-name="T4">No..</text:span><text:span text:style-name="T5"> </text:span><text:span text:style-name="T4">Couldn</text:span><text:span text:style-name="T5">’</text:span><text:span text:style-name="T4">t</text:span><text:span text:style-name="T5"> </text:span><text:span text:style-name="T4">be</text:span><text:span text:style-name="T5"> </text:span><text:span text:style-name="T4">better.</text:span><text:span text:style-name="T5"> </text:span><text:span text:style-name="T4">Top</text:span><text:span text:style-name="T5"> </text:span><text:span text:style-name="T4">notch.</text:span><text:span text:style-name="T5">”</text:span></text:p>
      <text:p text:style-name="P2">Winceham<text:span text:style-name="T1"> </text:span>was<text:span text:style-name="T1"> </text:span>looking<text:span text:style-name="T1"> </text:span>at<text:span text:style-name="T1"> </text:span>her<text:span text:style-name="T1"> </text:span>puzzled<text:span text:style-name="T1"> </text:span>beyond<text:span text:style-name="T1"> </text:span>understanding<text:span text:style-name="T1"> </text:span>when<text:span text:style-name="T1"> </text:span>his<text:span text:style-name="T1"> </text:span>eyes<text:span text:style-name="T1"> </text:span>bulged<text:span text:style-name="T1"> </text:span>up<text:span text:style-name="T1"> </text:span>with<text:span text:style-name="T1"> </text:span>sudden<text:span text:style-name="T1"> </text:span>terror.<text:span text:style-name="T1"> </text:span>He<text:span text:style-name="T1"> </text:span>saw<text:span text:style-name="T1"> </text:span>the<text:span text:style-name="T1"> </text:span>trembling<text:span text:style-name="T1"> </text:span>flames<text:span text:style-name="T1"> </text:span>from<text:span text:style-name="T1"> </text:span>before,<text:span text:style-name="T1"> </text:span>trailing<text:span text:style-name="T1"> </text:span>orange<text:span text:style-name="T1"> </text:span>light<text:span text:style-name="T1"> </text:span>in<text:span text:style-name="T1"> </text:span>their<text:span text:style-name="T1"> </text:span>wake.<text:span text:style-name="T1"> </text:span>They<text:span text:style-name="T1"> </text:span>were<text:span text:style-name="T1"> </text:span>attached<text:span text:style-name="T1"> </text:span>to<text:span text:style-name="T1"> </text:span>the<text:span text:style-name="T1"> </text:span>head<text:span text:style-name="T1"> </text:span>of<text:span text:style-name="T1"> </text:span>furry<text:span text:style-name="T1"> </text:span>white<text:span text:style-name="T1"> </text:span>bunny<text:span text:style-name="T1"> </text:span>where<text:span text:style-name="T1"> </text:span>its<text:span text:style-name="T1"> </text:span>eye<text:span text:style-name="T1"> </text:span>sockets<text:span text:style-name="T1"> </text:span>should<text:span text:style-name="T1"> </text:span>be;<text:span text:style-name="T1"> </text:span>the<text:span text:style-name="T1"> </text:span>hopped<text:span text:style-name="T1"> </text:span>about,<text:span text:style-name="T1"> </text:span>not<text:span text:style-name="T1"> </text:span>further<text:span text:style-name="T1"> </text:span>than<text:span text:style-name="T1"> </text:span>a<text:span text:style-name="T1"> </text:span>few<text:span text:style-name="T1"> </text:span>feet<text:span text:style-name="T1"> </text:span>away.</text:p>
      <text:p text:style-name="P2">Winceham<text:span text:style-name="T1">’</text:span>s<text:span text:style-name="T1"> </text:span>jaw<text:span text:style-name="T1"> </text:span>dropped<text:span text:style-name="T1"> </text:span>and<text:span text:style-name="T1"> </text:span>he<text:span text:style-name="T1"> </text:span>looked<text:span text:style-name="T1"> </text:span>at<text:span text:style-name="T1"> </text:span>his<text:span text:style-name="T1"> </text:span>pipe<text:span text:style-name="T1"> </text:span>before<text:span text:style-name="T1"> </text:span>staring<text:span text:style-name="T1"> </text:span>at<text:span text:style-name="T1"> </text:span>the<text:span text:style-name="T1"> </text:span>bunny<text:span text:style-name="T1"> </text:span>mesmerized.<text:span text:style-name="T1"> </text:span>The<text:span text:style-name="T1"> </text:span>bunny<text:span text:style-name="T1"> </text:span>paused<text:span text:style-name="T1"> </text:span>as<text:span text:style-name="T1"> </text:span>if<text:span text:style-name="T1"> </text:span>it<text:span text:style-name="T1"> </text:span>knew,<text:span text:style-name="T1"> </text:span>stared<text:span text:style-name="T1"> </text:span>back<text:span text:style-name="T1"> </text:span>at<text:span text:style-name="T1"> </text:span>Winceham<text:span text:style-name="T1"> </text:span>and<text:span text:style-name="T1"> </text:span>smiled<text:span text:style-name="T1"> </text:span>unnervingly<text:span text:style-name="T1"> </text:span>before<text:span text:style-name="T1"> </text:span>hopping<text:span text:style-name="T1"> </text:span>out<text:span text:style-name="T1"> </text:span>of<text:span text:style-name="T1"> </text:span>view<text:span text:style-name="T1"> </text:span>and<text:span text:style-name="T1"> </text:span>into<text:span text:style-name="T1"> </text:span>a<text:span text:style-name="T1"> </text:span>burrowing<text:span text:style-name="T1"> </text:span>hole.</text:p>
      <text:p text:style-name="P1"><text:span text:style-name="T5">“</text:span><text:span text:style-name="T4">Did</text:span><text:span text:style-name="T5"> </text:span><text:span text:style-name="T4">you</text:span><text:span text:style-name="T5"> </text:span><text:span text:style-name="T4">see</text:span><text:span text:style-name="T5"> </text:span><text:span text:style-name="T4">that?</text:span><text:span text:style-name="T5">” </text:span><text:span text:style-name="T4">he</text:span><text:span text:style-name="T5"> </text:span><text:span text:style-name="T4">exclaimed</text:span><text:span text:style-name="T5"> </text:span><text:span text:style-name="T4">as</text:span><text:span text:style-name="T5"> </text:span><text:span text:style-name="T4">he</text:span><text:span text:style-name="T5"> </text:span><text:span text:style-name="T4">got</text:span><text:span text:style-name="T5"> </text:span><text:span text:style-name="T4">up</text:span><text:span text:style-name="T5"> </text:span><text:span text:style-name="T4">on</text:span><text:span text:style-name="T5"> </text:span><text:span text:style-name="T4">his</text:span><text:span text:style-name="T5"> </text:span><text:span text:style-name="T4">feet</text:span><text:span text:style-name="T5"> </text:span><text:span text:style-name="T4">and</text:span><text:span text:style-name="T5"> </text:span><text:span text:style-name="T4">poked</text:span><text:span text:style-name="T5"> </text:span><text:span text:style-name="T4">Parcifal</text:span><text:span text:style-name="T5"> </text:span><text:span text:style-name="T4">in</text:span><text:span text:style-name="T5"> </text:span><text:span text:style-name="T4">the</text:span><text:span text:style-name="T5"> </text:span><text:span text:style-name="T4">arm</text:span><text:span text:style-name="T5"> </text:span><text:span text:style-name="T4">repeatedly.</text:span><text:span text:style-name="T5"> </text:span><text:span text:style-name="T4">She</text:span><text:span text:style-name="T5"> </text:span><text:span text:style-name="T4">was</text:span><text:span text:style-name="T5"> </text:span><text:span text:style-name="T4">instantly</text:span><text:span text:style-name="T5"> </text:span><text:span text:style-name="T4">energized;</text:span><text:span text:style-name="T5"> </text:span><text:span text:style-name="T4">she</text:span><text:span text:style-name="T5"> </text:span><text:span text:style-name="T4">drew</text:span><text:span text:style-name="T5"> </text:span><text:span text:style-name="T4">Encelados</text:span><text:span text:style-name="T5"> </text:span><text:span text:style-name="T4">out</text:span><text:span text:style-name="T5"> </text:span><text:span text:style-name="T4">of</text:span><text:span text:style-name="T5"> </text:span><text:span text:style-name="T4">the</text:span><text:span text:style-name="T5"> </text:span><text:span text:style-name="T4">ground</text:span><text:span text:style-name="T5"> </text:span><text:span text:style-name="T4">and</text:span><text:span text:style-name="T5"> </text:span><text:span text:style-name="T4">swung</text:span><text:span text:style-name="T5"> </text:span><text:span text:style-name="T4">it</text:span><text:span text:style-name="T5"> </text:span><text:span text:style-name="T4">around</text:span><text:span text:style-name="T5"> </text:span><text:span text:style-name="T4">her</text:span><text:span text:style-name="T5"> </text:span><text:span text:style-name="T4">wrist</text:span><text:span text:style-name="T5"> </text:span><text:span text:style-name="T4">expertly,</text:span><text:span text:style-name="T5"> </text:span><text:span text:style-name="T4">poised</text:span><text:span text:style-name="T5"> </text:span><text:span text:style-name="T4">to</text:span><text:span text:style-name="T5"> </text:span><text:span text:style-name="T4">strike</text:span><text:span text:style-name="T5"> </text:span><text:span text:style-name="T4">unerringly.</text:span></text:p>
      <text:p text:style-name="P1"><text:span text:style-name="T5">“</text:span><text:span text:style-name="T4">Enemies?</text:span><text:span text:style-name="T5"> </text:span><text:span text:style-name="T4">Where?</text:span><text:span text:style-name="T5"> </text:span><text:span text:style-name="T4">I</text:span><text:span text:style-name="T5"> </text:span><text:span text:style-name="T4">see</text:span><text:span text:style-name="T5"> </text:span><text:span text:style-name="T4">no-one!</text:span><text:span text:style-name="T5"> </text:span><text:span text:style-name="T4">Are</text:span><text:span text:style-name="T5"> </text:span><text:span text:style-name="T4">they</text:span><text:span text:style-name="T5"> </text:span><text:span text:style-name="T4">using</text:span><text:span text:style-name="T5"> </text:span><text:span text:style-name="T4">trickery</text:span><text:span text:style-name="T5"> </text:span><text:span text:style-name="T4">or</text:span><text:span text:style-name="T5"> </text:span><text:span text:style-name="T4">magic?</text:span><text:span text:style-name="T5">” </text:span><text:span text:style-name="T4">she</text:span><text:span text:style-name="T5"> </text:span><text:span text:style-name="T4">cried</text:span><text:span text:style-name="T5"> </text:span><text:span text:style-name="T4">and</text:span><text:span text:style-name="T5"> </text:span><text:span text:style-name="T4">swung</text:span><text:span text:style-name="T5"> </text:span><text:span text:style-name="T4">her</text:span><text:span text:style-name="T5"> </text:span><text:span text:style-name="T4">sword</text:span><text:span text:style-name="T5"> </text:span><text:span text:style-name="T4">randomly</text:span><text:span text:style-name="T5"> </text:span><text:span text:style-name="T4">through</text:span><text:span text:style-name="T5"> </text:span><text:span text:style-name="T4">the</text:span><text:span text:style-name="T5"> </text:span><text:span text:style-name="T4">air.</text:span></text:p>
      <text:p text:style-name="P1"><text:span text:style-name="T5">“</text:span><text:span text:style-name="T4">The</text:span><text:span text:style-name="T5"> </text:span><text:span text:style-name="T4">bunny!</text:span><text:span text:style-name="T5"> </text:span><text:span text:style-name="T4">Didn</text:span><text:span text:style-name="T5">’</text:span><text:span text:style-name="T4">t</text:span><text:span text:style-name="T5"> </text:span><text:span text:style-name="T4">you</text:span><text:span text:style-name="T5"> </text:span><text:span text:style-name="T4">see</text:span><text:span text:style-name="T5"> </text:span><text:span text:style-name="T4">the</text:span><text:span text:style-name="T5"> </text:span><text:span text:style-name="T4">bunny</text:span><text:span text:style-name="T5"> </text:span><text:span text:style-name="T4">with</text:span><text:span text:style-name="T5"> </text:span><text:span text:style-name="T4">the</text:span><text:span text:style-name="T5"> </text:span><text:span text:style-name="T4">flaming</text:span><text:span text:style-name="T5"> </text:span><text:span text:style-name="T4">eyes?</text:span><text:span text:style-name="T5">” </text:span><text:span text:style-name="T4">asked</text:span><text:span text:style-name="T5"> </text:span><text:span text:style-name="T4">Winceham</text:span><text:span text:style-name="T5"> </text:span><text:span text:style-name="T4">with</text:span><text:span text:style-name="T5"> </text:span><text:span text:style-name="T4">an</text:span><text:span text:style-name="T5"> </text:span><text:span text:style-name="T4">unsteady</text:span><text:span text:style-name="T5"> </text:span><text:span text:style-name="T4">voice</text:span><text:span text:style-name="T5"> </text:span><text:span text:style-name="T4">and</text:span><text:span text:style-name="T5"> </text:span><text:span text:style-name="T4">pulled</text:span><text:span text:style-name="T5"> </text:span><text:span text:style-name="T4">out</text:span><text:span text:style-name="T5"> </text:span><text:span text:style-name="T4">a</text:span><text:span text:style-name="T5"> </text:span><text:span text:style-name="T4">stiletto</text:span><text:span text:style-name="T5"> </text:span><text:span text:style-name="T4">from</text:span><text:span text:style-name="T5"> </text:span><text:span text:style-name="T4">his</text:span><text:span text:style-name="T5"> </text:span><text:span text:style-name="T4">belt.</text:span><text:span text:style-name="T5"> </text:span><text:span text:style-name="T4">The</text:span><text:span text:style-name="T5"> </text:span><text:span text:style-name="T4">blade</text:span><text:span text:style-name="T5"> </text:span><text:span text:style-name="T4">was</text:span><text:span text:style-name="T5"> </text:span><text:span text:style-name="T4">dull,</text:span><text:span text:style-name="T5"> </text:span><text:span text:style-name="T4">thin</text:span><text:span text:style-name="T5"> </text:span><text:span text:style-name="T4">and</text:span><text:span text:style-name="T5"> </text:span><text:span text:style-name="T4">long</text:span><text:span text:style-name="T5"> </text:span><text:span text:style-name="T4">like</text:span><text:span text:style-name="T5"> </text:span><text:span text:style-name="T4">a</text:span><text:span text:style-name="T5"> </text:span><text:span text:style-name="T4">spike.</text:span><text:span text:style-name="T5"> </text:span><text:span text:style-name="T4">It</text:span><text:span text:style-name="T5"> </text:span><text:span text:style-name="T4">had</text:span><text:span text:style-name="T5"> </text:span><text:span text:style-name="T4">been</text:span><text:span text:style-name="T5"> </text:span><text:span text:style-name="T4">quite</text:span><text:span text:style-name="T5"> </text:span><text:span text:style-name="T4">some</text:span><text:span text:style-name="T5"> </text:span><text:span text:style-name="T4">time</text:span><text:span text:style-name="T5"> </text:span><text:span text:style-name="T4">since</text:span><text:span text:style-name="T5"> </text:span><text:span text:style-name="T4">it</text:span><text:span text:style-name="T5"> </text:span><text:span text:style-name="T4">had</text:span><text:span text:style-name="T5"> </text:span><text:span text:style-name="T4">been</text:span><text:span text:style-name="T5"> </text:span><text:span text:style-name="T4">last</text:span><text:span text:style-name="T5"> </text:span><text:span text:style-name="T4">used.</text:span></text:p>
      <text:p text:style-name="P1"><text:span text:style-name="T5">“</text:span><text:span text:style-name="T4">A</text:span><text:span text:style-name="T5"> </text:span><text:span text:style-name="T4">bunny?</text:span><text:span text:style-name="T5">” </text:span><text:span text:style-name="T4">ask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sudden</text:span><text:span text:style-name="T5"> </text:span><text:span text:style-name="T4">coldness</text:span><text:span text:style-name="T5"> </text:span><text:span text:style-name="T4">in</text:span><text:span text:style-name="T5"> </text:span><text:span text:style-name="T4">her</text:span><text:span text:style-name="T5"> </text:span><text:span text:style-name="T4">voice</text:span><text:span text:style-name="T5"> </text:span><text:span text:style-name="T4">as</text:span><text:span text:style-name="T5"> </text:span><text:span text:style-name="T4">she</text:span><text:span text:style-name="T5"> </text:span><text:span text:style-name="T4">lowered</text:span><text:span text:style-name="T5"> </text:span><text:span text:style-name="T4">Encelados</text:span><text:span text:style-name="T5"> </text:span><text:span text:style-name="T4">and</text:span><text:span text:style-name="T5"> </text:span><text:span text:style-name="T4">frowned,</text:span><text:span text:style-name="T5"> </text:span><text:span text:style-name="T4">pouting</text:span><text:span text:style-name="T5"> </text:span><text:span text:style-name="T4">her</text:span><text:span text:style-name="T5"> </text:span><text:span text:style-name="T4">lips.</text:span></text:p>
      <text:p text:style-name="P1"><text:span text:style-name="T5">“</text:span><text:span text:style-name="T4">A</text:span><text:span text:style-name="T5"> </text:span><text:span text:style-name="T4">rabbit,</text:span><text:span text:style-name="T5"> </text:span><text:span text:style-name="T4">a</text:span><text:span text:style-name="T5"> </text:span><text:span text:style-name="T4">hare,</text:span><text:span text:style-name="T5"> </text:span><text:span text:style-name="T4">a</text:span><text:span text:style-name="T5"> </text:span><text:span text:style-name="T4">tiny</text:span><text:span text:style-name="T5"> </text:span><text:span text:style-name="T4">white</text:span><text:span text:style-name="T5"> </text:span><text:span text:style-name="T4">fluffy</text:span><text:span text:style-name="T5"> </text:span><text:span text:style-name="T4">thing</text:span><text:span text:style-name="T5"> </text:span><text:span text:style-name="T4">that</text:span><text:span text:style-name="T5"> </text:span><text:span text:style-name="T4">hops</text:span><text:span text:style-name="T5"> </text:span><text:span text:style-name="T4">around</text:span><text:span text:style-name="T5"> </text:span><text:span text:style-name="T4">all</text:span><text:span text:style-name="T5"> </text:span><text:span text:style-name="T4">the</text:span><text:span text:style-name="T5"> </text:span><text:span text:style-name="T4">time!</text:span><text:span text:style-name="T5"> </text:span><text:span text:style-name="T4">Didn</text:span><text:span text:style-name="T5">’</text:span><text:span text:style-name="T4">t</text:span><text:span text:style-name="T5"> </text:span><text:span text:style-name="T4">you</text:span><text:span text:style-name="T5"> </text:span><text:span text:style-name="T4">see</text:span><text:span text:style-name="T5"> </text:span><text:span text:style-name="T4">it?</text:span><text:span text:style-name="T5">”</text:span></text:p>
      <text:p text:style-name="P1"><text:span text:style-name="T5">“</text:span><text:span text:style-name="T4">Are</text:span><text:span text:style-name="T5"> </text:span><text:span text:style-name="T4">you</text:span><text:span text:style-name="T5"> </text:span><text:span text:style-name="T4">feeling</text:span><text:span text:style-name="T5"> </text:span><text:span text:style-name="T4">ill?</text:span><text:span text:style-name="T5">” </text:span><text:span text:style-name="T4">she</text:span><text:span text:style-name="T5"> </text:span><text:span text:style-name="T4">asked</text:span><text:span text:style-name="T5"> </text:span><text:span text:style-name="T4">and</text:span><text:span text:style-name="T5"> </text:span><text:span text:style-name="T4">looked</text:span><text:span text:style-name="T5"> </text:span><text:span text:style-name="T4">at</text:span><text:span text:style-name="T5"> </text:span><text:span text:style-name="T4">Winceham</text:span><text:span text:style-name="T5"> </text:span><text:span text:style-name="T4">sideways.</text:span></text:p>
      <text:p text:style-name="P1"><text:span text:style-name="T5">“</text:span><text:span text:style-name="T4">Could</text:span><text:span text:style-name="T5"> </text:span><text:span text:style-name="T4">be,</text:span><text:span text:style-name="T5"> </text:span><text:span text:style-name="T4">could</text:span><text:span text:style-name="T5"> </text:span><text:span text:style-name="T4">be.</text:span><text:span text:style-name="T5"> </text:span><text:span text:style-name="T4">But</text:span><text:span text:style-name="T5"> </text:span><text:span text:style-name="T4">you</text:span><text:span text:style-name="T5">’</text:span><text:span text:style-name="T4">re</text:span><text:span text:style-name="T5"> </text:span><text:span text:style-name="T4">feeling</text:span><text:span text:style-name="T5"> </text:span><text:span text:style-name="T4">fine,</text:span><text:span text:style-name="T5"> </text:span><text:span text:style-name="T4">right?</text:span><text:span text:style-name="T5">” </text:span><text:span text:style-name="T4">he</text:span><text:span text:style-name="T5"> </text:span><text:span text:style-name="T4">asked</text:span><text:span text:style-name="T5"> </text:span><text:span text:style-name="T4">with</text:span><text:span text:style-name="T5"> </text:span><text:span text:style-name="T4">expectation,</text:span><text:span text:style-name="T5"> </text:span><text:span text:style-name="T4">twirling</text:span><text:span text:style-name="T5"> </text:span><text:span text:style-name="T4">the</text:span><text:span text:style-name="T5"> </text:span><text:span text:style-name="T4">stiletto</text:span><text:span text:style-name="T5"> </text:span><text:span text:style-name="T4">in</text:span><text:span text:style-name="T5"> </text:span><text:span text:style-name="T4">his</text:span><text:span text:style-name="T5"> </text:span><text:span text:style-name="T4">hand</text:span><text:span text:style-name="T5"> </text:span><text:span text:style-name="T4">nervously.</text:span></text:p>
      <text:p text:style-name="P1"><text:span text:style-name="T5">“</text:span><text:span text:style-name="T4">Invincible,</text:span><text:span text:style-name="T5"> </text:span><text:span text:style-name="T4">really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grin.</text:span></text:p>
      <text:p text:style-name="P1"><text:soft-page-break/><text:span text:style-name="T5">“</text:span><text:span text:style-name="T4">Great,</text:span><text:span text:style-name="T5"> </text:span><text:span text:style-name="T4">that</text:span><text:span text:style-name="T5">’</text:span><text:span text:style-name="T4">s</text:span><text:span text:style-name="T5"> </text:span><text:span text:style-name="T4">great.</text:span><text:span text:style-name="T5"> 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having</text:span><text:span text:style-name="T5"> </text:span><text:span text:style-name="T4">a</text:span><text:span text:style-name="T5"> </text:span><text:span text:style-name="T4">bad</text:span><text:span text:style-name="T5"> </text:span><text:span text:style-name="T4">trip,</text:span><text:span text:style-name="T5"> </text:span><text:span text:style-name="T4">it</text:span><text:span text:style-name="T5">’</text:span><text:span text:style-name="T4">s</text:span><text:span text:style-name="T5"> </text:span><text:span text:style-name="T4">just</text:span><text:span text:style-name="T5"> </text:span><text:span text:style-name="T4">that</text:span><text:span text:style-name="T5"> </text:span><text:span text:style-name="T4">something</text:span><text:span text:style-name="T5"> </text:span><text:span text:style-name="T4">actually</text:span><text:span text:style-name="T5"> </text:span><text:span text:style-name="T4">weird</text:span><text:span text:style-name="T5"> </text:span><text:span text:style-name="T4">is</text:span><text:span text:style-name="T5"> </text:span><text:span text:style-name="T4">going</text:span><text:span text:style-name="T5"> </text:span><text:span text:style-name="T4">on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and</text:span><text:span text:style-name="T5"> </text:span><text:span text:style-name="T4">sighed.</text:span><text:span text:style-name="T5"> </text:span><text:span text:style-name="T4">He</text:span><text:span text:style-name="T5"> </text:span><text:span text:style-name="T4">collected</text:span><text:span text:style-name="T5"> </text:span><text:span text:style-name="T4">his</text:span><text:span text:style-name="T5"> </text:span><text:span text:style-name="T4">thoughts</text:span><text:span text:style-name="T5"> </text:span><text:span text:style-name="T4">for</text:span><text:span text:style-name="T5"> </text:span><text:span text:style-name="T4">a</text:span><text:span text:style-name="T5"> </text:span><text:span text:style-name="T4">moment</text:span><text:span text:style-name="T5"> </text:span><text:span text:style-name="T4">before</text:span><text:span text:style-name="T5"> </text:span><text:span text:style-name="T4">trying</text:span><text:span text:style-name="T5"> </text:span><text:span text:style-name="T4">to</text:span><text:span text:style-name="T5"> </text:span><text:span text:style-name="T4">convince</text:span><text:span text:style-name="T5"> </text:span><text:span text:style-name="T4">Parcifal</text:span><text:span text:style-name="T5"> </text:span><text:span text:style-name="T4">that</text:span><text:span text:style-name="T5"> </text:span><text:span text:style-name="T4">a</text:span><text:span text:style-name="T5"> </text:span><text:span text:style-name="T4">strange</text:span><text:span text:style-name="T5"> </text:span><text:span text:style-name="T4">rabbit</text:span><text:span text:style-name="T5"> </text:span><text:span text:style-name="T4">with</text:span><text:span text:style-name="T5"> </text:span><text:span text:style-name="T4">flaming</text:span><text:span text:style-name="T5"> </text:span><text:span text:style-name="T4">eyes</text:span><text:span text:style-name="T5"> </text:span><text:span text:style-name="T4">was</text:span><text:span text:style-name="T5"> </text:span><text:span text:style-name="T4">in</text:span><text:span text:style-name="T5"> </text:span><text:span text:style-name="T4">the</text:span><text:span text:style-name="T5"> </text:span><text:span text:style-name="T4">vicinity.</text:span><text:span text:style-name="T5"> </text:span><text:span text:style-name="T4">He</text:span><text:span text:style-name="T5"> </text:span><text:span text:style-name="T4">felt</text:span><text:span text:style-name="T5"> </text:span><text:span text:style-name="T4">that</text:span><text:span text:style-name="T5"> </text:span><text:span text:style-name="T4">stressing</text:span><text:span text:style-name="T5"> </text:span><text:span text:style-name="T4">the</text:span><text:span text:style-name="T5"> </text:span><text:span text:style-name="T4">flaming</text:span><text:span text:style-name="T5"> </text:span><text:span text:style-name="T4">eyes</text:span><text:span text:style-name="T5"> </text:span><text:span text:style-name="T4">bit</text:span><text:span text:style-name="T5"> </text:span><text:span text:style-name="T4">was</text:span><text:span text:style-name="T5"> </text:span><text:span text:style-name="T4">essential</text:span><text:span text:style-name="T5"> </text:span><text:span text:style-name="T4">since</text:span><text:span text:style-name="T5"> </text:span><text:span text:style-name="T4">normal</text:span><text:span text:style-name="T5"> </text:span><text:span text:style-name="T4">rabbits</text:span><text:span text:style-name="T5"> </text:span><text:span text:style-name="T4">when</text:span><text:span text:style-name="T5"> </text:span><text:span text:style-name="T4">mixed</text:span><text:span text:style-name="T5"> </text:span><text:span text:style-name="T4">with</text:span><text:span text:style-name="T5"> </text:span><text:span text:style-name="T4">fire</text:span><text:span text:style-name="T5"> </text:span><text:span text:style-name="T4">can</text:span><text:span text:style-name="T5">’</text:span><text:span text:style-name="T4">t</text:span><text:span text:style-name="T5"> </text:span><text:span text:style-name="T4">hop,</text:span><text:span text:style-name="T5"> </text:span><text:span text:style-name="T4">at</text:span><text:span text:style-name="T5"> </text:span><text:span text:style-name="T4">least</text:span><text:span text:style-name="T5"> </text:span><text:span text:style-name="T4">not</text:span><text:span text:style-name="T5"> </text:span><text:span text:style-name="T4">when</text:span><text:span text:style-name="T5"> </text:span><text:span text:style-name="T4">roasting</text:span><text:span text:style-name="T5"> </text:span><text:span text:style-name="T4">on</text:span><text:span text:style-name="T5"> </text:span><text:span text:style-name="T4">a</text:span><text:span text:style-name="T5"> </text:span><text:span text:style-name="T4">spit.</text:span></text:p>
      <text:p text:style-name="P1"><text:span text:style-name="T5">“</text:span><text:span text:style-name="T4">Parcifal,</text:span><text:span text:style-name="T5"> </text:span><text:span text:style-name="T4">look.</text:span><text:span text:style-name="T5"> </text:span><text:span text:style-name="T4">It</text:span><text:span text:style-name="T5"> </text:span><text:span text:style-name="T4">might</text:span><text:span text:style-name="T5"> </text:span><text:span text:style-name="T4">seem</text:span><text:span text:style-name="T5"> </text:span><text:span text:style-name="T4">strange</text:span><text:span text:style-name="T5"> </text:span><text:span text:style-name="T4">but</text:span><text:span text:style-name="T5"> </text:span><text:span text:style-name="T4">there</text:span><text:span text:style-name="T5">’</text:span><text:span text:style-name="T4">s</text:span><text:span text:style-name="T5"> </text:span><text:span text:style-name="T4">a</text:span><text:span text:style-name="T5"> </text:span><text:span text:style-name="T4">bunny</text:span><text:span text:style-name="T5"> </text:span><text:span text:style-name="T4">with</text:span><text:span text:style-name="T5"> </text:span><text:span text:style-name="T4">its</text:span><text:span text:style-name="T5"> </text:span><text:span text:style-name="T4">eyes</text:span><text:span text:style-name="T5"> </text:span><text:span text:style-name="T4">on</text:span><text:span text:style-name="T5"> </text:span><text:span text:style-name="T4">fire</text:span><text:span text:style-name="T5"> </text:span><text:span text:style-name="T4">hopping</text:span><text:span text:style-name="T5"> </text:span><text:span text:style-name="T4">around</text:span><text:span text:style-name="T5"> </text:span><text:span text:style-name="T4">us.</text:span><text:span text:style-name="T5"> </text:span><text:span text:style-name="T4">I</text:span><text:span text:style-name="T5"> </text:span><text:span text:style-name="T4">think</text:span><text:span text:style-name="T5"> </text:span><text:span text:style-name="T4">it</text:span><text:span text:style-name="T5"> </text:span><text:span text:style-name="T4">saw</text:span><text:span text:style-name="T5"> </text:span><text:span text:style-name="T4">us.</text:span><text:span text:style-name="T5"> </text:span><text:span text:style-name="T4">We</text:span><text:span text:style-name="T5"> </text:span><text:span text:style-name="T4">must</text:span><text:span text:style-name="T5"> </text:span><text:span text:style-name="T4">be</text:span><text:span text:style-name="T5"> </text:span><text:span text:style-name="T4">very</text:span><text:span text:style-name="T5"> </text:span><text:span text:style-name="T4">careful,</text:span><text:span text:style-name="T5"> </text:span><text:span text:style-name="T4">stay</text:span><text:span text:style-name="T5"> </text:span><text:span text:style-name="T4">still</text:span><text:span text:style-name="T5"> </text:span><text:span text:style-name="T4">and</text:span><text:span text:style-name="T5"> </text:span><text:span text:style-name="T4">keep</text:span><text:span text:style-name="T5"> </text:span><text:span text:style-name="T4">our</text:span><text:span text:style-name="T5"> </text:span><text:span text:style-name="T4">voices</text:span><text:span text:style-name="T5"> </text:span><text:span text:style-name="T4">down.</text:span><text:span text:style-name="T5"> </text:span><text:span text:style-name="T4">I</text:span><text:span text:style-name="T5"> </text:span><text:span text:style-name="T4">can</text:span><text:span text:style-name="T5">’</text:span><text:span text:style-name="T4">t</text:span><text:span text:style-name="T5"> </text:span><text:span text:style-name="T4">stress</text:span><text:span text:style-name="T5"> </text:span><text:span text:style-name="T4">enough</text:span><text:span text:style-name="T5"> </text:span><text:span text:style-name="T4">that</text:span><text:span text:style-name="T5"> </text:span><text:span text:style-name="T4">it</text:span><text:span text:style-name="T5">’</text:span><text:span text:style-name="T4">s</text:span><text:span text:style-name="T5"> </text:span><text:span text:style-name="T4">eyes</text:span><text:span text:style-name="T5"> </text:span><text:span text:style-name="T4">are</text:span><text:span text:style-name="T5"> </text:span><text:span text:style-name="T4">on</text:span><text:span text:style-name="T5"> </text:span><text:span text:style-name="T4">fire</text:span><text:span text:style-name="T5"> </text:span><text:span text:style-name="T4">and</text:span><text:span text:style-name="T5"> </text:span><text:span text:style-name="T4">it</text:span><text:span text:style-name="T5">’</text:span><text:span text:style-name="T4">s</text:span><text:span text:style-name="T5"> </text:span><text:span text:style-name="T4">not</text:span><text:span text:style-name="T5"> </text:span><text:span text:style-name="T4">dead</text:span><text:span text:style-name="T5"> </text:span><text:span text:style-name="T4">yet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as</text:span><text:span text:style-name="T5"> </text:span><text:span text:style-name="T4">he</text:span><text:span text:style-name="T5"> </text:span><text:span text:style-name="T4">scanned</text:span><text:span text:style-name="T5"> </text:span><text:span text:style-name="T4">the</text:span><text:span text:style-name="T5"> </text:span><text:span text:style-name="T4">area</text:span><text:span text:style-name="T5"> </text:span><text:span text:style-name="T4">around</text:span><text:span text:style-name="T5"> </text:span><text:span text:style-name="T4">them</text:span><text:span text:style-name="T5"> </text:span><text:span text:style-name="T4">inch</text:span><text:span text:style-name="T5"> </text:span><text:span text:style-name="T4">by</text:span><text:span text:style-name="T5"> </text:span><text:span text:style-name="T4">inch,</text:span><text:span text:style-name="T5"> </text:span><text:span text:style-name="T4">expecting</text:span><text:span text:style-name="T5"> </text:span><text:span text:style-name="T4">to</text:span><text:span text:style-name="T5"> </text:span><text:span text:style-name="T4">catch</text:span><text:span text:style-name="T5"> </text:span><text:span text:style-name="T4">a</text:span><text:span text:style-name="T5"> </text:span><text:span text:style-name="T4">glimpse</text:span><text:span text:style-name="T5"> </text:span><text:span text:style-name="T4">of</text:span><text:span text:style-name="T5"> </text:span><text:span text:style-name="T4">the</text:span><text:span text:style-name="T5"> </text:span><text:span text:style-name="T4">strange</text:span><text:span text:style-name="T5"> </text:span><text:span text:style-name="T4">rabbit.</text:span><text:span text:style-name="T5"> </text:span><text:span text:style-name="T4">Parcifal</text:span><text:span text:style-name="T5"> </text:span><text:span text:style-name="T4">eyed</text:span><text:span text:style-name="T5"> </text:span><text:span text:style-name="T4">the</text:span><text:span text:style-name="T5"> </text:span><text:span text:style-name="T4">man</text:span><text:span text:style-name="T5"> </text:span><text:span text:style-name="T4">with</text:span><text:span text:style-name="T5"> </text:span><text:span text:style-name="T4">a</text:span><text:span text:style-name="T5"> </text:span><text:span text:style-name="T4">sudden</text:span><text:span text:style-name="T5"> </text:span><text:span text:style-name="T4">sorrow</text:span><text:span text:style-name="T5"> </text:span><text:span text:style-name="T4">and</text:span><text:span text:style-name="T5"> </text:span><text:span text:style-name="T4">shook</text:span><text:span text:style-name="T5"> </text:span><text:span text:style-name="T4">her</text:span><text:span text:style-name="T5"> </text:span><text:span text:style-name="T4">head,</text:span><text:span text:style-name="T5"> </text:span><text:span text:style-name="T4">feeling</text:span><text:span text:style-name="T5"> </text:span><text:span text:style-name="T4">sorry</text:span><text:span text:style-name="T5"> </text:span><text:span text:style-name="T4">for</text:span><text:span text:style-name="T5"> </text:span><text:span text:style-name="T4">him.</text:span></text:p>
      <text:p text:style-name="P1"><text:span text:style-name="T5">“</text:span><text:span text:style-name="T4">Poor</text:span><text:span text:style-name="T5"> </text:span><text:span text:style-name="T4">Mr.</text:span><text:span text:style-name="T5"> </text:span><text:span text:style-name="T4">Abbermouth,</text:span><text:span text:style-name="T5"> </text:span><text:span text:style-name="T4">I</text:span><text:span text:style-name="T5"> </text:span><text:span text:style-name="T4">hadn</text:span><text:span text:style-name="T5">’</text:span><text:span text:style-name="T4">t</text:span><text:span text:style-name="T5"> </text:span><text:span text:style-name="T4">realised</text:span><text:span text:style-name="T5"> </text:span><text:span text:style-name="T4">you</text:span><text:span text:style-name="T5">’</text:span><text:span text:style-name="T4">ve</text:span><text:span text:style-name="T5"> </text:span><text:span text:style-name="T4">turned</text:span><text:span text:style-name="T5"> </text:span><text:span text:style-name="T4">senile</text:span><text:span text:style-name="T5"> </text:span><text:span text:style-name="T4">until</text:span><text:span text:style-name="T5"> </text:span><text:span text:style-name="T4">now,</text:span><text:span text:style-name="T5">” </text:span><text:span text:style-name="T4">she</text:span><text:span text:style-name="T5"> </text:span><text:span text:style-name="T4">said</text:span><text:span text:style-name="T5"> </text:span><text:span text:style-name="T4">regretfully,</text:span><text:span text:style-name="T5"> </text:span><text:span text:style-name="T4">her</text:span><text:span text:style-name="T5"> </text:span><text:span text:style-name="T4">voice</text:span><text:span text:style-name="T5"> </text:span><text:span text:style-name="T4">genuinely</text:span><text:span text:style-name="T5"> </text:span><text:span text:style-name="T4">sad.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senile!</text:span><text:span text:style-name="T5"> </text:span><text:span text:style-name="T4">And</text:span><text:span text:style-name="T5"> 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that</text:span><text:span text:style-name="T5"> </text:span><text:span text:style-name="T4">old!</text:span><text:span text:style-name="T5"> </text:span><text:span text:style-name="T4">Is</text:span><text:span text:style-name="T5"> </text:span><text:span text:style-name="T4">it</text:span><text:span text:style-name="T5"> </text:span><text:span text:style-name="T4">that</text:span><text:span text:style-name="T5"> </text:span><text:span text:style-name="T4">hard</text:span><text:span text:style-name="T5"> </text:span><text:span text:style-name="T4">to</text:span><text:span text:style-name="T5"> </text:span><text:span text:style-name="T4">believe</text:span><text:span text:style-name="T5"> </text:span><text:span text:style-name="T4">I</text:span><text:span text:style-name="T5"> </text:span><text:span text:style-name="T4">saw</text:span><text:span text:style-name="T5"> </text:span><text:span text:style-name="T4">a</text:span><text:span text:style-name="T5"> </text:span><text:span text:style-name="T4">bunny</text:span><text:span text:style-name="T5"> </text:span><text:span text:style-name="T4">with</text:span><text:span text:style-name="T5"> </text:span><text:span text:style-name="T4">flaming</text:span><text:span text:style-name="T5"> </text:span><text:span text:style-name="T4">eyes?</text:span><text:span text:style-name="T5">”</text:span></text:p>
      <text:p text:style-name="P2">Then<text:span text:style-name="T1"> </text:span>as<text:span text:style-name="T1"> </text:span>if<text:span text:style-name="T1"> </text:span>out<text:span text:style-name="T1"> </text:span>of<text:span text:style-name="T1"> </text:span>nowhere<text:span text:style-name="T1"> </text:span>a<text:span text:style-name="T1"> </text:span>robed,<text:span text:style-name="T1"> </text:span>hooded<text:span text:style-name="T1"> </text:span>and<text:span text:style-name="T1"> </text:span>masked<text:span text:style-name="T1"> </text:span>man<text:span text:style-name="T1"> </text:span>sprang<text:span text:style-name="T1"> </text:span>from<text:span text:style-name="T1"> </text:span>a<text:span text:style-name="T1"> </text:span>nearby<text:span text:style-name="T1"> </text:span>bush<text:span text:style-name="T1"> </text:span>behind<text:span text:style-name="T1"> </text:span>Parcifal<text:span text:style-name="T1"> </text:span>and<text:span text:style-name="T1"> </text:span>leaned<text:span text:style-name="T1"> </text:span>respectfully<text:span text:style-name="T1"> </text:span>towards<text:span text:style-name="T1"> </text:span>her<text:span text:style-name="T1"> </text:span>ear.<text:span text:style-name="T1"> </text:span>The<text:span text:style-name="T1"> </text:span>man<text:span text:style-name="T1"> </text:span>waved<text:span text:style-name="T1"> </text:span>his<text:span text:style-name="T1"> </text:span>hands<text:span text:style-name="T1"> </text:span>and<text:span text:style-name="T1"> </text:span>fingers<text:span text:style-name="T1"> </text:span>in<text:span text:style-name="T1"> </text:span>an<text:span text:style-name="T1"> </text:span>elaborate<text:span text:style-name="T1"> </text:span>gesture<text:span text:style-name="T1"> </text:span>and<text:span text:style-name="T1"> </text:span>whispered<text:span text:style-name="T1"> </text:span>to<text:span text:style-name="T1"> </text:span>her<text:span text:style-name="T1"> </text:span>in<text:span text:style-name="T1"> </text:span>a<text:span text:style-name="T1"> </text:span>thin,<text:span text:style-name="T1"> </text:span>gentle<text:span text:style-name="T1"> </text:span>voice:</text:p>
      <text:p text:style-name="P1"><text:span text:style-name="T5">“</text:span><text:span text:style-name="T4">There</text:span><text:span text:style-name="T5"> </text:span><text:span text:style-name="T4">is</text:span><text:span text:style-name="T5"> </text:span><text:span text:style-name="T4">no</text:span><text:span text:style-name="T5"> </text:span><text:span text:style-name="T4">bunny.</text:span><text:span text:style-name="T5">”</text:span></text:p>
      <text:p text:style-name="P2">Winceham<text:span text:style-name="T1"> </text:span>was<text:span text:style-name="T1"> </text:span>stunned<text:span text:style-name="T1"> </text:span>into<text:span text:style-name="T1"> </text:span>silence.<text:span text:style-name="T1"> </text:span>He<text:span text:style-name="T1"> </text:span>was<text:span text:style-name="T1"> </text:span>thinking<text:span text:style-name="T1"> </text:span>that<text:span text:style-name="T1"> </text:span>perhaps<text:span text:style-name="T1"> </text:span>he<text:span text:style-name="T1"> </text:span>should<text:span text:style-name="T1"> </text:span>point<text:span text:style-name="T1"> </text:span>out<text:span text:style-name="T1"> </text:span>that<text:span text:style-name="T1"> </text:span>there<text:span text:style-name="T1"> </text:span>was<text:span text:style-name="T1"> </text:span>a<text:span text:style-name="T1"> </text:span>strange<text:span text:style-name="T1"> </text:span>man<text:span text:style-name="T1"> </text:span>right<text:span text:style-name="T1"> </text:span>behind<text:span text:style-name="T1"> </text:span>Parcifal<text:span text:style-name="T1"> </text:span>whispering<text:span text:style-name="T1"> </text:span>to<text:span text:style-name="T1"> </text:span>her<text:span text:style-name="T1"> </text:span>ear,<text:span text:style-name="T1"> </text:span>but<text:span text:style-name="T1"> </text:span>decided<text:span text:style-name="T1"> </text:span>to<text:span text:style-name="T1"> </text:span>wait<text:span text:style-name="T1"> </text:span>until<text:span text:style-name="T1"> </text:span>she<text:span text:style-name="T1"> </text:span>acknowledged<text:span text:style-name="T1"> </text:span>that<text:span text:style-name="T1"> </text:span>herself,<text:span text:style-name="T1"> </text:span>just<text:span text:style-name="T1"> </text:span>to<text:span text:style-name="T1"> </text:span>make<text:span text:style-name="T1"> </text:span>sure<text:span text:style-name="T1"> </text:span>he<text:span text:style-name="T1"> </text:span>wasn<text:span text:style-name="T1">’</text:span>t<text:span text:style-name="T1"> </text:span>imagining<text:span text:style-name="T1"> </text:span>things.</text:p>
      <text:p text:style-name="P1"><text:span text:style-name="T5">“</text:span><text:span text:style-name="T4">Who</text:span><text:span text:style-name="T5"> </text:span><text:span text:style-name="T4">are</text:span><text:span text:style-name="T5"> </text:span><text:span text:style-name="T4">you?</text:span><text:span text:style-name="T5">” </text:span><text:span text:style-name="T4">asked</text:span><text:span text:style-name="T5"> </text:span><text:span text:style-name="T4">Parcifal</text:span><text:span text:style-name="T5"> </text:span><text:span text:style-name="T4">as</text:span><text:span text:style-name="T5"> </text:span><text:span text:style-name="T4">she</text:span><text:span text:style-name="T5"> </text:span><text:span text:style-name="T4">turned</text:span><text:span text:style-name="T5"> </text:span><text:span text:style-name="T4">around</text:span><text:span text:style-name="T5"> </text:span><text:span text:style-name="T4">to</text:span><text:span text:style-name="T5"> </text:span><text:span text:style-name="T4">face</text:span><text:span text:style-name="T5"> </text:span><text:span text:style-name="T4">the</text:span><text:span text:style-name="T5"> </text:span><text:span text:style-name="T4">stranger</text:span><text:span text:style-name="T5"> </text:span><text:span text:style-name="T4">with</text:span><text:span text:style-name="T5"> </text:span><text:span text:style-name="T4">Encelados</text:span><text:span text:style-name="T5"> </text:span><text:span text:style-name="T4">readied</text:span><text:span text:style-name="T5"> </text:span><text:span text:style-name="T4">in</text:span><text:span text:style-name="T5"> </text:span><text:span text:style-name="T4">her</text:span><text:span text:style-name="T5"> </text:span><text:span text:style-name="T4">hand.</text:span><text:span text:style-name="T5"> </text:span><text:span text:style-name="T4">She</text:span><text:span text:style-name="T5"> </text:span><text:span text:style-name="T4">appeared</text:span><text:span text:style-name="T5"> </text:span><text:span text:style-name="T4">calm,</text:span><text:span text:style-name="T5"> </text:span><text:span text:style-name="T4">yet</text:span><text:span text:style-name="T5"> </text:span><text:span text:style-name="T4">mindful</text:span><text:span text:style-name="T5"> </text:span><text:span text:style-name="T4">of</text:span><text:span text:style-name="T5"> </text:span><text:span text:style-name="T4">the</text:span><text:span text:style-name="T5"> </text:span><text:span text:style-name="T4">stranger</text:span><text:span text:style-name="T5"> </text:span><text:span text:style-name="T4">who</text:span><text:span text:style-name="T5"> </text:span><text:span text:style-name="T4">seemed</text:span><text:span text:style-name="T5"> </text:span><text:span text:style-name="T4">to</text:span><text:span text:style-name="T5"> </text:span><text:span text:style-name="T4">be</text:span><text:span text:style-name="T5"> </text:span><text:span text:style-name="T4">unarmed.</text:span></text:p>
      <text:p text:style-name="P2">No<text:span text:style-name="T1"> </text:span>answer<text:span text:style-name="T1"> </text:span>came.<text:span text:style-name="T1"> </text:span>Instead<text:span text:style-name="T1"> </text:span>the<text:span text:style-name="T1"> </text:span>man<text:span text:style-name="T1"> </text:span>simply<text:span text:style-name="T1"> </text:span>stood<text:span text:style-name="T1"> </text:span>there,<text:span text:style-name="T1"> </text:span>frozen<text:span text:style-name="T1"> </text:span>like<text:span text:style-name="T1"> </text:span>a<text:span text:style-name="T1"> </text:span>statue,<text:span text:style-name="T1"> </text:span>his<text:span text:style-name="T1"> </text:span>hands<text:span text:style-name="T1"> </text:span>clasped<text:span text:style-name="T1"> </text:span>together<text:span text:style-name="T1"> </text:span>as<text:span text:style-name="T1"> </text:span>if<text:span text:style-name="T1"> </text:span>in<text:span text:style-name="T1"> </text:span>prayer.<text:span text:style-name="T1"> </text:span>His<text:span text:style-name="T1"> </text:span>eyes<text:span text:style-name="T1"> </text:span>remained<text:span text:style-name="T1"> </text:span>closed<text:span text:style-name="T1"> </text:span>and<text:span text:style-name="T1"> </text:span>he<text:span text:style-name="T1"> </text:span>hardly<text:span text:style-name="T1"> </text:span>seemed<text:span text:style-name="T1"> </text:span>to<text:span text:style-name="T1"> </text:span>breathe.</text:p>
      <text:p text:style-name="P1"><text:span text:style-name="T5">“</text:span><text:span text:style-name="T4">Will</text:span><text:span text:style-name="T5"> </text:span><text:span text:style-name="T4">you</text:span><text:span text:style-name="T5"> </text:span><text:span text:style-name="T4">not</text:span><text:span text:style-name="T5"> </text:span><text:span text:style-name="T4">answer</text:span><text:span text:style-name="T5"> </text:span><text:span text:style-name="T4">me,</text:span><text:span text:style-name="T5"> </text:span><text:span text:style-name="T4">stranger?</text:span><text:span text:style-name="T5">” </text:span><text:span text:style-name="T4">Parcifal</text:span><text:span text:style-name="T5"> </text:span><text:span text:style-name="T4">demanded</text:span><text:span text:style-name="T5"> </text:span><text:span text:style-name="T4">of</text:span><text:span text:style-name="T5"> </text:span><text:span text:style-name="T4">him.</text:span></text:p>
      <text:p text:style-name="P1"><text:span text:style-name="T5">“</text:span><text:span text:style-name="T4">Maybe</text:span><text:span text:style-name="T5"> </text:span><text:span text:style-name="T4">he</text:span><text:span text:style-name="T5">’</text:span><text:span text:style-name="T4">s</text:span><text:span text:style-name="T5"> </text:span><text:span text:style-name="T4">right,</text:span><text:span text:style-name="T5"> </text:span><text:span text:style-name="T4">maybe</text:span><text:span text:style-name="T5"> </text:span><text:span text:style-name="T4">there</text:span><text:span text:style-name="T5"> </text:span><text:span text:style-name="T4">is</text:span><text:span text:style-name="T5"> </text:span><text:span text:style-name="T4">no</text:span><text:span text:style-name="T5"> </text:span><text:span text:style-name="T4">bunny,</text:span><text:span text:style-name="T5">” </text:span><text:span text:style-name="T4">muttered</text:span><text:span text:style-name="T5"> </text:span><text:span text:style-name="T4">Winceham</text:span><text:span text:style-name="T5"> </text:span><text:span text:style-name="T4">when</text:span><text:span text:style-name="T5"> </text:span><text:span text:style-name="T4">he</text:span><text:span text:style-name="T5"> </text:span><text:span text:style-name="T4">suddenly</text:span><text:span text:style-name="T5"> </text:span><text:span text:style-name="T4">saw</text:span><text:span text:style-name="T5"> </text:span><text:span text:style-name="T4">the</text:span><text:span text:style-name="T5"> </text:span><text:span text:style-name="T4">same</text:span><text:span text:style-name="T5"> </text:span><text:span text:style-name="T4">white</text:span><text:span text:style-name="T5"> </text:span><text:span text:style-name="T4">bunny</text:span><text:span text:style-name="T5"> </text:span><text:span text:style-name="T4">as</text:span><text:span text:style-name="T5"> </text:span><text:span text:style-name="T4">before</text:span><text:span text:style-name="T5"> </text:span><text:span text:style-name="T4">break</text:span><text:span text:style-name="T5"> </text:span><text:span text:style-name="T4">through</text:span><text:span text:style-name="T5"> </text:span><text:span text:style-name="T4">the</text:span><text:span text:style-name="T5"> </text:span><text:span text:style-name="T4">ground</text:span><text:span text:style-name="T5"> </text:span><text:span text:style-name="T4">from</text:span><text:span text:style-name="T5"> </text:span><text:span text:style-name="T4">behind</text:span><text:span text:style-name="T5"> </text:span><text:span text:style-name="T4">Parcifal.</text:span><text:span text:style-name="T5"> </text:span><text:span text:style-name="T4">It</text:span><text:span text:style-name="T5"> </text:span><text:span text:style-name="T4">stood</text:span><text:span text:style-name="T5"> </text:span><text:span text:style-name="T4">there</text:span><text:span text:style-name="T5"> </text:span><text:span text:style-name="T4">with</text:span><text:span text:style-name="T5"> </text:span><text:span text:style-name="T4">it</text:span><text:span text:style-name="T5">’</text:span><text:span text:style-name="T4">s</text:span><text:span text:style-name="T5"> </text:span><text:span text:style-name="T4">eyes</text:span><text:span text:style-name="T5"> </text:span><text:span text:style-name="T4">locked</text:span><text:span text:style-name="T5"> </text:span><text:span text:style-name="T4">directly</text:span><text:span text:style-name="T5"> </text:span><text:span text:style-name="T4">onto</text:span><text:span text:style-name="T5"> </text:span><text:span text:style-name="T4">Winceham</text:span><text:span text:style-name="T5">’</text:span><text:span text:style-name="T4">s</text:span><text:span text:style-name="T5"> </text:span><text:span text:style-name="T4">gaze.</text:span><text:span text:style-name="T5"> </text:span><text:span text:style-name="T4">Its</text:span><text:span text:style-name="T5"> </text:span><text:span text:style-name="T4">nose</text:span><text:span text:style-name="T5"> </text:span><text:span text:style-name="T4">twitched</text:span><text:span text:style-name="T5"> </text:span><text:span text:style-name="T4">and</text:span><text:span text:style-name="T5"> </text:span><text:span text:style-name="T4">Winceham</text:span><text:span text:style-name="T5"> </text:span><text:span text:style-name="T4">saw</text:span><text:span text:style-name="T5"> </text:span><text:span text:style-name="T4">the</text:span><text:span text:style-name="T5"> </text:span><text:span text:style-name="T4">flames</text:span><text:span text:style-name="T5"> </text:span><text:span text:style-name="T4">flash</text:span><text:span text:style-name="T5"> </text:span><text:span text:style-name="T4">wildly</text:span><text:span text:style-name="T5"> </text:span><text:span text:style-name="T4">for</text:span><text:span text:style-name="T5"> </text:span><text:span text:style-name="T4">a</text:span><text:span text:style-name="T5"> </text:span><text:span text:style-name="T4">moment,</text:span><text:span text:style-name="T5"> </text:span><text:span text:style-name="T4">right</text:span><text:span text:style-name="T5"> </text:span><text:span text:style-name="T4">before</text:span><text:span text:style-name="T5"> </text:span><text:span text:style-name="T4">an</text:span><text:span text:style-name="T5"> </text:span><text:span text:style-name="T4">intense</text:span><text:span text:style-name="T5"> </text:span><text:span text:style-name="T4">feeling</text:span><text:span text:style-name="T5"> </text:span><text:span text:style-name="T4">of</text:span><text:span text:style-name="T5"> </text:span><text:span text:style-name="T4">chillness</text:span><text:span text:style-name="T5"> </text:span><text:span text:style-name="T4">crept</text:span><text:span text:style-name="T5"> </text:span><text:span text:style-name="T4">up</text:span><text:span text:style-name="T5"> </text:span><text:span text:style-name="T4">his</text:span><text:span text:style-name="T5"> </text:span><text:span text:style-name="T4">spine</text:span><text:span text:style-name="T5"> </text:span><text:span text:style-name="T4">and</text:span><text:span text:style-name="T5"> </text:span><text:span text:style-name="T4">made</text:span><text:span text:style-name="T5"> </text:span><text:span text:style-name="T4">the</text:span><text:span text:style-name="T5"> </text:span><text:span text:style-name="T4">hairs</text:span><text:span text:style-name="T5"> </text:span><text:span text:style-name="T4">on</text:span><text:span text:style-name="T5"> </text:span><text:span text:style-name="T4">his</text:span><text:span text:style-name="T5"> </text:span><text:span text:style-name="T4">head</text:span><text:span text:style-name="T5"> </text:span><text:span text:style-name="T4">stand.</text:span><text:span text:style-name="T5"> </text:span><text:span text:style-name="T4">Then</text:span><text:span text:style-name="T5"> </text:span><text:span text:style-name="T4">he</text:span><text:span text:style-name="T5"> </text:span><text:span text:style-name="T4">saw</text:span><text:span text:style-name="T5"> </text:span><text:span text:style-name="T4">the</text:span><text:span text:style-name="T5"> </text:span><text:span text:style-name="T4">rabbit</text:span><text:span text:style-name="T5"> </text:span><text:span text:style-name="T4">grin</text:span><text:span text:style-name="T5"> </text:span><text:span text:style-name="T4">at</text:span><text:span text:style-name="T5"> </text:span><text:span text:style-name="T4">him</text:span><text:span text:style-name="T5"> </text:span><text:span text:style-name="T4">mischievously,</text:span><text:span text:style-name="T5"> </text:span><text:span text:style-name="T4">dig</text:span><text:span text:style-name="T5"> </text:span><text:span text:style-name="T4">back</text:span><text:span text:style-name="T5"> </text:span><text:span text:style-name="T4">in</text:span><text:span text:style-name="T5"> </text:span><text:span text:style-name="T4">and</text:span><text:span text:style-name="T5"> </text:span><text:span text:style-name="T4">disappear</text:span><text:span text:style-name="T5"> </text:span><text:span text:style-name="T4">from</text:span><text:span text:style-name="T5"> </text:span><text:span text:style-name="T4">sight.</text:span></text:p>
      <text:p text:style-name="P2">Winceham<text:span text:style-name="T1"> </text:span>was<text:span text:style-name="T1"> </text:span>pointing<text:span text:style-name="T1"> </text:span>to<text:span text:style-name="T1"> </text:span>the<text:span text:style-name="T1"> </text:span>ground<text:span text:style-name="T1"> </text:span>in<text:span text:style-name="T1"> </text:span>stunned<text:span text:style-name="T1"> </text:span>silence,<text:span text:style-name="T1"> </text:span>with<text:span text:style-name="T1"> </text:span>eyes<text:span text:style-name="T1"> </text:span>wide<text:span text:style-name="T1"> </text:span>open<text:span text:style-name="T1"> </text:span>and<text:span text:style-name="T1"> </text:span>his<text:span text:style-name="T1"> </text:span>arm<text:span text:style-name="T1"> </text:span>trembling<text:span text:style-name="T1"> </text:span>when<text:span text:style-name="T1"> </text:span>Parcifal<text:span text:style-name="T1"> </text:span>said<text:span text:style-name="T1"> </text:span>to<text:span text:style-name="T1"> </text:span>the<text:span text:style-name="T1"> </text:span>silent<text:span text:style-name="T1"> </text:span>stranger:</text:p>
      <text:p text:style-name="P1"><text:soft-page-break/><text:span text:style-name="T5">“</text:span><text:span text:style-name="T4">I</text:span><text:span text:style-name="T5"> </text:span><text:span text:style-name="T4">am</text:span><text:span text:style-name="T5"> </text:span><text:span text:style-name="T4">Parcifal</text:span><text:span text:style-name="T5"> </text:span><text:span text:style-name="T4">Teletha,</text:span><text:span text:style-name="T5"> </text:span><text:span text:style-name="T4">scion</text:span><text:span text:style-name="T5"> </text:span><text:span text:style-name="T4">of</text:span><text:span text:style-name="T5"> </text:span><text:span text:style-name="T4">Phedra</text:span><text:span text:style-name="T5"> </text:span><text:span text:style-name="T4">Teletha</text:span><text:span text:style-name="T5"> </text:span><text:span text:style-name="T4">and</text:span><text:span text:style-name="T5"> </text:span><text:span text:style-name="T4">Helios</text:span><text:span text:style-name="T5"> </text:span><text:span text:style-name="T4">of</text:span><text:span text:style-name="T5"> </text:span><text:span text:style-name="T4">the</text:span><text:span text:style-name="T5"> </text:span><text:span text:style-name="T4">Teletha</text:span><text:span text:style-name="T5"> </text:span><text:span text:style-name="T4">family</text:span><text:span text:style-name="T5"> </text:span><text:span text:style-name="T4">of</text:span><text:span text:style-name="T5"> </text:span><text:span text:style-name="T4">Nomos,</text:span><text:span text:style-name="T5"> </text:span><text:span text:style-name="T4">princess</text:span><text:span text:style-name="T5"> </text:span><text:span text:style-name="T4">successor</text:span><text:span text:style-name="T5"> </text:span><text:span text:style-name="T4">and</text:span><text:span text:style-name="T5"> </text:span><text:span text:style-name="T4">adjutant</text:span><text:span text:style-name="T5"> </text:span><text:span text:style-name="T4">to</text:span><text:span text:style-name="T5"> </text:span><text:span text:style-name="T4">the</text:span><text:span text:style-name="T5"> </text:span><text:span text:style-name="T4">Throne,</text:span><text:span text:style-name="T5"> </text:span><text:span text:style-name="T4">in</text:span><text:span text:style-name="T5"> </text:span><text:span text:style-name="T4">exile.</text:span><text:span text:style-name="T5"> </text:span><text:span text:style-name="T4">Now</text:span><text:span text:style-name="T5"> </text:span><text:span text:style-name="T4">that</text:span><text:span text:style-name="T5"> </text:span><text:span text:style-name="T4">my</text:span><text:span text:style-name="T5"> </text:span><text:span text:style-name="T4">lineage</text:span><text:span text:style-name="T5"> </text:span><text:span text:style-name="T4">is</text:span><text:span text:style-name="T5"> </text:span><text:span text:style-name="T4">made</text:span><text:span text:style-name="T5"> </text:span><text:span text:style-name="T4">known,</text:span><text:span text:style-name="T5"> </text:span><text:span text:style-name="T4">speak</text:span><text:span text:style-name="T5"> </text:span><text:span text:style-name="T4">of</text:span><text:span text:style-name="T5"> </text:span><text:span text:style-name="T4">yours</text:span><text:span text:style-name="T5"> </text:span><text:span text:style-name="T4">or</text:span><text:span text:style-name="T5"> </text:span><text:span text:style-name="T4">insult</text:span><text:span text:style-name="T5"> </text:span><text:span text:style-name="T4">and</text:span><text:span text:style-name="T5"> </text:span><text:span text:style-name="T4">anger</text:span><text:span text:style-name="T5"> </text:span><text:span text:style-name="T4">me</text:span><text:span text:style-name="T5"> </text:span><text:span text:style-name="T4">at</text:span><text:span text:style-name="T5"> </text:span><text:span text:style-name="T4">your</text:span><text:span text:style-name="T5"> </text:span><text:span text:style-name="T4">peril.</text:span><text:span text:style-name="T5">”</text:span></text:p>
      <text:p text:style-name="P2">Her<text:span text:style-name="T1"> </text:span>tone<text:span text:style-name="T1"> </text:span>was<text:span text:style-name="T1"> </text:span>noble<text:span text:style-name="T1"> </text:span>yet<text:span text:style-name="T1"> </text:span>carried<text:span text:style-name="T1"> </text:span>determined<text:span text:style-name="T1"> </text:span>menace.<text:span text:style-name="T1"> </text:span>It<text:span text:style-name="T1"> </text:span>was<text:span text:style-name="T1"> </text:span>easy<text:span text:style-name="T1"> </text:span>for<text:span text:style-name="T1"> </text:span>someone<text:span text:style-name="T1"> </text:span>to<text:span text:style-name="T1"> </text:span>see<text:span text:style-name="T1"> </text:span>she<text:span text:style-name="T1"> </text:span>meant<text:span text:style-name="T1"> </text:span>every<text:span text:style-name="T1"> </text:span>word<text:span text:style-name="T1"> </text:span>by<text:span text:style-name="T1"> </text:span>her<text:span text:style-name="T1"> </text:span>thunderous<text:span text:style-name="T1"> </text:span>stare.<text:span text:style-name="T1"> </text:span>The<text:span text:style-name="T1"> </text:span>man<text:span text:style-name="T1"> </text:span>opened<text:span text:style-name="T1"> </text:span>his<text:span text:style-name="T1"> </text:span>right<text:span text:style-name="T1"> </text:span>eye,<text:span text:style-name="T1"> </text:span>peeked<text:span text:style-name="T1"> </text:span>at<text:span text:style-name="T1"> </text:span>her<text:span text:style-name="T1"> </text:span>momentarily,<text:span text:style-name="T1"> </text:span>and<text:span text:style-name="T1"> </text:span>then<text:span text:style-name="T1"> </text:span>closed<text:span text:style-name="T1"> </text:span>it<text:span text:style-name="T1"> </text:span>and<text:span text:style-name="T1"> </text:span>simply<text:span text:style-name="T1"> </text:span>stood<text:span text:style-name="T1"> </text:span>there<text:span text:style-name="T1"> </text:span>just<text:span text:style-name="T1"> </text:span>like<text:span text:style-name="T1"> </text:span>before,<text:span text:style-name="T1"> </text:span>as<text:span text:style-name="T1"> </text:span>if<text:span text:style-name="T1"> </text:span>choosing<text:span text:style-name="T1"> </text:span>to<text:span text:style-name="T1"> </text:span>ignore<text:span text:style-name="T1"> </text:span>her.</text:p>
      <text:p text:style-name="P1"><text:span text:style-name="T5">“</text:span><text:span text:style-name="T4">The</text:span><text:span text:style-name="T5"> </text:span><text:span text:style-name="T4">bunny.</text:span><text:span text:style-name="T5"> </text:span><text:span text:style-name="T4">It</text:span><text:span text:style-name="T5"> </text:span><text:span text:style-name="T4">was</text:span><text:span text:style-name="T5"> </text:span><text:span text:style-name="T4">right</text:span><text:span text:style-name="T5"> </text:span><text:span text:style-name="T4">behind</text:span><text:span text:style-name="T5"> </text:span><text:span text:style-name="T4">you</text:span><text:span text:style-name="T5"> </text:span><text:span text:style-name="T4">Parcifal,</text:span><text:span text:style-name="T5"> </text:span><text:span text:style-name="T4">I</text:span><text:span text:style-name="T5"> </text:span><text:span text:style-name="T4">swear.</text:span><text:span text:style-name="T5">” </text:span><text:span text:style-name="T4">said</text:span><text:span text:style-name="T5"> </text:span><text:span text:style-name="T4">Winceham.</text:span></text:p>
      <text:p text:style-name="P2">Parcifal<text:span text:style-name="T1"> </text:span>turned<text:span text:style-name="T1"> </text:span>and<text:span text:style-name="T1"> </text:span>shot<text:span text:style-name="T1"> </text:span>Winceham<text:span text:style-name="T1"> </text:span>an<text:span text:style-name="T1"> </text:span>angry<text:span text:style-name="T1"> </text:span>look.<text:span text:style-name="T1"> </text:span>She<text:span text:style-name="T1"> </text:span>added<text:span text:style-name="T1"> </text:span>with<text:span text:style-name="T1"> </text:span>exasperation:</text:p>
      <text:p text:style-name="P1"><text:span text:style-name="T5">“</text:span><text:span text:style-name="T4">I</text:span><text:span text:style-name="T5"> </text:span><text:span text:style-name="T4">don</text:span><text:span text:style-name="T5">’</text:span><text:span text:style-name="T4">t</text:span><text:span text:style-name="T5"> </text:span><text:span text:style-name="T4">care</text:span><text:span text:style-name="T5"> </text:span><text:span text:style-name="T4">about</text:span><text:span text:style-name="T5"> </text:span><text:span text:style-name="T4">your</text:span><text:span text:style-name="T5"> </text:span><text:span text:style-name="T4">delusions!</text:span><text:span text:style-name="T5"> </text:span><text:span text:style-name="T4">What</text:span><text:span text:style-name="T5"> </text:span><text:span text:style-name="T4">manner</text:span><text:span text:style-name="T5"> </text:span><text:span text:style-name="T4">of</text:span><text:span text:style-name="T5"> </text:span><text:span text:style-name="T4">person</text:span><text:span text:style-name="T5"> </text:span><text:span text:style-name="T4">is</text:span><text:span text:style-name="T5"> </text:span><text:span text:style-name="T4">this</text:span><text:span text:style-name="T5"> </text:span><text:span text:style-name="T4">man</text:span><text:span text:style-name="T5"> </text:span><text:span text:style-name="T4">who</text:span><text:span text:style-name="T5"> </text:span><text:span text:style-name="T4">refuses</text:span><text:span text:style-name="T5"> </text:span><text:span text:style-name="T4">to</text:span><text:span text:style-name="T5"> </text:span><text:span text:style-name="T4">talk,</text:span><text:span text:style-name="T5"> </text:span><text:span text:style-name="T4">as</text:span><text:span text:style-name="T5"> </text:span><text:span text:style-name="T4">if</text:span><text:span text:style-name="T5"> 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even</text:span><text:span text:style-name="T5"> </text:span><text:span text:style-name="T4">here?</text:span><text:span text:style-name="T5">” </text:span><text:span text:style-name="T4">she</text:span><text:span text:style-name="T5"> </text:span><text:span text:style-name="T4">said</text:span><text:span text:style-name="T5"> </text:span><text:span text:style-name="T4">pointing</text:span><text:span text:style-name="T5"> </text:span><text:span text:style-name="T4">at</text:span><text:span text:style-name="T5"> </text:span><text:span text:style-name="T4">the</text:span><text:span text:style-name="T5"> </text:span><text:span text:style-name="T4">man</text:span><text:span text:style-name="T5"> </text:span><text:span text:style-name="T4">with</text:span><text:span text:style-name="T5"> </text:span><text:span text:style-name="T4">Encelados</text:span><text:span text:style-name="T5">’ </text:span><text:span text:style-name="T4">tip.</text:span><text:span text:style-name="T5"> </text:span><text:span text:style-name="T4">Winceham</text:span><text:span text:style-name="T5"> </text:span><text:span text:style-name="T4">had</text:span><text:span text:style-name="T5"> </text:span><text:span text:style-name="T4">no</text:span><text:span text:style-name="T5"> </text:span><text:span text:style-name="T4">other</text:span><text:span text:style-name="T5"> </text:span><text:span text:style-name="T4">option</text:span><text:span text:style-name="T5"> </text:span><text:span text:style-name="T4">but</text:span><text:span text:style-name="T5"> </text:span><text:span text:style-name="T4">try</text:span><text:span text:style-name="T5"> </text:span><text:span text:style-name="T4">to</text:span><text:span text:style-name="T5"> </text:span><text:span text:style-name="T4">sound</text:span><text:span text:style-name="T5"> </text:span><text:span text:style-name="T4">convincing</text:span><text:span text:style-name="T5"> </text:span><text:span text:style-name="T4">yelling</text:span><text:span text:style-name="T5"> </text:span><text:span text:style-name="T4">at</text:span><text:span text:style-name="T5"> </text:span><text:span text:style-name="T4">the</text:span><text:span text:style-name="T5"> </text:span><text:span text:style-name="T4">top</text:span><text:span text:style-name="T5"> </text:span><text:span text:style-name="T4">of</text:span><text:span text:style-name="T5"> </text:span><text:span text:style-name="T4">his</text:span><text:span text:style-name="T5"> </text:span><text:span text:style-name="T4">lungs: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delusional!</text:span><text:span text:style-name="T5"> </text:span><text:span text:style-name="T4">It</text:span><text:span text:style-name="T5"> </text:span><text:span text:style-name="T4">dug</text:span><text:span text:style-name="T5"> </text:span><text:span text:style-name="T4">its</text:span><text:span text:style-name="T5"> </text:span><text:span text:style-name="T4">way</text:span><text:span text:style-name="T5"> </text:span><text:span text:style-name="T4">up</text:span><text:span text:style-name="T5"> </text:span><text:span text:style-name="T4">right</text:span><text:span text:style-name="T5"> </text:span><text:span text:style-name="T4">behind</text:span><text:span text:style-name="T5"> </text:span><text:span text:style-name="T4">you</text:span><text:span text:style-name="T5"> </text:span><text:span text:style-name="T4">barely</text:span><text:span text:style-name="T5"> </text:span><text:span text:style-name="T4">a</text:span><text:span text:style-name="T5"> </text:span><text:span text:style-name="T4">moment</text:span><text:span text:style-name="T5"> </text:span><text:span text:style-name="T4">before!</text:span><text:span text:style-name="T5">”</text:span></text:p>
      <text:p text:style-name="P1"><text:span text:style-name="T5">“</text:span><text:span text:style-name="T4">Oh,</text:span><text:span text:style-name="T5"> </text:span><text:span text:style-name="T4">grow</text:span><text:span text:style-name="T5"> </text:span><text:span text:style-name="T4">up!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dejectedly.</text:span><text:span text:style-name="T5"> </text:span><text:span text:style-name="T4">Winceham</text:span><text:span text:style-name="T5"> </text:span><text:span text:style-name="T4">couldn</text:span><text:span text:style-name="T5">’</text:span><text:span text:style-name="T4">t</text:span><text:span text:style-name="T5"> </text:span><text:span text:style-name="T4">help</text:span><text:span text:style-name="T5"> </text:span><text:span text:style-name="T4">but</text:span><text:span text:style-name="T5"> </text:span><text:span text:style-name="T4">explode: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a</text:span><text:span text:style-name="T5"> </text:span><text:span text:style-name="T4">hundred</text:span><text:span text:style-name="T5"> </text:span><text:span text:style-name="T4">and</text:span><text:span text:style-name="T5"> </text:span><text:span text:style-name="T4">thirty</text:span><text:span text:style-name="T5"> </text:span><text:span text:style-name="T4">two</text:span><text:span text:style-name="T5"> </text:span><text:span text:style-name="T4">years</text:span><text:span text:style-name="T5"> </text:span><text:span text:style-name="T4">old,</text:span><text:span text:style-name="T5"> </text:span><text:span text:style-name="T4">this</text:span><text:span text:style-name="T5"> </text:span><text:span text:style-name="T4">is</text:span><text:span text:style-name="T5"> </text:span><text:span text:style-name="T4">as</text:span><text:span text:style-name="T5"> </text:span><text:span text:style-name="T4">grown</text:span><text:span text:style-name="T5"> </text:span><text:span text:style-name="T4">as</text:span><text:span text:style-name="T5"> </text:span><text:span text:style-name="T4">I</text:span><text:span text:style-name="T5">’</text:span><text:span text:style-name="T4">ll</text:span><text:span text:style-name="T5"> </text:span><text:span text:style-name="T4">ever</text:span><text:span text:style-name="T5"> </text:span><text:span text:style-name="T4">be!</text:span><text:span text:style-name="T5">”</text:span></text:p>
      <text:p text:style-name="P2">And<text:span text:style-name="T1"> </text:span>then<text:span text:style-name="T1"> </text:span>they<text:span text:style-name="T1"> </text:span>heard<text:span text:style-name="T1"> </text:span>Lernea<text:span text:style-name="T1">’</text:span>s<text:span text:style-name="T1"> </text:span>voice<text:span text:style-name="T1"> </text:span>in<text:span text:style-name="T1"> </text:span>commanding,<text:span text:style-name="T1"> </text:span>boisterous<text:span text:style-name="T1"> </text:span>tones:</text:p>
      <text:p text:style-name="P1"><text:span text:style-name="T5">“</text:span><text:span text:style-name="T4">By</text:span><text:span text:style-name="T5"> </text:span><text:span text:style-name="T4">Skrala,</text:span><text:span text:style-name="T5"> </text:span><text:span text:style-name="T4">stay</text:span><text:span text:style-name="T5"> </text:span><text:span text:style-name="T4">your</text:span><text:span text:style-name="T5"> </text:span><text:span text:style-name="T4">loud</text:span><text:span text:style-name="T5"> </text:span><text:span text:style-name="T4">mouths!</text:span><text:span text:style-name="T5">”</text:span></text:p>
      <text:p text:style-name="P2">Winceham<text:span text:style-name="T1"> </text:span>and<text:span text:style-name="T1"> </text:span>Parcifal<text:span text:style-name="T1"> </text:span>turned<text:span text:style-name="T1"> </text:span>and<text:span text:style-name="T1"> </text:span>looked<text:span text:style-name="T1"> </text:span>at<text:span text:style-name="T1"> </text:span>Lernea<text:span text:style-name="T1"> </text:span>with<text:span text:style-name="T1"> </text:span>red,<text:span text:style-name="T1"> </text:span>flustered<text:span text:style-name="T1"> </text:span>faces<text:span text:style-name="T1"> </text:span>from<text:span text:style-name="T1"> </text:span>all<text:span text:style-name="T1"> </text:span>the<text:span text:style-name="T1"> </text:span>shouting<text:span text:style-name="T1"> </text:span>and<text:span text:style-name="T1"> </text:span>yelling.<text:span text:style-name="T1"> </text:span>She<text:span text:style-name="T1"> </text:span>threw<text:span text:style-name="T1"> </text:span>them<text:span text:style-name="T1"> </text:span>a<text:span text:style-name="T1"> </text:span>scolding<text:span text:style-name="T1"> </text:span>stare<text:span text:style-name="T1"> </text:span>but<text:span text:style-name="T1"> </text:span>what<text:span text:style-name="T1"> </text:span>caught<text:span text:style-name="T1"> </text:span>her<text:span text:style-name="T1"> </text:span>eye<text:span text:style-name="T1"> </text:span>was<text:span text:style-name="T1"> </text:span>the<text:span text:style-name="T1"> </text:span>strange<text:span text:style-name="T1"> </text:span>man<text:span text:style-name="T1"> </text:span>and<text:span text:style-name="T1"> </text:span>the<text:span text:style-name="T1"> </text:span>fact<text:span text:style-name="T1"> </text:span>he<text:span text:style-name="T1"> </text:span>was<text:span text:style-name="T1"> </text:span>looking<text:span text:style-name="T1"> </text:span>straight<text:span text:style-name="T1"> </text:span>at<text:span text:style-name="T1"> </text:span>her.<text:span text:style-name="T1"> </text:span>She<text:span text:style-name="T1"> </text:span>was<text:span text:style-name="T1"> </text:span>confused<text:span text:style-name="T1"> </text:span>for<text:span text:style-name="T1"> </text:span>a<text:span text:style-name="T1"> </text:span>moment.<text:span text:style-name="T1"> </text:span>When<text:span text:style-name="T1"> </text:span>she<text:span text:style-name="T1"> </text:span>stared<text:span text:style-name="T1"> </text:span>back<text:span text:style-name="T1"> </text:span>at<text:span text:style-name="T1"> </text:span>him<text:span text:style-name="T1"> </text:span>with<text:span text:style-name="T1"> </text:span>all<text:span text:style-name="T1"> </text:span>the<text:span text:style-name="T1"> </text:span>nobility<text:span text:style-name="T1"> </text:span>she<text:span text:style-name="T1"> </text:span>could<text:span text:style-name="T1"> </text:span>muster<text:span text:style-name="T1"> </text:span>under<text:span text:style-name="T1"> </text:span>the<text:span text:style-name="T1"> </text:span>circumstances,<text:span text:style-name="T1"> </text:span>she<text:span text:style-name="T1"> </text:span>asked<text:span text:style-name="T1"> </text:span>him:</text:p>
      <text:p text:style-name="P1"><text:span text:style-name="T5">“</text:span><text:span text:style-name="T4">Pray</text:span><text:span text:style-name="T5"> </text:span><text:span text:style-name="T4">you,</text:span><text:span text:style-name="T5"> </text:span><text:span text:style-name="T4">stranger,</text:span><text:span text:style-name="T5"> </text:span><text:span text:style-name="T4">state</text:span><text:span text:style-name="T5"> </text:span><text:span text:style-name="T4">your</text:span><text:span text:style-name="T5"> </text:span><text:span text:style-name="T4">name</text:span><text:span text:style-name="T5"> </text:span><text:span text:style-name="T4">and</text:span><text:span text:style-name="T5"> </text:span><text:span text:style-name="T4">business</text:span><text:span text:style-name="T5"> </text:span><text:span text:style-name="T4">lest</text:span><text:span text:style-name="T5"> </text:span><text:span text:style-name="T4">we</text:span><text:span text:style-name="T5"> </text:span><text:span text:style-name="T4">consider</text:span><text:span text:style-name="T5"> </text:span><text:span text:style-name="T4">you</text:span><text:span text:style-name="T5"> </text:span><text:span text:style-name="T4">unkind</text:span><text:span text:style-name="T5"> </text:span><text:span text:style-name="T4">towards</text:span><text:span text:style-name="T5"> </text:span><text:span text:style-name="T4">our</text:span><text:span text:style-name="T5"> </text:span><text:span text:style-name="T4">persons.</text:span><text:span text:style-name="T5">”</text:span></text:p>
      <text:p text:style-name="P2">The<text:span text:style-name="T1"> </text:span>silent<text:span text:style-name="T1"> </text:span>figure<text:span text:style-name="T1"> </text:span>was<text:span text:style-name="T1"> </text:span>shocked<text:span text:style-name="T1"> </text:span>into<text:span text:style-name="T1"> </text:span>motion,<text:span text:style-name="T1"> </text:span>taking<text:span text:style-name="T1"> </text:span>a<text:span text:style-name="T1"> </text:span>sudden<text:span text:style-name="T1"> </text:span>step<text:span text:style-name="T1"> </text:span>away<text:span text:style-name="T1"> </text:span>from<text:span text:style-name="T1"> </text:span>everyone<text:span text:style-name="T1"> </text:span>else,<text:span text:style-name="T1"> </text:span>his<text:span text:style-name="T1"> </text:span>arms<text:span text:style-name="T1"> </text:span>extended<text:span text:style-name="T1"> </text:span>in<text:span text:style-name="T1"> </text:span>a<text:span text:style-name="T1"> </text:span>purely<text:span text:style-name="T1"> </text:span>defensive<text:span text:style-name="T1"> </text:span>gesture.</text:p>
      <text:p text:style-name="P1"><text:span text:style-name="T5">“</text:span><text:span text:style-name="T4">You</text:span><text:span text:style-name="T5"> </text:span><text:span text:style-name="T4">can</text:span><text:span text:style-name="T5"> </text:span><text:span text:style-name="T4">see</text:span><text:span text:style-name="T5"> </text:span><text:span text:style-name="T4">me?</text:span><text:span text:style-name="T5"> </text:span><text:span text:style-name="T4">Impossible!</text:span><text:span text:style-name="T5">” </text:span><text:span text:style-name="T4">he</text:span><text:span text:style-name="T5"> </text:span><text:span text:style-name="T4">said</text:span><text:span text:style-name="T5"> </text:span><text:span text:style-name="T4">to</text:span><text:span text:style-name="T5"> </text:span><text:span text:style-name="T4">Lernea,</text:span><text:span text:style-name="T5"> </text:span><text:span text:style-name="T4">stressing</text:span><text:span text:style-name="T5"> </text:span><text:span text:style-name="T4">the</text:span><text:span text:style-name="T5"> </text:span><text:span text:style-name="T4">last</text:span><text:span text:style-name="T5"> </text:span><text:span text:style-name="T4">word</text:span><text:span text:style-name="T5"> </text:span><text:span text:style-name="T4">as</text:span><text:span text:style-name="T5"> </text:span><text:span text:style-name="T4">if</text:span><text:span text:style-name="T5"> </text:span><text:span text:style-name="T4">the</text:span><text:span text:style-name="T5"> </text:span><text:span text:style-name="T4">absurdness</text:span><text:span text:style-name="T5"> </text:span><text:span text:style-name="T4">contained</text:span><text:span text:style-name="T5"> </text:span><text:span text:style-name="T4">was</text:span><text:span text:style-name="T5"> </text:span><text:span text:style-name="T4">certain.</text:span></text:p>
      <text:p text:style-name="P2">Lernea<text:span text:style-name="T1"> </text:span>and<text:span text:style-name="T1"> </text:span>Parcifal<text:span text:style-name="T1"> </text:span>exchanged<text:span text:style-name="T1"> </text:span>a<text:span text:style-name="T1"> </text:span>quick<text:span text:style-name="T1"> </text:span>look.<text:span text:style-name="T1"> </text:span>Parcifal<text:span text:style-name="T1"> </text:span>nodded<text:span text:style-name="T1"> </text:span>affirmatively<text:span text:style-name="T1"> </text:span>while<text:span text:style-name="T1"> </text:span>Lernea<text:span text:style-name="T1"> </text:span>replied<text:span text:style-name="T1"> </text:span>with<text:span text:style-name="T1"> </text:span>an<text:span text:style-name="T1"> </text:span>indifferent<text:span text:style-name="T1"> </text:span>shrug.<text:span text:style-name="T1"> </text:span>Winceham<text:span text:style-name="T1"> </text:span>said<text:span text:style-name="T1"> </text:span>then<text:span text:style-name="T1"> </text:span>visibly<text:span text:style-name="T1"> </text:span>irritated:</text:p>
      <text:p text:style-name="P1"><text:span text:style-name="T5">“</text:span><text:span text:style-name="T4">They</text:span><text:span text:style-name="T5"> </text:span><text:span text:style-name="T4">can</text:span><text:span text:style-name="T5"> </text:span><text:span text:style-name="T4">see</text:span><text:span text:style-name="T5"> </text:span><text:span text:style-name="T4">you</text:span><text:span text:style-name="T5"> </text:span><text:span text:style-name="T4">alright!</text:span><text:span text:style-name="T5"> </text:span><text:span text:style-name="T4">It</text:span><text:span text:style-name="T5">’</text:span><text:span text:style-name="T4">s</text:span><text:span text:style-name="T5"> </text:span><text:span text:style-name="T4">that</text:span><text:span text:style-name="T5"> </text:span><text:span text:style-name="T4">monster</text:span><text:span text:style-name="T5"> </text:span><text:span text:style-name="T4">of</text:span><text:span text:style-name="T5"> </text:span><text:span text:style-name="T4">a</text:span><text:span text:style-name="T5"> </text:span><text:span text:style-name="T4">rabbit</text:span><text:span text:style-name="T5"> </text:span><text:span text:style-name="T4">they</text:span><text:span text:style-name="T5"> </text:span><text:span text:style-name="T4">think</text:span><text:span text:style-name="T5"> </text:span><text:span text:style-name="T4">I</text:span><text:span text:style-name="T5">’</text:span><text:span text:style-name="T4">m</text:span><text:span text:style-name="T5"> </text:span><text:span text:style-name="T4">making</text:span><text:span text:style-name="T5"> </text:span><text:span text:style-name="T4">up!</text:span><text:span text:style-name="T5">”</text:span></text:p>
      <text:p text:style-name="P1"><text:soft-page-break/><text:span text:style-name="T5">“</text:span><text:span text:style-name="T4">I</text:span><text:span text:style-name="T5"> </text:span><text:span text:style-name="T4">beg</text:span><text:span text:style-name="T5"> </text:span><text:span text:style-name="T4">your</text:span><text:span text:style-name="T5"> </text:span><text:span text:style-name="T4">pardon!</text:span><text:span text:style-name="T5"> </text:span><text:span text:style-name="T4">Bo</text:span><text:span text:style-name="T5"> </text:span><text:span text:style-name="T4">is</text:span><text:span text:style-name="T5"> </text:span><text:span text:style-name="T4">not</text:span><text:span text:style-name="T5"> </text:span><text:span text:style-name="T4">a</text:span><text:span text:style-name="T5"> </text:span><text:span text:style-name="T4">monster!</text:span><text:span text:style-name="T5">” </text:span><text:span text:style-name="T4">said</text:span><text:span text:style-name="T5"> </text:span><text:span text:style-name="T4">the</text:span><text:span text:style-name="T5"> </text:span><text:span text:style-name="T4">robed</text:span><text:span text:style-name="T5"> </text:span><text:span text:style-name="T4">man</text:span><text:span text:style-name="T5"> </text:span><text:span text:style-name="T4">insulted,</text:span><text:span text:style-name="T5"> </text:span><text:span text:style-name="T4">instantly</text:span><text:span text:style-name="T5"> </text:span><text:span text:style-name="T4">letting</text:span><text:span text:style-name="T5"> </text:span><text:span text:style-name="T4">go</text:span><text:span text:style-name="T5"> </text:span><text:span text:style-name="T4">off</text:span><text:span text:style-name="T5"> </text:span><text:span text:style-name="T4">his</text:span><text:span text:style-name="T5"> </text:span><text:span text:style-name="T4">prohibitions</text:span><text:span text:style-name="T5"> </text:span><text:span text:style-name="T4">concerning</text:span><text:span text:style-name="T5"> </text:span><text:span text:style-name="T4">the</text:span><text:span text:style-name="T5"> </text:span><text:span text:style-name="T4">fact</text:span><text:span text:style-name="T5"> </text:span><text:span text:style-name="T4">he</text:span><text:span text:style-name="T5"> </text:span><text:span text:style-name="T4">was</text:span><text:span text:style-name="T5"> </text:span><text:span text:style-name="T4">completely</text:span><text:span text:style-name="T5"> </text:span><text:span text:style-name="T4">visible</text:span><text:span text:style-name="T5"> </text:span><text:span text:style-name="T4">to</text:span><text:span text:style-name="T5"> </text:span><text:span text:style-name="T4">everyone</text:span><text:span text:style-name="T5"> </text:span><text:span text:style-name="T4">involved.</text:span><text:span text:style-name="T5"> </text:span><text:span text:style-name="T4">He</text:span><text:span text:style-name="T5"> </text:span><text:span text:style-name="T4">took</text:span><text:span text:style-name="T5"> </text:span><text:span text:style-name="T4">off</text:span><text:span text:style-name="T5"> </text:span><text:span text:style-name="T4">his</text:span><text:span text:style-name="T5"> </text:span><text:span text:style-name="T4">mask</text:span><text:span text:style-name="T5"> </text:span><text:span text:style-name="T4">and</text:span><text:span text:style-name="T5"> </text:span><text:span text:style-name="T4">hood</text:span><text:span text:style-name="T5"> </text:span><text:span text:style-name="T4">as</text:span><text:span text:style-name="T5"> </text:span><text:span text:style-name="T4">well,</text:span><text:span text:style-name="T5"> </text:span><text:span text:style-name="T4">revealing</text:span><text:span text:style-name="T5"> </text:span><text:span text:style-name="T4">long</text:span><text:span text:style-name="T5"> </text:span><text:span text:style-name="T4">fair</text:span><text:span text:style-name="T5"> </text:span><text:span text:style-name="T4">and</text:span><text:span text:style-name="T5"> </text:span><text:span text:style-name="T4">silver</text:span><text:span text:style-name="T5"> </text:span><text:span text:style-name="T4">dreadlocks</text:span><text:span text:style-name="T5"> </text:span><text:span text:style-name="T4">of</text:span><text:span text:style-name="T5"> </text:span><text:span text:style-name="T4">hair,</text:span><text:span text:style-name="T5"> </text:span><text:span text:style-name="T4">and</text:span><text:span text:style-name="T5"> </text:span><text:span text:style-name="T4">a</text:span><text:span text:style-name="T5"> </text:span><text:span text:style-name="T4">pair</text:span><text:span text:style-name="T5"> </text:span><text:span text:style-name="T4">of</text:span><text:span text:style-name="T5"> </text:span><text:span text:style-name="T4">pointy</text:span><text:span text:style-name="T5"> </text:span><text:span text:style-name="T4">ears</text:span><text:span text:style-name="T5"> </text:span><text:span text:style-name="T4">that</text:span><text:span text:style-name="T5"> </text:span><text:span text:style-name="T4">stood</text:span><text:span text:style-name="T5"> </text:span><text:span text:style-name="T4">effortlessly</text:span><text:span text:style-name="T5"> </text:span><text:span text:style-name="T4">upright.</text:span><text:span text:style-name="T5"> </text:span><text:span text:style-name="T4">He</text:span><text:span text:style-name="T5"> </text:span><text:span text:style-name="T4">protested:</text:span></text:p>
      <text:p text:style-name="P1"><text:span text:style-name="T5">“</text:span><text:span text:style-name="T4">Bo</text:span><text:span text:style-name="T5"> </text:span><text:span text:style-name="T4">is</text:span><text:span text:style-name="T5"> </text:span><text:span text:style-name="T4">very</text:span><text:span text:style-name="T5"> </text:span><text:span text:style-name="T4">kind</text:span><text:span text:style-name="T5"> </text:span><text:span text:style-name="T4">and</text:span><text:span text:style-name="T5"> </text:span><text:span text:style-name="T4">completely</text:span><text:span text:style-name="T5"> </text:span><text:span text:style-name="T4">harmless.</text:span><text:span text:style-name="T5"> </text:span><text:span text:style-name="T4">Not</text:span><text:span text:style-name="T5"> </text:span><text:span text:style-name="T4">a</text:span><text:span text:style-name="T5"> </text:span><text:span text:style-name="T4">monster</text:span><text:span text:style-name="T5"> </text:span><text:span text:style-name="T4">at</text:span><text:span text:style-name="T5"> </text:span><text:span text:style-name="T4">all.</text:span><text:span text:style-name="T5"> </text:span><text:span text:style-name="T4">I</text:span><text:span text:style-name="T5"> </text:span><text:span text:style-name="T4">demand</text:span><text:span text:style-name="T5"> </text:span><text:span text:style-name="T4">you</text:span><text:span text:style-name="T5"> </text:span><text:span text:style-name="T4">take</text:span><text:span text:style-name="T5"> </text:span><text:span text:style-name="T4">that</text:span><text:span text:style-name="T5"> </text:span><text:span text:style-name="T4">back!</text:span><text:span text:style-name="T5">” </text:span><text:span text:style-name="T4">said</text:span><text:span text:style-name="T5"> </text:span><text:span text:style-name="T4">the</text:span><text:span text:style-name="T5"> </text:span><text:span text:style-name="T4">stranger</text:span><text:span text:style-name="T5"> </text:span><text:span text:style-name="T4">with</text:span><text:span text:style-name="T5"> </text:span><text:span text:style-name="T4">the</text:span><text:span text:style-name="T5"> </text:span><text:span text:style-name="T4">flair</text:span><text:span text:style-name="T5"> </text:span><text:span text:style-name="T4">of</text:span><text:span text:style-name="T5"> </text:span><text:span text:style-name="T4">someone</text:span><text:span text:style-name="T5"> </text:span><text:span text:style-name="T4">who</text:span><text:span text:style-name="T5"> </text:span><text:span text:style-name="T4">isn</text:span><text:span text:style-name="T5">’</text:span><text:span text:style-name="T4">t</text:span><text:span text:style-name="T5"> </text:span><text:span text:style-name="T4">really</text:span><text:span text:style-name="T5"> </text:span><text:span text:style-name="T4">used</text:span><text:span text:style-name="T5"> </text:span><text:span text:style-name="T4">to</text:span><text:span text:style-name="T5"> </text:span><text:span text:style-name="T4">demanding</text:span><text:span text:style-name="T5"> </text:span><text:span text:style-name="T4">things</text:span><text:span text:style-name="T5"> </text:span><text:span text:style-name="T4">of</text:span><text:span text:style-name="T5"> </text:span><text:span text:style-name="T4">people.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eyes</text:span><text:span text:style-name="T5"> </text:span><text:span text:style-name="T4">spout</text:span><text:span text:style-name="T5"> </text:span><text:span text:style-name="T4">flames!</text:span><text:span text:style-name="T5">” </text:span><text:span text:style-name="T4">shouted</text:span><text:span text:style-name="T5"> </text:span><text:span text:style-name="T4">Winceham,</text:span><text:span text:style-name="T5"> </text:span><text:span text:style-name="T4">being</text:span><text:span text:style-name="T5"> </text:span><text:span text:style-name="T4">extravagantly</text:span><text:span text:style-name="T5"> </text:span><text:span text:style-name="T4">descriptive,</text:span><text:span text:style-name="T5"> </text:span><text:span text:style-name="T4">making</text:span><text:span text:style-name="T5"> </text:span><text:span text:style-name="T4">weird</text:span><text:span text:style-name="T5"> </text:span><text:span text:style-name="T4">hand</text:span><text:span text:style-name="T5"> </text:span><text:span text:style-name="T4">gestures</text:span><text:span text:style-name="T5"> </text:span><text:span text:style-name="T4">and</text:span><text:span text:style-name="T5"> </text:span><text:span text:style-name="T4">bulging</text:span><text:span text:style-name="T5"> </text:span><text:span text:style-name="T4">his</text:span><text:span text:style-name="T5"> </text:span><text:span text:style-name="T4">eyes</text:span><text:span text:style-name="T5"> </text:span><text:span text:style-name="T4">to</text:span><text:span text:style-name="T5"> </text:span><text:span text:style-name="T4">make</text:span><text:span text:style-name="T5"> </text:span><text:span text:style-name="T4">his</text:span><text:span text:style-name="T5"> </text:span><text:span text:style-name="T4">point.</text:span>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just</text:span><text:span text:style-name="T5"> </text:span><text:span text:style-name="T4">a</text:span><text:span text:style-name="T5"> </text:span><text:span text:style-name="T4">condition!</text:span><text:span text:style-name="T5">” </text:span><text:span text:style-name="T4">cried</text:span><text:span text:style-name="T5"> </text:span><text:span text:style-name="T4">the</text:span><text:span text:style-name="T5"> </text:span><text:span text:style-name="T4">stranger</text:span><text:span text:style-name="T5"> </text:span><text:span text:style-name="T4">with</text:span><text:span text:style-name="T5"> </text:span><text:span text:style-name="T4">a</text:span><text:span text:style-name="T5"> </text:span><text:span text:style-name="T4">surprised</text:span><text:span text:style-name="T5"> </text:span><text:span text:style-name="T4">look</text:span><text:span text:style-name="T5"> </text:span><text:span text:style-name="T4">of</text:span><text:span text:style-name="T5"> </text:span><text:span text:style-name="T4">feeling</text:span><text:span text:style-name="T5"> </text:span><text:span text:style-name="T4">suddenly</text:span><text:span text:style-name="T5"> </text:span><text:span text:style-name="T4">outmatched</text:span><text:span text:style-name="T5"> </text:span><text:span text:style-name="T4">and</text:span><text:span text:style-name="T5"> </text:span><text:span text:style-name="T4">unfairly</text:span><text:span text:style-name="T5"> </text:span><text:span text:style-name="T4">accused.</text:span></text:p>
      <text:p text:style-name="P1"><text:span text:style-name="T5">“</text:span><text:span text:style-name="T4">Is</text:span><text:span text:style-name="T5"> </text:span><text:span text:style-name="T4">it</text:span><text:span text:style-name="T5"> </text:span><text:span text:style-name="T4">now?</text:span><text:span text:style-name="T5">” </text:span><text:span text:style-name="T4">exclaimed</text:span><text:span text:style-name="T5"> </text:span><text:span text:style-name="T4">Winceham</text:span><text:span text:style-name="T5"> </text:span><text:span text:style-name="T4">flailing</text:span><text:span text:style-name="T5"> </text:span><text:span text:style-name="T4">his</text:span><text:span text:style-name="T5"> </text:span><text:span text:style-name="T4">hands</text:span><text:span text:style-name="T5"> </text:span><text:span text:style-name="T4">about</text:span><text:span text:style-name="T5"> </text:span><text:span text:style-name="T4">him,</text:span><text:span text:style-name="T5"> </text:span><text:span text:style-name="T4">laughing</text:span><text:span text:style-name="T5"> </text:span><text:span text:style-name="T4">in</text:span><text:span text:style-name="T5"> </text:span><text:span text:style-name="T4">spite</text:span><text:span text:style-name="T5"> </text:span><text:span text:style-name="T4">of</text:span><text:span text:style-name="T5"> </text:span><text:span text:style-name="T4">himself</text:span><text:span text:style-name="T5"> </text:span><text:span text:style-name="T4">in</text:span><text:span text:style-name="T5"> </text:span><text:span text:style-name="T4">disbelief.</text:span></text:p>
      <text:p text:style-name="P1"><text:span text:style-name="T5">“</text:span><text:span text:style-name="T4">You</text:span><text:span text:style-name="T5"> </text:span><text:span text:style-name="T4">haven</text:span><text:span text:style-name="T5">’</text:span><text:span text:style-name="T4">t</text:span><text:span text:style-name="T5"> </text:span><text:span text:style-name="T4">answered</text:span><text:span text:style-name="T5"> </text:span><text:span text:style-name="T4">us,</text:span><text:span text:style-name="T5"> </text:span><text:span text:style-name="T4">stranger,</text:span><text:span text:style-name="T5">” </text:span><text:span text:style-name="T4">demanded</text:span><text:span text:style-name="T5"> </text:span><text:span text:style-name="T4">Parcifal,</text:span><text:span text:style-name="T5"> </text:span><text:span text:style-name="T4">a</text:span><text:span text:style-name="T5"> </text:span><text:span text:style-name="T4">hint</text:span><text:span text:style-name="T5"> </text:span><text:span text:style-name="T4">of</text:span><text:span text:style-name="T5"> </text:span><text:span text:style-name="T4">aggression</text:span><text:span text:style-name="T5"> </text:span><text:span text:style-name="T4">in</text:span><text:span text:style-name="T5"> </text:span><text:span text:style-name="T4">her</text:span><text:span text:style-name="T5"> </text:span><text:span text:style-name="T4">tone.</text:span></text:p>
      <text:p text:style-name="P1"><text:span text:style-name="T5">“</text:span><text:span text:style-name="T4">Yes,</text:span><text:span text:style-name="T5"> </text:span><text:span text:style-name="T4">who</text:span><text:span text:style-name="T5"> </text:span><text:span text:style-name="T4">are</text:span><text:span text:style-name="T5"> </text:span><text:span text:style-name="T4">you?</text:span><text:span text:style-name="T5"> </text:span><text:span text:style-name="T4">And</text:span><text:span text:style-name="T5"> </text:span><text:span text:style-name="T4">how</text:span><text:span text:style-name="T5"> </text:span><text:span text:style-name="T4">come</text:span><text:span text:style-name="T5"> </text:span><text:span text:style-name="T4">your</text:span><text:span text:style-name="T5"> </text:span><text:span text:style-name="T4">hair</text:span><text:span text:style-name="T5"> </text:span><text:span text:style-name="T4">is</text:span><text:span text:style-name="T5"> </text:span><text:span text:style-name="T4">that</text:span><text:span text:style-name="T5"> </text:span><text:span text:style-name="T4">fair</text:span><text:span text:style-name="T5"> </text:span><text:span text:style-name="T4">and</text:span><text:span text:style-name="T5"> </text:span><text:span text:style-name="T4">weird-looking</text:span><text:span text:style-name="T5"> </text:span><text:span text:style-name="T4">at</text:span><text:span text:style-name="T5"> </text:span><text:span text:style-name="T4">the</text:span><text:span text:style-name="T5"> </text:span><text:span text:style-name="T4">same</text:span><text:span text:style-name="T5"> </text:span><text:span text:style-name="T4">time?</text:span><text:span text:style-name="T5">” </text:span><text:span text:style-name="T4">added</text:span><text:span text:style-name="T5"> </text:span><text:span text:style-name="T4">Lernea</text:span><text:span text:style-name="T5"> </text:span><text:span text:style-name="T4">with</text:span><text:span text:style-name="T5"> </text:span><text:span text:style-name="T4">an</text:span><text:span text:style-name="T5"> </text:span><text:span text:style-name="T4">inquiring</text:span><text:span text:style-name="T5"> </text:span><text:span text:style-name="T4">furrow</text:span><text:span text:style-name="T5"> </text:span><text:span text:style-name="T4">of</text:span><text:span text:style-name="T5"> </text:span><text:span text:style-name="T4">her</text:span><text:span text:style-name="T5"> </text:span><text:span text:style-name="T4">brow.</text:span></text:p>
      <text:p text:style-name="P1"><text:span text:style-name="T5">“</text:span><text:span text:style-name="T4">Shut</text:span><text:span text:style-name="T5"> </text:span><text:span text:style-name="T4">up!</text:span><text:span text:style-name="T5">”</text:span></text:p>
      <text:p text:style-name="P2">Ned<text:span text:style-name="T1">’</text:span>s<text:span text:style-name="T1"> </text:span>roaring<text:span text:style-name="T1"> </text:span>shout<text:span text:style-name="T1"> </text:span>attracted<text:span text:style-name="T1"> </text:span>everyone<text:span text:style-name="T1">’</text:span>s<text:span text:style-name="T1"> </text:span>stare.<text:span text:style-name="T1"> </text:span>He<text:span text:style-name="T1"> </text:span>cleared<text:span text:style-name="T1"> </text:span>his<text:span text:style-name="T1"> </text:span>throat<text:span text:style-name="T1"> </text:span>and<text:span text:style-name="T1"> </text:span>said<text:span text:style-name="T1"> </text:span>with<text:span text:style-name="T1"> </text:span>an<text:span text:style-name="T1"> </text:span>inspiring<text:span text:style-name="T1"> </text:span>voice,<text:span text:style-name="T1"> </text:span>the<text:span text:style-name="T1"> </text:span>voice<text:span text:style-name="T1"> </text:span>of<text:span text:style-name="T1"> </text:span>a<text:span text:style-name="T1"> </text:span>true<text:span text:style-name="T1"> </text:span>leader:</text:p>
      <text:p text:style-name="P1"><text:span text:style-name="T5">“</text:span><text:span text:style-name="T4">The</text:span><text:span text:style-name="T5"> </text:span><text:span text:style-name="T4">clock</text:span><text:span text:style-name="T5">’</text:span><text:span text:style-name="T4">s</text:span><text:span text:style-name="T5"> </text:span><text:span text:style-name="T4">ticking.</text:span><text:span text:style-name="T5"> </text:span><text:span text:style-name="T4">Stop</text:span><text:span text:style-name="T5"> </text:span><text:span text:style-name="T4">mucking</text:span><text:span text:style-name="T5"> </text:span><text:span text:style-name="T4">about</text:span><text:span text:style-name="T5"> </text:span><text:span text:style-name="T4">with</text:span><text:span text:style-name="T5"> </text:span><text:span text:style-name="T4">nonsense.</text:span><text:span text:style-name="T5"> </text:span><text:span text:style-name="T4">The</text:span><text:span text:style-name="T5"> </text:span><text:span text:style-name="T4">people</text:span><text:span text:style-name="T5"> </text:span><text:span text:style-name="T4">we</text:span><text:span text:style-name="T5">’</text:span><text:span text:style-name="T4">re</text:span><text:span text:style-name="T5"> </text:span><text:span text:style-name="T4">going</text:span><text:span text:style-name="T5"> </text:span><text:span text:style-name="T4">up</text:span><text:span text:style-name="T5"> </text:span><text:span text:style-name="T4">against</text:span><text:span text:style-name="T5"> </text:span><text:span text:style-name="T4">are</text:span><text:span text:style-name="T5"> </text:span><text:span text:style-name="T4">extremely</text:span><text:span text:style-name="T5"> </text:span><text:span text:style-name="T4">dangerous.</text:span><text:span text:style-name="T5"> </text:span><text:span text:style-name="T4">Our</text:span><text:span text:style-name="T5"> </text:span><text:span text:style-name="T4">lives</text:span><text:span text:style-name="T5"> </text:span><text:span text:style-name="T4">are</text:span><text:span text:style-name="T5"> </text:span><text:span text:style-name="T4">in</text:span><text:span text:style-name="T5"> </text:span><text:span text:style-name="T4">mortal</text:span><text:span text:style-name="T5"> </text:span><text:span text:style-name="T4">peril.</text:span><text:span text:style-name="T5"> </text:span><text:span text:style-name="T4">Always</text:span><text:span text:style-name="T5"> </text:span><text:span text:style-name="T4">keep</text:span><text:span text:style-name="T5"> </text:span><text:span text:style-name="T4">that</text:span><text:span text:style-name="T5"> </text:span><text:span text:style-name="T4">in</text:span><text:span text:style-name="T5"> </text:span><text:span text:style-name="T4">mind.</text:span><text:span text:style-name="T5">”</text:span></text:p>
      <text:p text:style-name="P2">Everyone<text:span text:style-name="T1"> </text:span>remained<text:span text:style-name="T1"> </text:span>silent;<text:span text:style-name="T1"> </text:span>Parcifal<text:span text:style-name="T1"> </text:span>smiled<text:span text:style-name="T1"> </text:span>thinly<text:span text:style-name="T1"> </text:span>and<text:span text:style-name="T1"> </text:span>nodded,<text:span text:style-name="T1"> </text:span>while<text:span text:style-name="T1"> </text:span>Lernea<text:span text:style-name="T1"> </text:span>added:</text:p>
      <text:p text:style-name="P1"><text:span text:style-name="T5">“</text:span><text:span text:style-name="T4">Ned</text:span><text:span text:style-name="T5">’</text:span><text:span text:style-name="T4">s</text:span><text:span text:style-name="T5"> </text:span><text:span text:style-name="T4">right.</text:span><text:span text:style-name="T5"> </text:span><text:span text:style-name="T4">I</text:span><text:span text:style-name="T5"> </text:span><text:span text:style-name="T4">for</text:span><text:span text:style-name="T5"> </text:span><text:span text:style-name="T4">one,</text:span><text:span text:style-name="T5"> </text:span><text:span text:style-name="T4">agree.</text:span><text:span text:style-name="T5">”</text:span></text:p>
      <text:p text:style-name="P2">Winceham<text:span text:style-name="T1"> </text:span>suggested<text:span text:style-name="T1"> </text:span>mildly:</text:p>
      <text:p text:style-name="P1"><text:span text:style-name="T5">“</text:span><text:span text:style-name="T4">What</text:span><text:span text:style-name="T5"> </text:span><text:span text:style-name="T4">about</text:span><text:span text:style-name="T5"> </text:span><text:span text:style-name="T4">the</text:span><text:span text:style-name="T5"> </text:span><text:span text:style-name="T4">rabbit?</text:span><text:span text:style-name="T5">”</text:span></text:p>
      <text:p text:style-name="P1"><text:span text:style-name="T5">“</text:span><text:span text:style-name="T4">Bo?</text:span><text:span text:style-name="T5"> </text:span><text:span text:style-name="T4">He</text:span><text:span text:style-name="T5">’</text:span><text:span text:style-name="T4">s</text:span><text:span text:style-name="T5"> </text:span><text:span text:style-name="T4">always</text:span><text:span text:style-name="T5"> </text:span><text:span text:style-name="T4">around,</text:span><text:span text:style-name="T5"> </text:span><text:span text:style-name="T4">I</text:span><text:span text:style-name="T5"> </text:span><text:span text:style-name="T4">wouldn</text:span><text:span text:style-name="T5">’</text:span><text:span text:style-name="T4">t</text:span><text:span text:style-name="T5"> </text:span><text:span text:style-name="T4">worry</text:span><text:span text:style-name="T5"> </text:span><text:span text:style-name="T4">about</text:span><text:span text:style-name="T5"> </text:span><text:span text:style-name="T4">him.</text:span><text:span text:style-name="T5"> </text:span><text:span text:style-name="T4">Say,</text:span><text:span text:style-name="T5"> </text:span><text:span text:style-name="T4">what</text:span><text:span text:style-name="T5"> </text:span><text:span text:style-name="T4">brings</text:span><text:span text:style-name="T5"> </text:span><text:span text:style-name="T4">you</text:span><text:span text:style-name="T5"> </text:span><text:span text:style-name="T4">around</text:span><text:span text:style-name="T5"> </text:span><text:span text:style-name="T4">these</text:span><text:span text:style-name="T5"> </text:span><text:span text:style-name="T4">parts?</text:span><text:span text:style-name="T5">” </text:span><text:span text:style-name="T4">said</text:span><text:span text:style-name="T5"> </text:span><text:span text:style-name="T4">the</text:span><text:span text:style-name="T5"> </text:span><text:span text:style-name="T4">stranger</text:span><text:span text:style-name="T5"> </text:span><text:span text:style-name="T4">with</text:span><text:span text:style-name="T5"> </text:span><text:span text:style-name="T4">the</text:span><text:span text:style-name="T5"> </text:span><text:span text:style-name="T4">pointy</text:span><text:span text:style-name="T5"> </text:span><text:span text:style-name="T4">ears</text:span><text:span text:style-name="T5"> </text:span><text:span text:style-name="T4">and</text:span><text:span text:style-name="T5"> </text:span><text:span text:style-name="T4">strange</text:span><text:span text:style-name="T5"> </text:span><text:span text:style-name="T4">hair</text:span><text:span text:style-name="T5"> </text:span><text:span text:style-name="T4">with</text:span><text:span text:style-name="T5"> </text:span><text:span text:style-name="T4">an</text:span><text:span text:style-name="T5"> </text:span><text:span text:style-name="T4">awkward</text:span><text:span text:style-name="T5"> </text:span><text:span text:style-name="T4">smile.</text:span></text:p>
      <text:p text:style-name="P1"><text:span text:style-name="T5">“</text:span><text:span text:style-name="T4">You</text:span><text:span text:style-name="T5">’</text:span><text:span text:style-name="T4">re</text:span><text:span text:style-name="T5"> </text:span><text:span text:style-name="T4">Woodkin,</text:span><text:span text:style-name="T5"> </text:span><text:span text:style-name="T4">aren</text:span><text:span text:style-name="T5">’</text:span><text:span text:style-name="T4">t</text:span><text:span text:style-name="T5"> </text:span><text:span text:style-name="T4">you?</text:span><text:span text:style-name="T5">” </text:span><text:span text:style-name="T4">asked</text:span><text:span text:style-name="T5"> </text:span><text:span text:style-name="T4">Ned.</text:span><text:span text:style-name="T5"> </text:span><text:span text:style-name="T4">The</text:span><text:span text:style-name="T5"> </text:span><text:span text:style-name="T4">stranger</text:span><text:span text:style-name="T5"> </text:span><text:span text:style-name="T4">gasped;</text:span><text:span text:style-name="T5"> </text:span><text:span text:style-name="T4">he</text:span><text:span text:style-name="T5"> </text:span><text:span text:style-name="T4">was</text:span><text:span text:style-name="T5"> </text:span><text:span text:style-name="T4">once</text:span><text:span text:style-name="T5"> </text:span><text:span text:style-name="T4">more</text:span><text:span text:style-name="T5"> </text:span><text:span text:style-name="T4">shocked</text:span><text:span text:style-name="T5"> </text:span><text:span text:style-name="T4">into</text:span><text:span text:style-name="T5"> </text:span><text:span text:style-name="T4">silence</text:span><text:span text:style-name="T5"> </text:span><text:span text:style-name="T4">for</text:span><text:span text:style-name="T5"> </text:span><text:span text:style-name="T4">a</text:span><text:span text:style-name="T5"> </text:span><text:span text:style-name="T4">moment</text:span><text:span text:style-name="T5"> </text:span><text:span text:style-name="T4">before</text:span><text:span text:style-name="T5"> </text:span><text:span text:style-name="T4">managing</text:span><text:span text:style-name="T5"> </text:span><text:span text:style-name="T4">to</text:span><text:span text:style-name="T5"> </text:span><text:span text:style-name="T4">stutter</text:span><text:span text:style-name="T5"> </text:span><text:span text:style-name="T4">slightly:</text:span></text:p>
      <text:p text:style-name="P1"><text:span text:style-name="T5">“</text:span><text:span text:style-name="T4">How...</text:span><text:span text:style-name="T5"> </text:span><text:span text:style-name="T4">How</text:span><text:span text:style-name="T5"> </text:span><text:span text:style-name="T4">do</text:span><text:span text:style-name="T5"> </text:span><text:span text:style-name="T4">you</text:span><text:span text:style-name="T5"> </text:span><text:span text:style-name="T4">know</text:span><text:span text:style-name="T5"> </text:span><text:span text:style-name="T4">that?</text:span><text:span text:style-name="T5">” </text:span><text:span text:style-name="T4">he</text:span><text:span text:style-name="T5"> </text:span><text:span text:style-name="T4">said</text:span><text:span text:style-name="T5"> </text:span><text:span text:style-name="T4">with</text:span><text:span text:style-name="T5"> </text:span><text:span text:style-name="T4">a</text:span><text:span text:style-name="T5"> </text:span><text:span text:style-name="T4">tremor</text:span><text:span text:style-name="T5"> </text:span><text:span text:style-name="T4">in</text:span><text:span text:style-name="T5"> </text:span><text:span text:style-name="T4">his</text:span><text:span text:style-name="T5"> </text:span><text:span text:style-name="T4">voice.</text:span></text:p>
      <text:p text:style-name="P2">Winceham<text:span text:style-name="T1"> </text:span>cut<text:span text:style-name="T1"> </text:span>in<text:span text:style-name="T1"> </text:span>abruptly:</text:p>
      <text:p text:style-name="P1"><text:span text:style-name="T5">“</text:span><text:span text:style-name="T4">The</text:span><text:span text:style-name="T5"> </text:span><text:span text:style-name="T4">pointy</text:span><text:span text:style-name="T5"> </text:span><text:span text:style-name="T4">ears,</text:span><text:span text:style-name="T5"> </text:span><text:span text:style-name="T4">the</text:span><text:span text:style-name="T5"> </text:span><text:span text:style-name="T4">fair,</text:span><text:span text:style-name="T5"> </text:span><text:span text:style-name="T4">weird</text:span><text:span text:style-name="T5"> </text:span><text:span text:style-name="T4">hair.</text:span><text:span text:style-name="T5"> </text:span><text:span text:style-name="T4">The</text:span><text:span text:style-name="T5"> </text:span><text:span text:style-name="T4">silly</text:span><text:span text:style-name="T5"> </text:span><text:span text:style-name="T4">hood</text:span><text:span text:style-name="T5"> </text:span><text:span text:style-name="T4">and</text:span><text:span text:style-name="T5"> </text:span><text:span text:style-name="T4">mask.</text:span><text:span text:style-name="T5"> </text:span><text:span text:style-name="T4">That</text:span><text:span text:style-name="T5">’</text:span><text:span text:style-name="T4">s</text:span><text:span text:style-name="T5"> </text:span><text:span text:style-name="T4">just</text:span><text:span text:style-name="T5"> </text:span><text:span text:style-name="T4">like</text:span><text:span text:style-name="T5"> </text:span><text:span text:style-name="T4">you</text:span><text:span text:style-name="T5"> </text:span><text:span text:style-name="T4">people.</text:span><text:span text:style-name="T5">”</text:span></text:p>
      <text:p text:style-name="P2"><text:soft-page-break/>The<text:span text:style-name="T1"> </text:span>stranger<text:span text:style-name="T1"> </text:span>shot<text:span text:style-name="T1"> </text:span>an<text:span text:style-name="T1"> </text:span>off-beat<text:span text:style-name="T1"> </text:span>glance<text:span text:style-name="T1"> </text:span>at<text:span text:style-name="T1"> </text:span>Winceham<text:span text:style-name="T1"> </text:span>and<text:span text:style-name="T1"> </text:span>managed<text:span text:style-name="T1"> </text:span>to<text:span text:style-name="T1"> </text:span>sound<text:span text:style-name="T1"> </text:span>actually<text:span text:style-name="T1"> </text:span>hurt:</text:p>
      <text:p text:style-name="P1"><text:span text:style-name="T5">“</text:span><text:span text:style-name="T4">What</text:span><text:span text:style-name="T5"> </text:span><text:span text:style-name="T4">do</text:span><text:span text:style-name="T5"> </text:span><text:span text:style-name="T4">you</text:span><text:span text:style-name="T5"> </text:span><text:span text:style-name="T4">mean,</text:span><text:span text:style-name="T5"> ‘</text:span><text:span text:style-name="T4">you</text:span><text:span text:style-name="T5"> </text:span><text:span text:style-name="T4">people</text:span><text:span text:style-name="T5">’</text:span><text:span text:style-name="T4">?</text:span><text:span text:style-name="T5">”</text:span></text:p>
      <text:p text:style-name="P1"><text:span text:style-name="T5">“</text:span><text:span text:style-name="T4">We</text:span><text:span text:style-name="T5"> </text:span><text:span text:style-name="T4">even</text:span><text:span text:style-name="T5"> </text:span><text:span text:style-name="T4">know</text:span><text:span text:style-name="T5"> </text:span><text:span text:style-name="T4">the</text:span><text:span text:style-name="T5"> </text:span><text:span text:style-name="T4">bunny</text:span><text:span text:style-name="T5"> </text:span><text:span text:style-name="T4">by</text:span><text:span text:style-name="T5"> </text:span><text:span text:style-name="T4">name,</text:span><text:span text:style-name="T5"> </text:span><text:span text:style-name="T4">but</text:span><text:span text:style-name="T5"> </text:span><text:span text:style-name="T4">not</text:span><text:span text:style-name="T5"> </text:span><text:span text:style-name="T4">yours.</text:span><text:span text:style-name="T5"> </text:span><text:span text:style-name="T4">My</text:span><text:span text:style-name="T5"> </text:span><text:span text:style-name="T4">patience</text:span><text:span text:style-name="T5"> </text:span><text:span text:style-name="T4">is</text:span><text:span text:style-name="T5"> </text:span><text:span text:style-name="T4">spent!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and</text:span><text:span text:style-name="T5"> </text:span><text:span text:style-name="T4">raised</text:span><text:span text:style-name="T5"> </text:span><text:span text:style-name="T4">Encelados</text:span><text:span text:style-name="T5"> </text:span><text:span text:style-name="T4">threateningly.</text:span><text:span text:style-name="T5"> </text:span><text:span text:style-name="T4">Ned</text:span><text:span text:style-name="T5"> </text:span><text:span text:style-name="T4">lowered</text:span><text:span text:style-name="T5"> </text:span><text:span text:style-name="T4">her</text:span><text:span text:style-name="T5"> </text:span><text:span text:style-name="T4">arm</text:span><text:span text:style-name="T5"> </text:span><text:span text:style-name="T4">and</text:span><text:span text:style-name="T5"> </text:span><text:span text:style-name="T4">said:</text:span></text:p>
      <text:p text:style-name="P1"><text:span text:style-name="T5">“</text:span><text:span text:style-name="T4">Calm</text:span><text:span text:style-name="T5"> </text:span><text:span text:style-name="T4">down</text:span><text:span text:style-name="T5"> </text:span><text:span text:style-name="T4">now.</text:span><text:span text:style-name="T5"> </text:span><text:span text:style-name="T4">What</text:span><text:span text:style-name="T5"> </text:span><text:span text:style-name="T4">is</text:span><text:span text:style-name="T5"> </text:span><text:span text:style-name="T4">your</text:span><text:span text:style-name="T5"> </text:span><text:span text:style-name="T4">name,</text:span><text:span text:style-name="T5"> </text:span><text:span text:style-name="T4">woodkin?</text:span><text:span text:style-name="T5">”</text:span></text:p>
      <text:p text:style-name="P2">The<text:span text:style-name="T1"> </text:span>woodkin<text:span text:style-name="T1"> </text:span>looked<text:span text:style-name="T1"> </text:span>at<text:span text:style-name="T1"> </text:span>the<text:span text:style-name="T1"> </text:span>sword<text:span text:style-name="T1">’</text:span>s<text:span text:style-name="T1"> </text:span>blade<text:span text:style-name="T1"> </text:span>respectfully<text:span text:style-name="T1"> </text:span>and<text:span text:style-name="T1"> </text:span>then<text:span text:style-name="T1"> </text:span>addressed<text:span text:style-name="T1"> </text:span>Ned<text:span text:style-name="T1"> </text:span>with<text:span text:style-name="T1"> </text:span>a<text:span text:style-name="T1"> </text:span>slight<text:span text:style-name="T1"> </text:span>bow:</text:p>
      <text:p text:style-name="P1"><text:span text:style-name="T5">“</text:span><text:span text:style-name="T4">My</text:span><text:span text:style-name="T5"> </text:span><text:span text:style-name="T4">name</text:span><text:span text:style-name="T5"> </text:span><text:span text:style-name="T4">is</text:span><text:span text:style-name="T5"> </text:span><text:span text:style-name="T4">Hanultheofodor</text:span><text:span text:style-name="T5"> </text:span><text:span text:style-name="T4">Trypthwifidyr.</text:span><text:span text:style-name="T5">”</text:span></text:p>
      <text:p text:style-name="P2">Ned<text:span text:style-name="T1"> </text:span>seemed<text:span text:style-name="T1"> </text:span>to<text:span text:style-name="T1"> </text:span>cringe<text:span text:style-name="T1"> </text:span>at<text:span text:style-name="T1"> </text:span>the<text:span text:style-name="T1"> </text:span>thought<text:span text:style-name="T1"> </text:span>of<text:span text:style-name="T1"> </text:span>uttering<text:span text:style-name="T1"> </text:span>the<text:span text:style-name="T1"> </text:span>name<text:span text:style-name="T1"> </text:span>fully,<text:span text:style-name="T1"> </text:span>so<text:span text:style-name="T1"> </text:span>he<text:span text:style-name="T1"> </text:span>simply<text:span text:style-name="T1"> </text:span>offered<text:span text:style-name="T1"> </text:span>his<text:span text:style-name="T1"> </text:span>hand<text:span text:style-name="T1"> </text:span>and<text:span text:style-name="T1"> </text:span>smile<text:span text:style-name="T1"> </text:span>thinly<text:span text:style-name="T1"> </text:span>but<text:span text:style-name="T1"> </text:span>reassuringly.<text:span text:style-name="T1"> </text:span>The<text:span text:style-name="T1"> </text:span>woodkin<text:span text:style-name="T1"> </text:span>obliged<text:span text:style-name="T1"> </text:span>him<text:span text:style-name="T1"> </text:span>somewhat<text:span text:style-name="T1"> </text:span>awkwardly<text:span text:style-name="T1"> </text:span>after<text:span text:style-name="T1"> </text:span>noticing<text:span text:style-name="T1"> </text:span>that<text:span text:style-name="T1"> </text:span>everyone<text:span text:style-name="T1"> </text:span>had<text:span text:style-name="T1"> </text:span>their<text:span text:style-name="T1"> </text:span>eyes<text:span text:style-name="T1"> </text:span>fixed<text:span text:style-name="T1"> </text:span>on<text:span text:style-name="T1"> </text:span>him.<text:span text:style-name="T1"> </text:span>As<text:span text:style-name="T1"> </text:span>he<text:span text:style-name="T1"> </text:span>shook<text:span text:style-name="T1"> </text:span>hands<text:span text:style-name="T1"> </text:span>with<text:span text:style-name="T1"> </text:span>Ned,<text:span text:style-name="T1"> </text:span>Lernea<text:span text:style-name="T1"> </text:span>told<text:span text:style-name="T1"> </text:span>him:</text:p>
      <text:p text:style-name="P1"><text:span text:style-name="T5">“</text:span><text:span text:style-name="T4">Take</text:span><text:span text:style-name="T5"> </text:span><text:span text:style-name="T4">us</text:span><text:span text:style-name="T5"> </text:span><text:span text:style-name="T4">to</text:span><text:span text:style-name="T5"> </text:span><text:span text:style-name="T4">your</text:span><text:span text:style-name="T5"> </text:span><text:span text:style-name="T4">leader!</text:span><text:span text:style-name="T5">”</text:span></text:p>
      <text:p text:style-name="P2">It<text:span text:style-name="T1"> </text:span>would<text:span text:style-name="T1"> </text:span>have<text:span text:style-name="T1"> </text:span>sounded<text:span text:style-name="T1"> </text:span>commanding<text:span text:style-name="T1"> </text:span>and<text:span text:style-name="T1"> </text:span>perhaps<text:span text:style-name="T1"> </text:span>a<text:span text:style-name="T1"> </text:span>little<text:span text:style-name="T1"> </text:span>intimidating,<text:span text:style-name="T1"> </text:span>if<text:span text:style-name="T1"> </text:span>Parcifal<text:span text:style-name="T1"> </text:span>hadn<text:span text:style-name="T1">’</text:span>t<text:span text:style-name="T1"> </text:span>been<text:span text:style-name="T1"> </text:span>petting<text:span text:style-name="T1"> </text:span>the<text:span text:style-name="T1"> </text:span>white<text:span text:style-name="T1"> </text:span>bunny<text:span text:style-name="T1"> </text:span>with<text:span text:style-name="T1"> </text:span>the<text:span text:style-name="T1"> </text:span>flaming<text:span text:style-name="T1"> </text:span>eyes<text:span text:style-name="T1"> </text:span>with<text:span text:style-name="T1"> </text:span>giggly<text:span text:style-name="T1"> </text:span>excitement.</text:p>
      <text:p text:style-name="P2">*<text:span text:style-name="T1"> </text:span>*<text:span text:style-name="T1"> </text:span>*</text:p>
      <text:p text:style-name="P2">They<text:span text:style-name="T1"> </text:span>passed<text:span text:style-name="T1"> </text:span>a<text:span text:style-name="T1"> </text:span>series<text:span text:style-name="T1"> </text:span>of<text:span text:style-name="T1"> </text:span>crests<text:span text:style-name="T1"> </text:span>and<text:span text:style-name="T1"> </text:span>low<text:span text:style-name="T1"> </text:span>hills<text:span text:style-name="T1"> </text:span>shrouded<text:span text:style-name="T1"> </text:span>in<text:span text:style-name="T1"> </text:span>ever-thickening<text:span text:style-name="T1"> </text:span>bush<text:span text:style-name="T1"> </text:span>and<text:span text:style-name="T1"> </text:span>tall,<text:span text:style-name="T1"> </text:span>wide-trunked<text:span text:style-name="T1"> </text:span>trees.<text:span text:style-name="T1"> </text:span>The<text:span text:style-name="T1"> </text:span>savanna<text:span text:style-name="T1"> </text:span>forest<text:span text:style-name="T1"> </text:span>had<text:span text:style-name="T1"> </text:span>indeed<text:span text:style-name="T1"> </text:span>turned<text:span text:style-name="T1"> </text:span>into<text:span text:style-name="T1"> </text:span>a<text:span text:style-name="T1"> </text:span>jungle<text:span text:style-name="T1"> </text:span>proper,<text:span text:style-name="T1"> </text:span>full<text:span text:style-name="T1"> </text:span>of<text:span text:style-name="T1"> </text:span>mangroves<text:span text:style-name="T1"> </text:span>and<text:span text:style-name="T1"> </text:span>palm<text:span text:style-name="T1"> </text:span>trees,<text:span text:style-name="T1"> </text:span>thick<text:span text:style-name="T1"> </text:span>grub<text:span text:style-name="T1"> </text:span>and<text:span text:style-name="T1"> </text:span>lush<text:span text:style-name="T1"> </text:span>flower<text:span text:style-name="T1"> </text:span>plants<text:span text:style-name="T1"> </text:span>blocking<text:span text:style-name="T1"> </text:span>their<text:span text:style-name="T1"> </text:span>way.<text:span text:style-name="T1"> ‘</text:span>Theo<text:span text:style-name="T1">’</text:span>,<text:span text:style-name="T1"> </text:span>which<text:span text:style-name="T1"> </text:span>was<text:span text:style-name="T1"> </text:span>how<text:span text:style-name="T1"> </text:span>everyone<text:span text:style-name="T1"> </text:span>called<text:span text:style-name="T1"> </text:span>Hanultheofodor<text:span text:style-name="T1"> </text:span>for<text:span text:style-name="T1"> </text:span>practical<text:span text:style-name="T1"> </text:span>purposes,<text:span text:style-name="T1"> </text:span>knew<text:span text:style-name="T1"> </text:span>the<text:span text:style-name="T1"> </text:span>terrain<text:span text:style-name="T1"> </text:span>well<text:span text:style-name="T1"> </text:span>enough<text:span text:style-name="T1"> </text:span>to<text:span text:style-name="T1"> </text:span>avoid<text:span text:style-name="T1"> </text:span>the<text:span text:style-name="T1"> </text:span>thicker<text:span text:style-name="T1"> </text:span>parts,<text:span text:style-name="T1"> </text:span>but<text:span text:style-name="T1"> </text:span>occasionally<text:span text:style-name="T1"> </text:span>he<text:span text:style-name="T1"> </text:span>had<text:span text:style-name="T1"> </text:span>to<text:span text:style-name="T1"> </text:span>use<text:span text:style-name="T1"> </text:span>his<text:span text:style-name="T1"> </text:span>machete<text:span text:style-name="T1"> </text:span>to<text:span text:style-name="T1"> </text:span>cut<text:span text:style-name="T1"> </text:span>a<text:span text:style-name="T1"> </text:span>path<text:span text:style-name="T1"> </text:span>through.<text:span text:style-name="T1"> </text:span>The<text:span text:style-name="T1"> </text:span>air<text:span text:style-name="T1"> </text:span>smelled<text:span text:style-name="T1"> </text:span>of<text:span text:style-name="T1"> </text:span>sweet<text:span text:style-name="T1"> </text:span>but<text:span text:style-name="T1"> </text:span>deadly<text:span text:style-name="T1"> </text:span>flowers<text:span text:style-name="T1"> </text:span>and<text:span text:style-name="T1"> </text:span>acrid<text:span text:style-name="T1"> </text:span>sweat<text:span text:style-name="T1"> </text:span>as<text:span text:style-name="T1"> </text:span>the<text:span text:style-name="T1"> </text:span>wetness<text:span text:style-name="T1"> </text:span>of<text:span text:style-name="T1"> </text:span>the<text:span text:style-name="T1"> </text:span>place<text:span text:style-name="T1"> </text:span>became<text:span text:style-name="T1"> </text:span>bothersome.</text:p>
      <text:p text:style-name="P2">Their<text:span text:style-name="T1"> </text:span>progress<text:span text:style-name="T1"> </text:span>was<text:span text:style-name="T1"> </text:span>just<text:span text:style-name="T1"> </text:span>as<text:span text:style-name="T1"> </text:span>slow<text:span text:style-name="T1"> </text:span>as<text:span text:style-name="T1"> </text:span>before;<text:span text:style-name="T1"> </text:span>Parcifal<text:span text:style-name="T1"> </text:span>had<text:span text:style-name="T1"> </text:span>dubbed<text:span text:style-name="T1"> </text:span>it<text:span text:style-name="T1"> </text:span>half-man<text:span text:style-name="T1"> </text:span>pace<text:span text:style-name="T1"> </text:span>and<text:span text:style-name="T1"> </text:span>Winceham<text:span text:style-name="T1"> </text:span>had<text:span text:style-name="T1"> </text:span>insisted<text:span text:style-name="T1"> </text:span>on<text:span text:style-name="T1"> </text:span>at<text:span text:style-name="T1"> </text:span>least<text:span text:style-name="T1"> </text:span>calling<text:span text:style-name="T1"> </text:span>it<text:span text:style-name="T1"> </text:span>a<text:span text:style-name="T1"> </text:span>halfuin<text:span text:style-name="T1"> </text:span>pace<text:span text:style-name="T1"> </text:span>for<text:span text:style-name="T1"> </text:span>the<text:span text:style-name="T1"> </text:span>sake<text:span text:style-name="T1"> </text:span>of<text:span text:style-name="T1"> </text:span>proper<text:span text:style-name="T1"> </text:span>interspecies<text:span text:style-name="T1"> </text:span>etiquette.<text:span text:style-name="T1"> </text:span>He<text:span text:style-name="T1"> </text:span>had<text:span text:style-name="T1"> </text:span>quietened<text:span text:style-name="T1"> </text:span>down<text:span text:style-name="T1"> </text:span>soon<text:span text:style-name="T1"> </text:span>afterward<text:span text:style-name="T1"> </text:span>though<text:span text:style-name="T1"> </text:span>when<text:span text:style-name="T1"> </text:span>he<text:span text:style-name="T1"> </text:span>became<text:span text:style-name="T1"> </text:span>acutely<text:span text:style-name="T1"> </text:span>aware<text:span text:style-name="T1"> </text:span>that<text:span text:style-name="T1"> </text:span>being<text:span text:style-name="T1"> </text:span>so<text:span text:style-name="T1"> </text:span>short<text:span text:style-name="T1"> </text:span>and<text:span text:style-name="T1"> </text:span>therefore<text:span text:style-name="T1"> </text:span>close<text:span text:style-name="T1"> </text:span>to<text:span text:style-name="T1"> </text:span>the<text:span text:style-name="T1"> </text:span>jungle<text:span text:style-name="T1"> </text:span>floor<text:span text:style-name="T1"> </text:span>bed<text:span text:style-name="T1"> </text:span>was<text:span text:style-name="T1"> </text:span>disadvantageous<text:span text:style-name="T1"> </text:span>at<text:span text:style-name="T1"> </text:span>best;<text:span text:style-name="T1"> </text:span>the<text:span text:style-name="T1"> </text:span>realisation<text:span text:style-name="T1"> </text:span>came<text:span text:style-name="T1"> </text:span>after<text:span text:style-name="T1"> </text:span>he<text:span text:style-name="T1"> </text:span>had<text:span text:style-name="T1"> </text:span>stepped<text:span text:style-name="T1"> </text:span>on<text:span text:style-name="T1"> </text:span>a<text:span text:style-name="T1"> </text:span>snake<text:span text:style-name="T1"> </text:span>thicker<text:span text:style-name="T1"> </text:span>than<text:span text:style-name="T1"> </text:span>his<text:span text:style-name="T1"> </text:span>arm<text:span text:style-name="T1"> </text:span>and<text:span text:style-name="T1"> </text:span>longer<text:span text:style-name="T1"> </text:span>than<text:span text:style-name="T1"> </text:span>imagination<text:span text:style-name="T1"> </text:span>allowed<text:span text:style-name="T1"> </text:span>for.</text:p>
      <text:p text:style-name="P2">The<text:span text:style-name="T1"> </text:span>snake<text:span text:style-name="T1"> </text:span>had<text:span text:style-name="T1"> </text:span>been<text:span text:style-name="T1"> </text:span>easily<text:span text:style-name="T1"> </text:span>dealt<text:span text:style-name="T1"> </text:span>with<text:span text:style-name="T1"> </text:span>a<text:span text:style-name="T1"> </text:span>chop<text:span text:style-name="T1"> </text:span>from<text:span text:style-name="T1"> </text:span>Parcifal<text:span text:style-name="T1">’</text:span>s<text:span text:style-name="T1"> </text:span>blade.<text:span text:style-name="T1"> </text:span>She<text:span text:style-name="T1"> </text:span>made<text:span text:style-name="T1"> </text:span>Winceham<text:span text:style-name="T1"> </text:span>owe<text:span text:style-name="T1"> </text:span>her<text:span text:style-name="T1"> </text:span>one<text:span text:style-name="T1"> </text:span>and<text:span text:style-name="T1"> </text:span>even<text:span text:style-name="T1"> </text:span>placed<text:span text:style-name="T1"> </text:span>a<text:span text:style-name="T1"> </text:span>bet<text:span text:style-name="T1"> </text:span>that<text:span text:style-name="T1"> </text:span>he<text:span text:style-name="T1">’</text:span>d<text:span text:style-name="T1"> </text:span>owe<text:span text:style-name="T1"> </text:span>her<text:span text:style-name="T1"> </text:span>more<text:span text:style-name="T1"> </text:span>further<text:span text:style-name="T1"> </text:span>down<text:span text:style-name="T1"> </text:span>the<text:span text:style-name="T1"> </text:span>road.</text:p>
      <text:p text:style-name="P2">With<text:span text:style-name="T1"> </text:span>the<text:span text:style-name="T1"> </text:span>woodkin<text:span text:style-name="T1"> </text:span>village<text:span text:style-name="T1"> </text:span>still<text:span text:style-name="T1"> </text:span>out<text:span text:style-name="T1"> </text:span>of<text:span text:style-name="T1"> </text:span>view,<text:span text:style-name="T1"> </text:span>Parcifal<text:span text:style-name="T1"> </text:span>and<text:span text:style-name="T1"> </text:span>Theo<text:span text:style-name="T1"> </text:span>were<text:span text:style-name="T1"> </text:span>leading<text:span text:style-name="T1"> </text:span>the<text:span text:style-name="T1"> </text:span>way.<text:span text:style-name="T1"> </text:span>Encelados<text:span text:style-name="T1"> </text:span>was<text:span text:style-name="T1"> </text:span>drawn<text:span text:style-name="T1"> </text:span>in<text:span text:style-name="T1"> </text:span>her<text:span text:style-name="T1"> </text:span>hand<text:span text:style-name="T1"> </text:span>should<text:span text:style-name="T1"> </text:span>anything<text:span text:style-name="T1"> </text:span>try<text:span text:style-name="T1"> </text:span>and<text:span text:style-name="T1"> </text:span>surprise<text:span text:style-name="T1"> </text:span>them;<text:span text:style-name="T1"> </text:span>she<text:span text:style-name="T1"> </text:span>had<text:span text:style-name="T1"> </text:span>more<text:span text:style-name="T1"> </text:span>than<text:span text:style-name="T1"> </text:span>balked<text:span text:style-name="T1"> </text:span>at<text:span text:style-name="T1"> </text:span>the<text:span text:style-name="T1"> </text:span>idea<text:span text:style-name="T1"> </text:span>of<text:span text:style-name="T1"> </text:span>using<text:span text:style-name="T1"> </text:span>her<text:span text:style-name="T1"> </text:span>blade<text:span text:style-name="T1"> </text:span>as<text:span text:style-name="T1"> </text:span>a<text:span text:style-name="T1"> </text:span>grass-cutter.<text:span text:style-name="T1"> </text:span>Even<text:span text:style-name="T1"> </text:span>Lernea<text:span text:style-name="T1"> </text:span>admonished<text:span text:style-name="T1"> </text:span>she<text:span text:style-name="T1"> </text:span>had<text:span text:style-name="T1"> </text:span>only<text:span text:style-name="T1"> </text:span>once<text:span text:style-name="T1"> </text:span>seen<text:span text:style-name="T1"> </text:span>her<text:span text:style-name="T1"> </text:span>sister<text:span text:style-name="T1"> </text:span>so<text:span text:style-name="T1"> </text:span>frightfully<text:span text:style-name="T1"> </text:span>indignant.</text:p>
      <text:p text:style-name="P2">They<text:span text:style-name="T1"> </text:span>walked<text:span text:style-name="T1"> </text:span>silently,<text:span text:style-name="T1"> </text:span>taking<text:span text:style-name="T1"> </text:span>care<text:span text:style-name="T1"> </text:span>not<text:span text:style-name="T1"> </text:span>to<text:span text:style-name="T1"> </text:span>step<text:span text:style-name="T1"> </text:span>on<text:span text:style-name="T1"> </text:span>something<text:span text:style-name="T1"> </text:span>that<text:span text:style-name="T1"> </text:span><text:soft-page-break/>could<text:span text:style-name="T1"> </text:span>bite<text:span text:style-name="T1"> </text:span>back,<text:span text:style-name="T1"> </text:span>each<text:span text:style-name="T1"> </text:span>one<text:span text:style-name="T1"> </text:span>lost<text:span text:style-name="T1"> </text:span>in<text:span text:style-name="T1"> </text:span>their<text:span text:style-name="T1"> </text:span>own<text:span text:style-name="T1"> </text:span>thoughts,<text:span text:style-name="T1"> </text:span>for<text:span text:style-name="T1"> </text:span>their<text:span text:style-name="T1"> </text:span>own<text:span text:style-name="T1"> </text:span>reasons.<text:span text:style-name="T1"> </text:span>At<text:span text:style-name="T1"> </text:span>length,<text:span text:style-name="T1"> </text:span>Theo<text:span text:style-name="T1"> </text:span>asked<text:span text:style-name="T1"> </text:span>Parcifal:</text:p>
      <text:p text:style-name="P1"><text:span text:style-name="T5">“</text:span><text:span text:style-name="T4">So</text:span><text:span text:style-name="T5"> </text:span><text:span text:style-name="T4">none</text:span><text:span text:style-name="T5"> </text:span><text:span text:style-name="T4">of</text:span><text:span text:style-name="T5"> </text:span><text:span text:style-name="T4">them</text:span><text:span text:style-name="T5"> </text:span><text:span text:style-name="T4">followed</text:span><text:span text:style-name="T5"> </text:span><text:span text:style-name="T4">you?</text:span><text:span text:style-name="T5">”</text:span></text:p>
      <text:p text:style-name="P1"><text:span text:style-name="T5">“</text:span><text:span text:style-name="T4">None</text:span><text:span text:style-name="T5"> </text:span><text:span text:style-name="T4">that</text:span><text:span text:style-name="T5"> </text:span><text:span text:style-name="T4">we</text:span><text:span text:style-name="T5"> </text:span><text:span text:style-name="T4">could</text:span><text:span text:style-name="T5"> </text:span><text:span text:style-name="T4">see,</text:span><text:span text:style-name="T5"> </text:span><text:span text:style-name="T4">no.</text:span><text:span text:style-name="T5">”</text:span></text:p>
      <text:p text:style-name="P1"><text:span text:style-name="T5">“</text:span><text:span text:style-name="T4">Which</text:span><text:span text:style-name="T5"> </text:span><text:span text:style-name="T4">reminds</text:span><text:span text:style-name="T5"> </text:span><text:span text:style-name="T4">me,</text:span><text:span text:style-name="T5"> </text:span><text:span text:style-name="T4">I</text:span><text:span text:style-name="T5"> </text:span><text:span text:style-name="T4">have</text:span><text:span text:style-name="T5"> </text:span><text:span text:style-name="T4">to</text:span><text:span text:style-name="T5"> </text:span><text:span text:style-name="T4">ask:</text:span><text:span text:style-name="T5"> </text:span><text:span text:style-name="T4">How</text:span><text:span text:style-name="T5"> </text:span><text:span text:style-name="T4">is</text:span><text:span text:style-name="T5"> </text:span><text:span text:style-name="T4">it</text:span><text:span text:style-name="T5"> </text:span><text:span text:style-name="T4">that</text:span><text:span text:style-name="T5"> </text:span><text:span text:style-name="T4">your</text:span><text:span text:style-name="T5"> </text:span><text:span text:style-name="T4">sister</text:span><text:span text:style-name="T5"> </text:span><text:span text:style-name="T4">could</text:span><text:span text:style-name="T5"> </text:span><text:span text:style-name="T4">see</text:span><text:span text:style-name="T5"> </text:span><text:span text:style-name="T4">me?</text:span><text:span text:style-name="T5">”</text:span></text:p>
      <text:p text:style-name="P2">Parcifal<text:span text:style-name="T1"> </text:span>found<text:span text:style-name="T1"> </text:span>the<text:span text:style-name="T1"> </text:span>question<text:span text:style-name="T1"> </text:span>nonsensical<text:span text:style-name="T1"> </text:span>at<text:span text:style-name="T1"> </text:span>best,<text:span text:style-name="T1"> </text:span>but<text:span text:style-name="T1"> </text:span>her<text:span text:style-name="T1"> </text:span>blinking<text:span text:style-name="T1"> </text:span>stare<text:span text:style-name="T1"> </text:span>failed<text:span text:style-name="T1"> </text:span>to<text:span text:style-name="T1"> </text:span>convey<text:span text:style-name="T1"> </text:span>that<text:span text:style-name="T1"> </text:span>feeling<text:span text:style-name="T1"> </text:span>to<text:span text:style-name="T1"> </text:span>Theo.<text:span text:style-name="T1"> </text:span>He<text:span text:style-name="T1"> </text:span>waited<text:span text:style-name="T1"> </text:span>for<text:span text:style-name="T1"> </text:span>an<text:span text:style-name="T1"> </text:span>answer,<text:span text:style-name="T1"> </text:span>smiling<text:span text:style-name="T1"> </text:span>affably,<text:span text:style-name="T1"> </text:span>while<text:span text:style-name="T1"> </text:span>the<text:span text:style-name="T1"> </text:span>only<text:span text:style-name="T1"> </text:span>thing<text:span text:style-name="T1"> </text:span>Parcifal<text:span text:style-name="T1"> </text:span>could<text:span text:style-name="T1"> </text:span>conjure<text:span text:style-name="T1"> </text:span>in<text:span text:style-name="T1"> </text:span>words<text:span text:style-name="T1"> </text:span>was:</text:p>
      <text:p text:style-name="P1"><text:span text:style-name="T5">“</text:span><text:span text:style-name="T4">Is</text:span><text:span text:style-name="T5"> </text:span><text:span text:style-name="T4">that</text:span><text:span text:style-name="T5"> </text:span><text:span text:style-name="T4">a</text:span><text:span text:style-name="T5"> </text:span><text:span text:style-name="T4">question?</text:span><text:span text:style-name="T5"> </text:span><text:span text:style-name="T4">You</text:span><text:span text:style-name="T5"> </text:span><text:span text:style-name="T4">want</text:span><text:span text:style-name="T5"> </text:span><text:span text:style-name="T4">to</text:span><text:span text:style-name="T5"> </text:span><text:span text:style-name="T4">know</text:span><text:span text:style-name="T5"> </text:span><text:span text:style-name="T4">how</text:span><text:span text:style-name="T5"> </text:span><text:span text:style-name="T4">it</text:span><text:span text:style-name="T5"> </text:span><text:span text:style-name="T4">is</text:span><text:span text:style-name="T5"> </text:span><text:span text:style-name="T4">that</text:span><text:span text:style-name="T5"> </text:span><text:span text:style-name="T4">my</text:span><text:span text:style-name="T5"> </text:span><text:span text:style-name="T4">sister</text:span><text:span text:style-name="T5"> </text:span><text:span text:style-name="T4">could</text:span><text:span text:style-name="T5"> </text:span><text:span text:style-name="T4">see</text:span><text:span text:style-name="T5"> </text:span><text:span text:style-name="T4">you?</text:span><text:span text:style-name="T5">”</text:span></text:p>
      <text:p text:style-name="P1"><text:span text:style-name="T5">“</text:span><text:span text:style-name="T4">Of</text:span><text:span text:style-name="T5"> </text:span><text:span text:style-name="T4">course!</text:span><text:span text:style-name="T5"> </text:span><text:span text:style-name="T4">Counter-spelling</text:span><text:span text:style-name="T5"> </text:span><text:span text:style-name="T4">an</text:span><text:span text:style-name="T5"> </text:span><text:span text:style-name="T4">illusionist</text:span><text:span text:style-name="T5">’</text:span><text:span text:style-name="T4">s</text:span><text:span text:style-name="T5"> </text:span><text:span text:style-name="T4">Ethereal</text:span><text:span text:style-name="T5"> </text:span><text:span text:style-name="T4">Trance</text:span><text:span text:style-name="T5"> </text:span><text:span text:style-name="T4">is</text:span><text:span text:style-name="T5"> </text:span><text:span text:style-name="T4">a</text:span><text:span text:style-name="T5"> </text:span><text:span text:style-name="T4">remarkable</text:span><text:span text:style-name="T5"> </text:span><text:span text:style-name="T4">feat</text:span><text:span text:style-name="T5"> </text:span><text:span text:style-name="T4">for</text:span><text:span text:style-name="T5"> </text:span><text:span text:style-name="T4">someone</text:span><text:span text:style-name="T5"> </text:span><text:span text:style-name="T4">not</text:span><text:span text:style-name="T5"> </text:span><text:span text:style-name="T4">versed</text:span><text:span text:style-name="T5"> </text:span><text:span text:style-name="T4">in</text:span><text:span text:style-name="T5"> </text:span><text:span text:style-name="T4">the</text:span><text:span text:style-name="T5"> </text:span><text:span text:style-name="T4">art</text:span><text:span text:style-name="T5"> </text:span><text:span text:style-name="T4">of</text:span><text:span text:style-name="T5"> </text:span><text:span text:style-name="T4">Choujou,</text:span><text:span text:style-name="T5">” </text:span><text:span text:style-name="T4">said</text:span><text:span text:style-name="T5"> </text:span><text:span text:style-name="T4">Theo</text:span><text:span text:style-name="T5"> </text:span><text:span text:style-name="T4">and</text:span><text:span text:style-name="T5"> </text:span><text:span text:style-name="T4">Parcifal</text:span><text:span text:style-name="T5"> </text:span><text:span text:style-name="T4">raised</text:span><text:span text:style-name="T5"> </text:span><text:span text:style-name="T4">an</text:span><text:span text:style-name="T5"> </text:span><text:span text:style-name="T4">eyebrow.</text:span><text:span text:style-name="T5"> </text:span><text:span text:style-name="T4">She</text:span><text:span text:style-name="T5"> </text:span><text:span text:style-name="T4">suspected</text:span><text:span text:style-name="T5"> </text:span><text:span text:style-name="T4">Theo,</text:span><text:span text:style-name="T5"> </text:span><text:span text:style-name="T4">their</text:span><text:span text:style-name="T5"> </text:span><text:span text:style-name="T4">informal</text:span><text:span text:style-name="T5"> </text:span><text:span text:style-name="T4">but</text:span><text:span text:style-name="T5"> </text:span><text:span text:style-name="T4">helpful</text:span><text:span text:style-name="T5"> </text:span><text:span text:style-name="T4">impromptu</text:span><text:span text:style-name="T5"> </text:span><text:span text:style-name="T4">guide,</text:span><text:span text:style-name="T5"> </text:span><text:span text:style-name="T4">had</text:span><text:span text:style-name="T5"> </text:span><text:span text:style-name="T4">thought</text:span><text:span text:style-name="T5"> </text:span><text:span text:style-name="T4">he</text:span><text:span text:style-name="T5"> </text:span><text:span text:style-name="T4">could</text:span><text:span text:style-name="T5"> </text:span><text:span text:style-name="T4">turn</text:span><text:span text:style-name="T5"> </text:span><text:span text:style-name="T4">invisible</text:span><text:span text:style-name="T5"> </text:span><text:span text:style-name="T4">for</text:span><text:span text:style-name="T5"> </text:span><text:span text:style-name="T4">some</text:span><text:span text:style-name="T5"> </text:span><text:span text:style-name="T4">weird</text:span><text:span text:style-name="T5"> </text:span><text:span text:style-name="T4">reason</text:span><text:span text:style-name="T5"> </text:span><text:span text:style-name="T4">that</text:span><text:span text:style-name="T5"> </text:span><text:span text:style-name="T4">might</text:span><text:span text:style-name="T5"> </text:span><text:span text:style-name="T4">or</text:span><text:span text:style-name="T5"> </text:span><text:span text:style-name="T4">might</text:span><text:span text:style-name="T5"> </text:span><text:span text:style-name="T4">not</text:span><text:span text:style-name="T5"> </text:span><text:span text:style-name="T4">include</text:span><text:span text:style-name="T5"> </text:span><text:span text:style-name="T4">an</text:span><text:span text:style-name="T5"> </text:span><text:span text:style-name="T4">unreasonable</text:span><text:span text:style-name="T5"> </text:span><text:span text:style-name="T4">amount</text:span><text:span text:style-name="T5"> </text:span><text:span text:style-name="T4">of</text:span><text:span text:style-name="T5"> </text:span><text:span text:style-name="T4">dreamhops</text:span><text:span text:style-name="T5"> </text:span><text:span text:style-name="T4">or</text:span><text:span text:style-name="T5"> </text:span><text:span text:style-name="T4">fuddlegrass,</text:span><text:span text:style-name="T5"> </text:span><text:span text:style-name="T4">just</text:span><text:span text:style-name="T5"> </text:span><text:span text:style-name="T4">like</text:span><text:span text:style-name="T5"> </text:span><text:span text:style-name="T4">the</text:span><text:span text:style-name="T5"> </text:span><text:span text:style-name="T4">kind</text:span><text:span text:style-name="T5"> </text:span><text:span text:style-name="T4">Winceham</text:span><text:span text:style-name="T5"> </text:span><text:span text:style-name="T4">had</text:span><text:span text:style-name="T5"> </text:span><text:span text:style-name="T4">shared</text:span><text:span text:style-name="T5"> </text:span><text:span text:style-name="T4">with</text:span><text:span text:style-name="T5"> </text:span><text:span text:style-name="T4">her.</text:span></text:p>
      <text:p text:style-name="P1"><text:span text:style-name="T5">“</text:span><text:span text:style-name="T4">You</text:span><text:span text:style-name="T5"> </text:span><text:span text:style-name="T4">are</text:span><text:span text:style-name="T5"> </text:span><text:span text:style-name="T4">the</text:span><text:span text:style-name="T5"> </text:span><text:span text:style-name="T4">illusionist</text:span><text:span text:style-name="T5"> </text:span><text:span text:style-name="T4">you</text:span><text:span text:style-name="T5"> </text:span><text:span text:style-name="T4">are</text:span><text:span text:style-name="T5"> </text:span><text:span text:style-name="T4">referring</text:span><text:span text:style-name="T5"> </text:span><text:span text:style-name="T4">to,</text:span><text:span text:style-name="T5"> </text:span><text:span text:style-name="T4">I</text:span><text:span text:style-name="T5">’</text:span><text:span text:style-name="T4">d</text:span><text:span text:style-name="T5"> </text:span><text:span text:style-name="T4">wager?</text:span><text:span text:style-name="T5">”</text:span></text:p>
      <text:p text:style-name="P1"><text:span text:style-name="T5">“</text:span><text:span text:style-name="T4">Indeed.</text:span><text:span text:style-name="T5"> </text:span><text:span text:style-name="T4">Are</text:span><text:span text:style-name="T5"> </text:span><text:span text:style-name="T4">you</text:span><text:span text:style-name="T5"> </text:span><text:span text:style-name="T4">familiar</text:span><text:span text:style-name="T5"> </text:span><text:span text:style-name="T4">with</text:span><text:span text:style-name="T5"> </text:span><text:span text:style-name="T4">the</text:span><text:span text:style-name="T5"> </text:span><text:span text:style-name="T4">Choujou</text:span><text:span text:style-name="T5"> </text:span><text:span text:style-name="T4">school</text:span><text:span text:style-name="T5"> </text:span><text:span text:style-name="T4">of</text:span><text:span text:style-name="T5"> </text:span><text:span text:style-name="T4">magic?</text:span><text:span text:style-name="T5">”</text:span></text:p>
      <text:p text:style-name="P1"><text:span text:style-name="T5">“</text:span><text:span text:style-name="T4">Not</text:span><text:span text:style-name="T5"> </text:span><text:span text:style-name="T4">really,</text:span><text:span text:style-name="T5"> </text:span><text:span text:style-name="T4">no,</text:span><text:span text:style-name="T5">” </text:span><text:span text:style-name="T4">repli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weary</text:span><text:span text:style-name="T5"> </text:span><text:span text:style-name="T4">voice.</text:span></text:p>
      <text:p text:style-name="P1"><text:span text:style-name="T5">“</text:span><text:span text:style-name="T4">Ah,</text:span><text:span text:style-name="T5"> </text:span><text:span text:style-name="T4">its</text:span><text:span text:style-name="T5"> </text:span><text:span text:style-name="T4">tradition</text:span><text:span text:style-name="T5"> </text:span><text:span text:style-name="T4">goes</text:span><text:span text:style-name="T5"> </text:span><text:span text:style-name="T4">back</text:span><text:span text:style-name="T5"> </text:span><text:span text:style-name="T4">thousands</text:span><text:span text:style-name="T5"> </text:span><text:span text:style-name="T4">of</text:span><text:span text:style-name="T5"> </text:span><text:span text:style-name="T4">years.</text:span><text:span text:style-name="T5"> </text:span><text:span text:style-name="T4">The</text:span><text:span text:style-name="T5"> </text:span><text:span text:style-name="T4">ever-grazing</text:span><text:span text:style-name="T5"> </text:span><text:span text:style-name="T4">mist</text:span><text:span text:style-name="T5"> </text:span><text:span text:style-name="T4">of</text:span><text:span text:style-name="T5"> </text:span><text:span text:style-name="T4">time</text:span><text:span text:style-name="T5"> </text:span><text:span text:style-name="T4">has</text:span><text:span text:style-name="T5"> </text:span><text:span text:style-name="T4">long</text:span><text:span text:style-name="T5"> </text:span><text:span text:style-name="T4">ago</text:span><text:span text:style-name="T5"> </text:span><text:span text:style-name="T4">obscured</text:span><text:span text:style-name="T5"> </text:span><text:span text:style-name="T4">its</text:span><text:span text:style-name="T5"> </text:span><text:span text:style-name="T4">deepest</text:span><text:span text:style-name="T5"> </text:span><text:span text:style-name="T4">secrets,</text:span><text:span text:style-name="T5"> </text:span><text:span text:style-name="T4">but</text:span><text:span text:style-name="T5"> </text:span><text:span text:style-name="T4">my</text:span><text:span text:style-name="T5"> </text:span><text:span text:style-name="T4">people</text:span><text:span text:style-name="T5"> </text:span><text:span text:style-name="T4">have</text:span><text:span text:style-name="T5"> </text:span><text:span text:style-name="T4">preserved</text:span><text:span text:style-name="T5"> </text:span><text:span text:style-name="T4">its</text:span><text:span text:style-name="T5"> </text:span><text:span text:style-name="T4">legacy</text:span><text:span text:style-name="T5"> </text:span><text:span text:style-name="T4">and</text:span><text:span text:style-name="T5"> </text:span><text:span text:style-name="T4">the</text:span><text:span text:style-name="T5"> </text:span><text:span text:style-name="T4">source</text:span><text:span text:style-name="T5"> </text:span><text:span text:style-name="T4">of</text:span><text:span text:style-name="T5"> </text:span><text:span text:style-name="T4">its</text:span><text:span text:style-name="T5"> </text:span><text:span text:style-name="T4">real</text:span><text:span text:style-name="T5"> </text:span><text:span text:style-name="T4">power,</text:span><text:span text:style-name="T5">” </text:span><text:span text:style-name="T4">he</text:span><text:span text:style-name="T5"> </text:span><text:span text:style-name="T4">said</text:span><text:span text:style-name="T5"> </text:span><text:span text:style-name="T4">as</text:span><text:span text:style-name="T5"> </text:span><text:span text:style-name="T4">he</text:span><text:span text:style-name="T5"> </text:span><text:span text:style-name="T4">cut</text:span><text:span text:style-name="T5"> </text:span><text:span text:style-name="T4">a</text:span><text:span text:style-name="T5"> </text:span><text:span text:style-name="T4">thick,</text:span><text:span text:style-name="T5"> </text:span><text:span text:style-name="T4">rich</text:span><text:span text:style-name="T5"> </text:span><text:span text:style-name="T4">cluster</text:span><text:span text:style-name="T5"> </text:span><text:span text:style-name="T4">of</text:span><text:span text:style-name="T5"> </text:span><text:span text:style-name="T4">foliage</text:span><text:span text:style-name="T5"> </text:span><text:span text:style-name="T4">with</text:span><text:span text:style-name="T5"> </text:span><text:span text:style-name="T4">a</text:span><text:span text:style-name="T5"> </text:span><text:span text:style-name="T4">few</text:span><text:span text:style-name="T5"> </text:span><text:span text:style-name="T4">chops</text:span><text:span text:style-name="T5"> </text:span><text:span text:style-name="T4">of</text:span><text:span text:style-name="T5"> </text:span><text:span text:style-name="T4">his</text:span><text:span text:style-name="T5"> </text:span><text:span text:style-name="T4">machete.</text:span></text:p>
      <text:p text:style-name="P2">Parcifal<text:span text:style-name="T1"> </text:span>was<text:span text:style-name="T1"> </text:span>suddenly<text:span text:style-name="T1"> </text:span>intrigued<text:span text:style-name="T1"> </text:span>at<text:span text:style-name="T1"> </text:span>the<text:span text:style-name="T1"> </text:span>mention<text:span text:style-name="T1"> </text:span>of<text:span text:style-name="T1"> </text:span>the<text:span text:style-name="T1"> </text:span>words<text:span text:style-name="T1"> “</text:span>secrets<text:span text:style-name="T1">”</text:span>,<text:span text:style-name="T1"> “</text:span>power<text:span text:style-name="T1">” </text:span>and<text:span text:style-name="T1"> “</text:span>my<text:span text:style-name="T1"> </text:span>people<text:span text:style-name="T1">”</text:span>.<text:span text:style-name="T1"> </text:span>The<text:span text:style-name="T1"> </text:span>thought<text:span text:style-name="T1"> </text:span>came<text:span text:style-name="T1"> </text:span>to<text:span text:style-name="T1"> </text:span>her<text:span text:style-name="T1"> </text:span>that<text:span text:style-name="T1"> </text:span>perhaps<text:span text:style-name="T1"> </text:span>Ned<text:span text:style-name="T1"> </text:span>had<text:span text:style-name="T1"> </text:span>been<text:span text:style-name="T1"> </text:span>right<text:span text:style-name="T1"> </text:span>to<text:span text:style-name="T1"> </text:span>convince<text:span text:style-name="T1"> </text:span>them<text:span text:style-name="T1"> </text:span>to<text:span text:style-name="T1"> </text:span>seek<text:span text:style-name="T1"> </text:span>the<text:span text:style-name="T1"> </text:span>Woodkin.</text:p>
      <text:p text:style-name="P2">That<text:span text:style-name="T1"> </text:span>was,<text:span text:style-name="T1"> </text:span>if<text:span text:style-name="T1"> </text:span>of<text:span text:style-name="T1"> </text:span>course<text:span text:style-name="T1"> </text:span>the<text:span text:style-name="T1"> </text:span>rest<text:span text:style-name="T1"> </text:span>of<text:span text:style-name="T1"> </text:span>Theo<text:span text:style-name="T1">’</text:span>s<text:span text:style-name="T1"> </text:span>kin<text:span text:style-name="T1"> </text:span>had<text:span text:style-name="T1"> </text:span>a<text:span text:style-name="T1"> </text:span>firm<text:span text:style-name="T1"> </text:span>grasp<text:span text:style-name="T1"> </text:span>of<text:span text:style-name="T1"> </text:span>this<text:span text:style-name="T1"> </text:span>witchcraft<text:span text:style-name="T1"> </text:span>he<text:span text:style-name="T1"> </text:span>talked<text:span text:style-name="T1"> </text:span>about.<text:span text:style-name="T1"> </text:span>Because<text:span text:style-name="T1"> </text:span>it<text:span text:style-name="T1"> </text:span>was<text:span text:style-name="T1"> </text:span>her<text:span text:style-name="T1"> </text:span>informed<text:span text:style-name="T1"> </text:span>opinion<text:span text:style-name="T1"> </text:span>that<text:span text:style-name="T1"> </text:span>the<text:span text:style-name="T1"> </text:span>young<text:span text:style-name="T1"> </text:span>woodkin<text:span text:style-name="T1"> </text:span>elf<text:span text:style-name="T1"> </text:span>was<text:span text:style-name="T1"> </text:span>a<text:span text:style-name="T1"> </text:span>bit<text:span text:style-name="T1"> </text:span>lightheaded,<text:span text:style-name="T1"> </text:span>to<text:span text:style-name="T1"> </text:span>put<text:span text:style-name="T1"> </text:span>it<text:span text:style-name="T1"> </text:span>mildly.<text:span text:style-name="T1"> </text:span>She<text:span text:style-name="T1"> </text:span>had<text:span text:style-name="T1"> </text:span>no<text:span text:style-name="T1"> </text:span>idea<text:span text:style-name="T1"> </text:span>what<text:span text:style-name="T1"> </text:span>to<text:span text:style-name="T1"> </text:span>make<text:span text:style-name="T1"> </text:span>of<text:span text:style-name="T1"> </text:span>his<text:span text:style-name="T1"> </text:span>peculiar<text:span text:style-name="T1"> </text:span>animal<text:span text:style-name="T1"> </text:span>companion<text:span text:style-name="T1"> </text:span>though,<text:span text:style-name="T1"> </text:span>other<text:span text:style-name="T1"> </text:span>than<text:span text:style-name="T1"> </text:span>stew.</text:p>
      <text:p text:style-name="P2">Bo<text:span text:style-name="T1"> </text:span>hopped<text:span text:style-name="T1"> </text:span>in<text:span text:style-name="T1"> </text:span>and<text:span text:style-name="T1"> </text:span>out<text:span text:style-name="T1"> </text:span>of<text:span text:style-name="T1"> </text:span>the<text:span text:style-name="T1"> </text:span>ground,<text:span text:style-name="T1"> </text:span>the<text:span text:style-name="T1"> </text:span>flames<text:span text:style-name="T1"> </text:span>in<text:span text:style-name="T1"> </text:span>his<text:span text:style-name="T1"> </text:span>eyes<text:span text:style-name="T1"> </text:span>lighting<text:span text:style-name="T1"> </text:span>up<text:span text:style-name="T1"> </text:span>the<text:span text:style-name="T1"> </text:span>path<text:span text:style-name="T1"> </text:span>ahead<text:span text:style-name="T1"> </text:span>with<text:span text:style-name="T1"> </text:span>a<text:span text:style-name="T1"> </text:span>warm<text:span text:style-name="T1"> </text:span>orange<text:span text:style-name="T1"> </text:span>light.<text:span text:style-name="T1"> </text:span>The<text:span text:style-name="T1"> </text:span>bunny<text:span text:style-name="T1"> </text:span>would<text:span text:style-name="T1"> </text:span>at<text:span text:style-name="T1"> </text:span>times<text:span text:style-name="T1"> </text:span>pause,<text:span text:style-name="T1"> </text:span>raise<text:span text:style-name="T1"> </text:span>itself<text:span text:style-name="T1"> </text:span>on<text:span text:style-name="T1"> </text:span>its<text:span text:style-name="T1"> </text:span>hind<text:span text:style-name="T1"> </text:span>legs<text:span text:style-name="T1"> </text:span>and<text:span text:style-name="T1"> </text:span>shoot<text:span text:style-name="T1"> </text:span>the<text:span text:style-name="T1"> </text:span>party<text:span text:style-name="T1"> </text:span>a<text:span text:style-name="T1"> </text:span>glance<text:span text:style-name="T1"> </text:span>before<text:span text:style-name="T1"> </text:span>burrowing<text:span text:style-name="T1"> </text:span>in<text:span text:style-name="T1"> </text:span>the<text:span text:style-name="T1"> </text:span>ground,<text:span text:style-name="T1"> </text:span>only<text:span text:style-name="T1"> </text:span>to<text:span text:style-name="T1"> </text:span>appear<text:span text:style-name="T1"> </text:span>a<text:span text:style-name="T1"> </text:span>couple<text:span text:style-name="T1"> </text:span>of<text:span text:style-name="T1"> </text:span>minutes<text:span text:style-name="T1"> </text:span>later<text:span text:style-name="T1"> </text:span>down<text:span text:style-name="T1"> </text:span>the<text:span text:style-name="T1"> </text:span>path<text:span text:style-name="T1"> </text:span>as<text:span text:style-name="T1"> </text:span>suddenly<text:span text:style-name="T1"> </text:span>as<text:span text:style-name="T1"> </text:span>it<text:span text:style-name="T1"> </text:span>had<text:span text:style-name="T1"> </text:span>disappeared.<text:span text:style-name="T1"> </text:span>But<text:span text:style-name="T1"> </text:span>it<text:span text:style-name="T1"> </text:span>never<text:span text:style-name="T1"> </text:span>strayed<text:span text:style-name="T1"> </text:span>away<text:span text:style-name="T1"> </text:span>from<text:span text:style-name="T1"> </text:span>Theo<text:span text:style-name="T1"> </text:span>for<text:span text:style-name="T1"> </text:span>too<text:span text:style-name="T1"> </text:span>long;<text:span text:style-name="T1"> </text:span>that<text:span text:style-name="T1"> </text:span>did<text:span text:style-name="T1"> </text:span>not<text:span text:style-name="T1"> </text:span>escape<text:span text:style-name="T1"> </text:span>Winceham<text:span text:style-name="T1">’</text:span>s<text:span text:style-name="T1"> </text:span>attention.</text:p>
      <text:p text:style-name="P1"><text:span text:style-name="T5">“</text:span><text:span text:style-name="T4">See</text:span><text:span text:style-name="T5"> </text:span><text:span text:style-name="T4">it?</text:span><text:span text:style-name="T5"> </text:span><text:span text:style-name="T4">There;</text:span><text:span text:style-name="T5"> </text:span><text:span text:style-name="T4">and</text:span><text:span text:style-name="T5"> </text:span><text:span text:style-name="T4">there</text:span><text:span text:style-name="T5"> </text:span><text:span text:style-name="T4">it</text:span><text:span text:style-name="T5"> </text:span><text:span text:style-name="T4">is</text:span><text:span text:style-name="T5"> </text:span><text:span text:style-name="T4">again.</text:span><text:span text:style-name="T5"> </text:span><text:span text:style-name="T4">It</text:span><text:span text:style-name="T5"> </text:span><text:span text:style-name="T4">just</text:span><text:span text:style-name="T5"> </text:span><text:span text:style-name="T4">keeps</text:span><text:span text:style-name="T5"> </text:span><text:span text:style-name="T4">doing</text:span><text:span text:style-name="T5"> </text:span><text:span text:style-name="T4">that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to</text:span><text:span text:style-name="T5"> </text:span><text:span text:style-name="T4">Ned</text:span><text:span text:style-name="T5"> </text:span><text:span text:style-name="T4">with</text:span><text:span text:style-name="T5"> </text:span><text:span text:style-name="T4">a</text:span><text:span text:style-name="T5"> </text:span><text:span text:style-name="T4">raspy,</text:span><text:span text:style-name="T5"> </text:span><text:span text:style-name="T4">aggravated</text:span><text:span text:style-name="T5"> </text:span><text:span text:style-name="T4">voice.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just</text:span><text:span text:style-name="T5"> </text:span><text:span text:style-name="T4">a</text:span><text:span text:style-name="T5"> </text:span><text:span text:style-name="T4">bunny,</text:span><text:span text:style-name="T5"> </text:span><text:span text:style-name="T4">Winceham.</text:span><text:span text:style-name="T5"> </text:span><text:span text:style-name="T4">Leave</text:span><text:span text:style-name="T5"> </text:span><text:span text:style-name="T4">it</text:span><text:span text:style-name="T5"> </text:span><text:span text:style-name="T4">be.</text:span><text:span text:style-name="T5"> </text:span><text:span text:style-name="T4">There</text:span><text:span text:style-name="T5"> </text:span><text:span text:style-name="T4">are</text:span><text:span text:style-name="T5"> </text:span><text:span text:style-name="T4">far</text:span><text:span text:style-name="T5"> </text:span><text:span text:style-name="T4">worse</text:span><text:span text:style-name="T5"> </text:span><text:soft-page-break/><text:span text:style-name="T4">things</text:span><text:span text:style-name="T5"> </text:span><text:span text:style-name="T4">that</text:span><text:span text:style-name="T5"> </text:span><text:span text:style-name="T4">may</text:span><text:span text:style-name="T5"> </text:span><text:span text:style-name="T4">roam</text:span><text:span text:style-name="T5"> </text:span><text:span text:style-name="T4">about.</text:span><text:span text:style-name="T5">”</text:span></text:p>
      <text:p text:style-name="P1"><text:span text:style-name="T5">“</text:span><text:span text:style-name="T4">It</text:span><text:span text:style-name="T5"> </text:span><text:span text:style-name="T4">keeps</text:span><text:span text:style-name="T5"> </text:span><text:span text:style-name="T4">staring</text:span><text:span text:style-name="T5"> </text:span><text:span text:style-name="T4">at</text:span><text:span text:style-name="T5"> </text:span><text:span text:style-name="T4">me</text:span><text:span text:style-name="T5"> </text:span><text:span text:style-name="T4">at</text:span><text:span text:style-name="T5"> </text:span><text:span text:style-name="T4">the</text:span><text:span text:style-name="T5"> </text:span><text:span text:style-name="T4">oddest</text:span><text:span text:style-name="T5"> </text:span><text:span text:style-name="T4">of</text:span><text:span text:style-name="T5"> </text:span><text:span text:style-name="T4">times,</text:span><text:span text:style-name="T5"> </text:span><text:span text:style-name="T4">Ned.</text:span><text:span text:style-name="T5"> </text:span><text:span text:style-name="T4">I</text:span><text:span text:style-name="T5"> </text:span><text:span text:style-name="T4">swear.</text:span><text:span text:style-name="T5">”</text:span></text:p>
      <text:p text:style-name="P2">Ned<text:span text:style-name="T1"> </text:span>shook<text:span text:style-name="T1"> </text:span>his<text:span text:style-name="T1"> </text:span>head<text:span text:style-name="T1"> </text:span>and<text:span text:style-name="T1"> </text:span>looked<text:span text:style-name="T1"> </text:span>at<text:span text:style-name="T1"> </text:span>Winceham<text:span text:style-name="T1"> </text:span>sideways<text:span text:style-name="T1"> </text:span>while<text:span text:style-name="T1"> </text:span>he<text:span text:style-name="T1"> </text:span>said:<text:span text:style-name="T1"> “</text:span>It<text:span text:style-name="T1">’</text:span>s<text:span text:style-name="T1"> </text:span>just<text:span text:style-name="T1"> </text:span>your<text:span text:style-name="T1"> </text:span>imagination,<text:span text:style-name="T1"> </text:span>Winceham.<text:span text:style-name="T1"> </text:span>It<text:span text:style-name="T1">’</text:span>s<text:span text:style-name="T1"> </text:span>been<text:span text:style-name="T1"> </text:span>a<text:span text:style-name="T1"> </text:span>long,<text:span text:style-name="T1"> </text:span>difficult<text:span text:style-name="T1"> </text:span>night<text:span text:style-name="T1"> </text:span>and<text:span text:style-name="T1"> </text:span>it<text:span text:style-name="T1">’</text:span>s<text:span text:style-name="T1"> </text:span>only<text:span text:style-name="T1"> </text:span>a<text:span text:style-name="T1"> </text:span>couple<text:span text:style-name="T1"> </text:span>of<text:span text:style-name="T1"> </text:span>hours<text:span text:style-name="T1"> </text:span>until<text:span text:style-name="T1"> </text:span>dawn<text:span text:style-name="T1"> </text:span>breaks.<text:span text:style-name="T1"> </text:span>Your<text:span text:style-name="T1"> </text:span>eyes<text:span text:style-name="T1"> </text:span>are<text:span text:style-name="T1"> </text:span>playing<text:span text:style-name="T1"> </text:span>tricks,<text:span text:style-name="T1"> </text:span>that<text:span text:style-name="T1">’</text:span>s<text:span text:style-name="T1"> </text:span>all.<text:span text:style-name="T1">”</text:span></text:p>
      <text:p text:style-name="P1"><text:span text:style-name="T5">“</text:span><text:span text:style-name="T4">What</text:span><text:span text:style-name="T5"> </text:span><text:span text:style-name="T4">about</text:span><text:span text:style-name="T5"> </text:span><text:span text:style-name="T4">its</text:span><text:span text:style-name="T5"> </text:span><text:span text:style-name="T4">eyes,</text:span><text:span text:style-name="T5"> </text:span><text:span text:style-name="T4">Ned?</text:span><text:span text:style-name="T5"> </text:span><text:span text:style-name="T4">Hm?</text:span><text:span text:style-name="T5"> </text:span><text:span text:style-name="T4">What</text:span><text:span text:style-name="T5"> </text:span><text:span text:style-name="T4">about</text:span><text:span text:style-name="T5"> </text:span><text:span text:style-name="T4">those</text:span><text:span text:style-name="T5"> </text:span><text:span text:style-name="T4">flaming</text:span><text:span text:style-name="T5"> </text:span><text:span text:style-name="T4">eyes?</text:span><text:span text:style-name="T5">” </text:span><text:span text:style-name="T4">asked</text:span><text:span text:style-name="T5"> </text:span><text:span text:style-name="T4">Winceham</text:span><text:span text:style-name="T5"> </text:span><text:span text:style-name="T4">with</text:span><text:span text:style-name="T5"> </text:span><text:span text:style-name="T4">a</text:span><text:span text:style-name="T5"> </text:span><text:span text:style-name="T4">worried</text:span><text:span text:style-name="T5"> </text:span><text:span text:style-name="T4">expression.</text:span></text:p>
      <text:p text:style-name="P1"><text:span text:style-name="T5">“</text:span><text:span text:style-name="T4">Like</text:span><text:span text:style-name="T5"> </text:span><text:span text:style-name="T4">he</text:span><text:span text:style-name="T5"> </text:span><text:span text:style-name="T4">said,</text:span><text:span text:style-name="T5"> </text:span><text:span text:style-name="T4">it</text:span><text:span text:style-name="T5">’</text:span><text:span text:style-name="T4">s</text:span><text:span text:style-name="T5"> </text:span><text:span text:style-name="T4">some</text:span><text:span text:style-name="T5"> </text:span><text:span text:style-name="T4">condition</text:span><text:span text:style-name="T5"> </text:span><text:span text:style-name="T4">or</text:span><text:span text:style-name="T5"> </text:span><text:span text:style-name="T4">other.</text:span><text:span text:style-name="T5"> </text:span><text:span text:style-name="T4">I</text:span><text:span text:style-name="T5">’</text:span><text:span text:style-name="T4">ve</text:span><text:span text:style-name="T5"> </text:span><text:span text:style-name="T4">heard</text:span><text:span text:style-name="T5"> </text:span><text:span text:style-name="T4">of</text:span><text:span text:style-name="T5"> </text:span><text:span text:style-name="T4">stranger</text:span><text:span text:style-name="T5"> </text:span><text:span text:style-name="T4">things;</text:span><text:span text:style-name="T5"> </text:span><text:span text:style-name="T4">of</text:span><text:span text:style-name="T5"> </text:span><text:span text:style-name="T4">wild</text:span><text:span text:style-name="T5"> </text:span><text:span text:style-name="T4">beasts</text:span><text:span text:style-name="T5"> </text:span><text:span text:style-name="T4">that</text:span><text:span text:style-name="T5"> </text:span><text:span text:style-name="T4">will</text:span><text:span text:style-name="T5"> </text:span><text:span text:style-name="T4">turn</text:span><text:span text:style-name="T5"> </text:span><text:span text:style-name="T4">you</text:span><text:span text:style-name="T5"> </text:span><text:span text:style-name="T4">into</text:span><text:span text:style-name="T5"> </text:span><text:span text:style-name="T4">stone,</text:span><text:span text:style-name="T5"> </text:span><text:span text:style-name="T4">and</text:span><text:span text:style-name="T5"> </text:span><text:span text:style-name="T4">lurking</text:span><text:span text:style-name="T5"> </text:span><text:span text:style-name="T4">horrors</text:span><text:span text:style-name="T5"> </text:span><text:span text:style-name="T4">that</text:span><text:span text:style-name="T5"> </text:span><text:span text:style-name="T4">can</text:span><text:span text:style-name="T5"> </text:span><text:span text:style-name="T4">drain</text:span><text:span text:style-name="T5"> </text:span><text:span text:style-name="T4">your</text:span><text:span text:style-name="T5"> </text:span><text:span text:style-name="T4">soul</text:span><text:span text:style-name="T5"> </text:span><text:span text:style-name="T4">with</text:span><text:span text:style-name="T5"> </text:span><text:span text:style-name="T4">a</text:span><text:span text:style-name="T5"> </text:span><text:span text:style-name="T4">single</text:span><text:span text:style-name="T5"> </text:span><text:span text:style-name="T4">touch</text:span><text:span text:style-name="T5"> </text:span><text:span text:style-name="T4">of</text:span><text:span text:style-name="T5"> </text:span><text:span text:style-name="T4">theirs.</text:span><text:span text:style-name="T5"> </text:span><text:span text:style-name="T4">A</text:span><text:span text:style-name="T5"> </text:span><text:span text:style-name="T4">rabbit</text:span><text:span text:style-name="T5"> </text:span><text:span text:style-name="T4">with</text:span><text:span text:style-name="T5"> </text:span><text:span text:style-name="T4">flaming</text:span><text:span text:style-name="T5"> </text:span><text:span text:style-name="T4">eyes</text:span><text:span text:style-name="T5"> </text:span><text:span text:style-name="T4">doesn</text:span><text:span text:style-name="T5">’</text:span><text:span text:style-name="T4">t</text:span><text:span text:style-name="T5"> </text:span><text:span text:style-name="T4">sound</text:span><text:span text:style-name="T5"> </text:span><text:span text:style-name="T4">all</text:span><text:span text:style-name="T5"> </text:span><text:span text:style-name="T4">that</text:span><text:span text:style-name="T5"> </text:span><text:span text:style-name="T4">dangerous.</text:span><text:span text:style-name="T5">”</text:span></text:p>
      <text:p text:style-name="P1"><text:span text:style-name="T5">“</text:span><text:span text:style-name="T4">Those</text:span><text:span text:style-name="T5"> </text:span><text:span text:style-name="T4">were</text:span><text:span text:style-name="T5"> </text:span><text:span text:style-name="T4">the</text:span><text:span text:style-name="T5"> </text:span><text:span text:style-name="T4">drunken</text:span><text:span text:style-name="T5"> </text:span><text:span text:style-name="T4">tales</text:span><text:span text:style-name="T5"> </text:span><text:span text:style-name="T4">of</text:span><text:span text:style-name="T5"> </text:span><text:span text:style-name="T4">rabid</text:span><text:span text:style-name="T5"> </text:span><text:span text:style-name="T4">sailors,</text:span><text:span text:style-name="T5"> </text:span><text:span text:style-name="T4">Ned!</text:span><text:span text:style-name="T5"> </text:span><text:span text:style-name="T4">While</text:span><text:span text:style-name="T5"> </text:span><text:span text:style-name="T4">this..</text:span><text:span text:style-name="T5"> </text:span><text:span text:style-name="T4">This</text:span><text:span text:style-name="T5"> </text:span><text:span text:style-name="T4">abomination</text:span><text:span text:style-name="T5"> </text:span><text:span text:style-name="T4">is</text:span><text:span text:style-name="T5"> </text:span><text:span text:style-name="T4">right</text:span><text:span text:style-name="T5"> </text:span><text:span text:style-name="T4">there,</text:span><text:span text:style-name="T5"> </text:span><text:span text:style-name="T4">watching</text:span><text:span text:style-name="T5"> </text:span><text:span text:style-name="T4">me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with</text:span><text:span text:style-name="T5"> </text:span><text:span text:style-name="T4">a</text:span><text:span text:style-name="T5"> </text:span><text:span text:style-name="T4">half-crazed</text:span><text:span text:style-name="T5"> </text:span><text:span text:style-name="T4">look</text:span><text:span text:style-name="T5"> </text:span><text:span text:style-name="T4">on</text:span><text:span text:style-name="T5"> </text:span><text:span text:style-name="T4">his</text:span><text:span text:style-name="T5"> </text:span><text:span text:style-name="T4">face.</text:span></text:p>
      <text:p text:style-name="P1"><text:span text:style-name="T5">“</text:span><text:span text:style-name="T4">I</text:span><text:span text:style-name="T5"> </text:span><text:span text:style-name="T4">recall</text:span><text:span text:style-name="T5"> </text:span><text:span text:style-name="T4">yourself</text:span><text:span text:style-name="T5"> </text:span><text:span text:style-name="T4">as</text:span><text:span text:style-name="T5"> </text:span><text:span text:style-name="T4">well</text:span><text:span text:style-name="T5"> </text:span><text:span text:style-name="T4">sharing</text:span><text:span text:style-name="T5"> </text:span><text:span text:style-name="T4">such</text:span><text:span text:style-name="T5"> </text:span><text:span text:style-name="T4">morbid</text:span><text:span text:style-name="T5"> </text:span><text:span text:style-name="T4">tales</text:span><text:span text:style-name="T5"> </text:span><text:span text:style-name="T4">of</text:span><text:span text:style-name="T5"> </text:span><text:span text:style-name="T4">fascinating</text:span><text:span text:style-name="T5"> </text:span><text:span text:style-name="T4">creatures</text:span><text:span text:style-name="T5"> </text:span><text:span text:style-name="T4">in</text:span><text:span text:style-name="T5"> </text:span><text:span text:style-name="T4">the</text:span><text:span text:style-name="T5"> </text:span><text:span text:style-name="T4">past.</text:span><text:span text:style-name="T5"> </text:span><text:span text:style-name="T4">Could</text:span><text:span text:style-name="T5"> </text:span><text:span text:style-name="T4">this</text:span><text:span text:style-name="T5"> </text:span><text:span text:style-name="T4">be</text:span><text:span text:style-name="T5"> </text:span><text:span text:style-name="T4">just</text:span><text:span text:style-name="T5"> </text:span><text:span text:style-name="T4">another</text:span><text:span text:style-name="T5"> </text:span><text:span text:style-name="T4">fantasy</text:span><text:span text:style-name="T5"> </text:span><text:span text:style-name="T4">of</text:span><text:span text:style-name="T5"> </text:span><text:span text:style-name="T4">yours?</text:span><text:span text:style-name="T5">” </text:span><text:span text:style-name="T4">asked</text:span><text:span text:style-name="T5"> </text:span><text:span text:style-name="T4">Ned</text:span><text:span text:style-name="T5"> </text:span><text:span text:style-name="T4">with</text:span><text:span text:style-name="T5"> </text:span><text:span text:style-name="T4">a</text:span><text:span text:style-name="T5"> </text:span><text:span text:style-name="T4">gentle</text:span><text:span text:style-name="T5"> </text:span><text:span text:style-name="T4">smile.</text:span></text:p>
      <text:p text:style-name="P2">Winceham<text:span text:style-name="T1"> </text:span>made<text:span text:style-name="T1"> </text:span>a<text:span text:style-name="T1"> </text:span>gesture<text:span text:style-name="T1"> </text:span>of<text:span text:style-name="T1"> </text:span>acceptance<text:span text:style-name="T1"> </text:span>with<text:span text:style-name="T1"> </text:span>both<text:span text:style-name="T1"> </text:span>hands<text:span text:style-name="T1"> </text:span>and<text:span text:style-name="T1"> </text:span>replied:</text:p>
      <text:p text:style-name="P1"><text:span text:style-name="T5">“</text:span><text:span text:style-name="T4">Now,</text:span><text:span text:style-name="T5"> </text:span><text:span text:style-name="T4">I</text:span><text:span text:style-name="T5"> </text:span><text:span text:style-name="T4">may</text:span><text:span text:style-name="T5"> </text:span><text:span text:style-name="T4">have</text:span><text:span text:style-name="T5"> </text:span><text:span text:style-name="T4">from</text:span><text:span text:style-name="T5"> </text:span><text:span text:style-name="T4">time</text:span><text:span text:style-name="T5"> </text:span><text:span text:style-name="T4">to</text:span><text:span text:style-name="T5"> </text:span><text:span text:style-name="T4">time</text:span><text:span text:style-name="T5"> </text:span><text:span text:style-name="T4">exaggerated</text:span><text:span text:style-name="T5"> </text:span><text:span text:style-name="T4">concerning</text:span><text:span text:style-name="T5"> </text:span><text:span text:style-name="T4">some</text:span><text:span text:style-name="T5"> </text:span><text:span text:style-name="T4">of</text:span><text:span text:style-name="T5"> </text:span><text:span text:style-name="T4">my</text:span><text:span text:style-name="T5"> </text:span><text:span text:style-name="T4">former</text:span><text:span text:style-name="T5"> </text:span><text:span text:style-name="T4">adventures,</text:span><text:span text:style-name="T5"> </text:span><text:span text:style-name="T4">especially</text:span><text:span text:style-name="T5"> </text:span><text:span text:style-name="T4">when</text:span><text:span text:style-name="T5"> </text:span><text:span text:style-name="T4">women</text:span><text:span text:style-name="T5"> </text:span><text:span text:style-name="T4">and</text:span><text:span text:style-name="T5"> </text:span><text:span text:style-name="T4">riches</text:span><text:span text:style-name="T5"> </text:span><text:span text:style-name="T4">were</text:span><text:span text:style-name="T5"> </text:span><text:span text:style-name="T4">mentioned,</text:span><text:span text:style-name="T5"> </text:span><text:span text:style-name="T4">but</text:span><text:span text:style-name="T5"> </text:span><text:span text:style-name="T4">it</text:span><text:span text:style-name="T5"> </text:span><text:span text:style-name="T4">was</text:span><text:span text:style-name="T5"> </text:span><text:span text:style-name="T4">merely</text:span><text:span text:style-name="T5"> </text:span><text:span text:style-name="T4">in</text:span><text:span text:style-name="T5"> </text:span><text:span text:style-name="T4">order</text:span><text:span text:style-name="T5"> </text:span><text:span text:style-name="T4">to</text:span><text:span text:style-name="T5"> </text:span><text:span text:style-name="T4">put</text:span><text:span text:style-name="T5"> </text:span><text:span text:style-name="T4">some</text:span><text:span text:style-name="T5"> </text:span><text:span text:style-name="T4">polish</text:span><text:span text:style-name="T5"> </text:span><text:span text:style-name="T4">in</text:span><text:span text:style-name="T5"> </text:span><text:span text:style-name="T4">the</text:span><text:span text:style-name="T5"> </text:span><text:span text:style-name="T4">boring</text:span><text:span text:style-name="T5"> </text:span><text:span text:style-name="T4">details.</text:span><text:span text:style-name="T5"> </text:span><text:span text:style-name="T4">This</text:span><text:span text:style-name="T5"> </text:span><text:span text:style-name="T4">though.</text:span><text:span text:style-name="T5"> </text:span><text:span text:style-name="T4">.</text:span><text:span text:style-name="T5"> </text:span><text:span text:style-name="T4">.</text:span><text:span text:style-name="T5"> </text:span><text:span text:style-name="T4">This</text:span><text:span text:style-name="T5"> </text:span><text:span text:style-name="T4">rabbit.</text:span><text:span text:style-name="T5"> </text:span><text:span text:style-name="T4">It</text:span><text:span text:style-name="T5"> </text:span><text:span text:style-name="T4">has</text:span><text:span text:style-name="T5"> </text:span><text:span text:style-name="T4">its</text:span><text:span text:style-name="T5"> </text:span><text:span text:style-name="T4">eye</text:span><text:span text:style-name="T5"> </text:span><text:span text:style-name="T4">on</text:span><text:span text:style-name="T5"> </text:span><text:span text:style-name="T4">me,</text:span><text:span text:style-name="T5"> </text:span><text:span text:style-name="T4">I</text:span><text:span text:style-name="T5"> </text:span><text:span text:style-name="T4">tell</text:span><text:span text:style-name="T5"> </text:span><text:span text:style-name="T4">you.</text:span><text:span text:style-name="T5">”</text:span></text:p>
      <text:p text:style-name="P2">Ned<text:span text:style-name="T1"> </text:span>stopped<text:span text:style-name="T1"> </text:span>and<text:span text:style-name="T1"> </text:span>took<text:span text:style-name="T1"> </text:span>Winceham<text:span text:style-name="T1"> </text:span>by<text:span text:style-name="T1"> </text:span>the<text:span text:style-name="T1"> </text:span>shoulder.<text:span text:style-name="T1"> </text:span>His<text:span text:style-name="T1"> </text:span>face<text:span text:style-name="T1"> </text:span>became<text:span text:style-name="T1"> </text:span>grim,<text:span text:style-name="T1"> </text:span>his<text:span text:style-name="T1"> </text:span>voice<text:span text:style-name="T1"> </text:span>unusually<text:span text:style-name="T1"> </text:span>stern<text:span text:style-name="T1"> </text:span>and<text:span text:style-name="T1"> </text:span>cold:</text:p>
      <text:p text:style-name="P1"><text:span text:style-name="T5">“</text:span><text:span text:style-name="T4">I</text:span><text:span text:style-name="T5">’</text:span><text:span text:style-name="T4">ve</text:span><text:span text:style-name="T5"> </text:span><text:span text:style-name="T4">invoked</text:span><text:span text:style-name="T5"> </text:span><text:span text:style-name="T4">Nadragatea</text:span><text:span text:style-name="T5"> </text:span><text:span text:style-name="T4">on</text:span><text:span text:style-name="T5"> </text:span><text:span text:style-name="T4">you,</text:span><text:span text:style-name="T5"> </text:span><text:span text:style-name="T4">Winceham.</text:span><text:span text:style-name="T5"> </text:span><text:span text:style-name="T4">This</text:span><text:span text:style-name="T5"> </text:span><text:span text:style-name="T4">is</text:span><text:span text:style-name="T5"> </text:span><text:span text:style-name="T4">one</text:span><text:span text:style-name="T5"> </text:span><text:span text:style-name="T4">tale</text:span><text:span text:style-name="T5"> </text:span><text:span text:style-name="T4">you</text:span><text:span text:style-name="T5">’</text:span><text:span text:style-name="T4">ll</text:span><text:span text:style-name="T5"> </text:span><text:span text:style-name="T4">have</text:span><text:span text:style-name="T5"> </text:span><text:span text:style-name="T4">to</text:span><text:span text:style-name="T5"> </text:span><text:span text:style-name="T4">follow</text:span><text:span text:style-name="T5"> </text:span><text:span text:style-name="T4">to</text:span><text:span text:style-name="T5"> </text:span><text:span text:style-name="T4">the</text:span><text:span text:style-name="T5"> </text:span><text:span text:style-name="T4">end,</text:span><text:span text:style-name="T5"> </text:span><text:span text:style-name="T4">you</text:span><text:span text:style-name="T5"> </text:span><text:span text:style-name="T4">know</text:span><text:span text:style-name="T5"> </text:span><text:span text:style-name="T4">that.</text:span><text:span text:style-name="T5"> </text:span><text:span text:style-name="T4">Don</text:span><text:span text:style-name="T5">’</text:span><text:span text:style-name="T4">t</text:span><text:span text:style-name="T5"> </text:span><text:span text:style-name="T4">just</text:span><text:span text:style-name="T5"> </text:span><text:span text:style-name="T4">pretend;</text:span><text:span text:style-name="T5"> </text:span><text:span text:style-name="T4">your</text:span><text:span text:style-name="T5"> </text:span><text:span text:style-name="T4">life</text:span><text:span text:style-name="T5"> </text:span><text:span text:style-name="T4">depends</text:span><text:span text:style-name="T5"> </text:span><text:span text:style-name="T4">on</text:span><text:span text:style-name="T5"> </text:span><text:span text:style-name="T4">that</text:span><text:span text:style-name="T5"> </text:span><text:span text:style-name="T4">as</text:span><text:span text:style-name="T5"> </text:span><text:span text:style-name="T4">well.</text:span><text:span text:style-name="T5">”</text:span></text:p>
      <text:p text:style-name="P2">Winceham<text:span text:style-name="T1"> </text:span>looked<text:span text:style-name="T1"> </text:span>instantly<text:span text:style-name="T1"> </text:span>and<text:span text:style-name="T1"> </text:span>genuinely<text:span text:style-name="T1"> </text:span>hurt;<text:span text:style-name="T1"> </text:span>his<text:span text:style-name="T1"> </text:span>eyes<text:span text:style-name="T1"> </text:span>searched<text:span text:style-name="T1"> </text:span>Ned<text:span text:style-name="T1">’</text:span>s<text:span text:style-name="T1"> </text:span>face<text:span text:style-name="T1"> </text:span>for<text:span text:style-name="T1"> </text:span>signs<text:span text:style-name="T1"> </text:span>of<text:span text:style-name="T1"> </text:span>the<text:span text:style-name="T1"> </text:span>young<text:span text:style-name="T1"> </text:span>lad<text:span text:style-name="T1"> </text:span>who<text:span text:style-name="T1"> </text:span>had<text:span text:style-name="T1"> </text:span>grown<text:span text:style-name="T1"> </text:span>into<text:span text:style-name="T1"> </text:span>as<text:span text:style-name="T1"> </text:span>much<text:span text:style-name="T1"> </text:span>as<text:span text:style-name="T1"> </text:span>a<text:span text:style-name="T1"> </text:span>friend<text:span text:style-name="T1"> </text:span>as<text:span text:style-name="T1"> </text:span>his<text:span text:style-name="T1"> </text:span>father.<text:span text:style-name="T1"> </text:span>He<text:span text:style-name="T1"> </text:span>saw<text:span text:style-name="T1"> </text:span>little<text:span text:style-name="T1"> </text:span>of<text:span text:style-name="T1"> </text:span>the<text:span text:style-name="T1"> </text:span>boy<text:span text:style-name="T1"> </text:span>he<text:span text:style-name="T1"> </text:span>remembered;<text:span text:style-name="T1"> </text:span>instead,<text:span text:style-name="T1"> </text:span>he<text:span text:style-name="T1"> </text:span>was<text:span text:style-name="T1"> </text:span>looking<text:span text:style-name="T1"> </text:span>at<text:span text:style-name="T1"> </text:span>a<text:span text:style-name="T1"> </text:span>strong-willed<text:span text:style-name="T1"> </text:span>man,<text:span text:style-name="T1"> </text:span>indeed<text:span text:style-name="T1"> </text:span>more<text:span text:style-name="T1"> </text:span>than<text:span text:style-name="T1"> </text:span>the<text:span text:style-name="T1"> </text:span>boy<text:span text:style-name="T1">’</text:span>s<text:span text:style-name="T1"> </text:span>father<text:span text:style-name="T1"> </text:span>had<text:span text:style-name="T1"> </text:span>ever<text:span text:style-name="T1"> </text:span>been.</text:p>
      <text:p text:style-name="P1"><text:span text:style-name="T5">“</text:span><text:span text:style-name="T4">You</text:span><text:span text:style-name="T5">’</text:span><text:span text:style-name="T4">re</text:span><text:span text:style-name="T5"> </text:span><text:span text:style-name="T4">right</text:span><text:span text:style-name="T5"> </text:span><text:span text:style-name="T4">laddie,</text:span><text:span text:style-name="T5"> </text:span><text:span text:style-name="T4">I</text:span><text:span text:style-name="T5">’</text:span><text:span text:style-name="T4">m</text:span><text:span text:style-name="T5"> </text:span><text:span text:style-name="T4">full</text:span><text:span text:style-name="T5"> </text:span><text:span text:style-name="T4">of</text:span><text:span text:style-name="T5"> </text:span><text:span text:style-name="T4">it.</text:span><text:span text:style-name="T5"> </text:span><text:span text:style-name="T4">Well,</text:span><text:span text:style-name="T5"> </text:span><text:span text:style-name="T4">sometimes.</text:span><text:span text:style-name="T5"> </text:span><text:span text:style-name="T4">I</text:span><text:span text:style-name="T5">’</text:span><text:span text:style-name="T4">m</text:span><text:span text:style-name="T5"> </text:span><text:span text:style-name="T4">just</text:span><text:span text:style-name="T5"> </text:span><text:span text:style-name="T4">saying,</text:span><text:span text:style-name="T5"> </text:span><text:span text:style-name="T4">I</text:span><text:span text:style-name="T5"> </text:span><text:span text:style-name="T4">don</text:span><text:span text:style-name="T5">’</text:span><text:span text:style-name="T4">t</text:span><text:span text:style-name="T5"> </text:span><text:span text:style-name="T4">like</text:span><text:span text:style-name="T5"> </text:span><text:span text:style-name="T4">that</text:span><text:span text:style-name="T5"> </text:span><text:span text:style-name="T4">bunny</text:span><text:span text:style-name="T5"> </text:span><text:span text:style-name="T4">one</text:span><text:span text:style-name="T5"> </text:span><text:span text:style-name="T4">bit,</text:span><text:span text:style-name="T5"> </text:span><text:span text:style-name="T4">that</text:span><text:span text:style-name="T5">’</text:span><text:span text:style-name="T4">s</text:span><text:span text:style-name="T5"> </text:span><text:span text:style-name="T4">all,</text:span><text:span text:style-name="T5">” </text:span><text:span text:style-name="T4">said</text:span><text:span text:style-name="T5"> </text:span><text:span text:style-name="T4">Winceham,</text:span><text:span text:style-name="T5"> </text:span><text:span text:style-name="T4">sounding</text:span><text:span text:style-name="T5"> </text:span><text:span text:style-name="T4">apologetic.</text:span></text:p>
      <text:p text:style-name="P2">Ned<text:span text:style-name="T1"> </text:span>nodded<text:span text:style-name="T1"> </text:span>with<text:span text:style-name="T1"> </text:span>an<text:span text:style-name="T1"> </text:span>understanding<text:span text:style-name="T1"> </text:span>look.<text:span text:style-name="T1"> </text:span>He<text:span text:style-name="T1"> </text:span>motioned<text:span text:style-name="T1"> </text:span>them<text:span text:style-name="T1"> </text:span>to<text:span text:style-name="T1"> </text:span>move<text:span text:style-name="T1"> </text:span>on<text:span text:style-name="T1"> </text:span>again<text:span text:style-name="T1"> </text:span>even<text:span text:style-name="T1"> </text:span>as<text:span text:style-name="T1"> </text:span>Lernea<text:span text:style-name="T1"> </text:span>caught<text:span text:style-name="T1"> </text:span>up<text:span text:style-name="T1"> </text:span>from<text:span text:style-name="T1"> </text:span>behind,<text:span text:style-name="T1"> </text:span>where<text:span text:style-name="T1"> </text:span>she<text:span text:style-name="T1"> </text:span>had<text:span text:style-name="T1"> </text:span>been<text:span text:style-name="T1"> </text:span>scouting<text:span text:style-name="T1"> </text:span>from<text:span text:style-name="T1"> </text:span>the<text:span text:style-name="T1"> </text:span>last<text:span text:style-name="T1"> </text:span>hilltop<text:span text:style-name="T1"> </text:span>they<text:span text:style-name="T1"> </text:span>had<text:span text:style-name="T1"> </text:span>climbed<text:span text:style-name="T1"> </text:span>down<text:span text:style-name="T1"> </text:span>from.</text:p>
      <text:p text:style-name="P1"><text:span text:style-name="T5">“</text:span><text:span text:style-name="T4">Nothing,</text:span><text:span text:style-name="T5"> </text:span><text:span text:style-name="T4">for</text:span><text:span text:style-name="T5"> </text:span><text:span text:style-name="T4">as</text:span><text:span text:style-name="T5"> </text:span><text:span text:style-name="T4">far</text:span><text:span text:style-name="T5"> </text:span><text:span text:style-name="T4">as</text:span><text:span text:style-name="T5"> </text:span><text:span text:style-name="T4">I</text:span><text:span text:style-name="T5"> </text:span><text:span text:style-name="T4">could</text:span><text:span text:style-name="T5"> </text:span><text:span text:style-name="T4">see.</text:span><text:span text:style-name="T5"> </text:span><text:span text:style-name="T4">No-one</text:span><text:span text:style-name="T5"> </text:span><text:span text:style-name="T4">is</text:span><text:span text:style-name="T5"> </text:span><text:span text:style-name="T4">on</text:span><text:span text:style-name="T5"> </text:span><text:span text:style-name="T4">our</text:span><text:span text:style-name="T5"> </text:span><text:span text:style-name="T4">trail.</text:span><text:span text:style-name="T5"> </text:span><text:span text:style-name="T4">If</text:span><text:span text:style-name="T5"> </text:span><text:span text:style-name="T4">someone</text:span><text:span text:style-name="T5">’</text:span><text:span text:style-name="T4">s</text:span><text:span text:style-name="T5"> </text:span><text:span text:style-name="T4">out</text:span><text:span text:style-name="T5"> </text:span><text:span text:style-name="T4">this</text:span><text:span text:style-name="T5"> </text:span><text:span text:style-name="T4">far</text:span><text:span text:style-name="T5"> </text:span><text:span text:style-name="T4">to</text:span><text:span text:style-name="T5"> </text:span><text:span text:style-name="T4">get</text:span><text:span text:style-name="T5"> </text:span><text:span text:style-name="T4">us,</text:span><text:span text:style-name="T5"> </text:span><text:span text:style-name="T4">they</text:span><text:span text:style-name="T5">’</text:span><text:span text:style-name="T4">re</text:span><text:span text:style-name="T5"> </text:span><text:span text:style-name="T4">probably</text:span><text:span text:style-name="T5"> </text:span><text:span text:style-name="T4">lost</text:span><text:span text:style-name="T5"> </text:span><text:span text:style-name="T4">someplace</text:span><text:span text:style-name="T5"> </text:span><text:span text:style-name="T4">or</text:span><text:span text:style-name="T5"> </text:span><text:span text:style-name="T4">coming</text:span><text:span text:style-name="T5"> </text:span><text:span text:style-name="T4">at</text:span><text:span text:style-name="T5"> </text:span><text:span text:style-name="T4">us</text:span><text:span text:style-name="T5"> </text:span><text:span text:style-name="T4">from</text:span><text:span text:style-name="T5"> </text:span><text:span text:style-name="T4">a</text:span><text:span text:style-name="T5"> </text:span><text:span text:style-name="T4">totally</text:span><text:span text:style-name="T5"> </text:span><text:span text:style-name="T4">different</text:span><text:span text:style-name="T5"> </text:span><text:span text:style-name="T4">direction.</text:span><text:span text:style-name="T5"> </text:span><text:span text:style-name="T4">No</text:span><text:span text:style-name="T5"> </text:span><text:span text:style-name="T4">torches</text:span><text:span text:style-name="T5"> </text:span><text:span text:style-name="T4">or</text:span><text:span text:style-name="T5"> </text:span><text:span text:style-name="T4">lamps,</text:span><text:span text:style-name="T5"> </text:span><text:span text:style-name="T4">or</text:span><text:span text:style-name="T5"> </text:span><text:span text:style-name="T4">light</text:span><text:span text:style-name="T5"> </text:span><text:span text:style-name="T4">of</text:span><text:span text:style-name="T5"> </text:span><text:span text:style-name="T4">any</text:span><text:span text:style-name="T5"> </text:span><text:span text:style-name="T4">kind,</text:span><text:span text:style-name="T5">” </text:span><text:span text:style-name="T4">said</text:span><text:span text:style-name="T5"> </text:span><text:span text:style-name="T4">Lernea,</text:span><text:span text:style-name="T5"> </text:span><text:span text:style-name="T4">a</text:span><text:span text:style-name="T5"> </text:span><text:span text:style-name="T4">little</text:span><text:span text:style-name="T5"> </text:span><text:span text:style-name="T4">short</text:span><text:span text:style-name="T5"> </text:span><text:span text:style-name="T4">on</text:span><text:span text:style-name="T5"> </text:span><text:span text:style-name="T4">breath.</text:span></text:p>
      <text:p text:style-name="P1"><text:soft-page-break/><text:span text:style-name="T5">“</text:span><text:span text:style-name="T4">You</text:span><text:span text:style-name="T5"> </text:span><text:span text:style-name="T4">don</text:span><text:span text:style-name="T5">’</text:span><text:span text:style-name="T4">t</text:span><text:span text:style-name="T5"> </text:span><text:span text:style-name="T4">know</text:span><text:span text:style-name="T5"> </text:span><text:span text:style-name="T4">what</text:span><text:span text:style-name="T5"> </text:span><text:span text:style-name="T4">to</text:span><text:span text:style-name="T5"> </text:span><text:span text:style-name="T4">expect</text:span><text:span text:style-name="T5"> </text:span><text:span text:style-name="T4">from</text:span><text:span text:style-name="T5"> </text:span><text:span text:style-name="T4">Hobb.</text:span><text:span text:style-name="T5"> </text:span><text:span text:style-name="T4">It</text:span><text:span text:style-name="T5"> </text:span><text:span text:style-name="T4">does</text:span><text:span text:style-name="T5"> </text:span><text:span text:style-name="T4">make</text:span><text:span text:style-name="T5"> </text:span><text:span text:style-name="T4">sense</text:span><text:span text:style-name="T5"> </text:span><text:span text:style-name="T4">though;</text:span><text:span text:style-name="T5"> </text:span><text:span text:style-name="T4">they</text:span><text:span text:style-name="T5"> </text:span><text:span text:style-name="T4">sent</text:span><text:span text:style-name="T5"> </text:span><text:span text:style-name="T4">a</text:span><text:span text:style-name="T5"> </text:span><text:span text:style-name="T4">mob</text:span><text:span text:style-name="T5"> </text:span><text:span text:style-name="T4">after</text:span><text:span text:style-name="T5"> </text:span><text:span text:style-name="T4">us,</text:span><text:span text:style-name="T5"> </text:span><text:span text:style-name="T4">but</text:span><text:span text:style-name="T5"> </text:span><text:span text:style-name="T4">we</text:span><text:span text:style-name="T5"> </text:span><text:span text:style-name="T4">weren</text:span><text:span text:style-name="T5">’</text:span><text:span text:style-name="T4">t</text:span><text:span text:style-name="T5"> </text:span><text:span text:style-name="T4">there.</text:span><text:span text:style-name="T5"> </text:span><text:span text:style-name="T4">As</text:span><text:span text:style-name="T5"> </text:span><text:span text:style-name="T4">long</text:span><text:span text:style-name="T5"> </text:span><text:span text:style-name="T4">as</text:span><text:span text:style-name="T5"> </text:span><text:span text:style-name="T4">we</text:span><text:span text:style-name="T5">’</text:span><text:span text:style-name="T4">re</text:span><text:span text:style-name="T5"> </text:span><text:span text:style-name="T4">out</text:span><text:span text:style-name="T5"> </text:span><text:span text:style-name="T4">of</text:span><text:span text:style-name="T5"> </text:span><text:span text:style-name="T4">the</text:span><text:span text:style-name="T5"> </text:span><text:span text:style-name="T4">picture,</text:span><text:span text:style-name="T5"> </text:span><text:span text:style-name="T4">Hobb</text:span><text:span text:style-name="T5"> </text:span><text:span text:style-name="T4">will</text:span><text:span text:style-name="T5"> </text:span><text:span text:style-name="T4">have</text:span><text:span text:style-name="T5"> </text:span><text:span text:style-name="T4">the</text:span><text:span text:style-name="T5"> </text:span><text:span text:style-name="T4">Sniggering</text:span><text:span text:style-name="T5"> </text:span><text:span text:style-name="T4">Pig</text:span><text:span text:style-name="T5"> </text:span><text:span text:style-name="T4">to</text:span><text:span text:style-name="T5"> </text:span><text:span text:style-name="T4">himself</text:span><text:span text:style-name="T5"> </text:span><text:span text:style-name="T4">anyway.</text:span><text:span text:style-name="T5"> </text:span><text:span text:style-name="T4">As</text:span><text:span text:style-name="T5"> </text:span><text:span text:style-name="T4">far</text:span><text:span text:style-name="T5"> </text:span><text:span text:style-name="T4">as</text:span><text:span text:style-name="T5"> </text:span><text:span text:style-name="T4">he</text:span><text:span text:style-name="T5">’</text:span><text:span text:style-name="T4">s</text:span><text:span text:style-name="T5"> </text:span><text:span text:style-name="T4">concerned,</text:span><text:span text:style-name="T5"> </text:span><text:span text:style-name="T4">we</text:span><text:span text:style-name="T5">’</text:span><text:span text:style-name="T4">ve</text:span><text:span text:style-name="T5"> </text:span><text:span text:style-name="T4">turned</text:span><text:span text:style-name="T5"> </text:span><text:span text:style-name="T4">tail</text:span><text:span text:style-name="T5"> </text:span><text:span text:style-name="T4">and</text:span><text:span text:style-name="T5"> </text:span><text:span text:style-name="T4">ran,</text:span><text:span text:style-name="T5"> </text:span><text:span text:style-name="T4">never</text:span><text:span text:style-name="T5"> </text:span><text:span text:style-name="T4">to</text:span><text:span text:style-name="T5"> </text:span><text:span text:style-name="T4">show</text:span><text:span text:style-name="T5"> </text:span><text:span text:style-name="T4">our</text:span><text:span text:style-name="T5"> </text:span><text:span text:style-name="T4">faces</text:span><text:span text:style-name="T5"> </text:span><text:span text:style-name="T4">again,</text:span><text:span text:style-name="T5">” </text:span><text:span text:style-name="T4">Ned</text:span><text:span text:style-name="T5"> </text:span><text:span text:style-name="T4">told</text:span><text:span text:style-name="T5"> </text:span><text:span text:style-name="T4">Lernea,</text:span><text:span text:style-name="T5"> </text:span><text:span text:style-name="T4">who</text:span><text:span text:style-name="T5"> </text:span><text:span text:style-name="T4">in</text:span><text:span text:style-name="T5"> </text:span><text:span text:style-name="T4">turn</text:span><text:span text:style-name="T5"> </text:span><text:span text:style-name="T4">asked:</text:span></text:p>
      <text:p text:style-name="P1"><text:span text:style-name="T5">“</text:span><text:span text:style-name="T4">What</text:span><text:span text:style-name="T5"> </text:span><text:span text:style-name="T4">about</text:span><text:span text:style-name="T5"> </text:span><text:span text:style-name="T4">the</text:span><text:span text:style-name="T5"> </text:span><text:span text:style-name="T4">ape-man?</text:span><text:span text:style-name="T5"> </text:span><text:span text:style-name="T4">Won</text:span><text:span text:style-name="T5">’</text:span><text:span text:style-name="T4">t</text:span><text:span text:style-name="T5"> </text:span><text:span text:style-name="T4">that</text:span><text:span text:style-name="T5"> </text:span><text:span text:style-name="T4">man,</text:span><text:span text:style-name="T5"> </text:span><text:span text:style-name="T4">Culliper,</text:span><text:span text:style-name="T5"> </text:span><text:span text:style-name="T4">seek</text:span><text:span text:style-name="T5"> </text:span><text:span text:style-name="T4">revenge</text:span><text:span text:style-name="T5"> </text:span><text:span text:style-name="T4">for</text:span><text:span text:style-name="T5"> </text:span><text:span text:style-name="T4">his</text:span><text:span text:style-name="T5"> </text:span><text:span text:style-name="T4">comrade?</text:span><text:span text:style-name="T5">”</text:span></text:p>
      <text:p text:style-name="P1"><text:span text:style-name="T5">“</text:span><text:span text:style-name="T4">Culliper?</text:span><text:span text:style-name="T5">” </text:span><text:span text:style-name="T4">cut</text:span><text:span text:style-name="T5"> </text:span><text:span text:style-name="T4">in</text:span><text:span text:style-name="T5"> </text:span><text:span text:style-name="T4">Winceham</text:span><text:span text:style-name="T5"> </text:span><text:span text:style-name="T4">with</text:span><text:span text:style-name="T5"> </text:span><text:span text:style-name="T4">a</text:span><text:span text:style-name="T5"> </text:span><text:span text:style-name="T4">snorting</text:span><text:span text:style-name="T5"> </text:span><text:span text:style-name="T4">laughter</text:span><text:span text:style-name="T5"> </text:span><text:span text:style-name="T4">full</text:span><text:span text:style-name="T5"> </text:span><text:span text:style-name="T4">of</text:span><text:span text:style-name="T5"> </text:span><text:span text:style-name="T4">disbelief</text:span><text:span text:style-name="T5"> </text:span><text:span text:style-name="T4">and</text:span><text:span text:style-name="T5"> </text:span><text:span text:style-name="T4">added:</text:span></text:p>
      <text:p text:style-name="P1"><text:span text:style-name="T5">“</text:span><text:span text:style-name="T4">That</text:span><text:span text:style-name="T5"> </text:span><text:span text:style-name="T4">sea-maggot</text:span><text:span text:style-name="T5"> </text:span><text:span text:style-name="T4">is</text:span><text:span text:style-name="T5"> </text:span><text:span text:style-name="T4">a</text:span><text:span text:style-name="T5"> </text:span><text:span text:style-name="T4">slave-driver,</text:span><text:span text:style-name="T5"> </text:span><text:span text:style-name="T4">pure</text:span><text:span text:style-name="T5"> </text:span><text:span text:style-name="T4">and</text:span><text:span text:style-name="T5"> </text:span><text:span text:style-name="T4">simple.</text:span><text:span text:style-name="T5"> </text:span><text:span text:style-name="T4">The</text:span><text:span text:style-name="T5"> </text:span><text:span text:style-name="T4">only</text:span><text:span text:style-name="T5"> </text:span><text:span text:style-name="T4">thing</text:span><text:span text:style-name="T5"> </text:span><text:span text:style-name="T4">he</text:span><text:span text:style-name="T5"> </text:span><text:span text:style-name="T4">cares</text:span><text:span text:style-name="T5"> </text:span><text:span text:style-name="T4">about</text:span><text:span text:style-name="T5"> </text:span><text:span text:style-name="T4">is</text:span><text:span text:style-name="T5"> </text:span><text:span text:style-name="T4">his</text:span><text:span text:style-name="T5"> </text:span><text:span text:style-name="T4">hide</text:span><text:span text:style-name="T5"> </text:span><text:span text:style-name="T4">and</text:span><text:span text:style-name="T5"> </text:span><text:span text:style-name="T4">his</text:span><text:span text:style-name="T5"> </text:span><text:span text:style-name="T4">loot.</text:span><text:span text:style-name="T5"> </text:span><text:span text:style-name="T4">For</text:span><text:span text:style-name="T5"> </text:span><text:span text:style-name="T4">the</text:span><text:span text:style-name="T5"> </text:span><text:span text:style-name="T4">right</text:span><text:span text:style-name="T5"> </text:span><text:span text:style-name="T4">coin,</text:span><text:span text:style-name="T5"> </text:span><text:span text:style-name="T4">Culliper</text:span><text:span text:style-name="T5"> </text:span><text:span text:style-name="T4">could</text:span><text:span text:style-name="T5"> </text:span><text:span text:style-name="T4">be</text:span><text:span text:style-name="T5"> </text:span><text:span text:style-name="T4">working</text:span><text:span text:style-name="T5"> </text:span><text:span text:style-name="T4">for</text:span><text:span text:style-name="T5"> </text:span><text:span text:style-name="T4">anyone.</text:span><text:span text:style-name="T5"> </text:span><text:span text:style-name="T4">Though</text:span><text:span text:style-name="T5"> </text:span><text:span text:style-name="T4">I</text:span><text:span text:style-name="T5"> </text:span><text:span text:style-name="T4">hear</text:span><text:span text:style-name="T5"> </text:span><text:span text:style-name="T4">those</text:span><text:span text:style-name="T5"> </text:span><text:span text:style-name="T4">ape-men</text:span><text:span text:style-name="T5"> </text:span><text:span text:style-name="T4">are</text:span><text:span text:style-name="T5"> </text:span><text:span text:style-name="T4">hard</text:span><text:span text:style-name="T5"> </text:span><text:span text:style-name="T4">to</text:span><text:span text:style-name="T5"> </text:span><text:span text:style-name="T4">come</text:span><text:span text:style-name="T5"> </text:span><text:span text:style-name="T4">by,</text:span><text:span text:style-name="T5"> </text:span><text:span text:style-name="T4">I</text:span><text:span text:style-name="T5"> </text:span><text:span text:style-name="T4">wouldn</text:span><text:span text:style-name="T5">’</text:span><text:span text:style-name="T4">t</text:span><text:span text:style-name="T5"> </text:span><text:span text:style-name="T4">worry</text:span><text:span text:style-name="T5"> </text:span><text:span text:style-name="T4">about</text:span><text:span text:style-name="T5"> </text:span><text:span text:style-name="T4">Culliper.</text:span><text:span text:style-name="T5"> </text:span><text:span text:style-name="T4">Not</text:span><text:span text:style-name="T5"> </text:span><text:span text:style-name="T4">until</text:span><text:span text:style-name="T5"> </text:span><text:span text:style-name="T4">we</text:span><text:span text:style-name="T5"> </text:span><text:span text:style-name="T4">meet</text:span><text:span text:style-name="T5"> </text:span><text:span text:style-name="T4">him</text:span><text:span text:style-name="T5"> </text:span><text:span text:style-name="T4">on</text:span><text:span text:style-name="T5"> </text:span><text:span text:style-name="T4">our</text:span><text:span text:style-name="T5"> </text:span><text:span text:style-name="T4">own</text:span><text:span text:style-name="T5"> </text:span><text:span text:style-name="T4">terms.</text:span><text:span text:style-name="T5">”</text:span></text:p>
      <text:p text:style-name="P2">Ned<text:span text:style-name="T1"> </text:span>nodded<text:span text:style-name="T1"> </text:span>in<text:span text:style-name="T1"> </text:span>agreement.<text:span text:style-name="T1"> </text:span>He<text:span text:style-name="T1"> </text:span>had<text:span text:style-name="T1"> </text:span>a<text:span text:style-name="T1"> </text:span>bitter,<text:span text:style-name="T1"> </text:span>austere<text:span text:style-name="T1"> </text:span>look<text:span text:style-name="T1"> </text:span>carved<text:span text:style-name="T1"> </text:span>across<text:span text:style-name="T1"> </text:span>his<text:span text:style-name="T1"> </text:span>face<text:span text:style-name="T1"> </text:span>when<text:span text:style-name="T1"> </text:span>he<text:span text:style-name="T1"> </text:span>said:</text:p>
      <text:p text:style-name="P1"><text:span text:style-name="T5">“</text:span><text:span text:style-name="T4">You</text:span><text:span text:style-name="T5"> </text:span><text:span text:style-name="T4">leave</text:span><text:span text:style-name="T5"> </text:span><text:span text:style-name="T4">Culliper</text:span><text:span text:style-name="T5"> </text:span><text:span text:style-name="T4">to</text:span><text:span text:style-name="T5"> </text:span><text:span text:style-name="T4">me</text:span><text:span text:style-name="T5"> </text:span><text:span text:style-name="T4">when</text:span><text:span text:style-name="T5"> </text:span><text:span text:style-name="T4">the</text:span><text:span text:style-name="T5"> </text:span><text:span text:style-name="T4">time</text:span><text:span text:style-name="T5"> </text:span><text:span text:style-name="T4">comes.</text:span><text:span text:style-name="T5">”</text:span></text:p>
      <text:p text:style-name="P1"><text:span text:style-name="T5">“</text:span><text:span text:style-name="T4">When</text:span><text:span text:style-name="T5"> </text:span><text:span text:style-name="T4">the</text:span><text:span text:style-name="T5"> </text:span><text:span text:style-name="T4">time</text:span><text:span text:style-name="T5"> </text:span><text:span text:style-name="T4">comes,</text:span><text:span text:style-name="T5"> </text:span><text:span text:style-name="T4">Ned,</text:span><text:span text:style-name="T5">” </text:span><text:span text:style-name="T4">repeated</text:span><text:span text:style-name="T5"> </text:span><text:span text:style-name="T4">Winceham</text:span><text:span text:style-name="T5"> </text:span><text:span text:style-name="T4">with</text:span><text:span text:style-name="T5"> </text:span><text:span text:style-name="T4">rare</text:span><text:span text:style-name="T5"> </text:span><text:span text:style-name="T4">somberness.</text:span><text:span text:style-name="T5"> </text:span><text:span text:style-name="T4">Lernea</text:span><text:span text:style-name="T5"> </text:span><text:span text:style-name="T4">was</text:span><text:span text:style-name="T5"> </text:span><text:span text:style-name="T4">about</text:span><text:span text:style-name="T5"> </text:span><text:span text:style-name="T4">to</text:span><text:span text:style-name="T5"> </text:span><text:span text:style-name="T4">ask</text:span><text:span text:style-name="T5"> </text:span><text:span text:style-name="T4">something</text:span><text:span text:style-name="T5"> </text:span><text:span text:style-name="T4">when</text:span><text:span text:style-name="T5"> </text:span><text:span text:style-name="T4">she</text:span><text:span text:style-name="T5"> </text:span><text:span text:style-name="T4">saw</text:span><text:span text:style-name="T5"> </text:span><text:span text:style-name="T4">her</text:span><text:span text:style-name="T5"> </text:span><text:span text:style-name="T4">sister</text:span><text:span text:style-name="T5"> </text:span><text:span text:style-name="T4">only</text:span><text:span text:style-name="T5"> </text:span><text:span text:style-name="T4">a</text:span><text:span text:style-name="T5"> </text:span><text:span text:style-name="T4">few</text:span><text:span text:style-name="T5"> </text:span><text:span text:style-name="T4">dozen</text:span><text:span text:style-name="T5"> </text:span><text:span text:style-name="T4">yards</text:span><text:span text:style-name="T5"> </text:span><text:span text:style-name="T4">up</text:span><text:span text:style-name="T5"> </text:span><text:span text:style-name="T4">ahead</text:span><text:span text:style-name="T5"> </text:span><text:span text:style-name="T4">signal</text:span><text:span text:style-name="T5"> </text:span><text:span text:style-name="T4">a</text:span><text:span text:style-name="T5"> </text:span><text:span text:style-name="T4">message</text:span><text:span text:style-name="T5"> </text:span><text:span text:style-name="T4">with</text:span><text:span text:style-name="T5"> </text:span><text:span text:style-name="T4">her</text:span><text:span text:style-name="T5"> </text:span><text:span text:style-name="T4">hands.</text:span><text:span text:style-name="T5"> </text:span><text:span text:style-name="T4">Parcifal</text:span><text:span text:style-name="T5"> </text:span><text:span text:style-name="T4">had</text:span><text:span text:style-name="T5"> </text:span><text:span text:style-name="T4">stooped</text:span><text:span text:style-name="T5"> </text:span><text:span text:style-name="T4">low,</text:span><text:span text:style-name="T5"> </text:span><text:span text:style-name="T4">her</text:span><text:span text:style-name="T5"> </text:span><text:span text:style-name="T4">gaze</text:span><text:span text:style-name="T5"> </text:span><text:span text:style-name="T4">wandering,</text:span><text:span text:style-name="T5"> </text:span><text:span text:style-name="T4">searching</text:span><text:span text:style-name="T5"> </text:span><text:span text:style-name="T4">for</text:span><text:span text:style-name="T5"> </text:span><text:span text:style-name="T4">something</text:span><text:span text:style-name="T5"> </text:span><text:span text:style-name="T4">in</text:span><text:span text:style-name="T5"> </text:span><text:span text:style-name="T4">the</text:span><text:span text:style-name="T5"> </text:span><text:span text:style-name="T4">night.</text:span><text:span text:style-name="T5"> </text:span><text:span text:style-name="T4">Lernea</text:span><text:span text:style-name="T5"> </text:span><text:span text:style-name="T4">nocked</text:span><text:span text:style-name="T5"> </text:span><text:span text:style-name="T4">an</text:span><text:span text:style-name="T5"> </text:span><text:span text:style-name="T4">arrow</text:span><text:span text:style-name="T5"> </text:span><text:span text:style-name="T4">when</text:span><text:span text:style-name="T5"> </text:span><text:span text:style-name="T4">she</text:span><text:span text:style-name="T5"> </text:span><text:span text:style-name="T4">saw</text:span><text:span text:style-name="T5"> </text:span><text:span text:style-name="T4">Encelados</text:span><text:span text:style-name="T5">’ </text:span><text:span text:style-name="T4">suddenly</text:span><text:span text:style-name="T5"> </text:span><text:span text:style-name="T4">glow</text:span><text:span text:style-name="T5"> </text:span><text:span text:style-name="T4">faintly;</text:span><text:span text:style-name="T5"> </text:span><text:span text:style-name="T4">the</text:span><text:span text:style-name="T5"> </text:span><text:span text:style-name="T4">glow</text:span><text:span text:style-name="T5"> </text:span><text:span text:style-name="T4">became</text:span><text:span text:style-name="T5"> </text:span><text:span text:style-name="T4">stronger</text:span><text:span text:style-name="T5"> </text:span><text:span text:style-name="T4">with</text:span><text:span text:style-name="T5"> </text:span><text:span text:style-name="T4">every</text:span><text:span text:style-name="T5"> </text:span><text:span text:style-name="T4">passing</text:span><text:span text:style-name="T5"> </text:span><text:span text:style-name="T4">moment.</text:span><text:span text:style-name="T5"> </text:span><text:span text:style-name="T4">She</text:span><text:span text:style-name="T5"> </text:span><text:span text:style-name="T4">signaled</text:span><text:span text:style-name="T5"> </text:span><text:span text:style-name="T4">back</text:span><text:span text:style-name="T5"> </text:span><text:span text:style-name="T4">at</text:span><text:span text:style-name="T5"> </text:span><text:span text:style-name="T4">Parcifal</text:span><text:span text:style-name="T5"> </text:span><text:span text:style-name="T4">who</text:span><text:span text:style-name="T5"> </text:span><text:span text:style-name="T4">acknowledged</text:span><text:span text:style-name="T5"> </text:span><text:span text:style-name="T4">with</text:span><text:span text:style-name="T5"> </text:span><text:span text:style-name="T4">a</text:span><text:span text:style-name="T5"> </text:span><text:span text:style-name="T4">simple</text:span><text:span text:style-name="T5"> </text:span><text:span text:style-name="T4">nod.</text:span><text:span text:style-name="T5"> </text:span><text:span text:style-name="T4">She</text:span><text:span text:style-name="T5"> </text:span><text:span text:style-name="T4">had</text:span><text:span text:style-name="T5"> </text:span><text:span text:style-name="T4">to</text:span><text:span text:style-name="T5"> </text:span><text:span text:style-name="T4">reign</text:span><text:span text:style-name="T5"> </text:span><text:span text:style-name="T4">in</text:span><text:span text:style-name="T5"> </text:span><text:span text:style-name="T4">Theo</text:span><text:span text:style-name="T5">’</text:span><text:span text:style-name="T4">s</text:span><text:span text:style-name="T5"> </text:span><text:span text:style-name="T4">mouth</text:span><text:span text:style-name="T5"> </text:span><text:span text:style-name="T4">with</text:span><text:span text:style-name="T5"> </text:span><text:span text:style-name="T4">her</text:span><text:span text:style-name="T5"> </text:span><text:span text:style-name="T4">free</text:span><text:span text:style-name="T5"> </text:span><text:span text:style-name="T4">hand.</text:span><text:span text:style-name="T5"> </text:span><text:span text:style-name="T4">It</text:span><text:span text:style-name="T5"> </text:span><text:span text:style-name="T4">seemed</text:span><text:span text:style-name="T5"> </text:span><text:span text:style-name="T4">to</text:span><text:span text:style-name="T5"> </text:span><text:span text:style-name="T4">her</text:span><text:span text:style-name="T5"> </text:span><text:span text:style-name="T4">that</text:span><text:span text:style-name="T5"> </text:span><text:span text:style-name="T4">the</text:span><text:span text:style-name="T5"> </text:span><text:span text:style-name="T4">woodkin</text:span><text:span text:style-name="T5"> </text:span><text:span text:style-name="T4">had</text:span><text:span text:style-name="T5"> </text:span><text:span text:style-name="T4">a</text:span><text:span text:style-name="T5"> </text:span><text:span text:style-name="T4">very</text:span><text:span text:style-name="T5"> </text:span><text:span text:style-name="T4">vague</text:span><text:span text:style-name="T5"> </text:span><text:span text:style-name="T4">idea</text:span><text:span text:style-name="T5"> </text:span><text:span text:style-name="T4">of</text:span><text:span text:style-name="T5"> </text:span><text:span text:style-name="T4">danger,</text:span><text:span text:style-name="T5"> </text:span><text:span text:style-name="T4">as</text:span><text:span text:style-name="T5"> </text:span><text:span text:style-name="T4">something</text:span><text:span text:style-name="T5"> </text:span><text:span text:style-name="T4">that</text:span><text:span text:style-name="T5"> </text:span><text:span text:style-name="T4">could</text:span><text:span text:style-name="T5"> </text:span><text:span text:style-name="T4">only</text:span><text:span text:style-name="T5"> </text:span><text:span text:style-name="T4">affect</text:span><text:span text:style-name="T5"> </text:span><text:span text:style-name="T4">other</text:span><text:span text:style-name="T5"> </text:span><text:span text:style-name="T4">people.</text:span></text:p>
      <text:p text:style-name="P2">A<text:span text:style-name="T1"> </text:span>faint<text:span text:style-name="T1"> </text:span>hope<text:span text:style-name="T1"> </text:span>of<text:span text:style-name="T1"> </text:span>Winceham<text:span text:style-name="T1"> </text:span>being<text:span text:style-name="T1"> </text:span>mistaken<text:span text:style-name="T1"> </text:span>in<text:span text:style-name="T1"> </text:span>his<text:span text:style-name="T1"> </text:span>assumption<text:span text:style-name="T1"> </text:span>that<text:span text:style-name="T1"> </text:span>something<text:span text:style-name="T1"> </text:span>was<text:span text:style-name="T1"> </text:span>amiss<text:span text:style-name="T1"> </text:span>sprung<text:span text:style-name="T1"> </text:span>up<text:span text:style-name="T1"> </text:span>inside<text:span text:style-name="T1"> </text:span>him.<text:span text:style-name="T1"> </text:span>He<text:span text:style-name="T1"> </text:span>felt<text:span text:style-name="T1"> </text:span>he<text:span text:style-name="T1"> </text:span>had<text:span text:style-name="T1"> </text:span>to<text:span text:style-name="T1"> </text:span>ask<text:span text:style-name="T1"> </text:span>in<text:span text:style-name="T1"> </text:span>a<text:span text:style-name="T1"> </text:span>low<text:span text:style-name="T1"> </text:span>voice:</text:p>
      <text:p text:style-name="P1"><text:span text:style-name="T5">“</text:span><text:span text:style-name="T4">The</text:span><text:span text:style-name="T5"> </text:span><text:span text:style-name="T4">sword</text:span><text:span text:style-name="T5">’</text:span><text:span text:style-name="T4">s</text:span><text:span text:style-name="T5"> </text:span><text:span text:style-name="T4">glowing?</text:span><text:span text:style-name="T5"> </text:span><text:span text:style-name="T4">Is</text:span><text:span text:style-name="T5"> </text:span><text:span text:style-name="T4">that</text:span><text:span text:style-name="T5"> </text:span><text:span text:style-name="T4">normal?</text:span><text:span text:style-name="T5">”</text:span></text:p>
      <text:p text:style-name="P2">She<text:span text:style-name="T1"> </text:span>simply<text:span text:style-name="T1"> </text:span>shook<text:span text:style-name="T1"> </text:span>her<text:span text:style-name="T1"> </text:span>head<text:span text:style-name="T1"> </text:span>and<text:span text:style-name="T1"> </text:span>without<text:span text:style-name="T1"> </text:span>turning<text:span text:style-name="T1"> </text:span>her<text:span text:style-name="T1"> </text:span>head<text:span text:style-name="T1"> </text:span>replied:</text:p>
      <text:p text:style-name="P1"><text:span text:style-name="T5">“</text:span><text:span text:style-name="T4">Something</text:span><text:span text:style-name="T5"> </text:span><text:span text:style-name="T4">evil</text:span><text:span text:style-name="T5"> </text:span><text:span text:style-name="T4">lurks</text:span><text:span text:style-name="T5"> </text:span><text:span text:style-name="T4">nearby.</text:span><text:span text:style-name="T5">”</text:span></text:p>
      <text:p text:style-name="P2">Ned<text:span text:style-name="T1"> </text:span>fed<text:span text:style-name="T1"> </text:span>a<text:span text:style-name="T1"> </text:span>bolt<text:span text:style-name="T1"> </text:span>in<text:span text:style-name="T1"> </text:span>his<text:span text:style-name="T1"> </text:span>crossbow<text:span text:style-name="T1"> </text:span>and<text:span text:style-name="T1"> </text:span>readied<text:span text:style-name="T1"> </text:span>it<text:span text:style-name="T1"> </text:span>in<text:span text:style-name="T1"> </text:span>his<text:span text:style-name="T1"> </text:span>hand,<text:span text:style-name="T1"> </text:span>even<text:span text:style-name="T1"> </text:span>as<text:span text:style-name="T1"> </text:span>Winceham<text:span text:style-name="T1"> </text:span>drew<text:span text:style-name="T1"> </text:span>his<text:span text:style-name="T1"> </text:span>stiletto<text:span text:style-name="T1"> </text:span>and<text:span text:style-name="T1"> </text:span>headed<text:span text:style-name="T1"> </text:span>off<text:span text:style-name="T1"> </text:span>amidst<text:span text:style-name="T1"> </text:span>the<text:span text:style-name="T1"> </text:span>thick<text:span text:style-name="T1"> </text:span>brush.</text:p>
      <text:p text:style-name="P1"><text:span text:style-name="T5">“</text:span><text:span text:style-name="T4">Where</text:span><text:span text:style-name="T5"> </text:span><text:span text:style-name="T4">are</text:span><text:span text:style-name="T5"> </text:span><text:span text:style-name="T4">you</text:span><text:span text:style-name="T5"> </text:span><text:span text:style-name="T4">going?</text:span><text:span text:style-name="T5">” </text:span><text:span text:style-name="T4">asked</text:span><text:span text:style-name="T5"> </text:span><text:span text:style-name="T4">Ned</text:span><text:span text:style-name="T5"> </text:span><text:span text:style-name="T4">with</text:span><text:span text:style-name="T5"> </text:span><text:span text:style-name="T4">urgency.</text:span></text:p>
      <text:p text:style-name="P1"><text:span text:style-name="T5">“</text:span><text:span text:style-name="T4">I</text:span><text:span text:style-name="T5">’</text:span><text:span text:style-name="T4">ll</text:span><text:span text:style-name="T5"> </text:span><text:span text:style-name="T4">scout</text:span><text:span text:style-name="T5"> </text:span><text:span text:style-name="T4">around.</text:span><text:span text:style-name="T5"> </text:span><text:span text:style-name="T4">Need</text:span><text:span text:style-name="T5"> </text:span><text:span text:style-name="T4">to</text:span><text:span text:style-name="T5"> </text:span><text:span text:style-name="T4">make</text:span><text:span text:style-name="T5"> </text:span><text:span text:style-name="T4">myself</text:span><text:span text:style-name="T5"> </text:span><text:span text:style-name="T4">sparse</text:span><text:span text:style-name="T5"> </text:span><text:span text:style-name="T4">if</text:span><text:span text:style-name="T5"> </text:span><text:span text:style-name="T4">I</text:span><text:span text:style-name="T5"> </text:span><text:span text:style-name="T4">am</text:span><text:span text:style-name="T5"> </text:span><text:span text:style-name="T4">to</text:span><text:span text:style-name="T5"> </text:span><text:span text:style-name="T4">strike</text:span><text:span text:style-name="T5"> </text:span><text:span text:style-name="T4">from</text:span><text:span text:style-name="T5"> </text:span><text:span text:style-name="T4">the</text:span><text:span text:style-name="T5"> </text:span><text:span text:style-name="T4">shadows,</text:span><text:span text:style-name="T5"> </text:span><text:span text:style-name="T4">lad.</text:span><text:span text:style-name="T5">”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a</text:span><text:span text:style-name="T5"> </text:span><text:span text:style-name="T4">moonless</text:span><text:span text:style-name="T5"> </text:span><text:span text:style-name="T4">night,</text:span><text:span text:style-name="T5"> </text:span><text:span text:style-name="T4">there</text:span><text:span text:style-name="T5">’</text:span><text:span text:style-name="T4">s</text:span><text:span text:style-name="T5"> </text:span><text:span text:style-name="T4">shadows</text:span><text:span text:style-name="T5"> </text:span><text:span text:style-name="T4">everywhere,</text:span><text:span text:style-name="T5">” </text:span><text:span text:style-name="T4">said</text:span><text:span text:style-name="T5"> </text:span><text:span text:style-name="T4">Ned</text:span><text:span text:style-name="T5"> </text:span><text:span text:style-name="T4">sounding</text:span><text:span text:style-name="T5"> </text:span><text:span text:style-name="T4">confused.</text:span></text:p>
      <text:p text:style-name="P1"><text:span text:style-name="T5">“</text:span><text:span text:style-name="T4">Exactly,</text:span><text:span text:style-name="T5">” </text:span><text:span text:style-name="T4">said</text:span><text:span text:style-name="T5"> </text:span><text:span text:style-name="T4">Winceham</text:span><text:span text:style-name="T5"> </text:span><text:span text:style-name="T4">and</text:span><text:span text:style-name="T5"> </text:span><text:span text:style-name="T4">nodded</text:span><text:span text:style-name="T5"> </text:span><text:span text:style-name="T4">to</text:span><text:span text:style-name="T5"> </text:span><text:span text:style-name="T4">Lernea</text:span><text:span text:style-name="T5"> </text:span><text:span text:style-name="T4">who</text:span><text:span text:style-name="T5"> </text:span><text:span text:style-name="T4">afforded</text:span><text:span text:style-name="T5"> </text:span><text:span text:style-name="T4">him</text:span><text:span text:style-name="T5"> </text:span><text:span text:style-name="T4">a</text:span><text:span text:style-name="T5"> </text:span><text:span text:style-name="T4">thin</text:span><text:span text:style-name="T5"> </text:span><text:span text:style-name="T4">grin.</text:span><text:span text:style-name="T5"> </text:span><text:span text:style-name="T4">Within</text:span><text:span text:style-name="T5"> </text:span><text:span text:style-name="T4">a</text:span><text:span text:style-name="T5"> </text:span><text:span text:style-name="T4">few</text:span><text:span text:style-name="T5"> </text:span><text:span text:style-name="T4">moment,</text:span><text:span text:style-name="T5"> </text:span><text:span text:style-name="T4">he</text:span><text:span text:style-name="T5"> </text:span><text:span text:style-name="T4">had</text:span><text:span text:style-name="T5"> </text:span><text:span text:style-name="T4">melted</text:span><text:span text:style-name="T5"> </text:span><text:span text:style-name="T4">away</text:span><text:span text:style-name="T5"> </text:span><text:span text:style-name="T4">into</text:span><text:span text:style-name="T5"> </text:span><text:span text:style-name="T4">the</text:span><text:span text:style-name="T5"> </text:span><text:span text:style-name="T4">shadows</text:span><text:span text:style-name="T5"> </text:span><text:span text:style-name="T4">that</text:span><text:span text:style-name="T5"> </text:span><text:span text:style-name="T4">abounded,</text:span><text:span text:style-name="T5"> </text:span><text:span text:style-name="T4">as</text:span><text:span text:style-name="T5"> </text:span><text:span text:style-name="T4">if</text:span><text:span text:style-name="T5"> </text:span><text:span text:style-name="T4">he</text:span><text:span text:style-name="T5">’</text:span><text:span text:style-name="T4">d</text:span><text:span text:style-name="T5"> </text:span><text:span text:style-name="T4">never</text:span><text:span text:style-name="T5"> </text:span><text:span text:style-name="T4">really</text:span><text:span text:style-name="T5"> </text:span><text:span text:style-name="T4">been</text:span><text:span text:style-name="T5"> </text:span><text:span text:style-name="T4">there.</text:span></text:p>
      <text:p text:style-name="P1"><text:soft-page-break/><text:span text:style-name="T5">“</text:span><text:span text:style-name="T4">How</text:span><text:span text:style-name="T5"> </text:span><text:span text:style-name="T4">did</text:span><text:span text:style-name="T5"> </text:span><text:span text:style-name="T4">he</text:span><text:span text:style-name="T5"> </text:span><text:span text:style-name="T4">do</text:span><text:span text:style-name="T5"> </text:span><text:span text:style-name="T4">that?</text:span><text:span text:style-name="T5">” </text:span><text:span text:style-name="T4">whispered</text:span><text:span text:style-name="T5"> </text:span><text:span text:style-name="T4">Lernea</text:span><text:span text:style-name="T5"> </text:span><text:span text:style-name="T4">to</text:span><text:span text:style-name="T5"> </text:span><text:span text:style-name="T4">Ned.</text:span></text:p>
      <text:p text:style-name="P1"><text:span text:style-name="T5">“</text:span><text:span text:style-name="T4">He</text:span><text:span text:style-name="T5">’</text:span><text:span text:style-name="T4">s</text:span><text:span text:style-name="T5"> </text:span><text:span text:style-name="T4">a</text:span><text:span text:style-name="T5"> </text:span><text:span text:style-name="T4">thief,</text:span><text:span text:style-name="T5">” </text:span><text:span text:style-name="T4">said</text:span><text:span text:style-name="T5"> </text:span><text:span text:style-name="T4">Ned</text:span><text:span text:style-name="T5"> </text:span><text:span text:style-name="T4">as</text:span><text:span text:style-name="T5"> </text:span><text:span text:style-name="T4">they</text:span><text:span text:style-name="T5"> </text:span><text:span text:style-name="T4">warily</text:span><text:span text:style-name="T5"> </text:span><text:span text:style-name="T4">made</text:span><text:span text:style-name="T5"> </text:span><text:span text:style-name="T4">their</text:span><text:span text:style-name="T5"> </text:span><text:span text:style-name="T4">way</text:span><text:span text:style-name="T5"> </text:span><text:span text:style-name="T4">closer</text:span><text:span text:style-name="T5"> </text:span><text:span text:style-name="T4">to</text:span><text:span text:style-name="T5"> </text:span><text:span text:style-name="T4">Parcifal</text:span><text:span text:style-name="T5"> </text:span><text:span text:style-name="T4">and</text:span><text:span text:style-name="T5"> </text:span><text:span text:style-name="T4">Theo.</text:span></text:p>
      <text:p text:style-name="P1"><text:span text:style-name="T5">“</text:span><text:span text:style-name="T4">Retired,</text:span><text:span text:style-name="T5">” </text:span><text:span text:style-name="T4">she</text:span><text:span text:style-name="T5"> </text:span><text:span text:style-name="T4">hissed</text:span><text:span text:style-name="T5"> </text:span><text:span text:style-name="T4">and</text:span><text:span text:style-name="T5"> </text:span><text:span text:style-name="T4">Ned</text:span><text:span text:style-name="T5"> </text:span><text:span text:style-name="T4">simply</text:span><text:span text:style-name="T5"> </text:span><text:span text:style-name="T4">shrugged.</text:span></text:p>
      <text:p text:style-name="P1"><text:span text:style-name="T5">“</text:span><text:span text:style-name="T4">Makes</text:span><text:span text:style-name="T5"> </text:span><text:span text:style-name="T4">for</text:span><text:span text:style-name="T5"> </text:span><text:span text:style-name="T4">a</text:span><text:span text:style-name="T5"> </text:span><text:span text:style-name="T4">weak</text:span><text:span text:style-name="T5"> </text:span><text:span text:style-name="T4">alibi</text:span><text:span text:style-name="T5"> </text:span><text:span text:style-name="T4">in</text:span><text:span text:style-name="T5"> </text:span><text:span text:style-name="T4">some</text:span><text:span text:style-name="T5"> </text:span><text:span text:style-name="T4">lands,</text:span><text:span text:style-name="T5">” </text:span><text:span text:style-name="T4">he</text:span><text:span text:style-name="T5"> </text:span><text:span text:style-name="T4">replied</text:span><text:span text:style-name="T5"> </text:span><text:span text:style-name="T4">and</text:span><text:span text:style-name="T5"> </text:span><text:span text:style-name="T4">Lernea</text:span><text:span text:style-name="T5"> </text:span><text:span text:style-name="T4">shook</text:span><text:span text:style-name="T5"> </text:span><text:span text:style-name="T4">her</text:span><text:span text:style-name="T5"> </text:span><text:span text:style-name="T4">head.</text:span><text:span text:style-name="T5"> </text:span><text:span text:style-name="T4">As</text:span><text:span text:style-name="T5"> </text:span><text:span text:style-name="T4">they</text:span><text:span text:style-name="T5"> </text:span><text:span text:style-name="T4">approached</text:span><text:span text:style-name="T5"> </text:span><text:span text:style-name="T4">Parcifal,</text:span><text:span text:style-name="T5"> </text:span><text:span text:style-name="T4">they</text:span><text:span text:style-name="T5"> </text:span><text:span text:style-name="T4">saw</text:span><text:span text:style-name="T5"> </text:span><text:span text:style-name="T4">her</text:span><text:span text:style-name="T5"> </text:span><text:span text:style-name="T4">hand-signaling</text:span><text:span text:style-name="T5"> </text:span><text:span text:style-name="T4">furiously;</text:span><text:span text:style-name="T5"> </text:span><text:span text:style-name="T4">her</text:span><text:span text:style-name="T5"> </text:span><text:span text:style-name="T4">face</text:span><text:span text:style-name="T5"> </text:span><text:span text:style-name="T4">was</text:span><text:span text:style-name="T5"> </text:span><text:span text:style-name="T4">almost</text:span><text:span text:style-name="T5"> </text:span><text:span text:style-name="T4">obscured</text:span><text:span text:style-name="T5"> </text:span><text:span text:style-name="T4">in</text:span><text:span text:style-name="T5"> </text:span><text:span text:style-name="T4">the</text:span><text:span text:style-name="T5"> </text:span><text:span text:style-name="T4">shadow</text:span><text:span text:style-name="T5"> </text:span><text:span text:style-name="T4">of</text:span><text:span text:style-name="T5"> </text:span><text:span text:style-name="T4">a</text:span><text:span text:style-name="T5"> </text:span><text:span text:style-name="T4">nearby</text:span><text:span text:style-name="T5"> </text:span><text:span text:style-name="T4">tree</text:span><text:span text:style-name="T5"> </text:span><text:span text:style-name="T4">but</text:span><text:span text:style-name="T5"> </text:span><text:span text:style-name="T4">they</text:span><text:span text:style-name="T5"> </text:span><text:span text:style-name="T4">could</text:span><text:span text:style-name="T5"> </text:span><text:span text:style-name="T4">see</text:span><text:span text:style-name="T5"> </text:span><text:span text:style-name="T4">her</text:span><text:span text:style-name="T5"> </text:span><text:span text:style-name="T4">face</text:span><text:span text:style-name="T5"> </text:span><text:span text:style-name="T4">was</text:span><text:span text:style-name="T5"> </text:span><text:span text:style-name="T4">taut</text:span><text:span text:style-name="T5"> </text:span><text:span text:style-name="T4">with</text:span><text:span text:style-name="T5"> </text:span><text:span text:style-name="T4">bone-breaking</text:span><text:span text:style-name="T5"> </text:span><text:span text:style-name="T4">intensity.</text:span><text:span text:style-name="T5"> </text:span><text:span text:style-name="T4">The</text:span><text:span text:style-name="T5"> </text:span><text:span text:style-name="T4">hand</text:span><text:span text:style-name="T5"> </text:span><text:span text:style-name="T4">signals</text:span><text:span text:style-name="T5"> </text:span><text:span text:style-name="T4">were</text:span><text:span text:style-name="T5"> </text:span><text:span text:style-name="T4">confused,</text:span><text:span text:style-name="T5"> </text:span><text:span text:style-name="T4">hasty;</text:span><text:span text:style-name="T5"> </text:span><text:span text:style-name="T4">Lernea</text:span><text:span text:style-name="T5"> </text:span><text:span text:style-name="T4">couldn</text:span><text:span text:style-name="T5">’</text:span><text:span text:style-name="T4">t</text:span><text:span text:style-name="T5"> </text:span><text:span text:style-name="T4">make</text:span><text:span text:style-name="T5"> </text:span><text:span text:style-name="T4">out</text:span><text:span text:style-name="T5"> </text:span><text:span text:style-name="T4">what</text:span><text:span text:style-name="T5"> </text:span><text:span text:style-name="T4">her</text:span><text:span text:style-name="T5"> </text:span><text:span text:style-name="T4">sister</text:span><text:span text:style-name="T5"> </text:span><text:span text:style-name="T4">was</text:span><text:span text:style-name="T5"> </text:span><text:span text:style-name="T4">trying</text:span><text:span text:style-name="T5"> </text:span><text:span text:style-name="T4">to</text:span><text:span text:style-name="T5"> </text:span><text:span text:style-name="T4">tell</text:span><text:span text:style-name="T5"> </text:span><text:span text:style-name="T4">her</text:span><text:span text:style-name="T5"> </text:span><text:span text:style-name="T4">in</text:span><text:span text:style-name="T5"> </text:span><text:span text:style-name="T4">silence.</text:span><text:span text:style-name="T5"> </text:span><text:span text:style-name="T4">She</text:span><text:span text:style-name="T5"> </text:span><text:span text:style-name="T4">shook</text:span><text:span text:style-name="T5"> </text:span><text:span text:style-name="T4">her</text:span><text:span text:style-name="T5"> </text:span><text:span text:style-name="T4">head</text:span><text:span text:style-name="T5"> </text:span><text:span text:style-name="T4">and</text:span><text:span text:style-name="T5"> </text:span><text:span text:style-name="T4">waved</text:span><text:span text:style-name="T5"> </text:span><text:span text:style-name="T4">her</text:span><text:span text:style-name="T5"> </text:span><text:span text:style-name="T4">to</text:span><text:span text:style-name="T5"> </text:span><text:span text:style-name="T4">repeat,</text:span><text:span text:style-name="T5"> </text:span><text:span text:style-name="T4">while</text:span><text:span text:style-name="T5"> </text:span><text:span text:style-name="T4">Ned</text:span><text:span text:style-name="T5"> </text:span><text:span text:style-name="T4">was</text:span><text:span text:style-name="T5"> </text:span><text:span text:style-name="T4">right</text:span><text:span text:style-name="T5"> </text:span><text:span text:style-name="T4">beside</text:span><text:span text:style-name="T5"> </text:span><text:span text:style-name="T4">her,</text:span><text:span text:style-name="T5"> </text:span><text:span text:style-name="T4">aiming</text:span><text:span text:style-name="T5"> </text:span><text:span text:style-name="T4">his</text:span><text:span text:style-name="T5"> </text:span><text:span text:style-name="T4">crossbow</text:span><text:span text:style-name="T5"> </text:span><text:span text:style-name="T4">at</text:span><text:span text:style-name="T5"> </text:span><text:span text:style-name="T4">a</text:span><text:span text:style-name="T5"> </text:span><text:span text:style-name="T4">thick</text:span><text:span text:style-name="T5"> </text:span><text:span text:style-name="T4">patch</text:span><text:span text:style-name="T5"> </text:span><text:span text:style-name="T4">of</text:span><text:span text:style-name="T5"> </text:span><text:span text:style-name="T4">utter</text:span><text:span text:style-name="T5"> </text:span><text:span text:style-name="T4">blackness</text:span><text:span text:style-name="T5"> </text:span><text:span text:style-name="T4">that</text:span><text:span text:style-name="T5"> </text:span><text:span text:style-name="T4">seemed</text:span><text:span text:style-name="T5"> </text:span><text:span text:style-name="T4">most</text:span><text:span text:style-name="T5"> </text:span><text:span text:style-name="T4">inviting</text:span><text:span text:style-name="T5"> </text:span><text:span text:style-name="T4">for</text:span><text:span text:style-name="T5"> </text:span><text:span text:style-name="T4">something</text:span><text:span text:style-name="T5"> </text:span><text:span text:style-name="T4">that</text:span><text:span text:style-name="T5"> </text:span><text:span text:style-name="T4">could</text:span><text:span text:style-name="T5"> </text:span><text:span text:style-name="T4">be</text:span><text:span text:style-name="T5"> </text:span><text:span text:style-name="T4">lurking</text:span><text:span text:style-name="T5"> </text:span><text:span text:style-name="T4">out</text:span><text:span text:style-name="T5"> </text:span><text:span text:style-name="T4">of</text:span><text:span text:style-name="T5"> </text:span><text:span text:style-name="T4">sight.</text:span></text:p>
      <text:p text:style-name="P2">He<text:span text:style-name="T1"> </text:span>then<text:span text:style-name="T1"> </text:span>noticed<text:span text:style-name="T1"> </text:span>the<text:span text:style-name="T1"> </text:span>bunny;<text:span text:style-name="T1"> </text:span>it<text:span text:style-name="T1"> </text:span>was<text:span text:style-name="T1"> </text:span>looking<text:span text:style-name="T1"> </text:span>straight<text:span text:style-name="T1"> </text:span>at<text:span text:style-name="T1"> </text:span>him,<text:span text:style-name="T1"> </text:span>the<text:span text:style-name="T1"> </text:span>flames<text:span text:style-name="T1"> </text:span>from<text:span text:style-name="T1"> </text:span>his<text:span text:style-name="T1"> </text:span>eyes<text:span text:style-name="T1"> </text:span>having<text:span text:style-name="T1"> </text:span>died<text:span text:style-name="T1"> </text:span>down<text:span text:style-name="T1"> </text:span>to<text:span text:style-name="T1"> </text:span>a<text:span text:style-name="T1"> </text:span>pair<text:span text:style-name="T1"> </text:span>of<text:span text:style-name="T1"> </text:span>crackling<text:span text:style-name="T1"> </text:span>embers.<text:span text:style-name="T1"> </text:span>The<text:span text:style-name="T1"> </text:span>bunny<text:span text:style-name="T1"> </text:span>curled<text:span text:style-name="T1"> </text:span>its<text:span text:style-name="T1"> </text:span>tiny<text:span text:style-name="T1"> </text:span>lips<text:span text:style-name="T1"> </text:span>into<text:span text:style-name="T1"> </text:span>an<text:span text:style-name="T1"> </text:span>impossible<text:span text:style-name="T1"> </text:span>grin<text:span text:style-name="T1"> </text:span>just<text:span text:style-name="T1"> </text:span>for<text:span text:style-name="T1"> </text:span>Ned<text:span text:style-name="T1"> </text:span>alone<text:span text:style-name="T1"> </text:span>to<text:span text:style-name="T1"> </text:span>see<text:span text:style-name="T1"> </text:span>and<text:span text:style-name="T1"> </text:span>hurriedly<text:span text:style-name="T1"> </text:span>burrowed<text:span text:style-name="T1"> </text:span>inside<text:span text:style-name="T1"> </text:span>the<text:span text:style-name="T1"> </text:span>ground<text:span text:style-name="T1"> </text:span>in<text:span text:style-name="T1"> </text:span>an<text:span text:style-name="T1"> </text:span>instant.</text:p>
      <text:p text:style-name="P2">Parcifal<text:span text:style-name="T1"> </text:span>seemed<text:span text:style-name="T1"> </text:span>to<text:span text:style-name="T1"> </text:span>sigh<text:span text:style-name="T1"> </text:span>even<text:span text:style-name="T1"> </text:span>as<text:span text:style-name="T1"> </text:span>Encelados<text:span text:style-name="T1"> </text:span>began<text:span text:style-name="T1"> </text:span>to<text:span text:style-name="T1"> </text:span>glow<text:span text:style-name="T1"> </text:span>fiercely,<text:span text:style-name="T1"> </text:span>casting<text:span text:style-name="T1"> </text:span>harrowing<text:span text:style-name="T1"> </text:span>shadows<text:span text:style-name="T1"> </text:span>of<text:span text:style-name="T1"> </text:span>Parcifal<text:span text:style-name="T1"> </text:span>and<text:span text:style-name="T1"> </text:span>Theo<text:span text:style-name="T1"> </text:span>around<text:span text:style-name="T1"> </text:span>the<text:span text:style-name="T1"> </text:span>thick<text:span text:style-name="T1"> </text:span>brush.<text:span text:style-name="T1"> </text:span>Parcifal<text:span text:style-name="T1"> </text:span>repeated<text:span text:style-name="T1"> </text:span>her<text:span text:style-name="T1"> </text:span>message<text:span text:style-name="T1"> </text:span>but<text:span text:style-name="T1"> </text:span>to<text:span text:style-name="T1"> </text:span>no<text:span text:style-name="T1"> </text:span>avail;<text:span text:style-name="T1"> </text:span>Lernea<text:span text:style-name="T1"> </text:span>shook<text:span text:style-name="T1"> </text:span>her<text:span text:style-name="T1"> </text:span>head<text:span text:style-name="T1"> </text:span>again.</text:p>
      <text:p text:style-name="P1"><text:span text:style-name="T5">“</text:span><text:span text:style-name="T4">What</text:span><text:span text:style-name="T5"> </text:span><text:span text:style-name="T4">is</text:span><text:span text:style-name="T5"> </text:span><text:span text:style-name="T4">she</text:span><text:span text:style-name="T5"> </text:span><text:span text:style-name="T4">trying</text:span><text:span text:style-name="T5"> </text:span><text:span text:style-name="T4">to</text:span><text:span text:style-name="T5"> </text:span><text:span text:style-name="T4">say?</text:span><text:span text:style-name="T5">” </text:span><text:span text:style-name="T4">asked</text:span><text:span text:style-name="T5"> </text:span><text:span text:style-name="T4">Ned.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either</text:span><text:span text:style-name="T5"> </text:span><text:span text:style-name="T4">large</text:span><text:span text:style-name="T5"> </text:span><text:span text:style-name="T4">flying</text:span><text:span text:style-name="T5"> </text:span><text:span text:style-name="T4">beast</text:span><text:span text:style-name="T5"> </text:span><text:span text:style-name="T4">lurking</text:span><text:span text:style-name="T5"> </text:span><text:span text:style-name="T4">on</text:span><text:span text:style-name="T5"> </text:span><text:span text:style-name="T4">the</text:span><text:span text:style-name="T5"> </text:span><text:span text:style-name="T4">treetops</text:span><text:span text:style-name="T5"> </text:span><text:span text:style-name="T4">or</text:span><text:span text:style-name="T5"> </text:span><text:span text:style-name="T4">mythical</text:span><text:span text:style-name="T5"> </text:span><text:span text:style-name="T4">magical</text:span><text:span text:style-name="T5"> </text:span><text:span text:style-name="T4">beast</text:span><text:span text:style-name="T5"> </text:span><text:span text:style-name="T4">wandering</text:span><text:span text:style-name="T5"> </text:span><text:span text:style-name="T4">up</text:span><text:span text:style-name="T5"> </text:span><text:span text:style-name="T4">ahead,</text:span><text:span text:style-name="T5"> </text:span><text:span text:style-name="T4">I</text:span><text:span text:style-name="T5"> </text:span><text:span text:style-name="T4">can</text:span><text:span text:style-name="T5">’</text:span><text:span text:style-name="T4">t</text:span><text:span text:style-name="T5"> </text:span><text:span text:style-name="T4">tell.</text:span><text:span text:style-name="T5">”</text:span></text:p>
      <text:p text:style-name="P2">Ned<text:span text:style-name="T1"> </text:span>swallowed<text:span text:style-name="T1"> </text:span>hard<text:span text:style-name="T1"> </text:span>at<text:span text:style-name="T1"> </text:span>that<text:span text:style-name="T1"> </text:span>piece<text:span text:style-name="T1"> </text:span>of<text:span text:style-name="T1"> </text:span>information;<text:span text:style-name="T1"> </text:span>he<text:span text:style-name="T1"> </text:span>couldn<text:span text:style-name="T1">’</text:span>t<text:span text:style-name="T1"> </text:span>understand<text:span text:style-name="T1"> </text:span>what<text:span text:style-name="T1"> </text:span>the<text:span text:style-name="T1"> </text:span>difference<text:span text:style-name="T1"> </text:span>really<text:span text:style-name="T1"> </text:span>was,<text:span text:style-name="T1"> </text:span>so<text:span text:style-name="T1"> </text:span>he<text:span text:style-name="T1"> </text:span>simply<text:span text:style-name="T1"> </text:span>asked,<text:span text:style-name="T1"> </text:span>his<text:span text:style-name="T1"> </text:span>voice<text:span text:style-name="T1"> </text:span>trembling<text:span text:style-name="T1"> </text:span>slightly,<text:span text:style-name="T1"> </text:span>hinting<text:span text:style-name="T1"> </text:span>of<text:span text:style-name="T1"> </text:span>mounting<text:span text:style-name="T1"> </text:span>tension:</text:p>
      <text:p text:style-name="P1"><text:span text:style-name="T5">“</text:span><text:span text:style-name="T4">How</text:span><text:span text:style-name="T5"> </text:span><text:span text:style-name="T4">is</text:span><text:span text:style-name="T5"> </text:span><text:span text:style-name="T4">one,</text:span><text:span text:style-name="T5"> </text:span><text:span text:style-name="T4">better</text:span><text:span text:style-name="T5"> </text:span><text:span text:style-name="T4">news</text:span><text:span text:style-name="T5"> </text:span><text:span text:style-name="T4">than</text:span><text:span text:style-name="T5"> </text:span><text:span text:style-name="T4">the</text:span><text:span text:style-name="T5"> </text:span><text:span text:style-name="T4">other?</text:span><text:span text:style-name="T5">”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really</text:span><text:span text:style-name="T5"> </text:span><text:span text:style-name="T4">important</text:span><text:span text:style-name="T5"> </text:span><text:span text:style-name="T4">to</text:span><text:span text:style-name="T5"> </text:span><text:span text:style-name="T4">know</text:span><text:span text:style-name="T5"> </text:span><text:span text:style-name="T4">which</text:span><text:span text:style-name="T5"> </text:span><text:span text:style-name="T4">one</text:span><text:span text:style-name="T5">’</text:span><text:span text:style-name="T4">s</text:span><text:span text:style-name="T5"> </text:span><text:span text:style-name="T4">which.</text:span><text:span text:style-name="T5"> </text:span><text:span text:style-name="T4">I</text:span><text:span text:style-name="T5"> </text:span><text:span text:style-name="T4">claim</text:span><text:span text:style-name="T5"> </text:span><text:span text:style-name="T4">flying</text:span><text:span text:style-name="T5"> </text:span><text:span text:style-name="T4">kills</text:span><text:span text:style-name="T5"> </text:span><text:span text:style-name="T4">first,</text:span><text:span text:style-name="T5"> </text:span><text:span text:style-name="T4">while</text:span><text:span text:style-name="T5"> </text:span><text:span text:style-name="T4">Parcifal</text:span><text:span text:style-name="T5"> </text:span><text:span text:style-name="T4">claims</text:span><text:span text:style-name="T5"> </text:span><text:span text:style-name="T4">the</text:span><text:span text:style-name="T5"> </text:span><text:span text:style-name="T4">land-dwellers,</text:span><text:span text:style-name="T5">” </text:span><text:span text:style-name="T4">she</text:span><text:span text:style-name="T5"> </text:span><text:span text:style-name="T4">said</text:span><text:span text:style-name="T5"> </text:span><text:span text:style-name="T4">matter-of-factly</text:span><text:span text:style-name="T5"> </text:span><text:span text:style-name="T4">as</text:span><text:span text:style-name="T5"> </text:span><text:span text:style-name="T4">she</text:span><text:span text:style-name="T5"> </text:span><text:span text:style-name="T4">signaled</text:span><text:span text:style-name="T5"> </text:span><text:span text:style-name="T4">her</text:span><text:span text:style-name="T5"> </text:span><text:span text:style-name="T4">sister</text:span><text:span text:style-name="T5"> </text:span><text:span text:style-name="T4">they</text:span><text:span text:style-name="T5"> </text:span><text:span text:style-name="T4">were</text:span><text:span text:style-name="T5"> </text:span><text:span text:style-name="T4">about</text:span><text:span text:style-name="T5"> </text:span><text:span text:style-name="T4">to</text:span><text:span text:style-name="T5"> </text:span><text:span text:style-name="T4">sprint</text:span><text:span text:style-name="T5"> </text:span><text:span text:style-name="T4">within</text:span><text:span text:style-name="T5"> </text:span><text:span text:style-name="T4">whispering</text:span><text:span text:style-name="T5"> </text:span><text:span text:style-name="T4">distance.</text:span></text:p>
      <text:p text:style-name="P1"><text:span text:style-name="T5">“</text:span><text:span text:style-name="T4">Oh,</text:span><text:span text:style-name="T5"> </text:span><text:span text:style-name="T4">isn</text:span><text:span text:style-name="T5">’</text:span><text:span text:style-name="T4">t</text:span><text:span text:style-name="T5"> </text:span><text:span text:style-name="T4">that</text:span><text:span text:style-name="T5"> </text:span><text:span text:style-name="T4">wonderful?</text:span><text:span text:style-name="T5"> </text:span><text:span text:style-name="T4">What</text:span><text:span text:style-name="T5"> </text:span><text:span text:style-name="T4">happens</text:span><text:span text:style-name="T5"> </text:span><text:span text:style-name="T4">if</text:span><text:span text:style-name="T5"> </text:span><text:span text:style-name="T4">it</text:span><text:span text:style-name="T5">’</text:span><text:span text:style-name="T4">s</text:span><text:span text:style-name="T5"> </text:span><text:span text:style-name="T4">a</text:span><text:span text:style-name="T5"> </text:span><text:span text:style-name="T4">sea</text:span><text:span text:style-name="T5"> </text:span><text:span text:style-name="T4">creature,</text:span><text:span text:style-name="T5"> </text:span><text:span text:style-name="T4">or</text:span><text:span text:style-name="T5"> </text:span><text:span text:style-name="T4">something</text:span><text:span text:style-name="T5"> </text:span><text:span text:style-name="T4">that</text:span><text:span text:style-name="T5"> </text:span><text:span text:style-name="T4">lives</text:span><text:span text:style-name="T5"> </text:span><text:span text:style-name="T4">underground?</text:span><text:span text:style-name="T5">” </text:span><text:span text:style-name="T4">he</text:span><text:span text:style-name="T5"> </text:span><text:span text:style-name="T4">asked</text:span><text:span text:style-name="T5"> </text:span><text:span text:style-name="T4">ironically,</text:span><text:span text:style-name="T5"> </text:span><text:span text:style-name="T4">surprised</text:span><text:span text:style-name="T5"> </text:span><text:span text:style-name="T4">at</text:span><text:span text:style-name="T5"> </text:span><text:span text:style-name="T4">the</text:span><text:span text:style-name="T5"> </text:span><text:span text:style-name="T4">nonchalance</text:span><text:span text:style-name="T5"> </text:span><text:span text:style-name="T4">of</text:span><text:span text:style-name="T5"> </text:span><text:span text:style-name="T4">Lernea,</text:span><text:span text:style-name="T5"> </text:span><text:span text:style-name="T4">as</text:span><text:span text:style-name="T5"> </text:span><text:span text:style-name="T4">well</text:span><text:span text:style-name="T5"> </text:span><text:span text:style-name="T4">as</text:span><text:span text:style-name="T5"> </text:span><text:span text:style-name="T4">his</text:span><text:span text:style-name="T5"> </text:span><text:span text:style-name="T4">own</text:span><text:span text:style-name="T5"> </text:span><text:span text:style-name="T4">reaction.</text:span></text:p>
      <text:p text:style-name="P1"><text:span text:style-name="T5">“</text:span><text:span text:style-name="T4">Coin</text:span><text:span text:style-name="T5"> </text:span><text:span text:style-name="T4">toss,</text:span><text:span text:style-name="T5">” </text:span><text:span text:style-name="T4">she</text:span><text:span text:style-name="T5"> </text:span><text:span text:style-name="T4">said</text:span><text:span text:style-name="T5"> </text:span><text:span text:style-name="T4">as</text:span><text:span text:style-name="T5"> </text:span><text:span text:style-name="T4">the</text:span><text:span text:style-name="T5"> </text:span><text:span text:style-name="T4">irony</text:span><text:span text:style-name="T5"> </text:span><text:span text:style-name="T4">was</text:span><text:span text:style-name="T5"> </text:span><text:span text:style-name="T4">lost</text:span><text:span text:style-name="T5"> </text:span><text:span text:style-name="T4">on</text:span><text:span text:style-name="T5"> </text:span><text:span text:style-name="T4">her.</text:span><text:span text:style-name="T5"> </text:span><text:span text:style-name="T4">She</text:span><text:span text:style-name="T5"> </text:span><text:span text:style-name="T4">nearly</text:span><text:span text:style-name="T5"> </text:span><text:span text:style-name="T4">dragged</text:span><text:span text:style-name="T5"> </text:span><text:span text:style-name="T4">Ned</text:span><text:span text:style-name="T5"> </text:span><text:span text:style-name="T4">alongside</text:span><text:span text:style-name="T5"> </text:span><text:span text:style-name="T4">her</text:span><text:span text:style-name="T5"> </text:span><text:span text:style-name="T4">as</text:span><text:span text:style-name="T5"> </text:span><text:span text:style-name="T4">they</text:span><text:span text:style-name="T5"> </text:span><text:span text:style-name="T4">ran,</text:span><text:span text:style-name="T5"> </text:span><text:span text:style-name="T4">stooping</text:span><text:span text:style-name="T5"> </text:span><text:span text:style-name="T4">low,</text:span><text:span text:style-name="T5"> </text:span><text:span text:style-name="T4">to</text:span><text:span text:style-name="T5"> </text:span><text:span text:style-name="T4">cover</text:span><text:span text:style-name="T5"> </text:span><text:span text:style-name="T4">the</text:span><text:span text:style-name="T5"> </text:span><text:span text:style-name="T4">distance</text:span><text:span text:style-name="T5"> </text:span><text:span text:style-name="T4">between</text:span><text:span text:style-name="T5"> </text:span><text:span text:style-name="T4">Parcifal</text:span><text:span text:style-name="T5"> </text:span><text:span text:style-name="T4">and</text:span><text:span text:style-name="T5"> </text:span><text:span text:style-name="T4">them.</text:span><text:span text:style-name="T5"> </text:span><text:span text:style-name="T4">Their</text:span><text:span text:style-name="T5"> </text:span><text:span text:style-name="T4">feet</text:span><text:span text:style-name="T5"> </text:span><text:span text:style-name="T4">shuffled</text:span><text:span text:style-name="T5"> </text:span><text:span text:style-name="T4">over</text:span><text:span text:style-name="T5"> </text:span><text:span text:style-name="T4">the</text:span><text:span text:style-name="T5"> </text:span><text:span text:style-name="T4">thick</text:span><text:span text:style-name="T5"> </text:span><text:span text:style-name="T4">boggy</text:span><text:span text:style-name="T5"> </text:span><text:span text:style-name="T4">ground</text:span><text:span text:style-name="T5"> </text:span><text:span text:style-name="T4">with</text:span><text:span text:style-name="T5"> </text:span><text:span text:style-name="T4">a</text:span><text:span text:style-name="T5"> </text:span><text:span text:style-name="T4">squishy</text:span><text:span text:style-name="T5"> </text:span><text:span text:style-name="T4">noise.</text:span><text:span text:style-name="T5"> </text:span><text:span text:style-name="T4">When</text:span><text:span text:style-name="T5"> </text:span><text:span text:style-name="T4">they</text:span><text:span text:style-name="T5"> </text:span><text:span text:style-name="T4">were</text:span><text:span text:style-name="T5"> </text:span><text:span text:style-name="T4">within</text:span><text:span text:style-name="T5"> </text:span><text:span text:style-name="T4">earshot,</text:span><text:span text:style-name="T5"> </text:span><text:span text:style-name="T4">Parcifal</text:span><text:span text:style-name="T5"> </text:span><text:span text:style-name="T4">turned</text:span><text:span text:style-name="T5"> </text:span><text:span text:style-name="T4">around</text:span><text:span text:style-name="T5"> </text:span><text:span text:style-name="T4">and</text:span><text:span text:style-name="T5"> </text:span><text:span text:style-name="T4">whispered</text:span><text:span text:style-name="T5"> </text:span><text:span text:style-name="T4">to</text:span><text:span text:style-name="T5"> </text:span><text:span text:style-name="T4">her</text:span><text:span text:style-name="T5"> </text:span><text:span text:style-name="T4">sister:</text:span></text:p>
      <text:p text:style-name="P1"><text:span text:style-name="T5">“</text:span><text:span text:style-name="T4">I</text:span><text:span text:style-name="T5"> </text:span><text:span text:style-name="T4">said,</text:span><text:span text:style-name="T5"> </text:span><text:span text:style-name="T4">it</text:span><text:span text:style-name="T5">’</text:span><text:span text:style-name="T4">s</text:span><text:span text:style-name="T5"> </text:span><text:span text:style-name="T4">a</text:span><text:span text:style-name="T5"> </text:span><text:span text:style-name="T4">bleeding</text:span><text:span text:style-name="T5"> </text:span><text:span text:style-name="T4">flying</text:span><text:span text:style-name="T5"> </text:span><text:span text:style-name="T4">lizard!</text:span><text:span text:style-name="T5">”</text:span></text:p>
      <text:p text:style-name="P2">To<text:span text:style-name="T1"> </text:span>which<text:span text:style-name="T1"> </text:span>Theo<text:span text:style-name="T1"> </text:span>managed<text:span text:style-name="T1"> </text:span>to<text:span text:style-name="T1"> </text:span>answered<text:span text:style-name="T1"> </text:span>promptly<text:span text:style-name="T1"> </text:span>when<text:span text:style-name="T1"> </text:span>he<text:span text:style-name="T1"> </text:span>finally<text:span text:style-name="T1"> </text:span>pushed<text:span text:style-name="T1"> </text:span>Parcifal<text:span text:style-name="T1">’</text:span>s<text:span text:style-name="T1"> </text:span>hand<text:span text:style-name="T1"> </text:span>aside.<text:span text:style-name="T1"> </text:span>Completely<text:span text:style-name="T1"> </text:span>heedless<text:span text:style-name="T1"> </text:span>of<text:span text:style-name="T1"> </text:span>the<text:span text:style-name="T1"> </text:span>need<text:span text:style-name="T1"> </text:span>to<text:span text:style-name="T1"> </text:span>remain<text:span text:style-name="T1"> </text:span>as<text:span text:style-name="T1"> </text:span>silent<text:span text:style-name="T1"> </text:span>as<text:span text:style-name="T1"> </text:span>possible,<text:span text:style-name="T1"> </text:span>he<text:span text:style-name="T1"> </text:span>made<text:span text:style-name="T1"> </text:span>sure<text:span text:style-name="T1"> </text:span>to<text:span text:style-name="T1"> </text:span>stand<text:span text:style-name="T1"> </text:span>up<text:span text:style-name="T1"> </text:span>in<text:span text:style-name="T1"> </text:span>order<text:span text:style-name="T1"> </text:span>to<text:span text:style-name="T1"> </text:span><text:soft-page-break/>deliver<text:span text:style-name="T1"> </text:span>his<text:span text:style-name="T1"> </text:span>point<text:span text:style-name="T1"> </text:span>more<text:span text:style-name="T1"> </text:span>acutely: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utterly</text:span><text:span text:style-name="T5"> </text:span><text:span text:style-name="T4">absurd!</text:span><text:span text:style-name="T5"> </text:span><text:span text:style-name="T4">It</text:span><text:span text:style-name="T5">’</text:span><text:span text:style-name="T4">s</text:span><text:span text:style-name="T5"> </text:span><text:span text:style-name="T4">not</text:span><text:span text:style-name="T5"> </text:span><text:span text:style-name="T4">a</text:span><text:span text:style-name="T5"> </text:span><text:span text:style-name="T4">lizard,</text:span><text:span text:style-name="T5"> </text:span><text:span text:style-name="T4">that</text:span><text:span text:style-name="T5">’</text:span><text:span text:style-name="T4">s</text:span><text:span text:style-name="T5"> </text:span><text:span text:style-name="T4">a</text:span><text:span text:style-name="T5"> </text:span><text:span text:style-name="T4">dragonkin</text:span><text:span text:style-name="T5"> </text:span><text:span text:style-name="T4">pure</text:span><text:span text:style-name="T5"> </text:span><text:span text:style-name="T4">and</text:span><text:span text:style-name="T5"> </text:span><text:span text:style-name="T4">simple.</text:span><text:span text:style-name="T5"> </text:span><text:span text:style-name="T4">It</text:span><text:span text:style-name="T5"> </text:span><text:span text:style-name="T4">is</text:span><text:span text:style-name="T5"> </text:span><text:span text:style-name="T4">a</text:span><text:span text:style-name="T5"> </text:span><text:span text:style-name="T4">fairly</text:span><text:span text:style-name="T5"> </text:span><text:span text:style-name="T4">easy</text:span><text:span text:style-name="T5"> </text:span><text:span text:style-name="T4">mistake</text:span><text:span text:style-name="T5"> </text:span><text:span text:style-name="T4">to</text:span><text:span text:style-name="T5"> </text:span><text:span text:style-name="T4">make</text:span><text:span text:style-name="T5"> </text:span><text:span text:style-name="T4">though,</text:span><text:span text:style-name="T5"> </text:span><text:span text:style-name="T4">since-</text:span><text:span text:style-name="T5">”</text:span></text:p>
      <text:p text:style-name="P2">Theo<text:span text:style-name="T1"> </text:span>was<text:span text:style-name="T1"> </text:span>cut<text:span text:style-name="T1"> </text:span>mid-sentence<text:span text:style-name="T1"> </text:span>as<text:span text:style-name="T1"> </text:span>a<text:span text:style-name="T1"> </text:span>loud<text:span text:style-name="T1"> </text:span>screeching<text:span text:style-name="T1"> </text:span>noise<text:span text:style-name="T1"> </text:span>like<text:span text:style-name="T1"> </text:span>a<text:span text:style-name="T1"> </text:span>sad,<text:span text:style-name="T1"> </text:span>horrific<text:span text:style-name="T1"> </text:span>growl<text:span text:style-name="T1"> </text:span>was<text:span text:style-name="T1"> </text:span>quickly<text:span text:style-name="T1"> </text:span>followed<text:span text:style-name="T1"> </text:span>by<text:span text:style-name="T1"> </text:span>the<text:span text:style-name="T1"> </text:span>figure<text:span text:style-name="T1"> </text:span>of<text:span text:style-name="T1"> </text:span>a<text:span text:style-name="T1"> </text:span>muscular,<text:span text:style-name="T1"> </text:span>nine-foot<text:span text:style-name="T1"> </text:span>tall<text:span text:style-name="T1"> </text:span>lizard-like<text:span text:style-name="T1"> </text:span>creature<text:span text:style-name="T1"> </text:span>swooping<text:span text:style-name="T1"> </text:span>down<text:span text:style-name="T1"> </text:span>from<text:span text:style-name="T1"> </text:span>the<text:span text:style-name="T1"> </text:span>treetops<text:span text:style-name="T1"> </text:span>towards<text:span text:style-name="T1"> </text:span>them.<text:span text:style-name="T1"> </text:span>A<text:span text:style-name="T1"> </text:span>set<text:span text:style-name="T1"> </text:span>of<text:span text:style-name="T1"> </text:span>unnervingly<text:span text:style-name="T1"> </text:span>sharp-looking<text:span text:style-name="T1"> </text:span>claws<text:span text:style-name="T1"> </text:span>the<text:span text:style-name="T1"> </text:span>size<text:span text:style-name="T1"> </text:span>of<text:span text:style-name="T1"> </text:span>short<text:span text:style-name="T1"> </text:span>curvy<text:span text:style-name="T1"> </text:span>blades<text:span text:style-name="T1"> </text:span>extended<text:span text:style-name="T1"> </text:span>from<text:span text:style-name="T1"> </text:span>its<text:span text:style-name="T1"> </text:span>feet.</text:p>
      <text:p text:style-name="P1"><text:span text:style-name="T5">“</text:span><text:span text:style-name="T4">Get</text:span><text:span text:style-name="T5"> </text:span><text:span text:style-name="T4">down</text:span><text:span text:style-name="T5"> </text:span><text:span text:style-name="T4">you</text:span><text:span text:style-name="T5"> </text:span><text:span text:style-name="T4">muttering</text:span><text:span text:style-name="T5"> </text:span><text:span text:style-name="T4">fool!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and</text:span><text:span text:style-name="T5"> </text:span><text:span text:style-name="T4">thrust</text:span><text:span text:style-name="T5"> </text:span><text:span text:style-name="T4">herself</text:span><text:span text:style-name="T5"> </text:span><text:span text:style-name="T4">on</text:span><text:span text:style-name="T5"> </text:span><text:span text:style-name="T4">Theo,</text:span><text:span text:style-name="T5"> </text:span><text:span text:style-name="T4">bringing</text:span><text:span text:style-name="T5"> </text:span><text:span text:style-name="T4">him</text:span><text:span text:style-name="T5"> </text:span><text:span text:style-name="T4">down</text:span><text:span text:style-name="T5"> </text:span><text:span text:style-name="T4">even</text:span><text:span text:style-name="T5"> </text:span><text:span text:style-name="T4">as</text:span><text:span text:style-name="T5"> </text:span><text:span text:style-name="T4">Ned</text:span><text:span text:style-name="T5"> </text:span><text:span text:style-name="T4">shot</text:span><text:span text:style-name="T5"> </text:span><text:span text:style-name="T4">his</text:span><text:span text:style-name="T5"> </text:span><text:span text:style-name="T4">crossbow</text:span><text:span text:style-name="T5"> </text:span><text:span text:style-name="T4">reflexively.</text:span><text:span text:style-name="T5"> </text:span><text:span text:style-name="T4">Ned</text:span><text:span text:style-name="T5">’</text:span><text:span text:style-name="T4">s</text:span><text:span text:style-name="T5"> </text:span><text:span text:style-name="T4">shot</text:span><text:span text:style-name="T5"> </text:span><text:span text:style-name="T4">missed</text:span><text:span text:style-name="T5"> </text:span><text:span text:style-name="T4">wildly,</text:span><text:span text:style-name="T5"> </text:span><text:span text:style-name="T4">unlike</text:span><text:span text:style-name="T5"> </text:span><text:span text:style-name="T4">Parcifal.</text:span><text:span text:style-name="T5"> </text:span><text:span text:style-name="T4">Timing</text:span><text:span text:style-name="T5"> </text:span><text:span text:style-name="T4">her</text:span><text:span text:style-name="T5"> </text:span><text:span text:style-name="T4">thrust,</text:span><text:span text:style-name="T5"> </text:span><text:span text:style-name="T4">Encelados</text:span><text:span text:style-name="T5"> </text:span><text:span text:style-name="T4">met</text:span><text:span text:style-name="T5"> </text:span><text:span text:style-name="T4">with</text:span><text:span text:style-name="T5"> </text:span><text:span text:style-name="T4">the</text:span><text:span text:style-name="T5"> </text:span><text:span text:style-name="T4">creature</text:span><text:span text:style-name="T5">’</text:span><text:span text:style-name="T4">s</text:span><text:span text:style-name="T5"> </text:span><text:span text:style-name="T4">belly</text:span><text:span text:style-name="T5"> </text:span><text:span text:style-name="T4">as</text:span><text:span text:style-name="T5"> </text:span><text:span text:style-name="T4">it</text:span><text:span text:style-name="T5"> </text:span><text:span text:style-name="T4">tried</text:span><text:span text:style-name="T5"> </text:span><text:span text:style-name="T4">to</text:span><text:span text:style-name="T5"> </text:span><text:span text:style-name="T4">leap</text:span><text:span text:style-name="T5"> </text:span><text:span text:style-name="T4">upwards</text:span><text:span text:style-name="T5"> </text:span><text:span text:style-name="T4">again,</text:span><text:span text:style-name="T5"> </text:span><text:span text:style-name="T4">to</text:span><text:span text:style-name="T5"> </text:span><text:span text:style-name="T4">hide</text:span><text:span text:style-name="T5"> </text:span><text:span text:style-name="T4">in</text:span><text:span text:style-name="T5"> </text:span><text:span text:style-name="T4">the</text:span><text:span text:style-name="T5"> </text:span><text:span text:style-name="T4">lush</text:span><text:span text:style-name="T5"> </text:span><text:span text:style-name="T4">canopy</text:span><text:span text:style-name="T5"> </text:span><text:span text:style-name="T4">or</text:span><text:span text:style-name="T5"> </text:span><text:span text:style-name="T4">have</text:span><text:span text:style-name="T5"> </text:span><text:span text:style-name="T4">another</text:span><text:span text:style-name="T5"> </text:span><text:span text:style-name="T4">go</text:span><text:span text:style-name="T5"> </text:span><text:span text:style-name="T4">at</text:span><text:span text:style-name="T5"> </text:span><text:span text:style-name="T4">them</text:span><text:span text:style-name="T5"> </text:span><text:span text:style-name="T4">at</text:span><text:span text:style-name="T5"> </text:span><text:span text:style-name="T4">its</text:span><text:span text:style-name="T5"> </text:span><text:span text:style-name="T4">leisure.</text:span><text:span text:style-name="T5"> </text:span><text:span text:style-name="T4">That</text:span><text:span text:style-name="T5"> </text:span><text:span text:style-name="T4">was</text:span><text:span text:style-name="T5"> </text:span><text:span text:style-name="T4">no</text:span><text:span text:style-name="T5"> </text:span><text:span text:style-name="T4">longer</text:span><text:span text:style-name="T5"> </text:span><text:span text:style-name="T4">possible,</text:span><text:span text:style-name="T5"> </text:span><text:span text:style-name="T4">as</text:span><text:span text:style-name="T5"> </text:span><text:span text:style-name="T4">Parcifal</text:span><text:span text:style-name="T5">’</text:span><text:span text:style-name="T4">s</text:span><text:span text:style-name="T5"> </text:span><text:span text:style-name="T4">blade</text:span><text:span text:style-name="T5"> </text:span><text:span text:style-name="T4">brought</text:span><text:span text:style-name="T5"> </text:span><text:span text:style-name="T4">it</text:span><text:span text:style-name="T5"> </text:span><text:span text:style-name="T4">down</text:span><text:span text:style-name="T5"> </text:span><text:span text:style-name="T4">after</text:span><text:span text:style-name="T5"> </text:span><text:span text:style-name="T4">a</text:span><text:span text:style-name="T5"> </text:span><text:span text:style-name="T4">couple</text:span><text:span text:style-name="T5"> </text:span><text:span text:style-name="T4">of</text:span><text:span text:style-name="T5"> </text:span><text:span text:style-name="T4">yards</text:span><text:span text:style-name="T5"> </text:span><text:span text:style-name="T4">thrashing,</text:span><text:span text:style-name="T5"> </text:span><text:span text:style-name="T4">wailing</text:span><text:span text:style-name="T5"> </text:span><text:span text:style-name="T4">its</text:span><text:span text:style-name="T5"> </text:span><text:span text:style-name="T4">high-pitched</text:span><text:span text:style-name="T5"> </text:span><text:span text:style-name="T4">death</text:span><text:span text:style-name="T5"> </text:span><text:span text:style-name="T4">throes</text:span><text:span text:style-name="T5"> </text:span><text:span text:style-name="T4">in</text:span><text:span text:style-name="T5"> </text:span><text:span text:style-name="T4">anguish,</text:span><text:span text:style-name="T5"> </text:span><text:span text:style-name="T4">blood</text:span><text:span text:style-name="T5"> </text:span><text:span text:style-name="T4">gushing</text:span><text:span text:style-name="T5"> </text:span><text:span text:style-name="T4">freely</text:span><text:span text:style-name="T5"> </text:span><text:span text:style-name="T4">from</text:span><text:span text:style-name="T5"> </text:span><text:span text:style-name="T4">a</text:span><text:span text:style-name="T5"> </text:span><text:span text:style-name="T4">lengthy</text:span><text:span text:style-name="T5"> </text:span><text:span text:style-name="T4">wound,</text:span><text:span text:style-name="T5"> </text:span><text:span text:style-name="T4">the</text:span><text:span text:style-name="T5"> </text:span><text:span text:style-name="T4">creature</text:span><text:span text:style-name="T5">’</text:span><text:span text:style-name="T4">s</text:span><text:span text:style-name="T5"> </text:span><text:span text:style-name="T4">ghastly</text:span><text:span text:style-name="T5"> </text:span><text:span text:style-name="T4">innards</text:span><text:span text:style-name="T5"> </text:span><text:span text:style-name="T4">freely</text:span><text:span text:style-name="T5"> </text:span><text:span text:style-name="T4">exposed.</text:span></text:p>
      <text:p text:style-name="P2">Parcifal<text:span text:style-name="T1"> </text:span>quickly<text:span text:style-name="T1"> </text:span>walked<text:span text:style-name="T1"> </text:span>over<text:span text:style-name="T1"> </text:span>to<text:span text:style-name="T1"> </text:span>the<text:span text:style-name="T1"> </text:span>dying<text:span text:style-name="T1"> </text:span>creature<text:span text:style-name="T1"> </text:span>and<text:span text:style-name="T1"> </text:span>stood<text:span text:style-name="T1"> </text:span>above<text:span text:style-name="T1"> </text:span>it<text:span text:style-name="T1"> </text:span>as<text:span text:style-name="T1"> </text:span>it<text:span text:style-name="T1"> </text:span>lay<text:span text:style-name="T1"> </text:span>there,<text:span text:style-name="T1"> </text:span>dying<text:span text:style-name="T1"> </text:span>meekly.<text:span text:style-name="T1"> </text:span>Theo<text:span text:style-name="T1"> </text:span>exclaimed:</text:p>
      <text:p text:style-name="P1"><text:span text:style-name="T5">“</text:span><text:span text:style-name="T4">Jah</text:span><text:span text:style-name="T5"> </text:span><text:span text:style-name="T4">be</text:span><text:span text:style-name="T5"> </text:span><text:span text:style-name="T4">with</text:span><text:span text:style-name="T5"> </text:span><text:span text:style-name="T4">us!</text:span><text:span text:style-name="T5"> </text:span><text:span text:style-name="T4">That</text:span><text:span text:style-name="T5"> </text:span><text:span text:style-name="T4">dragonkin-</text:span><text:span text:style-name="T5">”</text:span></text:p>
      <text:p text:style-name="P2">Lernea<text:span text:style-name="T1"> </text:span>could<text:span text:style-name="T1"> </text:span>not<text:span text:style-name="T1"> </text:span>resist<text:span text:style-name="T1"> </text:span>the<text:span text:style-name="T1"> </text:span>urge;<text:span text:style-name="T1"> </text:span>she<text:span text:style-name="T1"> </text:span>slapped<text:span text:style-name="T1"> </text:span>him<text:span text:style-name="T1"> </text:span>hard<text:span text:style-name="T1"> </text:span>across<text:span text:style-name="T1"> </text:span>the<text:span text:style-name="T1"> </text:span>face<text:span text:style-name="T1"> </text:span>and<text:span text:style-name="T1"> </text:span>told<text:span text:style-name="T1"> </text:span>him<text:span text:style-name="T1"> </text:span>as<text:span text:style-name="T1"> </text:span>he<text:span text:style-name="T1"> </text:span>stood<text:span text:style-name="T1"> </text:span>in<text:span text:style-name="T1"> </text:span>frozen<text:span text:style-name="T1"> </text:span>disbelief: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for</text:span><text:span text:style-name="T5"> </text:span><text:span text:style-name="T4">being</text:span><text:span text:style-name="T5"> </text:span><text:span text:style-name="T4">an</text:span><text:span text:style-name="T5"> </text:span><text:span text:style-name="T4">idiot.</text:span><text:span text:style-name="T5"> </text:span><text:span text:style-name="T4">You</text:span><text:span text:style-name="T5"> </text:span><text:span text:style-name="T4">can</text:span><text:span text:style-name="T5"> </text:span><text:span text:style-name="T4">thank</text:span><text:span text:style-name="T5"> </text:span><text:span text:style-name="T4">me</text:span><text:span text:style-name="T5"> </text:span><text:span text:style-name="T4">for</text:span><text:span text:style-name="T5"> </text:span><text:span text:style-name="T4">saving</text:span><text:span text:style-name="T5"> </text:span><text:span text:style-name="T4">your</text:span><text:span text:style-name="T5"> </text:span><text:span text:style-name="T4">life</text:span><text:span text:style-name="T5"> </text:span><text:span text:style-name="T4">later.</text:span><text:span text:style-name="T5">”</text:span></text:p>
      <text:p text:style-name="P2">Theo<text:span text:style-name="T1"> </text:span>tried<text:span text:style-name="T1"> </text:span>to<text:span text:style-name="T1"> </text:span>force<text:span text:style-name="T1"> </text:span>his<text:span text:style-name="T1"> </text:span>mouth<text:span text:style-name="T1"> </text:span>to<text:span text:style-name="T1"> </text:span>make<text:span text:style-name="T1"> </text:span>audible<text:span text:style-name="T1"> </text:span>sounds<text:span text:style-name="T1"> </text:span>form<text:span text:style-name="T1"> </text:span>into<text:span text:style-name="T1"> </text:span>a<text:span text:style-name="T1"> </text:span>semblance<text:span text:style-name="T1"> </text:span>of<text:span text:style-name="T1"> </text:span>speech,<text:span text:style-name="T1"> </text:span>while<text:span text:style-name="T1"> </text:span>Parcifal<text:span text:style-name="T1"> </text:span>held<text:span text:style-name="T1"> </text:span>Encelados<text:span text:style-name="T1"> </text:span>shoulder<text:span text:style-name="T1"> </text:span>high<text:span text:style-name="T1"> </text:span>and<text:span text:style-name="T1"> </text:span>said<text:span text:style-name="T1"> </text:span>ceremoniously:</text:p>
      <text:p text:style-name="P1"><text:span text:style-name="T5">“</text:span><text:span text:style-name="T4">Unto</text:span><text:span text:style-name="T5"> </text:span><text:span text:style-name="T4">the</text:span><text:span text:style-name="T5"> </text:span><text:span text:style-name="T4">abyssal</text:span><text:span text:style-name="T5"> </text:span><text:span text:style-name="T4">chasm</text:span><text:span text:style-name="T5"> </text:span><text:span text:style-name="T4">I</text:span><text:span text:style-name="T5"> </text:span><text:span text:style-name="T4">comment</text:span><text:span text:style-name="T5"> </text:span><text:span text:style-name="T4">thee,</text:span><text:span text:style-name="T5"> </text:span><text:span text:style-name="T4">beast.</text:span><text:span text:style-name="T5">”</text:span></text:p>
      <text:p text:style-name="P2">She<text:span text:style-name="T1"> </text:span>swung<text:span text:style-name="T1"> </text:span>Encelados<text:span text:style-name="T1"> </text:span>down<text:span text:style-name="T1"> </text:span>sharply<text:span text:style-name="T1"> </text:span>and<text:span text:style-name="T1"> </text:span>the<text:span text:style-name="T1"> </text:span>creature<text:span text:style-name="T1">’</text:span>s<text:span text:style-name="T1"> </text:span>head<text:span text:style-name="T1"> </text:span>came<text:span text:style-name="T1"> </text:span>off<text:span text:style-name="T1"> </text:span>its<text:span text:style-name="T1"> </text:span>neck<text:span text:style-name="T1"> </text:span>clean,<text:span text:style-name="T1"> </text:span>like<text:span text:style-name="T1"> </text:span>a<text:span text:style-name="T1"> </text:span>slice<text:span text:style-name="T1"> </text:span>of<text:span text:style-name="T1"> </text:span>fruit.<text:span text:style-name="T1"> </text:span>The<text:span text:style-name="T1"> </text:span>pool<text:span text:style-name="T1"> </text:span>of<text:span text:style-name="T1"> </text:span>blood<text:span text:style-name="T1"> </text:span>around<text:span text:style-name="T1"> </text:span>its<text:span text:style-name="T1"> </text:span>lifeless<text:span text:style-name="T1"> </text:span>body<text:span text:style-name="T1"> </text:span>was<text:span text:style-name="T1"> </text:span>already<text:span text:style-name="T1"> </text:span>beginning<text:span text:style-name="T1"> </text:span>to<text:span text:style-name="T1"> </text:span>clog,<text:span text:style-name="T1"> </text:span>while<text:span text:style-name="T1"> </text:span>the<text:span text:style-name="T1"> </text:span>cut<text:span text:style-name="T1"> </text:span>below<text:span text:style-name="T1"> </text:span>the<text:span text:style-name="T1"> </text:span>head<text:span text:style-name="T1"> </text:span>was<text:span text:style-name="T1"> </text:span>almost<text:span text:style-name="T1"> </text:span>clean<text:span text:style-name="T1"> </text:span>dry.<text:span text:style-name="T1"> </text:span>Parcifal<text:span text:style-name="T1"> </text:span>looked<text:span text:style-name="T1"> </text:span>at<text:span text:style-name="T1"> </text:span>her<text:span text:style-name="T1"> </text:span>sister<text:span text:style-name="T1"> </text:span>with<text:span text:style-name="T1"> </text:span>a<text:span text:style-name="T1"> </text:span>mischievous<text:span text:style-name="T1"> </text:span>look,<text:span text:style-name="T1"> </text:span>underlined<text:span text:style-name="T1"> </text:span>by<text:span text:style-name="T1"> </text:span>a<text:span text:style-name="T1"> </text:span>gleeful<text:span text:style-name="T1"> </text:span>grin: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one</text:span><text:span text:style-name="T5"> </text:span><text:span text:style-name="T4">more</text:span><text:span text:style-name="T5"> </text:span><text:span text:style-name="T4">for</text:span><text:span text:style-name="T5"> </text:span><text:span text:style-name="T4">me,</text:span><text:span text:style-name="T5"> </text:span><text:span text:style-name="T4">sister.</text:span><text:span text:style-name="T5">” </text:span><text:span text:style-name="T4">Lernea</text:span><text:span text:style-name="T5"> </text:span><text:span text:style-name="T4">bit</text:span><text:span text:style-name="T5"> </text:span><text:span text:style-name="T4">back</text:span><text:span text:style-name="T5"> </text:span><text:span text:style-name="T4">a</text:span><text:span text:style-name="T5"> </text:span><text:span text:style-name="T4">reproachful</text:span><text:span text:style-name="T5"> </text:span><text:span text:style-name="T4">answer:</text:span></text:p>
      <text:p text:style-name="P1"><text:span text:style-name="T5">“</text:span><text:span text:style-name="T4">You</text:span><text:span text:style-name="T5"> </text:span><text:span text:style-name="T4">had</text:span><text:span text:style-name="T5"> </text:span><text:span text:style-name="T4">no</text:span><text:span text:style-name="T5"> </text:span><text:span text:style-name="T4">right</text:span><text:span text:style-name="T5"> </text:span><text:span text:style-name="T4">for</text:span><text:span text:style-name="T5"> </text:span><text:span text:style-name="T4">first</text:span><text:span text:style-name="T5"> </text:span><text:span text:style-name="T4">kill!</text:span><text:span text:style-name="T5"> </text:span><text:span text:style-name="T4">That</text:span><text:span text:style-name="T5">’</text:span><text:span text:style-name="T4">s</text:span><text:span text:style-name="T5"> </text:span><text:span text:style-name="T4">bad</text:span><text:span text:style-name="T5"> </text:span><text:span text:style-name="T4">etiquette</text:span><text:span text:style-name="T5"> </text:span><text:span text:style-name="T4">and</text:span><text:span text:style-name="T5"> </text:span><text:span text:style-name="T4">certainly</text:span><text:span text:style-name="T5"> </text:span><text:span text:style-name="T4">counts</text:span><text:span text:style-name="T5"> </text:span><text:span text:style-name="T4">as</text:span><text:span text:style-name="T5"> </text:span><text:span text:style-name="T4">cheating!</text:span><text:span text:style-name="T5">”</text:span></text:p>
      <text:p text:style-name="P2">Theo<text:span text:style-name="T1"> </text:span>swallowed<text:span text:style-name="T1"> </text:span>hard<text:span text:style-name="T1"> </text:span>and<text:span text:style-name="T1"> </text:span>managed<text:span text:style-name="T1"> </text:span>to<text:span text:style-name="T1"> </text:span>regain<text:span text:style-name="T1"> </text:span>a<text:span text:style-name="T1"> </text:span>measure<text:span text:style-name="T1"> </text:span>of<text:span text:style-name="T1"> </text:span>composure.<text:span text:style-name="T1"> </text:span>He<text:span text:style-name="T1"> </text:span>laid<text:span text:style-name="T1"> </text:span>himself<text:span text:style-name="T1"> </text:span>down<text:span text:style-name="T1"> </text:span>near<text:span text:style-name="T1"> </text:span>the<text:span text:style-name="T1"> </text:span>creature,<text:span text:style-name="T1"> </text:span>muttering<text:span text:style-name="T1"> </text:span>mostly<text:span text:style-name="T1"> </text:span>to<text:span text:style-name="T1"> </text:span>himself:</text:p>
      <text:p text:style-name="P1"><text:span text:style-name="T5">“</text:span><text:span text:style-name="T4">The</text:span><text:span text:style-name="T5"> </text:span><text:span text:style-name="T4">dragonkin..</text:span><text:span text:style-name="T5">”</text:span></text:p>
      <text:p text:style-name="P2">The<text:span text:style-name="T1"> </text:span>sisters<text:span text:style-name="T1"> </text:span>exchanged<text:span text:style-name="T1"> </text:span>terms<text:span text:style-name="T1"> </text:span>and<text:span text:style-name="T1"> </text:span>conditions<text:span text:style-name="T1"> </text:span>loudly,<text:span text:style-name="T1"> </text:span>fighting<text:span text:style-name="T1"> </text:span>over<text:span text:style-name="T1"> </text:span>first<text:span text:style-name="T1"> </text:span>kill<text:span text:style-name="T1"> </text:span>rights<text:span text:style-name="T1"> </text:span>and<text:span text:style-name="T1"> </text:span>standing<text:span text:style-name="T1"> </text:span>scores,<text:span text:style-name="T1"> </text:span>while<text:span text:style-name="T1"> </text:span>Ned<text:span text:style-name="T1"> </text:span>noticed<text:span text:style-name="T1"> </text:span>something<text:span text:style-name="T1"> </text:span>peculiar<text:span text:style-name="T1"> </text:span>and<text:span text:style-name="T1"> </text:span>said<text:span text:style-name="T1"> </text:span>to<text:span text:style-name="T1"> </text:span>no-one<text:span text:style-name="T1"> </text:span>in<text:span text:style-name="T1"> </text:span>particular:</text:p>
      <text:p text:style-name="P1"><text:soft-page-break/><text:span text:style-name="T5">“</text:span><text:span text:style-name="T4">If</text:span><text:span text:style-name="T5"> </text:span><text:span text:style-name="T4">that</text:span><text:span text:style-name="T5"> </text:span><text:span text:style-name="T4">thing</text:span><text:span text:style-name="T5"> </text:span><text:span text:style-name="T4">was</text:span><text:span text:style-name="T5"> </text:span><text:span text:style-name="T4">evil,</text:span><text:span text:style-name="T5"> </text:span><text:span text:style-name="T4">and</text:span><text:span text:style-name="T5"> </text:span><text:span text:style-name="T4">that</text:span><text:span text:style-name="T5"> </text:span><text:span text:style-name="T4">sword</text:span><text:span text:style-name="T5"> </text:span><text:span text:style-name="T4">of</text:span><text:span text:style-name="T5"> </text:span><text:span text:style-name="T4">yours</text:span><text:span text:style-name="T5"> </text:span><text:span text:style-name="T4">detects</text:span><text:span text:style-name="T5"> </text:span><text:span text:style-name="T4">evil</text:span><text:span text:style-name="T5"> </text:span><text:span text:style-name="T4">in</text:span><text:span text:style-name="T5"> </text:span><text:span text:style-name="T4">all</text:span><text:span text:style-name="T5"> </text:span><text:span text:style-name="T4">its</text:span><text:span text:style-name="T5"> </text:span><text:span text:style-name="T4">forms,</text:span><text:span text:style-name="T5"> </text:span><text:span text:style-name="T4">why</text:span><text:span text:style-name="T5"> </text:span><text:span text:style-name="T4">is</text:span><text:span text:style-name="T5"> </text:span><text:span text:style-name="T4">it</text:span><text:span text:style-name="T5"> </text:span><text:span text:style-name="T4">still</text:span><text:span text:style-name="T5"> </text:span><text:span text:style-name="T4">glowing</text:span><text:span text:style-name="T5"> </text:span><text:span text:style-name="T4">brighter</text:span><text:span text:style-name="T5"> </text:span><text:span text:style-name="T4">than</text:span><text:span text:style-name="T5"> </text:span><text:span text:style-name="T4">ever?</text:span><text:span text:style-name="T5">”</text:span></text:p>
      <text:p text:style-name="P2">Theo<text:span text:style-name="T1"> </text:span>chimed<text:span text:style-name="T1"> </text:span>in<text:span text:style-name="T1"> </text:span>morosely:</text:p>
      <text:p text:style-name="P1"><text:span text:style-name="T5">“</text:span><text:span text:style-name="T4">Because</text:span><text:span text:style-name="T5"> </text:span><text:span text:style-name="T4">that</text:span><text:span text:style-name="T5"> </text:span><text:span text:style-name="T4">dragonkin</text:span><text:span text:style-name="T5"> </text:span><text:span text:style-name="T4">was</text:span><text:span text:style-name="T5"> </text:span><text:span text:style-name="T4">Vulsek,</text:span><text:span text:style-name="T5"> </text:span><text:span text:style-name="T4">my</text:span><text:span text:style-name="T5"> </text:span><text:span text:style-name="T4">flying</text:span><text:span text:style-name="T5"> </text:span><text:span text:style-name="T4">steed.</text:span><text:span text:style-name="T5"> </text:span><text:span text:style-name="T4">He</text:span><text:span text:style-name="T5"> </text:span><text:span text:style-name="T4">wasn</text:span><text:span text:style-name="T5">’</text:span><text:span text:style-name="T4">t</text:span><text:span text:style-name="T5"> </text:span><text:span text:style-name="T4">evil,</text:span><text:span text:style-name="T5"> </text:span><text:span text:style-name="T4">just</text:span><text:span text:style-name="T5"> </text:span><text:span text:style-name="T4">scared.</text:span><text:span text:style-name="T5">”</text:span></text:p>
      <text:p text:style-name="P2">The<text:span text:style-name="T1"> </text:span>sisters<text:span text:style-name="T1"> </text:span>heard<text:span text:style-name="T1"> </text:span>that<text:span text:style-name="T1"> </text:span>and<text:span text:style-name="T1"> </text:span>paused<text:span text:style-name="T1"> </text:span>to<text:span text:style-name="T1"> </text:span>wonder<text:span text:style-name="T1"> </text:span>even<text:span text:style-name="T1"> </text:span>as<text:span text:style-name="T1"> </text:span>Parsifal<text:span text:style-name="T1"> </text:span>shot<text:span text:style-name="T1"> </text:span>a<text:span text:style-name="T1"> </text:span>look<text:span text:style-name="T1"> </text:span>at<text:span text:style-name="T1"> </text:span>Encelados.<text:span text:style-name="T1"> </text:span>It<text:span text:style-name="T1"> </text:span>was<text:span text:style-name="T1"> </text:span>indeed<text:span text:style-name="T1"> </text:span>glowing<text:span text:style-name="T1"> </text:span>with<text:span text:style-name="T1"> </text:span>dazzling<text:span text:style-name="T1"> </text:span>ferocity.<text:span text:style-name="T1"> </text:span>They<text:span text:style-name="T1"> </text:span>exchanged<text:span text:style-name="T1"> </text:span>knowing<text:span text:style-name="T1"> </text:span>worried<text:span text:style-name="T1"> </text:span>looks<text:span text:style-name="T1"> </text:span>when<text:span text:style-name="T1"> </text:span>suddenly<text:span text:style-name="T1"> </text:span>Winceham<text:span text:style-name="T1"> </text:span>burst<text:span text:style-name="T1"> </text:span>forth<text:span text:style-name="T1"> </text:span>from<text:span text:style-name="T1"> </text:span>a<text:span text:style-name="T1"> </text:span>patch<text:span text:style-name="T1"> </text:span>of<text:span text:style-name="T1"> </text:span>tall<text:span text:style-name="T1"> </text:span>grass<text:span text:style-name="T1"> </text:span>running<text:span text:style-name="T1"> </text:span>with<text:span text:style-name="T1"> </text:span>all<text:span text:style-name="T1"> </text:span>the<text:span text:style-name="T1"> </text:span>speed<text:span text:style-name="T1"> </text:span>his<text:span text:style-name="T1"> </text:span>stature<text:span text:style-name="T1"> </text:span>and<text:span text:style-name="T1"> </text:span>years<text:span text:style-name="T1"> </text:span>allowed.<text:span text:style-name="T1"> </text:span>He<text:span text:style-name="T1"> </text:span>shouted<text:span text:style-name="T1"> </text:span>something<text:span text:style-name="T1"> </text:span>indelible<text:span text:style-name="T1"> </text:span>to<text:span text:style-name="T1"> </text:span>the<text:span text:style-name="T1"> </text:span>others<text:span text:style-name="T1"> </text:span>without<text:span text:style-name="T1"> </text:span>turning<text:span text:style-name="T1"> </text:span>around<text:span text:style-name="T1"> </text:span>to<text:span text:style-name="T1"> </text:span>look,<text:span text:style-name="T1"> </text:span>and<text:span text:style-name="T1"> </text:span>lost<text:span text:style-name="T1"> </text:span>himself<text:span text:style-name="T1"> </text:span>through<text:span text:style-name="T1"> </text:span>another<text:span text:style-name="T1"> </text:span>thick<text:span text:style-name="T1"> </text:span>bush<text:span text:style-name="T1"> </text:span>behind<text:span text:style-name="T1"> </text:span>the<text:span text:style-name="T1"> </text:span>crest<text:span text:style-name="T1"> </text:span>of<text:span text:style-name="T1"> </text:span>a<text:span text:style-name="T1"> </text:span>ravine.</text:p>
      <text:p text:style-name="P1"><text:span text:style-name="T5">“</text:span><text:span text:style-name="T4">What</text:span><text:span text:style-name="T5"> </text:span><text:span text:style-name="T4">did</text:span><text:span text:style-name="T5"> </text:span><text:span text:style-name="T4">he</text:span><text:span text:style-name="T5"> </text:span><text:span text:style-name="T4">say?</text:span><text:span text:style-name="T5"> </text:span><text:span text:style-name="T4">Something</text:span><text:span text:style-name="T5"> </text:span><text:span text:style-name="T4">about</text:span><text:span text:style-name="T5"> </text:span><text:span text:style-name="T4">a</text:span><text:span text:style-name="T5"> </text:span><text:span text:style-name="T4">rat</text:span><text:span text:style-name="T5"> </text:span><text:span text:style-name="T4">and</text:span><text:span text:style-name="T5"> </text:span><text:span text:style-name="T4">a</text:span><text:span text:style-name="T5"> </text:span><text:span text:style-name="T4">tip?</text:span><text:span text:style-name="T5">” </text:span><text:span text:style-name="T4">asked</text:span><text:span text:style-name="T5"> </text:span><text:span text:style-name="T4">Ned</text:span><text:span text:style-name="T5"> </text:span><text:span text:style-name="T4">as</text:span><text:span text:style-name="T5"> </text:span><text:span text:style-name="T4">he</text:span><text:span text:style-name="T5"> </text:span><text:span text:style-name="T4">fumbled</text:span><text:span text:style-name="T5"> </text:span><text:span text:style-name="T4">with</text:span><text:span text:style-name="T5"> </text:span><text:span text:style-name="T4">his</text:span><text:span text:style-name="T5"> </text:span><text:span text:style-name="T4">crossbow,</text:span><text:span text:style-name="T5"> </text:span><text:span text:style-name="T4">trying</text:span><text:span text:style-name="T5"> </text:span><text:span text:style-name="T4">to</text:span><text:span text:style-name="T5"> </text:span><text:span text:style-name="T4">reload</text:span><text:span text:style-name="T5"> </text:span><text:span text:style-name="T4">it</text:span><text:span text:style-name="T5"> </text:span><text:span text:style-name="T4">in</text:span><text:span text:style-name="T5"> </text:span><text:span text:style-name="T4">a</text:span><text:span text:style-name="T5"> </text:span><text:span text:style-name="T4">hurry,</text:span><text:span text:style-name="T5"> </text:span><text:span text:style-name="T4">shooting</text:span><text:span text:style-name="T5"> </text:span><text:span text:style-name="T4">worried</text:span><text:span text:style-name="T5"> </text:span><text:span text:style-name="T4">glances</text:span><text:span text:style-name="T5"> </text:span><text:span text:style-name="T4">at</text:span><text:span text:style-name="T5"> </text:span><text:span text:style-name="T4">the</text:span><text:span text:style-name="T5"> </text:span><text:span text:style-name="T4">wild</text:span><text:span text:style-name="T5"> </text:span><text:span text:style-name="T4">grass</text:span><text:span text:style-name="T5"> </text:span><text:span text:style-name="T4">in</text:span><text:span text:style-name="T5"> </text:span><text:span text:style-name="T4">the</text:span><text:span text:style-name="T5"> </text:span><text:span text:style-name="T4">meantime.</text:span></text:p>
      <text:p text:style-name="P2">The<text:span text:style-name="T1"> </text:span>bunny<text:span text:style-name="T1"> </text:span>then<text:span text:style-name="T1"> </text:span>popped<text:span text:style-name="T1"> </text:span>up<text:span text:style-name="T1"> </text:span>in<text:span text:style-name="T1"> </text:span>front<text:span text:style-name="T1"> </text:span>of<text:span text:style-name="T1"> </text:span>him<text:span text:style-name="T1"> </text:span>from<text:span text:style-name="T1"> </text:span>underground,<text:span text:style-name="T1"> </text:span>and<text:span text:style-name="T1"> </text:span>started<text:span text:style-name="T1"> </text:span>running<text:span text:style-name="T1"> </text:span>around<text:span text:style-name="T1"> </text:span>in<text:span text:style-name="T1"> </text:span>circles,<text:span text:style-name="T1"> </text:span>the<text:span text:style-name="T1"> </text:span>flames<text:span text:style-name="T1"> </text:span>from<text:span text:style-name="T1"> </text:span>its<text:span text:style-name="T1"> </text:span>eyes<text:span text:style-name="T1"> </text:span>whirling<text:span text:style-name="T1"> </text:span>in<text:span text:style-name="T1"> </text:span>a<text:span text:style-name="T1"> </text:span>blinding<text:span text:style-name="T1"> </text:span>fashion.</text:p>
      <text:p text:style-name="P1"><text:span text:style-name="T5">“</text:span><text:span text:style-name="T4">Bo</text:span><text:span text:style-name="T5"> </text:span><text:span text:style-name="T4">looks</text:span><text:span text:style-name="T5"> </text:span><text:span text:style-name="T4">excited</text:span><text:span text:style-name="T5"> </text:span><text:span text:style-name="T4">about</text:span><text:span text:style-name="T5"> </text:span><text:span text:style-name="T4">something.</text:span><text:span text:style-name="T5"> </text:span><text:span text:style-name="T4">Maybe</text:span><text:span text:style-name="T5"> </text:span><text:span text:style-name="T4">Mr.</text:span><text:span text:style-name="T5"> </text:span><text:span text:style-name="T4">Abbermouth</text:span><text:span text:style-name="T5"> </text:span><text:span text:style-name="T4">was</text:span><text:span text:style-name="T5"> </text:span><text:span text:style-name="T4">excited</text:span><text:span text:style-name="T5"> </text:span><text:span text:style-name="T4">about</text:span><text:span text:style-name="T5"> </text:span><text:span text:style-name="T4">something</text:span><text:span text:style-name="T5"> </text:span><text:span text:style-name="T4">as</text:span><text:span text:style-name="T5"> </text:span><text:span text:style-name="T4">well,</text:span><text:span text:style-name="T5">” </text:span><text:span text:style-name="T4">said</text:span><text:span text:style-name="T5"> </text:span><text:span text:style-name="T4">Theo</text:span><text:span text:style-name="T5"> </text:span><text:span text:style-name="T4">and</text:span><text:span text:style-name="T5"> </text:span><text:span text:style-name="T4">then</text:span><text:span text:style-name="T5"> </text:span><text:span text:style-name="T4">suddenly</text:span><text:span text:style-name="T5"> </text:span><text:span text:style-name="T4">a</text:span><text:span text:style-name="T5"> </text:span><text:span text:style-name="T4">trio</text:span><text:span text:style-name="T5"> </text:span><text:span text:style-name="T4">of</text:span><text:span text:style-name="T5"> </text:span><text:span text:style-name="T4">bipedal</text:span><text:span text:style-name="T5"> </text:span><text:span text:style-name="T4">mushrooms</text:span><text:span text:style-name="T5"> </text:span><text:span text:style-name="T4">holding</text:span><text:span text:style-name="T5"> </text:span><text:span text:style-name="T4">iron</text:span><text:span text:style-name="T5"> </text:span><text:span text:style-name="T4">spears</text:span><text:span text:style-name="T5"> </text:span><text:span text:style-name="T4">and</text:span><text:span text:style-name="T5"> </text:span><text:span text:style-name="T4">using</text:span><text:span text:style-name="T5"> </text:span><text:span text:style-name="T4">their</text:span><text:span text:style-name="T5"> </text:span><text:span text:style-name="T4">tops</text:span><text:span text:style-name="T5"> </text:span><text:span text:style-name="T4">as</text:span><text:span text:style-name="T5"> </text:span><text:span text:style-name="T4">shields</text:span><text:span text:style-name="T5"> </text:span><text:span text:style-name="T4">came</text:span><text:span text:style-name="T5"> </text:span><text:span text:style-name="T4">out</text:span><text:span text:style-name="T5"> </text:span><text:span text:style-name="T4">of</text:span><text:span text:style-name="T5"> </text:span><text:span text:style-name="T4">the</text:span><text:span text:style-name="T5"> </text:span><text:span text:style-name="T4">thick</text:span><text:span text:style-name="T5"> </text:span><text:span text:style-name="T4">grass</text:span><text:span text:style-name="T5"> </text:span><text:span text:style-name="T4">running</text:span><text:span text:style-name="T5"> </text:span><text:span text:style-name="T4">awkwardly,</text:span><text:span text:style-name="T5"> </text:span><text:span text:style-name="T4">exchanging</text:span><text:span text:style-name="T5"> </text:span><text:span text:style-name="T4">long-winded</text:span><text:span text:style-name="T5"> </text:span><text:span text:style-name="T4">moaning</text:span><text:span text:style-name="T5"> </text:span><text:span text:style-name="T4">sounds</text:span><text:span text:style-name="T5"> </text:span><text:span text:style-name="T4">and</text:span><text:span text:style-name="T5"> </text:span><text:span text:style-name="T4">pointing</text:span><text:span text:style-name="T5"> </text:span><text:span text:style-name="T4">at</text:span><text:span text:style-name="T5"> </text:span><text:span text:style-name="T4">Theo</text:span><text:span text:style-name="T5"> </text:span><text:span text:style-name="T4">and</text:span><text:span text:style-name="T5"> </text:span><text:span text:style-name="T4">the</text:span><text:span text:style-name="T5"> </text:span><text:span text:style-name="T4">rest</text:span><text:span text:style-name="T5"> </text:span><text:span text:style-name="T4">aggressively,</text:span><text:span text:style-name="T5"> </text:span><text:span text:style-name="T4">if</text:span><text:span text:style-name="T5"> </text:span><text:span text:style-name="T4">one</text:span><text:span text:style-name="T5"> </text:span><text:span text:style-name="T4">were</text:span><text:span text:style-name="T5"> </text:span><text:span text:style-name="T4">to</text:span><text:span text:style-name="T5"> </text:span><text:span text:style-name="T4">judge</text:span><text:span text:style-name="T5"> </text:span><text:span text:style-name="T4">by</text:span><text:span text:style-name="T5"> </text:span><text:span text:style-name="T4">the</text:span><text:span text:style-name="T5"> </text:span><text:span text:style-name="T4">way</text:span><text:span text:style-name="T5"> </text:span><text:span text:style-name="T4">the</text:span><text:span text:style-name="T5"> </text:span><text:span text:style-name="T4">spears</text:span><text:span text:style-name="T5"> </text:span><text:span text:style-name="T4">faced</text:span><text:span text:style-name="T5"> </text:span><text:span text:style-name="T4">towards</text:span><text:span text:style-name="T5"> </text:span><text:span text:style-name="T4">the</text:span><text:span text:style-name="T5"> </text:span><text:span text:style-name="T4">group.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sure</text:span><text:span text:style-name="T5"> </text:span><text:span text:style-name="T4">Winceham</text:span><text:span text:style-name="T5"> </text:span><text:span text:style-name="T4">has</text:span><text:span text:style-name="T5"> </text:span><text:span text:style-name="T4">a</text:span><text:span text:style-name="T5"> </text:span><text:span text:style-name="T4">thing</text:span><text:span text:style-name="T5"> </text:span><text:span text:style-name="T4">for</text:span><text:span text:style-name="T5"> </text:span><text:span text:style-name="T4">mushrooms,</text:span><text:span text:style-name="T5">” </text:span><text:span text:style-name="T4">shouted</text:span><text:span text:style-name="T5"> </text:span><text:span text:style-name="T4">Lernea</text:span><text:span text:style-name="T5"> </text:span><text:span text:style-name="T4">and</text:span><text:span text:style-name="T5"> </text:span><text:span text:style-name="T4">let</text:span><text:span text:style-name="T5"> </text:span><text:span text:style-name="T4">the</text:span><text:span text:style-name="T5"> </text:span><text:span text:style-name="T4">string</text:span><text:span text:style-name="T5"> </text:span><text:span text:style-name="T4">of</text:span><text:span text:style-name="T5"> </text:span><text:span text:style-name="T4">her</text:span><text:span text:style-name="T5"> </text:span><text:span text:style-name="T4">bow</text:span><text:span text:style-name="T5"> </text:span><text:span text:style-name="T4">sing</text:span><text:span text:style-name="T5"> </text:span><text:span text:style-name="T4">sharply.</text:span></text:p>
      <text:p text:style-name="P1"><text:span text:style-name="T5">“</text:span><text:span text:style-name="T4">I</text:span><text:span text:style-name="T5">’</text:span><text:span text:style-name="T4">d</text:span><text:span text:style-name="T5"> </text:span><text:span text:style-name="T4">say</text:span><text:span text:style-name="T5"> </text:span><text:span text:style-name="T4">he</text:span><text:span text:style-name="T5">’</text:span><text:span text:style-name="T4">s</text:span><text:span text:style-name="T5"> </text:span><text:span text:style-name="T4">more</text:span><text:span text:style-name="T5"> </text:span><text:span text:style-name="T4">into</text:span><text:span text:style-name="T5"> </text:span><text:span text:style-name="T4">greens,</text:span><text:span text:style-name="T5"> </text:span><text:span text:style-name="T4">I</text:span><text:span text:style-name="T5"> </text:span><text:span text:style-name="T4">assure</text:span><text:span text:style-name="T5"> </text:span><text:span text:style-name="T4">you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shake</text:span><text:span text:style-name="T5"> </text:span><text:span text:style-name="T4">of</text:span><text:span text:style-name="T5"> </text:span><text:span text:style-name="T4">her</text:span><text:span text:style-name="T5"> </text:span><text:span text:style-name="T4">head</text:span><text:span text:style-name="T5"> </text:span><text:span text:style-name="T4">and</text:span><text:span text:style-name="T5"> </text:span><text:span text:style-name="T4">rushed</text:span><text:span text:style-name="T5"> </text:span><text:span text:style-name="T4">the</text:span><text:span text:style-name="T5"> </text:span><text:span text:style-name="T4">warrior-mushrooms</text:span><text:span text:style-name="T5"> </text:span><text:span text:style-name="T4">head</text:span><text:span text:style-name="T5"> </text:span><text:span text:style-name="T4">on,</text:span><text:span text:style-name="T5"> </text:span><text:span text:style-name="T4">whirling</text:span><text:span text:style-name="T5"> </text:span><text:span text:style-name="T4">Encelados</text:span><text:span text:style-name="T5"> </text:span><text:span text:style-name="T4">with</text:span><text:span text:style-name="T5"> </text:span><text:span text:style-name="T4">wild</text:span><text:span text:style-name="T5"> </text:span><text:span text:style-name="T4">abandon.</text:span><text:span text:style-name="T5"> </text:span><text:span text:style-name="T4">Ned</text:span><text:span text:style-name="T5"> </text:span><text:span text:style-name="T4">was</text:span><text:span text:style-name="T5"> </text:span><text:span text:style-name="T4">looking</text:span><text:span text:style-name="T5"> </text:span><text:span text:style-name="T4">at</text:span><text:span text:style-name="T5"> </text:span><text:span text:style-name="T4">the</text:span><text:span text:style-name="T5"> </text:span><text:span text:style-name="T4">scene</text:span><text:span text:style-name="T5"> </text:span><text:span text:style-name="T4">in</text:span><text:span text:style-name="T5"> </text:span><text:span text:style-name="T4">front</text:span><text:span text:style-name="T5"> </text:span><text:span text:style-name="T4">of</text:span><text:span text:style-name="T5"> </text:span><text:span text:style-name="T4">him</text:span><text:span text:style-name="T5"> </text:span><text:span text:style-name="T4">as</text:span><text:span text:style-name="T5"> </text:span><text:span text:style-name="T4">if</text:span><text:span text:style-name="T5"> </text:span><text:span text:style-name="T4">it</text:span><text:span text:style-name="T5"> </text:span><text:span text:style-name="T4">were</text:span><text:span text:style-name="T5"> </text:span><text:span text:style-name="T4">only</text:span><text:span text:style-name="T5"> </text:span><text:span text:style-name="T4">a</text:span><text:span text:style-name="T5"> </text:span><text:span text:style-name="T4">dream;</text:span><text:span text:style-name="T5"> </text:span><text:span text:style-name="T4">he</text:span><text:span text:style-name="T5"> </text:span><text:span text:style-name="T4">had</text:span><text:span text:style-name="T5"> </text:span><text:span text:style-name="T4">a</text:span><text:span text:style-name="T5"> </text:span><text:span text:style-name="T4">sudden</text:span><text:span text:style-name="T5"> </text:span><text:span text:style-name="T4">epiphany</text:span><text:span text:style-name="T5"> </text:span><text:span text:style-name="T4">then</text:span><text:span text:style-name="T5"> </text:span><text:span text:style-name="T4">and</text:span><text:span text:style-name="T5"> </text:span><text:span text:style-name="T4">told</text:span><text:span text:style-name="T5"> </text:span><text:span text:style-name="T4">Theo</text:span><text:span text:style-name="T5"> </text:span><text:span text:style-name="T4">who</text:span><text:span text:style-name="T5"> </text:span><text:span text:style-name="T4">was</text:span><text:span text:style-name="T5"> </text:span><text:span text:style-name="T4">waving</text:span><text:span text:style-name="T5"> </text:span><text:span text:style-name="T4">his</text:span><text:span text:style-name="T5"> </text:span><text:span text:style-name="T4">hands</text:span><text:span text:style-name="T5"> </text:span><text:span text:style-name="T4">about</text:span><text:span text:style-name="T5"> </text:span><text:span text:style-name="T4">him</text:span><text:span text:style-name="T5"> </text:span><text:span text:style-name="T4">in</text:span><text:span text:style-name="T5"> </text:span><text:span text:style-name="T4">a</text:span><text:span text:style-name="T5"> </text:span><text:span text:style-name="T4">ridiculously</text:span><text:span text:style-name="T5"> </text:span><text:span text:style-name="T4">complicated</text:span><text:span text:style-name="T5"> </text:span><text:span text:style-name="T4">manner</text:span><text:span text:style-name="T5"> </text:span><text:span text:style-name="T4">in</text:span><text:span text:style-name="T5"> </text:span><text:span text:style-name="T4">what</text:span><text:span text:style-name="T5"> </text:span><text:span text:style-name="T4">seemed</text:span><text:span text:style-name="T5"> </text:span><text:span text:style-name="T4">to</text:span><text:span text:style-name="T5"> </text:span><text:span text:style-name="T4">be</text:span><text:span text:style-name="T5"> </text:span><text:span text:style-name="T4">preparation</text:span><text:span text:style-name="T5"> </text:span><text:span text:style-name="T4">for</text:span><text:span text:style-name="T5"> </text:span><text:span text:style-name="T4">a</text:span><text:span text:style-name="T5"> </text:span><text:span text:style-name="T4">spell:</text:span></text:p>
      <text:p text:style-name="P1"><text:span text:style-name="T5">“</text:span><text:span text:style-name="T4">Did</text:span><text:span text:style-name="T5"> </text:span><text:span text:style-name="T4">you</text:span><text:span text:style-name="T5"> </text:span><text:span text:style-name="T4">hear</text:span><text:span text:style-name="T5"> </text:span><text:span text:style-name="T4">the</text:span><text:span text:style-name="T5"> </text:span><text:span text:style-name="T4">joke</text:span><text:span text:style-name="T5"> </text:span><text:span text:style-name="T4">about</text:span><text:span text:style-name="T5"> </text:span><text:span text:style-name="T4">the</text:span><text:span text:style-name="T5"> </text:span><text:span text:style-name="T4">fungus?</text:span><text:span text:style-name="T5">”</text:span></text:p>
      <text:p text:style-name="P1"><text:span text:style-name="T5">“</text:span><text:span text:style-name="T4">No,</text:span><text:span text:style-name="T5"> </text:span><text:span text:style-name="T4">what</text:span><text:span text:style-name="T5"> </text:span><text:span text:style-name="T4">joke?</text:span><text:span text:style-name="T5">”</text:span></text:p>
      <text:p text:style-name="P1"><text:span text:style-name="T5">“</text:span><text:span text:style-name="T4">I</text:span><text:span text:style-name="T5"> </text:span><text:span text:style-name="T4">could</text:span><text:span text:style-name="T5"> </text:span><text:span text:style-name="T4">tell</text:span><text:span text:style-name="T5"> </text:span><text:span text:style-name="T4">you</text:span><text:span text:style-name="T5"> </text:span><text:span text:style-name="T4">now,</text:span><text:span text:style-name="T5"> </text:span><text:span text:style-name="T4">but</text:span><text:span text:style-name="T5"> </text:span><text:span text:style-name="T4">it</text:span><text:span text:style-name="T5"> </text:span><text:span text:style-name="T4">might</text:span><text:span text:style-name="T5"> </text:span><text:span text:style-name="T4">need</text:span><text:span text:style-name="T5"> </text:span><text:span text:style-name="T4">time</text:span><text:span text:style-name="T5"> </text:span><text:span text:style-name="T4">to</text:span><text:span text:style-name="T5"> </text:span><text:span text:style-name="T4">grow</text:span><text:span text:style-name="T5"> </text:span><text:span text:style-name="T4">on</text:span><text:span text:style-name="T5"> </text:span><text:span text:style-name="T4">you,</text:span><text:span text:style-name="T5">” </text:span><text:span text:style-name="T4">said</text:span><text:span text:style-name="T5"> </text:span><text:span text:style-name="T4">Ned</text:span><text:span text:style-name="T5"> </text:span><text:span text:style-name="T4">and</text:span><text:span text:style-name="T5"> </text:span><text:span text:style-name="T4">grinned</text:span><text:span text:style-name="T5"> </text:span><text:span text:style-name="T4">while</text:span><text:span text:style-name="T5"> </text:span><text:span text:style-name="T4">Theo</text:span><text:span text:style-name="T5"> </text:span><text:span text:style-name="T4">stood</text:span><text:span text:style-name="T5"> </text:span><text:span text:style-name="T4">pondering</text:span><text:span text:style-name="T5"> </text:span><text:span text:style-name="T4">as</text:span><text:span text:style-name="T5"> </text:span><text:span text:style-name="T4">his</text:span><text:span text:style-name="T5"> </text:span><text:span text:style-name="T4">hands</text:span><text:span text:style-name="T5"> </text:span><text:span text:style-name="T4">filled</text:span><text:span text:style-name="T5"> </text:span><text:span text:style-name="T4">with</text:span><text:span text:style-name="T5"> </text:span><text:span text:style-name="T4">a</text:span><text:span text:style-name="T5"> </text:span><text:span text:style-name="T4">shiny,</text:span><text:span text:style-name="T5"> </text:span><text:span text:style-name="T4">blue</text:span><text:span text:style-name="T5"> </text:span><text:span text:style-name="T4">ball</text:span><text:span text:style-name="T5"> </text:span><text:span text:style-name="T4">of</text:span><text:span text:style-name="T5"> </text:span><text:span text:style-name="T4">crackling</text:span><text:span text:style-name="T5"> </text:span><text:span text:style-name="T4">energy.</text:span><text:span text:style-name="T5"> </text:span><text:span text:style-name="T4">Ned</text:span><text:span text:style-name="T5"> </text:span><text:span text:style-name="T4">let</text:span><text:span text:style-name="T5"> </text:span><text:span text:style-name="T4">a</text:span><text:span text:style-name="T5"> </text:span><text:span text:style-name="T4">bolt</text:span><text:span text:style-name="T5"> </text:span><text:span text:style-name="T4">fly</text:span><text:span text:style-name="T5"> </text:span><text:span text:style-name="T4">straight</text:span><text:span text:style-name="T5"> </text:span><text:span text:style-name="T4">through</text:span><text:span text:style-name="T5"> </text:span><text:span text:style-name="T4">the</text:span><text:span text:style-name="T5"> </text:span><text:span text:style-name="T4">mouth</text:span><text:span text:style-name="T5"> </text:span><text:span text:style-name="T4">of</text:span><text:span text:style-name="T5"> </text:span><text:span text:style-name="T4">a</text:span><text:span text:style-name="T5"> </text:span><text:span text:style-name="T4">raging</text:span><text:span text:style-name="T5"> </text:span><text:span text:style-name="T4">mushroom-warrior</text:span><text:span text:style-name="T5"> </text:span><text:span text:style-name="T4">which</text:span><text:span text:style-name="T5"> </text:span><text:span text:style-name="T4">plucked</text:span><text:span text:style-name="T5"> </text:span><text:span text:style-name="T4">half</text:span><text:span text:style-name="T5"> </text:span><text:span text:style-name="T4">its</text:span><text:span text:style-name="T5"> </text:span><text:span text:style-name="T4">head</text:span><text:span text:style-name="T5"> </text:span><text:span text:style-name="T4">off</text:span><text:span text:style-name="T5"> </text:span><text:span text:style-name="T4">and</text:span><text:span text:style-name="T5"> </text:span><text:span text:style-name="T4">brought</text:span><text:span text:style-name="T5"> </text:span><text:span text:style-name="T4">it</text:span><text:span text:style-name="T5"> </text:span><text:span text:style-name="T4">down</text:span><text:span text:style-name="T5"> </text:span><text:span text:style-name="T4">with</text:span><text:span text:style-name="T5"> </text:span><text:span text:style-name="T4">a</text:span><text:span text:style-name="T5"> </text:span><text:span text:style-name="T4">flop.</text:span><text:span text:style-name="T5"> </text:span><text:span text:style-name="T4">Lernea</text:span><text:span text:style-name="T5"> </text:span><text:span text:style-name="T4">was</text:span><text:span text:style-name="T5"> </text:span><text:span text:style-name="T4">reloading</text:span><text:span text:style-name="T5"> </text:span><text:span text:style-name="T4">her</text:span><text:span text:style-name="T5"> </text:span><text:span text:style-name="T4">bow</text:span><text:span text:style-name="T5"> </text:span><text:span text:style-name="T4">after</text:span><text:span text:style-name="T5"> </text:span><text:span text:style-name="T4">her</text:span><text:span text:style-name="T5"> </text:span><text:span text:style-name="T4">first</text:span><text:span text:style-name="T5"> </text:span><text:span text:style-name="T4">arrow</text:span><text:span text:style-name="T5"> </text:span><text:span text:style-name="T4">got</text:span><text:span text:style-name="T5"> </text:span><text:span text:style-name="T4">stuck</text:span><text:span text:style-name="T5"> </text:span><text:span text:style-name="T4">on</text:span><text:span text:style-name="T5"> </text:span><text:span text:style-name="T4">a</text:span><text:span text:style-name="T5"> </text:span><text:span text:style-name="T4">mushroom</text:span><text:span text:style-name="T5"> </text:span><text:span text:style-name="T4">cap,</text:span><text:span text:style-name="T5"> </text:span><text:span text:style-name="T4">and</text:span><text:span text:style-name="T5"> </text:span><text:span text:style-name="T4">Parcifal</text:span><text:span text:style-name="T5"> </text:span><text:span text:style-name="T4">poised</text:span><text:span text:style-name="T5"> </text:span><text:span text:style-name="T4">Encelados</text:span><text:span text:style-name="T5"> </text:span><text:span text:style-name="T4">for</text:span><text:span text:style-name="T5"> </text:span><text:span text:style-name="T4">yet</text:span><text:span text:style-name="T5"> </text:span><text:span text:style-name="T4">another</text:span><text:span text:style-name="T5"> </text:span><text:span text:style-name="T4">slash</text:span><text:span text:style-name="T5"> </text:span><text:span text:style-name="T4">at</text:span><text:span text:style-name="T5"> </text:span><text:span text:style-name="T4">the</text:span><text:span text:style-name="T5"> </text:span><text:span text:style-name="T4">wild</text:span><text:span text:style-name="T5"> </text:span><text:span text:style-name="T4">mushroom-man</text:span><text:span text:style-name="T5"> </text:span><text:span text:style-name="T4">directly</text:span><text:span text:style-name="T5"> </text:span><text:span text:style-name="T4">in</text:span><text:span text:style-name="T5"> </text:span><text:span text:style-name="T4">front</text:span><text:span text:style-name="T5"> </text:span><text:span text:style-name="T4">of</text:span><text:span text:style-name="T5"> </text:span><text:span text:style-name="T4">her,</text:span><text:span text:style-name="T5"> </text:span><text:span text:style-name="T4">expertly</text:span><text:span text:style-name="T5"> </text:span><text:span text:style-name="T4">avoiding</text:span><text:span text:style-name="T5"> </text:span><text:span text:style-name="T4">its</text:span><text:span text:style-name="T5"> </text:span><text:span text:style-name="T4">thrusts</text:span><text:span text:style-name="T5"> </text:span><text:span text:style-name="T4">and</text:span><text:span text:style-name="T5"> </text:span><text:span text:style-name="T4">hacking</text:span><text:span text:style-name="T5"> </text:span><text:span text:style-name="T4">it</text:span><text:span text:style-name="T5"> </text:span><text:span text:style-name="T4">to</text:span><text:span text:style-name="T5"> </text:span><text:span text:style-name="T4">death;</text:span><text:span text:style-name="T5"> </text:span><text:span text:style-name="T4">it</text:span><text:span text:style-name="T5"> </text:span><text:span text:style-name="T4">was</text:span><text:span text:style-name="T5"> </text:span><text:span text:style-name="T4">a</text:span><text:span text:style-name="T5"> </text:span><text:span text:style-name="T4">matter</text:span><text:span text:style-name="T5"> </text:span><text:span text:style-name="T4">of</text:span><text:span text:style-name="T5"> </text:span><text:span text:style-name="T4">few</text:span><text:span text:style-name="T5"> </text:span><text:span text:style-name="T4">strokes.</text:span></text:p>
      <text:p text:style-name="P2">Theo<text:span text:style-name="T1"> </text:span>suddenly<text:span text:style-name="T1"> </text:span>shook<text:span text:style-name="T1"> </text:span>with<text:span text:style-name="T1"> </text:span>hearty<text:span text:style-name="T1"> </text:span>laughter<text:span text:style-name="T1"> </text:span>as<text:span text:style-name="T1"> </text:span>the<text:span text:style-name="T1"> </text:span>joke<text:span text:style-name="T1"> </text:span>struck<text:span text:style-name="T1"> </text:span>home,<text:span text:style-name="T1"> </text:span><text:soft-page-break/>and<text:span text:style-name="T1"> </text:span>at<text:span text:style-name="T1"> </text:span>the<text:span text:style-name="T1"> </text:span>same<text:span text:style-name="T1"> </text:span>time<text:span text:style-name="T1"> </text:span>hurtled<text:span text:style-name="T1"> </text:span>a<text:span text:style-name="T1"> </text:span>ball<text:span text:style-name="T1"> </text:span>of<text:span text:style-name="T1"> </text:span>lightning<text:span text:style-name="T1"> </text:span>at<text:span text:style-name="T1"> </text:span>a<text:span text:style-name="T1"> </text:span>mushroom<text:span text:style-name="T1"> </text:span>charging<text:span text:style-name="T1"> </text:span>Lernea,<text:span text:style-name="T1"> </text:span>its<text:span text:style-name="T1"> </text:span>spurious<text:span text:style-name="T1"> </text:span>gait<text:span text:style-name="T1"> </text:span>almost<text:span text:style-name="T1"> </text:span>laughable.<text:span text:style-name="T1"> </text:span>The<text:span text:style-name="T1"> </text:span>mushroom<text:span text:style-name="T1"> </text:span>promptly<text:span text:style-name="T1"> </text:span>exploded<text:span text:style-name="T1"> </text:span>into<text:span text:style-name="T1"> </text:span>a<text:span text:style-name="T1"> </text:span>cloud<text:span text:style-name="T1"> </text:span>of<text:span text:style-name="T1"> </text:span>charred<text:span text:style-name="T1"> </text:span>dust<text:span text:style-name="T1"> </text:span>with<text:span text:style-name="T1"> </text:span>fleshy<text:span text:style-name="T1"> </text:span>bits<text:span text:style-name="T1"> </text:span>of<text:span text:style-name="T1"> </text:span>what<text:span text:style-name="T1"> </text:span>used<text:span text:style-name="T1"> </text:span>to<text:span text:style-name="T1"> </text:span>form<text:span text:style-name="T1"> </text:span>its<text:span text:style-name="T1"> </text:span>torso<text:span text:style-name="T1"> </text:span>flying<text:span text:style-name="T1"> </text:span>around.<text:span text:style-name="T1"> </text:span>The<text:span text:style-name="T1"> </text:span>smell<text:span text:style-name="T1"> </text:span>of<text:span text:style-name="T1"> </text:span>burning<text:span text:style-name="T1"> </text:span>fungi<text:span text:style-name="T1"> </text:span>permeated<text:span text:style-name="T1"> </text:span>the<text:span text:style-name="T1"> </text:span>air.<text:span text:style-name="T1"> </text:span>Parcifal<text:span text:style-name="T1"> </text:span>made<text:span text:style-name="T1"> </text:span>sure<text:span text:style-name="T1"> </text:span>Encelados<text:span text:style-name="T1"> </text:span>wasn<text:span text:style-name="T1">’</text:span>t<text:span text:style-name="T1"> </text:span>glowing<text:span text:style-name="T1"> </text:span>any<text:span text:style-name="T1"> </text:span>more<text:span text:style-name="T1"> </text:span>before<text:span text:style-name="T1"> </text:span>saying<text:span text:style-name="T1"> </text:span>triumphantly:</text:p>
      <text:p text:style-name="P1"><text:span text:style-name="T5">“</text:span><text:span text:style-name="T4">Such</text:span><text:span text:style-name="T5"> </text:span><text:span text:style-name="T4">is</text:span><text:span text:style-name="T5"> </text:span><text:span text:style-name="T4">the</text:span><text:span text:style-name="T5"> </text:span><text:span text:style-name="T4">way</text:span><text:span text:style-name="T5"> </text:span><text:span text:style-name="T4">Encelados</text:span><text:span text:style-name="T5"> </text:span><text:span text:style-name="T4">pierces</text:span><text:span text:style-name="T5"> </text:span><text:span text:style-name="T4">through</text:span><text:span text:style-name="T5"> </text:span><text:span text:style-name="T4">the</text:span><text:span text:style-name="T5"> </text:span><text:span text:style-name="T4">shadow</text:span><text:span text:style-name="T5"> </text:span><text:span text:style-name="T4">of</text:span><text:span text:style-name="T5"> </text:span><text:span text:style-name="T4">evil!</text:span><text:span text:style-name="T5">”</text:span></text:p>
      <text:p text:style-name="P2">Lernea<text:span text:style-name="T1"> </text:span>sounded<text:span text:style-name="T1"> </text:span>demoralized,<text:span text:style-name="T1"> </text:span>distraught<text:span text:style-name="T1"> </text:span>even: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not</text:span><text:span text:style-name="T5"> </text:span><text:span text:style-name="T4">fair!</text:span><text:span text:style-name="T5"> </text:span><text:span text:style-name="T4">Even</text:span><text:span text:style-name="T5"> </text:span><text:span text:style-name="T4">Ned</text:span><text:span text:style-name="T5"> </text:span><text:span text:style-name="T4">killed</text:span><text:span text:style-name="T5"> </text:span><text:span text:style-name="T4">one!</text:span><text:span text:style-name="T5">”</text:span></text:p>
      <text:p text:style-name="P2">Ned<text:span text:style-name="T1"> </text:span>ignored<text:span text:style-name="T1"> </text:span>the<text:span text:style-name="T1"> </text:span>comment<text:span text:style-name="T1"> </text:span>on<text:span text:style-name="T1"> </text:span>his<text:span text:style-name="T1"> </text:span>abilities<text:span text:style-name="T1"> </text:span>as<text:span text:style-name="T1"> </text:span>a<text:span text:style-name="T1"> </text:span>marksman<text:span text:style-name="T1"> </text:span>and<text:span text:style-name="T1"> </text:span>walked<text:span text:style-name="T1"> </text:span>over<text:span text:style-name="T1"> </text:span>the<text:span text:style-name="T1"> </text:span>body<text:span text:style-name="T1"> </text:span>of<text:span text:style-name="T1"> </text:span>his<text:span text:style-name="T1"> </text:span>kill,<text:span text:style-name="T1"> </text:span>looking<text:span text:style-name="T1"> </text:span>for<text:span text:style-name="T1"> </text:span>his<text:span text:style-name="T1"> </text:span>bolt.</text:p>
      <text:p text:style-name="P2">Theo<text:span text:style-name="T1"> </text:span>sounded<text:span text:style-name="T1"> </text:span>deliriously<text:span text:style-name="T1"> </text:span>giggly,<text:span text:style-name="T1"> </text:span>barely<text:span text:style-name="T1"> </text:span>able<text:span text:style-name="T1"> </text:span>to<text:span text:style-name="T1"> </text:span>make<text:span text:style-name="T1"> </text:span>sense<text:span text:style-name="T1"> </text:span>when<text:span text:style-name="T1"> </text:span>he<text:span text:style-name="T1"> </text:span>said:</text:p>
      <text:p text:style-name="P1"><text:span text:style-name="T5">“</text:span><text:span text:style-name="T4">See,</text:span><text:span text:style-name="T5"> </text:span><text:span text:style-name="T4">I</text:span><text:span text:style-name="T5"> </text:span><text:span text:style-name="T4">get</text:span><text:span text:style-name="T5"> </text:span><text:span text:style-name="T4">that!</text:span><text:span text:style-name="T5"> </text:span><text:span text:style-name="T4">Fungi</text:span><text:span text:style-name="T5"> </text:span><text:span text:style-name="T4">grow,</text:span><text:span text:style-name="T5"> </text:span><text:span text:style-name="T4">and</text:span><text:span text:style-name="T5"> </text:span><text:span text:style-name="T4">so</text:span><text:span text:style-name="T5"> </text:span><text:span text:style-name="T4">will</text:span><text:span text:style-name="T5"> </text:span><text:span text:style-name="T4">the</text:span><text:span text:style-name="T5"> </text:span><text:span text:style-name="T4">joke,</text:span><text:span text:style-name="T5"> </text:span><text:span text:style-name="T4">which</text:span><text:span text:style-name="T5"> </text:span><text:span text:style-name="T4">is</text:span><text:span text:style-name="T5"> </text:span><text:span text:style-name="T4">to</text:span><text:span text:style-name="T5"> </text:span><text:span text:style-name="T4">say,</text:span><text:span text:style-name="T5"> </text:span><text:span text:style-name="T4">already</text:span><text:span text:style-name="T5"> </text:span><text:span text:style-name="T4">said!</text:span><text:span text:style-name="T5"> </text:span><text:span text:style-name="T4">Great</text:span><text:span text:style-name="T5"> </text:span><text:span text:style-name="T4">stuff,</text:span><text:span text:style-name="T5"> </text:span><text:span text:style-name="T4">great</text:span><text:span text:style-name="T5"> </text:span><text:span text:style-name="T4">stuff</text:span><text:span text:style-name="T5"> </text:span><text:span text:style-name="T4">Ned!</text:span><text:span text:style-name="T5">”</text:span></text:p>
      <text:p text:style-name="P2">Ned<text:span text:style-name="T1"> </text:span>smiled<text:span text:style-name="T1"> </text:span>thinly<text:span text:style-name="T1"> </text:span>but<text:span text:style-name="T1"> </text:span>pretty<text:span text:style-name="T1"> </text:span>soon<text:span text:style-name="T1"> </text:span>the<text:span text:style-name="T1"> </text:span>smile<text:span text:style-name="T1"> </text:span>vanished<text:span text:style-name="T1"> </text:span>when<text:span text:style-name="T1"> </text:span>Bo<text:span text:style-name="T1"> </text:span>the<text:span text:style-name="T1"> </text:span>Bunny<text:span text:style-name="T1"> </text:span>reemerged<text:span text:style-name="T1"> </text:span>in<text:span text:style-name="T1"> </text:span>front<text:span text:style-name="T1"> </text:span>of<text:span text:style-name="T1"> </text:span>him<text:span text:style-name="T1"> </text:span>and<text:span text:style-name="T1"> </text:span>afforded<text:span text:style-name="T1"> </text:span>him<text:span text:style-name="T1"> </text:span>an<text:span text:style-name="T1"> </text:span>uncannily<text:span text:style-name="T1"> </text:span>wide<text:span text:style-name="T1"> </text:span>smile.<text:span text:style-name="T1"> </text:span>Ned<text:span text:style-name="T1"> </text:span>had<text:span text:style-name="T1"> </text:span>another<text:span text:style-name="T1"> </text:span>flash<text:span text:style-name="T1"> </text:span>of<text:span text:style-name="T1"> </text:span>mind<text:span text:style-name="T1"> </text:span>and<text:span text:style-name="T1"> </text:span>asked<text:span text:style-name="T1"> </text:span>everyone:</text:p>
      <text:p text:style-name="P1"><text:span text:style-name="T5">“</text:span><text:span text:style-name="T4">Where</text:span><text:span text:style-name="T5"> </text:span><text:span text:style-name="T4">is</text:span><text:span text:style-name="T5"> </text:span><text:span text:style-name="T4">Winceham?</text:span><text:span text:style-name="T5">”</text:span></text:p>
      <text:p text:style-name="P2">Only<text:span text:style-name="T1"> </text:span>the<text:span text:style-name="T1"> </text:span>bunny<text:span text:style-name="T1"> </text:span>knew<text:span text:style-name="T1"> </text:span>that<text:span text:style-name="T1"> </text:span>Winceham<text:span text:style-name="T1"> </text:span>was<text:span text:style-name="T1"> </text:span>still<text:span text:style-name="T1"> </text:span>running<text:span text:style-name="T1"> </text:span>through<text:span text:style-name="T1"> </text:span>brush<text:span text:style-name="T1"> </text:span>and<text:span text:style-name="T1"> </text:span>wood,<text:span text:style-name="T1"> </text:span>over<text:span text:style-name="T1"> </text:span>bog<text:span text:style-name="T1"> </text:span>and<text:span text:style-name="T1"> </text:span>marsh,<text:span text:style-name="T1"> </text:span>muttering<text:span text:style-name="T1"> </text:span>incoherently:</text:p>
      <text:p text:style-name="P1"><text:span text:style-name="T5">“</text:span><text:span text:style-name="T4">Bad</text:span><text:span text:style-name="T5"> </text:span><text:span text:style-name="T4">trip,</text:span><text:span text:style-name="T5"> </text:span><text:span text:style-name="T4">it</text:span><text:span text:style-name="T5">’</text:span><text:span text:style-name="T4">s</text:span><text:span text:style-name="T5"> </text:span><text:span text:style-name="T4">a</text:span><text:span text:style-name="T5"> </text:span><text:span text:style-name="T4">bad</text:span><text:span text:style-name="T5"> </text:span><text:span text:style-name="T4">trip</text:span><text:span text:style-name="T5">’</text:span><text:span text:style-name="T4">s</text:span><text:span text:style-name="T5"> </text:span><text:span text:style-name="T4">what</text:span><text:span text:style-name="T5"> </text:span><text:span text:style-name="T4">it</text:span><text:span text:style-name="T5"> </text:span><text:span text:style-name="T4">is,</text:span><text:span text:style-name="T5"> </text:span><text:span text:style-name="T4">bad</text:span><text:span text:style-name="T5"> </text:span><text:span text:style-name="T4">trip,</text:span><text:span text:style-name="T5"> </text:span><text:span text:style-name="T4">that</text:span><text:span text:style-name="T5">’</text:span><text:span text:style-name="T4">s</text:span><text:span text:style-name="T5"> </text:span><text:span text:style-name="T4">all</text:span><text:span text:style-name="T5"> </text:span><text:span text:style-name="T4">it</text:span><text:span text:style-name="T5"> </text:span><text:span text:style-name="T4">is..</text:span><text:span text:style-name="T5">”</text:span></text:p>
      <text:p text:style-name="P2">*<text:span text:style-name="T1"> </text:span>*<text:span text:style-name="T1"> </text:span>*</text:p>
      <text:p text:style-name="P2">Parcifal<text:span text:style-name="T1"> </text:span>had<text:span text:style-name="T1"> </text:span>apologized<text:span text:style-name="T1"> </text:span>to<text:span text:style-name="T1"> </text:span>Theo,<text:span text:style-name="T1"> </text:span>but<text:span text:style-name="T1"> </text:span>he<text:span text:style-name="T1"> </text:span>still<text:span text:style-name="T1"> </text:span>looked<text:span text:style-name="T1"> </text:span>downcast<text:span text:style-name="T1"> </text:span>and<text:span text:style-name="T1"> </text:span>moody;<text:span text:style-name="T1"> </text:span>he<text:span text:style-name="T1"> </text:span>kept<text:span text:style-name="T1"> </text:span>Bo<text:span text:style-name="T1"> </text:span>the<text:span text:style-name="T1"> </text:span>Bunny<text:span text:style-name="T1"> </text:span>by<text:span text:style-name="T1"> </text:span>his<text:span text:style-name="T1"> </text:span>side<text:span text:style-name="T1"> </text:span>always.<text:span text:style-name="T1"> </text:span>Curiously<text:span text:style-name="T1"> </text:span>enough,<text:span text:style-name="T1"> </text:span>the<text:span text:style-name="T1"> </text:span>usually<text:span text:style-name="T1"> </text:span>rampant<text:span text:style-name="T1"> </text:span>bunny<text:span text:style-name="T1"> </text:span>obliged<text:span text:style-name="T1"> </text:span>him.<text:span text:style-name="T1"> </text:span>It<text:span text:style-name="T1"> </text:span>was<text:span text:style-name="T1"> </text:span>as<text:span text:style-name="T1"> </text:span>if<text:span text:style-name="T1"> </text:span>the<text:span text:style-name="T1"> </text:span>animal<text:span text:style-name="T1"> </text:span>could<text:span text:style-name="T1"> </text:span>sense<text:span text:style-name="T1"> </text:span>Theo<text:span text:style-name="T1">’</text:span>s<text:span text:style-name="T1"> </text:span>loss<text:span text:style-name="T1"> </text:span>and<text:span text:style-name="T1"> </text:span>sympathized;<text:span text:style-name="T1"> </text:span>which<text:span text:style-name="T1"> </text:span>wasn<text:span text:style-name="T1">’</text:span>t<text:span text:style-name="T1"> </text:span>the<text:span text:style-name="T1"> </text:span>weirdest<text:span text:style-name="T1"> </text:span>thing<text:span text:style-name="T1"> </text:span>considering<text:span text:style-name="T1"> </text:span>it<text:span text:style-name="T1"> </text:span>was<text:span text:style-name="T1"> </text:span>a<text:span text:style-name="T1"> </text:span>bunny<text:span text:style-name="T1"> </text:span>with<text:span text:style-name="T1"> </text:span>flames<text:span text:style-name="T1"> </text:span>writhing<text:span text:style-name="T1"> </text:span>out<text:span text:style-name="T1"> </text:span>of<text:span text:style-name="T1"> </text:span>its<text:span text:style-name="T1"> </text:span>eyes.</text:p>
      <text:p text:style-name="P2">Lernea<text:span text:style-name="T1"> </text:span>and<text:span text:style-name="T1"> </text:span>Ned<text:span text:style-name="T1"> </text:span>had<text:span text:style-name="T1"> </text:span>found<text:span text:style-name="T1"> </text:span>Winceham<text:span text:style-name="T1"> </text:span>inside<text:span text:style-name="T1"> </text:span>a<text:span text:style-name="T1"> </text:span>pool<text:span text:style-name="T1"> </text:span>of<text:span text:style-name="T1"> </text:span>slimy<text:span text:style-name="T1"> </text:span>bog<text:span text:style-name="T1"> </text:span>water,<text:span text:style-name="T1"> </text:span>drenched<text:span text:style-name="T1"> </text:span>in<text:span text:style-name="T1"> </text:span>muck.<text:span text:style-name="T1"> </text:span>They<text:span text:style-name="T1"> </text:span>had<text:span text:style-name="T1"> </text:span>a<text:span text:style-name="T1"> </text:span>hard<text:span text:style-name="T1"> </text:span>time<text:span text:style-name="T1"> </text:span>convincing<text:span text:style-name="T1"> </text:span>him<text:span text:style-name="T1"> </text:span>that<text:span text:style-name="T1"> </text:span>the<text:span text:style-name="T1"> </text:span>mushroom<text:span text:style-name="T1"> </text:span>warriors<text:span text:style-name="T1"> </text:span>were<text:span text:style-name="T1"> </text:span>real<text:span text:style-name="T1"> </text:span>enough<text:span text:style-name="T1"> </text:span>to<text:span text:style-name="T1"> </text:span>end<text:span text:style-name="T1"> </text:span>up<text:span text:style-name="T1"> </text:span>dead.<text:span text:style-name="T1"> </text:span>Winceham<text:span text:style-name="T1"> </text:span>had<text:span text:style-name="T1"> </text:span>told<text:span text:style-name="T1"> </text:span>them<text:span text:style-name="T1"> </text:span>he<text:span text:style-name="T1">’</text:span>d<text:span text:style-name="T1"> </text:span>definitely<text:span text:style-name="T1"> </text:span>quit<text:span text:style-name="T1"> </text:span>when<text:span text:style-name="T1"> </text:span>all<text:span text:style-name="T1"> </text:span>this<text:span text:style-name="T1"> </text:span>debacle<text:span text:style-name="T1"> </text:span>was<text:span text:style-name="T1"> </text:span>over;<text:span text:style-name="T1"> </text:span>he<text:span text:style-name="T1"> </text:span>felt<text:span text:style-name="T1"> </text:span>had<text:span text:style-name="T1"> </text:span>to<text:span text:style-name="T1"> </text:span>clarify<text:span text:style-name="T1"> </text:span>that<text:span text:style-name="T1"> </text:span>he<text:span text:style-name="T1"> </text:span>didn<text:span text:style-name="T1">’</text:span>t<text:span text:style-name="T1"> </text:span>mean<text:span text:style-name="T1"> </text:span>that<text:span text:style-name="T1"> </text:span>he<text:span text:style-name="T1">’</text:span>d<text:span text:style-name="T1"> </text:span>quit<text:span text:style-name="T1"> </text:span>the<text:span text:style-name="T1"> </text:span>group.<text:span text:style-name="T1"> </text:span>After<text:span text:style-name="T1"> </text:span>exchanging<text:span text:style-name="T1"> </text:span>a<text:span text:style-name="T1"> </text:span>few<text:span text:style-name="T1"> </text:span>puzzled<text:span text:style-name="T1"> </text:span>looks,<text:span text:style-name="T1"> </text:span>they<text:span text:style-name="T1"> </text:span>were<text:span text:style-name="T1"> </text:span>back<text:span text:style-name="T1"> </text:span>on<text:span text:style-name="T1"> </text:span>the<text:span text:style-name="T1"> </text:span>trail<text:span text:style-name="T1"> </text:span>that<text:span text:style-name="T1"> </text:span>led<text:span text:style-name="T1"> </text:span>to<text:span text:style-name="T1"> </text:span>Theo<text:span text:style-name="T1">’</text:span>s<text:span text:style-name="T1"> </text:span>village.</text:p>
      <text:p text:style-name="P2">The<text:span text:style-name="T1"> </text:span>crack<text:span text:style-name="T1"> </text:span>of<text:span text:style-name="T1"> </text:span>dawn<text:span text:style-name="T1"> </text:span>was<text:span text:style-name="T1"> </text:span>upon<text:span text:style-name="T1"> </text:span>them;<text:span text:style-name="T1"> </text:span>they<text:span text:style-name="T1"> </text:span>were<text:span text:style-name="T1"> </text:span>tired<text:span text:style-name="T1"> </text:span>and<text:span text:style-name="T1"> </text:span>hungry,<text:span text:style-name="T1"> </text:span>but<text:span text:style-name="T1"> </text:span>they<text:span text:style-name="T1"> </text:span>pressed<text:span text:style-name="T1"> </text:span>on<text:span text:style-name="T1"> </text:span>when<text:span text:style-name="T1"> </text:span>Theo<text:span text:style-name="T1"> </text:span>told<text:span text:style-name="T1"> </text:span>them<text:span text:style-name="T1"> </text:span>they<text:span text:style-name="T1"> </text:span>were<text:span text:style-name="T1"> </text:span>almost<text:span text:style-name="T1"> </text:span>there.<text:span text:style-name="T1"> </text:span>Through<text:span text:style-name="T1"> </text:span>a<text:span text:style-name="T1"> </text:span>clearing<text:span text:style-name="T1"> </text:span>up<text:span text:style-name="T1"> </text:span>ahead,<text:span text:style-name="T1"> </text:span>they<text:span text:style-name="T1"> </text:span>could<text:span text:style-name="T1"> </text:span>suddenly<text:span text:style-name="T1"> </text:span>see<text:span text:style-name="T1"> </text:span>thick<text:span text:style-name="T1"> </text:span>plumes<text:span text:style-name="T1"> </text:span>of<text:span text:style-name="T1"> </text:span>smoke<text:span text:style-name="T1"> </text:span>rise<text:span text:style-name="T1"> </text:span>up<text:span text:style-name="T1"> </text:span>into<text:span text:style-name="T1"> </text:span>the<text:span text:style-name="T1"> </text:span>sky<text:span text:style-name="T1"> </text:span>behind<text:span text:style-name="T1"> </text:span>the<text:span text:style-name="T1"> </text:span>last<text:span text:style-name="T1"> </text:span>crest<text:span text:style-name="T1"> </text:span>they<text:span text:style-name="T1"> </text:span>had<text:span text:style-name="T1"> </text:span>to<text:span text:style-name="T1"> </text:span>pass<text:span text:style-name="T1"> </text:span>in<text:span text:style-name="T1"> </text:span>order<text:span text:style-name="T1"> </text:span>to<text:span text:style-name="T1"> </text:span>reach<text:span text:style-name="T1"> </text:span>the<text:span text:style-name="T1"> </text:span>village.<text:span text:style-name="T1"> </text:span>Theo<text:span text:style-name="T1"> </text:span>smiled<text:span text:style-name="T1"> </text:span>brightly<text:span text:style-name="T1"> </text:span>for<text:span text:style-name="T1"> </text:span>the<text:span text:style-name="T1"> </text:span>first<text:span text:style-name="T1"> </text:span>time<text:span text:style-name="T1"> </text:span>since<text:span text:style-name="T1"> </text:span>his<text:span text:style-name="T1"> </text:span>steed<text:span text:style-name="T1"> </text:span>had<text:span text:style-name="T1"> </text:span>been<text:span text:style-name="T1"> </text:span>slain:</text:p>
      <text:p text:style-name="P1"><text:span text:style-name="T5">“</text:span><text:span text:style-name="T4">Oh!</text:span><text:span text:style-name="T5"> </text:span><text:span text:style-name="T4">They</text:span><text:span text:style-name="T5"> </text:span><text:span text:style-name="T4">must</text:span><text:span text:style-name="T5"> </text:span><text:span text:style-name="T4">be</text:span><text:span text:style-name="T5"> </text:span><text:span text:style-name="T4">preparing</text:span><text:span text:style-name="T5"> </text:span><text:span text:style-name="T4">a</text:span><text:span text:style-name="T5"> </text:span><text:span text:style-name="T4">feast!</text:span><text:span text:style-name="T5"> </text:span><text:span text:style-name="T4">That</text:span><text:span text:style-name="T5">’</text:span><text:span text:style-name="T4">s</text:span><text:span text:style-name="T5"> </text:span><text:span text:style-name="T4">never</text:span><text:span text:style-name="T5"> </text:span><text:span text:style-name="T4">happened</text:span><text:span text:style-name="T5"> </text:span><text:span text:style-name="T4">before!</text:span><text:span text:style-name="T5">”</text:span></text:p>
      <text:p text:style-name="P2"><text:soft-page-break/>The<text:span text:style-name="T1"> </text:span>others<text:span text:style-name="T1"> </text:span>exchanged<text:span text:style-name="T1"> </text:span>knowing<text:span text:style-name="T1"> </text:span>looks;<text:span text:style-name="T1"> </text:span>that<text:span text:style-name="T1"> </text:span>smoke<text:span text:style-name="T1"> </text:span>was<text:span text:style-name="T1"> </text:span>of<text:span text:style-name="T1"> </text:span>an<text:span text:style-name="T1"> </text:span>entirely<text:span text:style-name="T1"> </text:span>different<text:span text:style-name="T1"> </text:span>scale.<text:span text:style-name="T1"> </text:span>Clouds<text:span text:style-name="T1"> </text:span>of<text:span text:style-name="T1"> </text:span>smoke<text:span text:style-name="T1"> </text:span>that<text:span text:style-name="T1"> </text:span>size<text:span text:style-name="T1"> </text:span>usually<text:span text:style-name="T1"> </text:span>meant<text:span text:style-name="T1"> </text:span>that<text:span text:style-name="T1"> </text:span>in<text:span text:style-name="T1"> </text:span>the<text:span text:style-name="T1"> </text:span>very<text:span text:style-name="T1"> </text:span>unlikely<text:span text:style-name="T1"> </text:span>event<text:span text:style-name="T1"> </text:span>of<text:span text:style-name="T1"> </text:span>a<text:span text:style-name="T1"> </text:span>feast,<text:span text:style-name="T1"> </text:span>something<text:span text:style-name="T1"> </text:span>had<text:span text:style-name="T1"> </text:span>gone<text:span text:style-name="T1"> </text:span>terribly<text:span text:style-name="T1"> </text:span>wrong.<text:span text:style-name="T1"> </text:span>They<text:span text:style-name="T1"> </text:span>hadn<text:span text:style-name="T1">’</text:span>t<text:span text:style-name="T1"> </text:span>the<text:span text:style-name="T1"> </text:span>heart<text:span text:style-name="T1"> </text:span>to<text:span text:style-name="T1"> </text:span>tell<text:span text:style-name="T1"> </text:span>Theo;<text:span text:style-name="T1"> </text:span>he<text:span text:style-name="T1">’</text:span>d<text:span text:style-name="T1"> </text:span>soon<text:span text:style-name="T1"> </text:span>find<text:span text:style-name="T1"> </text:span>out.<text:span text:style-name="T1"> </text:span>Ned<text:span text:style-name="T1"> </text:span>almost<text:span text:style-name="T1"> </text:span>growled,<text:span text:style-name="T1"> </text:span>his<text:span text:style-name="T1"> </text:span>anger<text:span text:style-name="T1"> </text:span>starting<text:span text:style-name="T1"> </text:span>to<text:span text:style-name="T1"> </text:span>boil<text:span text:style-name="T1"> </text:span>his<text:span text:style-name="T1"> </text:span>blood<text:span text:style-name="T1"> </text:span>once<text:span text:style-name="T1"> </text:span>more:</text:p>
      <text:p text:style-name="P1"><text:span text:style-name="T5">“</text:span><text:span text:style-name="T4">Hobb.</text:span><text:span text:style-name="T5"> </text:span><text:span text:style-name="T4">Hobb</text:span><text:span text:style-name="T5"> </text:span><text:span text:style-name="T4">must</text:span><text:span text:style-name="T5">’</text:span><text:span text:style-name="T4">ve</text:span><text:span text:style-name="T5"> </text:span><text:span text:style-name="T4">done</text:span><text:span text:style-name="T5"> </text:span><text:span text:style-name="T4">this.</text:span><text:span text:style-name="T5"> </text:span><text:span text:style-name="T4">Damn</text:span><text:span text:style-name="T5"> </text:span><text:span text:style-name="T4">his</text:span><text:span text:style-name="T5"> </text:span><text:span text:style-name="T4">name</text:span><text:span text:style-name="T5"> </text:span><text:span text:style-name="T4">and</text:span><text:span text:style-name="T5"> </text:span><text:span text:style-name="T4">soul.</text:span><text:span text:style-name="T5">”</text:span></text:p>
      <text:p text:style-name="P2">Winceham,<text:span text:style-name="T1"> </text:span>who<text:span text:style-name="T1"> </text:span>had<text:span text:style-name="T1"> </text:span>mostly<text:span text:style-name="T1"> </text:span>dried<text:span text:style-name="T1"> </text:span>up<text:span text:style-name="T1"> </text:span>by<text:span text:style-name="T1"> </text:span>then,<text:span text:style-name="T1"> </text:span>sighed<text:span text:style-name="T1"> </text:span>and<text:span text:style-name="T1"> </text:span>added:</text:p>
      <text:p text:style-name="P1"><text:span text:style-name="T5">“</text:span><text:span text:style-name="T4">This</text:span><text:span text:style-name="T5"> </text:span><text:span text:style-name="T4">changes</text:span><text:span text:style-name="T5"> </text:span><text:span text:style-name="T4">things</text:span><text:span text:style-name="T5"> </text:span><text:span text:style-name="T4">for</text:span><text:span text:style-name="T5"> </text:span><text:span text:style-name="T4">the</text:span><text:span text:style-name="T5"> </text:span><text:span text:style-name="T4">worse,</text:span><text:span text:style-name="T5">” </text:span><text:span text:style-name="T4">while</text:span><text:span text:style-name="T5"> </text:span><text:span text:style-name="T4">the</text:span><text:span text:style-name="T5"> </text:span><text:span text:style-name="T4">sisters</text:span><text:span text:style-name="T5"> </text:span><text:span text:style-name="T4">looked</text:span><text:span text:style-name="T5"> </text:span><text:span text:style-name="T4">at</text:span><text:span text:style-name="T5"> </text:span><text:span text:style-name="T4">the</text:span><text:span text:style-name="T5"> </text:span><text:span text:style-name="T4">smoke</text:span><text:span text:style-name="T5"> </text:span><text:span text:style-name="T4">with</text:span><text:span text:style-name="T5"> </text:span><text:span text:style-name="T4">heavy,</text:span><text:span text:style-name="T5"> </text:span><text:span text:style-name="T4">sombre</text:span><text:span text:style-name="T5"> </text:span><text:span text:style-name="T4">frowns.</text:span></text:p>
      <text:p text:style-name="P1"><text:span text:style-name="T5">“</text:span><text:span text:style-name="T4">If</text:span><text:span text:style-name="T5"> </text:span><text:span text:style-name="T4">this</text:span><text:span text:style-name="T5"> </text:span><text:span text:style-name="T4">really</text:span><text:span text:style-name="T5"> </text:span><text:span text:style-name="T4">is</text:span><text:span text:style-name="T5"> </text:span><text:span text:style-name="T4">Hobb</text:span><text:span text:style-name="T5">’</text:span><text:span text:style-name="T4">s</text:span><text:span text:style-name="T5"> </text:span><text:span text:style-name="T4">doing,</text:span><text:span text:style-name="T5"> </text:span><text:span text:style-name="T4">it</text:span><text:span text:style-name="T5">’</text:span><text:span text:style-name="T4">s</text:span><text:span text:style-name="T5"> </text:span><text:span text:style-name="T4">no</text:span><text:span text:style-name="T5"> </text:span><text:span text:style-name="T4">longer</text:span><text:span text:style-name="T5"> </text:span><text:span text:style-name="T4">a</text:span><text:span text:style-name="T5"> </text:span><text:span text:style-name="T4">matter</text:span><text:span text:style-name="T5"> </text:span><text:span text:style-name="T4">of</text:span><text:span text:style-name="T5"> </text:span><text:span text:style-name="T4">debt,</text:span><text:span text:style-name="T5"> </text:span><text:span text:style-name="T4">pride,</text:span><text:span text:style-name="T5"> </text:span><text:span text:style-name="T4">or</text:span><text:span text:style-name="T5"> </text:span><text:span text:style-name="T4">revenge.</text:span><text:span text:style-name="T5"> </text:span><text:span text:style-name="T4">This</text:span><text:span text:style-name="T5"> </text:span><text:span text:style-name="T4">is</text:span><text:span text:style-name="T5"> </text:span><text:span text:style-name="T4">the</text:span><text:span text:style-name="T5"> </text:span><text:span text:style-name="T4">work</text:span><text:span text:style-name="T5"> </text:span><text:span text:style-name="T4">of</text:span><text:span text:style-name="T5"> </text:span><text:span text:style-name="T4">evil;</text:span><text:span text:style-name="T5"> </text:span><text:span text:style-name="T4">it</text:span><text:span text:style-name="T5"> </text:span><text:span text:style-name="T4">must</text:span><text:span text:style-name="T5"> </text:span><text:span text:style-name="T4">be</text:span><text:span text:style-name="T5"> </text:span><text:span text:style-name="T4">cleansed,</text:span><text:span text:style-name="T5">” </text:span><text:span text:style-name="T4">said</text:span><text:span text:style-name="T5"> </text:span><text:span text:style-name="T4">Parcifal</text:span><text:span text:style-name="T5"> </text:span><text:span text:style-name="T4">and</text:span><text:span text:style-name="T5"> </text:span><text:span text:style-name="T4">Lernea</text:span><text:span text:style-name="T5"> </text:span><text:span text:style-name="T4">agreed</text:span><text:span text:style-name="T5"> </text:span><text:span text:style-name="T4">with</text:span><text:span text:style-name="T5"> </text:span><text:span text:style-name="T4">a</text:span><text:span text:style-name="T5"> </text:span><text:span text:style-name="T4">nod.</text:span></text:p>
      <text:p text:style-name="P1"><text:span text:style-name="T5">“</text:span><text:span text:style-name="T4">By</text:span><text:span text:style-name="T5"> </text:span><text:span text:style-name="T4">Skrala,</text:span><text:span text:style-name="T5"> </text:span><text:span text:style-name="T4">we</text:span><text:span text:style-name="T5"> </text:span><text:span text:style-name="T4">swear,</text:span><text:span text:style-name="T5">” </text:span><text:span text:style-name="T4">she</text:span><text:span text:style-name="T5"> </text:span><text:span text:style-name="T4">said</text:span><text:span text:style-name="T5"> </text:span><text:span text:style-name="T4">and</text:span><text:span text:style-name="T5"> </text:span><text:span text:style-name="T4">carried</text:span><text:span text:style-name="T5"> </text:span><text:span text:style-name="T4">onwards,</text:span><text:span text:style-name="T5"> </text:span><text:span text:style-name="T4">beside</text:span><text:span text:style-name="T5"> </text:span><text:span text:style-name="T4">Theo,</text:span><text:span text:style-name="T5"> </text:span><text:span text:style-name="T4">his</text:span><text:span text:style-name="T5"> </text:span><text:span text:style-name="T4">reality</text:span><text:span text:style-name="T5"> </text:span><text:span text:style-name="T4">distorted</text:span><text:span text:style-name="T5"> </text:span><text:span text:style-name="T4">by</text:span><text:span text:style-name="T5"> </text:span><text:span text:style-name="T4">his</text:span><text:span text:style-name="T5"> </text:span><text:span text:style-name="T4">naive,</text:span><text:span text:style-name="T5"> </text:span><text:span text:style-name="T4">though</text:span><text:span text:style-name="T5"> </text:span><text:span text:style-name="T4">well-mannered</text:span><text:span text:style-name="T5"> </text:span><text:span text:style-name="T4">demeanor.</text:span><text:span text:style-name="T5"> </text:span><text:span text:style-name="T4">Lernea</text:span><text:span text:style-name="T5"> </text:span><text:span text:style-name="T4">looked</text:span><text:span text:style-name="T5"> </text:span><text:span text:style-name="T4">at</text:span><text:span text:style-name="T5"> </text:span><text:span text:style-name="T4">him</text:span><text:span text:style-name="T5"> </text:span><text:span text:style-name="T4">with</text:span><text:span text:style-name="T5"> </text:span><text:span text:style-name="T4">pity;</text:span><text:span text:style-name="T5"> </text:span><text:span text:style-name="T4">his</text:span><text:span text:style-name="T5"> </text:span><text:span text:style-name="T4">eyes</text:span><text:span text:style-name="T5"> </text:span><text:span text:style-name="T4">met</text:span><text:span text:style-name="T5"> </text:span><text:span text:style-name="T4">hers</text:span><text:span text:style-name="T5"> </text:span><text:span text:style-name="T4">and</text:span><text:span text:style-name="T5"> </text:span><text:span text:style-name="T4">his</text:span><text:span text:style-name="T5"> </text:span><text:span text:style-name="T4">smile</text:span><text:span text:style-name="T5"> </text:span><text:span text:style-name="T4">made</text:span><text:span text:style-name="T5"> </text:span><text:span text:style-name="T4">her</text:span><text:span text:style-name="T5"> </text:span><text:span text:style-name="T4">avert</text:span><text:span text:style-name="T5"> </text:span><text:span text:style-name="T4">her</text:span><text:span text:style-name="T5"> </text:span><text:span text:style-name="T4">gaze.</text:span></text:p>
      <text:p text:style-name="P1"><text:span text:style-name="T5">“</text:span><text:span text:style-name="T4">What</text:span><text:span text:style-name="T5">’</text:span><text:span text:style-name="T4">s</text:span><text:span text:style-name="T5"> </text:span><text:span text:style-name="T4">wrong?</text:span><text:span text:style-name="T5">” </text:span><text:span text:style-name="T4">Theo</text:span><text:span text:style-name="T5"> </text:span><text:span text:style-name="T4">asked</text:span><text:span text:style-name="T5"> </text:span><text:span text:style-name="T4">her</text:span><text:span text:style-name="T5"> </text:span><text:span text:style-name="T4">and</text:span><text:span text:style-name="T5"> </text:span><text:span text:style-name="T4">stopped</text:span><text:span text:style-name="T5"> </text:span><text:span text:style-name="T4">as</text:span><text:span text:style-name="T5"> </text:span><text:span text:style-name="T4">they</text:span><text:span text:style-name="T5"> </text:span><text:span text:style-name="T4">had</text:span><text:span text:style-name="T5"> </text:span><text:span text:style-name="T4">began</text:span><text:span text:style-name="T5"> </text:span><text:span text:style-name="T4">to</text:span><text:span text:style-name="T5"> </text:span><text:span text:style-name="T4">slowly</text:span><text:span text:style-name="T5"> </text:span><text:span text:style-name="T4">climb</text:span><text:span text:style-name="T5"> </text:span><text:span text:style-name="T4">the</text:span><text:span text:style-name="T5"> </text:span><text:span text:style-name="T4">last</text:span><text:span text:style-name="T5"> </text:span><text:span text:style-name="T4">hill.</text:span><text:span text:style-name="T5"> </text:span><text:span text:style-name="T4">The</text:span><text:span text:style-name="T5"> </text:span><text:span text:style-name="T4">others</text:span><text:span text:style-name="T5"> </text:span><text:span text:style-name="T4">passed</text:span><text:span text:style-name="T5"> </text:span><text:span text:style-name="T4">them</text:span><text:span text:style-name="T5"> </text:span><text:span text:style-name="T4">by</text:span><text:span text:style-name="T5"> </text:span><text:span text:style-name="T4">in</text:span><text:span text:style-name="T5"> </text:span><text:span text:style-name="T4">silence</text:span><text:span text:style-name="T5"> </text:span><text:span text:style-name="T4">on</text:span><text:span text:style-name="T5"> </text:span><text:span text:style-name="T4">their</text:span><text:span text:style-name="T5"> </text:span><text:span text:style-name="T4">way</text:span><text:span text:style-name="T5"> </text:span><text:span text:style-name="T4">to</text:span><text:span text:style-name="T5"> </text:span><text:span text:style-name="T4">the</text:span><text:span text:style-name="T5"> </text:span><text:span text:style-name="T4">top.</text:span></text:p>
      <text:p text:style-name="P1"><text:span text:style-name="T5">“</text:span><text:span text:style-name="T4">I</text:span><text:span text:style-name="T5"> </text:span><text:span text:style-name="T4">was</text:span><text:span text:style-name="T5"> </text:span><text:span text:style-name="T4">reminded</text:span><text:span text:style-name="T5"> </text:span><text:span text:style-name="T4">of</text:span><text:span text:style-name="T5"> </text:span><text:span text:style-name="T4">my</text:span><text:span text:style-name="T5"> </text:span><text:span text:style-name="T4">home,</text:span><text:span text:style-name="T5"> </text:span><text:span text:style-name="T4">suddenly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and</text:span><text:span text:style-name="T5"> </text:span><text:span text:style-name="T4">found</text:span><text:span text:style-name="T5"> </text:span><text:span text:style-name="T4">a</text:span><text:span text:style-name="T5"> </text:span><text:span text:style-name="T4">reassuring</text:span><text:span text:style-name="T5"> </text:span><text:span text:style-name="T4">core</text:span><text:span text:style-name="T5"> </text:span><text:span text:style-name="T4">of</text:span><text:span text:style-name="T5"> </text:span><text:span text:style-name="T4">truth</text:span><text:span text:style-name="T5"> </text:span><text:span text:style-name="T4">to</text:span><text:span text:style-name="T5"> </text:span><text:span text:style-name="T4">her</text:span><text:span text:style-name="T5"> </text:span><text:span text:style-name="T4">words.</text:span><text:span text:style-name="T5"> </text:span><text:span text:style-name="T4">An</text:span><text:span text:style-name="T5"> </text:span><text:span text:style-name="T4">icy</text:span><text:span text:style-name="T5"> </text:span><text:span text:style-name="T4">feeling</text:span><text:span text:style-name="T5"> </text:span><text:span text:style-name="T4">of</text:span><text:span text:style-name="T5"> </text:span><text:span text:style-name="T4">loneliness</text:span><text:span text:style-name="T5"> </text:span><text:span text:style-name="T4">crept</text:span><text:span text:style-name="T5"> </text:span><text:span text:style-name="T4">up</text:span><text:span text:style-name="T5"> </text:span><text:span text:style-name="T4">on</text:span><text:span text:style-name="T5"> </text:span><text:span text:style-name="T4">her;</text:span><text:span text:style-name="T5"> </text:span><text:span text:style-name="T4">the</text:span><text:span text:style-name="T5"> </text:span><text:span text:style-name="T4">terrible</text:span><text:span text:style-name="T5"> </text:span><text:span text:style-name="T4">image</text:span><text:span text:style-name="T5"> </text:span><text:span text:style-name="T4">of</text:span><text:span text:style-name="T5"> </text:span><text:span text:style-name="T4">Nomos</text:span><text:span text:style-name="T5"> </text:span><text:span text:style-name="T4">burning</text:span><text:span text:style-name="T5"> </text:span><text:span text:style-name="T4">in</text:span><text:span text:style-name="T5"> </text:span><text:span text:style-name="T4">her</text:span><text:span text:style-name="T5"> </text:span><text:span text:style-name="T4">mind</text:span><text:span text:style-name="T5"> </text:span><text:span text:style-name="T4">made</text:span><text:span text:style-name="T5"> </text:span><text:span text:style-name="T4">her</text:span><text:span text:style-name="T5"> </text:span><text:span text:style-name="T4">shudder.</text:span></text:p>
      <text:p text:style-name="P1"><text:span text:style-name="T5">“</text:span><text:span text:style-name="T4">Are</text:span><text:span text:style-name="T5"> </text:span><text:span text:style-name="T4">you</text:span><text:span text:style-name="T5"> </text:span><text:span text:style-name="T4">cold,</text:span><text:span text:style-name="T5"> </text:span><text:span text:style-name="T4">or</text:span><text:span text:style-name="T5"> </text:span><text:span text:style-name="T4">maybe</text:span><text:span text:style-name="T5"> </text:span><text:span text:style-name="T4">sick?</text:span><text:span text:style-name="T5">” </text:span><text:span text:style-name="T4">asked</text:span><text:span text:style-name="T5"> </text:span><text:span text:style-name="T4">Theo</text:span><text:span text:style-name="T5"> </text:span><text:span text:style-name="T4">disarmingly.</text:span><text:span text:style-name="T5"> </text:span><text:span text:style-name="T4">He</text:span><text:span text:style-name="T5"> </text:span><text:span text:style-name="T4">looked</text:span><text:span text:style-name="T5"> </text:span><text:span text:style-name="T4">genuinely</text:span><text:span text:style-name="T5"> </text:span><text:span text:style-name="T4">worried.</text:span><text:span text:style-name="T5"> </text:span><text:span text:style-name="T4">Lernea</text:span><text:span text:style-name="T5"> </text:span><text:span text:style-name="T4">held</text:span><text:span text:style-name="T5"> </text:span><text:span text:style-name="T4">a</text:span><text:span text:style-name="T5"> </text:span><text:span text:style-name="T4">tear</text:span><text:span text:style-name="T5"> </text:span><text:span text:style-name="T4">with</text:span><text:span text:style-name="T5"> </text:span><text:span text:style-name="T4">some</text:span><text:span text:style-name="T5"> </text:span><text:span text:style-name="T4">effort</text:span><text:span text:style-name="T5"> </text:span><text:span text:style-name="T4">and</text:span><text:span text:style-name="T5"> </text:span><text:span text:style-name="T4">told</text:span><text:span text:style-name="T5"> </text:span><text:span text:style-name="T4">him</text:span><text:span text:style-name="T5"> </text:span><text:span text:style-name="T4">while</text:span><text:span text:style-name="T5"> </text:span><text:span text:style-name="T4">she</text:span><text:span text:style-name="T5"> </text:span><text:span text:style-name="T4">gently</text:span><text:span text:style-name="T5"> </text:span><text:span text:style-name="T4">pushed</text:span><text:span text:style-name="T5"> </text:span><text:span text:style-name="T4">him</text:span><text:span text:style-name="T5"> </text:span><text:span text:style-name="T4">up</text:span><text:span text:style-name="T5"> </text:span><text:span text:style-name="T4">the</text:span><text:span text:style-name="T5"> </text:span><text:span text:style-name="T4">slope: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sorry.</text:span><text:span text:style-name="T5"> </text:span><text:span text:style-name="T4">That</text:span><text:span text:style-name="T5">’</text:span><text:span text:style-name="T4">s</text:span><text:span text:style-name="T5"> </text:span><text:span text:style-name="T4">all,</text:span><text:span text:style-name="T5"> </text:span><text:span text:style-name="T4">Theo.</text:span><text:span text:style-name="T5">”</text:span></text:p>
      <text:p text:style-name="P2">She<text:span text:style-name="T1"> </text:span>shook<text:span text:style-name="T1"> </text:span>her<text:span text:style-name="T1"> </text:span>head<text:span text:style-name="T1"> </text:span>and<text:span text:style-name="T1"> </text:span>smiled<text:span text:style-name="T1"> </text:span>thinly,<text:span text:style-name="T1"> </text:span>as<text:span text:style-name="T1"> </text:span>they<text:span text:style-name="T1"> </text:span>walked<text:span text:style-name="T1"> </text:span>the<text:span text:style-name="T1"> </text:span>last<text:span text:style-name="T1"> </text:span>few<text:span text:style-name="T1"> </text:span>feet<text:span text:style-name="T1"> </text:span>to<text:span text:style-name="T1"> </text:span>the<text:span text:style-name="T1"> </text:span>top<text:span text:style-name="T1"> </text:span>in<text:span text:style-name="T1"> </text:span>silence.<text:span text:style-name="T1"> </text:span>The<text:span text:style-name="T1"> </text:span>others<text:span text:style-name="T1"> </text:span>were<text:span text:style-name="T1"> </text:span>already<text:span text:style-name="T1"> </text:span>there,<text:span text:style-name="T1"> </text:span>casting<text:span text:style-name="T1"> </text:span>long,<text:span text:style-name="T1"> </text:span>nimble<text:span text:style-name="T1"> </text:span>shadows<text:span text:style-name="T1"> </text:span>on<text:span text:style-name="T1"> </text:span>the<text:span text:style-name="T1"> </text:span>foliage.<text:span text:style-name="T1"> </text:span>The<text:span text:style-name="T1"> </text:span>sun<text:span text:style-name="T1"> </text:span>had<text:span text:style-name="T1"> </text:span>barely<text:span text:style-name="T1"> </text:span>lifted<text:span text:style-name="T1"> </text:span>itself<text:span text:style-name="T1"> </text:span>above<text:span text:style-name="T1"> </text:span>the<text:span text:style-name="T1"> </text:span>lush<text:span text:style-name="T1"> </text:span>green<text:span text:style-name="T1"> </text:span>carpet<text:span text:style-name="T1"> </text:span>of<text:span text:style-name="T1"> </text:span>treetops,<text:span text:style-name="T1"> </text:span>yet<text:span text:style-name="T1"> </text:span>a<text:span text:style-name="T1"> </text:span>warm<text:span text:style-name="T1"> </text:span>light<text:span text:style-name="T1"> </text:span>embraced<text:span text:style-name="T1"> </text:span>their<text:span text:style-name="T1"> </text:span>faces.</text:p>
      <text:p text:style-name="P1"><text:span text:style-name="T5">“</text:span><text:span text:style-name="T4">About</text:span><text:span text:style-name="T5"> </text:span><text:span text:style-name="T4">Vulsek?</text:span><text:span text:style-name="T5"> </text:span><text:span text:style-name="T4">It</text:span><text:span text:style-name="T5"> </text:span><text:span text:style-name="T4">was</text:span><text:span text:style-name="T5"> </text:span><text:span text:style-name="T4">an</text:span><text:span text:style-name="T5"> </text:span><text:span text:style-name="T4">accident,</text:span><text:span text:style-name="T5">” </text:span><text:span text:style-name="T4">he</text:span><text:span text:style-name="T5"> </text:span><text:span text:style-name="T4">said</text:span><text:span text:style-name="T5"> </text:span><text:span text:style-name="T4">without</text:span><text:span text:style-name="T5"> </text:span><text:span text:style-name="T4">conviction.</text:span><text:span text:style-name="T5"> </text:span><text:span text:style-name="T4">He</text:span><text:span text:style-name="T5"> </text:span><text:span text:style-name="T4">was</text:span><text:span text:style-name="T5"> </text:span><text:span text:style-name="T4">still</text:span><text:span text:style-name="T5"> </text:span><text:span text:style-name="T4">trying</text:span><text:span text:style-name="T5"> </text:span><text:span text:style-name="T4">to</text:span><text:span text:style-name="T5"> </text:span><text:span text:style-name="T4">come</text:span><text:span text:style-name="T5"> </text:span><text:span text:style-name="T4">to</text:span><text:span text:style-name="T5"> </text:span><text:span text:style-name="T4">grips</text:span><text:span text:style-name="T5"> </text:span><text:span text:style-name="T4">with</text:span><text:span text:style-name="T5"> </text:span><text:span text:style-name="T4">that.</text:span><text:span text:style-name="T5"> </text:span><text:span text:style-name="T4">When</text:span><text:span text:style-name="T5"> </text:span><text:span text:style-name="T4">they</text:span><text:span text:style-name="T5"> </text:span><text:span text:style-name="T4">reached</text:span><text:span text:style-name="T5"> </text:span><text:span text:style-name="T4">the</text:span><text:span text:style-name="T5"> </text:span><text:span text:style-name="T4">top,</text:span><text:span text:style-name="T5"> </text:span><text:span text:style-name="T4">what</text:span><text:span text:style-name="T5"> </text:span><text:span text:style-name="T4">was</text:span><text:span text:style-name="T5"> </text:span><text:span text:style-name="T4">left</text:span><text:span text:style-name="T5"> </text:span><text:span text:style-name="T4">of</text:span><text:span text:style-name="T5"> </text:span><text:span text:style-name="T4">the</text:span><text:span text:style-name="T5"> </text:span><text:span text:style-name="T4">village</text:span><text:span text:style-name="T5"> </text:span><text:span text:style-name="T4">below</text:span><text:span text:style-name="T5"> </text:span><text:span text:style-name="T4">was</text:span><text:span text:style-name="T5"> </text:span><text:span text:style-name="T4">painfully</text:span><text:span text:style-name="T5"> </text:span><text:span text:style-name="T4">in</text:span><text:span text:style-name="T5"> </text:span><text:span text:style-name="T4">plain</text:span><text:span text:style-name="T5"> </text:span><text:span text:style-name="T4">sight,</text:span><text:span text:style-name="T5"> </text:span><text:span text:style-name="T4">fires</text:span><text:span text:style-name="T5"> </text:span><text:span text:style-name="T4">still</text:span><text:span text:style-name="T5"> </text:span><text:span text:style-name="T4">consuming</text:span><text:span text:style-name="T5"> </text:span><text:span text:style-name="T4">small</text:span><text:span text:style-name="T5"> </text:span><text:span text:style-name="T4">tree-houses,</text:span><text:span text:style-name="T5"> </text:span><text:span text:style-name="T4">sheds</text:span><text:span text:style-name="T5"> </text:span><text:span text:style-name="T4">and</text:span><text:span text:style-name="T5"> </text:span><text:span text:style-name="T4">trees</text:span><text:span text:style-name="T5"> </text:span><text:span text:style-name="T4">alike.</text:span><text:span text:style-name="T5"> </text:span><text:span text:style-name="T4">Theo</text:span><text:span text:style-name="T5">’</text:span><text:span text:style-name="T4">s</text:span><text:span text:style-name="T5"> </text:span><text:span text:style-name="T4">jaw</text:span><text:span text:style-name="T5"> </text:span><text:span text:style-name="T4">dropped</text:span><text:span text:style-name="T5"> </text:span><text:span text:style-name="T4">in</text:span><text:span text:style-name="T5"> </text:span><text:span text:style-name="T4">an</text:span><text:span text:style-name="T5"> </text:span><text:span text:style-name="T4">instant,</text:span><text:span text:style-name="T5"> </text:span><text:span text:style-name="T4">with</text:span><text:span text:style-name="T5"> </text:span><text:span text:style-name="T4">Bo</text:span><text:span text:style-name="T5"> </text:span><text:span text:style-name="T4">always</text:span><text:span text:style-name="T5"> </text:span><text:span text:style-name="T4">by</text:span><text:span text:style-name="T5"> </text:span><text:span text:style-name="T4">his</text:span><text:span text:style-name="T5"> </text:span><text:span text:style-name="T4">side,</text:span><text:span text:style-name="T5"> </text:span><text:span text:style-name="T4">the</text:span><text:span text:style-name="T5"> </text:span><text:span text:style-name="T4">flames</text:span><text:span text:style-name="T5"> </text:span><text:span text:style-name="T4">in</text:span><text:span text:style-name="T5"> </text:span><text:span text:style-name="T4">his</text:span><text:span text:style-name="T5"> </text:span><text:span text:style-name="T4">eyes</text:span><text:span text:style-name="T5"> </text:span><text:span text:style-name="T4">dying</text:span><text:span text:style-name="T5"> </text:span><text:span text:style-name="T4">down</text:span><text:span text:style-name="T5"> </text:span><text:span text:style-name="T4">suddenly.</text:span><text:span text:style-name="T5"> </text:span><text:span text:style-name="T4">Lernea</text:span><text:span text:style-name="T5"> </text:span><text:span text:style-name="T4">touched</text:span><text:span text:style-name="T5"> </text:span><text:span text:style-name="T4">Theo</text:span><text:span text:style-name="T5">’</text:span><text:span text:style-name="T4">s</text:span><text:span text:style-name="T5"> </text:span><text:span text:style-name="T4">hand</text:span><text:span text:style-name="T5"> </text:span><text:span text:style-name="T4">gently</text:span><text:span text:style-name="T5"> </text:span><text:span text:style-name="T4">and</text:span><text:span text:style-name="T5"> </text:span><text:span text:style-name="T4">told</text:span><text:span text:style-name="T5"> </text:span><text:span text:style-name="T4">him</text:span><text:span text:style-name="T5"> </text:span><text:span text:style-name="T4">in</text:span><text:span text:style-name="T5"> </text:span><text:span text:style-name="T4">an</text:span><text:span text:style-name="T5"> </text:span><text:span text:style-name="T4">almost</text:span><text:span text:style-name="T5"> </text:span><text:span text:style-name="T4">broken</text:span><text:span text:style-name="T5"> </text:span><text:span text:style-name="T4">voice: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sorry</text:span><text:span text:style-name="T5"> </text:span><text:span text:style-name="T4">about</text:span><text:span text:style-name="T5"> </text:span><text:span text:style-name="T4">your</text:span><text:span text:style-name="T5"> </text:span><text:span text:style-name="T4">village.</text:span><text:span text:style-name="T5">”</text:span></text:p>
      <text:p text:style-name="P2">Words<text:span text:style-name="T1"> </text:span>failed<text:span text:style-name="T1"> </text:span>him.<text:span text:style-name="T1"> </text:span>He<text:span text:style-name="T1"> </text:span>sank<text:span text:style-name="T1"> </text:span>to<text:span text:style-name="T1"> </text:span>his<text:span text:style-name="T1"> </text:span>knees<text:span text:style-name="T1"> </text:span>and<text:span text:style-name="T1"> </text:span>fell<text:span text:style-name="T1"> </text:span>on<text:span text:style-name="T1"> </text:span>the<text:span text:style-name="T1"> </text:span>ground,<text:span text:style-name="T1"> </text:span>as<text:span text:style-name="T1"> </text:span>if<text:span text:style-name="T1"> </text:span>the<text:span text:style-name="T1"> </text:span>last<text:span text:style-name="T1"> </text:span>iota<text:span text:style-name="T1"> </text:span>of<text:span text:style-name="T1"> </text:span>strength<text:span text:style-name="T1"> </text:span>had<text:span text:style-name="T1"> </text:span>left<text:span text:style-name="T1"> </text:span>him.<text:span text:style-name="T1"> </text:span>Winceham<text:span text:style-name="T1"> </text:span>awkwardly<text:span text:style-name="T1"> </text:span>put<text:span text:style-name="T1"> </text:span>a<text:span text:style-name="T1"> </text:span>hand<text:span text:style-name="T1"> </text:span>around<text:span text:style-name="T1"> </text:span>his<text:span text:style-name="T1"> </text:span>shoulder<text:span text:style-name="T1"> </text:span>and<text:span text:style-name="T1"> </text:span>said<text:span text:style-name="T1"> </text:span>nothing.<text:span text:style-name="T1"> </text:span>Ned<text:span text:style-name="T1"> </text:span>looked<text:span text:style-name="T1"> </text:span>with<text:span text:style-name="T1"> </text:span>mounting<text:span text:style-name="T1"> </text:span>anger<text:span text:style-name="T1"> </text:span>at<text:span text:style-name="T1"> </text:span>the<text:span text:style-name="T1"> </text:span>burning<text:span text:style-name="T1"> </text:span>village,<text:span text:style-name="T1"> </text:span>his<text:span text:style-name="T1"> </text:span>eyes<text:span text:style-name="T1"> </text:span>wandering<text:span text:style-name="T1"> </text:span>aimlessly<text:span text:style-name="T1"> </text:span>as<text:span text:style-name="T1"> </text:span>if<text:span text:style-name="T1"> </text:span>trying<text:span text:style-name="T1"> </text:span>to<text:span text:style-name="T1"> </text:span>comprehend<text:span text:style-name="T1"> </text:span>something<text:span text:style-name="T1"> </text:span>illogical;<text:span text:style-name="T1"> </text:span>the<text:span text:style-name="T1"> </text:span>crackle<text:span text:style-name="T1"> </text:span>of<text:span text:style-name="T1"> </text:span>fire<text:span text:style-name="T1"> </text:span>reached<text:span text:style-name="T1"> </text:span>them<text:span text:style-name="T1"> </text:span>with<text:span text:style-name="T1"> </text:span>ominous<text:span text:style-name="T1"> </text:span>clarity.<text:span text:style-name="T1"> </text:span>Trees<text:span text:style-name="T1"> </text:span>had<text:span text:style-name="T1"> </text:span><text:soft-page-break/>burned<text:span text:style-name="T1"> </text:span>down<text:span text:style-name="T1"> </text:span>to<text:span text:style-name="T1"> </text:span>a<text:span text:style-name="T1"> </text:span>crispy<text:span text:style-name="T1"> </text:span>cinder,<text:span text:style-name="T1"> </text:span>leaving<text:span text:style-name="T1"> </text:span>nothing<text:span text:style-name="T1"> </text:span>but<text:span text:style-name="T1"> </text:span>ashes<text:span text:style-name="T1"> </text:span>and<text:span text:style-name="T1"> </text:span>smoldering<text:span text:style-name="T1"> </text:span>stumps<text:span text:style-name="T1"> </text:span>behind<text:span text:style-name="T1"> </text:span>them.<text:span text:style-name="T1"> </text:span>Wooden<text:span text:style-name="T1"> </text:span>tree-bridges<text:span text:style-name="T1"> </text:span>laid<text:span text:style-name="T1"> </text:span>in<text:span text:style-name="T1"> </text:span>ruins,<text:span text:style-name="T1"> </text:span>half-eaten<text:span text:style-name="T1"> </text:span>by<text:span text:style-name="T1"> </text:span>the<text:span text:style-name="T1"> </text:span>flames,<text:span text:style-name="T1"> </text:span>the<text:span text:style-name="T1"> </text:span>houses<text:span text:style-name="T1"> </text:span>at<text:span text:style-name="T1"> </text:span>the<text:span text:style-name="T1"> </text:span>top<text:span text:style-name="T1"> </text:span>of<text:span text:style-name="T1"> </text:span>the<text:span text:style-name="T1"> </text:span>trees<text:span text:style-name="T1"> </text:span>burning<text:span text:style-name="T1"> </text:span>away<text:span text:style-name="T1"> </text:span>like<text:span text:style-name="T1"> </text:span>huge<text:span text:style-name="T1"> </text:span>candles,<text:span text:style-name="T1"> </text:span>burning<text:span text:style-name="T1"> </text:span>flakes<text:span text:style-name="T1"> </text:span>wafting<text:span text:style-name="T1"> </text:span>in<text:span text:style-name="T1"> </text:span>the<text:span text:style-name="T1"> </text:span>air<text:span text:style-name="T1"> </text:span>like<text:span text:style-name="T1"> </text:span>a<text:span text:style-name="T1"> </text:span>fiery<text:span text:style-name="T1"> </text:span>snowfall.</text:p>
      <text:p text:style-name="P2">The<text:span text:style-name="T1"> </text:span>sun<text:span text:style-name="T1"> </text:span>came<text:span text:style-name="T1"> </text:span>up,<text:span text:style-name="T1"> </text:span>its<text:span text:style-name="T1"> </text:span>first<text:span text:style-name="T1"> </text:span>rays<text:span text:style-name="T1"> </text:span>lost<text:span text:style-name="T1"> </text:span>in<text:span text:style-name="T1"> </text:span>the<text:span text:style-name="T1"> </text:span>glow<text:span text:style-name="T1"> </text:span>of<text:span text:style-name="T1"> </text:span>the<text:span text:style-name="T1"> </text:span>fires.<text:span text:style-name="T1"> </text:span>It<text:span text:style-name="T1"> </text:span>was<text:span text:style-name="T1"> </text:span>an<text:span text:style-name="T1"> </text:span>unruly<text:span text:style-name="T1"> </text:span>sight,<text:span text:style-name="T1"> </text:span>but<text:span text:style-name="T1"> </text:span>no-one<text:span text:style-name="T1"> </text:span>looked<text:span text:style-name="T1"> </text:span>away;<text:span text:style-name="T1"> </text:span>each<text:span text:style-name="T1"> </text:span>one<text:span text:style-name="T1"> </text:span>of<text:span text:style-name="T1"> </text:span>them<text:span text:style-name="T1"> </text:span>was<text:span text:style-name="T1"> </text:span>lost<text:span text:style-name="T1"> </text:span>in<text:span text:style-name="T1"> </text:span>their<text:span text:style-name="T1"> </text:span>own<text:span text:style-name="T1"> </text:span>thoughts.<text:span text:style-name="T1"> </text:span>Theo<text:span text:style-name="T1"> </text:span>finally<text:span text:style-name="T1"> </text:span>broke<text:span text:style-name="T1"> </text:span>down<text:span text:style-name="T1"> </text:span>in<text:span text:style-name="T1"> </text:span>tears,<text:span text:style-name="T1"> </text:span>and<text:span text:style-name="T1"> </text:span>a<text:span text:style-name="T1"> </text:span>tender<text:span text:style-name="T1"> </text:span>sob<text:span text:style-name="T1"> </text:span>took<text:span text:style-name="T1"> </text:span>over<text:span text:style-name="T1"> </text:span>him.<text:span text:style-name="T1"> </text:span>Bo<text:span text:style-name="T1"> </text:span>turned<text:span text:style-name="T1"> </text:span>his<text:span text:style-name="T1"> </text:span>head<text:span text:style-name="T1"> </text:span>to<text:span text:style-name="T1"> </text:span>Theo<text:span text:style-name="T1"> </text:span>and<text:span text:style-name="T1"> </text:span>wrinkled<text:span text:style-name="T1"> </text:span>his<text:span text:style-name="T1"> </text:span>nose;<text:span text:style-name="T1"> </text:span>his<text:span text:style-name="T1"> </text:span>whiskers<text:span text:style-name="T1"> </text:span>twitched<text:span text:style-name="T1"> </text:span>and<text:span text:style-name="T1"> </text:span>his<text:span text:style-name="T1"> </text:span>eyes<text:span text:style-name="T1"> </text:span>lit<text:span text:style-name="T1"> </text:span>up<text:span text:style-name="T1"> </text:span>with<text:span text:style-name="T1"> </text:span>a<text:span text:style-name="T1"> </text:span>subdued<text:span text:style-name="T1"> </text:span>flame<text:span text:style-name="T1"> </text:span>before<text:span text:style-name="T1"> </text:span>he<text:span text:style-name="T1"> </text:span>ran<text:span text:style-name="T1"> </text:span>down<text:span text:style-name="T1"> </text:span>the<text:span text:style-name="T1"> </text:span>hill,<text:span text:style-name="T1"> </text:span>stopped<text:span text:style-name="T1"> </text:span>and<text:span text:style-name="T1"> </text:span>turned<text:span text:style-name="T1"> </text:span>to<text:span text:style-name="T1"> </text:span>look<text:span text:style-name="T1"> </text:span>straight<text:span text:style-name="T1"> </text:span>at<text:span text:style-name="T1"> </text:span>Ned.<text:span text:style-name="T1"> </text:span>He<text:span text:style-name="T1"> </text:span>hopped<text:span text:style-name="T1"> </text:span>a<text:span text:style-name="T1"> </text:span>couple<text:span text:style-name="T1"> </text:span>of<text:span text:style-name="T1"> </text:span>times<text:span text:style-name="T1"> </text:span>before<text:span text:style-name="T1"> </text:span>running<text:span text:style-name="T1"> </text:span>down<text:span text:style-name="T1"> </text:span>the<text:span text:style-name="T1"> </text:span>hillside,<text:span text:style-name="T1"> </text:span>towards<text:span text:style-name="T1"> </text:span>the<text:span text:style-name="T1"> </text:span>village.</text:p>
      <text:p text:style-name="P1"><text:span text:style-name="T5">“</text:span><text:span text:style-name="T4">He</text:span><text:span text:style-name="T5"> </text:span><text:span text:style-name="T4">wants</text:span><text:span text:style-name="T5"> </text:span><text:span text:style-name="T4">us</text:span><text:span text:style-name="T5"> </text:span><text:span text:style-name="T4">to</text:span><text:span text:style-name="T5"> </text:span><text:span text:style-name="T4">follow</text:span><text:span text:style-name="T5"> </text:span><text:span text:style-name="T4">him.</text:span><text:span text:style-name="T5"> </text:span><text:span text:style-name="T4">Could</text:span><text:span text:style-name="T5"> </text:span><text:span text:style-name="T4">he</text:span><text:span text:style-name="T5"> </text:span><text:span text:style-name="T4">have</text:span><text:span text:style-name="T5"> </text:span><text:span text:style-name="T4">smelled</text:span><text:span text:style-name="T5"> </text:span><text:span text:style-name="T4">something?</text:span><text:span text:style-name="T5">” </text:span><text:span text:style-name="T4">said</text:span><text:span text:style-name="T5"> </text:span><text:span text:style-name="T4">Ned</text:span><text:span text:style-name="T5"> </text:span><text:span text:style-name="T4">and</text:span><text:span text:style-name="T5"> </text:span><text:span text:style-name="T4">set</text:span><text:span text:style-name="T5"> </text:span><text:span text:style-name="T4">out</text:span><text:span text:style-name="T5"> </text:span><text:span text:style-name="T4">after</text:span><text:span text:style-name="T5"> </text:span><text:span text:style-name="T4">the</text:span><text:span text:style-name="T5"> </text:span><text:span text:style-name="T4">bunny.</text:span><text:span text:style-name="T5"> </text:span><text:span text:style-name="T4">Parcifal</text:span><text:span text:style-name="T5"> </text:span><text:span text:style-name="T4">shrugged</text:span><text:span text:style-name="T5"> </text:span><text:span text:style-name="T4">a</text:span><text:span text:style-name="T5"> </text:span><text:span text:style-name="T4">little</text:span><text:span text:style-name="T5"> </text:span><text:span text:style-name="T4">and</text:span><text:span text:style-name="T5"> </text:span><text:span text:style-name="T4">followed</text:span><text:span text:style-name="T5"> </text:span><text:span text:style-name="T4">close</text:span><text:span text:style-name="T5"> </text:span><text:span text:style-name="T4">by,</text:span><text:span text:style-name="T5"> </text:span><text:span text:style-name="T4">while</text:span><text:span text:style-name="T5"> </text:span><text:span text:style-name="T4">Winceham</text:span><text:span text:style-name="T5"> </text:span><text:span text:style-name="T4">told</text:span><text:span text:style-name="T5"> </text:span><text:span text:style-name="T4">Theo</text:span><text:span text:style-name="T5"> </text:span><text:span text:style-name="T4">with</text:span><text:span text:style-name="T5"> </text:span><text:span text:style-name="T4">a</text:span><text:span text:style-name="T5"> </text:span><text:span text:style-name="T4">gentle</text:span><text:span text:style-name="T5"> </text:span><text:span text:style-name="T4">voice</text:span><text:span text:style-name="T5"> </text:span><text:span text:style-name="T4">down</text:span><text:span text:style-name="T5"> </text:span><text:span text:style-name="T4">to</text:span><text:span text:style-name="T5"> </text:span><text:span text:style-name="T4">a</text:span><text:span text:style-name="T5"> </text:span><text:span text:style-name="T4">whisper:</text:span></text:p>
      <text:p text:style-name="P1"><text:span text:style-name="T5">“</text:span><text:span text:style-name="T4">We</text:span><text:span text:style-name="T5">’</text:span><text:span text:style-name="T4">ll</text:span><text:span text:style-name="T5"> </text:span><text:span text:style-name="T4">get</text:span><text:span text:style-name="T5"> </text:span><text:span text:style-name="T4">him</text:span><text:span text:style-name="T5"> </text:span><text:span text:style-name="T4">laddie.</text:span><text:span text:style-name="T5">”</text:span></text:p>
      <text:p text:style-name="P2">Theo<text:span text:style-name="T1"> </text:span>managed<text:span text:style-name="T1"> </text:span>to<text:span text:style-name="T1"> </text:span>stem<text:span text:style-name="T1"> </text:span>the<text:span text:style-name="T1"> </text:span>tears<text:span text:style-name="T1"> </text:span>and<text:span text:style-name="T1"> </text:span>said<text:span text:style-name="T1"> </text:span>flatly,<text:span text:style-name="T1"> </text:span>his<text:span text:style-name="T1"> </text:span>eyes<text:span text:style-name="T1"> </text:span>lost<text:span text:style-name="T1"> </text:span>somewhere<text:span text:style-name="T1"> </text:span>beyond<text:span text:style-name="T1"> </text:span>the<text:span text:style-name="T1"> </text:span>burning<text:span text:style-name="T1"> </text:span>trees:<text:span text:style-name="T1"> “</text:span>It<text:span text:style-name="T1"> </text:span>doesn<text:span text:style-name="T1">’</text:span>t<text:span text:style-name="T1"> </text:span>really<text:span text:style-name="T1"> </text:span>matter<text:span text:style-name="T1"> </text:span>now,<text:span text:style-name="T1"> </text:span>does<text:span text:style-name="T1"> </text:span>it?<text:span text:style-name="T1">”</text:span></text:p>
      <text:p text:style-name="P1"><text:span text:style-name="T5">“</text:span><text:span text:style-name="T4">No</text:span><text:span text:style-name="T5"> </text:span><text:span text:style-name="T4">evil</text:span><text:span text:style-name="T5"> </text:span><text:span text:style-name="T4">deed</text:span><text:span text:style-name="T5"> </text:span><text:span text:style-name="T4">goes</text:span><text:span text:style-name="T5"> </text:span><text:span text:style-name="T4">unpunished,</text:span><text:span text:style-name="T5"> </text:span><text:span text:style-name="T4">Theo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and</text:span><text:span text:style-name="T5"> </text:span><text:span text:style-name="T4">nodded</text:span><text:span text:style-name="T5"> </text:span><text:span text:style-name="T4">as</text:span><text:span text:style-name="T5"> </text:span><text:span text:style-name="T4">she</text:span><text:span text:style-name="T5"> </text:span><text:span text:style-name="T4">helped</text:span><text:span text:style-name="T5"> </text:span><text:span text:style-name="T4">him</text:span><text:span text:style-name="T5"> </text:span><text:span text:style-name="T4">to</text:span><text:span text:style-name="T5"> </text:span><text:span text:style-name="T4">his</text:span><text:span text:style-name="T5"> </text:span><text:span text:style-name="T4">feet.</text:span><text:span text:style-name="T5"> </text:span><text:span text:style-name="T4">Winceham</text:span><text:span text:style-name="T5"> </text:span><text:span text:style-name="T4">shot</text:span><text:span text:style-name="T5"> </text:span><text:span text:style-name="T4">her</text:span><text:span text:style-name="T5"> </text:span><text:span text:style-name="T4">a</text:span><text:span text:style-name="T5"> </text:span><text:span text:style-name="T4">troubled</text:span><text:span text:style-name="T5"> </text:span><text:span text:style-name="T4">look</text:span><text:span text:style-name="T5"> </text:span><text:span text:style-name="T4">and</text:span><text:span text:style-name="T5"> </text:span><text:span text:style-name="T4">said:</text:span>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not</text:span><text:span text:style-name="T5"> </text:span><text:span text:style-name="T4">how</text:span><text:span text:style-name="T5"> </text:span><text:span text:style-name="T4">the</text:span><text:span text:style-name="T5"> </text:span><text:span text:style-name="T4">saying</text:span><text:span text:style-name="T5"> </text:span><text:span text:style-name="T4">goes,</text:span><text:span text:style-name="T5"> </text:span><text:span text:style-name="T4">lass.</text:span><text:span text:style-name="T5">”</text:span></text:p>
      <text:p text:style-name="P2">To<text:span text:style-name="T1"> </text:span>which<text:span text:style-name="T1"> </text:span>she<text:span text:style-name="T1"> </text:span>replied<text:span text:style-name="T1"> </text:span>sternly:</text:p>
      <text:p text:style-name="P1"><text:span text:style-name="T5">“</text:span><text:span text:style-name="T4">I</text:span><text:span text:style-name="T5"> </text:span><text:span text:style-name="T4">do</text:span><text:span text:style-name="T5"> </text:span><text:span text:style-name="T4">not</text:span><text:span text:style-name="T5"> </text:span><text:span text:style-name="T4">live</text:span><text:span text:style-name="T5"> </text:span><text:span text:style-name="T4">my</text:span><text:span text:style-name="T5"> </text:span><text:span text:style-name="T4">life</text:span><text:span text:style-name="T5"> </text:span><text:span text:style-name="T4">by</text:span><text:span text:style-name="T5"> </text:span><text:span text:style-name="T4">rote,</text:span><text:span text:style-name="T5"> </text:span><text:span text:style-name="T4">halfuin.</text:span><text:span text:style-name="T5">”</text:span></text:p>
      <text:p text:style-name="P2">Theo<text:span text:style-name="T1"> </text:span>staggered<text:span text:style-name="T1"> </text:span>at<text:span text:style-name="T1"> </text:span>first,<text:span text:style-name="T1"> </text:span>then<text:span text:style-name="T1"> </text:span>wiped<text:span text:style-name="T1"> </text:span>his<text:span text:style-name="T1"> </text:span>eyes<text:span text:style-name="T1"> </text:span>with<text:span text:style-name="T1"> </text:span>his<text:span text:style-name="T1"> </text:span>robe,<text:span text:style-name="T1"> </text:span>stifling<text:span text:style-name="T1"> </text:span>another<text:span text:style-name="T1"> </text:span>sob<text:span text:style-name="T1"> </text:span>as<text:span text:style-name="T1"> </text:span>they<text:span text:style-name="T1"> </text:span>slowly<text:span text:style-name="T1"> </text:span>walked<text:span text:style-name="T1"> </text:span>downhill.<text:span text:style-name="T1"> </text:span>The<text:span text:style-name="T1"> </text:span>fire<text:span text:style-name="T1"> </text:span>was<text:span text:style-name="T1"> </text:span>still<text:span text:style-name="T1"> </text:span>slowly<text:span text:style-name="T1"> </text:span>consuming<text:span text:style-name="T1"> </text:span>everything<text:span text:style-name="T1"> </text:span>it<text:span text:style-name="T1"> </text:span>touched,<text:span text:style-name="T1"> </text:span>but<text:span text:style-name="T1"> </text:span>it<text:span text:style-name="T1"> </text:span>had<text:span text:style-name="T1"> </text:span>mostly<text:span text:style-name="T1"> </text:span>died<text:span text:style-name="T1"> </text:span>down<text:span text:style-name="T1"> </text:span>where<text:span text:style-name="T1"> </text:span>it<text:span text:style-name="T1"> </text:span>had<text:span text:style-name="T1"> </text:span>met<text:span text:style-name="T1"> </text:span>the<text:span text:style-name="T1"> </text:span>rather<text:span text:style-name="T1"> </text:span>soggy,<text:span text:style-name="T1"> </text:span>dense<text:span text:style-name="T1"> </text:span>forest<text:span text:style-name="T1"> </text:span>around<text:span text:style-name="T1"> </text:span>the<text:span text:style-name="T1"> </text:span>grove<text:span text:style-name="T1"> </text:span>where<text:span text:style-name="T1"> </text:span>the<text:span text:style-name="T1"> </text:span>village<text:span text:style-name="T1"> </text:span>had<text:span text:style-name="T1"> </text:span>once<text:span text:style-name="T1"> </text:span>stood.<text:span text:style-name="T1"> </text:span>What<text:span text:style-name="T1"> </text:span>was<text:span text:style-name="T1"> </text:span>left<text:span text:style-name="T1"> </text:span>of<text:span text:style-name="T1"> </text:span>it,<text:span text:style-name="T1"> </text:span>was<text:span text:style-name="T1"> </text:span>burning<text:span text:style-name="T1"> </text:span>slowly<text:span text:style-name="T1"> </text:span>like<text:span text:style-name="T1"> </text:span>candle<text:span text:style-name="T1"> </text:span>wax.</text:p>
      <text:p text:style-name="P2">The<text:span text:style-name="T1"> </text:span>bunny<text:span text:style-name="T1"> </text:span>was<text:span text:style-name="T1"> </text:span>standing<text:span text:style-name="T1"> </text:span>on<text:span text:style-name="T1"> </text:span>a<text:span text:style-name="T1"> </text:span>well<text:span text:style-name="T1"> </text:span>at<text:span text:style-name="T1"> </text:span>the<text:span text:style-name="T1"> </text:span>village<text:span text:style-name="T1">’</text:span>s<text:span text:style-name="T1"> </text:span>entrance.<text:span text:style-name="T1"> </text:span>It<text:span text:style-name="T1"> </text:span>was<text:span text:style-name="T1"> </text:span>hopping<text:span text:style-name="T1"> </text:span>and<text:span text:style-name="T1"> </text:span>bouncing<text:span text:style-name="T1"> </text:span>around<text:span text:style-name="T1"> </text:span>like<text:span text:style-name="T1"> </text:span>driven<text:span text:style-name="T1"> </text:span>suddenly<text:span text:style-name="T1"> </text:span>mad.</text:p>
      <text:p text:style-name="P1"><text:span text:style-name="T5">“</text:span><text:span text:style-name="T4">Bo</text:span><text:span text:style-name="T5">’</text:span><text:span text:style-name="T4">s</text:span><text:span text:style-name="T5"> </text:span><text:span text:style-name="T4">found</text:span><text:span text:style-name="T5"> </text:span><text:span text:style-name="T4">someone!</text:span><text:span text:style-name="T5">” </text:span><text:span text:style-name="T4">cried</text:span><text:span text:style-name="T5"> </text:span><text:span text:style-name="T4">Theo</text:span><text:span text:style-name="T5"> </text:span><text:span text:style-name="T4">and</text:span><text:span text:style-name="T5"> </text:span><text:span text:style-name="T4">ran</text:span><text:span text:style-name="T5"> </text:span><text:span text:style-name="T4">to</text:span><text:span text:style-name="T5"> </text:span><text:span text:style-name="T4">the</text:span><text:span text:style-name="T5"> </text:span><text:span text:style-name="T4">well.</text:span><text:span text:style-name="T5"> </text:span><text:span text:style-name="T4">Parcifal</text:span><text:span text:style-name="T5"> </text:span><text:span text:style-name="T4">was</text:span><text:span text:style-name="T5"> </text:span><text:span text:style-name="T4">looking</text:span><text:span text:style-name="T5"> </text:span><text:span text:style-name="T4">at</text:span><text:span text:style-name="T5"> </text:span><text:span text:style-name="T4">the</text:span><text:span text:style-name="T5"> </text:span><text:span text:style-name="T4">edge</text:span><text:span text:style-name="T5"> </text:span><text:span text:style-name="T4">of</text:span><text:span text:style-name="T5"> </text:span><text:span text:style-name="T4">the</text:span><text:span text:style-name="T5"> </text:span><text:span text:style-name="T4">village</text:span><text:span text:style-name="T5"> </text:span><text:span text:style-name="T4">warily;</text:span><text:span text:style-name="T5"> </text:span><text:span text:style-name="T4">she</text:span><text:span text:style-name="T5"> </text:span><text:span text:style-name="T4">could</text:span><text:span text:style-name="T5"> </text:span><text:span text:style-name="T4">not</text:span><text:span text:style-name="T5"> </text:span><text:span text:style-name="T4">escape</text:span><text:span text:style-name="T5"> </text:span><text:span text:style-name="T4">a</text:span><text:span text:style-name="T5"> </text:span><text:span text:style-name="T4">feeling</text:span><text:span text:style-name="T5"> </text:span><text:span text:style-name="T4">of</text:span><text:span text:style-name="T5"> </text:span><text:span text:style-name="T4">danger.</text:span><text:span text:style-name="T5"> </text:span><text:span text:style-name="T4">Winceham</text:span><text:span text:style-name="T5"> </text:span><text:span text:style-name="T4">hunched</text:span><text:span text:style-name="T5"> </text:span><text:span text:style-name="T4">low</text:span><text:span text:style-name="T5"> </text:span><text:span text:style-name="T4">and</text:span><text:span text:style-name="T5"> </text:span><text:span text:style-name="T4">put</text:span><text:span text:style-name="T5"> </text:span><text:span text:style-name="T4">his</text:span><text:span text:style-name="T5"> </text:span><text:span text:style-name="T4">senses</text:span><text:span text:style-name="T5"> </text:span><text:span text:style-name="T4">to</text:span><text:span text:style-name="T5"> </text:span><text:span text:style-name="T4">good</text:span><text:span text:style-name="T5"> </text:span><text:span text:style-name="T4">use,</text:span><text:span text:style-name="T5"> </text:span><text:span text:style-name="T4">while</text:span><text:span text:style-name="T5"> </text:span><text:span text:style-name="T4">Lernea</text:span><text:span text:style-name="T5"> </text:span><text:span text:style-name="T4">asked</text:span><text:span text:style-name="T5"> </text:span><text:span text:style-name="T4">Ned:</text:span></text:p>
      <text:p text:style-name="P1"><text:span text:style-name="T5">“</text:span><text:span text:style-name="T4">Could</text:span><text:span text:style-name="T5"> </text:span><text:span text:style-name="T4">Hobb</text:span><text:span text:style-name="T5"> </text:span><text:span text:style-name="T4">have</text:span><text:span text:style-name="T5"> </text:span><text:span text:style-name="T4">done</text:span><text:span text:style-name="T5"> </text:span><text:span text:style-name="T4">this?</text:span><text:span text:style-name="T5"> </text:span><text:span text:style-name="T4">Burned</text:span><text:span text:style-name="T5"> </text:span><text:span text:style-name="T4">down</text:span><text:span text:style-name="T5"> </text:span><text:span text:style-name="T4">a</text:span><text:span text:style-name="T5"> </text:span><text:span text:style-name="T4">whole</text:span><text:span text:style-name="T5"> </text:span><text:span text:style-name="T4">village?</text:span><text:span text:style-name="T5"> </text:span><text:span text:style-name="T4">Why</text:span><text:span text:style-name="T5"> </text:span><text:span text:style-name="T4">would</text:span><text:span text:style-name="T5"> </text:span><text:span text:style-name="T4">he</text:span><text:span text:style-name="T5"> </text:span><text:span text:style-name="T4">do</text:span><text:span text:style-name="T5"> </text:span><text:span text:style-name="T4">that?</text:span><text:span text:style-name="T5">”</text:span>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not</text:span><text:span text:style-name="T5"> </text:span><text:span text:style-name="T4">sure.</text:span><text:span text:style-name="T5"> </text:span><text:span text:style-name="T4">It</text:span><text:span text:style-name="T5"> </text:span><text:span text:style-name="T4">doesn</text:span><text:span text:style-name="T5">’</text:span><text:span text:style-name="T4">t</text:span><text:span text:style-name="T5"> </text:span><text:span text:style-name="T4">really</text:span><text:span text:style-name="T5"> </text:span><text:span text:style-name="T4">make</text:span><text:span text:style-name="T5"> </text:span><text:span text:style-name="T4">sense.</text:span><text:span text:style-name="T5"> </text:span><text:span text:style-name="T4">And</text:span><text:span text:style-name="T5"> </text:span><text:span text:style-name="T4">there</text:span><text:span text:style-name="T5">’</text:span><text:span text:style-name="T4">s</text:span><text:span text:style-name="T5"> </text:span><text:span text:style-name="T4">another</text:span><text:span text:style-name="T5"> </text:span><text:span text:style-name="T4">thing,</text:span><text:span text:style-name="T5">” </text:span><text:span text:style-name="T4">said</text:span><text:span text:style-name="T5"> </text:span><text:span text:style-name="T4">Ned</text:span><text:span text:style-name="T5"> </text:span><text:span text:style-name="T4">with</text:span><text:span text:style-name="T5"> </text:span><text:span text:style-name="T4">a</text:span><text:span text:style-name="T5"> </text:span><text:span text:style-name="T4">puzzled,</text:span><text:span text:style-name="T5"> </text:span><text:span text:style-name="T4">worried</text:span><text:span text:style-name="T5"> </text:span><text:span text:style-name="T4">frown.</text:span><text:span text:style-name="T5"> </text:span><text:span text:style-name="T4">Lernea</text:span><text:span text:style-name="T5"> </text:span><text:span text:style-name="T4">looked</text:span><text:span text:style-name="T5"> </text:span><text:span text:style-name="T4">around</text:span><text:span text:style-name="T5"> </text:span><text:span text:style-name="T4">and</text:span><text:span text:style-name="T5"> </text:span><text:span text:style-name="T4">said</text:span><text:span text:style-name="T5"> </text:span><text:span text:style-name="T4">knowingly:</text:span></text:p>
      <text:p text:style-name="P1"><text:span text:style-name="T5">“</text:span><text:span text:style-name="T4">There</text:span><text:span text:style-name="T5"> </text:span><text:span text:style-name="T4">are</text:span><text:span text:style-name="T5"> </text:span><text:span text:style-name="T4">no</text:span><text:span text:style-name="T5"> </text:span><text:span text:style-name="T4">bodies.</text:span><text:span text:style-name="T5"> </text:span><text:span text:style-name="T4">There</text:span><text:span text:style-name="T5">’</text:span><text:span text:style-name="T4">s</text:span><text:span text:style-name="T5"> </text:span><text:span text:style-name="T4">no</text:span><text:span text:style-name="T5"> </text:span><text:span text:style-name="T4">smell</text:span><text:span text:style-name="T5"> </text:span><text:span text:style-name="T4">of</text:span><text:span text:style-name="T5"> </text:span><text:span text:style-name="T4">charred</text:span><text:span text:style-name="T5"> </text:span><text:span text:style-name="T4">flesh</text:span><text:span text:style-name="T5"> </text:span><text:span text:style-name="T4">either.</text:span><text:span text:style-name="T5">”</text:span></text:p>
      <text:p text:style-name="P2"><text:soft-page-break/>Winceham<text:span text:style-name="T1"> </text:span>turned<text:span text:style-name="T1"> </text:span>around<text:span text:style-name="T1"> </text:span>and<text:span text:style-name="T1"> </text:span>told<text:span text:style-name="T1"> </text:span>them,<text:span text:style-name="T1"> </text:span>rubbing<text:span text:style-name="T1"> </text:span>his<text:span text:style-name="T1"> </text:span>fingers<text:span text:style-name="T1"> </text:span>full<text:span text:style-name="T1"> </text:span>of<text:span text:style-name="T1"> </text:span>dirt:</text:p>
      <text:p text:style-name="P1"><text:span text:style-name="T5">“</text:span><text:span text:style-name="T4">That</text:span><text:span text:style-name="T5">’</text:span><text:span text:style-name="T4">s</text:span><text:span text:style-name="T5"> </text:span><text:span text:style-name="T4">because</text:span><text:span text:style-name="T5"> </text:span><text:span text:style-name="T4">they</text:span><text:span text:style-name="T5"> </text:span><text:span text:style-name="T4">took</text:span><text:span text:style-name="T5"> </text:span><text:span text:style-name="T4">everyone.</text:span><text:span text:style-name="T5"> </text:span><text:span text:style-name="T4">At</text:span><text:span text:style-name="T5"> </text:span><text:span text:style-name="T4">least</text:span><text:span text:style-name="T5"> </text:span><text:span text:style-name="T4">two</text:span><text:span text:style-name="T5"> </text:span><text:span text:style-name="T4">dozen</text:span><text:span text:style-name="T5"> </text:span><text:span text:style-name="T4">strong,</text:span><text:span text:style-name="T5"> </text:span><text:span text:style-name="T4">deep</text:span><text:span text:style-name="T5"> </text:span><text:span text:style-name="T4">tracks</text:span><text:span text:style-name="T5"> </text:span><text:span text:style-name="T4">all</text:span><text:span text:style-name="T5"> </text:span><text:span text:style-name="T4">over</text:span><text:span text:style-name="T5"> </text:span><text:span text:style-name="T4">the</text:span><text:span text:style-name="T5"> </text:span><text:span text:style-name="T4">place.</text:span><text:span text:style-name="T5"> </text:span><text:span text:style-name="T4">Heavy</text:span><text:span text:style-name="T5"> </text:span><text:span text:style-name="T4">armor</text:span><text:span text:style-name="T5"> </text:span><text:span text:style-name="T4">probably.</text:span><text:span text:style-name="T5"> </text:span><text:span text:style-name="T4">There</text:span><text:span text:style-name="T5"> </text:span><text:span text:style-name="T4">are</text:span><text:span text:style-name="T5"> </text:span><text:span text:style-name="T4">no</text:span><text:span text:style-name="T5"> </text:span><text:span text:style-name="T4">traces</text:span><text:span text:style-name="T5"> </text:span><text:span text:style-name="T4">of</text:span><text:span text:style-name="T5"> </text:span><text:span text:style-name="T4">a</text:span><text:span text:style-name="T5"> </text:span><text:span text:style-name="T4">fight;</text:span><text:span text:style-name="T5"> </text:span><text:span text:style-name="T4">there</text:span><text:span text:style-name="T5">’</text:span><text:span text:style-name="T4">s</text:span><text:span text:style-name="T5"> </text:span><text:span text:style-name="T4">a</text:span><text:span text:style-name="T5"> </text:span><text:span text:style-name="T4">strange,</text:span><text:span text:style-name="T5"> </text:span><text:span text:style-name="T4">faint</text:span><text:span text:style-name="T5"> </text:span><text:span text:style-name="T4">smell</text:span><text:span text:style-name="T5"> </text:span><text:span text:style-name="T4">of</text:span><text:span text:style-name="T5"> </text:span><text:span text:style-name="T4">iron</text:span><text:span text:style-name="T5"> </text:span><text:span text:style-name="T4">though.</text:span><text:span text:style-name="T5">”</text:span></text:p>
      <text:p text:style-name="P1"><text:span text:style-name="T5">“</text:span><text:span text:style-name="T4">But</text:span><text:span text:style-name="T5"> </text:span><text:span text:style-name="T4">I</text:span><text:span text:style-name="T5"> </text:span><text:span text:style-name="T4">don</text:span><text:span text:style-name="T5">’</text:span><text:span text:style-name="T4">t</text:span><text:span text:style-name="T5"> </text:span><text:span text:style-name="T4">see</text:span><text:span text:style-name="T5"> </text:span><text:span text:style-name="T4">blood,</text:span><text:span text:style-name="T5"> </text:span><text:span text:style-name="T4">nor</text:span><text:span text:style-name="T5"> </text:span><text:span text:style-name="T4">arrows</text:span><text:span text:style-name="T5"> </text:span><text:span text:style-name="T4">or</text:span><text:span text:style-name="T5"> </text:span><text:span text:style-name="T4">weapons.</text:span><text:span text:style-name="T5"> </text:span><text:span text:style-name="T4">It</text:span><text:span text:style-name="T5">’</text:span><text:span text:style-name="T4">s</text:span><text:span text:style-name="T5"> </text:span><text:span text:style-name="T4">like</text:span><text:span text:style-name="T5"> </text:span><text:span text:style-name="T4">they</text:span><text:span text:style-name="T5"> </text:span><text:span text:style-name="T4">took</text:span><text:span text:style-name="T5"> </text:span><text:span text:style-name="T4">everyone</text:span><text:span text:style-name="T5"> </text:span><text:span text:style-name="T4">by</text:span><text:span text:style-name="T5"> </text:span><text:span text:style-name="T4">surprise.</text:span><text:span text:style-name="T5">”</text:span></text:p>
      <text:p text:style-name="P1"><text:span text:style-name="T5">“</text:span><text:span text:style-name="T4">Not</text:span><text:span text:style-name="T5"> </text:span><text:span text:style-name="T4">everyone,</text:span><text:span text:style-name="T5">” </text:span><text:span text:style-name="T4">said</text:span><text:span text:style-name="T5"> </text:span><text:span text:style-name="T4">Theo</text:span><text:span text:style-name="T5"> </text:span><text:span text:style-name="T4">as</text:span><text:span text:style-name="T5"> </text:span><text:span text:style-name="T4">he</text:span><text:span text:style-name="T5"> </text:span><text:span text:style-name="T4">helped</text:span><text:span text:style-name="T5"> </text:span><text:span text:style-name="T4">an</text:span><text:span text:style-name="T5"> </text:span><text:span text:style-name="T4">elder-looking</text:span><text:span text:style-name="T5"> </text:span><text:span text:style-name="T4">woodkin</text:span><text:span text:style-name="T5"> </text:span><text:span text:style-name="T4">climb</text:span><text:span text:style-name="T5"> </text:span><text:span text:style-name="T4">out</text:span><text:span text:style-name="T5"> </text:span><text:span text:style-name="T4">of</text:span><text:span text:style-name="T5"> </text:span><text:span text:style-name="T4">the</text:span><text:span text:style-name="T5"> </text:span><text:span text:style-name="T4">well.</text:span><text:span text:style-name="T5"> </text:span><text:span text:style-name="T4">His</text:span><text:span text:style-name="T5"> </text:span><text:span text:style-name="T4">plain</text:span><text:span text:style-name="T5"> </text:span><text:span text:style-name="T4">robes</text:span><text:span text:style-name="T5"> </text:span><text:span text:style-name="T4">were</text:span><text:span text:style-name="T5"> </text:span><text:span text:style-name="T4">smudged</text:span><text:span text:style-name="T5"> </text:span><text:span text:style-name="T4">and</text:span><text:span text:style-name="T5"> </text:span><text:span text:style-name="T4">stained</text:span><text:span text:style-name="T5"> </text:span><text:span text:style-name="T4">with</text:span><text:span text:style-name="T5"> </text:span><text:span text:style-name="T4">soot,</text:span><text:span text:style-name="T5"> </text:span><text:span text:style-name="T4">his</text:span><text:span text:style-name="T5"> </text:span><text:span text:style-name="T4">face</text:span><text:span text:style-name="T5"> </text:span><text:span text:style-name="T4">was</text:span><text:span text:style-name="T5"> </text:span><text:span text:style-name="T4">dark.</text:span><text:span text:style-name="T5"> </text:span><text:span text:style-name="T4">Grizzly</text:span><text:span text:style-name="T5"> </text:span><text:span text:style-name="T4">long</text:span><text:span text:style-name="T5"> </text:span><text:span text:style-name="T4">dreadlocks</text:span><text:span text:style-name="T5"> </text:span><text:span text:style-name="T4">adorned</text:span><text:span text:style-name="T5"> </text:span><text:span text:style-name="T4">his</text:span><text:span text:style-name="T5"> </text:span><text:span text:style-name="T4">head,</text:span><text:span text:style-name="T5"> </text:span><text:span text:style-name="T4">where</text:span><text:span text:style-name="T5"> </text:span><text:span text:style-name="T4">a</text:span><text:span text:style-name="T5"> </text:span><text:span text:style-name="T4">wooden</text:span><text:span text:style-name="T5"> </text:span><text:span text:style-name="T4">circlet</text:span><text:span text:style-name="T5"> </text:span><text:span text:style-name="T4">sat.</text:span><text:span text:style-name="T5"> </text:span><text:span text:style-name="T4">The</text:span><text:span text:style-name="T5"> </text:span><text:span text:style-name="T4">Elder</text:span><text:span text:style-name="T5"> </text:span><text:span text:style-name="T4">smiled</text:span><text:span text:style-name="T5"> </text:span><text:span text:style-name="T4">copiously</text:span><text:span text:style-name="T5"> </text:span><text:span text:style-name="T4">as</text:span><text:span text:style-name="T5"> </text:span><text:span text:style-name="T4">he</text:span><text:span text:style-name="T5"> </text:span><text:span text:style-name="T4">sat</text:span><text:span text:style-name="T5"> </text:span><text:span text:style-name="T4">down</text:span><text:span text:style-name="T5"> </text:span><text:span text:style-name="T4">on</text:span><text:span text:style-name="T5"> </text:span><text:span text:style-name="T4">the</text:span><text:span text:style-name="T5"> </text:span><text:span text:style-name="T4">ground,</text:span><text:span text:style-name="T5"> </text:span><text:span text:style-name="T4">obviously</text:span><text:span text:style-name="T5"> </text:span><text:span text:style-name="T4">exhausted.</text:span></text:p>
      <text:p text:style-name="P1"><text:span text:style-name="T5">“</text:span><text:span text:style-name="T4">Fingammon!</text:span><text:span text:style-name="T5"> </text:span><text:span text:style-name="T4">Jah</text:span><text:span text:style-name="T5"> </text:span><text:span text:style-name="T4">be</text:span><text:span text:style-name="T5"> </text:span><text:span text:style-name="T4">with</text:span><text:span text:style-name="T5"> </text:span><text:span text:style-name="T4">you!</text:span><text:span text:style-name="T5"> </text:span><text:span text:style-name="T4">Where</text:span><text:span text:style-name="T5"> </text:span><text:span text:style-name="T4">are</text:span><text:span text:style-name="T5"> </text:span><text:span text:style-name="T4">the</text:span><text:span text:style-name="T5"> </text:span><text:span text:style-name="T4">others?</text:span><text:span text:style-name="T5">”</text:span></text:p>
      <text:p text:style-name="P2">Parcifal<text:span text:style-name="T1"> </text:span>shot<text:span text:style-name="T1"> </text:span>the<text:span text:style-name="T1"> </text:span>woodkin<text:span text:style-name="T1"> </text:span>a<text:span text:style-name="T1"> </text:span>suspicious<text:span text:style-name="T1"> </text:span>look,<text:span text:style-name="T1"> </text:span>her<text:span text:style-name="T1"> </text:span>eyes<text:span text:style-name="T1"> </text:span>going<text:span text:style-name="T1"> </text:span>back<text:span text:style-name="T1"> </text:span>and<text:span text:style-name="T1"> </text:span>forth<text:span text:style-name="T1"> </text:span>between<text:span text:style-name="T1"> </text:span>the<text:span text:style-name="T1"> </text:span>elder<text:span text:style-name="T1"> </text:span>and<text:span text:style-name="T1"> </text:span>Theo.</text:p>
      <text:p text:style-name="P1"><text:span text:style-name="T5">“</text:span><text:span text:style-name="T4">Why</text:span><text:span text:style-name="T5"> </text:span><text:span text:style-name="T4">is</text:span><text:span text:style-name="T5"> </text:span><text:span text:style-name="T4">he</text:span><text:span text:style-name="T5"> </text:span><text:span text:style-name="T4">different</text:span><text:span text:style-name="T5"> </text:span><text:span text:style-name="T4">than</text:span><text:span text:style-name="T5"> </text:span><text:span text:style-name="T4">you?</text:span><text:span text:style-name="T5">” </text:span><text:span text:style-name="T4">she</text:span><text:span text:style-name="T5"> </text:span><text:span text:style-name="T4">asked,</text:span><text:span text:style-name="T5"> </text:span><text:span text:style-name="T4">clutching</text:span><text:span text:style-name="T5"> </text:span><text:span text:style-name="T4">Encelados</text:span><text:span text:style-name="T5">’ </text:span><text:span text:style-name="T4">hilt</text:span><text:span text:style-name="T5"> </text:span><text:span text:style-name="T4">nervously.</text:span></text:p>
      <text:p text:style-name="P1"><text:span text:style-name="T5">“</text:span><text:span text:style-name="T4">How</text:span><text:span text:style-name="T5"> </text:span><text:span text:style-name="T4">do</text:span><text:span text:style-name="T5"> </text:span><text:span text:style-name="T4">you</text:span><text:span text:style-name="T5"> </text:span><text:span text:style-name="T4">mean?</text:span><text:span text:style-name="T5">” </text:span><text:span text:style-name="T4">asked</text:span><text:span text:style-name="T5"> </text:span><text:span text:style-name="T4">Theo</text:span><text:span text:style-name="T5"> </text:span><text:span text:style-name="T4">with</text:span><text:span text:style-name="T5"> </text:span><text:span text:style-name="T4">a</text:span><text:span text:style-name="T5"> </text:span><text:span text:style-name="T4">furrowed</text:span><text:span text:style-name="T5"> </text:span><text:span text:style-name="T4">brow</text:span><text:span text:style-name="T5"> </text:span><text:span text:style-name="T4">as</text:span><text:span text:style-name="T5"> </text:span><text:span text:style-name="T4">he</text:span><text:span text:style-name="T5"> </text:span><text:span text:style-name="T4">helped</text:span><text:span text:style-name="T5"> </text:span><text:span text:style-name="T4">Fingammon</text:span><text:span text:style-name="T5"> </text:span><text:span text:style-name="T4">to</text:span><text:span text:style-name="T5"> </text:span><text:span text:style-name="T4">his</text:span><text:span text:style-name="T5"> </text:span><text:span text:style-name="T4">flask</text:span><text:span text:style-name="T5"> </text:span><text:span text:style-name="T4">of</text:span><text:span text:style-name="T5"> </text:span><text:span text:style-name="T4">water.</text:span><text:span text:style-name="T5"> </text:span><text:span text:style-name="T4">The</text:span><text:span text:style-name="T5"> </text:span><text:span text:style-name="T4">Elder</text:span><text:span text:style-name="T5"> </text:span><text:span text:style-name="T4">waved</text:span><text:span text:style-name="T5"> </text:span><text:span text:style-name="T4">the</text:span><text:span text:style-name="T5"> </text:span><text:span text:style-name="T4">flask</text:span><text:span text:style-name="T5"> </text:span><text:span text:style-name="T4">away</text:span><text:span text:style-name="T5"> </text:span><text:span text:style-name="T4">and</text:span><text:span text:style-name="T5"> </text:span><text:span text:style-name="T4">looked</text:span><text:span text:style-name="T5"> </text:span><text:span text:style-name="T4">at</text:span><text:span text:style-name="T5"> </text:span><text:span text:style-name="T4">Parcifal</text:span><text:span text:style-name="T5"> </text:span><text:span text:style-name="T4">in</text:span><text:span text:style-name="T5"> </text:span><text:span text:style-name="T4">the</text:span><text:span text:style-name="T5"> </text:span><text:span text:style-name="T4">eyes.</text:span><text:span text:style-name="T5"> </text:span><text:span text:style-name="T4">His</text:span><text:span text:style-name="T5"> </text:span><text:span text:style-name="T4">voice</text:span><text:span text:style-name="T5"> </text:span><text:span text:style-name="T4">had</text:span><text:span text:style-name="T5"> </text:span><text:span text:style-name="T4">a</text:span><text:span text:style-name="T5"> </text:span><text:span text:style-name="T4">strange,</text:span><text:span text:style-name="T5"> </text:span><text:span text:style-name="T4">gravely</text:span><text:span text:style-name="T5"> </text:span><text:span text:style-name="T4">quality.</text:span><text:span text:style-name="T5"> </text:span><text:span text:style-name="T4">It</text:span><text:span text:style-name="T5"> </text:span><text:span text:style-name="T4">was</text:span><text:span text:style-name="T5"> </text:span><text:span text:style-name="T4">hoarse</text:span><text:span text:style-name="T5"> </text:span><text:span text:style-name="T4">and</text:span><text:span text:style-name="T5"> </text:span><text:span text:style-name="T4">he</text:span><text:span text:style-name="T5"> </text:span><text:span text:style-name="T4">talked</text:span><text:span text:style-name="T5"> </text:span><text:span text:style-name="T4">in</text:span><text:span text:style-name="T5"> </text:span><text:span text:style-name="T4">a</text:span><text:span text:style-name="T5"> </text:span><text:span text:style-name="T4">drawn</text:span><text:span text:style-name="T5"> </text:span><text:span text:style-name="T4">out,</text:span><text:span text:style-name="T5"> </text:span><text:span text:style-name="T4">strangely</text:span><text:span text:style-name="T5"> </text:span><text:span text:style-name="T4">exotic</text:span><text:span text:style-name="T5"> </text:span><text:span text:style-name="T4">way:</text:span></text:p>
      <text:p text:style-name="P1"><text:span text:style-name="T5">“</text:span><text:span text:style-name="T4">Be</text:span><text:span text:style-name="T5"> </text:span><text:span text:style-name="T4">calm</text:span><text:span text:style-name="T5"> </text:span><text:span text:style-name="T4">now,</text:span><text:span text:style-name="T5"> </text:span><text:span text:style-name="T4">woman.</text:span><text:span text:style-name="T5"> </text:span><text:span text:style-name="T4">It</text:span><text:span text:style-name="T5"> </text:span><text:span text:style-name="T4">be</text:span><text:span text:style-name="T5"> </text:span><text:span text:style-name="T4">Hanul</text:span><text:span text:style-name="T5"> </text:span><text:span text:style-name="T4">who</text:span><text:span text:style-name="T5">’</text:span><text:span text:style-name="T4">s</text:span><text:span text:style-name="T5"> </text:span><text:span text:style-name="T4">different.</text:span><text:span text:style-name="T5"> </text:span><text:span text:style-name="T4">We</text:span><text:span text:style-name="T5"> </text:span><text:span text:style-name="T4">be</text:span><text:span text:style-name="T5"> </text:span><text:span text:style-name="T4">de</text:span><text:span text:style-name="T5"> </text:span><text:span text:style-name="T4">woodkin,</text:span><text:span text:style-name="T5"> </text:span><text:span text:style-name="T4">our</text:span><text:span text:style-name="T5"> </text:span><text:span text:style-name="T4">skin</text:span><text:span text:style-name="T5"> </text:span><text:span text:style-name="T4">dark</text:span><text:span text:style-name="T5"> </text:span><text:span text:style-name="T4">from</text:span><text:span text:style-name="T5"> </text:span><text:span text:style-name="T4">de</text:span><text:span text:style-name="T5"> </text:span><text:span text:style-name="T4">sun.</text:span><text:span text:style-name="T5">”</text:span></text:p>
      <text:p text:style-name="P2">She<text:span text:style-name="T1"> </text:span>looked<text:span text:style-name="T1"> </text:span>at<text:span text:style-name="T1"> </text:span>the<text:span text:style-name="T1"> </text:span>dark-skinned<text:span text:style-name="T1"> </text:span>elder<text:span text:style-name="T1"> </text:span>woodkin<text:span text:style-name="T1"> </text:span>as<text:span text:style-name="T1"> </text:span>if<text:span text:style-name="T1"> </text:span>measuring<text:span text:style-name="T1"> </text:span>him<text:span text:style-name="T1"> </text:span>for<text:span text:style-name="T1"> </text:span>a<text:span text:style-name="T1"> </text:span>moment.<text:span text:style-name="T1"> </text:span>She<text:span text:style-name="T1"> </text:span>then<text:span text:style-name="T1"> </text:span>seemed<text:span text:style-name="T1"> </text:span>content,<text:span text:style-name="T1"> </text:span>and<text:span text:style-name="T1"> </text:span>relaxed<text:span text:style-name="T1"> </text:span>a<text:span text:style-name="T1"> </text:span>bit.<text:span text:style-name="T1"> </text:span>Still,<text:span text:style-name="T1"> </text:span>she<text:span text:style-name="T1"> </text:span>kept<text:span text:style-name="T1"> </text:span>a<text:span text:style-name="T1"> </text:span>wary<text:span text:style-name="T1"> </text:span>look<text:span text:style-name="T1"> </text:span>for<text:span text:style-name="T1"> </text:span>anything<text:span text:style-name="T1"> </text:span>out<text:span text:style-name="T1"> </text:span>of<text:span text:style-name="T1"> </text:span>the<text:span text:style-name="T1"> </text:span>ordinary,<text:span text:style-name="T1"> </text:span>whatever<text:span text:style-name="T1"> </text:span>her<text:span text:style-name="T1"> </text:span>definition<text:span text:style-name="T1"> </text:span>of<text:span text:style-name="T1"> </text:span>ordinary<text:span text:style-name="T1"> </text:span>was<text:span text:style-name="T1"> </text:span>for<text:span text:style-name="T1"> </text:span>a<text:span text:style-name="T1"> </text:span>burning<text:span text:style-name="T1"> </text:span>village.</text:p>
      <text:p text:style-name="P1"><text:span text:style-name="T5">“</text:span><text:span text:style-name="T4">Where</text:span><text:span text:style-name="T5"> </text:span><text:span text:style-name="T4">is</text:span><text:span text:style-name="T5"> </text:span><text:span text:style-name="T4">everyone?</text:span><text:span text:style-name="T5"> </text:span><text:span text:style-name="T4">What</text:span><text:span text:style-name="T5"> </text:span><text:span text:style-name="T4">happened?</text:span><text:span text:style-name="T5">” </text:span><text:span text:style-name="T4">asked</text:span><text:span text:style-name="T5"> </text:span><text:span text:style-name="T4">Theo</text:span><text:span text:style-name="T5"> </text:span><text:span text:style-name="T4">with</text:span><text:span text:style-name="T5"> </text:span><text:span text:style-name="T4">an</text:span><text:span text:style-name="T5"> </text:span><text:span text:style-name="T4">urgent,</text:span><text:span text:style-name="T5"> </text:span><text:span text:style-name="T4">choked</text:span><text:span text:style-name="T5"> </text:span><text:span text:style-name="T4">voice.</text:span><text:span text:style-name="T5"> </text:span><text:span text:style-name="T4">Lernea</text:span><text:span text:style-name="T5"> </text:span><text:span text:style-name="T4">also</text:span><text:span text:style-name="T5"> </text:span><text:span text:style-name="T4">looked</text:span><text:span text:style-name="T5"> </text:span><text:span text:style-name="T4">at</text:span><text:span text:style-name="T5"> </text:span><text:span text:style-name="T4">the</text:span><text:span text:style-name="T5"> </text:span><text:span text:style-name="T4">elder</text:span><text:span text:style-name="T5"> </text:span><text:span text:style-name="T4">with</text:span><text:span text:style-name="T5"> </text:span><text:span text:style-name="T4">a</text:span><text:span text:style-name="T5"> </text:span><text:span text:style-name="T4">curious</text:span><text:span text:style-name="T5"> </text:span><text:span text:style-name="T4">gaze.</text:span><text:span text:style-name="T5"> </text:span><text:span text:style-name="T4">She</text:span><text:span text:style-name="T5"> </text:span><text:span text:style-name="T4">asked</text:span><text:span text:style-name="T5"> </text:span><text:span text:style-name="T4">him:</text:span></text:p>
      <text:p text:style-name="P1"><text:span text:style-name="T5">“</text:span><text:span text:style-name="T4">How</text:span><text:span text:style-name="T5"> </text:span><text:span text:style-name="T4">come</text:span><text:span text:style-name="T5"> </text:span><text:span text:style-name="T4">you</text:span><text:span text:style-name="T5">’</text:span><text:span text:style-name="T4">re</text:span><text:span text:style-name="T5"> </text:span><text:span text:style-name="T4">not</text:span><text:span text:style-name="T5"> </text:span><text:span text:style-name="T4">dead</text:span><text:span text:style-name="T5"> </text:span><text:span text:style-name="T4">or</text:span><text:span text:style-name="T5"> </text:span><text:span text:style-name="T4">missing</text:span><text:span text:style-name="T5"> </text:span><text:span text:style-name="T4">like</text:span><text:span text:style-name="T5"> </text:span><text:span text:style-name="T4">the</text:span><text:span text:style-name="T5"> </text:span><text:span text:style-name="T4">others?</text:span><text:span text:style-name="T5">”</text:span></text:p>
      <text:p text:style-name="P2">Winceham<text:span text:style-name="T1"> </text:span>was<text:span text:style-name="T1"> </text:span>still<text:span text:style-name="T1"> </text:span>searching<text:span text:style-name="T1"> </text:span>for<text:span text:style-name="T1"> </text:span>tracks,<text:span text:style-name="T1"> </text:span>when<text:span text:style-name="T1"> </text:span>Ned<text:span text:style-name="T1"> </text:span>placed<text:span text:style-name="T1"> </text:span>a<text:span text:style-name="T1"> </text:span>hand<text:span text:style-name="T1"> </text:span>on<text:span text:style-name="T1"> </text:span>Lernea<text:span text:style-name="T1"> </text:span>and<text:span text:style-name="T1"> </text:span>asked<text:span text:style-name="T1"> </text:span>the<text:span text:style-name="T1"> </text:span>elder<text:span text:style-name="T1"> </text:span>kindly:</text:p>
      <text:p text:style-name="P1"><text:span text:style-name="T5">“</text:span><text:span text:style-name="T4">May</text:span><text:span text:style-name="T5"> </text:span><text:span text:style-name="T4">Jah</text:span><text:span text:style-name="T5"> </text:span><text:span text:style-name="T4">show</text:span><text:span text:style-name="T5"> </text:span><text:span text:style-name="T4">everyone</text:span><text:span text:style-name="T5"> </text:span><text:span text:style-name="T4">the</text:span><text:span text:style-name="T5"> </text:span><text:span text:style-name="T4">path,</text:span><text:span text:style-name="T5"> </text:span><text:span text:style-name="T4">woodkin.</text:span><text:span text:style-name="T5"> </text:span><text:span text:style-name="T4">My</text:span><text:span text:style-name="T5"> </text:span><text:span text:style-name="T4">friends</text:span><text:span text:style-name="T5"> </text:span><text:span text:style-name="T4">are</text:span><text:span text:style-name="T5"> </text:span><text:span text:style-name="T4">tired</text:span><text:span text:style-name="T5"> </text:span><text:span text:style-name="T4">and</text:span><text:span text:style-name="T5"> </text:span><text:span text:style-name="T4">worrisome.</text:span><text:span text:style-name="T5"> </text:span><text:span text:style-name="T4">We</text:span><text:span text:style-name="T5"> </text:span><text:span text:style-name="T4">mean</text:span><text:span text:style-name="T5"> </text:span><text:span text:style-name="T4">no</text:span><text:span text:style-name="T5"> </text:span><text:span text:style-name="T4">harm.</text:span><text:span text:style-name="T5">”</text:span></text:p>
      <text:p text:style-name="P2">Fingammon<text:span text:style-name="T1"> </text:span>the<text:span text:style-name="T1"> </text:span>elder<text:span text:style-name="T1"> </text:span>looked<text:span text:style-name="T1"> </text:span>at<text:span text:style-name="T1"> </text:span>Ned<text:span text:style-name="T1"> </text:span>and<text:span text:style-name="T1"> </text:span>nodded<text:span text:style-name="T1"> </text:span>slowly.<text:span text:style-name="T1"> </text:span>He<text:span text:style-name="T1"> </text:span>spoke<text:span text:style-name="T1"> </text:span>then,<text:span text:style-name="T1"> </text:span>the<text:span text:style-name="T1"> </text:span>strain<text:span text:style-name="T1"> </text:span>on<text:span text:style-name="T1"> </text:span>his<text:span text:style-name="T1"> </text:span>voice<text:span text:style-name="T1"> </text:span>bearing<text:span text:style-name="T1"> </text:span>witness<text:span text:style-name="T1"> </text:span>to<text:span text:style-name="T1"> </text:span>his<text:span text:style-name="T1"> </text:span>ordeal:</text:p>
      <text:p text:style-name="P1"><text:span text:style-name="T5">“</text:span><text:span text:style-name="T4">They</text:span><text:span text:style-name="T5"> </text:span><text:span text:style-name="T4">came...</text:span><text:span text:style-name="T5"> </text:span><text:span text:style-name="T4">They</text:span><text:span text:style-name="T5"> </text:span><text:span text:style-name="T4">came</text:span><text:span text:style-name="T5"> </text:span><text:span text:style-name="T4">in</text:span><text:span text:style-name="T5"> </text:span><text:span text:style-name="T4">a</text:span><text:span text:style-name="T5"> </text:span><text:span text:style-name="T4">ship,</text:span><text:span text:style-name="T5">” </text:span><text:span text:style-name="T4">he</text:span><text:span text:style-name="T5"> </text:span><text:span text:style-name="T4">said</text:span><text:span text:style-name="T5"> </text:span><text:span text:style-name="T4">and</text:span><text:span text:style-name="T5"> </text:span><text:span text:style-name="T4">looked</text:span><text:span text:style-name="T5"> </text:span><text:span text:style-name="T4">at</text:span><text:span text:style-name="T5"> </text:span><text:span text:style-name="T4">Theo</text:span><text:span text:style-name="T5"> </text:span><text:span text:style-name="T4">with</text:span><text:span text:style-name="T5"> </text:span><text:span text:style-name="T4">a</text:span><text:span text:style-name="T5"> </text:span><text:span text:style-name="T4">longing</text:span><text:span text:style-name="T5"> </text:span><text:span text:style-name="T4">to</text:span><text:span text:style-name="T5"> </text:span><text:span text:style-name="T4">be</text:span><text:span text:style-name="T5"> </text:span><text:span text:style-name="T4">believed.</text:span><text:span text:style-name="T5"> </text:span><text:span text:style-name="T4">The</text:span><text:span text:style-name="T5"> </text:span><text:span text:style-name="T4">others</text:span><text:span text:style-name="T5"> </text:span><text:span text:style-name="T4">didn</text:span><text:span text:style-name="T5">’</text:span><text:span text:style-name="T4">t</text:span><text:span text:style-name="T5"> </text:span><text:span text:style-name="T4">speak</text:span><text:span text:style-name="T5"> </text:span><text:span text:style-name="T4">but</text:span><text:span text:style-name="T5"> </text:span><text:span text:style-name="T4">Parcifal</text:span><text:span text:style-name="T5"> </text:span><text:span text:style-name="T4">scoffed,</text:span><text:span text:style-name="T5"> </text:span><text:span text:style-name="T4">and</text:span><text:span text:style-name="T5"> </text:span><text:span text:style-name="T4">Ned</text:span><text:span text:style-name="T5"> </text:span><text:span text:style-name="T4">folded</text:span><text:span text:style-name="T5"> </text:span><text:span text:style-name="T4">his</text:span><text:span text:style-name="T5"> </text:span><text:span text:style-name="T4">arms</text:span><text:span text:style-name="T5"> </text:span><text:span text:style-name="T4">on</text:span><text:span text:style-name="T5"> </text:span><text:span text:style-name="T4">his</text:span><text:span text:style-name="T5"> </text:span><text:span text:style-name="T4">chest</text:span><text:span text:style-name="T5"> </text:span><text:span text:style-name="T4">apprehensively.</text:span><text:span text:style-name="T5"> </text:span><text:span text:style-name="T4">Lernea</text:span><text:span text:style-name="T5"> </text:span><text:span text:style-name="T4">was</text:span><text:span text:style-name="T5"> </text:span><text:span text:style-name="T4">now</text:span><text:span text:style-name="T5"> </text:span><text:span text:style-name="T4">staring</text:span><text:span text:style-name="T5"> </text:span><text:span text:style-name="T4">at</text:span><text:span text:style-name="T5"> </text:span><text:span text:style-name="T4">the</text:span><text:span text:style-name="T5"> </text:span><text:span text:style-name="T4">woodkin</text:span><text:span text:style-name="T5"> </text:span><text:span text:style-name="T4">with</text:span><text:span text:style-name="T5"> </text:span><text:span text:style-name="T4">a</text:span><text:span text:style-name="T5"> </text:span><text:span text:style-name="T4">frown.</text:span></text:p>
      <text:p text:style-name="P1"><text:span text:style-name="T5">“’</text:span><text:span text:style-name="T4">Tis</text:span><text:span text:style-name="T5"> </text:span><text:span text:style-name="T4">true,</text:span><text:span text:style-name="T5"> </text:span><text:span text:style-name="T4">I</text:span><text:span text:style-name="T5"> </text:span><text:span text:style-name="T4">know</text:span><text:span text:style-name="T5"> </text:span><text:span text:style-name="T4">it</text:span><text:span text:style-name="T5"> </text:span><text:span text:style-name="T4">be</text:span><text:span text:style-name="T5"> </text:span><text:span text:style-name="T4">crazy,</text:span><text:span text:style-name="T5"> </text:span><text:span text:style-name="T4">but</text:span><text:span text:style-name="T5"> ’</text:span><text:span text:style-name="T4">tis</text:span><text:span text:style-name="T5"> </text:span><text:span text:style-name="T4">true</text:span><text:span text:style-name="T5"> </text:span><text:span text:style-name="T4">like</text:span><text:span text:style-name="T5"> </text:span><text:span text:style-name="T4">dem</text:span><text:span text:style-name="T5"> </text:span><text:span text:style-name="T4">fires.</text:span><text:span text:style-name="T5"> </text:span><text:span text:style-name="T4">They</text:span><text:span text:style-name="T5"> </text:span><text:span text:style-name="T4">came</text:span><text:span text:style-name="T5"> </text:span><text:span text:style-name="T4">in</text:span><text:span text:style-name="T5"> </text:span><text:span text:style-name="T4">a</text:span><text:span text:style-name="T5"> </text:span><text:span text:style-name="T4">ship</text:span><text:span text:style-name="T5"> </text:span><text:span text:style-name="T4">that</text:span><text:span text:style-name="T5"> </text:span><text:span text:style-name="T4">flew,</text:span><text:span text:style-name="T5"> </text:span><text:span text:style-name="T4">like</text:span><text:span text:style-name="T5"> </text:span><text:span text:style-name="T4">da</text:span><text:span text:style-name="T5"> </text:span><text:span text:style-name="T4">wind</text:span><text:span text:style-name="T5"> </text:span><text:span text:style-name="T4">could</text:span><text:span text:style-name="T5"> </text:span><text:span text:style-name="T4">carry</text:span><text:span text:style-name="T5"> </text:span><text:span text:style-name="T4">it.</text:span><text:span text:style-name="T5"> </text:span><text:span text:style-name="T4">An</text:span><text:span text:style-name="T5"> </text:span><text:span text:style-name="T4">octopus</text:span><text:span text:style-name="T5"> </text:span><text:soft-page-break/><text:span text:style-name="T4">drawn</text:span><text:span text:style-name="T5"> </text:span><text:span text:style-name="T4">on</text:span><text:span text:style-name="T5"> </text:span><text:span text:style-name="T4">da</text:span><text:span text:style-name="T5"> </text:span><text:span text:style-name="T4">sail</text:span><text:span text:style-name="T5"> </text:span><text:span text:style-name="T4">der</text:span><text:span text:style-name="T5"> </text:span><text:span text:style-name="T4">was,</text:span><text:span text:style-name="T5"> </text:span><text:span text:style-name="T4">blood</text:span><text:span text:style-name="T5"> </text:span><text:span text:style-name="T4">red</text:span><text:span text:style-name="T5"> ’</text:span><text:span text:style-name="T4">n</text:span><text:span text:style-name="T5"> </text:span><text:span text:style-name="T4">black,</text:span><text:span text:style-name="T5">” </text:span><text:span text:style-name="T4">said</text:span><text:span text:style-name="T5"> </text:span><text:span text:style-name="T4">Fingammon</text:span><text:span text:style-name="T5"> </text:span><text:span text:style-name="T4">wild-eyed,</text:span><text:span text:style-name="T5"> </text:span><text:span text:style-name="T4">his</text:span><text:span text:style-name="T5"> </text:span><text:span text:style-name="T4">hand</text:span><text:span text:style-name="T5"> </text:span><text:span text:style-name="T4">miming</text:span><text:span text:style-name="T5"> </text:span><text:span text:style-name="T4">the</text:span><text:span text:style-name="T5"> </text:span><text:span text:style-name="T4">way</text:span><text:span text:style-name="T5"> </text:span><text:span text:style-name="T4">the</text:span><text:span text:style-name="T5"> </text:span><text:span text:style-name="T4">wind</text:span><text:span text:style-name="T5"> </text:span><text:span text:style-name="T4">blows.</text:span></text:p>
      <text:p text:style-name="P2">Parcifal<text:span text:style-name="T1"> </text:span>spoke<text:span text:style-name="T1"> </text:span>her<text:span text:style-name="T1"> </text:span>mind:</text:p>
      <text:p text:style-name="P1"><text:span text:style-name="T5">“</text:span><text:span text:style-name="T4">The</text:span><text:span text:style-name="T5"> </text:span><text:span text:style-name="T4">old</text:span><text:span text:style-name="T5"> </text:span><text:span text:style-name="T4">man</text:span><text:span text:style-name="T5"> </text:span><text:span text:style-name="T4">has</text:span><text:span text:style-name="T5"> </text:span><text:span text:style-name="T4">gone</text:span><text:span text:style-name="T5"> </text:span><text:span text:style-name="T4">mad.</text:span><text:span text:style-name="T5"> </text:span><text:span text:style-name="T4">For</text:span><text:span text:style-name="T5"> </text:span><text:span text:style-name="T4">all</text:span><text:span text:style-name="T5"> </text:span><text:span text:style-name="T4">we</text:span><text:span text:style-name="T5"> </text:span><text:span text:style-name="T4">know,</text:span><text:span text:style-name="T5"> </text:span><text:span text:style-name="T4">he</text:span><text:span text:style-name="T5"> </text:span><text:span text:style-name="T4">was</text:span><text:span text:style-name="T5"> </text:span><text:span text:style-name="T4">mad</text:span><text:span text:style-name="T5"> </text:span><text:span text:style-name="T4">to</text:span><text:span text:style-name="T5"> </text:span><text:span text:style-name="T4">begin</text:span><text:span text:style-name="T5"> </text:span><text:span text:style-name="T4">with.</text:span><text:span text:style-name="T5">”</text:span></text:p>
      <text:p text:style-name="P1"><text:span text:style-name="T5">“</text:span><text:span text:style-name="T4">Fingammon</text:span><text:span text:style-name="T5"> </text:span><text:span text:style-name="T4">is</text:span><text:span text:style-name="T5"> </text:span><text:span text:style-name="T4">our</text:span><text:span text:style-name="T5"> </text:span><text:span text:style-name="T4">mojo</text:span><text:span text:style-name="T5"> </text:span><text:span text:style-name="T4">priest!</text:span><text:span text:style-name="T5"> </text:span><text:span text:style-name="T4">The</text:span><text:span text:style-name="T5"> </text:span><text:span text:style-name="T4">wisest</text:span><text:span text:style-name="T5"> </text:span><text:span text:style-name="T4">of</text:span><text:span text:style-name="T5"> </text:span><text:span text:style-name="T4">us</text:span><text:span text:style-name="T5"> </text:span><text:span text:style-name="T4">all!</text:span><text:span text:style-name="T5">” </text:span><text:span text:style-name="T4">cried</text:span><text:span text:style-name="T5"> </text:span><text:span text:style-name="T4">Theo</text:span><text:span text:style-name="T5"> </text:span><text:span text:style-name="T4">with</text:span><text:span text:style-name="T5"> </text:span><text:span text:style-name="T4">outrage,</text:span><text:span text:style-name="T5"> </text:span><text:span text:style-name="T4">while</text:span><text:span text:style-name="T5"> </text:span><text:span text:style-name="T4">the</text:span><text:span text:style-name="T5"> </text:span><text:span text:style-name="T4">bunny</text:span><text:span text:style-name="T5">’</text:span><text:span text:style-name="T4">s</text:span><text:span text:style-name="T5"> </text:span><text:span text:style-name="T4">eyes</text:span><text:span text:style-name="T5"> </text:span><text:span text:style-name="T4">writhed</text:span><text:span text:style-name="T5"> </text:span><text:span text:style-name="T4">suddenly</text:span><text:span text:style-name="T5"> </text:span><text:span text:style-name="T4">with</text:span><text:span text:style-name="T5"> </text:span><text:span text:style-name="T4">flames.</text:span></text:p>
      <text:p text:style-name="P1"><text:span text:style-name="T5">“</text:span><text:span text:style-name="T4">We</text:span><text:span text:style-name="T5"> </text:span><text:span text:style-name="T4">need</text:span><text:span text:style-name="T5"> </text:span><text:span text:style-name="T4">to</text:span><text:span text:style-name="T5"> </text:span><text:span text:style-name="T4">know</text:span><text:span text:style-name="T5"> </text:span><text:span text:style-name="T4">what</text:span><text:span text:style-name="T5"> </text:span><text:span text:style-name="T4">really</text:span><text:span text:style-name="T5"> </text:span><text:span text:style-name="T4">happened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looking</text:span><text:span text:style-name="T5"> </text:span><text:span text:style-name="T4">at</text:span><text:span text:style-name="T5"> </text:span><text:span text:style-name="T4">Parcifal</text:span><text:span text:style-name="T5"> </text:span><text:span text:style-name="T4">sideways</text:span><text:span text:style-name="T5"> </text:span><text:span text:style-name="T4">and</text:span><text:span text:style-name="T5"> </text:span><text:span text:style-name="T4">asked</text:span><text:span text:style-name="T5"> </text:span><text:span text:style-name="T4">the</text:span><text:span text:style-name="T5"> </text:span><text:span text:style-name="T4">old</text:span><text:span text:style-name="T5"> </text:span><text:span text:style-name="T4">woodkin:</text:span><text:span text:style-name="T5"> “</text:span><text:span text:style-name="T4">Who</text:span><text:span text:style-name="T5"> </text:span><text:span text:style-name="T4">came</text:span><text:span text:style-name="T5"> </text:span><text:span text:style-name="T4">in</text:span><text:span text:style-name="T5"> </text:span><text:span text:style-name="T4">that</text:span><text:span text:style-name="T5"> </text:span><text:span text:style-name="T4">ship?</text:span><text:span text:style-name="T5">”</text:span></text:p>
      <text:p text:style-name="P1"><text:span text:style-name="T5">“</text:span><text:span text:style-name="T4">It</text:span><text:span text:style-name="T5"> </text:span><text:span text:style-name="T4">be</text:span><text:span text:style-name="T5"> </text:span><text:span text:style-name="T4">dem</text:span><text:span text:style-name="T5"> </text:span><text:span text:style-name="T4">beaucannoneers,</text:span><text:span text:style-name="T5">” </text:span><text:span text:style-name="T4">replied</text:span><text:span text:style-name="T5"> </text:span><text:span text:style-name="T4">Fingammon</text:span><text:span text:style-name="T5"> </text:span><text:span text:style-name="T4">hoarsely.</text:span><text:span text:style-name="T5"> </text:span><text:span text:style-name="T4">Ned</text:span><text:span text:style-name="T5"> </text:span><text:span text:style-name="T4">nodded</text:span><text:span text:style-name="T5"> </text:span><text:span text:style-name="T4">and</text:span><text:span text:style-name="T5"> </text:span><text:span text:style-name="T4">said:</text:span></text:p>
      <text:p text:style-name="P1"><text:span text:style-name="T5">“</text:span><text:span text:style-name="T4">Buccaneers.</text:span><text:span text:style-name="T5"> </text:span><text:span text:style-name="T4">The</text:span><text:span text:style-name="T5"> </text:span><text:span text:style-name="T4">red</text:span><text:span text:style-name="T5"> </text:span><text:span text:style-name="T4">octopus;</text:span><text:span text:style-name="T5"> </text:span><text:span text:style-name="T4">that</text:span><text:span text:style-name="T5"> </text:span><text:span text:style-name="T4">would</text:span><text:span text:style-name="T5"> </text:span><text:span text:style-name="T4">make</text:span><text:span text:style-name="T5"> </text:span><text:span text:style-name="T4">it</text:span><text:span text:style-name="T5"> </text:span><text:span text:style-name="T4">one</text:span><text:span text:style-name="T5"> </text:span><text:span text:style-name="T4">of</text:span><text:span text:style-name="T5"> </text:span><text:span text:style-name="T4">Hobb</text:span><text:span text:style-name="T5">’</text:span><text:span text:style-name="T4">s</text:span><text:span text:style-name="T5"> </text:span><text:span text:style-name="T4">ship.</text:span><text:span text:style-name="T5"> </text:span><text:span text:style-name="T4">It</text:span><text:span text:style-name="T5"> </text:span><text:span text:style-name="T4">was</text:span><text:span text:style-name="T5"> </text:span><text:span text:style-name="T4">Hobb</text:span><text:span text:style-name="T5">’</text:span><text:span text:style-name="T4">s</text:span><text:span text:style-name="T5"> </text:span><text:span text:style-name="T4">men.</text:span><text:span text:style-name="T5">”</text:span></text:p>
      <text:p text:style-name="P2">He<text:span text:style-name="T1"> </text:span>stared<text:span text:style-name="T1"> </text:span>angrily<text:span text:style-name="T1"> </text:span>at<text:span text:style-name="T1"> </text:span>the<text:span text:style-name="T1"> </text:span>sky.<text:span text:style-name="T1"> </text:span>The<text:span text:style-name="T1"> </text:span>woodkin<text:span text:style-name="T1"> </text:span>spoke<text:span text:style-name="T1"> </text:span>then:</text:p>
      <text:p text:style-name="P1"><text:span text:style-name="T5">“</text:span><text:span text:style-name="T4">Not</text:span><text:span text:style-name="T5"> </text:span><text:span text:style-name="T4">men,</text:span><text:span text:style-name="T5"> </text:span><text:span text:style-name="T4">no,</text:span><text:span text:style-name="T5">” </text:span><text:span text:style-name="T4">insisted</text:span><text:span text:style-name="T5"> </text:span><text:span text:style-name="T4">Fingammon</text:span><text:span text:style-name="T5"> </text:span><text:span text:style-name="T4">with</text:span><text:span text:style-name="T5"> </text:span><text:span text:style-name="T4">a</text:span><text:span text:style-name="T5"> </text:span><text:span text:style-name="T4">wild-eyed</text:span><text:span text:style-name="T5"> </text:span><text:span text:style-name="T4">gleam</text:span><text:span text:style-name="T5"> </text:span><text:span text:style-name="T4">on</text:span><text:span text:style-name="T5"> </text:span><text:span text:style-name="T4">his</text:span><text:span text:style-name="T5"> </text:span><text:span text:style-name="T4">eyes.</text:span><text:span text:style-name="T5"> “</text:span><text:span text:style-name="T4">Metal</text:span><text:span text:style-name="T5"> </text:span><text:span text:style-name="T4">devils,</text:span><text:span text:style-name="T5"> </text:span><text:span text:style-name="T4">not</text:span><text:span text:style-name="T5"> </text:span><text:span text:style-name="T4">monsters</text:span><text:span text:style-name="T5"> </text:span><text:span text:style-name="T4">of</text:span><text:span text:style-name="T5"> </text:span><text:span text:style-name="T4">flesh.</text:span><text:span text:style-name="T5"> </text:span><text:span text:style-name="T4">Tall</text:span><text:span text:style-name="T5"> </text:span><text:span text:style-name="T4">as</text:span><text:span text:style-name="T5"> </text:span><text:span text:style-name="T4">houses</text:span><text:span text:style-name="T5"> </text:span><text:span text:style-name="T4">they</text:span><text:span text:style-name="T5"> </text:span><text:span text:style-name="T4">be,</text:span><text:span text:style-name="T5"> </text:span><text:span text:style-name="T4">shooting</text:span><text:span text:style-name="T5"> </text:span><text:span text:style-name="T4">fire</text:span><text:span text:style-name="T5"> </text:span><text:span text:style-name="T4">through</text:span><text:span text:style-name="T5"> </text:span><text:span text:style-name="T4">their</text:span><text:span text:style-name="T5"> </text:span><text:span text:style-name="T4">hands,</text:span><text:span text:style-name="T5"> </text:span><text:span text:style-name="T4">eyes</text:span><text:span text:style-name="T5"> </text:span><text:span text:style-name="T4">gleaming</text:span><text:span text:style-name="T5"> </text:span><text:span text:style-name="T4">red</text:span><text:span text:style-name="T5"> </text:span><text:span text:style-name="T4">like</text:span><text:span text:style-name="T5"> </text:span><text:span text:style-name="T4">blood</text:span><text:span text:style-name="T5"> </text:span><text:span text:style-name="T4">diamonds,</text:span><text:span text:style-name="T5">” </text:span><text:span text:style-name="T4">he</text:span><text:span text:style-name="T5"> </text:span><text:span text:style-name="T4">said</text:span><text:span text:style-name="T5"> </text:span><text:span text:style-name="T4">with</text:span><text:span text:style-name="T5"> </text:span><text:span text:style-name="T4">an</text:span><text:span text:style-name="T5"> </text:span><text:span text:style-name="T4">awed,</text:span><text:span text:style-name="T5"> </text:span><text:span text:style-name="T4">humble</text:span><text:span text:style-name="T5"> </text:span><text:span text:style-name="T4">voice</text:span><text:span text:style-name="T5"> </text:span><text:span text:style-name="T4">and</text:span><text:span text:style-name="T5"> </text:span><text:span text:style-name="T4">a</text:span><text:span text:style-name="T5"> </text:span><text:span text:style-name="T4">hand</text:span><text:span text:style-name="T5"> </text:span><text:span text:style-name="T4">that</text:span><text:span text:style-name="T5"> </text:span><text:span text:style-name="T4">wove</text:span><text:span text:style-name="T5"> </text:span><text:span text:style-name="T4">shapes</text:span><text:span text:style-name="T5"> </text:span><text:span text:style-name="T4">in</text:span><text:span text:style-name="T5"> </text:span><text:span text:style-name="T4">the</text:span><text:span text:style-name="T5"> </text:span><text:span text:style-name="T4">air,</text:span><text:span text:style-name="T5"> </text:span><text:span text:style-name="T4">trying</text:span><text:span text:style-name="T5"> </text:span><text:span text:style-name="T4">to</text:span><text:span text:style-name="T5"> </text:span><text:span text:style-name="T4">paint</text:span><text:span text:style-name="T5"> </text:span><text:span text:style-name="T4">them</text:span><text:span text:style-name="T5"> </text:span><text:span text:style-name="T4">a</text:span><text:span text:style-name="T5"> </text:span><text:span text:style-name="T4">life-like</text:span><text:span text:style-name="T5"> </text:span><text:span text:style-name="T4">picture.</text:span><text:span text:style-name="T5"> </text:span><text:span text:style-name="T4">Parcifal</text:span><text:span text:style-name="T5"> </text:span><text:span text:style-name="T4">shook</text:span><text:span text:style-name="T5"> </text:span><text:span text:style-name="T4">her</text:span><text:span text:style-name="T5"> </text:span><text:span text:style-name="T4">head</text:span><text:span text:style-name="T5"> </text:span><text:span text:style-name="T4">and</text:span><text:span text:style-name="T5"> </text:span><text:span text:style-name="T4">sheathed</text:span><text:span text:style-name="T5"> </text:span><text:span text:style-name="T4">Encelados.</text:span><text:span text:style-name="T5"> </text:span><text:span text:style-name="T4">She</text:span><text:span text:style-name="T5"> </text:span><text:span text:style-name="T4">put</text:span><text:span text:style-name="T5"> </text:span><text:span text:style-name="T4">her</text:span><text:span text:style-name="T5"> </text:span><text:span text:style-name="T4">hands</text:span><text:span text:style-name="T5"> </text:span><text:span text:style-name="T4">on</text:span><text:span text:style-name="T5"> </text:span><text:span text:style-name="T4">her</text:span><text:span text:style-name="T5"> </text:span><text:span text:style-name="T4">waist:</text:span></text:p>
      <text:p text:style-name="P1"><text:span text:style-name="T5">“</text:span><text:span text:style-name="T4">Delusions.</text:span><text:span text:style-name="T5"> </text:span><text:span text:style-name="T4">Devils</text:span><text:span text:style-name="T5"> </text:span><text:span text:style-name="T4">shooting</text:span><text:span text:style-name="T5"> </text:span><text:span text:style-name="T4">fire?</text:span><text:span text:style-name="T5"> </text:span><text:span text:style-name="T4">Ships</text:span><text:span text:style-name="T5"> </text:span><text:span text:style-name="T4">flying?</text:span><text:span text:style-name="T5"> </text:span><text:span text:style-name="T4">Tales</text:span><text:span text:style-name="T5"> </text:span><text:span text:style-name="T4">for</text:span><text:span text:style-name="T5"> </text:span><text:span text:style-name="T4">the</text:span><text:span text:style-name="T5"> </text:span><text:span text:style-name="T4">children.</text:span><text:span text:style-name="T5">”</text:span></text:p>
      <text:p text:style-name="P2">Winceham<text:span text:style-name="T1"> </text:span>looked<text:span text:style-name="T1"> </text:span>at<text:span text:style-name="T1"> </text:span>her<text:span text:style-name="T1"> </text:span>from<text:span text:style-name="T1"> </text:span>where<text:span text:style-name="T1"> </text:span>he<text:span text:style-name="T1"> </text:span>was<text:span text:style-name="T1"> </text:span>sitting<text:span text:style-name="T1"> </text:span>crouched<text:span text:style-name="T1"> </text:span>a<text:span text:style-name="T1"> </text:span>few<text:span text:style-name="T1"> </text:span>feet<text:span text:style-name="T1"> </text:span>away.<text:span text:style-name="T1"> </text:span>He<text:span text:style-name="T1"> </text:span>didn<text:span text:style-name="T1">’</text:span>t<text:span text:style-name="T1"> </text:span>share<text:span text:style-name="T1"> </text:span>her<text:span text:style-name="T1"> </text:span>opinion:</text:p>
      <text:p text:style-name="P1"><text:span text:style-name="T5">“</text:span><text:span text:style-name="T4">There</text:span><text:span text:style-name="T5"> </text:span><text:span text:style-name="T4">are</text:span><text:span text:style-name="T5"> </text:span><text:span text:style-name="T4">strange</text:span><text:span text:style-name="T5"> </text:span><text:span text:style-name="T4">things</text:span><text:span text:style-name="T5"> </text:span><text:span text:style-name="T4">in</text:span><text:span text:style-name="T5"> </text:span><text:span text:style-name="T4">this</text:span><text:span text:style-name="T5"> </text:span><text:span text:style-name="T4">world.</text:span><text:span text:style-name="T5"> </text:span><text:span text:style-name="T4">Things</text:span><text:span text:style-name="T5"> </text:span><text:span text:style-name="T4">that</text:span><text:span text:style-name="T5"> </text:span><text:span text:style-name="T4">one</text:span><text:span text:style-name="T5"> </text:span><text:span text:style-name="T4">rarely</text:span><text:span text:style-name="T5"> </text:span><text:span text:style-name="T4">meets</text:span><text:span text:style-name="T5"> </text:span><text:span text:style-name="T4">when</text:span><text:span text:style-name="T5"> </text:span><text:span text:style-name="T4">leading</text:span><text:span text:style-name="T5"> </text:span><text:span text:style-name="T4">a</text:span><text:span text:style-name="T5"> </text:span><text:span text:style-name="T4">sheltered</text:span><text:span text:style-name="T5"> </text:span><text:span text:style-name="T4">life</text:span><text:span text:style-name="T5"> </text:span><text:span text:style-name="T4">like</text:span><text:span text:style-name="T5"> </text:span><text:span text:style-name="T4">yours,</text:span><text:span text:style-name="T5"> </text:span><text:span text:style-name="T4">princess.</text:span><text:span text:style-name="T5">” </text:span><text:span text:style-name="T4">Parcifal</text:span><text:span text:style-name="T5"> </text:span><text:span text:style-name="T4">took</text:span><text:span text:style-name="T5"> </text:span><text:span text:style-name="T4">that</text:span><text:span text:style-name="T5"> </text:span><text:span text:style-name="T4">comment</text:span><text:span text:style-name="T5"> </text:span><text:span text:style-name="T4">as</text:span><text:span text:style-name="T5"> </text:span><text:span text:style-name="T4">an</text:span><text:span text:style-name="T5"> </text:span><text:span text:style-name="T4">insult</text:span><text:span text:style-name="T5"> </text:span><text:span text:style-name="T4">and</text:span><text:span text:style-name="T5"> </text:span><text:span text:style-name="T4">replied</text:span><text:span text:style-name="T5"> </text:span><text:span text:style-name="T4">accordingly:</text:span></text:p>
      <text:p text:style-name="P1"><text:span text:style-name="T5">“</text:span><text:span text:style-name="T4">My</text:span><text:span text:style-name="T5"> </text:span><text:span text:style-name="T4">sister</text:span><text:span text:style-name="T5"> </text:span><text:span text:style-name="T4">and</text:span><text:span text:style-name="T5"> </text:span><text:span text:style-name="T4">I</text:span><text:span text:style-name="T5"> </text:span><text:span text:style-name="T4">are</text:span><text:span text:style-name="T5"> </text:span><text:span text:style-name="T4">scions</text:span><text:span text:style-name="T5"> </text:span><text:span text:style-name="T4">bred</text:span><text:span text:style-name="T5"> </text:span><text:span text:style-name="T4">to</text:span><text:span text:style-name="T5"> </text:span><text:span text:style-name="T4">rule,</text:span><text:span text:style-name="T5"> </text:span><text:span text:style-name="T4">halfuin.</text:span><text:span text:style-name="T5"> </text:span><text:span text:style-name="T4">We</text:span><text:span text:style-name="T5"> </text:span><text:span text:style-name="T4">wield</text:span><text:span text:style-name="T5"> </text:span><text:span text:style-name="T4">sword</text:span><text:span text:style-name="T5"> </text:span><text:span text:style-name="T4">and</text:span><text:span text:style-name="T5"> </text:span><text:span text:style-name="T4">shield</text:span><text:span text:style-name="T5"> </text:span><text:span text:style-name="T4">and</text:span><text:span text:style-name="T5"> </text:span><text:span text:style-name="T4">bow,</text:span><text:span text:style-name="T5"> </text:span><text:span text:style-name="T4">better</text:span><text:span text:style-name="T5"> </text:span><text:span text:style-name="T4">than</text:span><text:span text:style-name="T5"> </text:span><text:span text:style-name="T4">any</text:span><text:span text:style-name="T5"> </text:span><text:span text:style-name="T4">of</text:span><text:span text:style-name="T5"> </text:span><text:span text:style-name="T4">you.</text:span><text:span text:style-name="T5"> </text:span><text:span text:style-name="T4">We</text:span><text:span text:style-name="T5">’</text:span><text:span text:style-name="T4">ve</text:span><text:span text:style-name="T5"> </text:span><text:span text:style-name="T4">not</text:span><text:span text:style-name="T5"> </text:span><text:span text:style-name="T4">been</text:span><text:span text:style-name="T5"> </text:span><text:span text:style-name="T4">spared</text:span><text:span text:style-name="T5"> </text:span><text:span text:style-name="T4">of</text:span><text:span text:style-name="T5"> </text:span><text:span text:style-name="T4">tragedy,</text:span><text:span text:style-name="T5"> </text:span><text:span text:style-name="T4">nor</text:span><text:span text:style-name="T5"> </text:span><text:span text:style-name="T4">hurt</text:span><text:span text:style-name="T5"> </text:span><text:span text:style-name="T4">or</text:span><text:span text:style-name="T5"> </text:span><text:span text:style-name="T4">ruin.</text:span><text:span text:style-name="T5"> </text:span><text:span text:style-name="T4">Our</text:span><text:span text:style-name="T5"> </text:span><text:span text:style-name="T4">lives</text:span><text:span text:style-name="T5"> </text:span><text:span text:style-name="T4">weren</text:span><text:span text:style-name="T5">’</text:span><text:span text:style-name="T4">t</text:span><text:span text:style-name="T5"> </text:span><text:span text:style-name="T4">sheltered;</text:span><text:span text:style-name="T5"> </text:span><text:span text:style-name="T4">they</text:span><text:span text:style-name="T5"> </text:span><text:span text:style-name="T4">were</text:span><text:span text:style-name="T5"> </text:span><text:span text:style-name="T4">stolen</text:span><text:span text:style-name="T5"> </text:span><text:span text:style-name="T4">from</text:span><text:span text:style-name="T5"> </text:span><text:span text:style-name="T4">us,</text:span><text:span text:style-name="T5">” </text:span><text:span text:style-name="T4">she</text:span><text:span text:style-name="T5"> </text:span><text:span text:style-name="T4">said</text:span><text:span text:style-name="T5"> </text:span><text:span text:style-name="T4">bitterly</text:span><text:span text:style-name="T5"> </text:span><text:span text:style-name="T4">and</text:span><text:span text:style-name="T5"> </text:span><text:span text:style-name="T4">looked</text:span><text:span text:style-name="T5"> </text:span><text:span text:style-name="T4">at</text:span><text:span text:style-name="T5"> </text:span><text:span text:style-name="T4">Lernea</text:span><text:span text:style-name="T5"> </text:span><text:span text:style-name="T4">hoping</text:span><text:span text:style-name="T5"> </text:span><text:span text:style-name="T4">she</text:span><text:span text:style-name="T5"> </text:span><text:span text:style-name="T4">would</text:span><text:span text:style-name="T5"> </text:span><text:span text:style-name="T4">share</text:span><text:span text:style-name="T5"> </text:span><text:span text:style-name="T4">the</text:span><text:span text:style-name="T5"> </text:span><text:span text:style-name="T4">same</text:span><text:span text:style-name="T5"> </text:span><text:span text:style-name="T4">feelings.</text:span><text:span text:style-name="T5"> </text:span><text:span text:style-name="T4">Instead,</text:span><text:span text:style-name="T5"> </text:span><text:span text:style-name="T4">her</text:span><text:span text:style-name="T5"> </text:span><text:span text:style-name="T4">sister</text:span><text:span text:style-name="T5"> </text:span><text:span text:style-name="T4">motioned</text:span><text:span text:style-name="T5"> </text:span><text:span text:style-name="T4">with</text:span><text:span text:style-name="T5"> </text:span><text:span text:style-name="T4">her</text:span><text:span text:style-name="T5"> </text:span><text:span text:style-name="T4">hand</text:span><text:span text:style-name="T5"> </text:span><text:span text:style-name="T4">for</text:span><text:span text:style-name="T5"> </text:span><text:span text:style-name="T4">Parcifal</text:span><text:span text:style-name="T5"> </text:span><text:span text:style-name="T4">to</text:span><text:span text:style-name="T5"> </text:span><text:span text:style-name="T4">calm</text:span><text:span text:style-name="T5"> </text:span><text:span text:style-name="T4">down.</text:span></text:p>
      <text:p text:style-name="P1"><text:span text:style-name="T5">“</text:span><text:span text:style-name="T4">Mr.</text:span><text:span text:style-name="T5"> </text:span><text:span text:style-name="T4">Abbermouth</text:span><text:span text:style-name="T5"> </text:span><text:span text:style-name="T4">is</text:span><text:span text:style-name="T5"> </text:span><text:span text:style-name="T4">simply</text:span><text:span text:style-name="T5"> </text:span><text:span text:style-name="T4">suggesting</text:span><text:span text:style-name="T5"> </text:span><text:span text:style-name="T4">there</text:span><text:span text:style-name="T5"> </text:span><text:span text:style-name="T4">are</text:span><text:span text:style-name="T5"> </text:span><text:span text:style-name="T4">things</text:span><text:span text:style-name="T5"> </text:span><text:span text:style-name="T4">that</text:span><text:span text:style-name="T5"> </text:span><text:span text:style-name="T4">might</text:span><text:span text:style-name="T5"> </text:span><text:span text:style-name="T4">have</text:span><text:span text:style-name="T5"> </text:span><text:span text:style-name="T4">been</text:span><text:span text:style-name="T5"> </text:span><text:span text:style-name="T4">kept</text:span><text:span text:style-name="T5"> </text:span><text:span text:style-name="T4">from</text:span><text:span text:style-name="T5"> </text:span><text:span text:style-name="T4">us,</text:span><text:span text:style-name="T5"> </text:span><text:span text:style-name="T4">or</text:span><text:span text:style-name="T5"> </text:span><text:span text:style-name="T4">things</text:span><text:span text:style-name="T5"> </text:span><text:span text:style-name="T4">that</text:span><text:span text:style-name="T5"> </text:span><text:span text:style-name="T4">were</text:span><text:span text:style-name="T5"> </text:span><text:span text:style-name="T4">better</text:span><text:span text:style-name="T5"> </text:span><text:span text:style-name="T4">left</text:span><text:span text:style-name="T5"> </text:span><text:span text:style-name="T4">unsaid.</text:span><text:span text:style-name="T5"> </text:span><text:span text:style-name="T4">Even</text:span><text:span text:style-name="T5"> </text:span><text:span text:style-name="T4">things</text:span><text:span text:style-name="T5"> </text:span><text:span text:style-name="T4">yet</text:span><text:span text:style-name="T5"> </text:span><text:span text:style-name="T4">unknown</text:span><text:span text:style-name="T5"> </text:span><text:span text:style-name="T4">in</text:span><text:span text:style-name="T5"> </text:span><text:span text:style-name="T4">our</text:span><text:span text:style-name="T5"> </text:span><text:span text:style-name="T4">realm.</text:span><text:span text:style-name="T5"> </text:span><text:span text:style-name="T4">Things</text:span><text:span text:style-name="T5"> </text:span><text:span text:style-name="T4">rarely</text:span><text:span text:style-name="T5"> </text:span><text:span text:style-name="T4">witnessed</text:span><text:span text:style-name="T5"> </text:span><text:span text:style-name="T4">by</text:span><text:span text:style-name="T5"> </text:span><text:span text:style-name="T4">men,</text:span><text:span text:style-name="T5">” </text:span><text:span text:style-name="T4">she</text:span><text:span text:style-name="T5"> </text:span><text:span text:style-name="T4">said</text:span><text:span text:style-name="T5"> </text:span><text:span text:style-name="T4">gravely,</text:span><text:span text:style-name="T5"> </text:span><text:span text:style-name="T4">and</text:span><text:span text:style-name="T5"> </text:span><text:span text:style-name="T4">Ned</text:span><text:span text:style-name="T5"> </text:span><text:span text:style-name="T4">added,</text:span><text:span text:style-name="T5"> </text:span><text:span text:style-name="T4">breaking</text:span><text:span text:style-name="T5"> </text:span><text:span text:style-name="T4">his</text:span><text:span text:style-name="T5"> </text:span><text:span text:style-name="T4">thoughtful</text:span><text:span text:style-name="T5"> </text:span><text:span text:style-name="T4">silence:</text:span></text:p>
      <text:p text:style-name="P1"><text:span text:style-name="T5">“</text:span><text:span text:style-name="T4">Golems.</text:span><text:span text:style-name="T5">”</text:span></text:p>
      <text:p text:style-name="P2">Winceham<text:span text:style-name="T1"> </text:span>ran<text:span text:style-name="T1"> </text:span>his<text:span text:style-name="T1"> </text:span>tongue<text:span text:style-name="T1"> </text:span>across<text:span text:style-name="T1"> </text:span>his<text:span text:style-name="T1"> </text:span>lips<text:span text:style-name="T1"> </text:span>and<text:span text:style-name="T1"> </text:span>nodded<text:span text:style-name="T1"> </text:span>silently,<text:span text:style-name="T1"> </text:span>while<text:span text:style-name="T1"> </text:span>Ned<text:span text:style-name="T1"> </text:span>explained:</text:p>
      <text:p text:style-name="P1"><text:span text:style-name="T5">“</text:span><text:span text:style-name="T4">Magical...</text:span><text:span text:style-name="T5"> </text:span><text:span text:style-name="T4">things.</text:span><text:span text:style-name="T5"> </text:span><text:span text:style-name="T4">Not</text:span><text:span text:style-name="T5"> </text:span><text:span text:style-name="T4">beasts,</text:span><text:span text:style-name="T5"> </text:span><text:span text:style-name="T4">not</text:span><text:span text:style-name="T5"> </text:span><text:span text:style-name="T4">born,</text:span><text:span text:style-name="T5"> </text:span><text:span text:style-name="T4">or</text:span><text:span text:style-name="T5"> </text:span><text:span text:style-name="T4">bred,</text:span><text:span text:style-name="T5"> </text:span><text:span text:style-name="T4">or</text:span><text:span text:style-name="T5"> </text:span><text:span text:style-name="T4">grown;</text:span><text:span text:style-name="T5"> </text:span><text:span text:style-name="T4">something</text:span><text:span text:style-name="T5"> </text:span><text:span text:style-name="T4">built</text:span><text:span text:style-name="T5"> </text:span><text:span text:style-name="T4">with</text:span><text:span text:style-name="T5"> </text:span><text:span text:style-name="T4">the</text:span><text:span text:style-name="T5"> </text:span><text:span text:style-name="T4">cunning</text:span><text:span text:style-name="T5"> </text:span><text:span text:style-name="T4">use</text:span><text:span text:style-name="T5"> </text:span><text:span text:style-name="T4">of</text:span><text:span text:style-name="T5"> </text:span><text:span text:style-name="T4">magic.</text:span><text:span text:style-name="T5">”</text:span></text:p>
      <text:p text:style-name="P1"><text:soft-page-break/><text:span text:style-name="T5">“</text:span><text:span text:style-name="T4">Have</text:span><text:span text:style-name="T5"> </text:span><text:span text:style-name="T4">you</text:span><text:span text:style-name="T5"> </text:span><text:span text:style-name="T4">seen</text:span><text:span text:style-name="T5"> </text:span><text:span text:style-name="T4">these</text:span><text:span text:style-name="T5"> </text:span><text:span text:style-name="T4">things</text:span><text:span text:style-name="T5"> </text:span><text:span text:style-name="T4">before?</text:span><text:span text:style-name="T5"> </text:span><text:span text:style-name="T4">Or</text:span><text:span text:style-name="T5"> </text:span><text:span text:style-name="T4">a</text:span><text:span text:style-name="T5"> </text:span><text:span text:style-name="T4">ship</text:span><text:span text:style-name="T5"> </text:span><text:span text:style-name="T4">that</text:span><text:span text:style-name="T5"> </text:span><text:span text:style-name="T4">flies,</text:span><text:span text:style-name="T5"> </text:span><text:span text:style-name="T4">for</text:span><text:span text:style-name="T5"> </text:span><text:span text:style-name="T4">that</text:span><text:span text:style-name="T5"> </text:span><text:span text:style-name="T4">matter?</text:span><text:span text:style-name="T5">” </text:span><text:span text:style-name="T4">asked</text:span><text:span text:style-name="T5"> </text:span><text:span text:style-name="T4">Parcifal,</text:span><text:span text:style-name="T5"> </text:span><text:span text:style-name="T4">pure</text:span><text:span text:style-name="T5"> </text:span><text:span text:style-name="T4">disbelief</text:span><text:span text:style-name="T5"> </text:span><text:span text:style-name="T4">in</text:span><text:span text:style-name="T5"> </text:span><text:span text:style-name="T4">her</text:span><text:span text:style-name="T5"> </text:span><text:span text:style-name="T4">voice.</text:span><text:span text:style-name="T5"> </text:span><text:span text:style-name="T4">Ned</text:span><text:span text:style-name="T5"> </text:span><text:span text:style-name="T4">replied</text:span><text:span text:style-name="T5"> </text:span><text:span text:style-name="T4">in</text:span><text:span text:style-name="T5"> </text:span><text:span text:style-name="T4">earnest:</text:span></text:p>
      <text:p text:style-name="P1"><text:span text:style-name="T5">“</text:span><text:span text:style-name="T4">I</text:span><text:span text:style-name="T5"> </text:span><text:span text:style-name="T4">wouldn</text:span><text:span text:style-name="T5">’</text:span><text:span text:style-name="T4">t</text:span><text:span text:style-name="T5"> </text:span><text:span text:style-name="T4">know</text:span><text:span text:style-name="T5"> </text:span><text:span text:style-name="T4">anything</text:span><text:span text:style-name="T5"> </text:span><text:span text:style-name="T4">about</text:span><text:span text:style-name="T5"> </text:span><text:span text:style-name="T4">a</text:span><text:span text:style-name="T5"> </text:span><text:span text:style-name="T4">flying</text:span><text:span text:style-name="T5"> </text:span><text:span text:style-name="T4">ship,</text:span><text:span text:style-name="T5"> </text:span><text:span text:style-name="T4">but</text:span><text:span text:style-name="T5"> </text:span><text:span text:style-name="T4">I</text:span><text:span text:style-name="T5">’</text:span><text:span text:style-name="T4">ve</text:span><text:span text:style-name="T5"> </text:span><text:span text:style-name="T4">read</text:span><text:span text:style-name="T5"> </text:span><text:span text:style-name="T4">books</text:span><text:span text:style-name="T5"> </text:span><text:span text:style-name="T4">on</text:span><text:span text:style-name="T5"> </text:span><text:span text:style-name="T4">the</text:span><text:span text:style-name="T5"> </text:span><text:span text:style-name="T4">subject.</text:span><text:span text:style-name="T5">”</text:span></text:p>
      <text:p text:style-name="P2">Parcifal<text:span text:style-name="T1"> </text:span>scoffed<text:span text:style-name="T1"> </text:span>and<text:span text:style-name="T1"> </text:span>laughed<text:span text:style-name="T1"> </text:span>with<text:span text:style-name="T1"> </text:span>irony.<text:span text:style-name="T1"> “</text:span>Books?<text:span text:style-name="T1"> </text:span>What<text:span text:style-name="T1"> </text:span>good<text:span text:style-name="T1"> </text:span>is<text:span text:style-name="T1"> </text:span>a<text:span text:style-name="T1"> </text:span>piece<text:span text:style-name="T1"> </text:span>of<text:span text:style-name="T1"> </text:span>paper<text:span text:style-name="T1"> </text:span>any<text:span text:style-name="T1"> </text:span>man<text:span text:style-name="T1"> </text:span>can<text:span text:style-name="T1"> </text:span>fill<text:span text:style-name="T1"> </text:span>with<text:span text:style-name="T1"> </text:span>lies?<text:span text:style-name="T1">”</text:span></text:p>
      <text:p text:style-name="P2">Her<text:span text:style-name="T1"> </text:span>sister<text:span text:style-name="T1"> </text:span>shot<text:span text:style-name="T1"> </text:span>her<text:span text:style-name="T1"> </text:span>a<text:span text:style-name="T1"> </text:span>look<text:span text:style-name="T1"> </text:span>of<text:span text:style-name="T1"> </text:span>accusation.</text:p>
      <text:p text:style-name="P1"><text:span text:style-name="T5">“</text:span><text:span text:style-name="T4">Careful</text:span><text:span text:style-name="T5"> </text:span><text:span text:style-name="T4">sister.</text:span><text:span text:style-name="T5"> </text:span><text:span text:style-name="T4">Master</text:span><text:span text:style-name="T5"> </text:span><text:span text:style-name="T4">would</text:span><text:span text:style-name="T5"> </text:span><text:span text:style-name="T4">be</text:span><text:span text:style-name="T5"> </text:span><text:span text:style-name="T4">quick</text:span><text:span text:style-name="T5"> </text:span><text:span text:style-name="T4">to</text:span><text:span text:style-name="T5"> </text:span><text:span text:style-name="T4">anger,</text:span><text:span text:style-name="T5"> </text:span><text:span text:style-name="T4">calling</text:span><text:span text:style-name="T5"> </text:span><text:span text:style-name="T4">a</text:span><text:span text:style-name="T5"> </text:span><text:span text:style-name="T4">scholar</text:span><text:span text:style-name="T5"> </text:span><text:span text:style-name="T4">like</text:span><text:span text:style-name="T5"> </text:span><text:span text:style-name="T4">him</text:span><text:span text:style-name="T5"> </text:span><text:span text:style-name="T4">a</text:span><text:span text:style-name="T5"> </text:span><text:span text:style-name="T4">liar.</text:span><text:span text:style-name="T5"> </text:span><text:span text:style-name="T4">Besides,</text:span><text:span text:style-name="T5"> </text:span><text:span text:style-name="T4">I</text:span><text:span text:style-name="T5"> </text:span><text:span text:style-name="T4">think</text:span><text:span text:style-name="T5"> </text:span><text:span text:style-name="T4">I</text:span><text:span text:style-name="T5"> </text:span><text:span text:style-name="T4">remember</text:span><text:span text:style-name="T5"> </text:span><text:span text:style-name="T4">him</text:span><text:span text:style-name="T5"> </text:span><text:span text:style-name="T4">mentioning</text:span><text:span text:style-name="T5"> </text:span><text:span text:style-name="T4">similar</text:span><text:span text:style-name="T5"> </text:span><text:span text:style-name="T4">things,</text:span><text:span text:style-name="T5">” </text:span><text:span text:style-name="T4">to</text:span><text:span text:style-name="T5"> </text:span><text:span text:style-name="T4">which</text:span><text:span text:style-name="T5"> </text:span><text:span text:style-name="T4">Parcifal</text:span><text:span text:style-name="T5"> </text:span><text:span text:style-name="T4">replied</text:span><text:span text:style-name="T5"> </text:span><text:span text:style-name="T4">mockingly:</text:span></text:p>
      <text:p text:style-name="P1"><text:span text:style-name="T5">“</text:span><text:span text:style-name="T4">Of</text:span><text:span text:style-name="T5"> </text:span><text:span text:style-name="T4">course</text:span><text:span text:style-name="T5"> </text:span><text:span text:style-name="T4">you</text:span><text:span text:style-name="T5"> </text:span><text:span text:style-name="T4">remember!</text:span><text:span text:style-name="T5">”</text:span></text:p>
      <text:p text:style-name="P1"><text:span text:style-name="T5">“</text:span><text:span text:style-name="T4">I</text:span><text:span text:style-name="T5"> </text:span><text:span text:style-name="T4">was</text:span><text:span text:style-name="T5"> </text:span><text:span text:style-name="T4">paying</text:span><text:span text:style-name="T5"> </text:span><text:span text:style-name="T4">attention,</text:span><text:span text:style-name="T5"> </text:span><text:span text:style-name="T4">unlike</text:span><text:span text:style-name="T5"> </text:span><text:span text:style-name="T4">yourself,</text:span><text:span text:style-name="T5">” </text:span><text:span text:style-name="T4">retorted</text:span><text:span text:style-name="T5"> </text:span><text:span text:style-name="T4">Lernea</text:span><text:span text:style-name="T5"> </text:span><text:span text:style-name="T4">and</text:span><text:span text:style-name="T5"> </text:span><text:span text:style-name="T4">nodded</text:span><text:span text:style-name="T5"> </text:span><text:span text:style-name="T4">to</text:span><text:span text:style-name="T5"> </text:span><text:span text:style-name="T4">Ned,</text:span><text:span text:style-name="T5"> </text:span><text:span text:style-name="T4">while</text:span><text:span text:style-name="T5"> </text:span><text:span text:style-name="T4">Parcifal</text:span><text:span text:style-name="T5"> </text:span><text:span text:style-name="T4">scowled</text:span><text:span text:style-name="T5"> </text:span><text:span text:style-name="T4">her</text:span><text:span text:style-name="T5"> </text:span><text:span text:style-name="T4">face</text:span><text:span text:style-name="T5"> </text:span><text:span text:style-name="T4">and</text:span><text:span text:style-name="T5"> </text:span><text:span text:style-name="T4">turned</text:span><text:span text:style-name="T5"> </text:span><text:span text:style-name="T4">her</text:span><text:span text:style-name="T5"> </text:span><text:span text:style-name="T4">back</text:span><text:span text:style-name="T5"> </text:span><text:span text:style-name="T4">to</text:span><text:span text:style-name="T5"> </text:span><text:span text:style-name="T4">her</text:span><text:span text:style-name="T5"> </text:span><text:span text:style-name="T4">sister</text:span><text:span text:style-name="T5"> </text:span><text:span text:style-name="T4">rather</text:span><text:span text:style-name="T5"> </text:span><text:span text:style-name="T4">childishly.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not</text:span><text:span text:style-name="T5"> </text:span><text:span text:style-name="T4">lies.</text:span><text:span text:style-name="T5"> </text:span><text:span text:style-name="T4">There</text:span><text:span text:style-name="T5"> </text:span><text:span text:style-name="T4">are</text:span><text:span text:style-name="T5"> </text:span><text:span text:style-name="T4">ways</text:span><text:span text:style-name="T5"> </text:span><text:span text:style-name="T4">to</text:span><text:span text:style-name="T5"> </text:span><text:span text:style-name="T4">make</text:span><text:span text:style-name="T5"> </text:span><text:span text:style-name="T4">them</text:span><text:span text:style-name="T5"> </text:span><text:span text:style-name="T4">if</text:span><text:span text:style-name="T5"> </text:span><text:span text:style-name="T4">one</text:span><text:span text:style-name="T5"> </text:span><text:span text:style-name="T4">is</text:span><text:span text:style-name="T5"> </text:span><text:span text:style-name="T4">versed</text:span><text:span text:style-name="T5"> </text:span><text:span text:style-name="T4">well</text:span><text:span text:style-name="T5"> </text:span><text:span text:style-name="T4">in</text:span><text:span text:style-name="T5"> </text:span><text:span text:style-name="T4">magic,</text:span><text:span text:style-name="T5"> </text:span><text:span text:style-name="T4">engineering</text:span><text:span text:style-name="T5"> </text:span><text:span text:style-name="T4">and</text:span><text:span text:style-name="T5"> </text:span><text:span text:style-name="T4">other</text:span><text:span text:style-name="T5"> </text:span><text:span text:style-name="T4">arts.</text:span><text:span text:style-name="T5"> </text:span><text:span text:style-name="T4">Almost</text:span><text:span text:style-name="T5"> </text:span><text:span text:style-name="T4">anything</text:span><text:span text:style-name="T5"> </text:span><text:span text:style-name="T4">inert</text:span><text:span text:style-name="T5"> </text:span><text:span text:style-name="T4">can</text:span><text:span text:style-name="T5"> </text:span><text:span text:style-name="T4">be</text:span><text:span text:style-name="T5"> </text:span><text:span text:style-name="T4">given</text:span><text:span text:style-name="T5"> </text:span><text:span text:style-name="T4">life</text:span><text:span text:style-name="T5"> </text:span><text:span text:style-name="T4">to</text:span><text:span text:style-name="T5"> </text:span><text:span text:style-name="T4">obey</text:span><text:span text:style-name="T5"> </text:span><text:span text:style-name="T4">one</text:span><text:span text:style-name="T5">’</text:span><text:span text:style-name="T4">s</text:span><text:span text:style-name="T5"> </text:span><text:span text:style-name="T4">wishes,</text:span><text:span text:style-name="T5"> </text:span><text:span text:style-name="T4">but</text:span><text:span text:style-name="T5"> </text:span><text:span text:style-name="T4">not</text:span><text:span text:style-name="T5"> </text:span><text:span text:style-name="T4">a</text:span><text:span text:style-name="T5"> </text:span><text:span text:style-name="T4">soul,</text:span><text:span text:style-name="T5">” </text:span><text:span text:style-name="T4">said</text:span><text:span text:style-name="T5"> </text:span><text:span text:style-name="T4">Ned.</text:span><text:span text:style-name="T5"> </text:span><text:span text:style-name="T4">Winceham</text:span><text:span text:style-name="T5"> </text:span><text:span text:style-name="T4">added:</text:span></text:p>
      <text:p text:style-name="P1"><text:span text:style-name="T5">“</text:span><text:span text:style-name="T4">The</text:span><text:span text:style-name="T5"> </text:span><text:span text:style-name="T4">lad</text:span><text:span text:style-name="T5"> </text:span><text:span text:style-name="T4">speaks</text:span><text:span text:style-name="T5"> </text:span><text:span text:style-name="T4">the</text:span><text:span text:style-name="T5"> </text:span><text:span text:style-name="T4">truth.</text:span><text:span text:style-name="T5"> </text:span><text:span text:style-name="T4">Devious</text:span><text:span text:style-name="T5"> </text:span><text:span text:style-name="T4">things,</text:span><text:span text:style-name="T5"> </text:span><text:span text:style-name="T4">but</text:span><text:span text:style-name="T5"> </text:span><text:span text:style-name="T4">their</text:span><text:span text:style-name="T5"> </text:span><text:span text:style-name="T4">masters</text:span><text:span text:style-name="T5"> </text:span><text:span text:style-name="T4">are</text:span><text:span text:style-name="T5"> </text:span><text:span text:style-name="T4">the</text:span><text:span text:style-name="T5"> </text:span><text:span text:style-name="T4">ones</text:span><text:span text:style-name="T5"> </text:span><text:span text:style-name="T4">that</text:span><text:span text:style-name="T5"> </text:span><text:span text:style-name="T4">control</text:span><text:span text:style-name="T5"> </text:span><text:span text:style-name="T4">them,</text:span><text:span text:style-name="T5"> </text:span><text:span text:style-name="T4">the</text:span><text:span text:style-name="T5"> </text:span><text:span text:style-name="T4">ones</text:span><text:span text:style-name="T5"> </text:span><text:span text:style-name="T4">that</text:span><text:span text:style-name="T5"> </text:span><text:span text:style-name="T4">bid</text:span><text:span text:style-name="T5"> </text:span><text:span text:style-name="T4">them</text:span><text:span text:style-name="T5"> </text:span><text:span text:style-name="T4">do</text:span><text:span text:style-name="T5"> </text:span><text:span text:style-name="T4">good</text:span><text:span text:style-name="T5"> </text:span><text:span text:style-name="T4">or</text:span><text:span text:style-name="T5"> </text:span><text:span text:style-name="T4">evil.</text:span><text:span text:style-name="T5"> </text:span><text:span text:style-name="T4">I</text:span><text:span text:style-name="T5">’</text:span><text:span text:style-name="T4">m</text:span><text:span text:style-name="T5"> </text:span><text:span text:style-name="T4">guessing</text:span><text:span text:style-name="T5"> </text:span><text:span text:style-name="T4">evil,</text:span><text:span text:style-name="T5"> </text:span><text:span text:style-name="T4">this</text:span><text:span text:style-name="T5"> </text:span><text:span text:style-name="T4">one,</text:span><text:span text:style-name="T5">” </text:span><text:span text:style-name="T4">he</text:span><text:span text:style-name="T5"> </text:span><text:span text:style-name="T4">said</text:span><text:span text:style-name="T5"> </text:span><text:span text:style-name="T4">in</text:span><text:span text:style-name="T5"> </text:span><text:span text:style-name="T4">a</text:span><text:span text:style-name="T5"> </text:span><text:span text:style-name="T4">somewhat</text:span><text:span text:style-name="T5"> </text:span><text:span text:style-name="T4">detached</text:span><text:span text:style-name="T5"> </text:span><text:span text:style-name="T4">manner</text:span><text:span text:style-name="T5"> </text:span><text:span text:style-name="T4">before</text:span><text:span text:style-name="T5"> </text:span><text:span text:style-name="T4">he</text:span><text:span text:style-name="T5"> </text:span><text:span text:style-name="T4">continued:</text:span><text:span text:style-name="T5"> “</text:span><text:span text:style-name="T4">If</text:span><text:span text:style-name="T5"> </text:span><text:span text:style-name="T4">they</text:span><text:span text:style-name="T5">’</text:span><text:span text:style-name="T4">re</text:span><text:span text:style-name="T5"> </text:span><text:span text:style-name="T4">made</text:span><text:span text:style-name="T5"> </text:span><text:span text:style-name="T4">of</text:span><text:span text:style-name="T5"> </text:span><text:span text:style-name="T4">iron,</text:span><text:span text:style-name="T5"> </text:span><text:span text:style-name="T4">that</text:span><text:span text:style-name="T5"> </text:span><text:span text:style-name="T4">would</text:span><text:span text:style-name="T5"> </text:span><text:span text:style-name="T4">explain</text:span><text:span text:style-name="T5"> </text:span><text:span text:style-name="T4">the</text:span><text:span text:style-name="T5"> </text:span><text:span text:style-name="T4">strong</text:span><text:span text:style-name="T5"> </text:span><text:span text:style-name="T4">scent</text:span><text:span text:style-name="T5"> </text:span><text:span text:style-name="T4">I</text:span><text:span text:style-name="T5"> </text:span><text:span text:style-name="T4">picked</text:span><text:span text:style-name="T5"> </text:span><text:span text:style-name="T4">up.</text:span><text:span text:style-name="T5"> </text:span><text:span text:style-name="T4">About</text:span><text:span text:style-name="T5"> </text:span><text:span text:style-name="T4">the</text:span><text:span text:style-name="T5"> </text:span><text:span text:style-name="T4">flying</text:span><text:span text:style-name="T5"> </text:span><text:span text:style-name="T4">ship</text:span><text:span text:style-name="T5"> </text:span><text:span text:style-name="T4">though,</text:span><text:span text:style-name="T5"> </text:span><text:span text:style-name="T4">I</text:span><text:span text:style-name="T5"> </text:span><text:span text:style-name="T4">wouldn</text:span><text:span text:style-name="T5">’</text:span><text:span text:style-name="T4">t</text:span><text:span text:style-name="T5"> </text:span><text:span text:style-name="T4">know.</text:span><text:span text:style-name="T5"> </text:span><text:span text:style-name="T4">I</text:span><text:span text:style-name="T5">’</text:span><text:span text:style-name="T4">ve</text:span><text:span text:style-name="T5"> </text:span><text:span text:style-name="T4">only</text:span><text:span text:style-name="T5"> </text:span><text:span text:style-name="T4">sailed</text:span><text:span text:style-name="T5"> </text:span><text:span text:style-name="T4">with</text:span><text:span text:style-name="T5"> </text:span><text:span text:style-name="T4">those</text:span><text:span text:style-name="T5"> </text:span><text:span text:style-name="T4">that</text:span><text:span text:style-name="T5"> </text:span><text:span text:style-name="T4">float</text:span><text:span text:style-name="T5"> </text:span><text:span text:style-name="T4">on</text:span><text:span text:style-name="T5"> </text:span><text:span text:style-name="T4">water.</text:span><text:span text:style-name="T5"> </text:span><text:span text:style-name="T4">I</text:span><text:span text:style-name="T5"> </text:span><text:span text:style-name="T4">wouldn</text:span><text:span text:style-name="T5">’</text:span><text:span text:style-name="T4">t</text:span><text:span text:style-name="T5"> </text:span><text:span text:style-name="T4">put</text:span><text:span text:style-name="T5"> </text:span><text:span text:style-name="T4">it</text:span><text:span text:style-name="T5"> </text:span><text:span text:style-name="T4">past</text:span><text:span text:style-name="T5"> </text:span><text:span text:style-name="T4">the</text:span><text:span text:style-name="T5"> </text:span><text:span text:style-name="T4">realm</text:span><text:span text:style-name="T5"> </text:span><text:span text:style-name="T4">of</text:span><text:span text:style-name="T5"> </text:span><text:span text:style-name="T4">reality</text:span><text:span text:style-name="T5"> </text:span><text:span text:style-name="T4">though.</text:span><text:span text:style-name="T5"> </text:span><text:span text:style-name="T4">It</text:span><text:span text:style-name="T5">’</text:span><text:span text:style-name="T4">s</text:span><text:span text:style-name="T5"> </text:span><text:span text:style-name="T4">a</text:span><text:span text:style-name="T5"> </text:span><text:span text:style-name="T4">really</text:span><text:span text:style-name="T5"> </text:span><text:span text:style-name="T4">flexible</text:span><text:span text:style-name="T5"> </text:span><text:span text:style-name="T4">thing,</text:span><text:span text:style-name="T5"> </text:span><text:span text:style-name="T4">reality,</text:span><text:span text:style-name="T5">” </text:span><text:span text:style-name="T4">he</text:span><text:span text:style-name="T5"> </text:span><text:span text:style-name="T4">said</text:span><text:span text:style-name="T5"> </text:span><text:span text:style-name="T4">and</text:span><text:span text:style-name="T5"> </text:span><text:span text:style-name="T4">he</text:span><text:span text:style-name="T5"> </text:span><text:span text:style-name="T4">squinted,</text:span><text:span text:style-name="T5"> </text:span><text:span text:style-name="T4">bringing</text:span><text:span text:style-name="T5"> </text:span><text:span text:style-name="T4">to</text:span><text:span text:style-name="T5"> </text:span><text:span text:style-name="T4">mind</text:span><text:span text:style-name="T5"> </text:span><text:span text:style-name="T4">the</text:span><text:span text:style-name="T5"> </text:span><text:span text:style-name="T4">mushroom-warriors.</text:span></text:p>
      <text:p text:style-name="P2">Theo<text:span text:style-name="T1"> </text:span>looked<text:span text:style-name="T1"> </text:span>angry,<text:span text:style-name="T1"> </text:span>even<text:span text:style-name="T1"> </text:span>insulted<text:span text:style-name="T1"> </text:span>at<text:span text:style-name="T1"> </text:span>how<text:span text:style-name="T1"> </text:span>everyone<text:span text:style-name="T1"> </text:span>refused<text:span text:style-name="T1"> </text:span>to<text:span text:style-name="T1"> </text:span>believe<text:span text:style-name="T1"> </text:span>the<text:span text:style-name="T1"> </text:span>elder<text:span text:style-name="T1"> </text:span>woodkin.<text:span text:style-name="T1"> </text:span>He<text:span text:style-name="T1"> </text:span>was<text:span text:style-name="T1"> </text:span>about<text:span text:style-name="T1"> </text:span>to<text:span text:style-name="T1"> </text:span>say<text:span text:style-name="T1"> </text:span>something<text:span text:style-name="T1"> </text:span>when<text:span text:style-name="T1"> </text:span>Fingammon<text:span text:style-name="T1"> </text:span>spoke:</text:p>
      <text:p text:style-name="P1"><text:span text:style-name="T5">“</text:span><text:span text:style-name="T4">Dem</text:span><text:span text:style-name="T5"> </text:span><text:span text:style-name="T4">golems</text:span><text:span text:style-name="T5"> </text:span><text:span text:style-name="T4">took</text:span><text:span text:style-name="T5"> </text:span><text:span text:style-name="T4">everyone,</text:span><text:span text:style-name="T5"> </text:span><text:span text:style-name="T4">but</text:span><text:span text:style-name="T5"> </text:span><text:span text:style-name="T4">dey</text:span><text:span text:style-name="T5"> </text:span><text:span text:style-name="T4">be</text:span><text:span text:style-name="T5"> </text:span><text:span text:style-name="T4">lookin</text:span><text:span text:style-name="T5">’ </text:span><text:span text:style-name="T4">for</text:span><text:span text:style-name="T5"> </text:span><text:span text:style-name="T4">sometin</text:span><text:span text:style-name="T5">’ </text:span><text:span text:style-name="T4">dey</text:span><text:span text:style-name="T5"> </text:span><text:span text:style-name="T4">don</text:span><text:span text:style-name="T5">’</text:span><text:span text:style-name="T4">t</text:span><text:span text:style-name="T5"> </text:span><text:span text:style-name="T4">have.</text:span><text:span text:style-name="T5"> </text:span><text:span text:style-name="T4">I</text:span><text:span text:style-name="T5"> </text:span><text:span text:style-name="T4">knows.</text:span><text:span text:style-name="T5">”</text:span></text:p>
      <text:p text:style-name="P1"><text:span text:style-name="T5">“</text:span><text:span text:style-name="T4">Is</text:span><text:span text:style-name="T5"> </text:span><text:span text:style-name="T4">that</text:span><text:span text:style-name="T5"> </text:span><text:span text:style-name="T4">why</text:span><text:span text:style-name="T5"> </text:span><text:span text:style-name="T4">you</text:span><text:span text:style-name="T5"> </text:span><text:span text:style-name="T4">were</text:span><text:span text:style-name="T5"> </text:span><text:span text:style-name="T4">hiding</text:span><text:span text:style-name="T5"> </text:span><text:span text:style-name="T4">in</text:span><text:span text:style-name="T5"> </text:span><text:span text:style-name="T4">that</text:span><text:span text:style-name="T5"> </text:span><text:span text:style-name="T4">well?</text:span><text:span text:style-name="T5">” </text:span><text:span text:style-name="T4">asked</text:span><text:span text:style-name="T5"> </text:span><text:span text:style-name="T4">Ned.</text:span><text:span text:style-name="T5"> </text:span><text:span text:style-name="T4">Fingammon</text:span><text:span text:style-name="T5"> </text:span><text:span text:style-name="T4">closed</text:span><text:span text:style-name="T5"> </text:span><text:span text:style-name="T4">his</text:span><text:span text:style-name="T5"> </text:span><text:span text:style-name="T4">eyes,</text:span><text:span text:style-name="T5"> </text:span><text:span text:style-name="T4">nodded</text:span><text:span text:style-name="T5"> </text:span><text:span text:style-name="T4">and</text:span><text:span text:style-name="T5"> </text:span><text:span text:style-name="T4">replied:</text:span></text:p>
      <text:p text:style-name="P1"><text:span text:style-name="T5">“</text:span><text:span text:style-name="T4">Dat</text:span><text:span text:style-name="T5"> </text:span><text:span text:style-name="T4">be</text:span><text:span text:style-name="T5"> </text:span><text:span text:style-name="T4">why,</text:span><text:span text:style-name="T5"> </text:span><text:span text:style-name="T4">yes.</text:span><text:span text:style-name="T5"> </text:span><text:span text:style-name="T4">Dis</text:span><text:span text:style-name="T5"> </text:span><text:span text:style-name="T4">be</text:span><text:span text:style-name="T5"> </text:span><text:span text:style-name="T4">da</text:span><text:span text:style-name="T5"> </text:span><text:span text:style-name="T4">reason,</text:span><text:span text:style-name="T5"> </text:span><text:span text:style-name="T4">me</text:span><text:span text:style-name="T5"> </text:span><text:span text:style-name="T4">thinks,</text:span><text:span text:style-name="T5">” </text:span><text:span text:style-name="T4">he</text:span><text:span text:style-name="T5"> </text:span><text:span text:style-name="T4">said</text:span><text:span text:style-name="T5"> </text:span><text:span text:style-name="T4">and</text:span><text:span text:style-name="T5"> </text:span><text:span text:style-name="T4">showed</text:span><text:span text:style-name="T5"> </text:span><text:span text:style-name="T4">them</text:span><text:span text:style-name="T5"> </text:span><text:span text:style-name="T4">an</text:span><text:span text:style-name="T5"> </text:span><text:span text:style-name="T4">amulet</text:span><text:span text:style-name="T5"> </text:span><text:span text:style-name="T4">he</text:span><text:span text:style-name="T5"> </text:span><text:span text:style-name="T4">had</text:span><text:span text:style-name="T5"> </text:span><text:span text:style-name="T4">been</text:span><text:span text:style-name="T5"> </text:span><text:span text:style-name="T4">wearing</text:span><text:span text:style-name="T5"> </text:span><text:span text:style-name="T4">around</text:span><text:span text:style-name="T5"> </text:span><text:span text:style-name="T4">his</text:span><text:span text:style-name="T5"> </text:span><text:span text:style-name="T4">neck.</text:span><text:span text:style-name="T5"> </text:span><text:span text:style-name="T4">A</text:span><text:span text:style-name="T5"> </text:span><text:span text:style-name="T4">large</text:span><text:span text:style-name="T5"> </text:span><text:span text:style-name="T4">crystal</text:span><text:span text:style-name="T5"> </text:span><text:span text:style-name="T4">sat</text:span><text:span text:style-name="T5"> </text:span><text:span text:style-name="T4">inside</text:span><text:span text:style-name="T5"> </text:span><text:span text:style-name="T4">an</text:span><text:span text:style-name="T5"> </text:span><text:span text:style-name="T4">elegant</text:span><text:span text:style-name="T5"> </text:span><text:span text:style-name="T4">gold</text:span><text:span text:style-name="T5"> </text:span><text:span text:style-name="T4">girder.</text:span><text:span text:style-name="T5"> </text:span><text:span text:style-name="T4">The</text:span><text:span text:style-name="T5"> </text:span><text:span text:style-name="T4">crystal</text:span><text:span text:style-name="T5"> </text:span><text:span text:style-name="T4">shone</text:span><text:span text:style-name="T5"> </text:span><text:span text:style-name="T4">with</text:span><text:span text:style-name="T5"> </text:span><text:span text:style-name="T4">iridescent</text:span><text:span text:style-name="T5"> </text:span><text:span text:style-name="T4">colours</text:span><text:span text:style-name="T5"> </text:span><text:span text:style-name="T4">and</text:span><text:span text:style-name="T5"> </text:span><text:span text:style-name="T4">the</text:span><text:span text:style-name="T5"> </text:span><text:span text:style-name="T4">girder</text:span><text:span text:style-name="T5"> </text:span><text:span text:style-name="T4">was</text:span><text:span text:style-name="T5"> </text:span><text:span text:style-name="T4">covered</text:span><text:span text:style-name="T5"> </text:span><text:span text:style-name="T4">in</text:span><text:span text:style-name="T5"> </text:span><text:span text:style-name="T4">a</text:span><text:span text:style-name="T5"> </text:span><text:span text:style-name="T4">form</text:span><text:span text:style-name="T5"> </text:span><text:span text:style-name="T4">of</text:span><text:span text:style-name="T5"> </text:span><text:span text:style-name="T4">writing</text:span><text:span text:style-name="T5"> </text:span><text:span text:style-name="T4">none</text:span><text:span text:style-name="T5"> </text:span><text:span text:style-name="T4">had</text:span><text:span text:style-name="T5"> </text:span><text:span text:style-name="T4">ever</text:span><text:span text:style-name="T5"> </text:span><text:span text:style-name="T4">witnessed</text:span><text:span text:style-name="T5"> </text:span><text:span text:style-name="T4">before,</text:span><text:span text:style-name="T5"> </text:span><text:span text:style-name="T4">beautifully</text:span><text:span text:style-name="T5"> </text:span><text:span text:style-name="T4">flowing</text:span><text:span text:style-name="T5"> </text:span><text:span text:style-name="T4">and</text:span><text:span text:style-name="T5"> </text:span><text:span text:style-name="T4">masterfully</text:span><text:span text:style-name="T5"> </text:span><text:span text:style-name="T4">thin.</text:span><text:span text:style-name="T5"> </text:span><text:span text:style-name="T4">Theo</text:span><text:span text:style-name="T5"> </text:span><text:span text:style-name="T4">couldn</text:span><text:span text:style-name="T5">’</text:span><text:span text:style-name="T4">t</text:span><text:span text:style-name="T5"> </text:span><text:span text:style-name="T4">help</text:span><text:span text:style-name="T5"> </text:span><text:span text:style-name="T4">staring</text:span><text:span text:style-name="T5"> </text:span><text:span text:style-name="T4">at</text:span><text:span text:style-name="T5"> </text:span><text:span text:style-name="T4">it</text:span><text:span text:style-name="T5"> </text:span><text:span text:style-name="T4">with</text:span><text:span text:style-name="T5"> </text:span><text:span text:style-name="T4">a</text:span><text:span text:style-name="T5"> </text:span><text:span text:style-name="T4">sudden</text:span><text:span text:style-name="T5"> </text:span><text:span text:style-name="T4">rush</text:span><text:span text:style-name="T5"> </text:span><text:span text:style-name="T4">of</text:span><text:span text:style-name="T5"> </text:span><text:span text:style-name="T4">curiosity;</text:span><text:span text:style-name="T5"> </text:span><text:span text:style-name="T4">he</text:span><text:span text:style-name="T5"> </text:span><text:span text:style-name="T4">looked</text:span><text:span text:style-name="T5"> </text:span><text:span text:style-name="T4">inexplicably</text:span><text:span text:style-name="T5"> </text:span><text:span text:style-name="T4">drawn</text:span><text:span text:style-name="T5"> </text:span><text:span text:style-name="T4">to</text:span><text:span text:style-name="T5"> </text:span><text:span text:style-name="T4">it,</text:span><text:span text:style-name="T5"> </text:span><text:span text:style-name="T4">somehow.</text:span></text:p>
      <text:p text:style-name="P1"><text:span text:style-name="T5">“</text:span><text:span text:style-name="T4">What</text:span><text:span text:style-name="T5"> </text:span><text:span text:style-name="T4">is</text:span><text:span text:style-name="T5"> </text:span><text:span text:style-name="T4">that?</text:span><text:span text:style-name="T5">” </text:span><text:span text:style-name="T4">asked</text:span><text:span text:style-name="T5"> </text:span><text:span text:style-name="T4">Winceham</text:span><text:span text:style-name="T5"> </text:span><text:span text:style-name="T4">with</text:span><text:span text:style-name="T5"> </text:span><text:span text:style-name="T4">a</text:span><text:span text:style-name="T5"> </text:span><text:span text:style-name="T4">thin</text:span><text:span text:style-name="T5"> </text:span><text:span text:style-name="T4">grin</text:span><text:span text:style-name="T5"> </text:span><text:span text:style-name="T4">on</text:span><text:span text:style-name="T5"> </text:span><text:span text:style-name="T4">his</text:span><text:span text:style-name="T5"> </text:span><text:span text:style-name="T4">face,</text:span><text:span text:style-name="T5"> </text:span><text:span text:style-name="T4">mentally</text:span><text:span text:style-name="T5"> </text:span><text:span text:style-name="T4">calculating</text:span><text:span text:style-name="T5"> </text:span><text:span text:style-name="T4">its</text:span><text:span text:style-name="T5"> </text:span><text:span text:style-name="T4">market</text:span><text:span text:style-name="T5"> </text:span><text:span text:style-name="T4">price.</text:span><text:span text:style-name="T5"> </text:span><text:span text:style-name="T4">Ned</text:span><text:span text:style-name="T5"> </text:span><text:span text:style-name="T4">knew</text:span><text:span text:style-name="T5"> </text:span><text:span text:style-name="T4">that</text:span><text:span text:style-name="T5"> </text:span><text:span text:style-name="T4">look;</text:span><text:span text:style-name="T5"> </text:span><text:span text:style-name="T4">he</text:span><text:span text:style-name="T5"> </text:span><text:span text:style-name="T4">shot</text:span><text:span text:style-name="T5"> </text:span><text:span text:style-name="T4">the</text:span><text:span text:style-name="T5"> </text:span><text:span text:style-name="T4">halfuin</text:span><text:span text:style-name="T5"> </text:span><text:span text:style-name="T4">a</text:span><text:span text:style-name="T5"> </text:span><text:span text:style-name="T4">disapproving</text:span><text:span text:style-name="T5"> </text:span><text:span text:style-name="T4">glare</text:span><text:span text:style-name="T5"> </text:span><text:span text:style-name="T4">and</text:span><text:span text:style-name="T5"> </text:span><text:span text:style-name="T4">asked</text:span><text:span text:style-name="T5"> </text:span><text:span text:style-name="T4">Fingammon:</text:span></text:p>
      <text:p text:style-name="P1"><text:span text:style-name="T5">“</text:span><text:span text:style-name="T4">What</text:span><text:span text:style-name="T5"> </text:span><text:span text:style-name="T4">makes</text:span><text:span text:style-name="T5"> </text:span><text:span text:style-name="T4">you</text:span><text:span text:style-name="T5"> </text:span><text:span text:style-name="T4">think</text:span><text:span text:style-name="T5"> </text:span><text:span text:style-name="T4">someone</text:span><text:span text:style-name="T5"> </text:span><text:span text:style-name="T4">would</text:span><text:span text:style-name="T5"> </text:span><text:span text:style-name="T4">go</text:span><text:span text:style-name="T5"> </text:span><text:span text:style-name="T4">into</text:span><text:span text:style-name="T5"> </text:span><text:span text:style-name="T4">all</text:span><text:span text:style-name="T5"> </text:span><text:span text:style-name="T4">that</text:span><text:span text:style-name="T5"> </text:span><text:span text:style-name="T4">trouble</text:span><text:span text:style-name="T5"> </text:span><text:span text:style-name="T4">for</text:span><text:span text:style-name="T5"> </text:span><text:span text:style-name="T4">a</text:span><text:span text:style-name="T5"> </text:span><text:soft-page-break/><text:span text:style-name="T4">fancy</text:span><text:span text:style-name="T5"> </text:span><text:span text:style-name="T4">amulet?</text:span><text:span text:style-name="T5">”</text:span></text:p>
      <text:p text:style-name="P2">Lernea<text:span text:style-name="T1"> </text:span>answered<text:span text:style-name="T1"> </text:span>that<text:span text:style-name="T1"> </text:span>before<text:span text:style-name="T1"> </text:span>the<text:span text:style-name="T1"> </text:span>woodkin<text:span text:style-name="T1"> </text:span>had<text:span text:style-name="T1"> </text:span>a<text:span text:style-name="T1"> </text:span>chance<text:span text:style-name="T1"> </text:span>to:</text:p>
      <text:p text:style-name="P1"><text:span text:style-name="T5">“</text:span><text:span text:style-name="T4">Because</text:span><text:span text:style-name="T5"> </text:span><text:span text:style-name="T4">it</text:span><text:span text:style-name="T5">’</text:span><text:span text:style-name="T4">s</text:span><text:span text:style-name="T5"> </text:span><text:span text:style-name="T4">magic,</text:span><text:span text:style-name="T5">” </text:span><text:span text:style-name="T4">she</text:span><text:span text:style-name="T5"> </text:span><text:span text:style-name="T4">said</text:span><text:span text:style-name="T5"> </text:span><text:span text:style-name="T4">and</text:span><text:span text:style-name="T5"> </text:span><text:span text:style-name="T4">looked</text:span><text:span text:style-name="T5"> </text:span><text:span text:style-name="T4">at</text:span><text:span text:style-name="T5"> </text:span><text:span text:style-name="T4">the</text:span><text:span text:style-name="T5"> </text:span><text:span text:style-name="T4">elder</text:span><text:span text:style-name="T5"> </text:span><text:span text:style-name="T4">who</text:span><text:span text:style-name="T5"> </text:span><text:span text:style-name="T4">nodded</text:span><text:span text:style-name="T5"> </text:span><text:span text:style-name="T4">silently.</text:span><text:span text:style-name="T5"> </text:span><text:span text:style-name="T4">Theo</text:span><text:span text:style-name="T5"> </text:span><text:span text:style-name="T4">couldn</text:span><text:span text:style-name="T5">’</text:span><text:span text:style-name="T4">t</text:span><text:span text:style-name="T5"> </text:span><text:span text:style-name="T4">help</text:span><text:span text:style-name="T5"> </text:span><text:span text:style-name="T4">but</text:span><text:span text:style-name="T5"> </text:span><text:span text:style-name="T4">ask</text:span><text:span text:style-name="T5"> </text:span><text:span text:style-name="T4">Fingammon:</text:span></text:p>
      <text:p text:style-name="P1"><text:span text:style-name="T5">“</text:span><text:span text:style-name="T4">But</text:span><text:span text:style-name="T5"> </text:span><text:span text:style-name="T4">what</text:span><text:span text:style-name="T5"> </text:span><text:span text:style-name="T4">does</text:span><text:span text:style-name="T5"> </text:span><text:span text:style-name="T4">it</text:span><text:span text:style-name="T5"> </text:span><text:span text:style-name="T4">do?</text:span><text:span text:style-name="T5"> </text:span><text:span text:style-name="T4">I</text:span><text:span text:style-name="T5">’</text:span><text:span text:style-name="T4">ve</text:span><text:span text:style-name="T5"> </text:span><text:span text:style-name="T4">never</text:span><text:span text:style-name="T5"> </text:span><text:span text:style-name="T4">seen</text:span><text:span text:style-name="T5"> </text:span><text:span text:style-name="T4">you</text:span><text:span text:style-name="T5"> </text:span><text:span text:style-name="T4">use</text:span><text:span text:style-name="T5"> </text:span><text:span text:style-name="T4">it.</text:span><text:span text:style-name="T5">”</text:span></text:p>
      <text:p text:style-name="P1"><text:span text:style-name="T5">“</text:span><text:span text:style-name="T4">Dat</text:span><text:span text:style-name="T5"> </text:span><text:span text:style-name="T4">be</text:span><text:span text:style-name="T5"> </text:span><text:span text:style-name="T4">because</text:span><text:span text:style-name="T5"> </text:span><text:span text:style-name="T4">I</text:span><text:span text:style-name="T5"> </text:span><text:span text:style-name="T4">can</text:span><text:span text:style-name="T5">’</text:span><text:span text:style-name="T4">t,</text:span><text:span text:style-name="T5"> </text:span><text:span text:style-name="T4">Hanul.</text:span><text:span text:style-name="T5">”</text:span></text:p>
      <text:p text:style-name="P1"><text:span text:style-name="T5">“</text:span><text:span text:style-name="T4">Of</text:span><text:span text:style-name="T5"> </text:span><text:span text:style-name="T4">course</text:span><text:span text:style-name="T5"> </text:span><text:span text:style-name="T4">you</text:span><text:span text:style-name="T5"> </text:span><text:span text:style-name="T4">can,</text:span><text:span text:style-name="T5"> </text:span><text:span text:style-name="T4">you</text:span><text:span text:style-name="T5">’</text:span><text:span text:style-name="T4">re</text:span><text:span text:style-name="T5"> </text:span><text:span text:style-name="T4">the</text:span><text:span text:style-name="T5"> </text:span><text:span text:style-name="T4">elder</text:span><text:span text:style-name="T5"> </text:span><text:span text:style-name="T4">priest.</text:span><text:span text:style-name="T5"> </text:span><text:span text:style-name="T4">You</text:span><text:span text:style-name="T5"> </text:span><text:span text:style-name="T4">taught</text:span><text:span text:style-name="T5"> </text:span><text:span text:style-name="T4">me</text:span><text:span text:style-name="T5"> </text:span><text:span text:style-name="T4">Choujou</text:span><text:span text:style-name="T5"> </text:span><text:span text:style-name="T4">yourself.</text:span><text:span text:style-name="T5"> </text:span><text:span text:style-name="T4">Surely</text:span><text:span text:style-name="T5"> </text:span><text:span text:style-name="T4">there</text:span><text:span text:style-name="T5">’</text:span><text:span text:style-name="T4">s</text:span><text:span text:style-name="T5"> </text:span><text:span text:style-name="T4">-</text:span><text:span text:style-name="T5">”</text:span></text:p>
      <text:p text:style-name="P2">The<text:span text:style-name="T1"> </text:span>elder<text:span text:style-name="T1"> </text:span>cut<text:span text:style-name="T1"> </text:span>Theo<text:span text:style-name="T1"> </text:span>short<text:span text:style-name="T1"> </text:span>and<text:span text:style-name="T1"> </text:span>raised<text:span text:style-name="T1"> </text:span>a<text:span text:style-name="T1"> </text:span>finger<text:span text:style-name="T1"> </text:span>to<text:span text:style-name="T1"> </text:span>his<text:span text:style-name="T1"> </text:span>mouth,<text:span text:style-name="T1"> </text:span>bid<text:span text:style-name="T1"> </text:span>him<text:span text:style-name="T1"> </text:span>to<text:span text:style-name="T1"> </text:span>silence.<text:span text:style-name="T1"> </text:span>He<text:span text:style-name="T1"> </text:span>then<text:span text:style-name="T1"> </text:span>talked<text:span text:style-name="T1"> </text:span>to<text:span text:style-name="T1"> </text:span>him<text:span text:style-name="T1"> </text:span>as<text:span text:style-name="T1"> </text:span>if<text:span text:style-name="T1"> </text:span>they<text:span text:style-name="T1"> </text:span>were<text:span text:style-name="T1"> </text:span>alone:</text:p>
      <text:p text:style-name="P1"><text:span text:style-name="T5">“</text:span><text:span text:style-name="T4">Boy,</text:span><text:span text:style-name="T5"> </text:span><text:span text:style-name="T4">you</text:span><text:span text:style-name="T5"> </text:span><text:span text:style-name="T4">have</text:span><text:span text:style-name="T5"> </text:span><text:span text:style-name="T4">grown.</text:span><text:span text:style-name="T5"> </text:span><text:span text:style-name="T4">Years</text:span><text:span text:style-name="T5"> </text:span><text:span text:style-name="T4">have</text:span><text:span text:style-name="T5"> </text:span><text:span text:style-name="T4">passed</text:span><text:span text:style-name="T5"> </text:span><text:span text:style-name="T4">since</text:span><text:span text:style-name="T5"> </text:span><text:span text:style-name="T4">we</text:span><text:span text:style-name="T5"> </text:span><text:span text:style-name="T4">found</text:span><text:span text:style-name="T5"> </text:span><text:span text:style-name="T4">you,</text:span><text:span text:style-name="T5"> </text:span><text:span text:style-name="T4">a</text:span><text:span text:style-name="T5"> </text:span><text:span text:style-name="T4">wee</text:span><text:span text:style-name="T5"> </text:span><text:span text:style-name="T4">baby</text:span><text:span text:style-name="T5"> </text:span><text:span text:style-name="T4">in</text:span><text:span text:style-name="T5"> </text:span><text:span text:style-name="T4">da</text:span><text:span text:style-name="T5"> </text:span><text:span text:style-name="T4">woods.</text:span><text:span text:style-name="T5">”</text:span></text:p>
      <text:p text:style-name="P2">Theo<text:span text:style-name="T1">’</text:span>s<text:span text:style-name="T1"> </text:span>eyes<text:span text:style-name="T1"> </text:span>narrowed,<text:span text:style-name="T1"> </text:span>his<text:span text:style-name="T1"> </text:span>voice<text:span text:style-name="T1"> </text:span>became<text:span text:style-name="T1"> </text:span>shallow:</text:p>
      <text:p text:style-name="P1"><text:span text:style-name="T5">“</text:span><text:span text:style-name="T4">You</text:span><text:span text:style-name="T5"> </text:span><text:span text:style-name="T4">mean..</text:span><text:span text:style-name="T5"> </text:span><text:span text:style-name="T4">I</text:span><text:span text:style-name="T5">’</text:span><text:span text:style-name="T4">m</text:span><text:span text:style-name="T5"> </text:span><text:span text:style-name="T4">adopted?</text:span><text:span text:style-name="T5"> </text:span><text:span text:style-name="T4">My</text:span><text:span text:style-name="T5"> </text:span><text:span text:style-name="T4">parents</text:span><text:span text:style-name="T5"> </text:span><text:span text:style-name="T4">weren</text:span><text:span text:style-name="T5">’</text:span><text:span text:style-name="T4">t</text:span><text:span text:style-name="T5"> </text:span><text:span text:style-name="T4">eaten</text:span><text:span text:style-name="T5"> </text:span><text:span text:style-name="T4">by</text:span><text:span text:style-name="T5"> </text:span><text:span text:style-name="T4">trollsharks?</text:span><text:span text:style-name="T5">”</text:span></text:p>
      <text:p text:style-name="P2">Parcifal<text:span text:style-name="T1"> </text:span>turned<text:span text:style-name="T1"> </text:span>around<text:span text:style-name="T1"> </text:span>and<text:span text:style-name="T1"> </text:span>saw<text:span text:style-name="T1"> </text:span>Theo<text:span text:style-name="T1">’</text:span>s<text:span text:style-name="T1"> </text:span>expression<text:span text:style-name="T1"> </text:span>of<text:span text:style-name="T1"> </text:span>puzzled<text:span text:style-name="T1"> </text:span>shock.<text:span text:style-name="T1"> </text:span>She<text:span text:style-name="T1"> </text:span>had<text:span text:style-name="T1"> </text:span>to<text:span text:style-name="T1"> </text:span>bury<text:span text:style-name="T1"> </text:span>her<text:span text:style-name="T1"> </text:span>face<text:span text:style-name="T1"> </text:span>in<text:span text:style-name="T1"> </text:span>her<text:span text:style-name="T1"> </text:span>palm<text:span text:style-name="T1"> </text:span>silently.<text:span text:style-name="T1"> </text:span>The<text:span text:style-name="T1"> </text:span>others<text:span text:style-name="T1"> </text:span>looked<text:span text:style-name="T1"> </text:span>at<text:span text:style-name="T1"> </text:span>each<text:span text:style-name="T1"> </text:span>other<text:span text:style-name="T1"> </text:span>awkwardly,<text:span text:style-name="T1"> </text:span>but<text:span text:style-name="T1"> </text:span>no-one<text:span text:style-name="T1"> </text:span>said<text:span text:style-name="T1"> </text:span>a<text:span text:style-name="T1"> </text:span>word.</text:p>
      <text:p text:style-name="P1"><text:span text:style-name="T5">“</text:span><text:span text:style-name="T4">Da</text:span><text:span text:style-name="T5"> </text:span><text:span text:style-name="T4">tribe</text:span><text:span text:style-name="T5"> </text:span><text:span text:style-name="T4">raised</text:span><text:span text:style-name="T5"> </text:span><text:span text:style-name="T4">you</text:span><text:span text:style-name="T5"> </text:span><text:span text:style-name="T4">like</text:span><text:span text:style-name="T5"> </text:span><text:span text:style-name="T4">we</text:span><text:span text:style-name="T5"> </text:span><text:span text:style-name="T4">would</text:span><text:span text:style-name="T5"> </text:span><text:span text:style-name="T4">a</text:span><text:span text:style-name="T5"> </text:span><text:span text:style-name="T4">woodkin.</text:span><text:span text:style-name="T5"> </text:span><text:span text:style-name="T4">But</text:span><text:span text:style-name="T5"> </text:span><text:span text:style-name="T4">dis</text:span><text:span text:style-name="T5"> </text:span><text:span text:style-name="T4">amulet,</text:span><text:span text:style-name="T5"> </text:span><text:span text:style-name="T4">and</text:span><text:span text:style-name="T5"> </text:span><text:span text:style-name="T4">dat</text:span><text:span text:style-name="T5"> </text:span><text:span text:style-name="T4">bunny</text:span><text:span text:style-name="T5"> </text:span><text:span text:style-name="T4">of</text:span><text:span text:style-name="T5"> </text:span><text:span text:style-name="T4">yours,</text:span><text:span text:style-name="T5">” </text:span><text:span text:style-name="T4">he</text:span><text:span text:style-name="T5"> </text:span><text:span text:style-name="T4">said</text:span><text:span text:style-name="T5"> </text:span><text:span text:style-name="T4">wild-eyed</text:span><text:span text:style-name="T5"> </text:span><text:span text:style-name="T4">before</text:span><text:span text:style-name="T5"> </text:span><text:span text:style-name="T4">adding</text:span><text:span text:style-name="T5"> </text:span><text:span text:style-name="T4">with</text:span><text:span text:style-name="T5"> </text:span><text:span text:style-name="T4">a</text:span><text:span text:style-name="T5"> </text:span><text:span text:style-name="T4">sharp</text:span><text:span text:style-name="T5"> </text:span><text:span text:style-name="T4">whisper,</text:span><text:span text:style-name="T5"> “</text:span><text:span text:style-name="T4">I</text:span><text:span text:style-name="T5"> </text:span><text:span text:style-name="T4">found</text:span><text:span text:style-name="T5"> </text:span><text:span text:style-name="T4">them</text:span><text:span text:style-name="T5"> </text:span><text:span text:style-name="T4">in</text:span><text:span text:style-name="T5"> </text:span><text:span text:style-name="T4">dem</text:span><text:span text:style-name="T5"> </text:span><text:span text:style-name="T4">woods</text:span><text:span text:style-name="T5"> </text:span><text:span text:style-name="T4">by</text:span><text:span text:style-name="T5"> </text:span><text:span text:style-name="T4">your</text:span><text:span text:style-name="T5"> </text:span><text:span text:style-name="T4">side,</text:span><text:span text:style-name="T5"> </text:span><text:span text:style-name="T4">twenty</text:span><text:span text:style-name="T5"> </text:span><text:span text:style-name="T4">long</text:span><text:span text:style-name="T5"> </text:span><text:span text:style-name="T4">years</text:span><text:span text:style-name="T5"> </text:span><text:span text:style-name="T4">before.</text:span><text:span text:style-name="T5">”</text:span></text:p>
      <text:p text:style-name="P1"><text:span text:style-name="T5">“</text:span><text:span text:style-name="T4">What</text:span><text:span text:style-name="T5"> </text:span><text:span text:style-name="T4">are</text:span><text:span text:style-name="T5"> </text:span><text:span text:style-name="T4">you</text:span><text:span text:style-name="T5"> </text:span><text:span text:style-name="T4">saying?</text:span><text:span text:style-name="T5">”</text:span></text:p>
      <text:p text:style-name="P1"><text:span text:style-name="T5">“</text:span><text:span text:style-name="T4">I</text:span><text:span text:style-name="T5"> </text:span><text:span text:style-name="T4">can</text:span><text:span text:style-name="T5">’</text:span><text:span text:style-name="T4">t</text:span><text:span text:style-name="T5"> </text:span><text:span text:style-name="T4">know</text:span><text:span text:style-name="T5"> </text:span><text:span text:style-name="T4">why</text:span><text:span text:style-name="T5"> </text:span><text:span text:style-name="T4">dis</text:span><text:span text:style-name="T5"> </text:span><text:span text:style-name="T4">came</text:span><text:span text:style-name="T5"> </text:span><text:span text:style-name="T4">to</text:span><text:span text:style-name="T5"> </text:span><text:span text:style-name="T4">be,</text:span><text:span text:style-name="T5"> </text:span><text:span text:style-name="T4">I</text:span><text:span text:style-name="T5"> </text:span><text:span text:style-name="T4">only</text:span><text:span text:style-name="T5"> </text:span><text:span text:style-name="T4">know</text:span><text:span text:style-name="T5"> </text:span><text:span text:style-name="T4">de</text:span><text:span text:style-name="T5"> </text:span><text:span text:style-name="T4">bunny</text:span><text:span text:style-name="T5"> </text:span><text:span text:style-name="T4">protected</text:span><text:span text:style-name="T5"> </text:span><text:span text:style-name="T4">you</text:span><text:span text:style-name="T5"> </text:span><text:span text:style-name="T4">fiercely.</text:span><text:span text:style-name="T5"> </text:span><text:span text:style-name="T4">Singed</text:span><text:span text:style-name="T5"> </text:span><text:span text:style-name="T4">my</text:span><text:span text:style-name="T5"> </text:span><text:span text:style-name="T4">hair</text:span><text:span text:style-name="T5"> </text:span><text:span text:style-name="T4">badly,</text:span><text:span text:style-name="T5"> </text:span><text:span text:style-name="T4">too.</text:span><text:span text:style-name="T5"> </text:span><text:span text:style-name="T4">And</text:span><text:span text:style-name="T5"> </text:span><text:span text:style-name="T4">da</text:span><text:span text:style-name="T5"> </text:span><text:span text:style-name="T4">amulet,</text:span><text:span text:style-name="T5"> </text:span><text:span text:style-name="T4">I</text:span><text:span text:style-name="T5"> </text:span><text:span text:style-name="T4">cannae</text:span><text:span text:style-name="T5"> </text:span><text:span text:style-name="T4">dare</text:span><text:span text:style-name="T5"> </text:span><text:span text:style-name="T4">guess.</text:span><text:span text:style-name="T5"> </text:span><text:span text:style-name="T4">But</text:span><text:span text:style-name="T5"> </text:span><text:span text:style-name="T4">we</text:span><text:span text:style-name="T5"> </text:span><text:span text:style-name="T4">were</text:span><text:span text:style-name="T5"> </text:span><text:span text:style-name="T4">afraid</text:span><text:span text:style-name="T5"> </text:span><text:span text:style-name="T4">to</text:span><text:span text:style-name="T5"> </text:span><text:span text:style-name="T4">hand</text:span><text:span text:style-name="T5"> </text:span><text:span text:style-name="T4">it</text:span><text:span text:style-name="T5"> </text:span><text:span text:style-name="T4">down</text:span><text:span text:style-name="T5"> </text:span><text:span text:style-name="T4">to</text:span><text:span text:style-name="T5"> </text:span><text:span text:style-name="T4">ya.</text:span><text:span text:style-name="T5">”</text:span></text:p>
      <text:p text:style-name="P1"><text:span text:style-name="T5">“</text:span><text:span text:style-name="T4">Why?</text:span><text:span text:style-name="T5">” </text:span><text:span text:style-name="T4">asked</text:span><text:span text:style-name="T5"> </text:span><text:span text:style-name="T4">Theo</text:span><text:span text:style-name="T5"> </text:span><text:span text:style-name="T4">with</text:span><text:span text:style-name="T5"> </text:span><text:span text:style-name="T4">a</text:span><text:span text:style-name="T5"> </text:span><text:span text:style-name="T4">terrible</text:span><text:span text:style-name="T5"> </text:span><text:span text:style-name="T4">frown,</text:span><text:span text:style-name="T5"> </text:span><text:span text:style-name="T4">his</text:span><text:span text:style-name="T5"> </text:span><text:span text:style-name="T4">voice</text:span><text:span text:style-name="T5"> </text:span><text:span text:style-name="T4">demanding</text:span><text:span text:style-name="T5"> </text:span><text:span text:style-name="T4">yet</text:span><text:span text:style-name="T5"> </text:span><text:span text:style-name="T4">mellow.</text:span></text:p>
      <text:p text:style-name="P1"><text:span text:style-name="T5">“</text:span><text:span text:style-name="T4">Because</text:span><text:span text:style-name="T5"> </text:span><text:span text:style-name="T4">o</text:span><text:span text:style-name="T5">’ </text:span><text:span text:style-name="T4">da</text:span><text:span text:style-name="T5"> </text:span><text:span text:style-name="T4">juju</text:span><text:span text:style-name="T5"> </text:span><text:span text:style-name="T4">you</text:span><text:span text:style-name="T5"> </text:span><text:span text:style-name="T4">be</text:span><text:span text:style-name="T5"> </text:span><text:span text:style-name="T4">wieldin</text:span><text:span text:style-name="T5">’</text:span><text:span text:style-name="T4">,</text:span><text:span text:style-name="T5">” </text:span><text:span text:style-name="T4">replied</text:span><text:span text:style-name="T5"> </text:span><text:span text:style-name="T4">the</text:span><text:span text:style-name="T5"> </text:span><text:span text:style-name="T4">priest,</text:span><text:span text:style-name="T5"> </text:span><text:span text:style-name="T4">real</text:span><text:span text:style-name="T5"> </text:span><text:span text:style-name="T4">fear</text:span><text:span text:style-name="T5"> </text:span><text:span text:style-name="T4">riding</text:span><text:span text:style-name="T5"> </text:span><text:span text:style-name="T4">his</text:span><text:span text:style-name="T5"> </text:span><text:span text:style-name="T4">voice.</text:span><text:span text:style-name="T5"> </text:span><text:span text:style-name="T4">Theo</text:span><text:span text:style-name="T5"> </text:span><text:span text:style-name="T4">couldn</text:span><text:span text:style-name="T5">’</text:span><text:span text:style-name="T4">t,</text:span><text:span text:style-name="T5"> </text:span><text:span text:style-name="T4">or</text:span><text:span text:style-name="T5"> </text:span><text:span text:style-name="T4">perhaps</text:span><text:span text:style-name="T5"> </text:span><text:span text:style-name="T4">wouldn</text:span><text:span text:style-name="T5">’</text:span><text:span text:style-name="T4">t</text:span><text:span text:style-name="T5"> </text:span><text:span text:style-name="T4">understand:</text:span></text:p>
      <text:p text:style-name="P1"><text:span text:style-name="T5">“</text:span><text:span text:style-name="T4">You</text:span><text:span text:style-name="T5"> </text:span><text:span text:style-name="T4">have</text:span><text:span text:style-name="T5"> </text:span><text:span text:style-name="T4">the</text:span><text:span text:style-name="T5"> </text:span><text:span text:style-name="T4">Choujou</text:span><text:span text:style-name="T5"> </text:span><text:span text:style-name="T4">as</text:span><text:span text:style-name="T5"> </text:span><text:span text:style-name="T4">well,</text:span><text:span text:style-name="T5"> </text:span><text:span text:style-name="T4">Fingammon.</text:span><text:span text:style-name="T5">”</text:span></text:p>
      <text:p text:style-name="P1"><text:span text:style-name="T5">“</text:span><text:span text:style-name="T4">Dose</text:span><text:span text:style-name="T5"> </text:span><text:span text:style-name="T4">be</text:span><text:span text:style-name="T5"> </text:span><text:span text:style-name="T4">no</text:span><text:span text:style-name="T5"> </text:span><text:span text:style-name="T4">mo</text:span><text:span text:style-name="T5">’ </text:span><text:span text:style-name="T4">than</text:span><text:span text:style-name="T5"> </text:span><text:span text:style-name="T4">tricks,</text:span><text:span text:style-name="T5"> </text:span><text:span text:style-name="T4">Hanul.</text:span><text:span text:style-name="T5"> </text:span><text:span text:style-name="T4">Youse</text:span><text:span text:style-name="T5">’</text:span><text:span text:style-name="T4">d</text:span><text:span text:style-name="T5"> </text:span><text:span text:style-name="T4">be</text:span><text:span text:style-name="T5"> </text:span><text:span text:style-name="T4">four,</text:span><text:span text:style-name="T5"> </text:span><text:span text:style-name="T4">no</text:span><text:span text:style-name="T5"> </text:span><text:span text:style-name="T4">mo</text:span><text:span text:style-name="T5">’</text:span><text:span text:style-name="T4">,</text:span><text:span text:style-name="T5"> </text:span><text:span text:style-name="T4">and</text:span><text:span text:style-name="T5"> </text:span><text:span text:style-name="T4">dere</text:span><text:span text:style-name="T5"> </text:span><text:span text:style-name="T4">be</text:span><text:span text:style-name="T5"> </text:span><text:span text:style-name="T4">flames</text:span><text:span text:style-name="T5"> </text:span><text:span text:style-name="T4">and</text:span><text:span text:style-name="T5"> </text:span><text:span text:style-name="T4">sparks,</text:span><text:span text:style-name="T5"> </text:span><text:span text:style-name="T4">even</text:span><text:span text:style-name="T5"> </text:span><text:span text:style-name="T4">sno</text:span><text:span text:style-name="T5">’ </text:span><text:span text:style-name="T4">toyin</text:span><text:span text:style-name="T5">’ ’</text:span><text:span text:style-name="T4">round</text:span><text:span text:style-name="T5"> </text:span><text:span text:style-name="T4">you.</text:span><text:span text:style-name="T5"> </text:span><text:span text:style-name="T4">And</text:span><text:span text:style-name="T5"> </text:span><text:span text:style-name="T4">every</text:span><text:span text:style-name="T5"> </text:span><text:span text:style-name="T4">mon</text:span><text:span text:style-name="T5"> </text:span><text:span text:style-name="T4">be</text:span><text:span text:style-name="T5"> </text:span><text:span text:style-name="T4">scared</text:span><text:span text:style-name="T5"> </text:span><text:span text:style-name="T4">of</text:span><text:span text:style-name="T5"> </text:span><text:span text:style-name="T4">ya.</text:span><text:span text:style-name="T5"> </text:span><text:span text:style-name="T4">We</text:span><text:span text:style-name="T5"> </text:span><text:span text:style-name="T4">taught</text:span><text:span text:style-name="T5"> </text:span><text:span text:style-name="T4">ya</text:span><text:span text:style-name="T5"> </text:span><text:span text:style-name="T4">da</text:span><text:span text:style-name="T5"> </text:span><text:span text:style-name="T4">choujou,</text:span><text:span text:style-name="T5"> </text:span><text:span text:style-name="T4">da</text:span><text:span text:style-name="T5"> </text:span><text:span text:style-name="T4">tricks</text:span><text:span text:style-name="T5"> </text:span><text:span text:style-name="T4">we</text:span><text:span text:style-name="T5"> </text:span><text:span text:style-name="T4">played</text:span><text:span text:style-name="T5"> </text:span><text:span text:style-name="T4">on</text:span><text:span text:style-name="T5"> </text:span><text:span text:style-name="T4">you</text:span><text:span text:style-name="T5"> </text:span><text:span text:style-name="T4">to</text:span><text:span text:style-name="T5"> </text:span><text:span text:style-name="T4">keep</text:span><text:span text:style-name="T5"> </text:span><text:span text:style-name="T4">ya</text:span><text:span text:style-name="T5"> </text:span><text:span text:style-name="T4">from</text:span><text:span text:style-name="T5"> </text:span><text:span text:style-name="T4">doin</text:span><text:span text:style-name="T5">’ </text:span><text:span text:style-name="T4">any</text:span><text:span text:style-name="T5"> </text:span><text:span text:style-name="T4">real</text:span><text:span text:style-name="T5"> </text:span><text:span text:style-name="T4">harm.</text:span><text:span text:style-name="T5"> </text:span><text:span text:style-name="T4">It</text:span><text:span text:style-name="T5"> </text:span><text:span text:style-name="T4">be</text:span><text:span text:style-name="T5"> </text:span><text:span text:style-name="T4">a</text:span><text:span text:style-name="T5"> </text:span><text:span text:style-name="T4">dangerous</text:span><text:span text:style-name="T5"> </text:span><text:span text:style-name="T4">gift</text:span><text:span text:style-name="T5"> </text:span><text:span text:style-name="T4">dat</text:span><text:span text:style-name="T5"> </text:span><text:span text:style-name="T4">amulet</text:span><text:span text:style-name="T5"> </text:span><text:span text:style-name="T4">-</text:span><text:span text:style-name="T5"> </text:span><text:span text:style-name="T4">I</text:span><text:span text:style-name="T5"> </text:span><text:span text:style-name="T4">can</text:span><text:span text:style-name="T5"> </text:span><text:span text:style-name="T4">feels</text:span><text:span text:style-name="T5"> </text:span><text:span text:style-name="T4">it</text:span><text:span text:style-name="T5"> </text:span><text:span text:style-name="T4">in</text:span><text:span text:style-name="T5"> </text:span><text:span text:style-name="T4">ma</text:span><text:span text:style-name="T5"> </text:span><text:span text:style-name="T4">bones.</text:span><text:span text:style-name="T5"> </text:span><text:span text:style-name="T4">I</text:span><text:span text:style-name="T5"> </text:span><text:span text:style-name="T4">be</text:span><text:span text:style-name="T5"> </text:span><text:span text:style-name="T4">a</text:span><text:span text:style-name="T5"> </text:span><text:span text:style-name="T4">little</text:span><text:span text:style-name="T5"> </text:span><text:span text:style-name="T4">wisa,</text:span><text:span text:style-name="T5"> </text:span><text:span text:style-name="T4">and</text:span><text:span text:style-name="T5"> </text:span><text:span text:style-name="T4">kept</text:span><text:span text:style-name="T5"> </text:span><text:span text:style-name="T4">it.</text:span><text:span text:style-name="T5"> </text:span><text:span text:style-name="T4">I</text:span><text:span text:style-name="T5"> </text:span><text:span text:style-name="T4">knew</text:span><text:span text:style-name="T5"> </text:span><text:span text:style-name="T4">it</text:span><text:span text:style-name="T5"> </text:span><text:span text:style-name="T4">be</text:span><text:span text:style-name="T5"> </text:span><text:span text:style-name="T4">wrong,</text:span><text:span text:style-name="T5"> </text:span><text:span text:style-name="T4">but</text:span><text:span text:style-name="T5"> </text:span><text:span text:style-name="T4">we</text:span><text:span text:style-name="T5"> </text:span><text:span text:style-name="T4">was</text:span><text:span text:style-name="T5"> </text:span><text:span text:style-name="T4">scared,</text:span><text:span text:style-name="T5"> </text:span><text:span text:style-name="T4">mon,</text:span><text:span text:style-name="T5">” </text:span><text:span text:style-name="T4">said</text:span><text:span text:style-name="T5"> </text:span><text:span text:style-name="T4">the</text:span><text:span text:style-name="T5"> </text:span><text:span text:style-name="T4">priest</text:span><text:span text:style-name="T5"> </text:span><text:span text:style-name="T4">and</text:span><text:span text:style-name="T5"> </text:span><text:span text:style-name="T4">everyone</text:span><text:span text:style-name="T5"> </text:span><text:span text:style-name="T4">saw</text:span><text:span text:style-name="T5"> </text:span><text:span text:style-name="T4">the</text:span><text:span text:style-name="T5"> </text:span><text:span text:style-name="T4">truth</text:span><text:span text:style-name="T5"> </text:span><text:span text:style-name="T4">of</text:span><text:span text:style-name="T5"> </text:span><text:span text:style-name="T4">his</text:span><text:span text:style-name="T5"> </text:span><text:span text:style-name="T4">words</text:span><text:span text:style-name="T5"> </text:span><text:span text:style-name="T4">in</text:span><text:span text:style-name="T5"> </text:span><text:span text:style-name="T4">his</text:span><text:span text:style-name="T5"> </text:span><text:span text:style-name="T4">burdened</text:span><text:span text:style-name="T5"> </text:span><text:span text:style-name="T4">voice.</text:span></text:p>
      <text:p text:style-name="P1"><text:span text:style-name="T5">“</text:span><text:span text:style-name="T4">If</text:span><text:span text:style-name="T5"> </text:span><text:span text:style-name="T4">that</text:span><text:span text:style-name="T5">’</text:span><text:span text:style-name="T4">s</text:span><text:span text:style-name="T5"> </text:span><text:span text:style-name="T4">true,</text:span><text:span text:style-name="T5"> </text:span><text:span text:style-name="T4">and</text:span><text:span text:style-name="T5"> </text:span><text:span text:style-name="T4">that</text:span><text:span text:style-name="T5"> </text:span><text:span text:style-name="T4">amulet</text:span><text:span text:style-name="T5"> </text:span><text:span text:style-name="T4">is</text:span><text:span text:style-name="T5"> </text:span><text:span text:style-name="T4">that</text:span><text:span text:style-name="T5"> </text:span><text:span text:style-name="T4">dangerous</text:span><text:span text:style-name="T5"> </text:span><text:span text:style-name="T4">or</text:span><text:span text:style-name="T5"> </text:span><text:span text:style-name="T4">powerful</text:span><text:span text:style-name="T5"> </text:span><text:span text:style-name="T4">as</text:span><text:span text:style-name="T5"> </text:span><text:span text:style-name="T4">you</text:span><text:span text:style-name="T5"> </text:span><text:span text:style-name="T4">think</text:span><text:span text:style-name="T5"> </text:span><text:span text:style-name="T4">it</text:span><text:span text:style-name="T5"> </text:span><text:span text:style-name="T4">is,</text:span><text:span text:style-name="T5"> </text:span><text:span text:style-name="T4">won</text:span><text:span text:style-name="T5">’</text:span><text:span text:style-name="T4">t</text:span><text:span text:style-name="T5"> </text:span><text:span text:style-name="T4">they</text:span><text:span text:style-name="T5"> </text:span><text:span text:style-name="T4">be</text:span><text:span text:style-name="T5"> </text:span><text:span text:style-name="T4">coming</text:span><text:span text:style-name="T5"> </text:span><text:span text:style-name="T4">again</text:span><text:span text:style-name="T5"> </text:span><text:span text:style-name="T4">for</text:span><text:span text:style-name="T5"> </text:span><text:span text:style-name="T4">it?</text:span><text:span text:style-name="T5">” </text:span><text:span text:style-name="T4">asked</text:span><text:span text:style-name="T5"> </text:span><text:span text:style-name="T4">Lernea.</text:span></text:p>
      <text:p text:style-name="P1"><text:span text:style-name="T5">“</text:span><text:span text:style-name="T4">They</text:span><text:span text:style-name="T5"> </text:span><text:span text:style-name="T4">made</text:span><text:span text:style-name="T5"> </text:span><text:span text:style-name="T4">sure</text:span><text:span text:style-name="T5"> </text:span><text:span text:style-name="T4">to</text:span><text:span text:style-name="T5"> </text:span><text:span text:style-name="T4">burn</text:span><text:span text:style-name="T5"> </text:span><text:span text:style-name="T4">down</text:span><text:span text:style-name="T5"> </text:span><text:span text:style-name="T4">everything</text:span><text:span text:style-name="T5"> </text:span><text:span text:style-name="T4">though,</text:span><text:span text:style-name="T5">” </text:span><text:span text:style-name="T4">Ned</text:span><text:span text:style-name="T5"> </text:span><text:span text:style-name="T4">added.</text:span></text:p>
      <text:p text:style-name="P1"><text:soft-page-break/><text:span text:style-name="T5">“</text:span><text:span text:style-name="T4">Dey</text:span><text:span text:style-name="T5"> </text:span><text:span text:style-name="T4">searched</text:span><text:span text:style-name="T5"> </text:span><text:span text:style-name="T4">everytin</text:span><text:span text:style-name="T5">’ </text:span><text:span text:style-name="T4">first.</text:span><text:span text:style-name="T5"> </text:span><text:span text:style-name="T4">Den</text:span><text:span text:style-name="T5"> </text:span><text:span text:style-name="T4">dey</text:span><text:span text:style-name="T5"> </text:span><text:span text:style-name="T4">put</text:span><text:span text:style-name="T5"> </text:span><text:span text:style-name="T4">chains</text:span><text:span text:style-name="T5"> </text:span><text:span text:style-name="T4">in</text:span><text:span text:style-name="T5"> </text:span><text:span text:style-name="T4">me</text:span><text:span text:style-name="T5"> </text:span><text:span text:style-name="T4">people,</text:span><text:span text:style-name="T5"> </text:span><text:span text:style-name="T4">and</text:span><text:span text:style-name="T5"> </text:span><text:span text:style-name="T4">flew</text:span><text:span text:style-name="T5"> </text:span><text:span text:style-name="T4">away</text:span><text:span text:style-name="T5"> </text:span><text:span text:style-name="T4">like</text:span><text:span text:style-name="T5"> </text:span><text:span text:style-name="T4">dey</text:span><text:span text:style-name="T5"> </text:span><text:span text:style-name="T4">came.</text:span><text:span text:style-name="T5"> </text:span><text:span text:style-name="T4">I</text:span><text:span text:style-name="T5"> </text:span><text:span text:style-name="T4">couldn</text:span><text:span text:style-name="T5">’</text:span><text:span text:style-name="T4">t</text:span><text:span text:style-name="T5"> </text:span><text:span text:style-name="T4">see</text:span><text:span text:style-name="T5"> </text:span><text:span text:style-name="T4">dem,</text:span><text:span text:style-name="T5"> </text:span><text:span text:style-name="T4">but</text:span><text:span text:style-name="T5"> </text:span><text:span text:style-name="T4">me</text:span><text:span text:style-name="T5"> </text:span><text:span text:style-name="T4">could</text:span><text:span text:style-name="T5"> </text:span><text:span text:style-name="T4">hear.</text:span><text:span text:style-name="T5"> </text:span><text:span text:style-name="T4">I</text:span><text:span text:style-name="T5"> </text:span><text:span text:style-name="T4">heard</text:span><text:span text:style-name="T5"> </text:span><text:span text:style-name="T4">a</text:span><text:span text:style-name="T5"> </text:span><text:span text:style-name="T4">man</text:span><text:span text:style-name="T5">’</text:span><text:span text:style-name="T4">s</text:span><text:span text:style-name="T5"> </text:span><text:span text:style-name="T4">voice</text:span><text:span text:style-name="T5"> </text:span><text:span text:style-name="T4">say</text:span><text:span text:style-name="T5"> </text:span><text:span text:style-name="T4">dey</text:span><text:span text:style-name="T5"> </text:span><text:span text:style-name="T4">be</text:span><text:span text:style-name="T5"> </text:span><text:span text:style-name="T4">back,</text:span><text:span text:style-name="T5"> </text:span><text:span text:style-name="T4">to</text:span><text:span text:style-name="T5"> </text:span><text:span text:style-name="T4">search</text:span><text:span text:style-name="T5"> </text:span><text:span text:style-name="T4">wit</text:span><text:span text:style-name="T5"> </text:span><text:span text:style-name="T4">da</text:span><text:span text:style-name="T5"> </text:span><text:span text:style-name="T4">hound,</text:span><text:span text:style-name="T5"> ’</text:span><text:span text:style-name="T4">e</text:span><text:span text:style-name="T5"> </text:span><text:span text:style-name="T4">said.</text:span><text:span text:style-name="T5"> </text:span><text:span text:style-name="T4">But</text:span><text:span text:style-name="T5"> </text:span><text:span text:style-name="T4">de</text:span><text:span text:style-name="T5"> </text:span><text:span text:style-name="T4">other</text:span><text:span text:style-name="T5"> </text:span><text:span text:style-name="T4">voice</text:span><text:span text:style-name="T5"> </text:span><text:span text:style-name="T4">I</text:span><text:span text:style-name="T5"> </text:span><text:span text:style-name="T4">heard,</text:span><text:span text:style-name="T5"> </text:span><text:span text:style-name="T4">dat</text:span><text:span text:style-name="T5"> </text:span><text:span text:style-name="T4">was</text:span><text:span text:style-name="T5"> </text:span><text:span text:style-name="T4">no</text:span><text:span text:style-name="T5"> </text:span><text:span text:style-name="T4">man</text:span><text:span text:style-name="T5">’</text:span><text:span text:style-name="T4">s</text:span><text:span text:style-name="T5"> </text:span><text:span text:style-name="T4">voice,</text:span><text:span text:style-name="T5">” </text:span><text:span text:style-name="T4">said</text:span><text:span text:style-name="T5"> </text:span><text:span text:style-name="T4">the</text:span><text:span text:style-name="T5"> </text:span><text:span text:style-name="T4">Elder</text:span><text:span text:style-name="T5"> </text:span><text:span text:style-name="T4">and</text:span><text:span text:style-name="T5"> </text:span><text:span text:style-name="T4">shook</text:span><text:span text:style-name="T5"> </text:span><text:span text:style-name="T4">his</text:span><text:span text:style-name="T5"> </text:span><text:span text:style-name="T4">head</text:span><text:span text:style-name="T5"> </text:span><text:span text:style-name="T4">from</text:span><text:span text:style-name="T5"> </text:span><text:span text:style-name="T4">side</text:span><text:span text:style-name="T5"> </text:span><text:span text:style-name="T4">to</text:span><text:span text:style-name="T5"> </text:span><text:span text:style-name="T4">side</text:span><text:span text:style-name="T5"> </text:span><text:span text:style-name="T4">ominously.</text:span></text:p>
      <text:p text:style-name="P1"><text:span text:style-name="T5">“</text:span><text:span text:style-name="T4">Well,</text:span><text:span text:style-name="T5"> </text:span><text:span text:style-name="T4">any</text:span><text:span text:style-name="T5"> </text:span><text:span text:style-name="T4">suggestions?</text:span><text:span text:style-name="T5">” </text:span><text:span text:style-name="T4">asked</text:span><text:span text:style-name="T5"> </text:span><text:span text:style-name="T4">Lernea.</text:span></text:p>
      <text:p text:style-name="P2">Parcifal<text:span text:style-name="T1"> </text:span>broke<text:span text:style-name="T1"> </text:span>her<text:span text:style-name="T1"> </text:span>silence:</text:p>
      <text:p text:style-name="P1"><text:span text:style-name="T5">“</text:span><text:span text:style-name="T4">We</text:span><text:span text:style-name="T5"> </text:span><text:span text:style-name="T4">need</text:span><text:span text:style-name="T5"> </text:span><text:span text:style-name="T4">to</text:span><text:span text:style-name="T5"> </text:span><text:span text:style-name="T4">rest.</text:span><text:span text:style-name="T5"> </text:span><text:span text:style-name="T4">We</text:span><text:span text:style-name="T5"> </text:span><text:span text:style-name="T4">can</text:span><text:span text:style-name="T5">’</text:span><text:span text:style-name="T4">t</text:span><text:span text:style-name="T5"> </text:span><text:span text:style-name="T4">press</text:span><text:span text:style-name="T5"> </text:span><text:span text:style-name="T4">any</text:span><text:span text:style-name="T5"> </text:span><text:span text:style-name="T4">longer</text:span><text:span text:style-name="T5"> </text:span><text:span text:style-name="T4">today.</text:span><text:span text:style-name="T5"> </text:span><text:span text:style-name="T4">Svarna</text:span><text:span text:style-name="T5"> </text:span><text:span text:style-name="T4">knows,</text:span><text:span text:style-name="T5"> </text:span><text:span text:style-name="T4">I</text:span><text:span text:style-name="T5">’</text:span><text:span text:style-name="T4">m</text:span><text:span text:style-name="T5"> </text:span><text:span text:style-name="T4">starving.</text:span><text:span text:style-name="T5"> </text:span><text:span text:style-name="T4">Just</text:span><text:span text:style-name="T5"> </text:span><text:span text:style-name="T4">ate</text:span><text:span text:style-name="T5"> </text:span><text:span text:style-name="T4">my</text:span><text:span text:style-name="T5"> </text:span><text:span text:style-name="T4">last</text:span><text:span text:style-name="T5"> </text:span><text:span text:style-name="T4">sweetbread,</text:span><text:span text:style-name="T5">” </text:span><text:span text:style-name="T4">she</text:span><text:span text:style-name="T5"> </text:span><text:span text:style-name="T4">said</text:span><text:span text:style-name="T5"> </text:span><text:span text:style-name="T4">and</text:span><text:span text:style-name="T5"> </text:span><text:span text:style-name="T4">placed</text:span><text:span text:style-name="T5"> </text:span><text:span text:style-name="T4">a</text:span><text:span text:style-name="T5"> </text:span><text:span text:style-name="T4">hand</text:span><text:span text:style-name="T5"> </text:span><text:span text:style-name="T4">on</text:span><text:span text:style-name="T5"> </text:span><text:span text:style-name="T4">her</text:span><text:span text:style-name="T5"> </text:span><text:span text:style-name="T4">belly.</text:span></text:p>
      <text:p text:style-name="P1"><text:span text:style-name="T5">“</text:span><text:span text:style-name="T4">We</text:span><text:span text:style-name="T5"> </text:span><text:span text:style-name="T4">need</text:span><text:span text:style-name="T5"> </text:span><text:span text:style-name="T4">a</text:span><text:span text:style-name="T5"> </text:span><text:span text:style-name="T4">place</text:span><text:span text:style-name="T5"> </text:span><text:span text:style-name="T4">overlooking</text:span><text:span text:style-name="T5"> </text:span><text:span text:style-name="T4">the</text:span><text:span text:style-name="T5"> </text:span><text:span text:style-name="T4">village.</text:span><text:span text:style-name="T5"> </text:span><text:span text:style-name="T4">A</text:span><text:span text:style-name="T5"> </text:span><text:span text:style-name="T4">hill</text:span><text:span text:style-name="T5"> </text:span><text:span text:style-name="T4">won</text:span><text:span text:style-name="T5">’</text:span><text:span text:style-name="T4">t</text:span><text:span text:style-name="T5"> </text:span><text:span text:style-name="T4">do</text:span><text:span text:style-name="T5"> </text:span><text:span text:style-name="T4">either;</text:span><text:span text:style-name="T5"> </text:span><text:span text:style-name="T4">too</text:span><text:span text:style-name="T5"> </text:span><text:span text:style-name="T4">exposed,</text:span><text:span text:style-name="T5">” </text:span><text:span text:style-name="T4">offered</text:span><text:span text:style-name="T5"> </text:span><text:span text:style-name="T4">Ned.</text:span></text:p>
      <text:p text:style-name="P1"><text:span text:style-name="T5">“</text:span><text:span text:style-name="T4">I</text:span><text:span text:style-name="T5"> </text:span><text:span text:style-name="T4">know</text:span><text:span text:style-name="T5"> </text:span><text:span text:style-name="T4">a</text:span><text:span text:style-name="T5"> </text:span><text:span text:style-name="T4">place.</text:span><text:span text:style-name="T5"> </text:span><text:span text:style-name="T4">The</text:span><text:span text:style-name="T5"> </text:span><text:span text:style-name="T4">Lake,</text:span><text:span text:style-name="T5">” </text:span><text:span text:style-name="T4">said</text:span><text:span text:style-name="T5"> </text:span><text:span text:style-name="T4">Theo</text:span><text:span text:style-name="T5"> </text:span><text:span text:style-name="T4">with</text:span><text:span text:style-name="T5"> </text:span><text:span text:style-name="T4">some</text:span><text:span text:style-name="T5"> </text:span><text:span text:style-name="T4">reluctance</text:span><text:span text:style-name="T5"> </text:span><text:span text:style-name="T4">in</text:span><text:span text:style-name="T5"> </text:span><text:span text:style-name="T4">his</text:span><text:span text:style-name="T5"> </text:span><text:span text:style-name="T4">voice.</text:span><text:span text:style-name="T5"> </text:span><text:span text:style-name="T4">Lernea</text:span><text:span text:style-name="T5"> </text:span><text:span text:style-name="T4">shook</text:span><text:span text:style-name="T5"> </text:span><text:span text:style-name="T4">her</text:span><text:span text:style-name="T5"> </text:span><text:span text:style-name="T4">head.</text:span></text:p>
      <text:p text:style-name="P1"><text:span text:style-name="T5">“</text:span><text:span text:style-name="T4">A</text:span><text:span text:style-name="T5"> </text:span><text:span text:style-name="T4">lake?</text:span><text:span text:style-name="T5"> </text:span><text:span text:style-name="T4">Won</text:span><text:span text:style-name="T5">’</text:span><text:span text:style-name="T4">t</text:span><text:span text:style-name="T5"> </text:span><text:span text:style-name="T4">do</text:span><text:span text:style-name="T5"> </text:span><text:span text:style-name="T4">any</text:span><text:span text:style-name="T5"> </text:span><text:span text:style-name="T4">good,</text:span><text:span text:style-name="T5"> </text:span><text:span text:style-name="T4">too</text:span><text:span text:style-name="T5"> </text:span><text:span text:style-name="T4">open.</text:span><text:span text:style-name="T5">”</text:span></text:p>
      <text:p text:style-name="P2">Theo<text:span text:style-name="T1"> </text:span>replied:<text:span text:style-name="T1"> “</text:span>It<text:span text:style-name="T1">’</text:span>s<text:span text:style-name="T1"> </text:span>not<text:span text:style-name="T1"> </text:span>a<text:span text:style-name="T1"> </text:span>lake,<text:span text:style-name="T1"> </text:span>it<text:span text:style-name="T1">’</text:span>s<text:span text:style-name="T1"> </text:span>a<text:span text:style-name="T1"> </text:span>cave<text:span text:style-name="T1"> </text:span>really.<text:span text:style-name="T1">”</text:span></text:p>
      <text:p text:style-name="P1"><text:span text:style-name="T5">“</text:span><text:span text:style-name="T4">Why</text:span><text:span text:style-name="T5"> </text:span><text:span text:style-name="T4">do</text:span><text:span text:style-name="T5"> </text:span><text:span text:style-name="T4">you</text:span><text:span text:style-name="T5"> </text:span><text:span text:style-name="T4">call</text:span><text:span text:style-name="T5"> </text:span><text:span text:style-name="T4">it</text:span><text:span text:style-name="T5"> </text:span><text:span text:style-name="T4">the</text:span><text:span text:style-name="T5"> </text:span><text:span text:style-name="T4">Lake</text:span><text:span text:style-name="T5"> </text:span><text:span text:style-name="T4">then?</text:span><text:span text:style-name="T5">” </text:span><text:span text:style-name="T4">asked</text:span><text:span text:style-name="T5"> </text:span><text:span text:style-name="T4">Parcifal</text:span><text:span text:style-name="T5"> </text:span><text:span text:style-name="T4">with</text:span><text:span text:style-name="T5"> </text:span><text:span text:style-name="T4">a</text:span><text:span text:style-name="T5"> </text:span><text:span text:style-name="T4">scoff.</text:span></text:p>
      <text:p text:style-name="P1"><text:span text:style-name="T5">“</text:span><text:span text:style-name="T4">Because</text:span><text:span text:style-name="T5"> </text:span><text:span text:style-name="T4">dere</text:span><text:span text:style-name="T5"> </text:span><text:span text:style-name="T4">be</text:span><text:span text:style-name="T5"> </text:span><text:span text:style-name="T4">a</text:span><text:span text:style-name="T5"> </text:span><text:span text:style-name="T4">lake</text:span><text:span text:style-name="T5"> </text:span><text:span text:style-name="T4">underground,</text:span><text:span text:style-name="T5">” </text:span><text:span text:style-name="T4">said</text:span><text:span text:style-name="T5"> </text:span><text:span text:style-name="T4">Fingammon.</text:span><text:span text:style-name="T5"> </text:span><text:span text:style-name="T4">Winceham</text:span><text:span text:style-name="T5"> </text:span><text:span text:style-name="T4">stretched</text:span><text:span text:style-name="T5"> </text:span><text:span text:style-name="T4">his</text:span><text:span text:style-name="T5"> </text:span><text:span text:style-name="T4">legs</text:span><text:span text:style-name="T5"> </text:span><text:span text:style-name="T4">and</text:span><text:span text:style-name="T5"> </text:span><text:span text:style-name="T4">worked</text:span><text:span text:style-name="T5"> </text:span><text:span text:style-name="T4">his</text:span><text:span text:style-name="T5"> </text:span><text:span text:style-name="T4">joints.</text:span><text:span text:style-name="T5"> </text:span><text:span text:style-name="T4">He</text:span><text:span text:style-name="T5"> </text:span><text:span text:style-name="T4">asked</text:span><text:span text:style-name="T5"> </text:span><text:span text:style-name="T4">expectantly:</text:span></text:p>
      <text:p text:style-name="P1"><text:span text:style-name="T5">“</text:span><text:span text:style-name="T4">It</text:span><text:span text:style-name="T5">’</text:span><text:span text:style-name="T4">s</text:span><text:span text:style-name="T5"> </text:span><text:span text:style-name="T4">not</text:span><text:span text:style-name="T5"> </text:span><text:span text:style-name="T4">very</text:span><text:span text:style-name="T5"> </text:span><text:span text:style-name="T4">far,</text:span><text:span text:style-name="T5"> </text:span><text:span text:style-name="T4">is</text:span><text:span text:style-name="T5"> </text:span><text:span text:style-name="T4">it?</text:span><text:span text:style-name="T5">”</text:span></text:p>
      <text:p text:style-name="P1"><text:span text:style-name="T5">“</text:span><text:span text:style-name="T4">No,</text:span><text:span text:style-name="T5"> </text:span><text:span text:style-name="T4">right</text:span><text:span text:style-name="T5"> </text:span><text:span text:style-name="T4">at</text:span><text:span text:style-name="T5"> </text:span><text:span text:style-name="T4">that</text:span><text:span text:style-name="T5"> </text:span><text:span text:style-name="T4">hill</text:span><text:span text:style-name="T5">’</text:span><text:span text:style-name="T4">s</text:span><text:span text:style-name="T5"> </text:span><text:span text:style-name="T4">base,</text:span><text:span text:style-name="T5">” </text:span><text:span text:style-name="T4">said</text:span><text:span text:style-name="T5"> </text:span><text:span text:style-name="T4">Theo</text:span><text:span text:style-name="T5"> </text:span><text:span text:style-name="T4">and</text:span><text:span text:style-name="T5"> </text:span><text:span text:style-name="T4">pointed</text:span><text:span text:style-name="T5"> </text:span><text:span text:style-name="T4">to</text:span><text:span text:style-name="T5"> </text:span><text:span text:style-name="T4">a</text:span><text:span text:style-name="T5"> </text:span><text:span text:style-name="T4">hill</text:span><text:span text:style-name="T5"> </text:span><text:span text:style-name="T4">stepped</text:span><text:span text:style-name="T5"> </text:span><text:span text:style-name="T4">in</text:span><text:span text:style-name="T5"> </text:span><text:span text:style-name="T4">morning</text:span><text:span text:style-name="T5"> </text:span><text:span text:style-name="T4">shadow.</text:span></text:p>
      <text:p text:style-name="P1"><text:span text:style-name="T5">“</text:span><text:span text:style-name="T4">Alright</text:span><text:span text:style-name="T5"> </text:span><text:span text:style-name="T4">then.</text:span><text:span text:style-name="T5"> </text:span><text:span text:style-name="T4">Let</text:span><text:span text:style-name="T5"> </text:span><text:span text:style-name="T4">Winceham</text:span><text:span text:style-name="T5"> </text:span><text:span text:style-name="T4">have</text:span><text:span text:style-name="T5"> </text:span><text:span text:style-name="T4">first</text:span><text:span text:style-name="T5"> </text:span><text:span text:style-name="T4">shift,</text:span><text:span text:style-name="T5"> </text:span><text:span text:style-name="T4">then</text:span><text:span text:style-name="T5"> </text:span><text:span text:style-name="T4">me</text:span><text:span text:style-name="T5"> </text:span><text:span text:style-name="T4">and</text:span><text:span text:style-name="T5"> </text:span><text:span text:style-name="T4">then</text:span><text:span text:style-name="T5"> </text:span><text:span text:style-name="T4">you</text:span><text:span text:style-name="T5"> </text:span><text:span text:style-name="T4">sister.</text:span><text:span text:style-name="T5"> </text:span><text:span text:style-name="T4">Ned</text:span><text:span text:style-name="T5"> </text:span><text:span text:style-name="T4">and</text:span><text:span text:style-name="T5"> </text:span><text:span text:style-name="T4">Theo,</text:span><text:span text:style-name="T5"> </text:span><text:span text:style-name="T4">you</text:span><text:span text:style-name="T5">’</text:span><text:span text:style-name="T4">re</text:span><text:span text:style-name="T5"> </text:span><text:span text:style-name="T4">last,</text:span><text:span text:style-name="T5">” </text:span><text:span text:style-name="T4">said</text:span><text:span text:style-name="T5"> </text:span><text:span text:style-name="T4">Lernea</text:span><text:span text:style-name="T5"> </text:span><text:span text:style-name="T4">as</text:span><text:span text:style-name="T5"> </text:span><text:span text:style-name="T4">she</text:span><text:span text:style-name="T5"> </text:span><text:span text:style-name="T4">nodded</text:span><text:span text:style-name="T5"> </text:span><text:span text:style-name="T4">to</text:span><text:span text:style-name="T5"> </text:span><text:span text:style-name="T4">Theo</text:span><text:span text:style-name="T5"> </text:span><text:span text:style-name="T4">to</text:span><text:span text:style-name="T5"> </text:span><text:span text:style-name="T4">help</text:span><text:span text:style-name="T5"> </text:span><text:span text:style-name="T4">the</text:span><text:span text:style-name="T5"> </text:span><text:span text:style-name="T4">old</text:span><text:span text:style-name="T5"> </text:span><text:span text:style-name="T4">woodkin</text:span><text:span text:style-name="T5"> </text:span><text:span text:style-name="T4">to</text:span><text:span text:style-name="T5"> </text:span><text:span text:style-name="T4">his</text:span><text:span text:style-name="T5"> </text:span><text:span text:style-name="T4">feet.</text:span><text:span text:style-name="T5"> </text:span><text:span text:style-name="T4">Theo</text:span><text:span text:style-name="T5"> </text:span><text:span text:style-name="T4">did</text:span><text:span text:style-name="T5"> </text:span><text:span text:style-name="T4">not</text:span><text:span text:style-name="T5"> </text:span><text:span text:style-name="T4">seem</text:span><text:span text:style-name="T5"> </text:span><text:span text:style-name="T4">to</text:span><text:span text:style-name="T5"> </text:span><text:span text:style-name="T4">question</text:span><text:span text:style-name="T5"> </text:span><text:span text:style-name="T4">her</text:span><text:span text:style-name="T5"> </text:span><text:span text:style-name="T4">one</text:span><text:span text:style-name="T5"> </text:span><text:span text:style-name="T4">bit.</text:span><text:span text:style-name="T5"> </text:span><text:span text:style-name="T4">As</text:span><text:span text:style-name="T5"> </text:span><text:span text:style-name="T4">the</text:span><text:span text:style-name="T5"> </text:span><text:span text:style-name="T4">woodkin</text:span><text:span text:style-name="T5"> </text:span><text:span text:style-name="T4">stood</text:span><text:span text:style-name="T5"> </text:span><text:span text:style-name="T4">upright,</text:span><text:span text:style-name="T5"> </text:span><text:span text:style-name="T4">he</text:span><text:span text:style-name="T5"> </text:span><text:span text:style-name="T4">told</text:span><text:span text:style-name="T5"> </text:span><text:span text:style-name="T4">Lernea</text:span><text:span text:style-name="T5"> </text:span><text:span text:style-name="T4">with</text:span><text:span text:style-name="T5"> </text:span><text:span text:style-name="T4">a</text:span><text:span text:style-name="T5"> </text:span><text:span text:style-name="T4">fatherly</text:span><text:span text:style-name="T5"> </text:span><text:span text:style-name="T4">voice:</text:span></text:p>
      <text:p text:style-name="P1"><text:span text:style-name="T5">“</text:span><text:span text:style-name="T4">You</text:span><text:span text:style-name="T5"> </text:span><text:span text:style-name="T4">be</text:span><text:span text:style-name="T5"> </text:span><text:span text:style-name="T4">strong,</text:span><text:span text:style-name="T5"> </text:span><text:span text:style-name="T4">but</text:span><text:span text:style-name="T5"> </text:span><text:span text:style-name="T4">dey</text:span><text:span text:style-name="T5"> </text:span><text:span text:style-name="T4">be</text:span><text:span text:style-name="T5"> </text:span><text:span text:style-name="T4">stronger</text:span><text:span text:style-name="T5"> </text:span><text:span text:style-name="T4">dan</text:span><text:span text:style-name="T5"> </text:span><text:span text:style-name="T4">you.</text:span><text:span text:style-name="T5"> </text:span><text:span text:style-name="T4">Dey</text:span><text:span text:style-name="T5"> </text:span><text:span text:style-name="T4">be</text:span><text:span text:style-name="T5"> </text:span><text:span text:style-name="T4">many.</text:span><text:span text:style-name="T5"> </text:span><text:span text:style-name="T4">You</text:span><text:span text:style-name="T5"> </text:span><text:span text:style-name="T4">can</text:span><text:span text:style-name="T5">’</text:span><text:span text:style-name="T4">t</text:span><text:span text:style-name="T5"> </text:span><text:span text:style-name="T4">fight</text:span><text:span text:style-name="T5"> </text:span><text:span text:style-name="T4">dem,</text:span><text:span text:style-name="T5"> </text:span><text:span text:style-name="T4">if</text:span><text:span text:style-name="T5"> </text:span><text:span text:style-name="T4">dat</text:span><text:span text:style-name="T5"> </text:span><text:span text:style-name="T4">be</text:span><text:span text:style-name="T5"> </text:span><text:span text:style-name="T4">in</text:span><text:span text:style-name="T5"> </text:span><text:span text:style-name="T4">your</text:span><text:span text:style-name="T5"> </text:span><text:span text:style-name="T4">mind.</text:span><text:span text:style-name="T5"> </text:span><text:span text:style-name="T4">Run,</text:span><text:span text:style-name="T5"> </text:span><text:span text:style-name="T4">woman,</text:span><text:span text:style-name="T5"> </text:span><text:span text:style-name="T4">I</text:span><text:span text:style-name="T5"> </text:span><text:span text:style-name="T4">say,</text:span><text:span text:style-name="T5"> </text:span><text:span text:style-name="T4">and</text:span><text:span text:style-name="T5"> </text:span><text:span text:style-name="T4">you</text:span><text:span text:style-name="T5"> </text:span><text:span text:style-name="T4">be</text:span><text:span text:style-name="T5"> </text:span><text:span text:style-name="T4">running</text:span><text:span text:style-name="T5"> </text:span><text:span text:style-name="T4">far</text:span><text:span text:style-name="T5"> </text:span><text:span text:style-name="T4">away.</text:span><text:span text:style-name="T5">”</text:span></text:p>
      <text:p text:style-name="P2">Lernea<text:span text:style-name="T1"> </text:span>shook<text:span text:style-name="T1"> </text:span>her<text:span text:style-name="T1"> </text:span>head<text:span text:style-name="T1"> </text:span>before<text:span text:style-name="T1"> </text:span>she<text:span text:style-name="T1"> </text:span>replied<text:span text:style-name="T1"> </text:span>flatly:</text:p>
      <text:p text:style-name="P1"><text:span text:style-name="T5">“</text:span><text:span text:style-name="T4">I</text:span><text:span text:style-name="T5">’</text:span><text:span text:style-name="T4">m</text:span><text:span text:style-name="T5"> </text:span><text:span text:style-name="T4">tired</text:span><text:span text:style-name="T5"> </text:span><text:span text:style-name="T4">of</text:span><text:span text:style-name="T5"> </text:span><text:span text:style-name="T4">running,</text:span><text:span text:style-name="T5"> </text:span><text:span text:style-name="T4">woodkin.</text:span><text:span text:style-name="T5">”</text:span></text:p>
      <text:p text:style-name="P2">Those<text:span text:style-name="T1"> </text:span>words<text:span text:style-name="T1"> </text:span>brought<text:span text:style-name="T1"> </text:span>a<text:span text:style-name="T1"> </text:span>grin<text:span text:style-name="T1"> </text:span>on<text:span text:style-name="T1"> </text:span>Ned<text:span text:style-name="T1">’</text:span>s<text:span text:style-name="T1"> </text:span>face,<text:span text:style-name="T1"> </text:span>while<text:span text:style-name="T1"> </text:span>Winceham<text:span text:style-name="T1"> </text:span>rolled<text:span text:style-name="T1"> </text:span>his<text:span text:style-name="T1"> </text:span>eyes<text:span text:style-name="T1"> </text:span>and<text:span text:style-name="T1"> </text:span>mumbled<text:span text:style-name="T1"> </text:span>something<text:span text:style-name="T1"> </text:span>about<text:span text:style-name="T1"> </text:span>his<text:span text:style-name="T1"> </text:span>feet<text:span text:style-name="T1"> </text:span>killing<text:span text:style-name="T1"> </text:span>him.<text:span text:style-name="T1"> </text:span>They<text:span text:style-name="T1"> </text:span>all<text:span text:style-name="T1"> </text:span>set<text:span text:style-name="T1"> </text:span>out<text:span text:style-name="T1"> </text:span>towards<text:span text:style-name="T1"> </text:span>the<text:span text:style-name="T1"> </text:span>Lake,<text:span text:style-name="T1"> </text:span>leaving<text:span text:style-name="T1"> </text:span>the<text:span text:style-name="T1"> </text:span>village<text:span text:style-name="T1">’</text:span>s<text:span text:style-name="T1"> </text:span>ruins<text:span text:style-name="T1"> </text:span>to<text:span text:style-name="T1"> </text:span>smolder<text:span text:style-name="T1"> </text:span>under<text:span text:style-name="T1"> </text:span>an<text:span text:style-name="T1"> </text:span>overcast<text:span text:style-name="T1"> </text:span>sky.</text:p>
      <text:p text:style-name="P1"><text:span text:style-name="T5">“</text:span><text:span text:style-name="T4">What</text:span><text:span text:style-name="T5"> </text:span><text:span text:style-name="T4">will</text:span><text:span text:style-name="T5"> </text:span><text:span text:style-name="T4">we</text:span><text:span text:style-name="T5"> </text:span><text:span text:style-name="T4">be</text:span><text:span text:style-name="T5"> </text:span><text:span text:style-name="T4">on</text:span><text:span text:style-name="T5"> </text:span><text:span text:style-name="T4">the</text:span><text:span text:style-name="T5"> </text:span><text:span text:style-name="T4">lookout</text:span><text:span text:style-name="T5"> </text:span><text:span text:style-name="T4">for?</text:span><text:span text:style-name="T5">” </text:span><text:span text:style-name="T4">Parcifal</text:span><text:span text:style-name="T5"> </text:span><text:span text:style-name="T4">asked</text:span><text:span text:style-name="T5"> </text:span><text:span text:style-name="T4">her</text:span><text:span text:style-name="T5"> </text:span><text:span text:style-name="T4">sister.</text:span></text:p>
      <text:p text:style-name="P1"><text:span text:style-name="T5">“</text:span><text:span text:style-name="T4">A</text:span><text:span text:style-name="T5"> </text:span><text:span text:style-name="T4">flying</text:span><text:span text:style-name="T5"> </text:span><text:span text:style-name="T4">ship,</text:span><text:span text:style-name="T5">” </text:span><text:span text:style-name="T4">said</text:span><text:span text:style-name="T5"> </text:span><text:span text:style-name="T4">Lernea.</text:span></text:p>
      <text:p text:style-name="P1"><text:span text:style-name="T5">“</text:span><text:span text:style-name="T4">You</text:span><text:span text:style-name="T5"> </text:span><text:span text:style-name="T4">don</text:span><text:span text:style-name="T5">’</text:span><text:span text:style-name="T4">t</text:span><text:span text:style-name="T5"> </text:span><text:span text:style-name="T4">really</text:span><text:span text:style-name="T5"> </text:span><text:span text:style-name="T4">believe</text:span><text:span text:style-name="T5"> </text:span><text:span text:style-name="T4">that</text:span><text:span text:style-name="T5"> </text:span><text:span text:style-name="T4">story,</text:span><text:span text:style-name="T5"> </text:span><text:span text:style-name="T4">do</text:span><text:span text:style-name="T5"> </text:span><text:span text:style-name="T4">you?</text:span><text:span text:style-name="T5">” </text:span><text:span text:style-name="T4">her</text:span><text:span text:style-name="T5"> </text:span><text:span text:style-name="T4">sister</text:span><text:span text:style-name="T5"> </text:span><text:span text:style-name="T4">asked</text:span><text:span text:style-name="T5"> </text:span><text:span text:style-name="T4">in</text:span><text:span text:style-name="T5"> </text:span><text:span text:style-name="T4">a</text:span><text:span text:style-name="T5"> </text:span><text:span text:style-name="T4">hushed</text:span><text:span text:style-name="T5"> </text:span><text:span text:style-name="T4">voice</text:span><text:span text:style-name="T5"> </text:span><text:span text:style-name="T4">as</text:span><text:span text:style-name="T5"> </text:span><text:span text:style-name="T4">Theo</text:span><text:span text:style-name="T5"> </text:span><text:span text:style-name="T4">led</text:span><text:span text:style-name="T5"> </text:span><text:span text:style-name="T4">the</text:span><text:span text:style-name="T5"> </text:span><text:span text:style-name="T4">way,</text:span><text:span text:style-name="T5"> </text:span><text:span text:style-name="T4">Fingammon</text:span><text:span text:style-name="T5"> </text:span><text:span text:style-name="T4">wearily</text:span><text:span text:style-name="T5"> </text:span><text:span text:style-name="T4">trudging</text:span><text:span text:style-name="T5"> </text:span><text:span text:style-name="T4">along</text:span><text:span text:style-name="T5"> </text:span><text:span text:style-name="T4">by</text:span><text:span text:style-name="T5"> </text:span><text:span text:style-name="T4">his</text:span><text:span text:style-name="T5"> </text:span><text:span text:style-name="T4">side.</text:span></text:p>
      <text:p text:style-name="P2"><text:soft-page-break/>And<text:span text:style-name="T1"> </text:span>then<text:span text:style-name="T1"> </text:span>Bo<text:span text:style-name="T1"> </text:span>popped<text:span text:style-name="T1"> </text:span>up<text:span text:style-name="T1"> </text:span>from<text:span text:style-name="T1"> </text:span>beneath<text:span text:style-name="T1"> </text:span>the<text:span text:style-name="T1"> </text:span>ground,<text:span text:style-name="T1"> </text:span>right<text:span text:style-name="T1"> </text:span>in<text:span text:style-name="T1"> </text:span>front<text:span text:style-name="T1"> </text:span>of<text:span text:style-name="T1"> </text:span>her<text:span text:style-name="T1"> </text:span>feet.<text:span text:style-name="T1"> </text:span>He<text:span text:style-name="T1"> </text:span>looked<text:span text:style-name="T1"> </text:span>at<text:span text:style-name="T1"> </text:span>her<text:span text:style-name="T1"> </text:span>with<text:span text:style-name="T1"> </text:span>eyes<text:span text:style-name="T1"> </text:span>glowing<text:span text:style-name="T1"> </text:span>hot<text:span text:style-name="T1"> </text:span>as<text:span text:style-name="T1"> </text:span>embers,<text:span text:style-name="T1"> </text:span>before<text:span text:style-name="T1"> </text:span>grinning<text:span text:style-name="T1"> </text:span>widely<text:span text:style-name="T1"> </text:span>directly<text:span text:style-name="T1"> </text:span>at<text:span text:style-name="T1"> </text:span>her<text:span text:style-name="T1"> </text:span>and<text:span text:style-name="T1"> </text:span>burrowing<text:span text:style-name="T1"> </text:span>itself<text:span text:style-name="T1"> </text:span>down<text:span text:style-name="T1"> </text:span>again.<text:span text:style-name="T1"> </text:span>A<text:span text:style-name="T1"> </text:span>moment<text:span text:style-name="T1"> </text:span>later<text:span text:style-name="T1"> </text:span>it<text:span text:style-name="T1"> </text:span>popped<text:span text:style-name="T1"> </text:span>up<text:span text:style-name="T1"> </text:span>right<text:span text:style-name="T1"> </text:span>behind<text:span text:style-name="T1"> </text:span>Theo,<text:span text:style-name="T1"> </text:span>and<text:span text:style-name="T1"> </text:span>followed<text:span text:style-name="T1"> </text:span>him<text:span text:style-name="T1"> </text:span>close<text:span text:style-name="T1"> </text:span>by,<text:span text:style-name="T1"> </text:span>happily<text:span text:style-name="T1"> </text:span>hopping<text:span text:style-name="T1"> </text:span>around<text:span text:style-name="T1"> </text:span>him<text:span text:style-name="T1"> </text:span>playfully,<text:span text:style-name="T1"> </text:span>the<text:span text:style-name="T1"> </text:span>flames<text:span text:style-name="T1"> </text:span>around<text:span text:style-name="T1"> </text:span>his<text:span text:style-name="T1"> </text:span>eyes<text:span text:style-name="T1"> </text:span>twirling<text:span text:style-name="T1"> </text:span>like<text:span text:style-name="T1"> </text:span>a<text:span text:style-name="T1"> </text:span>torch<text:span text:style-name="T1"> </text:span>at<text:span text:style-name="T1"> </text:span>night.</text:p>
      <text:p text:style-name="P2">Parcifal<text:span text:style-name="T1"> </text:span>answered<text:span text:style-name="T1"> </text:span>her<text:span text:style-name="T1"> </text:span>own<text:span text:style-name="T1"> </text:span>question<text:span text:style-name="T1"> </text:span>before<text:span text:style-name="T1"> </text:span>Lernea<text:span text:style-name="T1"> </text:span>could<text:span text:style-name="T1"> </text:span>answer:</text:p>
      <text:p text:style-name="P1"><text:span text:style-name="T5">“</text:span><text:span text:style-name="T4">Never</text:span><text:span text:style-name="T5"> </text:span><text:span text:style-name="T4">mind</text:span><text:span text:style-name="T5"> </text:span><text:span text:style-name="T4">that.</text:span><text:span text:style-name="T5"> </text:span><text:span text:style-name="T4">I</text:span><text:span text:style-name="T5"> </text:span><text:span text:style-name="T4">guess</text:span><text:span text:style-name="T5"> </text:span><text:span text:style-name="T4">a</text:span><text:span text:style-name="T5"> </text:span><text:span text:style-name="T4">flying</text:span><text:span text:style-name="T5"> </text:span><text:span text:style-name="T4">ship</text:span><text:span text:style-name="T5">’</text:span><text:span text:style-name="T4">s</text:span><text:span text:style-name="T5"> </text:span><text:span text:style-name="T4">not</text:span><text:span text:style-name="T5"> </text:span><text:span text:style-name="T4">that</text:span><text:span text:style-name="T5"> </text:span><text:span text:style-name="T4">weird,</text:span><text:span text:style-name="T5">” </text:span><text:span text:style-name="T4">she</text:span><text:span text:style-name="T5"> </text:span><text:span text:style-name="T4">said</text:span><text:span text:style-name="T5"> </text:span><text:span text:style-name="T4">and</text:span><text:span text:style-name="T5"> </text:span><text:span text:style-name="T4">fell</text:span><text:span text:style-name="T5"> </text:span><text:span text:style-name="T4">in</text:span><text:span text:style-name="T5"> </text:span><text:span text:style-name="T4">line,</text:span><text:span text:style-name="T5"> </text:span><text:span text:style-name="T4">Ned</text:span><text:span text:style-name="T5"> </text:span><text:span text:style-name="T4">and</text:span><text:span text:style-name="T5"> </text:span><text:span text:style-name="T4">Winceham</text:span><text:span text:style-name="T5"> </text:span><text:span text:style-name="T4">close</text:span><text:span text:style-name="T5"> </text:span><text:span text:style-name="T4">behind</text:span><text:span text:style-name="T5"> </text:span><text:span text:style-name="T4">them.</text:span></text:p>
      <text:p text:style-name="P2">Clouds<text:span text:style-name="T1"> </text:span>were<text:span text:style-name="T1"> </text:span>gathering.<text:span text:style-name="T1"> </text:span>It<text:span text:style-name="T1"> </text:span>was<text:span text:style-name="T1"> </text:span>a<text:span text:style-name="T1"> </text:span>hazy<text:span text:style-name="T1"> </text:span>mor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09:41:02.05</meta:creation-date>
    <meta:document-statistic meta:table-count="0" meta:image-count="0" meta:object-count="0" meta:page-count="43" meta:paragraph-count="623" meta:word-count="18525" meta:character-count="104160" meta:non-whitespace-character-count="86258"/>
    <dc:date>2012-11-21T09:41:34.15</dc:date>
    <meta:editing-duration>PT32S</meta:editing-duration>
    <meta:editing-cycles>1</meta:editing-cycles>
    <meta:generator>LibreOffice/3.4$Win32 LibreOffice_project/340m1$Build-402</meta:generator>
  </office:meta>
</office:document-meta>
</file>